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5.91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07.21pt"/>
    </style:style>
    <style:style style:name="co6" style:family="table-column">
      <style:table-column-properties fo:break-before="auto" style:column-width="75.4pt"/>
    </style:style>
    <style:style style:name="co7" style:family="table-column">
      <style:table-column-properties fo:break-before="auto" style:column-width="115.91pt"/>
    </style:style>
    <style:style style:name="co8" style:family="table-column">
      <style:table-column-properties fo:break-before="auto" style:column-width="59.5pt"/>
    </style:style>
    <style:style style:name="co9" style:family="table-column">
      <style:table-column-properties fo:break-before="auto" style:column-width="144.45pt"/>
    </style:style>
    <style:style style:name="co10" style:family="table-column">
      <style:table-column-properties fo:break-before="auto" style:column-width="119.06pt"/>
    </style:style>
    <style:style style:name="co11" style:family="table-column">
      <style:table-column-properties fo:break-before="auto" style:column-width="227.06pt"/>
    </style:style>
    <style:style style:name="co12" style:family="table-column">
      <style:table-column-properties fo:break-before="auto" style:column-width="469.84pt"/>
    </style:style>
    <style:style style:name="co13" style:family="table-column">
      <style:table-column-properties fo:break-before="auto" style:column-width="297.64pt"/>
    </style:style>
    <style:style style:name="co14" style:family="table-column">
      <style:table-column-properties fo:break-before="auto" style:column-width="449.26pt"/>
    </style:style>
    <style:style style:name="co15" style:family="table-column">
      <style:table-column-properties fo:break-before="auto" style:column-width="224.59pt"/>
    </style:style>
    <style:style style:name="co16" style:family="table-column">
      <style:table-column-properties fo:break-before="auto" style:column-width="442.86pt"/>
    </style:style>
    <style:style style:name="co17" style:family="table-column">
      <style:table-column-properties fo:break-before="auto" style:column-width="265.89pt"/>
    </style:style>
    <style:style style:name="co18" style:family="table-column">
      <style:table-column-properties fo:break-before="auto" style:column-width="80.16pt"/>
    </style:style>
    <style:style style:name="co19" style:family="table-column">
      <style:table-column-properties fo:break-before="auto" style:column-width="214.3pt"/>
    </style:style>
    <style:style style:name="co20" style:family="table-column">
      <style:table-column-properties fo:break-before="auto" style:column-width="100.74pt"/>
    </style:style>
    <style:style style:name="co21" style:family="table-column">
      <style:table-column-properties fo:break-before="auto" style:column-width="10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ALD_20_Train_20_-_20_not_20_solved">
      <style:table-properties table:display="true" style:writing-mode="lr-tb"/>
    </style:style>
    <style:style style:name="ce1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a2f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a2f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ALD Train - not solv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1002" table:default-cell-style-name="Default"/>
        <table:table-row table:style-name="ro1">
          <table:table-cell table:style-name="ce1" office:value-type="string" calcext:value-type="string">
            <text:p>LemonEntry</text:p>
          </table:table-cell>
          <table:table-cell table:style-name="ce10" office:value-type="string" calcext:value-type="string">
            <text:p>partOfSpeech</text:p>
          </table:table-cell>
          <table:table-cell table:style-name="ce10" office:value-type="string" calcext:value-type="string">
            <text:p>writtenForm (singular)</text:p>
          </table:table-cell>
          <table:table-cell table:style-name="ce1" office:value-type="string" calcext:value-type="string">
            <text:p>writtenForm (plural)</text:p>
          </table:table-cell>
          <table:table-cell table:style-name="ce1" office:value-type="string" calcext:value-type="string">
            <text:p>preposition</text:p>
          </table:table-cell>
          <table:table-cell table:style-name="ce1" office:value-type="string" calcext:value-type="string">
            <text:p>SyntacticFrame</text:p>
          </table:table-cell>
          <table:table-cell table:style-name="ce1" office:value-type="string" calcext:value-type="string">
            <text:p>copulativeArg</text:p>
          </table:table-cell>
          <table:table-cell table:style-name="ce10" office:value-type="string" calcext:value-type="string">
            <text:p>prepositionalAdjunct</text:p>
          </table:table-cell>
          <table:table-cell table:style-name="ce30" office:value-type="string" calcext:value-type="string">
            <text:p>sense</text:p>
          </table:table-cell>
          <table:table-cell table:style-name="ce1" office:value-type="string" calcext:value-type="string">
            <text:p>reference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range</text:p>
          </table:table-cell>
          <table:table-cell table:style-name="ce47" office:value-type="string" calcext:value-type="string">
            <text:p>GrammarRule1:question1</text:p>
          </table:table-cell>
          <table:table-cell table:style-name="ce47" office:value-type="string" calcext:value-type="string">
            <text:p>SPARQL</text:p>
          </table:table-cell>
          <table:table-cell table:style-name="ce47" office:value-type="string" calcext:value-type="string">
            <text:p>GrammarRule1: question2</text:p>
          </table:table-cell>
          <table:table-cell table:style-name="ce47" office:value-type="string" calcext:value-type="string">
            <text:p>SPARQL Question 2</text:p>
          </table:table-cell>
          <table:table-cell table:style-name="ce47" office:value-type="string" calcext:value-type="string">
            <text:p>GrammarRule 1: questions</text:p>
          </table:table-cell>
          <table:table-cell table:style-name="ce47" office:value-type="string" calcext:value-type="string">
            <text:p>SPARQL </text:p>
          </table:table-cell>
          <table:table-cell table:style-name="ce47" office:value-type="string" calcext:value-type="string">
            <text:p>NP (Grammar Rule 2)</text:p>
          </table:table-cell>
          <table:table-cell table:style-name="ce60"/>
          <table:table-cell table:style-name="ce47" office:value-type="string" calcext:value-type="string">
            <text:p>grammar rules</text:p>
          </table:table-cell>
          <table:table-cell table:style-name="ce47" office:value-type="string" calcext:value-type="string">
            <text:p>numberOfQuestions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irthPlace_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birth plac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birthPlace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Place</text:p>
          </table:table-cell>
          <table:table-cell table:style-name="ce11" table:formula="of:=ifs(AND([.G2]=&quot;domain&quot;;[.H2]=&quot;range&quot;); CONCATENATE(&quot;What ( &quot;;[.K2];&quot;,X) is the &quot;;[.C2];&quot;/&quot;;[.D2]; &quot; &quot;;[.E2];&quot; (&quot;;[.L2];&quot;,Y)? &quot;);AND([.G2]=&quot;range&quot;;[.H2]=&quot;domain&quot;);CONCATENATE(&quot;What (&quot;;[.L2];&quot;, X) is the &quot;;[.C2];&quot;/&quot;;[.D2]; &quot; &quot;;[.E2];&quot; (&quot;;[.K2];&quot;,Y?) &quot;))" office:value-type="string" office:string-value="" calcext:value-type="error">
            <text:p>#NAME?</text:p>
          </table:table-cell>
          <table:table-cell table:style-name="ce11" table:formula="of:=ifs(AND([.G2]=&quot;domain&quot;;[.H2]=&quot;range&quot;); CONCATENATE(&quot;SELECT ?X WHERE { ?X &quot;;[.J2];&quot; Y.}&quot;);AND([.G2]=&quot;range&quot;;[.H2]=&quot;domain&quot;);CONCATENATE(&quot;SELECT ?X WHERE { Y &quot;;[.J2];&quot; ?X.}&quot;))" office:value-type="string" office:string-value="" calcext:value-type="error">
            <text:p>#NAME?</text:p>
          </table:table-cell>
          <table:table-cell table:style-name="ce19" table:formula="of:=ifs(AND([.G2]=&quot;domain&quot;;[.H2]=&quot;range&quot;); IF([.K2]=&quot;dbo:Person&quot;;CONCATENATE(&quot;Who ( &quot;;[.K2];&quot;,X) is the &quot;;[.C2]; &quot; &quot;;[.E2];&quot; (&quot;;[.L2];&quot;,Y)? (Y &quot;;[.J2];&quot; X)&quot;));AND([.G2]=&quot;range&quot;;[.H2]=&quot;domain&quot;);IF([.L2]=&quot;dbo:Person&quot;;CONCATENATE(&quot;Who (&quot;;[.L2];&quot;, X) is the &quot;;[.C2]; &quot; &quot;;[.E2];&quot; (&quot;;[.K2];&quot;,Y?) (X &quot;;[.J2];&quot; Y)&quot;)))" office:value-type="string" office:string-value="" calcext:value-type="error">
            <text:p>#NAME?</text:p>
          </table:table-cell>
          <table:table-cell table:style-name="ce19" table:formula="of:=ifs(AND([.G2]=&quot;domain&quot;;[.H2]=&quot;range&quot;); IF([.K2]=&quot;dbo:Person&quot;;CONCATENATE(&quot;SELECT ?X WHERE { ?X &quot;;[.J2];&quot; Y.}&quot;));AND([.G2]=&quot;range&quot;;[.H2]=&quot;domain&quot;); IF([.L2]=&quot;dbo:Person&quot;;CONCATENATE(&quot;SELECT ?X WHERE { Y &quot;;[.J2];&quot; ?X.}&quot;)))" office:value-type="string" office:string-value="" calcext:value-type="error">
            <text:p>#NAME?</text:p>
          </table:table-cell>
          <table:table-cell table:style-name="ce11" table:formula="of:=ifs(AND([.G2]=&quot;domain&quot;;[.H2]=&quot;range&quot;); CONCATENATE(&quot;List the ( &quot;;[.K2];&quot;,X)&quot;;[.D2]; &quot; &quot;;[.E2];&quot; (&quot;;[.L2];&quot;,Y)? &quot;);AND([.G2]=&quot;range&quot;;[.H2]=&quot;domain&quot;);CONCATENATE(&quot;List the (&quot;;[.L2];&quot;, X) &quot;;[.D2]; &quot; &quot;;[.E2];&quot; (&quot;;[.K2];&quot;,Y?) &quot;))" office:value-type="string" office:string-value="" calcext:value-type="error">
            <text:p>#NAME?</text:p>
          </table:table-cell>
          <table:table-cell table:style-name="ce11" table:formula="of:=ifs(AND([.G2]=&quot;domain&quot;;[.H2]=&quot;range&quot;); CONCATENATE(&quot;SELECT ?X WHERE { ?X &quot;;[.J2];&quot; Y.}&quot;);AND([.G2]=&quot;range&quot;;[.H2]=&quot;domain&quot;);CONCATENATE(&quot;SELECT ?X WHERE { Y &quot;;[.J2];&quot; ?X.}&quot;))" office:value-type="string" office:string-value="" calcext:value-type="error">
            <text:p>#NAME?</text:p>
          </table:table-cell>
          <table:table-cell table:style-name="ce57" table:formula="of:=ifs(AND([.G2]=&quot;domain&quot;;[.H2]=&quot;range&quot;); CONCATENATE(&quot;the &quot;;[.C2]; &quot; &quot;;[.E2];&quot; (&quot;;[.L2];&quot;,Y) &quot;);AND([.G2]=&quot;range&quot;;[.H2]=&quot;domain&quot;);CONCATENATE(&quot;the &quot;;[.C2]; &quot; &quot;;[.E2];&quot; (&quot;;[.K2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height_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heigh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height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xsd:double</text:p>
          </table:table-cell>
          <table:table-cell table:style-name="ce11" table:formula="of:=ifs(AND([.G3]=&quot;domain&quot;;[.H3]=&quot;range&quot;); CONCATENATE(&quot;What ( &quot;;[.K3];&quot;,X) is the &quot;;[.C3];&quot;/&quot;;[.D3]; &quot; &quot;;[.E3];&quot; (&quot;;[.L3];&quot;,Y)? &quot;);AND([.G3]=&quot;range&quot;;[.H3]=&quot;domain&quot;);CONCATENATE(&quot;What (&quot;;[.L3];&quot;, X) is the &quot;;[.C3];&quot;/&quot;;[.D3]; &quot; &quot;;[.E3];&quot; (&quot;;[.K3];&quot;,Y?) &quot;))" office:value-type="string" office:string-value="" calcext:value-type="error">
            <text:p>#NAME?</text:p>
          </table:table-cell>
          <table:table-cell table:style-name="ce11" table:formula="of:=ifs(AND([.G3]=&quot;domain&quot;;[.H3]=&quot;range&quot;); CONCATENATE(&quot;SELECT ?X WHERE { ?X &quot;;[.J3];&quot; Y.}&quot;);AND([.G3]=&quot;range&quot;;[.H3]=&quot;domain&quot;);CONCATENATE(&quot;SELECT ?X WHERE { Y &quot;;[.J3];&quot; ?X.}&quot;))" office:value-type="string" office:string-value="" calcext:value-type="error">
            <text:p>#NAME?</text:p>
          </table:table-cell>
          <table:table-cell table:style-name="ce19" table:formula="of:=ifs(AND([.G3]=&quot;domain&quot;;[.H3]=&quot;range&quot;); IF([.K3]=&quot;dbo:Person&quot;;CONCATENATE(&quot;Who ( &quot;;[.K3];&quot;,X) is the &quot;;[.C3]; &quot; &quot;;[.E3];&quot; (&quot;;[.L3];&quot;,Y)? (Y &quot;;[.J3];&quot; X)&quot;));AND([.G3]=&quot;range&quot;;[.H3]=&quot;domain&quot;);IF([.L3]=&quot;dbo:Person&quot;;CONCATENATE(&quot;Who (&quot;;[.L3];&quot;, X) is the &quot;;[.C3]; &quot; &quot;;[.E3];&quot; (&quot;;[.K3];&quot;,Y?) (X &quot;;[.J3];&quot; Y)&quot;)))" office:value-type="string" office:string-value="" calcext:value-type="error">
            <text:p>#NAME?</text:p>
          </table:table-cell>
          <table:table-cell table:style-name="ce19" table:formula="of:=ifs(AND([.G3]=&quot;domain&quot;;[.H3]=&quot;range&quot;); IF([.K3]=&quot;dbo:Person&quot;;CONCATENATE(&quot;SELECT ?X WHERE { ?X &quot;;[.J3];&quot; Y.}&quot;));AND([.G3]=&quot;range&quot;;[.H3]=&quot;domain&quot;); IF([.L3]=&quot;dbo:Person&quot;;CONCATENATE(&quot;SELECT ?X WHERE { Y &quot;;[.J3];&quot; ?X.}&quot;)))" office:value-type="string" office:string-value="" calcext:value-type="error">
            <text:p>#NAME?</text:p>
          </table:table-cell>
          <table:table-cell table:style-name="ce11" table:formula="of:=ifs(AND([.G3]=&quot;domain&quot;;[.H3]=&quot;range&quot;); CONCATENATE(&quot;List the ( &quot;;[.K3];&quot;,X)&quot;;[.D3]; &quot; &quot;;[.E3];&quot; (&quot;;[.L3];&quot;,Y)? &quot;);AND([.G3]=&quot;range&quot;;[.H3]=&quot;domain&quot;);CONCATENATE(&quot;List the (&quot;;[.L3];&quot;, X) &quot;;[.D3]; &quot; &quot;;[.E3];&quot; (&quot;;[.K3];&quot;,Y?) &quot;))" office:value-type="string" office:string-value="" calcext:value-type="error">
            <text:p>#NAME?</text:p>
          </table:table-cell>
          <table:table-cell table:style-name="ce11" table:formula="of:=ifs(AND([.G3]=&quot;domain&quot;;[.H3]=&quot;range&quot;); CONCATENATE(&quot;SELECT ?X WHERE { ?X &quot;;[.J3];&quot; Y.}&quot;);AND([.G3]=&quot;range&quot;;[.H3]=&quot;domain&quot;);CONCATENATE(&quot;SELECT ?X WHERE { Y &quot;;[.J3];&quot; ?X.}&quot;))" office:value-type="string" office:string-value="" calcext:value-type="error">
            <text:p>#NAME?</text:p>
          </table:table-cell>
          <table:table-cell table:style-name="ce57" table:formula="of:=ifs(AND([.G3]=&quot;domain&quot;;[.H3]=&quot;range&quot;); CONCATENATE(&quot;the &quot;;[.C3]; &quot; &quot;;[.E3];&quot; (&quot;;[.L3];&quot;,Y) &quot;);AND([.G3]=&quot;range&quot;;[.H3]=&quot;domain&quot;);CONCATENATE(&quot;the &quot;;[.C3]; &quot; &quot;;[.E3];&quot; (&quot;;[.K3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deathPlace_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death plac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deathPlace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Place</text:p>
          </table:table-cell>
          <table:table-cell table:style-name="ce11" table:formula="of:=ifs(AND([.G4]=&quot;domain&quot;;[.H4]=&quot;range&quot;); CONCATENATE(&quot;What ( &quot;;[.K4];&quot;,X) is the &quot;;[.C4];&quot;/&quot;;[.D4]; &quot; &quot;;[.E4];&quot; (&quot;;[.L4];&quot;,Y)? &quot;);AND([.G4]=&quot;range&quot;;[.H4]=&quot;domain&quot;);CONCATENATE(&quot;What (&quot;;[.L4];&quot;, X) is the &quot;;[.C4];&quot;/&quot;;[.D4]; &quot; &quot;;[.E4];&quot; (&quot;;[.K4];&quot;,Y?) &quot;))" office:value-type="string" office:string-value="" calcext:value-type="error">
            <text:p>#NAME?</text:p>
          </table:table-cell>
          <table:table-cell table:style-name="ce11" table:formula="of:=ifs(AND([.G4]=&quot;domain&quot;;[.H4]=&quot;range&quot;); CONCATENATE(&quot;SELECT ?X WHERE { ?X &quot;;[.J4];&quot; Y.}&quot;);AND([.G4]=&quot;range&quot;;[.H4]=&quot;domain&quot;);CONCATENATE(&quot;SELECT ?X WHERE { Y &quot;;[.J4];&quot; ?X.}&quot;))" office:value-type="string" office:string-value="" calcext:value-type="error">
            <text:p>#NAME?</text:p>
          </table:table-cell>
          <table:table-cell table:style-name="ce19" table:formula="of:=ifs(AND([.G4]=&quot;domain&quot;;[.H4]=&quot;range&quot;); IF([.K4]=&quot;dbo:Person&quot;;CONCATENATE(&quot;Who ( &quot;;[.K4];&quot;,X) is the &quot;;[.C4]; &quot; &quot;;[.E4];&quot; (&quot;;[.L4];&quot;,Y)? (Y &quot;;[.J4];&quot; X)&quot;));AND([.G4]=&quot;range&quot;;[.H4]=&quot;domain&quot;);IF([.L4]=&quot;dbo:Person&quot;;CONCATENATE(&quot;Who (&quot;;[.L4];&quot;, X) is the &quot;;[.C4]; &quot; &quot;;[.E4];&quot; (&quot;;[.K4];&quot;,Y?) (X &quot;;[.J4];&quot; Y)&quot;)))" office:value-type="string" office:string-value="" calcext:value-type="error">
            <text:p>#NAME?</text:p>
          </table:table-cell>
          <table:table-cell table:style-name="ce19" table:formula="of:=ifs(AND([.G4]=&quot;domain&quot;;[.H4]=&quot;range&quot;); IF([.K4]=&quot;dbo:Person&quot;;CONCATENATE(&quot;SELECT ?X WHERE { ?X &quot;;[.J4];&quot; Y.}&quot;));AND([.G4]=&quot;range&quot;;[.H4]=&quot;domain&quot;); IF([.L4]=&quot;dbo:Person&quot;;CONCATENATE(&quot;SELECT ?X WHERE { Y &quot;;[.J4];&quot; ?X.}&quot;)))" office:value-type="string" office:string-value="" calcext:value-type="error">
            <text:p>#NAME?</text:p>
          </table:table-cell>
          <table:table-cell table:style-name="ce11" table:formula="of:=ifs(AND([.G4]=&quot;domain&quot;;[.H4]=&quot;range&quot;); CONCATENATE(&quot;List the ( &quot;;[.K4];&quot;,X)&quot;;[.D4]; &quot; &quot;;[.E4];&quot; (&quot;;[.L4];&quot;,Y)? &quot;);AND([.G4]=&quot;range&quot;;[.H4]=&quot;domain&quot;);CONCATENATE(&quot;List the (&quot;;[.L4];&quot;, X) &quot;;[.D4]; &quot; &quot;;[.E4];&quot; (&quot;;[.K4];&quot;,Y?) &quot;))" office:value-type="string" office:string-value="" calcext:value-type="error">
            <text:p>#NAME?</text:p>
          </table:table-cell>
          <table:table-cell table:style-name="ce11" table:formula="of:=ifs(AND([.G4]=&quot;domain&quot;;[.H4]=&quot;range&quot;); CONCATENATE(&quot;SELECT ?X WHERE { ?X &quot;;[.J4];&quot; Y.}&quot;);AND([.G4]=&quot;range&quot;;[.H4]=&quot;domain&quot;);CONCATENATE(&quot;SELECT ?X WHERE { Y &quot;;[.J4];&quot; ?X.}&quot;))" office:value-type="string" office:string-value="" calcext:value-type="error">
            <text:p>#NAME?</text:p>
          </table:table-cell>
          <table:table-cell table:style-name="ce57" table:formula="of:=ifs(AND([.G4]=&quot;domain&quot;;[.H4]=&quot;range&quot;); CONCATENATE(&quot;the &quot;;[.C4]; &quot; &quot;;[.E4];&quot; (&quot;;[.L4];&quot;,Y) &quot;);AND([.G4]=&quot;range&quot;;[.H4]=&quot;domain&quot;);CONCATENATE(&quot;the &quot;;[.C4]; &quot; &quot;;[.E4];&quot; (&quot;;[.K4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father_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fathe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father</text:p>
          </table:table-cell>
          <table:table-cell table:number-columns-repeated="2" table:style-name="ce11" office:value-type="string" calcext:value-type="string">
            <text:p>dbo:Person</text:p>
          </table:table-cell>
          <table:table-cell table:style-name="ce11" table:formula="of:=ifs(AND([.G5]=&quot;domain&quot;;[.H5]=&quot;range&quot;); CONCATENATE(&quot;What ( &quot;;[.K5];&quot;,X) is the &quot;;[.C5];&quot;/&quot;;[.D5]; &quot; &quot;;[.E5];&quot; (&quot;;[.L5];&quot;,Y)? &quot;);AND([.G5]=&quot;range&quot;;[.H5]=&quot;domain&quot;);CONCATENATE(&quot;What (&quot;;[.L5];&quot;, X) is the &quot;;[.C5];&quot;/&quot;;[.D5]; &quot; &quot;;[.E5];&quot; (&quot;;[.K5];&quot;,Y?) &quot;))" office:value-type="string" office:string-value="" calcext:value-type="error">
            <text:p>#NAME?</text:p>
          </table:table-cell>
          <table:table-cell table:style-name="ce11" table:formula="of:=ifs(AND([.G5]=&quot;domain&quot;;[.H5]=&quot;range&quot;); CONCATENATE(&quot;SELECT ?X WHERE { ?X &quot;;[.J5];&quot; Y.}&quot;);AND([.G5]=&quot;range&quot;;[.H5]=&quot;domain&quot;);CONCATENATE(&quot;SELECT ?X WHERE { Y &quot;;[.J5];&quot; ?X.}&quot;))" office:value-type="string" office:string-value="" calcext:value-type="error">
            <text:p>#NAME?</text:p>
          </table:table-cell>
          <table:table-cell table:style-name="ce11" table:formula="of:=ifs(AND([.G5]=&quot;domain&quot;;[.H5]=&quot;range&quot;); IF([.K5]=&quot;dbo:Person&quot;;CONCATENATE(&quot;Who ( &quot;;[.K5];&quot;,X) is the &quot;;[.C5]; &quot; &quot;;[.E5];&quot; (&quot;;[.L5];&quot;,Y)? (Y &quot;;[.J5];&quot; X)&quot;));AND([.G5]=&quot;range&quot;;[.H5]=&quot;domain&quot;);IF([.L5]=&quot;dbo:Person&quot;;CONCATENATE(&quot;Who (&quot;;[.L5];&quot;, X) is the &quot;;[.C5]; &quot; &quot;;[.E5];&quot; (&quot;;[.K5];&quot;,Y?) (X &quot;;[.J5];&quot; Y)&quot;)))" office:value-type="string" office:string-value="" calcext:value-type="error">
            <text:p>#NAME?</text:p>
          </table:table-cell>
          <table:table-cell table:style-name="ce11" table:formula="of:=ifs(AND([.G5]=&quot;domain&quot;;[.H5]=&quot;range&quot;); IF([.K5]=&quot;dbo:Person&quot;;CONCATENATE(&quot;SELECT ?X WHERE { ?X &quot;;[.J5];&quot; Y.}&quot;));AND([.G5]=&quot;range&quot;;[.H5]=&quot;domain&quot;); IF([.L5]=&quot;dbo:Person&quot;;CONCATENATE(&quot;SELECT ?X WHERE { Y &quot;;[.J5];&quot; ?X.}&quot;)))" office:value-type="string" office:string-value="" calcext:value-type="error">
            <text:p>#NAME?</text:p>
          </table:table-cell>
          <table:table-cell table:style-name="ce11" table:formula="of:=ifs(AND([.G5]=&quot;domain&quot;;[.H5]=&quot;range&quot;); CONCATENATE(&quot;List the ( &quot;;[.K5];&quot;,X)&quot;;[.D5]; &quot; &quot;;[.E5];&quot; (&quot;;[.L5];&quot;,Y)? &quot;);AND([.G5]=&quot;range&quot;;[.H5]=&quot;domain&quot;);CONCATENATE(&quot;List the (&quot;;[.L5];&quot;, X) &quot;;[.D5]; &quot; &quot;;[.E5];&quot; (&quot;;[.K5];&quot;,Y?) &quot;))" office:value-type="string" office:string-value="" calcext:value-type="error">
            <text:p>#NAME?</text:p>
          </table:table-cell>
          <table:table-cell table:style-name="ce11" table:formula="of:=ifs(AND([.G5]=&quot;domain&quot;;[.H5]=&quot;range&quot;); CONCATENATE(&quot;SELECT ?X WHERE { ?X &quot;;[.J5];&quot; Y.}&quot;);AND([.G5]=&quot;range&quot;;[.H5]=&quot;domain&quot;);CONCATENATE(&quot;SELECT ?X WHERE { Y &quot;;[.J5];&quot; ?X.}&quot;))" office:value-type="string" office:string-value="" calcext:value-type="error">
            <text:p>#NAME?</text:p>
          </table:table-cell>
          <table:table-cell table:style-name="ce57" table:formula="of:=ifs(AND([.G5]=&quot;domain&quot;;[.H5]=&quot;range&quot;); CONCATENATE(&quot;the &quot;;[.C5]; &quot; &quot;;[.E5];&quot; (&quot;;[.L5];&quot;,Y) &quot;);AND([.G5]=&quot;range&quot;;[.H5]=&quot;domain&quot;);CONCATENATE(&quot;the &quot;;[.C5]; &quot; &quot;;[.E5];&quot; (&quot;;[.K5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successor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succes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successor</text:p>
          </table:table-cell>
          <table:table-cell table:number-columns-repeated="2" table:style-name="ce11" office:value-type="string" calcext:value-type="string">
            <text:p>dbo:Person</text:p>
          </table:table-cell>
          <table:table-cell table:style-name="ce13" table:formula="of:=ifs(AND([.G6]=&quot;domain&quot;;[.H6]=&quot;range&quot;); CONCATENATE(&quot;What ( &quot;;[.K6];&quot;,X) is the &quot;;[.C6];&quot;/&quot;;[.D6]; &quot; &quot;;[.E6];&quot; (&quot;;[.L6];&quot;,Y)? &quot;);AND([.G6]=&quot;range&quot;;[.H6]=&quot;domain&quot;);CONCATENATE(&quot;What (&quot;;[.L6];&quot;, X) is the &quot;;[.C6];&quot;/&quot;;[.D6]; &quot; &quot;;[.E6];&quot; (&quot;;[.K6];&quot;,Y?) &quot;))" office:value-type="string" office:string-value="" calcext:value-type="error">
            <text:p>#NAME?</text:p>
          </table:table-cell>
          <table:table-cell table:style-name="ce11" table:formula="of:=ifs(AND([.G6]=&quot;domain&quot;;[.H6]=&quot;range&quot;); CONCATENATE(&quot;SELECT ?X WHERE { ?X &quot;;[.J6];&quot; Y.}&quot;);AND([.G6]=&quot;range&quot;;[.H6]=&quot;domain&quot;);CONCATENATE(&quot;SELECT ?X WHERE { Y &quot;;[.J6];&quot; ?X.}&quot;))" office:value-type="string" office:string-value="" calcext:value-type="error">
            <text:p>#NAME?</text:p>
          </table:table-cell>
          <table:table-cell table:style-name="ce13" table:formula="of:=ifs(AND([.G6]=&quot;domain&quot;;[.H6]=&quot;range&quot;); IF([.K6]=&quot;dbo:Person&quot;;CONCATENATE(&quot;Which person, Who ( &quot;;[.K6];&quot;,X) is,was the &quot;;[.C6]; &quot; &quot;;[.E6];&quot; (&quot;;[.L6];&quot;,Y)? (Y &quot;;[.J6];&quot; X)&quot;));AND([.G6]=&quot;range&quot;;[.H6]=&quot;domain&quot;);IF([.L6]=&quot;dbo:Person&quot;;CONCATENATE(&quot;Which person,Who (&quot;;[.L6];&quot;, X) is,was the &quot;;[.C6]; &quot; &quot;;[.E6];&quot; (&quot;;[.K6];&quot;,Y?) (X &quot;;[.J6];&quot; Y)&quot;)))" office:value-type="string" office:string-value="" calcext:value-type="error">
            <text:p>#NAME?</text:p>
          </table:table-cell>
          <table:table-cell table:style-name="ce13" table:formula="of:=ifs(AND([.G6]=&quot;domain&quot;;[.H6]=&quot;range&quot;); IF([.K6]=&quot;dbo:Person&quot;;CONCATENATE(&quot;SELECT ?X WHERE { ?X &quot;;[.J6];&quot; Y.}&quot;));AND([.G6]=&quot;range&quot;;[.H6]=&quot;domain&quot;); IF([.L6]=&quot;dbo:Person&quot;;CONCATENATE(&quot;SELECT ?X WHERE { Y &quot;;[.J6];&quot; ?X.}&quot;)))" office:value-type="string" office:string-value="" calcext:value-type="error">
            <text:p>#NAME?</text:p>
          </table:table-cell>
          <table:table-cell table:style-name="ce11" table:formula="of:=ifs(AND([.G6]=&quot;domain&quot;;[.H6]=&quot;range&quot;); CONCATENATE(&quot;List the ( &quot;;[.K6];&quot;,X)&quot;;[.D6]; &quot; &quot;;[.E6];&quot; (&quot;;[.L6];&quot;,Y)? &quot;);AND([.G6]=&quot;range&quot;;[.H6]=&quot;domain&quot;);CONCATENATE(&quot;List the (&quot;;[.L6];&quot;, X) &quot;;[.D6]; &quot; &quot;;[.E6];&quot; (&quot;;[.K6];&quot;,Y?) &quot;))" office:value-type="string" office:string-value="" calcext:value-type="error">
            <text:p>#NAME?</text:p>
          </table:table-cell>
          <table:table-cell table:style-name="ce11" table:formula="of:=ifs(AND([.G6]=&quot;domain&quot;;[.H6]=&quot;range&quot;); CONCATENATE(&quot;SELECT ?X WHERE { ?X &quot;;[.J6];&quot; Y.}&quot;);AND([.G6]=&quot;range&quot;;[.H6]=&quot;domain&quot;);CONCATENATE(&quot;SELECT ?X WHERE { Y &quot;;[.J6];&quot; ?X.}&quot;))" office:value-type="string" office:string-value="" calcext:value-type="error">
            <text:p>#NAME?</text:p>
          </table:table-cell>
          <table:table-cell table:style-name="ce57" table:formula="of:=ifs(AND([.G6]=&quot;domain&quot;;[.H6]=&quot;range&quot;); CONCATENATE(&quot;the &quot;;[.C6]; &quot; &quot;;[.E6];&quot; (&quot;;[.L6];&quot;,Y) &quot;);AND([.G6]=&quot;range&quot;;[.H6]=&quot;domain&quot;);CONCATENATE(&quot;the &quot;;[.C6]; &quot; &quot;;[.E6];&quot; (&quot;;[.K6];&quot;,Y) &quot;))" office:value-type="string" office:string-value="" calcext:value-type="error">
            <text:p>#NAME?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residenc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residence</text:p>
          </table:table-cell>
          <table:table-cell table:style-name="ce12" office:value-type="string" calcext:value-type="string">
            <text:p>residence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residence</text:p>
          </table:table-cell>
          <table:table-cell table:style-name="ce11" office:value-type="string" calcext:value-type="string">
            <text:p>dbo:Place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7]=&quot;domain&quot;;[.H7]=&quot;range&quot;); CONCATENATE(&quot;SELECT ?X WHERE { ?X &quot;;[.J7];&quot; Y.}&quot;);AND([.G7]=&quot;range&quot;;[.H7]=&quot;domain&quot;);CONCATENATE(&quot;SELECT ?X WHERE { Y &quot;;[.J7];&quot; ?X.}&quot;))" office:value-type="string" office:string-value="" calcext:value-type="error">
            <text:p>#NAME?</text:p>
          </table:table-cell>
          <table:table-cell table:style-name="ce11" table:formula="of:=ifs(AND([.G7]=&quot;domain&quot;;[.H7]=&quot;range&quot;); IF([.K7]=&quot;dbo:Person&quot;;CONCATENATE(&quot;Which person, Who ( &quot;;[.K7];&quot;,X) is,was the &quot;;[.C7]; &quot; &quot;;[.E7];&quot; (&quot;;[.L7];&quot;,Y)? (Y &quot;;[.J7];&quot; X)&quot;));AND([.G7]=&quot;range&quot;;[.H7]=&quot;domain&quot;);IF([.L7]=&quot;dbo:Person&quot;;CONCATENATE(&quot;Which person,Who (&quot;;[.L7];&quot;, X) is,was the &quot;;[.C7]; &quot; &quot;;[.E7];&quot; (&quot;;[.K7];&quot;,Y?) (X &quot;;[.J7];&quot; Y)&quot;)))" office:value-type="string" office:string-value="" calcext:value-type="error">
            <text:p>#NAME?</text:p>
          </table:table-cell>
          <table:table-cell table:style-name="ce11" table:formula="of:=ifs(AND([.G7]=&quot;domain&quot;;[.H7]=&quot;range&quot;); IF([.K7]=&quot;dbo:Person&quot;;CONCATENATE(&quot;SELECT ?X WHERE { ?X &quot;;[.J7];&quot; Y.}&quot;));AND([.G7]=&quot;range&quot;;[.H7]=&quot;domain&quot;); IF([.L7]=&quot;dbo:Person&quot;;CONCATENATE(&quot;SELECT ?X WHERE { Y &quot;;[.J7];&quot; ?X.}&quot;)))" office:value-type="string" office:string-value="" calcext:value-type="error">
            <text:p>#NAME?</text:p>
          </table:table-cell>
          <table:table-cell table:style-name="ce11" table:formula="of:=ifs(AND([.G7]=&quot;domain&quot;;[.H7]=&quot;range&quot;); CONCATENATE(&quot;List the ( &quot;;[.K7];&quot;,X)&quot;;[.D7]; &quot; &quot;;[.E7];&quot; (&quot;;[.L7];&quot;,Y)? &quot;);AND([.G7]=&quot;range&quot;;[.H7]=&quot;domain&quot;);CONCATENATE(&quot;List the (&quot;;[.L7];&quot;, X) &quot;;[.D7]; &quot; &quot;;[.E7];&quot; (&quot;;[.K7];&quot;,Y?) &quot;))" office:value-type="string" office:string-value="" calcext:value-type="error">
            <text:p>#NAME?</text:p>
          </table:table-cell>
          <table:table-cell table:style-name="ce11" table:formula="of:=ifs(AND([.G7]=&quot;domain&quot;;[.H7]=&quot;range&quot;); CONCATENATE(&quot;SELECT ?X WHERE { ?X &quot;;[.J7];&quot; Y.}&quot;);AND([.G7]=&quot;range&quot;;[.H7]=&quot;domain&quot;);CONCATENATE(&quot;SELECT ?X WHERE { Y &quot;;[.J7];&quot; ?X.}&quot;))" office:value-type="string" office:string-value="" calcext:value-type="error">
            <text:p>#NAME?</text:p>
          </table:table-cell>
          <table:table-cell table:style-name="ce57" table:formula="of:=ifs(AND([.G7]=&quot;domain&quot;;[.H7]=&quot;range&quot;); CONCATENATE(&quot;the &quot;;[.C7]; &quot; &quot;;[.E7];&quot; (&quot;;[.L7];&quot;,Y) &quot;);AND([.G7]=&quot;range&quot;;[.H7]=&quot;domain&quot;);CONCATENATE(&quot;the &quot;;[.C7]; &quot; &quot;;[.E7];&quot; (&quot;;[.K7];&quot;,Y) &quot;))" office:value-type="string" office:string-value="" calcext:value-type="error">
            <text:p>#NAME?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partner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partner</text:p>
          </table:table-cell>
          <table:table-cell table:style-name="ce12" office:value-type="string" calcext:value-type="string">
            <text:p>partner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partner</text:p>
          </table:table-cell>
          <table:table-cell table:number-columns-repeated="2"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8]=&quot;domain&quot;;[.H8]=&quot;range&quot;); CONCATENATE(&quot;SELECT ?X WHERE { ?X &quot;;[.J8];&quot; Y.}&quot;);AND([.G8]=&quot;range&quot;;[.H8]=&quot;domain&quot;);CONCATENATE(&quot;SELECT ?X WHERE { Y &quot;;[.J8];&quot; ?X.}&quot;))" office:value-type="string" office:string-value="" calcext:value-type="error">
            <text:p>#NAME?</text:p>
          </table:table-cell>
          <table:table-cell table:style-name="ce11" table:formula="of:=ifs(AND([.G8]=&quot;domain&quot;;[.H8]=&quot;range&quot;); IF([.K8]=&quot;dbo:Person&quot;;CONCATENATE(&quot;Which person, Who ( &quot;;[.K8];&quot;,X) is,was the &quot;;[.C8]; &quot; &quot;;[.E8];&quot; (&quot;;[.L8];&quot;,Y)? (Y &quot;;[.J8];&quot; X)&quot;));AND([.G8]=&quot;range&quot;;[.H8]=&quot;domain&quot;);IF([.L8]=&quot;dbo:Person&quot;;CONCATENATE(&quot;Which person,Who (&quot;;[.L8];&quot;, X) is,was the &quot;;[.C8]; &quot; &quot;;[.E8];&quot; (&quot;;[.K8];&quot;,Y?) (X &quot;;[.J8];&quot; Y)&quot;)))" office:value-type="string" office:string-value="" calcext:value-type="error">
            <text:p>#NAME?</text:p>
          </table:table-cell>
          <table:table-cell table:style-name="ce11" table:formula="of:=ifs(AND([.G8]=&quot;domain&quot;;[.H8]=&quot;range&quot;); IF([.K8]=&quot;dbo:Person&quot;;CONCATENATE(&quot;SELECT ?X WHERE { ?X &quot;;[.J8];&quot; Y.}&quot;));AND([.G8]=&quot;range&quot;;[.H8]=&quot;domain&quot;); IF([.L8]=&quot;dbo:Person&quot;;CONCATENATE(&quot;SELECT ?X WHERE { Y &quot;;[.J8];&quot; ?X.}&quot;)))" office:value-type="string" office:string-value="" calcext:value-type="error">
            <text:p>#NAME?</text:p>
          </table:table-cell>
          <table:table-cell table:style-name="ce11" table:formula="of:=ifs(AND([.G8]=&quot;domain&quot;;[.H8]=&quot;range&quot;); CONCATENATE(&quot;List the ( &quot;;[.K8];&quot;,X)&quot;;[.D8]; &quot; &quot;;[.E8];&quot; (&quot;;[.L8];&quot;,Y)? &quot;);AND([.G8]=&quot;range&quot;;[.H8]=&quot;domain&quot;);CONCATENATE(&quot;List the (&quot;;[.L8];&quot;, X) &quot;;[.D8]; &quot; &quot;;[.E8];&quot; (&quot;;[.K8];&quot;,Y?) &quot;))" office:value-type="string" office:string-value="" calcext:value-type="error">
            <text:p>#NAME?</text:p>
          </table:table-cell>
          <table:table-cell table:style-name="ce11" table:formula="of:=ifs(AND([.G8]=&quot;domain&quot;;[.H8]=&quot;range&quot;); CONCATENATE(&quot;SELECT ?X WHERE { ?X &quot;;[.J8];&quot; Y.}&quot;);AND([.G8]=&quot;range&quot;;[.H8]=&quot;domain&quot;);CONCATENATE(&quot;SELECT ?X WHERE { Y &quot;;[.J8];&quot; ?X.}&quot;))" office:value-type="string" office:string-value="" calcext:value-type="error">
            <text:p>#NAME?</text:p>
          </table:table-cell>
          <table:table-cell table:style-name="ce57" table:formula="of:=ifs(AND([.G8]=&quot;domain&quot;;[.H8]=&quot;range&quot;); CONCATENATE(&quot;the &quot;;[.C8]; &quot; &quot;;[.E8];&quot; (&quot;;[.L8];&quot;,Y) &quot;);AND([.G8]=&quot;range&quot;;[.H8]=&quot;domain&quot;);CONCATENATE(&quot;the &quot;;[.C8]; &quot; &quot;;[.E8];&quot; (&quot;;[.K8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spouse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spouse</text:p>
          </table:table-cell>
          <table:table-cell table:style-name="ce11" office:value-type="string" calcext:value-type="string">
            <text:p>spouse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spouse</text:p>
          </table:table-cell>
          <table:table-cell table:number-columns-repeated="2"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9]=&quot;domain&quot;;[.H9]=&quot;range&quot;); CONCATENATE(&quot;SELECT ?X WHERE { ?X &quot;;[.J9];&quot; Y.}&quot;);AND([.G9]=&quot;range&quot;;[.H9]=&quot;domain&quot;);CONCATENATE(&quot;SELECT ?X WHERE { Y &quot;;[.J9];&quot; ?X.}&quot;))" office:value-type="string" office:string-value="" calcext:value-type="error">
            <text:p>#NAME?</text:p>
          </table:table-cell>
          <table:table-cell table:style-name="ce11" table:formula="of:=ifs(AND([.G9]=&quot;domain&quot;;[.H9]=&quot;range&quot;); IF([.K9]=&quot;dbo:Person&quot;;CONCATENATE(&quot;Which person, Who ( &quot;;[.K9];&quot;,X) is,was the &quot;;[.C9]; &quot; &quot;;[.E9];&quot; (&quot;;[.L9];&quot;,Y)? (Y &quot;;[.J9];&quot; X)&quot;));AND([.G9]=&quot;range&quot;;[.H9]=&quot;domain&quot;);IF([.L9]=&quot;dbo:Person&quot;;CONCATENATE(&quot;Which person,Who (&quot;;[.L9];&quot;, X) is,was the &quot;;[.C9]; &quot; &quot;;[.E9];&quot; (&quot;;[.K9];&quot;,Y?) (X &quot;;[.J9];&quot; Y)&quot;)))" office:value-type="string" office:string-value="" calcext:value-type="error">
            <text:p>#NAME?</text:p>
          </table:table-cell>
          <table:table-cell table:style-name="ce11" table:formula="of:=ifs(AND([.G9]=&quot;domain&quot;;[.H9]=&quot;range&quot;); IF([.K9]=&quot;dbo:Person&quot;;CONCATENATE(&quot;SELECT ?X WHERE { ?X &quot;;[.J9];&quot; Y.}&quot;));AND([.G9]=&quot;range&quot;;[.H9]=&quot;domain&quot;); IF([.L9]=&quot;dbo:Person&quot;;CONCATENATE(&quot;SELECT ?X WHERE { Y &quot;;[.J9];&quot; ?X.}&quot;)))" office:value-type="string" office:string-value="" calcext:value-type="error">
            <text:p>#NAME?</text:p>
          </table:table-cell>
          <table:table-cell table:style-name="ce11" table:formula="of:=ifs(AND([.G9]=&quot;domain&quot;;[.H9]=&quot;range&quot;); CONCATENATE(&quot;List the ( &quot;;[.K9];&quot;,X)&quot;;[.D9]; &quot; &quot;;[.E9];&quot; (&quot;;[.L9];&quot;,Y)? &quot;);AND([.G9]=&quot;range&quot;;[.H9]=&quot;domain&quot;);CONCATENATE(&quot;List the (&quot;;[.L9];&quot;, X) &quot;;[.D9]; &quot; &quot;;[.E9];&quot; (&quot;;[.K9];&quot;,Y?) &quot;))" office:value-type="string" office:string-value="" calcext:value-type="error">
            <text:p>#NAME?</text:p>
          </table:table-cell>
          <table:table-cell table:style-name="ce11" table:formula="of:=ifs(AND([.G9]=&quot;domain&quot;;[.H9]=&quot;range&quot;); CONCATENATE(&quot;SELECT ?X WHERE { ?X &quot;;[.J9];&quot; Y.}&quot;);AND([.G9]=&quot;range&quot;;[.H9]=&quot;domain&quot;);CONCATENATE(&quot;SELECT ?X WHERE { Y &quot;;[.J9];&quot; ?X.}&quot;))" office:value-type="string" office:string-value="" calcext:value-type="error">
            <text:p>#NAME?</text:p>
          </table:table-cell>
          <table:table-cell table:style-name="ce57" table:formula="of:=ifs(AND([.G9]=&quot;domain&quot;;[.H9]=&quot;range&quot;); CONCATENATE(&quot;the &quot;;[.C9]; &quot; &quot;;[.E9];&quot; (&quot;;[.L9];&quot;,Y) &quot;);AND([.G9]=&quot;range&quot;;[.H9]=&quot;domain&quot;);CONCATENATE(&quot;the &quot;;[.C9]; &quot; &quot;;[.E9];&quot; (&quot;;[.K9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birthDate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birth date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birthDate</text:p>
          </table:table-cell>
          <table:table-cell table:style-name="ce11" office:value-type="string" calcext:value-type="string">
            <text:p>dbo:Person</text:p>
          </table:table-cell>
          <table:table-cell table:style-name="ce42" office:value-type="string" calcext:value-type="string">
            <text:p><text:a xlink:href="https://www.w3.org/2001/XMLSchema#date" xlink:type="simple">https://www.w3.org/2001/XMLSchema#date</text:a></text:p>
          </table:table-cell>
          <table:table-cell table:style-name="ce11" table:formula="of:=ifs(AND([.G10]=&quot;domain&quot;;[.H10]=&quot;range&quot;); CONCATENATE(&quot;What ( &quot;;[.K10];&quot;,X) is the &quot;;[.C10];&quot;/&quot;;[.D10]; &quot; &quot;;[.E10];&quot; (&quot;;[.L10];&quot;,Y)? &quot;);AND([.G10]=&quot;range&quot;;[.H10]=&quot;domain&quot;);CONCATENATE(&quot;What (&quot;;[.L10];&quot;, X) is the &quot;;[.C10];&quot;/&quot;;[.D10]; &quot; &quot;;[.E10];&quot; (&quot;;[.K10];&quot;,Y?) &quot;))" office:value-type="string" office:string-value="" calcext:value-type="error">
            <text:p>#NAME?</text:p>
          </table:table-cell>
          <table:table-cell table:style-name="ce11" table:formula="of:=ifs(AND([.G10]=&quot;domain&quot;;[.H10]=&quot;range&quot;); CONCATENATE(&quot;SELECT ?X WHERE { ?X &quot;;[.J10];&quot; Y.}&quot;);AND([.G10]=&quot;range&quot;;[.H10]=&quot;domain&quot;);CONCATENATE(&quot;SELECT ?X WHERE { Y &quot;;[.J10];&quot; ?X.}&quot;))" office:value-type="string" office:string-value="" calcext:value-type="error">
            <text:p>#NAME?</text:p>
          </table:table-cell>
          <table:table-cell table:style-name="ce19" table:formula="of:=ifs(AND([.G10]=&quot;domain&quot;;[.H10]=&quot;range&quot;); IF([.K10]=&quot;dbo:Person&quot;;CONCATENATE(&quot;Who ( &quot;;[.K10];&quot;,X) is the &quot;;[.C10]; &quot; &quot;;[.E10];&quot; (&quot;;[.L10];&quot;,Y)? (Y &quot;;[.J10];&quot; X)&quot;));AND([.G10]=&quot;range&quot;;[.H10]=&quot;domain&quot;);IF([.L10]=&quot;dbo:Person&quot;;CONCATENATE(&quot;Who (&quot;;[.L10];&quot;, X) is the &quot;;[.C10]; &quot; &quot;;[.E10];&quot; (&quot;;[.K10];&quot;,Y?) (X &quot;;[.J10];&quot; Y)&quot;)))" office:value-type="string" office:string-value="" calcext:value-type="error">
            <text:p>#NAME?</text:p>
          </table:table-cell>
          <table:table-cell table:style-name="ce19" table:formula="of:=ifs(AND([.G10]=&quot;domain&quot;;[.H10]=&quot;range&quot;); IF([.K10]=&quot;dbo:Person&quot;;CONCATENATE(&quot;SELECT ?X WHERE { ?X &quot;;[.J10];&quot; Y.}&quot;));AND([.G10]=&quot;range&quot;;[.H10]=&quot;domain&quot;); IF([.L10]=&quot;dbo:Person&quot;;CONCATENATE(&quot;SELECT ?X WHERE { Y &quot;;[.J10];&quot; ?X.}&quot;)))" office:value-type="string" office:string-value="" calcext:value-type="error">
            <text:p>#NAME?</text:p>
          </table:table-cell>
          <table:table-cell table:style-name="ce11" table:formula="of:=ifs(AND([.G10]=&quot;domain&quot;;[.H10]=&quot;range&quot;); CONCATENATE(&quot;List the ( &quot;;[.K10];&quot;,X)&quot;;[.D10]; &quot; &quot;;[.E10];&quot; (&quot;;[.L10];&quot;,Y)? &quot;);AND([.G10]=&quot;range&quot;;[.H10]=&quot;domain&quot;);CONCATENATE(&quot;List the (&quot;;[.L10];&quot;, X) &quot;;[.D10]; &quot; &quot;;[.E10];&quot; (&quot;;[.K10];&quot;,Y?) &quot;))" office:value-type="string" office:string-value="" calcext:value-type="error">
            <text:p>#NAME?</text:p>
          </table:table-cell>
          <table:table-cell table:style-name="ce11" table:formula="of:=ifs(AND([.G10]=&quot;domain&quot;;[.H10]=&quot;range&quot;); CONCATENATE(&quot;SELECT ?X WHERE { ?X &quot;;[.J10];&quot; Y.}&quot;);AND([.G10]=&quot;range&quot;;[.H10]=&quot;domain&quot;);CONCATENATE(&quot;SELECT ?X WHERE { Y &quot;;[.J10];&quot; ?X.}&quot;))" office:value-type="string" office:string-value="" calcext:value-type="error">
            <text:p>#NAME?</text:p>
          </table:table-cell>
          <table:table-cell table:style-name="ce57" table:formula="of:=ifs(AND([.G10]=&quot;domain&quot;;[.H10]=&quot;range&quot;); CONCATENATE(&quot;the &quot;;[.C10]; &quot; &quot;;[.E10];&quot; (&quot;;[.L10];&quot;,Y) &quot;);AND([.G10]=&quot;range&quot;;[.H10]=&quot;domain&quot;);CONCATENATE(&quot;the &quot;;[.C10]; &quot; &quot;;[.E10];&quot; (&quot;;[.K10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education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educatio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education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xsd:string</text:p>
          </table:table-cell>
          <table:table-cell table:style-name="ce13" table:formula="of:=ifs(AND([.G11]=&quot;domain&quot;;[.H11]=&quot;range&quot;); CONCATENATE(&quot;What ( &quot;;[.K11];&quot;,X) is the &quot;;[.C11];&quot;/&quot;;[.D11]; &quot; &quot;;[.E11];&quot; (&quot;;[.L11];&quot;,Y)? &quot;);AND([.G11]=&quot;range&quot;;[.H11]=&quot;domain&quot;);CONCATENATE(&quot;What (&quot;;[.L11];&quot;, X) is the &quot;;[.C11];&quot;/&quot;;[.D11]; &quot; &quot;;[.E11];&quot; (&quot;;[.K11];&quot;,Y?) &quot;))" office:value-type="string" office:string-value="" calcext:value-type="error">
            <text:p>#NAME?</text:p>
          </table:table-cell>
          <table:table-cell table:style-name="ce11" table:formula="of:=ifs(AND([.G11]=&quot;domain&quot;;[.H11]=&quot;range&quot;); CONCATENATE(&quot;SELECT ?X WHERE { ?X &quot;;[.J11];&quot; Y.}&quot;);AND([.G11]=&quot;range&quot;;[.H11]=&quot;domain&quot;);CONCATENATE(&quot;SELECT ?X WHERE { Y &quot;;[.J11];&quot; ?X.}&quot;))" office:value-type="string" office:string-value="" calcext:value-type="error">
            <text:p>#NAME?</text:p>
          </table:table-cell>
          <table:table-cell table:style-name="ce21" table:formula="of:=ifs(AND([.G11]=&quot;domain&quot;;[.H11]=&quot;range&quot;); IF([.K11]=&quot;dbo:Person&quot;;CONCATENATE(&quot;Which person, Who ( &quot;;[.K11];&quot;,X) is,was the &quot;;[.C11]; &quot; &quot;;[.E11];&quot; (&quot;;[.L11];&quot;,Y)? (Y &quot;;[.J11];&quot; X)&quot;));AND([.G11]=&quot;range&quot;;[.H11]=&quot;domain&quot;);IF([.L11]=&quot;dbo:Person&quot;;CONCATENATE(&quot;Which person,Who (&quot;;[.L11];&quot;, X) is,was the &quot;;[.C11]; &quot; &quot;;[.E11];&quot; (&quot;;[.K11];&quot;,Y?) (X &quot;;[.J11];&quot; Y)&quot;)))" office:value-type="string" office:string-value="" calcext:value-type="error">
            <text:p>#NAME?</text:p>
          </table:table-cell>
          <table:table-cell table:style-name="ce21" table:formula="of:=ifs(AND([.G11]=&quot;domain&quot;;[.H11]=&quot;range&quot;); IF([.K11]=&quot;dbo:Person&quot;;CONCATENATE(&quot;SELECT ?X WHERE { ?X &quot;;[.J11];&quot; Y.}&quot;));AND([.G11]=&quot;range&quot;;[.H11]=&quot;domain&quot;); IF([.L11]=&quot;dbo:Person&quot;;CONCATENATE(&quot;SELECT ?X WHERE { Y &quot;;[.J11];&quot; ?X.}&quot;)))" office:value-type="string" office:string-value="" calcext:value-type="error">
            <text:p>#NAME?</text:p>
          </table:table-cell>
          <table:table-cell table:style-name="ce11" table:formula="of:=ifs(AND([.G11]=&quot;domain&quot;;[.H11]=&quot;range&quot;); CONCATENATE(&quot;List the ( &quot;;[.K11];&quot;,X)&quot;;[.D11]; &quot; &quot;;[.E11];&quot; (&quot;;[.L11];&quot;,Y)? &quot;);AND([.G11]=&quot;range&quot;;[.H11]=&quot;domain&quot;);CONCATENATE(&quot;List the (&quot;;[.L11];&quot;, X) &quot;;[.D11]; &quot; &quot;;[.E11];&quot; (&quot;;[.K11];&quot;,Y?) &quot;))" office:value-type="string" office:string-value="" calcext:value-type="error">
            <text:p>#NAME?</text:p>
          </table:table-cell>
          <table:table-cell table:style-name="ce11" table:formula="of:=ifs(AND([.G11]=&quot;domain&quot;;[.H11]=&quot;range&quot;); CONCATENATE(&quot;SELECT ?X WHERE { ?X &quot;;[.J11];&quot; Y.}&quot;);AND([.G11]=&quot;range&quot;;[.H11]=&quot;domain&quot;);CONCATENATE(&quot;SELECT ?X WHERE { Y &quot;;[.J11];&quot; ?X.}&quot;))" office:value-type="string" office:string-value="" calcext:value-type="error">
            <text:p>#NAME?</text:p>
          </table:table-cell>
          <table:table-cell table:style-name="ce57" table:formula="of:=ifs(AND([.G11]=&quot;domain&quot;;[.H11]=&quot;range&quot;); CONCATENATE(&quot;the &quot;;[.C11]; &quot; &quot;;[.E11];&quot; (&quot;;[.L11];&quot;,Y) &quot;);AND([.G11]=&quot;range&quot;;[.H11]=&quot;domain&quot;);CONCATENATE(&quot;the &quot;;[.C11]; &quot; &quot;;[.E11];&quot; (&quot;;[.K11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nationality_of</text:p>
          </table:table-cell>
          <table:table-cell table:style-name="ce12" office:value-type="string" calcext:value-type="string">
            <text:p>noun</text:p>
          </table:table-cell>
          <table:table-cell table:style-name="ce17" office:value-type="string" calcext:value-type="string">
            <text:p>nationality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nationality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Country</text:p>
          </table:table-cell>
          <table:table-cell table:style-name="ce13" table:formula="of:=ifs(AND([.G12]=&quot;domain&quot;;[.H12]=&quot;range&quot;); CONCATENATE(&quot;What ( &quot;;[.K12];&quot;,X) is the &quot;;[.C12];&quot;/&quot;;[.D12]; &quot; &quot;;[.E12];&quot; (&quot;;[.L12];&quot;,Y)? &quot;);AND([.G12]=&quot;range&quot;;[.H12]=&quot;domain&quot;);CONCATENATE(&quot;What (&quot;;[.L12];&quot;, X) is the &quot;;[.C12];&quot;/&quot;;[.D12]; &quot; &quot;;[.E12];&quot; (&quot;;[.K12];&quot;,Y?) &quot;))" office:value-type="string" office:string-value="" calcext:value-type="error">
            <text:p>#NAME?</text:p>
          </table:table-cell>
          <table:table-cell table:style-name="ce11" table:formula="of:=ifs(AND([.G12]=&quot;domain&quot;;[.H12]=&quot;range&quot;); CONCATENATE(&quot;SELECT ?X WHERE { ?X &quot;;[.J12];&quot; Y.}&quot;);AND([.G12]=&quot;range&quot;;[.H12]=&quot;domain&quot;);CONCATENATE(&quot;SELECT ?X WHERE { Y &quot;;[.J12];&quot; ?X.}&quot;))" office:value-type="string" office:string-value="" calcext:value-type="error">
            <text:p>#NAME?</text:p>
          </table:table-cell>
          <table:table-cell table:style-name="ce11" table:formula="of:=ifs(AND([.G12]=&quot;domain&quot;;[.H12]=&quot;range&quot;); IF([.K12]=&quot;dbo:Person&quot;;CONCATENATE(&quot;Which person, Who ( &quot;;[.K12];&quot;,X) is,was the &quot;;[.C12]; &quot; &quot;;[.E12];&quot; (&quot;;[.L12];&quot;,Y)? (Y &quot;;[.J12];&quot; X)&quot;));AND([.G12]=&quot;range&quot;;[.H12]=&quot;domain&quot;);IF([.L12]=&quot;dbo:Person&quot;;CONCATENATE(&quot;Which person,Who (&quot;;[.L12];&quot;, X) is,was the &quot;;[.C12]; &quot; &quot;;[.E12];&quot; (&quot;;[.K12];&quot;,Y?) (X &quot;;[.J12];&quot; Y)&quot;)))" office:value-type="string" office:string-value="" calcext:value-type="error">
            <text:p>#NAME?</text:p>
          </table:table-cell>
          <table:table-cell table:style-name="ce21" table:formula="of:=ifs(AND([.G12]=&quot;domain&quot;;[.H12]=&quot;range&quot;); IF([.K12]=&quot;dbo:Person&quot;;CONCATENATE(&quot;SELECT ?X WHERE { ?X &quot;;[.J12];&quot; Y.}&quot;));AND([.G12]=&quot;range&quot;;[.H12]=&quot;domain&quot;); IF([.L12]=&quot;dbo:Person&quot;;CONCATENATE(&quot;SELECT ?X WHERE { Y &quot;;[.J12];&quot; ?X.}&quot;)))" office:value-type="string" office:string-value="" calcext:value-type="error">
            <text:p>#NAME?</text:p>
          </table:table-cell>
          <table:table-cell table:style-name="ce11" table:formula="of:=ifs(AND([.G12]=&quot;domain&quot;;[.H12]=&quot;range&quot;); CONCATENATE(&quot;List the ( &quot;;[.K12];&quot;,X)&quot;;[.D12]; &quot; &quot;;[.E12];&quot; (&quot;;[.L12];&quot;,Y)? &quot;);AND([.G12]=&quot;range&quot;;[.H12]=&quot;domain&quot;);CONCATENATE(&quot;List the (&quot;;[.L12];&quot;, X) &quot;;[.D12]; &quot; &quot;;[.E12];&quot; (&quot;;[.K12];&quot;,Y?) &quot;))" office:value-type="string" office:string-value="" calcext:value-type="error">
            <text:p>#NAME?</text:p>
          </table:table-cell>
          <table:table-cell table:style-name="ce11" table:formula="of:=ifs(AND([.G12]=&quot;domain&quot;;[.H12]=&quot;range&quot;); CONCATENATE(&quot;SELECT ?X WHERE { ?X &quot;;[.J12];&quot; Y.}&quot;);AND([.G12]=&quot;range&quot;;[.H12]=&quot;domain&quot;);CONCATENATE(&quot;SELECT ?X WHERE { Y &quot;;[.J12];&quot; ?X.}&quot;))" office:value-type="string" office:string-value="" calcext:value-type="error">
            <text:p>#NAME?</text:p>
          </table:table-cell>
          <table:table-cell table:style-name="ce57" table:formula="of:=ifs(AND([.G12]=&quot;domain&quot;;[.H12]=&quot;range&quot;); CONCATENATE(&quot;the &quot;;[.C12]; &quot; &quot;;[.E12];&quot; (&quot;;[.L12];&quot;,Y) &quot;);AND([.G12]=&quot;range&quot;;[.H12]=&quot;domain&quot;);CONCATENATE(&quot;the &quot;;[.C12]; &quot; &quot;;[.E12];&quot; (&quot;;[.K12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editor_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editor</text:p>
          </table:table-cell>
          <table:table-cell table:style-name="ce12" office:value-type="string" calcext:value-type="string">
            <text:p>editor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editor</text:p>
          </table:table-cell>
          <table:table-cell table:style-name="ce11" office:value-type="string" calcext:value-type="string">
            <text:p>dbo:Work</text:p>
          </table:table-cell>
          <table:table-cell table:style-name="ce11" office:value-type="string" calcext:value-type="string">
            <text:p>dbo:Person</text:p>
          </table:table-cell>
          <table:table-cell table:style-name="ce11" table:formula="of:=ifs(AND([.G13]=&quot;domain&quot;;[.H13]=&quot;range&quot;); CONCATENATE(&quot;What ( &quot;;[.K13];&quot;,X) is the &quot;;[.C13];&quot;/&quot;;[.D13]; &quot; &quot;;[.E13];&quot; (&quot;;[.L13];&quot;,Y)? &quot;);AND([.G13]=&quot;range&quot;;[.H13]=&quot;domain&quot;);CONCATENATE(&quot;What (&quot;;[.L13];&quot;, X) is the &quot;;[.C13];&quot;/&quot;;[.D13]; &quot; &quot;;[.E13];&quot; (&quot;;[.K13];&quot;,Y?) &quot;))" office:value-type="string" office:string-value="" calcext:value-type="error">
            <text:p>#NAME?</text:p>
          </table:table-cell>
          <table:table-cell table:style-name="ce11" table:formula="of:=ifs(AND([.G13]=&quot;domain&quot;;[.H13]=&quot;range&quot;); CONCATENATE(&quot;SELECT ?X WHERE { ?X &quot;;[.J13];&quot; Y.}&quot;);AND([.G13]=&quot;range&quot;;[.H13]=&quot;domain&quot;);CONCATENATE(&quot;SELECT ?X WHERE { Y &quot;;[.J13];&quot; ?X.}&quot;))" office:value-type="string" office:string-value="" calcext:value-type="error">
            <text:p>#NAME?</text:p>
          </table:table-cell>
          <table:table-cell table:style-name="ce11" table:formula="of:=ifs(AND([.G13]=&quot;domain&quot;;[.H13]=&quot;range&quot;); IF([.K13]=&quot;dbo:Person&quot;;CONCATENATE(&quot;Who ( &quot;;[.K13];&quot;,X) is the &quot;;[.C13]; &quot; &quot;;[.E13];&quot; (&quot;;[.L13];&quot;,Y)? (Y &quot;;[.J13];&quot; X)&quot;));AND([.G13]=&quot;range&quot;;[.H13]=&quot;domain&quot;);IF([.L13]=&quot;dbo:Person&quot;;CONCATENATE(&quot;Who (&quot;;[.L13];&quot;, X) is the &quot;;[.C13]; &quot; &quot;;[.E13];&quot; (&quot;;[.K13];&quot;,Y?) (X &quot;;[.J13];&quot; Y)&quot;)))" office:value-type="string" office:string-value="" calcext:value-type="error">
            <text:p>#NAME?</text:p>
          </table:table-cell>
          <table:table-cell table:style-name="ce11" table:formula="of:=ifs(AND([.G13]=&quot;domain&quot;;[.H13]=&quot;range&quot;); IF([.K13]=&quot;dbo:Person&quot;;CONCATENATE(&quot;SELECT ?X WHERE { ?X &quot;;[.J13];&quot; Y.}&quot;));AND([.G13]=&quot;range&quot;;[.H13]=&quot;domain&quot;); IF([.L13]=&quot;dbo:Person&quot;;CONCATENATE(&quot;SELECT ?X WHERE { Y &quot;;[.J13];&quot; ?X.}&quot;)))" office:value-type="string" office:string-value="" calcext:value-type="error">
            <text:p>#NAME?</text:p>
          </table:table-cell>
          <table:table-cell table:style-name="ce11" table:formula="of:=ifs(AND([.G13]=&quot;domain&quot;;[.H13]=&quot;range&quot;); CONCATENATE(&quot;List the ( &quot;;[.K13];&quot;,X)&quot;;[.D13]; &quot; &quot;;[.E13];&quot; (&quot;;[.L13];&quot;,Y)? &quot;);AND([.G13]=&quot;range&quot;;[.H13]=&quot;domain&quot;);CONCATENATE(&quot;List the (&quot;;[.L13];&quot;, X) &quot;;[.D13]; &quot; &quot;;[.E13];&quot; (&quot;;[.K13];&quot;,Y?) &quot;))" office:value-type="string" office:string-value="" calcext:value-type="error">
            <text:p>#NAME?</text:p>
          </table:table-cell>
          <table:table-cell table:style-name="ce11" table:formula="of:=ifs(AND([.G13]=&quot;domain&quot;;[.H13]=&quot;range&quot;); CONCATENATE(&quot;SELECT ?X WHERE { ?X &quot;;[.J13];&quot; Y.}&quot;);AND([.G13]=&quot;range&quot;;[.H13]=&quot;domain&quot;);CONCATENATE(&quot;SELECT ?X WHERE { Y &quot;;[.J13];&quot; ?X.}&quot;))" office:value-type="string" office:string-value="" calcext:value-type="error">
            <text:p>#NAME?</text:p>
          </table:table-cell>
          <table:table-cell table:style-name="ce57" table:formula="of:=ifs(AND([.G13]=&quot;domain&quot;;[.H13]=&quot;range&quot;); CONCATENATE(&quot;the &quot;;[.C13]; &quot; &quot;;[.E13];&quot; (&quot;;[.L13];&quot;,Y) &quot;);AND([.G13]=&quot;range&quot;;[.H13]=&quot;domain&quot;);CONCATENATE(&quot;the &quot;;[.C13]; &quot; &quot;;[.E13];&quot; (&quot;;[.K13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creator_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creator</text:p>
          </table:table-cell>
          <table:table-cell table:style-name="ce12" office:value-type="string" calcext:value-type="string">
            <text:p>creator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reator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Agent</text:p>
          </table:table-cell>
          <table:table-cell table:style-name="ce11" table:formula="of:=ifs(AND([.G14]=&quot;domain&quot;;[.H14]=&quot;range&quot;); CONCATENATE(&quot;What ( &quot;;[.K14];&quot;,X) is the &quot;;[.C14];&quot;/&quot;;[.D14]; &quot; &quot;;[.E14];&quot; (&quot;;[.L14];&quot;,Y)? &quot;);AND([.G14]=&quot;range&quot;;[.H14]=&quot;domain&quot;);CONCATENATE(&quot;What (&quot;;[.L14];&quot;, X) is the &quot;;[.C14];&quot;/&quot;;[.D14]; &quot; &quot;;[.E14];&quot; (&quot;;[.K14];&quot;,Y?) &quot;))" office:value-type="string" office:string-value="" calcext:value-type="error">
            <text:p>#NAME?</text:p>
          </table:table-cell>
          <table:table-cell table:style-name="ce11" table:formula="of:=ifs(AND([.G14]=&quot;domain&quot;;[.H14]=&quot;range&quot;); CONCATENATE(&quot;SELECT ?X WHERE { ?X &quot;;[.J14];&quot; Y.}&quot;);AND([.G14]=&quot;range&quot;;[.H14]=&quot;domain&quot;);CONCATENATE(&quot;SELECT ?X WHERE { Y &quot;;[.J14];&quot; ?X.}&quot;))" office:value-type="string" office:string-value="" calcext:value-type="error">
            <text:p>#NAME?</text:p>
          </table:table-cell>
          <table:table-cell table:style-name="ce19" table:formula="of:=ifs(AND([.G14]=&quot;domain&quot;;[.H14]=&quot;range&quot;); IF([.K14]=&quot;dbo:Person&quot;;CONCATENATE(&quot;Who ( &quot;;[.K14];&quot;,X) is the &quot;;[.C14]; &quot; &quot;;[.E14];&quot; (&quot;;[.L14];&quot;,Y)? (Y &quot;;[.J14];&quot; X)&quot;));AND([.G14]=&quot;range&quot;;[.H14]=&quot;domain&quot;);IF([.L14]=&quot;dbo:Person&quot;;CONCATENATE(&quot;Who (&quot;;[.L14];&quot;, X) is the &quot;;[.C14]; &quot; &quot;;[.E14];&quot; (&quot;;[.K14];&quot;,Y?) (X &quot;;[.J14];&quot; Y)&quot;)))" office:value-type="string" office:string-value="" calcext:value-type="error">
            <text:p>#NAME?</text:p>
          </table:table-cell>
          <table:table-cell table:style-name="ce19" table:formula="of:=ifs(AND([.G14]=&quot;domain&quot;;[.H14]=&quot;range&quot;); IF([.K14]=&quot;dbo:Person&quot;;CONCATENATE(&quot;SELECT ?X WHERE { ?X &quot;;[.J14];&quot; Y.}&quot;));AND([.G14]=&quot;range&quot;;[.H14]=&quot;domain&quot;); IF([.L14]=&quot;dbo:Person&quot;;CONCATENATE(&quot;SELECT ?X WHERE { Y &quot;;[.J14];&quot; ?X.}&quot;)))" office:value-type="string" office:string-value="" calcext:value-type="error">
            <text:p>#NAME?</text:p>
          </table:table-cell>
          <table:table-cell table:style-name="ce11" table:formula="of:=ifs(AND([.G14]=&quot;domain&quot;;[.H14]=&quot;range&quot;); CONCATENATE(&quot;List the ( &quot;;[.K14];&quot;,X)&quot;;[.D14]; &quot; &quot;;[.E14];&quot; (&quot;;[.L14];&quot;,Y)? &quot;);AND([.G14]=&quot;range&quot;;[.H14]=&quot;domain&quot;);CONCATENATE(&quot;List the (&quot;;[.L14];&quot;, X) &quot;;[.D14]; &quot; &quot;;[.E14];&quot; (&quot;;[.K14];&quot;,Y?) &quot;))" office:value-type="string" office:string-value="" calcext:value-type="error">
            <text:p>#NAME?</text:p>
          </table:table-cell>
          <table:table-cell table:style-name="ce11" table:formula="of:=ifs(AND([.G14]=&quot;domain&quot;;[.H14]=&quot;range&quot;); CONCATENATE(&quot;SELECT ?X WHERE { ?X &quot;;[.J14];&quot; Y.}&quot;);AND([.G14]=&quot;range&quot;;[.H14]=&quot;domain&quot;);CONCATENATE(&quot;SELECT ?X WHERE { Y &quot;;[.J14];&quot; ?X.}&quot;))" office:value-type="string" office:string-value="" calcext:value-type="error">
            <text:p>#NAME?</text:p>
          </table:table-cell>
          <table:table-cell table:style-name="ce57" table:formula="of:=ifs(AND([.G14]=&quot;domain&quot;;[.H14]=&quot;range&quot;); CONCATENATE(&quot;the &quot;;[.C14]; &quot; &quot;;[.E14];&quot; (&quot;;[.L14];&quot;,Y) &quot;);AND([.G14]=&quot;range&quot;;[.H14]=&quot;domain&quot;);CONCATENATE(&quot;the &quot;;[.C14]; &quot; &quot;;[.E14];&quot; (&quot;;[.K14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capital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capital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apital</text:p>
          </table:table-cell>
          <table:table-cell table:style-name="ce11" office:value-type="string" calcext:value-type="string">
            <text:p>dbo:Country</text:p>
          </table:table-cell>
          <table:table-cell table:style-name="ce11" office:value-type="string" calcext:value-type="string">
            <text:p>dbo:City</text:p>
          </table:table-cell>
          <table:table-cell table:style-name="ce13" table:formula="of:=ifs(AND([.G15]=&quot;domain&quot;;[.H15]=&quot;range&quot;); CONCATENATE(&quot;What ( &quot;;[.K15];&quot;,X) is the &quot;;[.C15];&quot;/&quot;;[.D15]; &quot; &quot;;[.E15];&quot; (&quot;;[.L15];&quot;,Y)? &quot;);AND([.G15]=&quot;range&quot;;[.H15]=&quot;domain&quot;);CONCATENATE(&quot;What (&quot;;[.L15];&quot;, X) is the &quot;;[.C15];&quot;/&quot;;[.D15]; &quot; &quot;;[.E15];&quot; (&quot;;[.K15];&quot;,Y?) &quot;))" office:value-type="string" office:string-value="" calcext:value-type="error">
            <text:p>#NAME?</text:p>
          </table:table-cell>
          <table:table-cell table:style-name="ce11" table:formula="of:=ifs(AND([.G15]=&quot;domain&quot;;[.H15]=&quot;range&quot;); CONCATENATE(&quot;SELECT ?X WHERE { ?X &quot;;[.J15];&quot; Y.}&quot;);AND([.G15]=&quot;range&quot;;[.H15]=&quot;domain&quot;);CONCATENATE(&quot;SELECT ?X WHERE { Y &quot;;[.J15];&quot; ?X.}&quot;))" office:value-type="string" office:string-value="" calcext:value-type="error">
            <text:p>#NAME?</text:p>
          </table:table-cell>
          <table:table-cell table:style-name="ce21" table:formula="of:=ifs(AND([.G15]=&quot;domain&quot;;[.H15]=&quot;range&quot;); IF([.K15]=&quot;dbo:Person&quot;;CONCATENATE(&quot;Which person, Who ( &quot;;[.K15];&quot;,X) is,was the &quot;;[.C15]; &quot; &quot;;[.E15];&quot; (&quot;;[.L15];&quot;,Y)? (Y &quot;;[.J15];&quot; X)&quot;));AND([.G15]=&quot;range&quot;;[.H15]=&quot;domain&quot;);IF([.L15]=&quot;dbo:Person&quot;;CONCATENATE(&quot;Which person,Who (&quot;;[.L15];&quot;, X) is,was the &quot;;[.C15]; &quot; &quot;;[.E15];&quot; (&quot;;[.K15];&quot;,Y?) (X &quot;;[.J15];&quot; Y)&quot;)))" office:value-type="string" office:string-value="" calcext:value-type="error">
            <text:p>#NAME?</text:p>
          </table:table-cell>
          <table:table-cell table:style-name="ce21" table:formula="of:=ifs(AND([.G15]=&quot;domain&quot;;[.H15]=&quot;range&quot;); IF([.K15]=&quot;dbo:Person&quot;;CONCATENATE(&quot;SELECT ?X WHERE { ?X &quot;;[.J15];&quot; Y.}&quot;));AND([.G15]=&quot;range&quot;;[.H15]=&quot;domain&quot;); IF([.L15]=&quot;dbo:Person&quot;;CONCATENATE(&quot;SELECT ?X WHERE { Y &quot;;[.J15];&quot; ?X.}&quot;)))" office:value-type="string" office:string-value="" calcext:value-type="error">
            <text:p>#NAME?</text:p>
          </table:table-cell>
          <table:table-cell table:style-name="ce11" table:formula="of:=ifs(AND([.G15]=&quot;domain&quot;;[.H15]=&quot;range&quot;); CONCATENATE(&quot;List the ( &quot;;[.K15];&quot;,X)&quot;;[.D15]; &quot; &quot;;[.E15];&quot; (&quot;;[.L15];&quot;,Y)? &quot;);AND([.G15]=&quot;range&quot;;[.H15]=&quot;domain&quot;);CONCATENATE(&quot;List the (&quot;;[.L15];&quot;, X) &quot;;[.D15]; &quot; &quot;;[.E15];&quot; (&quot;;[.K15];&quot;,Y?) &quot;))" office:value-type="string" office:string-value="" calcext:value-type="error">
            <text:p>#NAME?</text:p>
          </table:table-cell>
          <table:table-cell table:style-name="ce11" table:formula="of:=ifs(AND([.G15]=&quot;domain&quot;;[.H15]=&quot;range&quot;); CONCATENATE(&quot;SELECT ?X WHERE { ?X &quot;;[.J15];&quot; Y.}&quot;);AND([.G15]=&quot;range&quot;;[.H15]=&quot;domain&quot;);CONCATENATE(&quot;SELECT ?X WHERE { Y &quot;;[.J15];&quot; ?X.}&quot;))" office:value-type="string" office:string-value="" calcext:value-type="error">
            <text:p>#NAME?</text:p>
          </table:table-cell>
          <table:table-cell table:style-name="ce57" table:formula="of:=ifs(AND([.G15]=&quot;domain&quot;;[.H15]=&quot;range&quot;); CONCATENATE(&quot;the &quot;;[.C15]; &quot; &quot;;[.E15];&quot; (&quot;;[.L15];&quot;,Y) &quot;);AND([.G15]=&quot;range&quot;;[.H15]=&quot;domain&quot;);CONCATENATE(&quot;the &quot;;[.C15]; &quot; &quot;;[.E15];&quot; (&quot;;[.K15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2" office:value-type="string" calcext:value-type="string">
            <text:p>city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ity</text:p>
          </table:table-cell>
          <table:table-cell table:style-name="ce11" office:value-type="string" calcext:value-type="string">
            <text:p>dbo:Country</text:p>
          </table:table-cell>
          <table:table-cell table:style-name="ce11" office:value-type="string" calcext:value-type="string">
            <text:p>dbo:City</text:p>
          </table:table-cell>
          <table:table-cell table:style-name="ce11" table:formula="of:=ifs(AND([.G16]=&quot;domain&quot;;[.H16]=&quot;range&quot;); CONCATENATE(&quot;What ( &quot;;[.K16];&quot;,X) is the &quot;;[.C16];&quot;/&quot;;[.D16]; &quot; &quot;;[.E16];&quot; (&quot;;[.L16];&quot;,Y)? &quot;);AND([.G16]=&quot;range&quot;;[.H16]=&quot;domain&quot;);CONCATENATE(&quot;What (&quot;;[.L16];&quot;, X) is the &quot;;[.C16];&quot;/&quot;;[.D16]; &quot; &quot;;[.E16];&quot; (&quot;;[.K16];&quot;,Y?) &quot;))" office:value-type="string" office:string-value="" calcext:value-type="error">
            <text:p>#NAME?</text:p>
          </table:table-cell>
          <table:table-cell table:style-name="ce11" table:formula="of:=ifs(AND([.G16]=&quot;domain&quot;;[.H16]=&quot;range&quot;); CONCATENATE(&quot;SELECT ?X WHERE { ?X &quot;;[.J16];&quot; Y.}&quot;);AND([.G16]=&quot;range&quot;;[.H16]=&quot;domain&quot;);CONCATENATE(&quot;SELECT ?X WHERE { Y &quot;;[.J16];&quot; ?X.}&quot;))" office:value-type="string" office:string-value="" calcext:value-type="error">
            <text:p>#NAME?</text:p>
          </table:table-cell>
          <table:table-cell table:style-name="ce19" table:formula="of:=ifs(AND([.G16]=&quot;domain&quot;;[.H16]=&quot;range&quot;); IF([.K16]=&quot;dbo:Person&quot;;CONCATENATE(&quot;Which person, Who ( &quot;;[.K16];&quot;,X) is,was the &quot;;[.C16]; &quot; &quot;;[.E16];&quot; (&quot;;[.L16];&quot;,Y)? (Y &quot;;[.J16];&quot; X)&quot;));AND([.G16]=&quot;range&quot;;[.H16]=&quot;domain&quot;);IF([.L16]=&quot;dbo:Person&quot;;CONCATENATE(&quot;Which person,Who (&quot;;[.L16];&quot;, X) is,was the &quot;;[.C16]; &quot; &quot;;[.E16];&quot; (&quot;;[.K16];&quot;,Y?) (X &quot;;[.J16];&quot; Y)&quot;)))" office:value-type="string" office:string-value="" calcext:value-type="error">
            <text:p>#NAME?</text:p>
          </table:table-cell>
          <table:table-cell table:style-name="ce19" table:formula="of:=ifs(AND([.G16]=&quot;domain&quot;;[.H16]=&quot;range&quot;); IF([.K16]=&quot;dbo:Person&quot;;CONCATENATE(&quot;SELECT ?X WHERE { ?X &quot;;[.J16];&quot; Y.}&quot;));AND([.G16]=&quot;range&quot;;[.H16]=&quot;domain&quot;); IF([.L16]=&quot;dbo:Person&quot;;CONCATENATE(&quot;SELECT ?X WHERE { Y &quot;;[.J16];&quot; ?X.}&quot;)))" office:value-type="string" office:string-value="" calcext:value-type="error">
            <text:p>#NAME?</text:p>
          </table:table-cell>
          <table:table-cell table:style-name="ce11" table:formula="of:=ifs(AND([.G16]=&quot;domain&quot;;[.H16]=&quot;range&quot;); CONCATENATE(&quot;List the ( &quot;;[.K16];&quot;,X)&quot;;[.D16]; &quot; &quot;;[.E16];&quot; (&quot;;[.L16];&quot;,Y)? &quot;);AND([.G16]=&quot;range&quot;;[.H16]=&quot;domain&quot;);CONCATENATE(&quot;List the (&quot;;[.L16];&quot;, X) &quot;;[.D16]; &quot; &quot;;[.E16];&quot; (&quot;;[.K16];&quot;,Y?) &quot;))" office:value-type="string" office:string-value="" calcext:value-type="error">
            <text:p>#NAME?</text:p>
          </table:table-cell>
          <table:table-cell table:style-name="ce11" table:formula="of:=ifs(AND([.G16]=&quot;domain&quot;;[.H16]=&quot;range&quot;); CONCATENATE(&quot;SELECT ?X WHERE { ?X &quot;;[.J16];&quot; Y.}&quot;);AND([.G16]=&quot;range&quot;;[.H16]=&quot;domain&quot;);CONCATENATE(&quot;SELECT ?X WHERE { Y &quot;;[.J16];&quot; ?X.}&quot;))" office:value-type="string" office:string-value="" calcext:value-type="error">
            <text:p>#NAME?</text:p>
          </table:table-cell>
          <table:table-cell table:style-name="ce57" table:formula="of:=ifs(AND([.G16]=&quot;domain&quot;;[.H16]=&quot;range&quot;); CONCATENATE(&quot;the &quot;;[.C16]; &quot; &quot;;[.E16];&quot; (&quot;;[.L16];&quot;,Y) &quot;);AND([.G16]=&quot;range&quot;;[.H16]=&quot;domain&quot;);CONCATENATE(&quot;the &quot;;[.C16]; &quot; &quot;;[.E16];&quot; (&quot;;[.K16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formOfGovernment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form of governmen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governmentType</text:p>
          </table:table-cell>
          <table:table-cell table:style-name="ce11" office:value-type="string" calcext:value-type="string">
            <text:p>dbo:Country</text:p>
          </table:table-cell>
          <table:table-cell table:style-name="ce11" office:value-type="string" calcext:value-type="string">
            <text:p>dbo:GovernmentType</text:p>
          </table:table-cell>
          <table:table-cell table:style-name="ce11" table:formula="of:=ifs(AND([.G17]=&quot;domain&quot;;[.H17]=&quot;range&quot;); CONCATENATE(&quot;What ( &quot;;[.K17];&quot;,X) is the &quot;;[.C17];&quot;/&quot;;[.D17]; &quot; &quot;;[.E17];&quot; (&quot;;[.L17];&quot;,Y)? &quot;);AND([.G17]=&quot;range&quot;;[.H17]=&quot;domain&quot;);CONCATENATE(&quot;What (&quot;;[.L17];&quot;, X) is the &quot;;[.C17];&quot;/&quot;;[.D17]; &quot; &quot;;[.E17];&quot; (&quot;;[.K17];&quot;,Y?) &quot;))" office:value-type="string" office:string-value="" calcext:value-type="error">
            <text:p>#NAME?</text:p>
          </table:table-cell>
          <table:table-cell table:style-name="ce11" table:formula="of:=ifs(AND([.G17]=&quot;domain&quot;;[.H17]=&quot;range&quot;); CONCATENATE(&quot;SELECT ?X WHERE { ?X &quot;;[.J17];&quot; Y.}&quot;);AND([.G17]=&quot;range&quot;;[.H17]=&quot;domain&quot;);CONCATENATE(&quot;SELECT ?X WHERE { Y &quot;;[.J17];&quot; ?X.}&quot;))" office:value-type="string" office:string-value="" calcext:value-type="error">
            <text:p>#NAME?</text:p>
          </table:table-cell>
          <table:table-cell table:style-name="ce19" table:formula="of:=ifs(AND([.G17]=&quot;domain&quot;;[.H17]=&quot;range&quot;); IF([.K17]=&quot;dbo:Person&quot;;CONCATENATE(&quot;Who ( &quot;;[.K17];&quot;,X) is the &quot;;[.C17]; &quot; &quot;;[.E17];&quot; (&quot;;[.L17];&quot;,Y)? (Y &quot;;[.J17];&quot; X)&quot;));AND([.G17]=&quot;range&quot;;[.H17]=&quot;domain&quot;);IF([.L17]=&quot;dbo:Person&quot;;CONCATENATE(&quot;Who (&quot;;[.L17];&quot;, X) is the &quot;;[.C17]; &quot; &quot;;[.E17];&quot; (&quot;;[.K17];&quot;,Y?) (X &quot;;[.J17];&quot; Y)&quot;)))" office:value-type="string" office:string-value="" calcext:value-type="error">
            <text:p>#NAME?</text:p>
          </table:table-cell>
          <table:table-cell table:style-name="ce19" table:formula="of:=ifs(AND([.G17]=&quot;domain&quot;;[.H17]=&quot;range&quot;); IF([.K17]=&quot;dbo:Person&quot;;CONCATENATE(&quot;SELECT ?X WHERE { ?X &quot;;[.J17];&quot; Y.}&quot;));AND([.G17]=&quot;range&quot;;[.H17]=&quot;domain&quot;); IF([.L17]=&quot;dbo:Person&quot;;CONCATENATE(&quot;SELECT ?X WHERE { Y &quot;;[.J17];&quot; ?X.}&quot;)))" office:value-type="string" office:string-value="" calcext:value-type="error">
            <text:p>#NAME?</text:p>
          </table:table-cell>
          <table:table-cell table:style-name="ce11" table:formula="of:=ifs(AND([.G17]=&quot;domain&quot;;[.H17]=&quot;range&quot;); CONCATENATE(&quot;List the ( &quot;;[.K17];&quot;,X)&quot;;[.D17]; &quot; &quot;;[.E17];&quot; (&quot;;[.L17];&quot;,Y)? &quot;);AND([.G17]=&quot;range&quot;;[.H17]=&quot;domain&quot;);CONCATENATE(&quot;List the (&quot;;[.L17];&quot;, X) &quot;;[.D17]; &quot; &quot;;[.E17];&quot; (&quot;;[.K17];&quot;,Y?) &quot;))" office:value-type="string" office:string-value="" calcext:value-type="error">
            <text:p>#NAME?</text:p>
          </table:table-cell>
          <table:table-cell table:style-name="ce11" table:formula="of:=ifs(AND([.G17]=&quot;domain&quot;;[.H17]=&quot;range&quot;); CONCATENATE(&quot;SELECT ?X WHERE { ?X &quot;;[.J17];&quot; Y.}&quot;);AND([.G17]=&quot;range&quot;;[.H17]=&quot;domain&quot;);CONCATENATE(&quot;SELECT ?X WHERE { Y &quot;;[.J17];&quot; ?X.}&quot;))" office:value-type="string" office:string-value="" calcext:value-type="error">
            <text:p>#NAME?</text:p>
          </table:table-cell>
          <table:table-cell table:style-name="ce57" table:formula="of:=ifs(AND([.G17]=&quot;domain&quot;;[.H17]=&quot;range&quot;); CONCATENATE(&quot;the &quot;;[.C17]; &quot; &quot;;[.E17];&quot; (&quot;;[.L17];&quot;,Y) &quot;);AND([.G17]=&quot;range&quot;;[.H17]=&quot;domain&quot;);CONCATENATE(&quot;the &quot;;[.C17]; &quot; &quot;;[.E17];&quot; (&quot;;[.K17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countryCod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country cod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ountryCode</text:p>
          </table:table-cell>
          <table:table-cell table:style-name="ce11" office:value-type="string" calcext:value-type="string">
            <text:p>dbo:Country</text:p>
          </table:table-cell>
          <table:table-cell table:style-name="ce11" office:value-type="string" calcext:value-type="string">
            <text:p>xsd:integer</text:p>
          </table:table-cell>
          <table:table-cell table:style-name="ce13" table:formula="of:=ifs(AND([.G18]=&quot;domain&quot;;[.H18]=&quot;range&quot;); CONCATENATE(&quot;What ( &quot;;[.K18];&quot;,X) is the &quot;;[.C18];&quot;/&quot;;[.D18]; &quot; &quot;;[.E18];&quot; (&quot;;[.L18];&quot;,Y)? &quot;);AND([.G18]=&quot;range&quot;;[.H18]=&quot;domain&quot;);CONCATENATE(&quot;What (&quot;;[.L18];&quot;, X) is the &quot;;[.C18];&quot;/&quot;;[.D18]; &quot; &quot;;[.E18];&quot; (&quot;;[.K18];&quot;,Y?) &quot;))" office:value-type="string" office:string-value="" calcext:value-type="error">
            <text:p>#NAME?</text:p>
          </table:table-cell>
          <table:table-cell table:style-name="ce11" table:formula="of:=ifs(AND([.G18]=&quot;domain&quot;;[.H18]=&quot;range&quot;); CONCATENATE(&quot;SELECT ?X WHERE { ?X &quot;;[.J18];&quot; Y.}&quot;);AND([.G18]=&quot;range&quot;;[.H18]=&quot;domain&quot;);CONCATENATE(&quot;SELECT ?X WHERE { Y &quot;;[.J18];&quot; ?X.}&quot;))" office:value-type="string" office:string-value="" calcext:value-type="error">
            <text:p>#NAME?</text:p>
          </table:table-cell>
          <table:table-cell table:style-name="ce21" table:formula="of:=ifs(AND([.G18]=&quot;domain&quot;;[.H18]=&quot;range&quot;); IF([.K18]=&quot;dbo:Person&quot;;CONCATENATE(&quot;Which person, Who ( &quot;;[.K18];&quot;,X) is,was the &quot;;[.C18]; &quot; &quot;;[.E18];&quot; (&quot;;[.L18];&quot;,Y)? (Y &quot;;[.J18];&quot; X)&quot;));AND([.G18]=&quot;range&quot;;[.H18]=&quot;domain&quot;);IF([.L18]=&quot;dbo:Person&quot;;CONCATENATE(&quot;Which person,Who (&quot;;[.L18];&quot;, X) is,was the &quot;;[.C18]; &quot; &quot;;[.E18];&quot; (&quot;;[.K18];&quot;,Y?) (X &quot;;[.J18];&quot; Y)&quot;)))" office:value-type="string" office:string-value="" calcext:value-type="error">
            <text:p>#NAME?</text:p>
          </table:table-cell>
          <table:table-cell table:style-name="ce21" table:formula="of:=ifs(AND([.G18]=&quot;domain&quot;;[.H18]=&quot;range&quot;); IF([.K18]=&quot;dbo:Person&quot;;CONCATENATE(&quot;SELECT ?X WHERE { ?X &quot;;[.J18];&quot; Y.}&quot;));AND([.G18]=&quot;range&quot;;[.H18]=&quot;domain&quot;); IF([.L18]=&quot;dbo:Person&quot;;CONCATENATE(&quot;SELECT ?X WHERE { Y &quot;;[.J18];&quot; ?X.}&quot;)))" office:value-type="string" office:string-value="" calcext:value-type="error">
            <text:p>#NAME?</text:p>
          </table:table-cell>
          <table:table-cell table:style-name="ce11" table:formula="of:=ifs(AND([.G18]=&quot;domain&quot;;[.H18]=&quot;range&quot;); CONCATENATE(&quot;List the ( &quot;;[.K18];&quot;,X)&quot;;[.D18]; &quot; &quot;;[.E18];&quot; (&quot;;[.L18];&quot;,Y)? &quot;);AND([.G18]=&quot;range&quot;;[.H18]=&quot;domain&quot;);CONCATENATE(&quot;List the (&quot;;[.L18];&quot;, X) &quot;;[.D18]; &quot; &quot;;[.E18];&quot; (&quot;;[.K18];&quot;,Y?) &quot;))" office:value-type="string" office:string-value="" calcext:value-type="error">
            <text:p>#NAME?</text:p>
          </table:table-cell>
          <table:table-cell table:style-name="ce11" table:formula="of:=ifs(AND([.G18]=&quot;domain&quot;;[.H18]=&quot;range&quot;); CONCATENATE(&quot;SELECT ?X WHERE { ?X &quot;;[.J18];&quot; Y.}&quot;);AND([.G18]=&quot;range&quot;;[.H18]=&quot;domain&quot;);CONCATENATE(&quot;SELECT ?X WHERE { Y &quot;;[.J18];&quot; ?X.}&quot;))" office:value-type="string" office:string-value="" calcext:value-type="error">
            <text:p>#NAME?</text:p>
          </table:table-cell>
          <table:table-cell table:style-name="ce57" table:formula="of:=ifs(AND([.G18]=&quot;domain&quot;;[.H18]=&quot;range&quot;); CONCATENATE(&quot;the &quot;;[.C18]; &quot; &quot;;[.E18];&quot; (&quot;;[.L18];&quot;,Y) &quot;);AND([.G18]=&quot;range&quot;;[.H18]=&quot;domain&quot;);CONCATENATE(&quot;the &quot;;[.C18]; &quot; &quot;;[.E18];&quot; (&quot;;[.K18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assets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asset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assets</text:p>
          </table:table-cell>
          <table:table-cell table:style-name="ce11" office:value-type="string" calcext:value-type="string">
            <text:p>dbo:Company</text:p>
          </table:table-cell>
          <table:table-cell table:style-name="ce11" office:value-type="string" calcext:value-type="string">
            <text:p>xsd:double</text:p>
          </table:table-cell>
          <table:table-cell table:style-name="ce13" table:formula="of:=ifs(AND([.G19]=&quot;domain&quot;;[.H19]=&quot;range&quot;); CONCATENATE(&quot;What ( &quot;;[.K19];&quot;,X) is the &quot;;[.C19];&quot;/&quot;;[.D19]; &quot; &quot;;[.E19];&quot; (&quot;;[.L19];&quot;,Y)? &quot;);AND([.G19]=&quot;range&quot;;[.H19]=&quot;domain&quot;);CONCATENATE(&quot;What (&quot;;[.L19];&quot;, X) is the &quot;;[.C19];&quot;/&quot;;[.D19]; &quot; &quot;;[.E19];&quot; (&quot;;[.K19];&quot;,Y?) &quot;))" office:value-type="string" office:string-value="" calcext:value-type="error">
            <text:p>#NAME?</text:p>
          </table:table-cell>
          <table:table-cell table:style-name="ce11" table:formula="of:=ifs(AND([.G19]=&quot;domain&quot;;[.H19]=&quot;range&quot;); CONCATENATE(&quot;SELECT ?X WHERE { ?X &quot;;[.J19];&quot; Y.}&quot;);AND([.G19]=&quot;range&quot;;[.H19]=&quot;domain&quot;);CONCATENATE(&quot;SELECT ?X WHERE { Y &quot;;[.J19];&quot; ?X.}&quot;))" office:value-type="string" office:string-value="" calcext:value-type="error">
            <text:p>#NAME?</text:p>
          </table:table-cell>
          <table:table-cell table:style-name="ce21" table:formula="of:=ifs(AND([.G19]=&quot;domain&quot;;[.H19]=&quot;range&quot;); IF([.K19]=&quot;dbo:Person&quot;;CONCATENATE(&quot;Which person, Who ( &quot;;[.K19];&quot;,X) is,was the &quot;;[.C19]; &quot; &quot;;[.E19];&quot; (&quot;;[.L19];&quot;,Y)? (Y &quot;;[.J19];&quot; X)&quot;));AND([.G19]=&quot;range&quot;;[.H19]=&quot;domain&quot;);IF([.L19]=&quot;dbo:Person&quot;;CONCATENATE(&quot;Which person,Who (&quot;;[.L19];&quot;, X) is,was the &quot;;[.C19]; &quot; &quot;;[.E19];&quot; (&quot;;[.K19];&quot;,Y?) (X &quot;;[.J19];&quot; Y)&quot;)))" office:value-type="string" office:string-value="" calcext:value-type="error">
            <text:p>#NAME?</text:p>
          </table:table-cell>
          <table:table-cell table:style-name="ce21" table:formula="of:=ifs(AND([.G19]=&quot;domain&quot;;[.H19]=&quot;range&quot;); IF([.K19]=&quot;dbo:Person&quot;;CONCATENATE(&quot;SELECT ?X WHERE { ?X &quot;;[.J19];&quot; Y.}&quot;));AND([.G19]=&quot;range&quot;;[.H19]=&quot;domain&quot;); IF([.L19]=&quot;dbo:Person&quot;;CONCATENATE(&quot;SELECT ?X WHERE { Y &quot;;[.J19];&quot; ?X.}&quot;)))" office:value-type="string" office:string-value="" calcext:value-type="error">
            <text:p>#NAME?</text:p>
          </table:table-cell>
          <table:table-cell table:style-name="ce11" table:formula="of:=ifs(AND([.G19]=&quot;domain&quot;;[.H19]=&quot;range&quot;); CONCATENATE(&quot;List the ( &quot;;[.K19];&quot;,X)&quot;;[.D19]; &quot; &quot;;[.E19];&quot; (&quot;;[.L19];&quot;,Y)? &quot;);AND([.G19]=&quot;range&quot;;[.H19]=&quot;domain&quot;);CONCATENATE(&quot;List the (&quot;;[.L19];&quot;, X) &quot;;[.D19]; &quot; &quot;;[.E19];&quot; (&quot;;[.K19];&quot;,Y?) &quot;))" office:value-type="string" office:string-value="" calcext:value-type="error">
            <text:p>#NAME?</text:p>
          </table:table-cell>
          <table:table-cell table:style-name="ce11" table:formula="of:=ifs(AND([.G19]=&quot;domain&quot;;[.H19]=&quot;range&quot;); CONCATENATE(&quot;SELECT ?X WHERE { ?X &quot;;[.J19];&quot; Y.}&quot;);AND([.G19]=&quot;range&quot;;[.H19]=&quot;domain&quot;);CONCATENATE(&quot;SELECT ?X WHERE { Y &quot;;[.J19];&quot; ?X.}&quot;))" office:value-type="string" office:string-value="" calcext:value-type="error">
            <text:p>#NAME?</text:p>
          </table:table-cell>
          <table:table-cell table:style-name="ce57" table:formula="of:=ifs(AND([.G19]=&quot;domain&quot;;[.H19]=&quot;range&quot;); CONCATENATE(&quot;the &quot;;[.C19]; &quot; &quot;;[.E19];&quot; (&quot;;[.L19];&quot;,Y) &quot;);AND([.G19]=&quot;range&quot;;[.H19]=&quot;domain&quot;);CONCATENATE(&quot;the &quot;;[.C19]; &quot; &quot;;[.E19];&quot; (&quot;;[.K19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subsidiary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subsidiary</text:p>
          </table:table-cell>
          <table:table-cell table:style-name="ce12" office:value-type="string" calcext:value-type="string">
            <text:p>subsidiarie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subsidiary</text:p>
          </table:table-cell>
          <table:table-cell table:number-columns-repeated="2" table:style-name="ce11" office:value-type="string" calcext:value-type="string">
            <text:p>dbo:Company</text:p>
          </table:table-cell>
          <table:table-cell table:style-name="ce13" table:formula="of:=ifs(AND([.G20]=&quot;domain&quot;;[.H20]=&quot;range&quot;); CONCATENATE(&quot;What ( &quot;;[.K20];&quot;,X) is the &quot;;[.C20];&quot;/&quot;;[.D20]; &quot; &quot;;[.E20];&quot; (&quot;;[.L20];&quot;,Y)? &quot;);AND([.G20]=&quot;range&quot;;[.H20]=&quot;domain&quot;);CONCATENATE(&quot;What (&quot;;[.L20];&quot;, X) is the &quot;;[.C20];&quot;/&quot;;[.D20]; &quot; &quot;;[.E20];&quot; (&quot;;[.K20];&quot;,Y?) &quot;))" office:value-type="string" office:string-value="" calcext:value-type="error">
            <text:p>#NAME?</text:p>
          </table:table-cell>
          <table:table-cell table:style-name="ce11" table:formula="of:=ifs(AND([.G20]=&quot;domain&quot;;[.H20]=&quot;range&quot;); CONCATENATE(&quot;SELECT ?X WHERE { ?X &quot;;[.J20];&quot; Y.}&quot;);AND([.G20]=&quot;range&quot;;[.H20]=&quot;domain&quot;);CONCATENATE(&quot;SELECT ?X WHERE { Y &quot;;[.J20];&quot; ?X.}&quot;))" office:value-type="string" office:string-value="" calcext:value-type="error">
            <text:p>#NAME?</text:p>
          </table:table-cell>
          <table:table-cell table:style-name="ce21" table:formula="of:=ifs(AND([.G20]=&quot;domain&quot;;[.H20]=&quot;range&quot;); IF([.K20]=&quot;dbo:Person&quot;;CONCATENATE(&quot;Which person, Who ( &quot;;[.K20];&quot;,X) is,was the &quot;;[.C20]; &quot; &quot;;[.E20];&quot; (&quot;;[.L20];&quot;,Y)? (Y &quot;;[.J20];&quot; X)&quot;));AND([.G20]=&quot;range&quot;;[.H20]=&quot;domain&quot;);IF([.L20]=&quot;dbo:Person&quot;;CONCATENATE(&quot;Which person,Who (&quot;;[.L20];&quot;, X) is,was the &quot;;[.C20]; &quot; &quot;;[.E20];&quot; (&quot;;[.K20];&quot;,Y?) (X &quot;;[.J20];&quot; Y)&quot;)))" office:value-type="string" office:string-value="" calcext:value-type="error">
            <text:p>#NAME?</text:p>
          </table:table-cell>
          <table:table-cell table:style-name="ce21" table:formula="of:=ifs(AND([.G20]=&quot;domain&quot;;[.H20]=&quot;range&quot;); IF([.K20]=&quot;dbo:Person&quot;;CONCATENATE(&quot;SELECT ?X WHERE { ?X &quot;;[.J20];&quot; Y.}&quot;));AND([.G20]=&quot;range&quot;;[.H20]=&quot;domain&quot;); IF([.L20]=&quot;dbo:Person&quot;;CONCATENATE(&quot;SELECT ?X WHERE { Y &quot;;[.J20];&quot; ?X.}&quot;)))" office:value-type="string" office:string-value="" calcext:value-type="error">
            <text:p>#NAME?</text:p>
          </table:table-cell>
          <table:table-cell table:style-name="ce11" table:formula="of:=ifs(AND([.G20]=&quot;domain&quot;;[.H20]=&quot;range&quot;); CONCATENATE(&quot;List the ( &quot;;[.K20];&quot;,X)&quot;;[.D20]; &quot; &quot;;[.E20];&quot; (&quot;;[.L20];&quot;,Y)? &quot;);AND([.G20]=&quot;range&quot;;[.H20]=&quot;domain&quot;);CONCATENATE(&quot;List the (&quot;;[.L20];&quot;, X) &quot;;[.D20]; &quot; &quot;;[.E20];&quot; (&quot;;[.K20];&quot;,Y?) &quot;))" office:value-type="string" office:string-value="" calcext:value-type="error">
            <text:p>#NAME?</text:p>
          </table:table-cell>
          <table:table-cell table:style-name="ce11" table:formula="of:=ifs(AND([.G20]=&quot;domain&quot;;[.H20]=&quot;range&quot;); CONCATENATE(&quot;SELECT ?X WHERE { ?X &quot;;[.J20];&quot; Y.}&quot;);AND([.G20]=&quot;range&quot;;[.H20]=&quot;domain&quot;);CONCATENATE(&quot;SELECT ?X WHERE { Y &quot;;[.J20];&quot; ?X.}&quot;))" office:value-type="string" office:string-value="" calcext:value-type="error">
            <text:p>#NAME?</text:p>
          </table:table-cell>
          <table:table-cell table:style-name="ce57" table:formula="of:=ifs(AND([.G20]=&quot;domain&quot;;[.H20]=&quot;range&quot;); CONCATENATE(&quot;the &quot;;[.C20]; &quot; &quot;;[.E20];&quot; (&quot;;[.L20];&quot;,Y) &quot;);AND([.G20]=&quot;range&quot;;[.H20]=&quot;domain&quot;);CONCATENATE(&quot;the &quot;;[.C20]; &quot; &quot;;[.E20];&quot; (&quot;;[.K20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predecessor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predeces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predecessor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Politician</text:p>
          </table:table-cell>
          <table:table-cell table:style-name="ce13" table:formula="of:=ifs(AND([.G21]=&quot;domain&quot;;[.H21]=&quot;range&quot;); CONCATENATE(&quot;What ( &quot;;[.K21];&quot;,X) is the &quot;;[.C21];&quot;/&quot;;[.D21]; &quot; &quot;;[.E21];&quot; (&quot;;[.L21];&quot;,Y)? &quot;);AND([.G21]=&quot;range&quot;;[.H21]=&quot;domain&quot;);CONCATENATE(&quot;What (&quot;;[.L21];&quot;, X) is the &quot;;[.C21];&quot;/&quot;;[.D21]; &quot; &quot;;[.E21];&quot; (&quot;;[.K21];&quot;,Y?) &quot;))" office:value-type="string" office:string-value="" calcext:value-type="error">
            <text:p>#NAME?</text:p>
          </table:table-cell>
          <table:table-cell table:style-name="ce11" table:formula="of:=ifs(AND([.G21]=&quot;domain&quot;;[.H21]=&quot;range&quot;); CONCATENATE(&quot;SELECT ?X WHERE { ?X &quot;;[.J21];&quot; Y.}&quot;);AND([.G21]=&quot;range&quot;;[.H21]=&quot;domain&quot;);CONCATENATE(&quot;SELECT ?X WHERE { Y &quot;;[.J21];&quot; ?X.}&quot;))" office:value-type="string" office:string-value="" calcext:value-type="error">
            <text:p>#NAME?</text:p>
          </table:table-cell>
          <table:table-cell table:style-name="ce21" table:formula="of:=ifs(AND([.G21]=&quot;domain&quot;;[.H21]=&quot;range&quot;); IF([.K21]=&quot;dbo:Person&quot;;CONCATENATE(&quot;Which person, Who ( &quot;;[.K21];&quot;,X) is,was the &quot;;[.C21]; &quot; &quot;;[.E21];&quot; (&quot;;[.L21];&quot;,Y)? (Y &quot;;[.J21];&quot; X)&quot;));AND([.G21]=&quot;range&quot;;[.H21]=&quot;domain&quot;);IF([.L21]=&quot;dbo:Person&quot;;CONCATENATE(&quot;Which person,Who (&quot;;[.L21];&quot;, X) is,was the &quot;;[.C21]; &quot; &quot;;[.E21];&quot; (&quot;;[.K21];&quot;,Y?) (X &quot;;[.J21];&quot; Y)&quot;)))" office:value-type="string" office:string-value="" calcext:value-type="error">
            <text:p>#NAME?</text:p>
          </table:table-cell>
          <table:table-cell table:style-name="ce21" table:formula="of:=ifs(AND([.G21]=&quot;domain&quot;;[.H21]=&quot;range&quot;); IF([.K21]=&quot;dbo:Person&quot;;CONCATENATE(&quot;SELECT ?X WHERE { ?X &quot;;[.J21];&quot; Y.}&quot;));AND([.G21]=&quot;range&quot;;[.H21]=&quot;domain&quot;); IF([.L21]=&quot;dbo:Person&quot;;CONCATENATE(&quot;SELECT ?X WHERE { Y &quot;;[.J21];&quot; ?X.}&quot;)))" office:value-type="string" office:string-value="" calcext:value-type="error">
            <text:p>#NAME?</text:p>
          </table:table-cell>
          <table:table-cell table:style-name="ce11" table:formula="of:=ifs(AND([.G21]=&quot;domain&quot;;[.H21]=&quot;range&quot;); CONCATENATE(&quot;List the ( &quot;;[.K21];&quot;,X)&quot;;[.D21]; &quot; &quot;;[.E21];&quot; (&quot;;[.L21];&quot;,Y)? &quot;);AND([.G21]=&quot;range&quot;;[.H21]=&quot;domain&quot;);CONCATENATE(&quot;List the (&quot;;[.L21];&quot;, X) &quot;;[.D21]; &quot; &quot;;[.E21];&quot; (&quot;;[.K21];&quot;,Y?) &quot;))" office:value-type="string" office:string-value="" calcext:value-type="error">
            <text:p>#NAME?</text:p>
          </table:table-cell>
          <table:table-cell table:style-name="ce11" table:formula="of:=ifs(AND([.G21]=&quot;domain&quot;;[.H21]=&quot;range&quot;); CONCATENATE(&quot;SELECT ?X WHERE { ?X &quot;;[.J21];&quot; Y.}&quot;);AND([.G21]=&quot;range&quot;;[.H21]=&quot;domain&quot;);CONCATENATE(&quot;SELECT ?X WHERE { Y &quot;;[.J21];&quot; ?X.}&quot;))" office:value-type="string" office:string-value="" calcext:value-type="error">
            <text:p>#NAME?</text:p>
          </table:table-cell>
          <table:table-cell table:style-name="ce57" table:formula="of:=ifs(AND([.G21]=&quot;domain&quot;;[.H21]=&quot;range&quot;); CONCATENATE(&quot;the &quot;;[.C21]; &quot; &quot;;[.E21];&quot; (&quot;;[.L21];&quot;,Y) &quot;);AND([.G21]=&quot;range&quot;;[.H21]=&quot;domain&quot;);CONCATENATE(&quot;the &quot;;[.C21]; &quot; &quot;;[.E21];&quot; (&quot;;[.K21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equity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equity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equity</text:p>
          </table:table-cell>
          <table:table-cell table:style-name="ce11" office:value-type="string" calcext:value-type="string">
            <text:p>dbo:Company</text:p>
          </table:table-cell>
          <table:table-cell table:style-name="ce11" office:value-type="string" calcext:value-type="string">
            <text:p>xsd:double</text:p>
          </table:table-cell>
          <table:table-cell table:style-name="ce13" table:formula="of:=ifs(AND([.G22]=&quot;domain&quot;;[.H22]=&quot;range&quot;); CONCATENATE(&quot;What ( &quot;;[.K22];&quot;,X) is the &quot;;[.C22];&quot;/&quot;;[.D22]; &quot; &quot;;[.E22];&quot; (&quot;;[.L22];&quot;,Y)? &quot;);AND([.G22]=&quot;range&quot;;[.H22]=&quot;domain&quot;);CONCATENATE(&quot;What (&quot;;[.L22];&quot;, X) is the &quot;;[.C22];&quot;/&quot;;[.D22]; &quot; &quot;;[.E22];&quot; (&quot;;[.K22];&quot;,Y?) &quot;))" office:value-type="string" office:string-value="" calcext:value-type="error">
            <text:p>#NAME?</text:p>
          </table:table-cell>
          <table:table-cell table:style-name="ce11" table:formula="of:=ifs(AND([.G22]=&quot;domain&quot;;[.H22]=&quot;range&quot;); CONCATENATE(&quot;SELECT ?X WHERE { ?X &quot;;[.J22];&quot; Y.}&quot;);AND([.G22]=&quot;range&quot;;[.H22]=&quot;domain&quot;);CONCATENATE(&quot;SELECT ?X WHERE { Y &quot;;[.J22];&quot; ?X.}&quot;))" office:value-type="string" office:string-value="" calcext:value-type="error">
            <text:p>#NAME?</text:p>
          </table:table-cell>
          <table:table-cell table:style-name="ce21" table:formula="of:=ifs(AND([.G22]=&quot;domain&quot;;[.H22]=&quot;range&quot;); IF([.K22]=&quot;dbo:Person&quot;;CONCATENATE(&quot;Which person, Who ( &quot;;[.K22];&quot;,X) is,was the &quot;;[.C22]; &quot; &quot;;[.E22];&quot; (&quot;;[.L22];&quot;,Y)? (Y &quot;;[.J22];&quot; X)&quot;));AND([.G22]=&quot;range&quot;;[.H22]=&quot;domain&quot;);IF([.L22]=&quot;dbo:Person&quot;;CONCATENATE(&quot;Which person,Who (&quot;;[.L22];&quot;, X) is,was the &quot;;[.C22]; &quot; &quot;;[.E22];&quot; (&quot;;[.K22];&quot;,Y?) (X &quot;;[.J22];&quot; Y)&quot;)))" office:value-type="string" office:string-value="" calcext:value-type="error">
            <text:p>#NAME?</text:p>
          </table:table-cell>
          <table:table-cell table:style-name="ce21" table:formula="of:=ifs(AND([.G22]=&quot;domain&quot;;[.H22]=&quot;range&quot;); IF([.K22]=&quot;dbo:Person&quot;;CONCATENATE(&quot;SELECT ?X WHERE { ?X &quot;;[.J22];&quot; Y.}&quot;));AND([.G22]=&quot;range&quot;;[.H22]=&quot;domain&quot;); IF([.L22]=&quot;dbo:Person&quot;;CONCATENATE(&quot;SELECT ?X WHERE { Y &quot;;[.J22];&quot; ?X.}&quot;)))" office:value-type="string" office:string-value="" calcext:value-type="error">
            <text:p>#NAME?</text:p>
          </table:table-cell>
          <table:table-cell table:style-name="ce11" table:formula="of:=ifs(AND([.G22]=&quot;domain&quot;;[.H22]=&quot;range&quot;); CONCATENATE(&quot;List the ( &quot;;[.K22];&quot;,X)&quot;;[.D22]; &quot; &quot;;[.E22];&quot; (&quot;;[.L22];&quot;,Y)? &quot;);AND([.G22]=&quot;range&quot;;[.H22]=&quot;domain&quot;);CONCATENATE(&quot;List the (&quot;;[.L22];&quot;, X) &quot;;[.D22]; &quot; &quot;;[.E22];&quot; (&quot;;[.K22];&quot;,Y?) &quot;))" office:value-type="string" office:string-value="" calcext:value-type="error">
            <text:p>#NAME?</text:p>
          </table:table-cell>
          <table:table-cell table:style-name="ce11" table:formula="of:=ifs(AND([.G22]=&quot;domain&quot;;[.H22]=&quot;range&quot;); CONCATENATE(&quot;SELECT ?X WHERE { ?X &quot;;[.J22];&quot; Y.}&quot;);AND([.G22]=&quot;range&quot;;[.H22]=&quot;domain&quot;);CONCATENATE(&quot;SELECT ?X WHERE { Y &quot;;[.J22];&quot; ?X.}&quot;))" office:value-type="string" office:string-value="" calcext:value-type="error">
            <text:p>#NAME?</text:p>
          </table:table-cell>
          <table:table-cell table:style-name="ce57" table:formula="of:=ifs(AND([.G22]=&quot;domain&quot;;[.H22]=&quot;range&quot;); CONCATENATE(&quot;the &quot;;[.C22]; &quot; &quot;;[.E22];&quot; (&quot;;[.L22];&quot;,Y) &quot;);AND([.G22]=&quot;range&quot;;[.H22]=&quot;domain&quot;);CONCATENATE(&quot;the &quot;;[.C22]; &quot; &quot;;[.E22];&quot; (&quot;;[.K22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postalCod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postal cod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postalCode</text:p>
          </table:table-cell>
          <table:table-cell table:style-name="ce11" office:value-type="string" calcext:value-type="string">
            <text:p>dbo:City</text:p>
          </table:table-cell>
          <table:table-cell table:style-name="ce11" office:value-type="string" calcext:value-type="string">
            <text:p>xsd:string</text:p>
          </table:table-cell>
          <table:table-cell table:style-name="ce11" table:formula="of:=ifs(AND([.G23]=&quot;domain&quot;;[.H23]=&quot;range&quot;); CONCATENATE(&quot;What ( &quot;;[.K23];&quot;,X) is the &quot;;[.C23];&quot;/&quot;;[.D23]; &quot; &quot;;[.E23];&quot; (&quot;;[.L23];&quot;,Y)? &quot;);AND([.G23]=&quot;range&quot;;[.H23]=&quot;domain&quot;);CONCATENATE(&quot;What (&quot;;[.L23];&quot;, X) is the &quot;;[.C23];&quot;/&quot;;[.D23]; &quot; &quot;;[.E23];&quot; (&quot;;[.K23];&quot;,Y?) &quot;))" office:value-type="string" office:string-value="" calcext:value-type="error">
            <text:p>#NAME?</text:p>
          </table:table-cell>
          <table:table-cell table:style-name="ce11" table:formula="of:=ifs(AND([.G23]=&quot;domain&quot;;[.H23]=&quot;range&quot;); CONCATENATE(&quot;SELECT ?X WHERE { ?X &quot;;[.J23];&quot; Y.}&quot;);AND([.G23]=&quot;range&quot;;[.H23]=&quot;domain&quot;);CONCATENATE(&quot;SELECT ?X WHERE { Y &quot;;[.J23];&quot; ?X.}&quot;))" office:value-type="string" office:string-value="" calcext:value-type="error">
            <text:p>#NAME?</text:p>
          </table:table-cell>
          <table:table-cell table:style-name="ce19" table:formula="of:=ifs(AND([.G23]=&quot;domain&quot;;[.H23]=&quot;range&quot;); IF([.K23]=&quot;dbo:Person&quot;;CONCATENATE(&quot;Which person, Who ( &quot;;[.K23];&quot;,X) is,was the &quot;;[.C23]; &quot; &quot;;[.E23];&quot; (&quot;;[.L23];&quot;,Y)? (Y &quot;;[.J23];&quot; X)&quot;));AND([.G23]=&quot;range&quot;;[.H23]=&quot;domain&quot;);IF([.L23]=&quot;dbo:Person&quot;;CONCATENATE(&quot;Which person,Who (&quot;;[.L23];&quot;, X) is,was the &quot;;[.C23]; &quot; &quot;;[.E23];&quot; (&quot;;[.K23];&quot;,Y?) (X &quot;;[.J23];&quot; Y)&quot;)))" office:value-type="string" office:string-value="" calcext:value-type="error">
            <text:p>#NAME?</text:p>
          </table:table-cell>
          <table:table-cell table:style-name="ce19" table:formula="of:=ifs(AND([.G23]=&quot;domain&quot;;[.H23]=&quot;range&quot;); IF([.K23]=&quot;dbo:Person&quot;;CONCATENATE(&quot;SELECT ?X WHERE { ?X &quot;;[.J23];&quot; Y.}&quot;));AND([.G23]=&quot;range&quot;;[.H23]=&quot;domain&quot;); IF([.L23]=&quot;dbo:Person&quot;;CONCATENATE(&quot;SELECT ?X WHERE { Y &quot;;[.J23];&quot; ?X.}&quot;)))" office:value-type="string" office:string-value="" calcext:value-type="error">
            <text:p>#NAME?</text:p>
          </table:table-cell>
          <table:table-cell table:style-name="ce11" table:formula="of:=ifs(AND([.G23]=&quot;domain&quot;;[.H23]=&quot;range&quot;); CONCATENATE(&quot;List the ( &quot;;[.K23];&quot;,X)&quot;;[.D23]; &quot; &quot;;[.E23];&quot; (&quot;;[.L23];&quot;,Y)? &quot;);AND([.G23]=&quot;range&quot;;[.H23]=&quot;domain&quot;);CONCATENATE(&quot;List the (&quot;;[.L23];&quot;, X) &quot;;[.D23]; &quot; &quot;;[.E23];&quot; (&quot;;[.K23];&quot;,Y?) &quot;))" office:value-type="string" office:string-value="" calcext:value-type="error">
            <text:p>#NAME?</text:p>
          </table:table-cell>
          <table:table-cell table:style-name="ce11" table:formula="of:=ifs(AND([.G23]=&quot;domain&quot;;[.H23]=&quot;range&quot;); CONCATENATE(&quot;SELECT ?X WHERE { ?X &quot;;[.J23];&quot; Y.}&quot;);AND([.G23]=&quot;range&quot;;[.H23]=&quot;domain&quot;);CONCATENATE(&quot;SELECT ?X WHERE { Y &quot;;[.J23];&quot; ?X.}&quot;))" office:value-type="string" office:string-value="" calcext:value-type="error">
            <text:p>#NAME?</text:p>
          </table:table-cell>
          <table:table-cell table:style-name="ce57" table:formula="of:=ifs(AND([.G23]=&quot;domain&quot;;[.H23]=&quot;range&quot;); CONCATENATE(&quot;the &quot;;[.C23]; &quot; &quot;;[.E23];&quot; (&quot;;[.L23];&quot;,Y) &quot;);AND([.G23]=&quot;range&quot;;[.H23]=&quot;domain&quot;);CONCATENATE(&quot;the &quot;;[.C23]; &quot; &quot;;[.E23];&quot; (&quot;;[.K23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populationTotal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total population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populationTotal</text:p>
          </table:table-cell>
          <table:table-cell table:style-name="ce11" office:value-type="string" calcext:value-type="string">
            <text:p>dbo:Place</text:p>
          </table:table-cell>
          <table:table-cell table:style-name="ce11" office:value-type="string" calcext:value-type="string">
            <text:p>xsd:nonNegativeInteger</text:p>
          </table:table-cell>
          <table:table-cell table:style-name="ce11" table:formula="of:=ifs(AND([.G24]=&quot;domain&quot;;[.H24]=&quot;range&quot;); CONCATENATE(&quot;What ( &quot;;[.K24];&quot;,X) is the &quot;;[.C24];&quot;/&quot;;[.D24]; &quot; &quot;;[.E24];&quot; (&quot;;[.L24];&quot;,Y)? &quot;);AND([.G24]=&quot;range&quot;;[.H24]=&quot;domain&quot;);CONCATENATE(&quot;What (&quot;;[.L24];&quot;, X) is the &quot;;[.C24];&quot;/&quot;;[.D24]; &quot; &quot;;[.E24];&quot; (&quot;;[.K24];&quot;,Y?) &quot;))" office:value-type="string" office:string-value="" calcext:value-type="error">
            <text:p>#NAME?</text:p>
          </table:table-cell>
          <table:table-cell table:style-name="ce11" table:formula="of:=ifs(AND([.G24]=&quot;domain&quot;;[.H24]=&quot;range&quot;); CONCATENATE(&quot;SELECT ?X WHERE { ?X &quot;;[.J24];&quot; Y.}&quot;);AND([.G24]=&quot;range&quot;;[.H24]=&quot;domain&quot;);CONCATENATE(&quot;SELECT ?X WHERE { Y &quot;;[.J24];&quot; ?X.}&quot;))" office:value-type="string" office:string-value="" calcext:value-type="error">
            <text:p>#NAME?</text:p>
          </table:table-cell>
          <table:table-cell table:style-name="ce19" table:formula="of:=ifs(AND([.G24]=&quot;domain&quot;;[.H24]=&quot;range&quot;); IF([.K24]=&quot;dbo:Person&quot;;CONCATENATE(&quot;Which person, Who ( &quot;;[.K24];&quot;,X) is,was the &quot;;[.C24]; &quot; &quot;;[.E24];&quot; (&quot;;[.L24];&quot;,Y)? (Y &quot;;[.J24];&quot; X)&quot;));AND([.G24]=&quot;range&quot;;[.H24]=&quot;domain&quot;);IF([.L24]=&quot;dbo:Person&quot;;CONCATENATE(&quot;Which person,Who (&quot;;[.L24];&quot;, X) is,was the &quot;;[.C24]; &quot; &quot;;[.E24];&quot; (&quot;;[.K24];&quot;,Y?) (X &quot;;[.J24];&quot; Y)&quot;)))" office:value-type="string" office:string-value="" calcext:value-type="error">
            <text:p>#NAME?</text:p>
          </table:table-cell>
          <table:table-cell table:style-name="ce19" table:formula="of:=ifs(AND([.G24]=&quot;domain&quot;;[.H24]=&quot;range&quot;); IF([.K24]=&quot;dbo:Person&quot;;CONCATENATE(&quot;SELECT ?X WHERE { ?X &quot;;[.J24];&quot; Y.}&quot;));AND([.G24]=&quot;range&quot;;[.H24]=&quot;domain&quot;); IF([.L24]=&quot;dbo:Person&quot;;CONCATENATE(&quot;SELECT ?X WHERE { Y &quot;;[.J24];&quot; ?X.}&quot;)))" office:value-type="string" office:string-value="" calcext:value-type="error">
            <text:p>#NAME?</text:p>
          </table:table-cell>
          <table:table-cell table:style-name="ce11" table:formula="of:=ifs(AND([.G24]=&quot;domain&quot;;[.H24]=&quot;range&quot;); CONCATENATE(&quot;List the ( &quot;;[.K24];&quot;,X)&quot;;[.D24]; &quot; &quot;;[.E24];&quot; (&quot;;[.L24];&quot;,Y)? &quot;);AND([.G24]=&quot;range&quot;;[.H24]=&quot;domain&quot;);CONCATENATE(&quot;List the (&quot;;[.L24];&quot;, X) &quot;;[.D24]; &quot; &quot;;[.E24];&quot; (&quot;;[.K24];&quot;,Y?) &quot;))" office:value-type="string" office:string-value="" calcext:value-type="error">
            <text:p>#NAME?</text:p>
          </table:table-cell>
          <table:table-cell table:style-name="ce11" table:formula="of:=ifs(AND([.G24]=&quot;domain&quot;;[.H24]=&quot;range&quot;); CONCATENATE(&quot;SELECT ?X WHERE { ?X &quot;;[.J24];&quot; Y.}&quot;);AND([.G24]=&quot;range&quot;;[.H24]=&quot;domain&quot;);CONCATENATE(&quot;SELECT ?X WHERE { Y &quot;;[.J24];&quot; ?X.}&quot;))" office:value-type="string" office:string-value="" calcext:value-type="error">
            <text:p>#NAME?</text:p>
          </table:table-cell>
          <table:table-cell table:style-name="ce57" table:formula="of:=ifs(AND([.G24]=&quot;domain&quot;;[.H24]=&quot;range&quot;); CONCATENATE(&quot;the &quot;;[.C24]; &quot; &quot;;[.E24];&quot; (&quot;;[.L24];&quot;,Y) &quot;);AND([.G24]=&quot;range&quot;;[.H24]=&quot;domain&quot;);CONCATENATE(&quot;the &quot;;[.C24]; &quot; &quot;;[.E24];&quot; (&quot;;[.K24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completionDat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completion 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ompletionDate</text:p>
          </table:table-cell>
          <table:table-cell table:style-name="ce11" office:value-type="string" calcext:value-type="string">
            <text:p>dbo:TelevisionShow</text:p>
          </table:table-cell>
          <table:table-cell table:style-name="ce11" office:value-type="string" calcext:value-type="string">
            <text:p>xsd:date</text:p>
          </table:table-cell>
          <table:table-cell table:style-name="ce13" table:formula="of:=ifs(AND([.G25]=&quot;domain&quot;;[.H25]=&quot;range&quot;); CONCATENATE(&quot;What ( &quot;;[.K25];&quot;,X) is the &quot;;[.C25];&quot;/&quot;;[.D25]; &quot; &quot;;[.E25];&quot; (&quot;;[.L25];&quot;,Y)? &quot;);AND([.G25]=&quot;range&quot;;[.H25]=&quot;domain&quot;);CONCATENATE(&quot;What (&quot;;[.L25];&quot;, X) is the &quot;;[.C25];&quot;/&quot;;[.D25]; &quot; &quot;;[.E25];&quot; (&quot;;[.K25];&quot;,Y?) &quot;))" office:value-type="string" office:string-value="" calcext:value-type="error">
            <text:p>#NAME?</text:p>
          </table:table-cell>
          <table:table-cell table:style-name="ce11" table:formula="of:=ifs(AND([.G25]=&quot;domain&quot;;[.H25]=&quot;range&quot;); CONCATENATE(&quot;SELECT ?X WHERE { ?X &quot;;[.J25];&quot; Y.}&quot;);AND([.G25]=&quot;range&quot;;[.H25]=&quot;domain&quot;);CONCATENATE(&quot;SELECT ?X WHERE { Y &quot;;[.J25];&quot; ?X.}&quot;))" office:value-type="string" office:string-value="" calcext:value-type="error">
            <text:p>#NAME?</text:p>
          </table:table-cell>
          <table:table-cell table:style-name="ce21" table:formula="of:=ifs(AND([.G25]=&quot;domain&quot;;[.H25]=&quot;range&quot;); IF([.K25]=&quot;dbo:Person&quot;;CONCATENATE(&quot;Which person, Who ( &quot;;[.K25];&quot;,X) is,was the &quot;;[.C25]; &quot; &quot;;[.E25];&quot; (&quot;;[.L25];&quot;,Y)? (Y &quot;;[.J25];&quot; X)&quot;));AND([.G25]=&quot;range&quot;;[.H25]=&quot;domain&quot;);IF([.L25]=&quot;dbo:Person&quot;;CONCATENATE(&quot;Which person,Who (&quot;;[.L25];&quot;, X) is,was the &quot;;[.C25]; &quot; &quot;;[.E25];&quot; (&quot;;[.K25];&quot;,Y?) (X &quot;;[.J25];&quot; Y)&quot;)))" office:value-type="string" office:string-value="" calcext:value-type="error">
            <text:p>#NAME?</text:p>
          </table:table-cell>
          <table:table-cell table:style-name="ce21" table:formula="of:=ifs(AND([.G25]=&quot;domain&quot;;[.H25]=&quot;range&quot;); IF([.K25]=&quot;dbo:Person&quot;;CONCATENATE(&quot;SELECT ?X WHERE { ?X &quot;;[.J25];&quot; Y.}&quot;));AND([.G25]=&quot;range&quot;;[.H25]=&quot;domain&quot;); IF([.L25]=&quot;dbo:Person&quot;;CONCATENATE(&quot;SELECT ?X WHERE { Y &quot;;[.J25];&quot; ?X.}&quot;)))" office:value-type="string" office:string-value="" calcext:value-type="error">
            <text:p>#NAME?</text:p>
          </table:table-cell>
          <table:table-cell table:style-name="ce11" table:formula="of:=ifs(AND([.G25]=&quot;domain&quot;;[.H25]=&quot;range&quot;); CONCATENATE(&quot;List the ( &quot;;[.K25];&quot;,X)&quot;;[.D25]; &quot; &quot;;[.E25];&quot; (&quot;;[.L25];&quot;,Y)? &quot;);AND([.G25]=&quot;range&quot;;[.H25]=&quot;domain&quot;);CONCATENATE(&quot;List the (&quot;;[.L25];&quot;, X) &quot;;[.D25]; &quot; &quot;;[.E25];&quot; (&quot;;[.K25];&quot;,Y?) &quot;))" office:value-type="string" office:string-value="" calcext:value-type="error">
            <text:p>#NAME?</text:p>
          </table:table-cell>
          <table:table-cell table:style-name="ce11" table:formula="of:=ifs(AND([.G25]=&quot;domain&quot;;[.H25]=&quot;range&quot;); CONCATENATE(&quot;SELECT ?X WHERE { ?X &quot;;[.J25];&quot; Y.}&quot;);AND([.G25]=&quot;range&quot;;[.H25]=&quot;domain&quot;);CONCATENATE(&quot;SELECT ?X WHERE { Y &quot;;[.J25];&quot; ?X.}&quot;))" office:value-type="string" office:string-value="" calcext:value-type="error">
            <text:p>#NAME?</text:p>
          </table:table-cell>
          <table:table-cell table:style-name="ce57" table:formula="of:=ifs(AND([.G25]=&quot;domain&quot;;[.H25]=&quot;range&quot;); CONCATENATE(&quot;the &quot;;[.C25]; &quot; &quot;;[.E25];&quot; (&quot;;[.L25];&quot;,Y) &quot;);AND([.G25]=&quot;range&quot;;[.H25]=&quot;domain&quot;);CONCATENATE(&quot;the &quot;;[.C25]; &quot; &quot;;[.E25];&quot; (&quot;;[.K25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nearestCity-to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nearest city</text:p>
          </table:table-cell>
          <table:table-cell table:style-name="ce12" office:value-type="string" calcext:value-type="string">
            <text:p>nearest cities</text:p>
          </table:table-cell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nearestCity</text:p>
          </table:table-cell>
          <table:table-cell table:style-name="ce11" office:value-type="string" calcext:value-type="string">
            <text:p>dbo:Place</text:p>
          </table:table-cell>
          <table:table-cell table:style-name="ce11" office:value-type="string" calcext:value-type="string">
            <text:p>dbo:PopulatedPlace</text:p>
          </table:table-cell>
          <table:table-cell table:style-name="ce13" table:formula="of:=ifs(AND([.G26]=&quot;domain&quot;;[.H26]=&quot;range&quot;); CONCATENATE(&quot;What ( &quot;;[.K26];&quot;,X) is the &quot;;[.C26];&quot;/&quot;;[.D26]; &quot; &quot;;[.E26];&quot; (&quot;;[.L26];&quot;,Y)? &quot;);AND([.G26]=&quot;range&quot;;[.H26]=&quot;domain&quot;);CONCATENATE(&quot;What (&quot;;[.L26];&quot;, X) is the &quot;;[.C26];&quot;/&quot;;[.D26]; &quot; &quot;;[.E26];&quot; (&quot;;[.K26];&quot;,Y?) &quot;))" office:value-type="string" office:string-value="" calcext:value-type="error">
            <text:p>#NAME?</text:p>
          </table:table-cell>
          <table:table-cell table:style-name="ce11" table:formula="of:=ifs(AND([.G26]=&quot;domain&quot;;[.H26]=&quot;range&quot;); CONCATENATE(&quot;SELECT ?X WHERE { ?X &quot;;[.J26];&quot; Y.}&quot;);AND([.G26]=&quot;range&quot;;[.H26]=&quot;domain&quot;);CONCATENATE(&quot;SELECT ?X WHERE { Y &quot;;[.J26];&quot; ?X.}&quot;))" office:value-type="string" office:string-value="" calcext:value-type="error">
            <text:p>#NAME?</text:p>
          </table:table-cell>
          <table:table-cell table:style-name="ce21" table:formula="of:=ifs(AND([.G26]=&quot;domain&quot;;[.H26]=&quot;range&quot;); IF([.K26]=&quot;dbo:Person&quot;;CONCATENATE(&quot;Which person, Who ( &quot;;[.K26];&quot;,X) is,was the &quot;;[.C26]; &quot; &quot;;[.E26];&quot; (&quot;;[.L26];&quot;,Y)? (Y &quot;;[.J26];&quot; X)&quot;));AND([.G26]=&quot;range&quot;;[.H26]=&quot;domain&quot;);IF([.L26]=&quot;dbo:Person&quot;;CONCATENATE(&quot;Which person,Who (&quot;;[.L26];&quot;, X) is,was the &quot;;[.C26]; &quot; &quot;;[.E26];&quot; (&quot;;[.K26];&quot;,Y?) (X &quot;;[.J26];&quot; Y)&quot;)))" office:value-type="string" office:string-value="" calcext:value-type="error">
            <text:p>#NAME?</text:p>
          </table:table-cell>
          <table:table-cell table:style-name="ce21" table:formula="of:=ifs(AND([.G26]=&quot;domain&quot;;[.H26]=&quot;range&quot;); IF([.K26]=&quot;dbo:Person&quot;;CONCATENATE(&quot;SELECT ?X WHERE { ?X &quot;;[.J26];&quot; Y.}&quot;));AND([.G26]=&quot;range&quot;;[.H26]=&quot;domain&quot;); IF([.L26]=&quot;dbo:Person&quot;;CONCATENATE(&quot;SELECT ?X WHERE { Y &quot;;[.J26];&quot; ?X.}&quot;)))" office:value-type="string" office:string-value="" calcext:value-type="error">
            <text:p>#NAME?</text:p>
          </table:table-cell>
          <table:table-cell table:style-name="ce11" table:formula="of:=ifs(AND([.G26]=&quot;domain&quot;;[.H26]=&quot;range&quot;); CONCATENATE(&quot;List the ( &quot;;[.K26];&quot;,X)&quot;;[.D26]; &quot; &quot;;[.E26];&quot; (&quot;;[.L26];&quot;,Y)? &quot;);AND([.G26]=&quot;range&quot;;[.H26]=&quot;domain&quot;);CONCATENATE(&quot;List the (&quot;;[.L26];&quot;, X) &quot;;[.D26]; &quot; &quot;;[.E26];&quot; (&quot;;[.K26];&quot;,Y?) &quot;))" office:value-type="string" office:string-value="" calcext:value-type="error">
            <text:p>#NAME?</text:p>
          </table:table-cell>
          <table:table-cell table:style-name="ce11" table:formula="of:=ifs(AND([.G26]=&quot;domain&quot;;[.H26]=&quot;range&quot;); CONCATENATE(&quot;SELECT ?X WHERE { ?X &quot;;[.J26];&quot; Y.}&quot;);AND([.G26]=&quot;range&quot;;[.H26]=&quot;domain&quot;);CONCATENATE(&quot;SELECT ?X WHERE { Y &quot;;[.J26];&quot; ?X.}&quot;))" office:value-type="string" office:string-value="" calcext:value-type="error">
            <text:p>#NAME?</text:p>
          </table:table-cell>
          <table:table-cell table:style-name="ce57" table:formula="of:=ifs(AND([.G26]=&quot;domain&quot;;[.H26]=&quot;range&quot;); CONCATENATE(&quot;the &quot;;[.C26]; &quot; &quot;;[.E26];&quot; (&quot;;[.L26];&quot;,Y) &quot;);AND([.G26]=&quot;range&quot;;[.H26]=&quot;domain&quot;);CONCATENATE(&quot;the &quot;;[.C26]; &quot; &quot;;[.E26];&quot; (&quot;;[.K26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revenu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reven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revenue</text:p>
          </table:table-cell>
          <table:table-cell table:style-name="ce11" office:value-type="string" calcext:value-type="string">
            <text:p>dbo:Organisation</text:p>
          </table:table-cell>
          <table:table-cell table:style-name="ce11" office:value-type="string" calcext:value-type="string">
            <text:p>xsd:double</text:p>
          </table:table-cell>
          <table:table-cell table:style-name="ce13" table:formula="of:=ifs(AND([.G27]=&quot;domain&quot;;[.H27]=&quot;range&quot;); CONCATENATE(&quot;What ( &quot;;[.K27];&quot;,X) is the &quot;;[.C27];&quot;/&quot;;[.D27]; &quot; &quot;;[.E27];&quot; (&quot;;[.L27];&quot;,Y)? &quot;);AND([.G27]=&quot;range&quot;;[.H27]=&quot;domain&quot;);CONCATENATE(&quot;What (&quot;;[.L27];&quot;, X) is the &quot;;[.C27];&quot;/&quot;;[.D27]; &quot; &quot;;[.E27];&quot; (&quot;;[.K27];&quot;,Y?) &quot;))" office:value-type="string" office:string-value="" calcext:value-type="error">
            <text:p>#NAME?</text:p>
          </table:table-cell>
          <table:table-cell table:style-name="ce11" table:formula="of:=ifs(AND([.G27]=&quot;domain&quot;;[.H27]=&quot;range&quot;); CONCATENATE(&quot;SELECT ?X WHERE { ?X &quot;;[.J27];&quot; Y.}&quot;);AND([.G27]=&quot;range&quot;;[.H27]=&quot;domain&quot;);CONCATENATE(&quot;SELECT ?X WHERE { Y &quot;;[.J27];&quot; ?X.}&quot;))" office:value-type="string" office:string-value="" calcext:value-type="error">
            <text:p>#NAME?</text:p>
          </table:table-cell>
          <table:table-cell table:style-name="ce21" table:formula="of:=ifs(AND([.G27]=&quot;domain&quot;;[.H27]=&quot;range&quot;); IF([.K27]=&quot;dbo:Person&quot;;CONCATENATE(&quot;Which person, Who ( &quot;;[.K27];&quot;,X) is,was the &quot;;[.C27]; &quot; &quot;;[.E27];&quot; (&quot;;[.L27];&quot;,Y)? (Y &quot;;[.J27];&quot; X)&quot;));AND([.G27]=&quot;range&quot;;[.H27]=&quot;domain&quot;);IF([.L27]=&quot;dbo:Person&quot;;CONCATENATE(&quot;Which person,Who (&quot;;[.L27];&quot;, X) is,was the &quot;;[.C27]; &quot; &quot;;[.E27];&quot; (&quot;;[.K27];&quot;,Y?) (X &quot;;[.J27];&quot; Y)&quot;)))" office:value-type="string" office:string-value="" calcext:value-type="error">
            <text:p>#NAME?</text:p>
          </table:table-cell>
          <table:table-cell table:style-name="ce21" table:formula="of:=ifs(AND([.G27]=&quot;domain&quot;;[.H27]=&quot;range&quot;); IF([.K27]=&quot;dbo:Person&quot;;CONCATENATE(&quot;SELECT ?X WHERE { ?X &quot;;[.J27];&quot; Y.}&quot;));AND([.G27]=&quot;range&quot;;[.H27]=&quot;domain&quot;); IF([.L27]=&quot;dbo:Person&quot;;CONCATENATE(&quot;SELECT ?X WHERE { Y &quot;;[.J27];&quot; ?X.}&quot;)))" office:value-type="string" office:string-value="" calcext:value-type="error">
            <text:p>#NAME?</text:p>
          </table:table-cell>
          <table:table-cell table:style-name="ce11" table:formula="of:=ifs(AND([.G27]=&quot;domain&quot;;[.H27]=&quot;range&quot;); CONCATENATE(&quot;List the ( &quot;;[.K27];&quot;,X)&quot;;[.D27]; &quot; &quot;;[.E27];&quot; (&quot;;[.L27];&quot;,Y)? &quot;);AND([.G27]=&quot;range&quot;;[.H27]=&quot;domain&quot;);CONCATENATE(&quot;List the (&quot;;[.L27];&quot;, X) &quot;;[.D27]; &quot; &quot;;[.E27];&quot; (&quot;;[.K27];&quot;,Y?) &quot;))" office:value-type="string" office:string-value="" calcext:value-type="error">
            <text:p>#NAME?</text:p>
          </table:table-cell>
          <table:table-cell table:style-name="ce11" table:formula="of:=ifs(AND([.G27]=&quot;domain&quot;;[.H27]=&quot;range&quot;); CONCATENATE(&quot;SELECT ?X WHERE { ?X &quot;;[.J27];&quot; Y.}&quot;);AND([.G27]=&quot;range&quot;;[.H27]=&quot;domain&quot;);CONCATENATE(&quot;SELECT ?X WHERE { Y &quot;;[.J27];&quot; ?X.}&quot;))" office:value-type="string" office:string-value="" calcext:value-type="error">
            <text:p>#NAME?</text:p>
          </table:table-cell>
          <table:table-cell table:style-name="ce57" table:formula="of:=ifs(AND([.G27]=&quot;domain&quot;;[.H27]=&quot;range&quot;); CONCATENATE(&quot;the &quot;;[.C27]; &quot; &quot;;[.E27];&quot; (&quot;;[.L27];&quot;,Y) &quot;);AND([.G27]=&quot;range&quot;;[.H27]=&quot;domain&quot;);CONCATENATE(&quot;the &quot;;[.C27]; &quot; &quot;;[.E27];&quot; (&quot;;[.K27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keyPerson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key person</text:p>
          </table:table-cell>
          <table:table-cell table:style-name="ce12" office:value-type="string" calcext:value-type="string">
            <text:p>key person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keyPerson</text:p>
          </table:table-cell>
          <table:table-cell table:style-name="ce11" office:value-type="string" calcext:value-type="string">
            <text:p>dbo:Organisation</text:p>
          </table:table-cell>
          <table:table-cell table:style-name="ce11" office:value-type="string" calcext:value-type="string">
            <text:p>dbo:Person</text:p>
          </table:table-cell>
          <table:table-cell table:style-name="ce13" table:formula="of:=ifs(AND([.G28]=&quot;domain&quot;;[.H28]=&quot;range&quot;); CONCATENATE(&quot;What ( &quot;;[.K28];&quot;,X) is the &quot;;[.C28];&quot;/&quot;;[.D28]; &quot; &quot;;[.E28];&quot; (&quot;;[.L28];&quot;,Y)? &quot;);AND([.G28]=&quot;range&quot;;[.H28]=&quot;domain&quot;);CONCATENATE(&quot;What (&quot;;[.L28];&quot;, X) is the &quot;;[.C28];&quot;/&quot;;[.D28]; &quot; &quot;;[.E28];&quot; (&quot;;[.K28];&quot;,Y?) &quot;))" office:value-type="string" office:string-value="" calcext:value-type="error">
            <text:p>#NAME?</text:p>
          </table:table-cell>
          <table:table-cell table:style-name="ce11" table:formula="of:=ifs(AND([.G28]=&quot;domain&quot;;[.H28]=&quot;range&quot;); CONCATENATE(&quot;SELECT ?X WHERE { ?X &quot;;[.J28];&quot; Y.}&quot;);AND([.G28]=&quot;range&quot;;[.H28]=&quot;domain&quot;);CONCATENATE(&quot;SELECT ?X WHERE { Y &quot;;[.J28];&quot; ?X.}&quot;))" office:value-type="string" office:string-value="" calcext:value-type="error">
            <text:p>#NAME?</text:p>
          </table:table-cell>
          <table:table-cell table:style-name="ce13" table:formula="of:=ifs(AND([.G28]=&quot;domain&quot;;[.H28]=&quot;range&quot;); IF([.K28]=&quot;dbo:Person&quot;;CONCATENATE(&quot;Which person, Who ( &quot;;[.K28];&quot;,X) is,was the &quot;;[.C28]; &quot; &quot;;[.E28];&quot; (&quot;;[.L28];&quot;,Y)? (Y &quot;;[.J28];&quot; X)&quot;));AND([.G28]=&quot;range&quot;;[.H28]=&quot;domain&quot;);IF([.L28]=&quot;dbo:Person&quot;;CONCATENATE(&quot;Which person,Who (&quot;;[.L28];&quot;, X) is,was the &quot;;[.C28]; &quot; &quot;;[.E28];&quot; (&quot;;[.K28];&quot;,Y?) (X &quot;;[.J28];&quot; Y)&quot;)))" office:value-type="string" office:string-value="" calcext:value-type="error">
            <text:p>#NAME?</text:p>
          </table:table-cell>
          <table:table-cell table:style-name="ce13" table:formula="of:=ifs(AND([.G28]=&quot;domain&quot;;[.H28]=&quot;range&quot;); IF([.K28]=&quot;dbo:Person&quot;;CONCATENATE(&quot;SELECT ?X WHERE { ?X &quot;;[.J28];&quot; Y.}&quot;));AND([.G28]=&quot;range&quot;;[.H28]=&quot;domain&quot;); IF([.L28]=&quot;dbo:Person&quot;;CONCATENATE(&quot;SELECT ?X WHERE { Y &quot;;[.J28];&quot; ?X.}&quot;)))" office:value-type="string" office:string-value="" calcext:value-type="error">
            <text:p>#NAME?</text:p>
          </table:table-cell>
          <table:table-cell table:style-name="ce11" table:formula="of:=ifs(AND([.G28]=&quot;domain&quot;;[.H28]=&quot;range&quot;); CONCATENATE(&quot;List the ( &quot;;[.K28];&quot;,X)&quot;;[.D28]; &quot; &quot;;[.E28];&quot; (&quot;;[.L28];&quot;,Y)? &quot;);AND([.G28]=&quot;range&quot;;[.H28]=&quot;domain&quot;);CONCATENATE(&quot;List the (&quot;;[.L28];&quot;, X) &quot;;[.D28]; &quot; &quot;;[.E28];&quot; (&quot;;[.K28];&quot;,Y?) &quot;))" office:value-type="string" office:string-value="" calcext:value-type="error">
            <text:p>#NAME?</text:p>
          </table:table-cell>
          <table:table-cell table:style-name="ce11" table:formula="of:=ifs(AND([.G28]=&quot;domain&quot;;[.H28]=&quot;range&quot;); CONCATENATE(&quot;SELECT ?X WHERE { ?X &quot;;[.J28];&quot; Y.}&quot;);AND([.G28]=&quot;range&quot;;[.H28]=&quot;domain&quot;);CONCATENATE(&quot;SELECT ?X WHERE { Y &quot;;[.J28];&quot; ?X.}&quot;))" office:value-type="string" office:string-value="" calcext:value-type="error">
            <text:p>#NAME?</text:p>
          </table:table-cell>
          <table:table-cell table:style-name="ce57" table:formula="of:=ifs(AND([.G28]=&quot;domain&quot;;[.H28]=&quot;range&quot;); CONCATENATE(&quot;the &quot;;[.C28]; &quot; &quot;;[.E28];&quot; (&quot;;[.L28];&quot;,Y) &quot;);AND([.G28]=&quot;range&quot;;[.H28]=&quot;domain&quot;);CONCATENATE(&quot;the &quot;;[.C28]; &quot; &quot;;[.E28];&quot; (&quot;;[.K28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formerNam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former na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formerName</text:p>
          </table:table-cell>
          <table:table-cell table:style-name="ce11" office:value-type="string" calcext:value-type="string">
            <text:p>dbo:Organisation</text:p>
          </table:table-cell>
          <table:table-cell table:style-name="ce11" office:value-type="string" calcext:value-type="string">
            <text:p>rdf:langString</text:p>
          </table:table-cell>
          <table:table-cell table:style-name="ce13" table:formula="of:=ifs(AND([.G29]=&quot;domain&quot;;[.H29]=&quot;range&quot;); CONCATENATE(&quot;What ( &quot;;[.K29];&quot;,X) is the &quot;;[.C29];&quot;/&quot;;[.D29]; &quot; &quot;;[.E29];&quot; (&quot;;[.L29];&quot;,Y)? &quot;);AND([.G29]=&quot;range&quot;;[.H29]=&quot;domain&quot;);CONCATENATE(&quot;What (&quot;;[.L29];&quot;, X) is the &quot;;[.C29];&quot;/&quot;;[.D29]; &quot; &quot;;[.E29];&quot; (&quot;;[.K29];&quot;,Y?) &quot;))" office:value-type="string" office:string-value="" calcext:value-type="error">
            <text:p>#NAME?</text:p>
          </table:table-cell>
          <table:table-cell table:style-name="ce11" table:formula="of:=ifs(AND([.G29]=&quot;domain&quot;;[.H29]=&quot;range&quot;); CONCATENATE(&quot;SELECT ?X WHERE { ?X &quot;;[.J29];&quot; Y.}&quot;);AND([.G29]=&quot;range&quot;;[.H29]=&quot;domain&quot;);CONCATENATE(&quot;SELECT ?X WHERE { Y &quot;;[.J29];&quot; ?X.}&quot;))" office:value-type="string" office:string-value="" calcext:value-type="error">
            <text:p>#NAME?</text:p>
          </table:table-cell>
          <table:table-cell table:style-name="ce21" table:formula="of:=ifs(AND([.G29]=&quot;domain&quot;;[.H29]=&quot;range&quot;); IF([.K29]=&quot;dbo:Person&quot;;CONCATENATE(&quot;Which person, Who ( &quot;;[.K29];&quot;,X) is,was the &quot;;[.C29]; &quot; &quot;;[.E29];&quot; (&quot;;[.L29];&quot;,Y)? (Y &quot;;[.J29];&quot; X)&quot;));AND([.G29]=&quot;range&quot;;[.H29]=&quot;domain&quot;);IF([.L29]=&quot;dbo:Person&quot;;CONCATENATE(&quot;Which person,Who (&quot;;[.L29];&quot;, X) is,was the &quot;;[.C29]; &quot; &quot;;[.E29];&quot; (&quot;;[.K29];&quot;,Y?) (X &quot;;[.J29];&quot; Y)&quot;)))" office:value-type="string" office:string-value="" calcext:value-type="error">
            <text:p>#NAME?</text:p>
          </table:table-cell>
          <table:table-cell table:style-name="ce21" table:formula="of:=ifs(AND([.G29]=&quot;domain&quot;;[.H29]=&quot;range&quot;); IF([.K29]=&quot;dbo:Person&quot;;CONCATENATE(&quot;SELECT ?X WHERE { ?X &quot;;[.J29];&quot; Y.}&quot;));AND([.G29]=&quot;range&quot;;[.H29]=&quot;domain&quot;); IF([.L29]=&quot;dbo:Person&quot;;CONCATENATE(&quot;SELECT ?X WHERE { Y &quot;;[.J29];&quot; ?X.}&quot;)))" office:value-type="string" office:string-value="" calcext:value-type="error">
            <text:p>#NAME?</text:p>
          </table:table-cell>
          <table:table-cell table:style-name="ce11" table:formula="of:=ifs(AND([.G29]=&quot;domain&quot;;[.H29]=&quot;range&quot;); CONCATENATE(&quot;List the ( &quot;;[.K29];&quot;,X)&quot;;[.D29]; &quot; &quot;;[.E29];&quot; (&quot;;[.L29];&quot;,Y)? &quot;);AND([.G29]=&quot;range&quot;;[.H29]=&quot;domain&quot;);CONCATENATE(&quot;List the (&quot;;[.L29];&quot;, X) &quot;;[.D29]; &quot; &quot;;[.E29];&quot; (&quot;;[.K29];&quot;,Y?) &quot;))" office:value-type="string" office:string-value="" calcext:value-type="error">
            <text:p>#NAME?</text:p>
          </table:table-cell>
          <table:table-cell table:style-name="ce11" table:formula="of:=ifs(AND([.G29]=&quot;domain&quot;;[.H29]=&quot;range&quot;); CONCATENATE(&quot;SELECT ?X WHERE { ?X &quot;;[.J29];&quot; Y.}&quot;);AND([.G29]=&quot;range&quot;;[.H29]=&quot;domain&quot;);CONCATENATE(&quot;SELECT ?X WHERE { Y &quot;;[.J29];&quot; ?X.}&quot;))" office:value-type="string" office:string-value="" calcext:value-type="error">
            <text:p>#NAME?</text:p>
          </table:table-cell>
          <table:table-cell table:style-name="ce57" table:formula="of:=ifs(AND([.G29]=&quot;domain&quot;;[.H29]=&quot;range&quot;); CONCATENATE(&quot;the &quot;;[.C29]; &quot; &quot;;[.E29];&quot; (&quot;;[.L29];&quot;,Y) &quot;);AND([.G29]=&quot;range&quot;;[.H29]=&quot;domain&quot;);CONCATENATE(&quot;the &quot;;[.C29]; &quot; &quot;;[.E29];&quot; (&quot;;[.K29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abbreviation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abbrevatio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abbreviation</text:p>
          </table:table-cell>
          <table:table-cell table:style-name="ce11" office:value-type="string" calcext:value-type="string">
            <text:p>dbo:Organisation</text:p>
          </table:table-cell>
          <table:table-cell table:style-name="ce11" office:value-type="string" calcext:value-type="string">
            <text:p>xsd:string</text:p>
          </table:table-cell>
          <table:table-cell table:style-name="ce13" table:formula="of:=ifs(AND([.G30]=&quot;domain&quot;;[.H30]=&quot;range&quot;); CONCATENATE(&quot;What ( &quot;;[.K30];&quot;,X) is the &quot;;[.C30];&quot;/&quot;;[.D30]; &quot; &quot;;[.E30];&quot; (&quot;;[.L30];&quot;,Y)? &quot;);AND([.G30]=&quot;range&quot;;[.H30]=&quot;domain&quot;);CONCATENATE(&quot;What (&quot;;[.L30];&quot;, X) is the &quot;;[.C30];&quot;/&quot;;[.D30]; &quot; &quot;;[.E30];&quot; (&quot;;[.K30];&quot;,Y?) &quot;))" office:value-type="string" office:string-value="" calcext:value-type="error">
            <text:p>#NAME?</text:p>
          </table:table-cell>
          <table:table-cell table:style-name="ce11" table:formula="of:=ifs(AND([.G30]=&quot;domain&quot;;[.H30]=&quot;range&quot;); CONCATENATE(&quot;SELECT ?X WHERE { ?X &quot;;[.J30];&quot; Y.}&quot;);AND([.G30]=&quot;range&quot;;[.H30]=&quot;domain&quot;);CONCATENATE(&quot;SELECT ?X WHERE { Y &quot;;[.J30];&quot; ?X.}&quot;))" office:value-type="string" office:string-value="" calcext:value-type="error">
            <text:p>#NAME?</text:p>
          </table:table-cell>
          <table:table-cell table:style-name="ce21" table:formula="of:=ifs(AND([.G30]=&quot;domain&quot;;[.H30]=&quot;range&quot;); IF([.K30]=&quot;dbo:Person&quot;;CONCATENATE(&quot;Which person, Who ( &quot;;[.K30];&quot;,X) is,was the &quot;;[.C30]; &quot; &quot;;[.E30];&quot; (&quot;;[.L30];&quot;,Y)? (Y &quot;;[.J30];&quot; X)&quot;));AND([.G30]=&quot;range&quot;;[.H30]=&quot;domain&quot;);IF([.L30]=&quot;dbo:Person&quot;;CONCATENATE(&quot;Which person,Who (&quot;;[.L30];&quot;, X) is,was the &quot;;[.C30]; &quot; &quot;;[.E30];&quot; (&quot;;[.K30];&quot;,Y?) (X &quot;;[.J30];&quot; Y)&quot;)))" office:value-type="string" office:string-value="" calcext:value-type="error">
            <text:p>#NAME?</text:p>
          </table:table-cell>
          <table:table-cell table:style-name="ce21" table:formula="of:=ifs(AND([.G30]=&quot;domain&quot;;[.H30]=&quot;range&quot;); IF([.K30]=&quot;dbo:Person&quot;;CONCATENATE(&quot;SELECT ?X WHERE { ?X &quot;;[.J30];&quot; Y.}&quot;));AND([.G30]=&quot;range&quot;;[.H30]=&quot;domain&quot;); IF([.L30]=&quot;dbo:Person&quot;;CONCATENATE(&quot;SELECT ?X WHERE { Y &quot;;[.J30];&quot; ?X.}&quot;)))" office:value-type="string" office:string-value="" calcext:value-type="error">
            <text:p>#NAME?</text:p>
          </table:table-cell>
          <table:table-cell table:style-name="ce11" table:formula="of:=ifs(AND([.G30]=&quot;domain&quot;;[.H30]=&quot;range&quot;); CONCATENATE(&quot;List the ( &quot;;[.K30];&quot;,X)&quot;;[.D30]; &quot; &quot;;[.E30];&quot; (&quot;;[.L30];&quot;,Y)? &quot;);AND([.G30]=&quot;range&quot;;[.H30]=&quot;domain&quot;);CONCATENATE(&quot;List the (&quot;;[.L30];&quot;, X) &quot;;[.D30]; &quot; &quot;;[.E30];&quot; (&quot;;[.K30];&quot;,Y?) &quot;))" office:value-type="string" office:string-value="" calcext:value-type="error">
            <text:p>#NAME?</text:p>
          </table:table-cell>
          <table:table-cell table:style-name="ce11" table:formula="of:=ifs(AND([.G30]=&quot;domain&quot;;[.H30]=&quot;range&quot;); CONCATENATE(&quot;SELECT ?X WHERE { ?X &quot;;[.J30];&quot; Y.}&quot;);AND([.G30]=&quot;range&quot;;[.H30]=&quot;domain&quot;);CONCATENATE(&quot;SELECT ?X WHERE { Y &quot;;[.J30];&quot; ?X.}&quot;))" office:value-type="string" office:string-value="" calcext:value-type="error">
            <text:p>#NAME?</text:p>
          </table:table-cell>
          <table:table-cell table:style-name="ce57" table:formula="of:=ifs(AND([.G30]=&quot;domain&quot;;[.H30]=&quot;range&quot;); CONCATENATE(&quot;the &quot;;[.C30]; &quot; &quot;;[.E30];&quot; (&quot;;[.L30];&quot;,Y) &quot;);AND([.G30]=&quot;range&quot;;[.H30]=&quot;domain&quot;);CONCATENATE(&quot;the &quot;;[.C30]; &quot; &quot;;[.E30];&quot; (&quot;;[.K30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4" office:value-type="string" calcext:value-type="string">
            <text:p>formationDate-of</text:p>
          </table:table-cell>
          <table:table-cell table:style-name="ce13" office:value-type="string" calcext:value-type="string">
            <text:p>noun</text:p>
          </table:table-cell>
          <table:table-cell table:style-name="ce13" office:value-type="string" calcext:value-type="string">
            <text:p>formation dat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of</text:p>
          </table:table-cell>
          <table:table-cell table:style-name="ce13" office:value-type="string" calcext:value-type="string">
            <text:p>NounPPFrame</text:p>
          </table:table-cell>
          <table:table-cell table:style-name="ce13" office:value-type="string" calcext:value-type="string">
            <text:p>range</text:p>
          </table:table-cell>
          <table:table-cell table:style-name="ce21" office:value-type="string" calcext:value-type="string">
            <text:p>domain</text:p>
          </table:table-cell>
          <table:table-cell table:style-name="ce32" office:value-type="float" office:value="1" calcext:value-type="float">
            <text:p>1</text:p>
          </table:table-cell>
          <table:table-cell table:style-name="ce13" office:value-type="string" calcext:value-type="string">
            <text:p>dbo:formationDate</text:p>
          </table:table-cell>
          <table:table-cell table:style-name="ce13" office:value-type="string" calcext:value-type="string">
            <text:p>dbo:Organisation</text:p>
          </table:table-cell>
          <table:table-cell table:style-name="ce13" office:value-type="string" calcext:value-type="string">
            <text:p>xsd:date</text:p>
          </table:table-cell>
          <table:table-cell table:style-name="ce13" table:formula="of:=ifs(AND([.G31]=&quot;domain&quot;;[.H31]=&quot;range&quot;); CONCATENATE(&quot;What ( &quot;;[.K31];&quot;,X) is the &quot;;[.C31];&quot;/&quot;;[.D31]; &quot; &quot;;[.E31];&quot; (&quot;;[.L31];&quot;,Y)? &quot;);AND([.G31]=&quot;range&quot;;[.H31]=&quot;domain&quot;);CONCATENATE(&quot;What (&quot;;[.L31];&quot;, X) is the &quot;;[.C31];&quot;/&quot;;[.D31]; &quot; &quot;;[.E31];&quot; (&quot;;[.K31];&quot;,Y?) &quot;))" office:value-type="string" office:string-value="" calcext:value-type="error">
            <text:p>#NAME?</text:p>
          </table:table-cell>
          <table:table-cell table:style-name="ce50" table:formula="of:=ifs(AND([.G31]=&quot;domain&quot;;[.H31]=&quot;range&quot;); CONCATENATE(&quot;SELECT ?X WHERE { ?X &quot;;[.J31];&quot; Y.}&quot;);AND([.G31]=&quot;range&quot;;[.H31]=&quot;domain&quot;);CONCATENATE(&quot;SELECT ?X WHERE { Y &quot;;[.J31];&quot; ?X.}&quot;))" office:value-type="string" office:string-value="" calcext:value-type="error">
            <text:p>#NAME?</text:p>
          </table:table-cell>
          <table:table-cell table:style-name="ce21" table:formula="of:=ifs(AND([.G31]=&quot;domain&quot;;[.H31]=&quot;range&quot;); IF([.K31]=&quot;dbo:Person&quot;;CONCATENATE(&quot;Which person, Who ( &quot;;[.K31];&quot;,X) is,was the &quot;;[.C31]; &quot; &quot;;[.E31];&quot; (&quot;;[.L31];&quot;,Y)? (Y &quot;;[.J31];&quot; X)&quot;));AND([.G31]=&quot;range&quot;;[.H31]=&quot;domain&quot;);IF([.L31]=&quot;dbo:Person&quot;;CONCATENATE(&quot;Which person,Who (&quot;;[.L31];&quot;, X) is,was the &quot;;[.C31]; &quot; &quot;;[.E31];&quot; (&quot;;[.K31];&quot;,Y?) (X &quot;;[.J31];&quot; Y)&quot;)))" office:value-type="string" office:string-value="" calcext:value-type="error">
            <text:p>#NAME?</text:p>
          </table:table-cell>
          <table:table-cell table:style-name="ce21" table:formula="of:=ifs(AND([.G31]=&quot;domain&quot;;[.H31]=&quot;range&quot;); IF([.K31]=&quot;dbo:Person&quot;;CONCATENATE(&quot;SELECT ?X WHERE { ?X &quot;;[.J31];&quot; Y.}&quot;));AND([.G31]=&quot;range&quot;;[.H31]=&quot;domain&quot;); IF([.L31]=&quot;dbo:Person&quot;;CONCATENATE(&quot;SELECT ?X WHERE { Y &quot;;[.J31];&quot; ?X.}&quot;)))" office:value-type="string" office:string-value="" calcext:value-type="error">
            <text:p>#NAME?</text:p>
          </table:table-cell>
          <table:table-cell table:style-name="ce13" table:formula="of:=ifs(AND([.G31]=&quot;domain&quot;;[.H31]=&quot;range&quot;); CONCATENATE(&quot;List the ( &quot;;[.K31];&quot;,X)&quot;;[.D31]; &quot; &quot;;[.E31];&quot; (&quot;;[.L31];&quot;,Y)? &quot;);AND([.G31]=&quot;range&quot;;[.H31]=&quot;domain&quot;);CONCATENATE(&quot;List the (&quot;;[.L31];&quot;, X) &quot;;[.D31]; &quot; &quot;;[.E31];&quot; (&quot;;[.K31];&quot;,Y?) &quot;))" office:value-type="string" office:string-value="" calcext:value-type="error">
            <text:p>#NAME?</text:p>
          </table:table-cell>
          <table:table-cell table:style-name="ce11" table:formula="of:=ifs(AND([.G31]=&quot;domain&quot;;[.H31]=&quot;range&quot;); CONCATENATE(&quot;SELECT ?X WHERE { ?X &quot;;[.J31];&quot; Y.}&quot;);AND([.G31]=&quot;range&quot;;[.H31]=&quot;domain&quot;);CONCATENATE(&quot;SELECT ?X WHERE { Y &quot;;[.J31];&quot; ?X.}&quot;))" office:value-type="string" office:string-value="" calcext:value-type="error">
            <text:p>#NAME?</text:p>
          </table:table-cell>
          <table:table-cell table:style-name="ce58" table:formula="of:=ifs(AND([.G31]=&quot;domain&quot;;[.H31]=&quot;range&quot;); CONCATENATE(&quot;the &quot;;[.C31]; &quot; &quot;;[.E31];&quot; (&quot;;[.L31];&quot;,Y) &quot;);AND([.G31]=&quot;range&quot;;[.H31]=&quot;domain&quot;);CONCATENATE(&quot;the &quot;;[.C31]; &quot; &quot;;[.E31];&quot; (&quot;;[.K31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runtim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runtim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string" calcext:value-type="string">
            <text:p>dbo:runtime</text:p>
          </table:table-cell>
          <table:table-cell table:style-name="ce11" office:value-type="string" calcext:value-type="string">
            <text:p>dbo:TelevisionShow</text:p>
          </table:table-cell>
          <table:table-cell table:style-name="ce11" office:value-type="string" calcext:value-type="string">
            <text:p>xsd:double</text:p>
          </table:table-cell>
          <table:table-cell table:style-name="ce13" table:formula="of:=ifs(AND([.G32]=&quot;domain&quot;;[.H32]=&quot;range&quot;); CONCATENATE(&quot;What ( &quot;;[.K32];&quot;,X) is the &quot;;[.C32];&quot;/&quot;;[.D32]; &quot; &quot;;[.E32];&quot; (&quot;;[.L32];&quot;,Y)? &quot;);AND([.G32]=&quot;range&quot;;[.H32]=&quot;domain&quot;);CONCATENATE(&quot;What (&quot;;[.L32];&quot;, X) is the &quot;;[.C32];&quot;/&quot;;[.D32]; &quot; &quot;;[.E32];&quot; (&quot;;[.K32];&quot;,Y?) &quot;))" office:value-type="string" office:string-value="" calcext:value-type="error">
            <text:p>#NAME?</text:p>
          </table:table-cell>
          <table:table-cell table:style-name="ce11" table:formula="of:=ifs(AND([.G32]=&quot;domain&quot;;[.H32]=&quot;range&quot;); CONCATENATE(&quot;SELECT ?X WHERE { ?X &quot;;[.J32];&quot; Y.}&quot;);AND([.G32]=&quot;range&quot;;[.H32]=&quot;domain&quot;);CONCATENATE(&quot;SELECT ?X WHERE { Y &quot;;[.J32];&quot; ?X.}&quot;))" office:value-type="string" office:string-value="" calcext:value-type="error">
            <text:p>#NAME?</text:p>
          </table:table-cell>
          <table:table-cell table:style-name="ce21" table:formula="of:=ifs(AND([.G32]=&quot;domain&quot;;[.H32]=&quot;range&quot;); IF([.K32]=&quot;dbo:Person&quot;;CONCATENATE(&quot;Which person, Who ( &quot;;[.K32];&quot;,X) is,was the &quot;;[.C32]; &quot; &quot;;[.E32];&quot; (&quot;;[.L32];&quot;,Y)? (Y &quot;;[.J32];&quot; X)&quot;));AND([.G32]=&quot;range&quot;;[.H32]=&quot;domain&quot;);IF([.L32]=&quot;dbo:Person&quot;;CONCATENATE(&quot;Which person,Who (&quot;;[.L32];&quot;, X) is,was the &quot;;[.C32]; &quot; &quot;;[.E32];&quot; (&quot;;[.K32];&quot;,Y?) (X &quot;;[.J32];&quot; Y)&quot;)))" office:value-type="string" office:string-value="" calcext:value-type="error">
            <text:p>#NAME?</text:p>
          </table:table-cell>
          <table:table-cell table:style-name="ce21" table:formula="of:=ifs(AND([.G32]=&quot;domain&quot;;[.H32]=&quot;range&quot;); IF([.K32]=&quot;dbo:Person&quot;;CONCATENATE(&quot;SELECT ?X WHERE { ?X &quot;;[.J32];&quot; Y.}&quot;));AND([.G32]=&quot;range&quot;;[.H32]=&quot;domain&quot;); IF([.L32]=&quot;dbo:Person&quot;;CONCATENATE(&quot;SELECT ?X WHERE { Y &quot;;[.J32];&quot; ?X.}&quot;)))" office:value-type="string" office:string-value="" calcext:value-type="error">
            <text:p>#NAME?</text:p>
          </table:table-cell>
          <table:table-cell table:style-name="ce11" table:formula="of:=ifs(AND([.G32]=&quot;domain&quot;;[.H32]=&quot;range&quot;); CONCATENATE(&quot;List the ( &quot;;[.K32];&quot;,X)&quot;;[.D32]; &quot; &quot;;[.E32];&quot; (&quot;;[.L32];&quot;,Y)? &quot;);AND([.G32]=&quot;range&quot;;[.H32]=&quot;domain&quot;);CONCATENATE(&quot;List the (&quot;;[.L32];&quot;, X) &quot;;[.D32]; &quot; &quot;;[.E32];&quot; (&quot;;[.K32];&quot;,Y?) &quot;))" office:value-type="string" office:string-value="" calcext:value-type="error">
            <text:p>#NAME?</text:p>
          </table:table-cell>
          <table:table-cell table:style-name="ce11" table:formula="of:=ifs(AND([.G32]=&quot;domain&quot;;[.H32]=&quot;range&quot;); CONCATENATE(&quot;SELECT ?X WHERE { ?X &quot;;[.J32];&quot; Y.}&quot;);AND([.G32]=&quot;range&quot;;[.H32]=&quot;domain&quot;);CONCATENATE(&quot;SELECT ?X WHERE { Y &quot;;[.J32];&quot; ?X.}&quot;))" office:value-type="string" office:string-value="" calcext:value-type="error">
            <text:p>#NAME?</text:p>
          </table:table-cell>
          <table:table-cell table:style-name="ce57" table:formula="of:=ifs(AND([.G32]=&quot;domain&quot;;[.H32]=&quot;range&quot;); CONCATENATE(&quot;the &quot;;[.C32]; &quot; &quot;;[.E32];&quot; (&quot;;[.L32];&quot;,Y) &quot;);AND([.G32]=&quot;range&quot;;[.H32]=&quot;domain&quot;);CONCATENATE(&quot;the &quot;;[.C32]; &quot; &quot;;[.E32];&quot; (&quot;;[.K32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associatedMusicalArtist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associated musical artist </text:p>
          </table:table-cell>
          <table:table-cell table:style-name="ce12" office:value-type="string" calcext:value-type="string">
            <text:p>associated musical artist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associatedMusicalArtist</text:p>
          </table:table-cell>
          <table:table-cell table:style-name="ce11" office:value-type="string" calcext:value-type="string">
            <text:p>dbo:MusicalArtist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33]=&quot;domain&quot;;[.H33]=&quot;range&quot;); CONCATENATE(&quot;SELECT ?X WHERE { ?X &quot;;[.J33];&quot; Y.}&quot;);AND([.G33]=&quot;range&quot;;[.H33]=&quot;domain&quot;);CONCATENATE(&quot;SELECT ?X WHERE { Y &quot;;[.J33];&quot; ?X.}&quot;))" office:value-type="string" office:string-value="" calcext:value-type="error">
            <text:p>#NAME?</text:p>
          </table:table-cell>
          <table:table-cell table:style-name="ce11" table:formula="of:=ifs(AND([.G33]=&quot;domain&quot;;[.H33]=&quot;range&quot;); IF([.K33]=&quot;dbo:Person&quot;;CONCATENATE(&quot;Which person, Who ( &quot;;[.K33];&quot;,X) is,was the &quot;;[.C33]; &quot; &quot;;[.E33];&quot; (&quot;;[.L33];&quot;,Y)? (Y &quot;;[.J33];&quot; X)&quot;));AND([.G33]=&quot;range&quot;;[.H33]=&quot;domain&quot;);IF([.L33]=&quot;dbo:Person&quot;;CONCATENATE(&quot;Which person,Who (&quot;;[.L33];&quot;, X) is,was the &quot;;[.C33]; &quot; &quot;;[.E33];&quot; (&quot;;[.K33];&quot;,Y?) (X &quot;;[.J33];&quot; Y)&quot;)))" office:value-type="string" office:string-value="" calcext:value-type="error">
            <text:p>#NAME?</text:p>
          </table:table-cell>
          <table:table-cell table:style-name="ce11" table:formula="of:=ifs(AND([.G33]=&quot;domain&quot;;[.H33]=&quot;range&quot;); IF([.K33]=&quot;dbo:Person&quot;;CONCATENATE(&quot;SELECT ?X WHERE { ?X &quot;;[.J33];&quot; Y.}&quot;));AND([.G33]=&quot;range&quot;;[.H33]=&quot;domain&quot;); IF([.L33]=&quot;dbo:Person&quot;;CONCATENATE(&quot;SELECT ?X WHERE { Y &quot;;[.J33];&quot; ?X.}&quot;)))" office:value-type="string" office:string-value="" calcext:value-type="error">
            <text:p>#NAME?</text:p>
          </table:table-cell>
          <table:table-cell table:style-name="ce11" table:formula="of:=ifs(AND([.G33]=&quot;domain&quot;;[.H33]=&quot;range&quot;); CONCATENATE(&quot;List the ( &quot;;[.K33];&quot;,X)&quot;;[.D33]; &quot; &quot;;[.E33];&quot; (&quot;;[.L33];&quot;,Y)? &quot;);AND([.G33]=&quot;range&quot;;[.H33]=&quot;domain&quot;);CONCATENATE(&quot;List the (&quot;;[.L33];&quot;, X) &quot;;[.D33]; &quot; &quot;;[.E33];&quot; (&quot;;[.K33];&quot;,Y?) &quot;))" office:value-type="string" office:string-value="" calcext:value-type="error">
            <text:p>#NAME?</text:p>
          </table:table-cell>
          <table:table-cell table:style-name="ce11" table:formula="of:=ifs(AND([.G33]=&quot;domain&quot;;[.H33]=&quot;range&quot;); CONCATENATE(&quot;SELECT ?X WHERE { ?X &quot;;[.J33];&quot; Y.}&quot;);AND([.G33]=&quot;range&quot;;[.H33]=&quot;domain&quot;);CONCATENATE(&quot;SELECT ?X WHERE { Y &quot;;[.J33];&quot; ?X.}&quot;))" office:value-type="string" office:string-value="" calcext:value-type="error">
            <text:p>#NAME?</text:p>
          </table:table-cell>
          <table:table-cell table:style-name="ce57" table:formula="of:=ifs(AND([.G33]=&quot;domain&quot;;[.H33]=&quot;range&quot;); CONCATENATE(&quot;the &quot;;[.C33]; &quot; &quot;;[.E33];&quot; (&quot;;[.L33];&quot;,Y) &quot;);AND([.G33]=&quot;range&quot;;[.H33]=&quot;domain&quot;);CONCATENATE(&quot;the &quot;;[.C33]; &quot; &quot;;[.E33];&quot; (&quot;;[.K33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artist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artist</text:p>
          </table:table-cell>
          <table:table-cell table:style-name="ce12" office:value-type="string" calcext:value-type="string">
            <text:p>artist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artist</text:p>
          </table:table-cell>
          <table:table-cell table:style-name="ce11" office:value-type="string" calcext:value-type="string">
            <text:p>dbo:MusicalWork</text:p>
          </table:table-cell>
          <table:table-cell table:style-name="ce11" office:value-type="string" calcext:value-type="string">
            <text:p>dbo:Agent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34]=&quot;domain&quot;;[.H34]=&quot;range&quot;); CONCATENATE(&quot;SELECT ?X WHERE { ?X &quot;;[.J34];&quot; Y.}&quot;);AND([.G34]=&quot;range&quot;;[.H34]=&quot;domain&quot;);CONCATENATE(&quot;SELECT ?X WHERE { Y &quot;;[.J34];&quot; ?X.}&quot;))" office:value-type="string" office:string-value="" calcext:value-type="error">
            <text:p>#NAME?</text:p>
          </table:table-cell>
          <table:table-cell table:style-name="ce19" table:formula="of:=ifs(AND([.G34]=&quot;domain&quot;;[.H34]=&quot;range&quot;); IF([.K34]=&quot;dbo:Person&quot;;CONCATENATE(&quot;Which person, Who ( &quot;;[.K34];&quot;,X) is,was the &quot;;[.C34]; &quot; &quot;;[.E34];&quot; (&quot;;[.L34];&quot;,Y)? (Y &quot;;[.J34];&quot; X)&quot;));AND([.G34]=&quot;range&quot;;[.H34]=&quot;domain&quot;);IF([.L34]=&quot;dbo:Person&quot;;CONCATENATE(&quot;Which person,Who (&quot;;[.L34];&quot;, X) is,was the &quot;;[.C34]; &quot; &quot;;[.E34];&quot; (&quot;;[.K34];&quot;,Y?) (X &quot;;[.J34];&quot; Y)&quot;)))" office:value-type="string" office:string-value="" calcext:value-type="error">
            <text:p>#NAME?</text:p>
          </table:table-cell>
          <table:table-cell table:style-name="ce19" table:formula="of:=ifs(AND([.G34]=&quot;domain&quot;;[.H34]=&quot;range&quot;); IF([.K34]=&quot;dbo:Person&quot;;CONCATENATE(&quot;SELECT ?X WHERE { ?X &quot;;[.J34];&quot; Y.}&quot;));AND([.G34]=&quot;range&quot;;[.H34]=&quot;domain&quot;); IF([.L34]=&quot;dbo:Person&quot;;CONCATENATE(&quot;SELECT ?X WHERE { Y &quot;;[.J34];&quot; ?X.}&quot;)))" office:value-type="string" office:string-value="" calcext:value-type="error">
            <text:p>#NAME?</text:p>
          </table:table-cell>
          <table:table-cell table:style-name="ce11" table:formula="of:=ifs(AND([.G34]=&quot;domain&quot;;[.H34]=&quot;range&quot;); CONCATENATE(&quot;List the ( &quot;;[.K34];&quot;,X)&quot;;[.D34]; &quot; &quot;;[.E34];&quot; (&quot;;[.L34];&quot;,Y)? &quot;);AND([.G34]=&quot;range&quot;;[.H34]=&quot;domain&quot;);CONCATENATE(&quot;List the (&quot;;[.L34];&quot;, X) &quot;;[.D34]; &quot; &quot;;[.E34];&quot; (&quot;;[.K34];&quot;,Y?) &quot;))" office:value-type="string" office:string-value="" calcext:value-type="error">
            <text:p>#NAME?</text:p>
          </table:table-cell>
          <table:table-cell table:style-name="ce11" table:formula="of:=ifs(AND([.G34]=&quot;domain&quot;;[.H34]=&quot;range&quot;); CONCATENATE(&quot;SELECT ?X WHERE { ?X &quot;;[.J34];&quot; Y.}&quot;);AND([.G34]=&quot;range&quot;;[.H34]=&quot;domain&quot;);CONCATENATE(&quot;SELECT ?X WHERE { Y &quot;;[.J34];&quot; ?X.}&quot;))" office:value-type="string" office:string-value="" calcext:value-type="error">
            <text:p>#NAME?</text:p>
          </table:table-cell>
          <table:table-cell table:style-name="ce57" table:formula="of:=ifs(AND([.G34]=&quot;domain&quot;;[.H34]=&quot;range&quot;); CONCATENATE(&quot;the &quot;;[.C34]; &quot; &quot;;[.E34];&quot; (&quot;;[.L34];&quot;,Y) &quot;);AND([.G34]=&quot;range&quot;;[.H34]=&quot;domain&quot;);CONCATENATE(&quot;the &quot;;[.C34]; &quot; &quot;;[.E34];&quot; (&quot;;[.K34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buidlingEndDat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building end date</text:p>
          </table:table-cell>
          <table:table-cell table:style-name="ce12" office:value-type="string" calcext:value-type="string">
            <text:p>building end date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buildingEndDate</text:p>
          </table:table-cell>
          <table:table-cell table:style-name="ce11" office:value-type="string" calcext:value-type="string">
            <text:p>dbo:Location</text:p>
          </table:table-cell>
          <table:table-cell table:style-name="ce42" office:value-type="string" calcext:value-type="string">
            <text:p><text:a xlink:href="http://www.w3.org/2001/XMLSchema#date" xlink:type="simple">xsd:date</text:a></text:p>
          </table:table-cell>
          <table:table-cell table:style-name="ce11" table:formula="of:=ifs(AND([.G35]=&quot;domain&quot;;[.H35]=&quot;range&quot;); CONCATENATE(&quot;What ( &quot;;[.K35];&quot;,X) is the &quot;;[.C35];&quot;/&quot;;[.D35]; &quot; &quot;;[.E35];&quot; (&quot;;[.L35];&quot;,Y)? &quot;);AND([.G35]=&quot;range&quot;;[.H35]=&quot;domain&quot;);CONCATENATE(&quot;What (&quot;;[.L35];&quot;, X) is the &quot;;[.C35];&quot;/&quot;;[.D35]; &quot; &quot;;[.E35];&quot; (&quot;;[.K35];&quot;,Y?) &quot;))" office:value-type="string" office:string-value="" calcext:value-type="error">
            <text:p>#NAME?</text:p>
          </table:table-cell>
          <table:table-cell table:style-name="ce50" table:formula="of:=ifs(AND([.G35]=&quot;domain&quot;;[.H35]=&quot;range&quot;); CONCATENATE(&quot;SELECT ?X WHERE { ?X &quot;;[.J35];&quot; Y.}&quot;);AND([.G35]=&quot;range&quot;;[.H35]=&quot;domain&quot;);CONCATENATE(&quot;SELECT ?X WHERE { Y &quot;;[.J35];&quot; ?X.}&quot;))" office:value-type="string" office:string-value="" calcext:value-type="error">
            <text:p>#NAME?</text:p>
          </table:table-cell>
          <table:table-cell table:style-name="ce19" table:formula="of:=ifs(AND([.G35]=&quot;domain&quot;;[.H35]=&quot;range&quot;); IF([.K35]=&quot;dbo:Person&quot;;CONCATENATE(&quot;Which person, Who ( &quot;;[.K35];&quot;,X) is,was the &quot;;[.C35]; &quot; &quot;;[.E35];&quot; (&quot;;[.L35];&quot;,Y)? (Y &quot;;[.J35];&quot; X)&quot;));AND([.G35]=&quot;range&quot;;[.H35]=&quot;domain&quot;);IF([.L35]=&quot;dbo:Person&quot;;CONCATENATE(&quot;Which person,Who (&quot;;[.L35];&quot;, X) is,was the &quot;;[.C35]; &quot; &quot;;[.E35];&quot; (&quot;;[.K35];&quot;,Y?) (X &quot;;[.J35];&quot; Y)&quot;)))" office:value-type="string" office:string-value="" calcext:value-type="error">
            <text:p>#NAME?</text:p>
          </table:table-cell>
          <table:table-cell table:style-name="ce19" table:formula="of:=ifs(AND([.G35]=&quot;domain&quot;;[.H35]=&quot;range&quot;); IF([.K35]=&quot;dbo:Person&quot;;CONCATENATE(&quot;SELECT ?X WHERE { ?X &quot;;[.J35];&quot; Y.}&quot;));AND([.G35]=&quot;range&quot;;[.H35]=&quot;domain&quot;); IF([.L35]=&quot;dbo:Person&quot;;CONCATENATE(&quot;SELECT ?X WHERE { Y &quot;;[.J35];&quot; ?X.}&quot;)))" office:value-type="string" office:string-value="" calcext:value-type="error">
            <text:p>#NAME?</text:p>
          </table:table-cell>
          <table:table-cell table:style-name="ce11" table:formula="of:=ifs(AND([.G35]=&quot;domain&quot;;[.H35]=&quot;range&quot;); CONCATENATE(&quot;List the ( &quot;;[.K35];&quot;,X)&quot;;[.D35]; &quot; &quot;;[.E35];&quot; (&quot;;[.L35];&quot;,Y)? &quot;);AND([.G35]=&quot;range&quot;;[.H35]=&quot;domain&quot;);CONCATENATE(&quot;List the (&quot;;[.L35];&quot;, X) &quot;;[.D35]; &quot; &quot;;[.E35];&quot; (&quot;;[.K35];&quot;,Y?) &quot;))" office:value-type="string" office:string-value="" calcext:value-type="error">
            <text:p>#NAME?</text:p>
          </table:table-cell>
          <table:table-cell table:style-name="ce11" table:formula="of:=ifs(AND([.G35]=&quot;domain&quot;;[.H35]=&quot;range&quot;); CONCATENATE(&quot;SELECT ?X WHERE { ?X &quot;;[.J35];&quot; Y.}&quot;);AND([.G35]=&quot;range&quot;;[.H35]=&quot;domain&quot;);CONCATENATE(&quot;SELECT ?X WHERE { Y &quot;;[.J35];&quot; ?X.}&quot;))" office:value-type="string" office:string-value="" calcext:value-type="error">
            <text:p>#NAME?</text:p>
          </table:table-cell>
          <table:table-cell table:style-name="ce57" table:formula="of:=ifs(AND([.G35]=&quot;domain&quot;;[.H35]=&quot;range&quot;); CONCATENATE(&quot;the &quot;;[.C35]; &quot; &quot;;[.E35];&quot; (&quot;;[.L35];&quot;,Y) &quot;);AND([.G35]=&quot;range&quot;;[.H35]=&quot;domain&quot;);CONCATENATE(&quot;the &quot;;[.C35]; &quot; &quot;;[.E35];&quot; (&quot;;[.K35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occupation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occupation</text:p>
          </table:table-cell>
          <table:table-cell table:style-name="ce11" office:value-type="string" calcext:value-type="string">
            <text:p>occupation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occupation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dbo:PersonFunction</text:p>
          </table:table-cell>
          <table:table-cell table:style-name="ce11" table:formula="of:=ifs(AND([.G36]=&quot;domain&quot;;[.H36]=&quot;range&quot;); CONCATENATE(&quot;What ( &quot;;[.K36];&quot;,X) is the &quot;;[.C36];&quot;/&quot;;[.D36]; &quot; &quot;;[.E36];&quot; (&quot;;[.L36];&quot;,Y)? &quot;);AND([.G36]=&quot;range&quot;;[.H36]=&quot;domain&quot;);CONCATENATE(&quot;What (&quot;;[.L36];&quot;, X) is the &quot;;[.C36];&quot;/&quot;;[.D36]; &quot; &quot;;[.E36];&quot; (&quot;;[.K36];&quot;,Y?) &quot;))" office:value-type="string" office:string-value="" calcext:value-type="error">
            <text:p>#NAME?</text:p>
          </table:table-cell>
          <table:table-cell table:style-name="ce11" table:formula="of:=ifs(AND([.G36]=&quot;domain&quot;;[.H36]=&quot;range&quot;); CONCATENATE(&quot;SELECT ?X WHERE { ?X &quot;;[.J36];&quot; Y.}&quot;);AND([.G36]=&quot;range&quot;;[.H36]=&quot;domain&quot;);CONCATENATE(&quot;SELECT ?X WHERE { Y &quot;;[.J36];&quot; ?X.}&quot;))" office:value-type="string" office:string-value="" calcext:value-type="error">
            <text:p>#NAME?</text:p>
          </table:table-cell>
          <table:table-cell table:style-name="ce21" table:formula="of:=ifs(AND([.G36]=&quot;domain&quot;;[.H36]=&quot;range&quot;); IF([.K36]=&quot;dbo:Person&quot;;CONCATENATE(&quot;Which person, Who ( &quot;;[.K36];&quot;,X) is,was the &quot;;[.C36]; &quot; &quot;;[.E36];&quot; (&quot;;[.L36];&quot;,Y)? (Y &quot;;[.J36];&quot; X)&quot;));AND([.G36]=&quot;range&quot;;[.H36]=&quot;domain&quot;);IF([.L36]=&quot;dbo:Person&quot;;CONCATENATE(&quot;Which person,Who (&quot;;[.L36];&quot;, X) is,was the &quot;;[.C36]; &quot; &quot;;[.E36];&quot; (&quot;;[.K36];&quot;,Y?) (X &quot;;[.J36];&quot; Y)&quot;)))" office:value-type="string" office:string-value="" calcext:value-type="error">
            <text:p>#NAME?</text:p>
          </table:table-cell>
          <table:table-cell table:style-name="ce19" table:formula="of:=ifs(AND([.G36]=&quot;domain&quot;;[.H36]=&quot;range&quot;); IF([.K36]=&quot;dbo:Person&quot;;CONCATENATE(&quot;SELECT ?X WHERE { ?X &quot;;[.J36];&quot; Y.}&quot;));AND([.G36]=&quot;range&quot;;[.H36]=&quot;domain&quot;); IF([.L36]=&quot;dbo:Person&quot;;CONCATENATE(&quot;SELECT ?X WHERE { Y &quot;;[.J36];&quot; ?X.}&quot;)))" office:value-type="string" office:string-value="" calcext:value-type="error">
            <text:p>#NAME?</text:p>
          </table:table-cell>
          <table:table-cell table:style-name="ce11" table:formula="of:=ifs(AND([.G36]=&quot;domain&quot;;[.H36]=&quot;range&quot;); CONCATENATE(&quot;List the ( &quot;;[.K36];&quot;,X)&quot;;[.D36]; &quot; &quot;;[.E36];&quot; (&quot;;[.L36];&quot;,Y)? &quot;);AND([.G36]=&quot;range&quot;;[.H36]=&quot;domain&quot;);CONCATENATE(&quot;List the (&quot;;[.L36];&quot;, X) &quot;;[.D36]; &quot; &quot;;[.E36];&quot; (&quot;;[.K36];&quot;,Y?) &quot;))" office:value-type="string" office:string-value="" calcext:value-type="error">
            <text:p>#NAME?</text:p>
          </table:table-cell>
          <table:table-cell table:style-name="ce11" table:formula="of:=ifs(AND([.G36]=&quot;domain&quot;;[.H36]=&quot;range&quot;); CONCATENATE(&quot;SELECT ?X WHERE { ?X &quot;;[.J36];&quot; Y.}&quot;);AND([.G36]=&quot;range&quot;;[.H36]=&quot;domain&quot;);CONCATENATE(&quot;SELECT ?X WHERE { Y &quot;;[.J36];&quot; ?X.}&quot;))" office:value-type="string" office:string-value="" calcext:value-type="error">
            <text:p>#NAME?</text:p>
          </table:table-cell>
          <table:table-cell table:style-name="ce57" table:formula="of:=ifs(AND([.G36]=&quot;domain&quot;;[.H36]=&quot;range&quot;); CONCATENATE(&quot;the &quot;;[.C36]; &quot; &quot;;[.E36];&quot; (&quot;;[.L36];&quot;,Y) &quot;);AND([.G36]=&quot;range&quot;;[.H36]=&quot;domain&quot;);CONCATENATE(&quot;the &quot;;[.C36]; &quot; &quot;;[.E36];&quot; (&quot;;[.K36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5" office:value-type="string" calcext:value-type="string">
            <text:p>length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p:length</text:p>
          </table:table-cell>
          <table:table-cell table:style-name="ce5" office:value-type="string" calcext:value-type="string">
            <text:p>dbo:River</text:p>
          </table:table-cell>
          <table:table-cell table:style-name="ce5" office:value-type="string" calcext:value-type="string">
            <text:p>xsd:nonNegativeInteger</text:p>
          </table:table-cell>
          <table:table-cell table:style-name="ce38" table:formula="of:=ifs(AND([.G37]=&quot;domain&quot;;[.H37]=&quot;range&quot;); CONCATENATE(&quot;What ( &quot;;[.K37];&quot;,X) is the &quot;;[.C37];&quot;/&quot;;[.D37]; &quot; &quot;;[.E37];&quot; (&quot;;[.L37];&quot;,Y)? &quot;);AND([.G37]=&quot;range&quot;;[.H37]=&quot;domain&quot;);CONCATENATE(&quot;What (&quot;;[.L37];&quot;, X) is the &quot;;[.C37];&quot;/&quot;;[.D37]; &quot; &quot;;[.E37];&quot; (&quot;;[.K37];&quot;,Y?) &quot;))" office:value-type="string" office:string-value="" calcext:value-type="error">
            <text:p>#NAME?</text:p>
          </table:table-cell>
          <table:table-cell table:style-name="ce5" table:formula="of:=ifs(AND([.G37]=&quot;domain&quot;;[.H37]=&quot;range&quot;); CONCATENATE(&quot;SELECT ?X WHERE { ?X &quot;;[.J37];&quot; Y.}&quot;);AND([.G37]=&quot;range&quot;;[.H37]=&quot;domain&quot;);CONCATENATE(&quot;SELECT ?X WHERE { Y &quot;;[.J37];&quot; ?X.}&quot;))" office:value-type="string" office:string-value="" calcext:value-type="error">
            <text:p>#NAME?</text:p>
          </table:table-cell>
          <table:table-cell table:style-name="ce21" table:formula="of:=ifs(AND([.G37]=&quot;domain&quot;;[.H37]=&quot;range&quot;); IF([.K37]=&quot;dbo:Person&quot;;CONCATENATE(&quot;Which person, Who ( &quot;;[.K37];&quot;,X) is,was the &quot;;[.C37]; &quot; &quot;;[.E37];&quot; (&quot;;[.L37];&quot;,Y)? (Y &quot;;[.J37];&quot; X)&quot;));AND([.G37]=&quot;range&quot;;[.H37]=&quot;domain&quot;);IF([.L37]=&quot;dbo:Person&quot;;CONCATENATE(&quot;Which person,Who (&quot;;[.L37];&quot;, X) is,was the &quot;;[.C37]; &quot; &quot;;[.E37];&quot; (&quot;;[.K37];&quot;,Y?) (X &quot;;[.J37];&quot; Y)&quot;)))" office:value-type="string" office:string-value="" calcext:value-type="error">
            <text:p>#NAME?</text:p>
          </table:table-cell>
          <table:table-cell table:style-name="ce55" table:formula="of:=ifs(AND([.G37]=&quot;domain&quot;;[.H37]=&quot;range&quot;); IF([.K37]=&quot;dbo:Person&quot;;CONCATENATE(&quot;SELECT ?X WHERE { ?X &quot;;[.J37];&quot; Y.}&quot;));AND([.G37]=&quot;range&quot;;[.H37]=&quot;domain&quot;); IF([.L37]=&quot;dbo:Person&quot;;CONCATENATE(&quot;SELECT ?X WHERE { Y &quot;;[.J37];&quot; ?X.}&quot;)))" office:value-type="string" office:string-value="" calcext:value-type="error">
            <text:p>#NAME?</text:p>
          </table:table-cell>
          <table:table-cell table:style-name="ce55" table:formula="of:=ifs(AND([.G37]=&quot;domain&quot;;[.H37]=&quot;range&quot;); CONCATENATE(&quot;List the ( &quot;;[.K37];&quot;,X)&quot;;[.D37]; &quot; &quot;;[.E37];&quot; (&quot;;[.L37];&quot;,Y)? &quot;);AND([.G37]=&quot;range&quot;;[.H37]=&quot;domain&quot;);CONCATENATE(&quot;List the (&quot;;[.L37];&quot;, X) &quot;;[.D37]; &quot; &quot;;[.E37];&quot; (&quot;;[.K37];&quot;,Y?) &quot;))" office:value-type="string" office:string-value="" calcext:value-type="error">
            <text:p>#NAME?</text:p>
          </table:table-cell>
          <table:table-cell table:style-name="ce55" table:formula="of:=ifs(AND([.G37]=&quot;domain&quot;;[.H37]=&quot;range&quot;); CONCATENATE(&quot;SELECT ?X WHERE { ?X &quot;;[.J37];&quot; Y.}&quot;);AND([.G37]=&quot;range&quot;;[.H37]=&quot;domain&quot;);CONCATENATE(&quot;SELECT ?X WHERE { Y &quot;;[.J37];&quot; ?X.}&quot;))" office:value-type="string" office:string-value="" calcext:value-type="error">
            <text:p>#NAME?</text:p>
          </table:table-cell>
          <table:table-cell table:style-name="ce55" table:formula="of:=ifs(AND([.G37]=&quot;domain&quot;;[.H37]=&quot;range&quot;); CONCATENATE(&quot;the &quot;;[.C37]; &quot; &quot;;[.E37];&quot; (&quot;;[.L37];&quot;,Y) &quot;);AND([.G37]=&quot;range&quot;;[.H37]=&quot;domain&quot;);CONCATENATE(&quot;the &quot;;[.C37]; &quot; &quot;;[.E37];&quot; (&quot;;[.K37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3" office:value-type="string" calcext:value-type="string">
            <text:p>opponent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opponent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opponent</text:p>
          </table:table-cell>
          <table:table-cell table:number-columns-repeated="2" table:style-name="ce11" office:value-type="string" calcext:value-type="string">
            <text:p>dbo:Person</text:p>
          </table:table-cell>
          <table:table-cell table:style-name="ce13" office:value-type="string" calcext:value-type="string">
            <text:p>-</text:p>
          </table:table-cell>
          <table:table-cell table:style-name="ce50" table:formula="of:=ifs(AND([.G38]=&quot;domain&quot;;[.H38]=&quot;range&quot;); CONCATENATE(&quot;SELECT ?X WHERE { ?X &quot;;[.J38];&quot; Y.}&quot;);AND([.G38]=&quot;range&quot;;[.H38]=&quot;domain&quot;);CONCATENATE(&quot;SELECT ?X WHERE { Y &quot;;[.J38];&quot; ?X.}&quot;))" office:value-type="string" office:string-value="" calcext:value-type="error">
            <text:p>#NAME?</text:p>
          </table:table-cell>
          <table:table-cell table:style-name="ce13" table:formula="of:=ifs(AND([.G38]=&quot;domain&quot;;[.H38]=&quot;range&quot;); IF([.K38]=&quot;dbo:Person&quot;;CONCATENATE(&quot;Which person, Who ( &quot;;[.K38];&quot;,X) is,was the &quot;;[.C38]; &quot; &quot;;[.E38];&quot; (&quot;;[.L38];&quot;,Y)? (Y &quot;;[.J38];&quot; X)&quot;));AND([.G38]=&quot;range&quot;;[.H38]=&quot;domain&quot;);IF([.L38]=&quot;dbo:Person&quot;;CONCATENATE(&quot;Which person,Who (&quot;;[.L38];&quot;, X) is,was the &quot;;[.C38]; &quot; &quot;;[.E38];&quot; (&quot;;[.K38];&quot;,Y?) (X &quot;;[.J38];&quot; Y)&quot;)))" office:value-type="string" office:string-value="" calcext:value-type="error">
            <text:p>#NAME?</text:p>
          </table:table-cell>
          <table:table-cell table:style-name="ce13" table:formula="of:=ifs(AND([.G38]=&quot;domain&quot;;[.H38]=&quot;range&quot;); IF([.K38]=&quot;dbo:Person&quot;;CONCATENATE(&quot;SELECT ?X WHERE { ?X &quot;;[.J38];&quot; Y.}&quot;));AND([.G38]=&quot;range&quot;;[.H38]=&quot;domain&quot;); IF([.L38]=&quot;dbo:Person&quot;;CONCATENATE(&quot;SELECT ?X WHERE { Y &quot;;[.J38];&quot; ?X.}&quot;)))" office:value-type="string" office:string-value="" calcext:value-type="error">
            <text:p>#NAME?</text:p>
          </table:table-cell>
          <table:table-cell table:style-name="ce13" table:formula="of:=ifs(AND([.G38]=&quot;domain&quot;;[.H38]=&quot;range&quot;); CONCATENATE(&quot;List the ( &quot;;[.K38];&quot;,X)&quot;;[.D38]; &quot; &quot;;[.E38];&quot; (&quot;;[.L38];&quot;,Y)? &quot;);AND([.G38]=&quot;range&quot;;[.H38]=&quot;domain&quot;);CONCATENATE(&quot;List the (&quot;;[.L38];&quot;, X) &quot;;[.D38]; &quot; &quot;;[.E38];&quot; (&quot;;[.K38];&quot;,Y?) &quot;))" office:value-type="string" office:string-value="" calcext:value-type="error">
            <text:p>#NAME?</text:p>
          </table:table-cell>
          <table:table-cell table:style-name="ce11" table:formula="of:=ifs(AND([.G38]=&quot;domain&quot;;[.H38]=&quot;range&quot;); CONCATENATE(&quot;SELECT ?X WHERE { ?X &quot;;[.J38];&quot; Y.}&quot;);AND([.G38]=&quot;range&quot;;[.H38]=&quot;domain&quot;);CONCATENATE(&quot;SELECT ?X WHERE { Y &quot;;[.J38];&quot; ?X.}&quot;))" office:value-type="string" office:string-value="" calcext:value-type="error">
            <text:p>#NAME?</text:p>
          </table:table-cell>
          <table:table-cell table:style-name="ce58" table:formula="of:=ifs(AND([.G38]=&quot;domain&quot;;[.H38]=&quot;range&quot;); CONCATENATE(&quot;the &quot;;[.C38]; &quot; &quot;;[.E38];&quot; (&quot;;[.L38];&quot;,Y) &quot;);AND([.G38]=&quot;range&quot;;[.H38]=&quot;domain&quot;);CONCATENATE(&quot;the &quot;;[.C38]; &quot; &quot;;[.E38];&quot; (&quot;;[.K38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showJudge-of</text:p>
          </table:table-cell>
          <table:table-cell table:style-name="ce14" office:value-type="string" calcext:value-type="string">
            <text:p>noun</text:p>
          </table:table-cell>
          <table:table-cell table:style-name="ce12" office:value-type="string" calcext:value-type="string">
            <text:p>show judge</text:p>
          </table:table-cell>
          <table:table-cell table:style-name="ce12" office:value-type="string" calcext:value-type="string">
            <text:p>show judge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4" office:value-type="string" calcext:value-type="string">
            <text:p>range</text:p>
          </table:table-cell>
          <table:table-cell table:style-name="ce23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2" office:value-type="string" calcext:value-type="string">
            <text:p>dbo:showJudge </text:p>
          </table:table-cell>
          <table:table-cell table:style-name="ce11" office:value-type="string" calcext:value-type="string">
            <text:p>dbo:TelevisionShow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39]=&quot;domain&quot;;[.H39]=&quot;range&quot;); CONCATENATE(&quot;SELECT ?X WHERE { ?X &quot;;[.J39];&quot; Y.}&quot;);AND([.G39]=&quot;range&quot;;[.H39]=&quot;domain&quot;);CONCATENATE(&quot;SELECT ?X WHERE { Y &quot;;[.J39];&quot; ?X.}&quot;))" office:value-type="string" office:string-value="" calcext:value-type="error">
            <text:p>#NAME?</text:p>
          </table:table-cell>
          <table:table-cell table:style-name="ce11" table:formula="of:=ifs(AND([.G39]=&quot;domain&quot;;[.H39]=&quot;range&quot;); IF([.K39]=&quot;dbo:Person&quot;;CONCATENATE(&quot;Which person, Who ( &quot;;[.K39];&quot;,X) is,was the &quot;;[.C39]; &quot; &quot;;[.E39];&quot; (&quot;;[.L39];&quot;,Y)? (Y &quot;;[.J39];&quot; X)&quot;));AND([.G39]=&quot;range&quot;;[.H39]=&quot;domain&quot;);IF([.L39]=&quot;dbo:Person&quot;;CONCATENATE(&quot;Which person,Who (&quot;;[.L39];&quot;, X) is,was the &quot;;[.C39]; &quot; &quot;;[.E39];&quot; (&quot;;[.K39];&quot;,Y?) (X &quot;;[.J39];&quot; Y)&quot;)))" office:value-type="string" office:string-value="" calcext:value-type="error">
            <text:p>#NAME?</text:p>
          </table:table-cell>
          <table:table-cell table:style-name="ce11" table:formula="of:=ifs(AND([.G39]=&quot;domain&quot;;[.H39]=&quot;range&quot;); IF([.K39]=&quot;dbo:Person&quot;;CONCATENATE(&quot;SELECT ?X WHERE { ?X &quot;;[.J39];&quot; Y.}&quot;));AND([.G39]=&quot;range&quot;;[.H39]=&quot;domain&quot;); IF([.L39]=&quot;dbo:Person&quot;;CONCATENATE(&quot;SELECT ?X WHERE { Y &quot;;[.J39];&quot; ?X.}&quot;)))" office:value-type="string" office:string-value="" calcext:value-type="error">
            <text:p>#NAME?</text:p>
          </table:table-cell>
          <table:table-cell table:style-name="ce11" table:formula="of:=ifs(AND([.G39]=&quot;domain&quot;;[.H39]=&quot;range&quot;); CONCATENATE(&quot;List the ( &quot;;[.K39];&quot;,X)&quot;;[.D39]; &quot; &quot;;[.E39];&quot; (&quot;;[.L39];&quot;,Y)? &quot;);AND([.G39]=&quot;range&quot;;[.H39]=&quot;domain&quot;);CONCATENATE(&quot;List the (&quot;;[.L39];&quot;, X) &quot;;[.D39]; &quot; &quot;;[.E39];&quot; (&quot;;[.K39];&quot;,Y?) &quot;))" office:value-type="string" office:string-value="" calcext:value-type="error">
            <text:p>#NAME?</text:p>
          </table:table-cell>
          <table:table-cell table:style-name="ce11" table:formula="of:=ifs(AND([.G39]=&quot;domain&quot;;[.H39]=&quot;range&quot;); CONCATENATE(&quot;SELECT ?X WHERE { ?X &quot;;[.J39];&quot; Y.}&quot;);AND([.G39]=&quot;range&quot;;[.H39]=&quot;domain&quot;);CONCATENATE(&quot;SELECT ?X WHERE { Y &quot;;[.J39];&quot; ?X.}&quot;))" office:value-type="string" office:string-value="" calcext:value-type="error">
            <text:p>#NAME?</text:p>
          </table:table-cell>
          <table:table-cell table:style-name="ce57" table:formula="of:=ifs(AND([.G39]=&quot;domain&quot;;[.H39]=&quot;range&quot;); CONCATENATE(&quot;the &quot;;[.C39]; &quot; &quot;;[.E39];&quot; (&quot;;[.L39];&quot;,Y) &quot;);AND([.G39]=&quot;range&quot;;[.H39]=&quot;domain&quot;);CONCATENATE(&quot;the &quot;;[.C39]; &quot; &quot;;[.E39];&quot; (&quot;;[.K39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3" office:value-type="string" calcext:value-type="string">
            <text:p>electoralDistrict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electoral Distric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region</text:p>
          </table:table-cell>
          <table:table-cell table:style-name="ce11" office:value-type="string" calcext:value-type="string">
            <text:p>dbo:Politician</text:p>
          </table:table-cell>
          <table:table-cell table:style-name="ce11" office:value-type="string" calcext:value-type="string">
            <text:p>dbo:Place</text:p>
          </table:table-cell>
          <table:table-cell table:style-name="ce13" table:formula="of:=ifs(AND([.G40]=&quot;domain&quot;;[.H40]=&quot;range&quot;); CONCATENATE(&quot;What ( &quot;;[.K40];&quot;,X) is the &quot;;[.C40];&quot;/&quot;;[.D40]; &quot; &quot;;[.E40];&quot; (&quot;;[.L40];&quot;,Y)? &quot;);AND([.G40]=&quot;range&quot;;[.H40]=&quot;domain&quot;);CONCATENATE(&quot;What (&quot;;[.L40];&quot;, X) is the &quot;;[.C40];&quot;/&quot;;[.D40]; &quot; &quot;;[.E40];&quot; (&quot;;[.K40];&quot;,Y?) &quot;))" office:value-type="string" office:string-value="" calcext:value-type="error">
            <text:p>#NAME?</text:p>
          </table:table-cell>
          <table:table-cell table:style-name="ce11" table:formula="of:=ifs(AND([.G40]=&quot;domain&quot;;[.H40]=&quot;range&quot;); CONCATENATE(&quot;SELECT ?X WHERE { ?X &quot;;[.J40];&quot; Y.}&quot;);AND([.G40]=&quot;range&quot;;[.H40]=&quot;domain&quot;);CONCATENATE(&quot;SELECT ?X WHERE { Y &quot;;[.J40];&quot; ?X.}&quot;))" office:value-type="string" office:string-value="" calcext:value-type="error">
            <text:p>#NAME?</text:p>
          </table:table-cell>
          <table:table-cell table:style-name="ce21" table:formula="of:=ifs(AND([.G40]=&quot;domain&quot;;[.H40]=&quot;range&quot;); IF([.K40]=&quot;dbo:Person&quot;;CONCATENATE(&quot;Which person, Who ( &quot;;[.K40];&quot;,X) is,was the &quot;;[.C40]; &quot; &quot;;[.E40];&quot; (&quot;;[.L40];&quot;,Y)? (Y &quot;;[.J40];&quot; X)&quot;));AND([.G40]=&quot;range&quot;;[.H40]=&quot;domain&quot;);IF([.L40]=&quot;dbo:Person&quot;;CONCATENATE(&quot;Which person,Who (&quot;;[.L40];&quot;, X) is,was the &quot;;[.C40]; &quot; &quot;;[.E40];&quot; (&quot;;[.K40];&quot;,Y?) (X &quot;;[.J40];&quot; Y)&quot;)))" office:value-type="string" office:string-value="" calcext:value-type="error">
            <text:p>#NAME?</text:p>
          </table:table-cell>
          <table:table-cell table:style-name="ce21" table:formula="of:=ifs(AND([.G40]=&quot;domain&quot;;[.H40]=&quot;range&quot;); IF([.K40]=&quot;dbo:Person&quot;;CONCATENATE(&quot;SELECT ?X WHERE { ?X &quot;;[.J40];&quot; Y.}&quot;));AND([.G40]=&quot;range&quot;;[.H40]=&quot;domain&quot;); IF([.L40]=&quot;dbo:Person&quot;;CONCATENATE(&quot;SELECT ?X WHERE { Y &quot;;[.J40];&quot; ?X.}&quot;)))" office:value-type="string" office:string-value="" calcext:value-type="error">
            <text:p>#NAME?</text:p>
          </table:table-cell>
          <table:table-cell table:style-name="ce11" table:formula="of:=ifs(AND([.G40]=&quot;domain&quot;;[.H40]=&quot;range&quot;); CONCATENATE(&quot;List the ( &quot;;[.K40];&quot;,X)&quot;;[.D40]; &quot; &quot;;[.E40];&quot; (&quot;;[.L40];&quot;,Y)? &quot;);AND([.G40]=&quot;range&quot;;[.H40]=&quot;domain&quot;);CONCATENATE(&quot;List the (&quot;;[.L40];&quot;, X) &quot;;[.D40]; &quot; &quot;;[.E40];&quot; (&quot;;[.K40];&quot;,Y?) &quot;))" office:value-type="string" office:string-value="" calcext:value-type="error">
            <text:p>#NAME?</text:p>
          </table:table-cell>
          <table:table-cell table:style-name="ce11" table:formula="of:=ifs(AND([.G40]=&quot;domain&quot;;[.H40]=&quot;range&quot;); CONCATENATE(&quot;SELECT ?X WHERE { ?X &quot;;[.J40];&quot; Y.}&quot;);AND([.G40]=&quot;range&quot;;[.H40]=&quot;domain&quot;);CONCATENATE(&quot;SELECT ?X WHERE { Y &quot;;[.J40];&quot; ?X.}&quot;))" office:value-type="string" office:string-value="" calcext:value-type="error">
            <text:p>#NAME?</text:p>
          </table:table-cell>
          <table:table-cell table:style-name="ce57" table:formula="of:=ifs(AND([.G40]=&quot;domain&quot;;[.H40]=&quot;range&quot;); CONCATENATE(&quot;the &quot;;[.C40]; &quot; &quot;;[.E40];&quot; (&quot;;[.L40];&quot;,Y) &quot;);AND([.G40]=&quot;range&quot;;[.H40]=&quot;domain&quot;);CONCATENATE(&quot;the &quot;;[.C40]; &quot; &quot;;[.E40];&quot; (&quot;;[.K40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releaseDate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realease 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2" calcext:value-type="float">
            <text:p>2</text:p>
          </table:table-cell>
          <table:table-cell table:style-name="ce11" office:value-type="string" calcext:value-type="string">
            <text:p>dbo:releaseDate</text:p>
          </table:table-cell>
          <table:table-cell table:style-name="ce11" office:value-type="string" calcext:value-type="string">
            <text:p>dbo:Song</text:p>
          </table:table-cell>
          <table:table-cell table:style-name="ce11" office:value-type="string" calcext:value-type="string">
            <text:p>xsd:date</text:p>
          </table:table-cell>
          <table:table-cell table:style-name="ce13" table:formula="of:=ifs(AND([.G41]=&quot;domain&quot;;[.H41]=&quot;range&quot;); CONCATENATE(&quot;What ( &quot;;[.K41];&quot;,X) is the &quot;;[.C41];&quot;/&quot;;[.D41]; &quot; &quot;;[.E41];&quot; (&quot;;[.L41];&quot;,Y)? &quot;);AND([.G41]=&quot;range&quot;;[.H41]=&quot;domain&quot;);CONCATENATE(&quot;What (&quot;;[.L41];&quot;, X) is the &quot;;[.C41];&quot;/&quot;;[.D41]; &quot; &quot;;[.E41];&quot; (&quot;;[.K41];&quot;,Y?) &quot;))" office:value-type="string" office:string-value="" calcext:value-type="error">
            <text:p>#NAME?</text:p>
          </table:table-cell>
          <table:table-cell table:style-name="ce11" table:formula="of:=ifs(AND([.G41]=&quot;domain&quot;;[.H41]=&quot;range&quot;); CONCATENATE(&quot;SELECT ?X WHERE { ?X &quot;;[.J41];&quot; Y.}&quot;);AND([.G41]=&quot;range&quot;;[.H41]=&quot;domain&quot;);CONCATENATE(&quot;SELECT ?X WHERE { Y &quot;;[.J41];&quot; ?X.}&quot;))" office:value-type="string" office:string-value="" calcext:value-type="error">
            <text:p>#NAME?</text:p>
          </table:table-cell>
          <table:table-cell table:style-name="ce21" table:formula="of:=ifs(AND([.G41]=&quot;domain&quot;;[.H41]=&quot;range&quot;); IF([.K41]=&quot;dbo:Person&quot;;CONCATENATE(&quot;Which person, Who ( &quot;;[.K41];&quot;,X) is,was the &quot;;[.C41]; &quot; &quot;;[.E41];&quot; (&quot;;[.L41];&quot;,Y)? (Y &quot;;[.J41];&quot; X)&quot;));AND([.G41]=&quot;range&quot;;[.H41]=&quot;domain&quot;);IF([.L41]=&quot;dbo:Person&quot;;CONCATENATE(&quot;Which person,Who (&quot;;[.L41];&quot;, X) is,was the &quot;;[.C41]; &quot; &quot;;[.E41];&quot; (&quot;;[.K41];&quot;,Y?) (X &quot;;[.J41];&quot; Y)&quot;)))" office:value-type="string" office:string-value="" calcext:value-type="error">
            <text:p>#NAME?</text:p>
          </table:table-cell>
          <table:table-cell table:style-name="ce21" table:formula="of:=ifs(AND([.G41]=&quot;domain&quot;;[.H41]=&quot;range&quot;); IF([.K41]=&quot;dbo:Person&quot;;CONCATENATE(&quot;SELECT ?X WHERE { ?X &quot;;[.J41];&quot; Y.}&quot;));AND([.G41]=&quot;range&quot;;[.H41]=&quot;domain&quot;); IF([.L41]=&quot;dbo:Person&quot;;CONCATENATE(&quot;SELECT ?X WHERE { Y &quot;;[.J41];&quot; ?X.}&quot;)))" office:value-type="string" office:string-value="" calcext:value-type="error">
            <text:p>#NAME?</text:p>
          </table:table-cell>
          <table:table-cell table:style-name="ce11" table:formula="of:=ifs(AND([.G41]=&quot;domain&quot;;[.H41]=&quot;range&quot;); CONCATENATE(&quot;List the ( &quot;;[.K41];&quot;,X)&quot;;[.D41]; &quot; &quot;;[.E41];&quot; (&quot;;[.L41];&quot;,Y)? &quot;);AND([.G41]=&quot;range&quot;;[.H41]=&quot;domain&quot;);CONCATENATE(&quot;List the (&quot;;[.L41];&quot;, X) &quot;;[.D41]; &quot; &quot;;[.E41];&quot; (&quot;;[.K41];&quot;,Y?) &quot;))" office:value-type="string" office:string-value="" calcext:value-type="error">
            <text:p>#NAME?</text:p>
          </table:table-cell>
          <table:table-cell table:style-name="ce11" table:formula="of:=ifs(AND([.G41]=&quot;domain&quot;;[.H41]=&quot;range&quot;); CONCATENATE(&quot;SELECT ?X WHERE { ?X &quot;;[.J41];&quot; Y.}&quot;);AND([.G41]=&quot;range&quot;;[.H41]=&quot;domain&quot;);CONCATENATE(&quot;SELECT ?X WHERE { Y &quot;;[.J41];&quot; ?X.}&quot;))" office:value-type="string" office:string-value="" calcext:value-type="error">
            <text:p>#NAME?</text:p>
          </table:table-cell>
          <table:table-cell table:style-name="ce57" table:formula="of:=ifs(AND([.G41]=&quot;domain&quot;;[.H41]=&quot;range&quot;); CONCATENATE(&quot;the &quot;;[.C41]; &quot; &quot;;[.E41];&quot; (&quot;;[.L41];&quot;,Y) &quot;);AND([.G41]=&quot;range&quot;;[.H41]=&quot;domain&quot;);CONCATENATE(&quot;the &quot;;[.C41]; &quot; &quot;;[.E41];&quot; (&quot;;[.K41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release 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releaseDate</text:p>
          </table:table-cell>
          <table:table-cell table:style-name="ce11" office:value-type="string" calcext:value-type="string">
            <text:p>dbo:Work</text:p>
          </table:table-cell>
          <table:table-cell table:style-name="ce11" office:value-type="string" calcext:value-type="string">
            <text:p>xsd:date</text:p>
          </table:table-cell>
          <table:table-cell table:style-name="ce13" table:formula="of:=ifs(AND([.G42]=&quot;domain&quot;;[.H42]=&quot;range&quot;); CONCATENATE(&quot;What ( &quot;;[.K42];&quot;,X) is the &quot;;[.C42];&quot;/&quot;;[.D42]; &quot; &quot;;[.E42];&quot; (&quot;;[.L42];&quot;,Y)? &quot;);AND([.G42]=&quot;range&quot;;[.H42]=&quot;domain&quot;);CONCATENATE(&quot;What (&quot;;[.L42];&quot;, X) is the &quot;;[.C42];&quot;/&quot;;[.D42]; &quot; &quot;;[.E42];&quot; (&quot;;[.K42];&quot;,Y?) &quot;))" office:value-type="string" office:string-value="" calcext:value-type="error">
            <text:p>#NAME?</text:p>
          </table:table-cell>
          <table:table-cell table:style-name="ce50" table:formula="of:=ifs(AND([.G42]=&quot;domain&quot;;[.H42]=&quot;range&quot;); CONCATENATE(&quot;SELECT ?X WHERE { ?X &quot;;[.J42];&quot; Y.}&quot;);AND([.G42]=&quot;range&quot;;[.H42]=&quot;domain&quot;);CONCATENATE(&quot;SELECT ?X WHERE { Y &quot;;[.J42];&quot; ?X.}&quot;))" office:value-type="string" office:string-value="" calcext:value-type="error">
            <text:p>#NAME?</text:p>
          </table:table-cell>
          <table:table-cell table:style-name="ce21" table:formula="of:=ifs(AND([.G42]=&quot;domain&quot;;[.H42]=&quot;range&quot;); IF([.K42]=&quot;dbo:Person&quot;;CONCATENATE(&quot;Which person, Who ( &quot;;[.K42];&quot;,X) is,was the &quot;;[.C42]; &quot; &quot;;[.E42];&quot; (&quot;;[.L42];&quot;,Y)? (Y &quot;;[.J42];&quot; X)&quot;));AND([.G42]=&quot;range&quot;;[.H42]=&quot;domain&quot;);IF([.L42]=&quot;dbo:Person&quot;;CONCATENATE(&quot;Which person,Who (&quot;;[.L42];&quot;, X) is,was the &quot;;[.C42]; &quot; &quot;;[.E42];&quot; (&quot;;[.K42];&quot;,Y?) (X &quot;;[.J42];&quot; Y)&quot;)))" office:value-type="string" office:string-value="" calcext:value-type="error">
            <text:p>#NAME?</text:p>
          </table:table-cell>
          <table:table-cell table:style-name="ce21" table:formula="of:=ifs(AND([.G42]=&quot;domain&quot;;[.H42]=&quot;range&quot;); IF([.K42]=&quot;dbo:Person&quot;;CONCATENATE(&quot;SELECT ?X WHERE { ?X &quot;;[.J42];&quot; Y.}&quot;));AND([.G42]=&quot;range&quot;;[.H42]=&quot;domain&quot;); IF([.L42]=&quot;dbo:Person&quot;;CONCATENATE(&quot;SELECT ?X WHERE { Y &quot;;[.J42];&quot; ?X.}&quot;)))" office:value-type="string" office:string-value="" calcext:value-type="error">
            <text:p>#NAME?</text:p>
          </table:table-cell>
          <table:table-cell table:style-name="ce13" table:formula="of:=ifs(AND([.G42]=&quot;domain&quot;;[.H42]=&quot;range&quot;); CONCATENATE(&quot;List the ( &quot;;[.K42];&quot;,X)&quot;;[.D42]; &quot; &quot;;[.E42];&quot; (&quot;;[.L42];&quot;,Y)? &quot;);AND([.G42]=&quot;range&quot;;[.H42]=&quot;domain&quot;);CONCATENATE(&quot;List the (&quot;;[.L42];&quot;, X) &quot;;[.D42]; &quot; &quot;;[.E42];&quot; (&quot;;[.K42];&quot;,Y?) &quot;))" office:value-type="string" office:string-value="" calcext:value-type="error">
            <text:p>#NAME?</text:p>
          </table:table-cell>
          <table:table-cell table:style-name="ce11" table:formula="of:=ifs(AND([.G42]=&quot;domain&quot;;[.H42]=&quot;range&quot;); CONCATENATE(&quot;SELECT ?X WHERE { ?X &quot;;[.J42];&quot; Y.}&quot;);AND([.G42]=&quot;range&quot;;[.H42]=&quot;domain&quot;);CONCATENATE(&quot;SELECT ?X WHERE { Y &quot;;[.J42];&quot; ?X.}&quot;))" office:value-type="string" office:string-value="" calcext:value-type="error">
            <text:p>#NAME?</text:p>
          </table:table-cell>
          <table:table-cell table:style-name="ce58" table:formula="of:=ifs(AND([.G42]=&quot;domain&quot;;[.H42]=&quot;range&quot;); CONCATENATE(&quot;the &quot;;[.C42]; &quot; &quot;;[.E42];&quot; (&quot;;[.L42];&quot;,Y) &quot;);AND([.G42]=&quot;range&quot;;[.H42]=&quot;domain&quot;);CONCATENATE(&quot;the &quot;;[.C42]; &quot; &quot;;[.E42];&quot; (&quot;;[.K42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6" office:value-type="string" calcext:value-type="string">
            <text:p>publicationDate-of</text:p>
          </table:table-cell>
          <table:table-cell table:style-name="ce15" office:value-type="string" calcext:value-type="string">
            <text:p>noun</text:p>
          </table:table-cell>
          <table:table-cell table:style-name="ce15" office:value-type="string" calcext:value-type="string">
            <text:p>publication dat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of</text:p>
          </table:table-cell>
          <table:table-cell table:style-name="ce15" office:value-type="string" calcext:value-type="string">
            <text:p>NounPPFrame</text:p>
          </table:table-cell>
          <table:table-cell table:style-name="ce15" office:value-type="string" calcext:value-type="string">
            <text:p>range</text:p>
          </table:table-cell>
          <table:table-cell table:style-name="ce24" office:value-type="string" calcext:value-type="string">
            <text:p>domain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dbo:publicationDate</text:p>
          </table:table-cell>
          <table:table-cell table:style-name="ce39" office:value-type="string" calcext:value-type="string">
            <text:p>dbo:WrittenWork</text:p>
          </table:table-cell>
          <table:table-cell table:style-name="ce39" office:value-type="string" calcext:value-type="string">
            <text:p>xsd:date</text:p>
          </table:table-cell>
          <table:table-cell table:style-name="ce48" table:formula="of:=ifs(AND([.G43]=&quot;domain&quot;;[.H43]=&quot;range&quot;); CONCATENATE(&quot;What ( &quot;;[.K43];&quot;,X) is the &quot;;[.C43];&quot;/&quot;;[.D43]; &quot; &quot;;[.E43];&quot; (&quot;;[.L43];&quot;,Y)? &quot;);AND([.G43]=&quot;range&quot;;[.H43]=&quot;domain&quot;);CONCATENATE(&quot;What (&quot;;[.L43];&quot;, X) is the &quot;;[.C43];&quot;/&quot;;[.D43]; &quot; &quot;;[.E43];&quot; (&quot;;[.K43];&quot;,Y?) &quot;))" office:value-type="string" office:string-value="" calcext:value-type="error">
            <text:p>#NAME?</text:p>
          </table:table-cell>
          <table:table-cell table:style-name="ce39" table:formula="of:=ifs(AND([.G43]=&quot;domain&quot;;[.H43]=&quot;range&quot;); CONCATENATE(&quot;SELECT ?X WHERE { ?X &quot;;[.J43];&quot; Y.}&quot;);AND([.G43]=&quot;range&quot;;[.H43]=&quot;domain&quot;);CONCATENATE(&quot;SELECT ?X WHERE { Y &quot;;[.J43];&quot; ?X.}&quot;))" office:value-type="string" office:string-value="" calcext:value-type="error">
            <text:p>#NAME?</text:p>
          </table:table-cell>
          <table:table-cell table:style-name="ce52" table:formula="of:=ifs(AND([.G43]=&quot;domain&quot;;[.H43]=&quot;range&quot;); IF([.K43]=&quot;dbo:Person&quot;;CONCATENATE(&quot;Which person, Who ( &quot;;[.K43];&quot;,X) is,was the &quot;;[.C43]; &quot; &quot;;[.E43];&quot; (&quot;;[.L43];&quot;,Y)? (Y &quot;;[.J43];&quot; X)&quot;));AND([.G43]=&quot;range&quot;;[.H43]=&quot;domain&quot;);IF([.L43]=&quot;dbo:Person&quot;;CONCATENATE(&quot;Which person,Who (&quot;;[.L43];&quot;, X) is,was the &quot;;[.C43]; &quot; &quot;;[.E43];&quot; (&quot;;[.K43];&quot;,Y?) (X &quot;;[.J43];&quot; Y)&quot;)))" office:value-type="string" office:string-value="" calcext:value-type="error">
            <text:p>#NAME?</text:p>
          </table:table-cell>
          <table:table-cell table:style-name="ce52" table:formula="of:=ifs(AND([.G43]=&quot;domain&quot;;[.H43]=&quot;range&quot;); IF([.K43]=&quot;dbo:Person&quot;;CONCATENATE(&quot;SELECT ?X WHERE { ?X &quot;;[.J43];&quot; Y.}&quot;));AND([.G43]=&quot;range&quot;;[.H43]=&quot;domain&quot;); IF([.L43]=&quot;dbo:Person&quot;;CONCATENATE(&quot;SELECT ?X WHERE { Y &quot;;[.J43];&quot; ?X.}&quot;)))" office:value-type="string" office:string-value="" calcext:value-type="error">
            <text:p>#NAME?</text:p>
          </table:table-cell>
          <table:table-cell table:style-name="ce39" table:formula="of:=ifs(AND([.G43]=&quot;domain&quot;;[.H43]=&quot;range&quot;); CONCATENATE(&quot;List the ( &quot;;[.K43];&quot;,X)&quot;;[.D43]; &quot; &quot;;[.E43];&quot; (&quot;;[.L43];&quot;,Y)? &quot;);AND([.G43]=&quot;range&quot;;[.H43]=&quot;domain&quot;);CONCATENATE(&quot;List the (&quot;;[.L43];&quot;, X) &quot;;[.D43]; &quot; &quot;;[.E43];&quot; (&quot;;[.K43];&quot;,Y?) &quot;))" office:value-type="string" office:string-value="" calcext:value-type="error">
            <text:p>#NAME?</text:p>
          </table:table-cell>
          <table:table-cell table:style-name="ce39" table:formula="of:=ifs(AND([.G43]=&quot;domain&quot;;[.H43]=&quot;range&quot;); CONCATENATE(&quot;SELECT ?X WHERE { ?X &quot;;[.J43];&quot; Y.}&quot;);AND([.G43]=&quot;range&quot;;[.H43]=&quot;domain&quot;);CONCATENATE(&quot;SELECT ?X WHERE { Y &quot;;[.J43];&quot; ?X.}&quot;))" office:value-type="string" office:string-value="" calcext:value-type="error">
            <text:p>#NAME?</text:p>
          </table:table-cell>
          <table:table-cell table:style-name="ce59" table:formula="of:=ifs(AND([.G43]=&quot;domain&quot;;[.H43]=&quot;range&quot;); CONCATENATE(&quot;the &quot;;[.C43]; &quot; &quot;;[.E43];&quot; (&quot;;[.L43];&quot;,Y) &quot;);AND([.G43]=&quot;range&quot;;[.H43]=&quot;domain&quot;);CONCATENATE(&quot;the &quot;;[.C43]; &quot; &quot;;[.E43];&quot; (&quot;;[.K43];&quot;,Y) &quot;))" office:value-type="string" office:string-value="" calcext:value-type="error">
            <text:p>#NAME?</text:p>
          </table:table-cell>
          <table:table-cell table:style-name="ce48"/>
          <table:table-cell table:style-name="ce34" office:value-type="float" office:value="2" calcext:value-type="float">
            <text:p>2</text:p>
          </table:table-cell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numberOfPages-of</text:p>
          </table:table-cell>
          <table:table-cell table:style-name="ce13" office:value-type="string" calcext:value-type="string">
            <text:p>noun</text:p>
          </table:table-cell>
          <table:table-cell table:style-name="ce13" office:value-type="string" calcext:value-type="string">
            <text:p>number of pag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of</text:p>
          </table:table-cell>
          <table:table-cell table:style-name="ce13" office:value-type="string" calcext:value-type="string">
            <text:p>NounPPFrame</text:p>
          </table:table-cell>
          <table:table-cell table:style-name="ce13" office:value-type="string" calcext:value-type="string">
            <text:p>range</text:p>
          </table:table-cell>
          <table:table-cell table:style-name="ce21" office:value-type="string" calcext:value-type="string">
            <text:p>domain</text:p>
          </table:table-cell>
          <table:table-cell table:style-name="ce32" office:value-type="float" office:value="1" calcext:value-type="float">
            <text:p>1</text:p>
          </table:table-cell>
          <table:table-cell table:style-name="ce13" office:value-type="string" calcext:value-type="string">
            <text:p>dbo:numberOfPages</text:p>
          </table:table-cell>
          <table:table-cell table:style-name="ce13" office:value-type="string" calcext:value-type="string">
            <text:p>dbo:WrittenWork</text:p>
          </table:table-cell>
          <table:table-cell table:style-name="ce13" office:value-type="string" calcext:value-type="string">
            <text:p>xsd:positiveInteger</text:p>
          </table:table-cell>
          <table:table-cell table:style-name="ce13" table:formula="of:=ifs(AND([.G44]=&quot;domain&quot;;[.H44]=&quot;range&quot;); CONCATENATE(&quot;What ( &quot;;[.K44];&quot;,X) is the &quot;;[.C44];&quot;/&quot;;[.D44]; &quot; &quot;;[.E44];&quot; (&quot;;[.L44];&quot;,Y)? &quot;);AND([.G44]=&quot;range&quot;;[.H44]=&quot;domain&quot;);CONCATENATE(&quot;What (&quot;;[.L44];&quot;, X) is the &quot;;[.C44];&quot;/&quot;;[.D44]; &quot; &quot;;[.E44];&quot; (&quot;;[.K44];&quot;,Y?) &quot;))" office:value-type="string" office:string-value="" calcext:value-type="error">
            <text:p>#NAME?</text:p>
          </table:table-cell>
          <table:table-cell table:style-name="ce50" table:formula="of:=ifs(AND([.G44]=&quot;domain&quot;;[.H44]=&quot;range&quot;); CONCATENATE(&quot;SELECT ?X WHERE { ?X &quot;;[.J44];&quot; Y.}&quot;);AND([.G44]=&quot;range&quot;;[.H44]=&quot;domain&quot;);CONCATENATE(&quot;SELECT ?X WHERE { Y &quot;;[.J44];&quot; ?X.}&quot;))" office:value-type="string" office:string-value="" calcext:value-type="error">
            <text:p>#NAME?</text:p>
          </table:table-cell>
          <table:table-cell table:style-name="ce21" table:formula="of:=ifs(AND([.G44]=&quot;domain&quot;;[.H44]=&quot;range&quot;); IF([.K44]=&quot;dbo:Person&quot;;CONCATENATE(&quot;Which person, Who ( &quot;;[.K44];&quot;,X) is,was the &quot;;[.C44]; &quot; &quot;;[.E44];&quot; (&quot;;[.L44];&quot;,Y)? (Y &quot;;[.J44];&quot; X)&quot;));AND([.G44]=&quot;range&quot;;[.H44]=&quot;domain&quot;);IF([.L44]=&quot;dbo:Person&quot;;CONCATENATE(&quot;Which person,Who (&quot;;[.L44];&quot;, X) is,was the &quot;;[.C44]; &quot; &quot;;[.E44];&quot; (&quot;;[.K44];&quot;,Y?) (X &quot;;[.J44];&quot; Y)&quot;)))" office:value-type="string" office:string-value="" calcext:value-type="error">
            <text:p>#NAME?</text:p>
          </table:table-cell>
          <table:table-cell table:style-name="ce21" table:formula="of:=ifs(AND([.G44]=&quot;domain&quot;;[.H44]=&quot;range&quot;); IF([.K44]=&quot;dbo:Person&quot;;CONCATENATE(&quot;SELECT ?X WHERE { ?X &quot;;[.J44];&quot; Y.}&quot;));AND([.G44]=&quot;range&quot;;[.H44]=&quot;domain&quot;); IF([.L44]=&quot;dbo:Person&quot;;CONCATENATE(&quot;SELECT ?X WHERE { Y &quot;;[.J44];&quot; ?X.}&quot;)))" office:value-type="string" office:string-value="" calcext:value-type="error">
            <text:p>#NAME?</text:p>
          </table:table-cell>
          <table:table-cell table:style-name="ce13" table:formula="of:=ifs(AND([.G44]=&quot;domain&quot;;[.H44]=&quot;range&quot;); CONCATENATE(&quot;List the ( &quot;;[.K44];&quot;,X)&quot;;[.D44]; &quot; &quot;;[.E44];&quot; (&quot;;[.L44];&quot;,Y)? &quot;);AND([.G44]=&quot;range&quot;;[.H44]=&quot;domain&quot;);CONCATENATE(&quot;List the (&quot;;[.L44];&quot;, X) &quot;;[.D44]; &quot; &quot;;[.E44];&quot; (&quot;;[.K44];&quot;,Y?) &quot;))" office:value-type="string" office:string-value="" calcext:value-type="error">
            <text:p>#NAME?</text:p>
          </table:table-cell>
          <table:table-cell table:style-name="ce11" table:formula="of:=ifs(AND([.G44]=&quot;domain&quot;;[.H44]=&quot;range&quot;); CONCATENATE(&quot;SELECT ?X WHERE { ?X &quot;;[.J44];&quot; Y.}&quot;);AND([.G44]=&quot;range&quot;;[.H44]=&quot;domain&quot;);CONCATENATE(&quot;SELECT ?X WHERE { Y &quot;;[.J44];&quot; ?X.}&quot;))" office:value-type="string" office:string-value="" calcext:value-type="error">
            <text:p>#NAME?</text:p>
          </table:table-cell>
          <table:table-cell table:style-name="ce58" table:formula="of:=ifs(AND([.G44]=&quot;domain&quot;;[.H44]=&quot;range&quot;); CONCATENATE(&quot;the &quot;;[.C44]; &quot; &quot;;[.E44];&quot; (&quot;;[.L44];&quot;,Y) &quot;);AND([.G44]=&quot;range&quot;;[.H44]=&quot;domain&quot;);CONCATENATE(&quot;the &quot;;[.C44]; &quot; &quot;;[.E44];&quot; (&quot;;[.K44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4" office:value-type="string" calcext:value-type="string">
            <text:p>genre-of</text:p>
          </table:table-cell>
          <table:table-cell table:style-name="ce13" office:value-type="string" calcext:value-type="string">
            <text:p>noun</text:p>
          </table:table-cell>
          <table:table-cell table:style-name="ce13" office:value-type="string" calcext:value-type="string">
            <text:p>genre</text:p>
          </table:table-cell>
          <table:table-cell table:style-name="ce13" office:value-type="string" calcext:value-type="string">
            <text:p>genres</text:p>
          </table:table-cell>
          <table:table-cell table:style-name="ce13" office:value-type="string" calcext:value-type="string">
            <text:p>of</text:p>
          </table:table-cell>
          <table:table-cell table:style-name="ce13" office:value-type="string" calcext:value-type="string">
            <text:p>NounPPFrame</text:p>
          </table:table-cell>
          <table:table-cell table:style-name="ce13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2" office:value-type="float" office:value="1" calcext:value-type="float">
            <text:p>1</text:p>
          </table:table-cell>
          <table:table-cell table:style-name="ce13" office:value-type="string" calcext:value-type="string">
            <text:p>dbo:genre</text:p>
          </table:table-cell>
          <table:table-cell table:style-name="ce13" office:value-type="string" calcext:value-type="string">
            <text:p>dbo:Work</text:p>
          </table:table-cell>
          <table:table-cell table:style-name="ce13" office:value-type="string" calcext:value-type="string">
            <text:p>dbo:Genre</text:p>
          </table:table-cell>
          <table:table-cell table:style-name="ce13" table:formula="of:=ifs(AND([.G45]=&quot;domain&quot;;[.H45]=&quot;range&quot;); CONCATENATE(&quot;What ( &quot;;[.K45];&quot;,X) is the &quot;;[.C45];&quot;/&quot;;[.D45]; &quot; &quot;;[.E45];&quot; (&quot;;[.L45];&quot;,Y)? &quot;);AND([.G45]=&quot;range&quot;;[.H45]=&quot;domain&quot;);CONCATENATE(&quot;What (&quot;;[.L45];&quot;, X) is the &quot;;[.C45];&quot;/&quot;;[.D45]; &quot; &quot;;[.E45];&quot; (&quot;;[.K45];&quot;,Y?) &quot;))" office:value-type="string" office:string-value="" calcext:value-type="error">
            <text:p>#NAME?</text:p>
          </table:table-cell>
          <table:table-cell table:style-name="ce50" table:formula="of:=ifs(AND([.G45]=&quot;domain&quot;;[.H45]=&quot;range&quot;); CONCATENATE(&quot;SELECT ?X WHERE { ?X &quot;;[.J45];&quot; Y.}&quot;);AND([.G45]=&quot;range&quot;;[.H45]=&quot;domain&quot;);CONCATENATE(&quot;SELECT ?X WHERE { Y &quot;;[.J45];&quot; ?X.}&quot;))" office:value-type="string" office:string-value="" calcext:value-type="error">
            <text:p>#NAME?</text:p>
          </table:table-cell>
          <table:table-cell table:style-name="ce21" table:formula="of:=ifs(AND([.G45]=&quot;domain&quot;;[.H45]=&quot;range&quot;); IF([.K45]=&quot;dbo:Person&quot;;CONCATENATE(&quot;Which person, Who ( &quot;;[.K45];&quot;,X) is,was the &quot;;[.C45]; &quot; &quot;;[.E45];&quot; (&quot;;[.L45];&quot;,Y)? (Y &quot;;[.J45];&quot; X)&quot;));AND([.G45]=&quot;range&quot;;[.H45]=&quot;domain&quot;);IF([.L45]=&quot;dbo:Person&quot;;CONCATENATE(&quot;Which person,Who (&quot;;[.L45];&quot;, X) is,was the &quot;;[.C45]; &quot; &quot;;[.E45];&quot; (&quot;;[.K45];&quot;,Y?) (X &quot;;[.J45];&quot; Y)&quot;)))" office:value-type="string" office:string-value="" calcext:value-type="error">
            <text:p>#NAME?</text:p>
          </table:table-cell>
          <table:table-cell table:style-name="ce21" table:formula="of:=ifs(AND([.G45]=&quot;domain&quot;;[.H45]=&quot;range&quot;); IF([.K45]=&quot;dbo:Person&quot;;CONCATENATE(&quot;SELECT ?X WHERE { ?X &quot;;[.J45];&quot; Y.}&quot;));AND([.G45]=&quot;range&quot;;[.H45]=&quot;domain&quot;); IF([.L45]=&quot;dbo:Person&quot;;CONCATENATE(&quot;SELECT ?X WHERE { Y &quot;;[.J45];&quot; ?X.}&quot;)))" office:value-type="string" office:string-value="" calcext:value-type="error">
            <text:p>#NAME?</text:p>
          </table:table-cell>
          <table:table-cell table:style-name="ce13" table:formula="of:=ifs(AND([.G45]=&quot;domain&quot;;[.H45]=&quot;range&quot;); CONCATENATE(&quot;List the ( &quot;;[.K45];&quot;,X)&quot;;[.D45]; &quot; &quot;;[.E45];&quot; (&quot;;[.L45];&quot;,Y)? &quot;);AND([.G45]=&quot;range&quot;;[.H45]=&quot;domain&quot;);CONCATENATE(&quot;List the (&quot;;[.L45];&quot;, X) &quot;;[.D45]; &quot; &quot;;[.E45];&quot; (&quot;;[.K45];&quot;,Y?) &quot;))" office:value-type="string" office:string-value="" calcext:value-type="error">
            <text:p>#NAME?</text:p>
          </table:table-cell>
          <table:table-cell table:style-name="ce11" table:formula="of:=ifs(AND([.G45]=&quot;domain&quot;;[.H45]=&quot;range&quot;); CONCATENATE(&quot;SELECT ?X WHERE { ?X &quot;;[.J45];&quot; Y.}&quot;);AND([.G45]=&quot;range&quot;;[.H45]=&quot;domain&quot;);CONCATENATE(&quot;SELECT ?X WHERE { Y &quot;;[.J45];&quot; ?X.}&quot;))" office:value-type="string" office:string-value="" calcext:value-type="error">
            <text:p>#NAME?</text:p>
          </table:table-cell>
          <table:table-cell table:style-name="ce58" table:formula="of:=ifs(AND([.G45]=&quot;domain&quot;;[.H45]=&quot;range&quot;); CONCATENATE(&quot;the &quot;;[.C45]; &quot; &quot;;[.E45];&quot; (&quot;;[.L45];&quot;,Y) &quot;);AND([.G45]=&quot;range&quot;;[.H45]=&quot;domain&quot;);CONCATENATE(&quot;the &quot;;[.C45]; &quot; &quot;;[.E45];&quot; (&quot;;[.K45];&quot;,Y) &quot;))" office:value-type="string" office:string-value="" calcext:value-type="error">
            <text:p>#NAME?</text:p>
          </table:table-cell>
          <table:table-cell table:style-name="ce13"/>
          <table:table-cell table:style-name="ce31" office:value-type="float" office:value="2" calcext:value-type="float">
            <text:p>2</text:p>
          </table:table-cell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composer-of</text:p>
          </table:table-cell>
          <table:table-cell table:style-name="ce12" office:value-type="string" calcext:value-type="string">
            <text:p>noun</text:p>
          </table:table-cell>
          <table:table-cell table:style-name="ce12" office:value-type="string" calcext:value-type="string">
            <text:p>composer</text:p>
          </table:table-cell>
          <table:table-cell table:style-name="ce12" office:value-type="string" calcext:value-type="string">
            <text:p>composers</text:p>
          </table:table-cell>
          <table:table-cell table:style-name="ce12" office:value-type="string" calcext:value-type="string">
            <text:p>of</text:p>
          </table:table-cell>
          <table:table-cell table:style-name="ce12" office:value-type="string" calcext:value-type="string">
            <text:p>NounPPFrame</text:p>
          </table:table-cell>
          <table:table-cell table:style-name="ce12" office:value-type="string" calcext:value-type="string">
            <text:p>range</text:p>
          </table:table-cell>
          <table:table-cell table:style-name="ce20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composer</text:p>
          </table:table-cell>
          <table:table-cell table:style-name="ce11" office:value-type="string" calcext:value-type="string">
            <text:p>dbo:Work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46]=&quot;domain&quot;;[.H46]=&quot;range&quot;); CONCATENATE(&quot;SELECT ?X WHERE { ?X &quot;;[.J46];&quot; Y.}&quot;);AND([.G46]=&quot;range&quot;;[.H46]=&quot;domain&quot;);CONCATENATE(&quot;SELECT ?X WHERE { Y &quot;;[.J46];&quot; ?X.}&quot;))" office:value-type="string" office:string-value="" calcext:value-type="error">
            <text:p>#NAME?</text:p>
          </table:table-cell>
          <table:table-cell table:style-name="ce11" table:formula="of:=ifs(AND([.G46]=&quot;domain&quot;;[.H46]=&quot;range&quot;); IF([.K46]=&quot;dbo:Person&quot;;CONCATENATE(&quot;Which person, Who ( &quot;;[.K46];&quot;,X) is,was the &quot;;[.C46]; &quot; &quot;;[.E46];&quot; (&quot;;[.L46];&quot;,Y)? (Y &quot;;[.J46];&quot; X)&quot;));AND([.G46]=&quot;range&quot;;[.H46]=&quot;domain&quot;);IF([.L46]=&quot;dbo:Person&quot;;CONCATENATE(&quot;Which person,Who (&quot;;[.L46];&quot;, X) is,was the &quot;;[.C46]; &quot; &quot;;[.E46];&quot; (&quot;;[.K46];&quot;,Y?) (X &quot;;[.J46];&quot; Y)&quot;)))" office:value-type="string" office:string-value="" calcext:value-type="error">
            <text:p>#NAME?</text:p>
          </table:table-cell>
          <table:table-cell table:style-name="ce11" table:formula="of:=ifs(AND([.G46]=&quot;domain&quot;;[.H46]=&quot;range&quot;); IF([.K46]=&quot;dbo:Person&quot;;CONCATENATE(&quot;SELECT ?X WHERE { ?X &quot;;[.J46];&quot; Y.}&quot;));AND([.G46]=&quot;range&quot;;[.H46]=&quot;domain&quot;); IF([.L46]=&quot;dbo:Person&quot;;CONCATENATE(&quot;SELECT ?X WHERE { Y &quot;;[.J46];&quot; ?X.}&quot;)))" office:value-type="string" office:string-value="" calcext:value-type="error">
            <text:p>#NAME?</text:p>
          </table:table-cell>
          <table:table-cell table:style-name="ce11" table:formula="of:=ifs(AND([.G46]=&quot;domain&quot;;[.H46]=&quot;range&quot;); CONCATENATE(&quot;List the ( &quot;;[.K46];&quot;,X)&quot;;[.D46]; &quot; &quot;;[.E46];&quot; (&quot;;[.L46];&quot;,Y)? &quot;);AND([.G46]=&quot;range&quot;;[.H46]=&quot;domain&quot;);CONCATENATE(&quot;List the (&quot;;[.L46];&quot;, X) &quot;;[.D46]; &quot; &quot;;[.E46];&quot; (&quot;;[.K46];&quot;,Y?) &quot;))" office:value-type="string" office:string-value="" calcext:value-type="error">
            <text:p>#NAME?</text:p>
          </table:table-cell>
          <table:table-cell table:style-name="ce11" table:formula="of:=ifs(AND([.G46]=&quot;domain&quot;;[.H46]=&quot;range&quot;); CONCATENATE(&quot;SELECT ?X WHERE { ?X &quot;;[.J46];&quot; Y.}&quot;);AND([.G46]=&quot;range&quot;;[.H46]=&quot;domain&quot;);CONCATENATE(&quot;SELECT ?X WHERE { Y &quot;;[.J46];&quot; ?X.}&quot;))" office:value-type="string" office:string-value="" calcext:value-type="error">
            <text:p>#NAME?</text:p>
          </table:table-cell>
          <table:table-cell table:style-name="ce57" table:formula="of:=ifs(AND([.G46]=&quot;domain&quot;;[.H46]=&quot;range&quot;); CONCATENATE(&quot;the &quot;;[.C46]; &quot; &quot;;[.E46];&quot; (&quot;;[.L46];&quot;,Y) &quot;);AND([.G46]=&quot;range&quot;;[.H46]=&quot;domain&quot;);CONCATENATE(&quot;the &quot;;[.C46]; &quot; &quot;;[.E46];&quot; (&quot;;[.K46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noun</text:p>
          </table:table-cell>
          <table:table-cell table:style-name="ce15" office:value-type="string" calcext:value-type="string">
            <text:p>composer</text:p>
          </table:table-cell>
          <table:table-cell table:style-name="ce15" office:value-type="string" calcext:value-type="string">
            <text:p>composers</text:p>
          </table:table-cell>
          <table:table-cell table:style-name="ce15" office:value-type="string" calcext:value-type="string">
            <text:p>of</text:p>
          </table:table-cell>
          <table:table-cell table:style-name="ce15" office:value-type="string" calcext:value-type="string">
            <text:p>NounPPFrame</text:p>
          </table:table-cell>
          <table:table-cell table:style-name="ce15" office:value-type="string" calcext:value-type="string">
            <text:p>range</text:p>
          </table:table-cell>
          <table:table-cell table:style-name="ce24" office:value-type="string" calcext:value-type="string">
            <text:p>domain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string" calcext:value-type="string">
            <text:p>dbo:composer</text:p>
          </table:table-cell>
          <table:table-cell table:style-name="ce39" office:value-type="string" calcext:value-type="string">
            <text:p>dbo:TelevisionShow</text:p>
          </table:table-cell>
          <table:table-cell table:style-name="ce39" office:value-type="string" calcext:value-type="string">
            <text:p>xsd:string</text:p>
          </table:table-cell>
          <table:table-cell table:style-name="ce39" office:value-type="string" calcext:value-type="string">
            <text:p>-</text:p>
          </table:table-cell>
          <table:table-cell table:style-name="ce39" table:formula="of:=ifs(AND([.G47]=&quot;domain&quot;;[.H47]=&quot;range&quot;); CONCATENATE(&quot;SELECT ?X WHERE { ?X &quot;;[.J47];&quot; Y.}&quot;);AND([.G47]=&quot;range&quot;;[.H47]=&quot;domain&quot;);CONCATENATE(&quot;SELECT ?X WHERE { Y &quot;;[.J47];&quot; ?X.}&quot;))" office:value-type="string" office:string-value="" calcext:value-type="error">
            <text:p>#NAME?</text:p>
          </table:table-cell>
          <table:table-cell table:style-name="ce53" table:formula="of:=ifs(AND([.G47]=&quot;domain&quot;;[.H47]=&quot;range&quot;); IF([.K47]=&quot;dbo:Person&quot;;CONCATENATE(&quot;Which person, Who ( &quot;;[.K47];&quot;,X) is,was the &quot;;[.C47]; &quot; &quot;;[.E47];&quot; (&quot;;[.L47];&quot;,Y)? (Y &quot;;[.J47];&quot; X)&quot;));AND([.G47]=&quot;range&quot;;[.H47]=&quot;domain&quot;);IF([.L47]=&quot;dbo:Person&quot;;CONCATENATE(&quot;Which person,Who (&quot;;[.L47];&quot;, X) is,was the &quot;;[.C47]; &quot; &quot;;[.E47];&quot; (&quot;;[.K47];&quot;,Y?) (X &quot;;[.J47];&quot; Y)&quot;)))" office:value-type="string" office:string-value="" calcext:value-type="error">
            <text:p>#NAME?</text:p>
          </table:table-cell>
          <table:table-cell table:style-name="ce53" table:formula="of:=ifs(AND([.G47]=&quot;domain&quot;;[.H47]=&quot;range&quot;); IF([.K47]=&quot;dbo:Person&quot;;CONCATENATE(&quot;SELECT ?X WHERE { ?X &quot;;[.J47];&quot; Y.}&quot;));AND([.G47]=&quot;range&quot;;[.H47]=&quot;domain&quot;); IF([.L47]=&quot;dbo:Person&quot;;CONCATENATE(&quot;SELECT ?X WHERE { Y &quot;;[.J47];&quot; ?X.}&quot;)))" office:value-type="string" office:string-value="" calcext:value-type="error">
            <text:p>#NAME?</text:p>
          </table:table-cell>
          <table:table-cell table:style-name="ce39" table:formula="of:=ifs(AND([.G47]=&quot;domain&quot;;[.H47]=&quot;range&quot;); CONCATENATE(&quot;List the ( &quot;;[.K47];&quot;,X)&quot;;[.D47]; &quot; &quot;;[.E47];&quot; (&quot;;[.L47];&quot;,Y)? &quot;);AND([.G47]=&quot;range&quot;;[.H47]=&quot;domain&quot;);CONCATENATE(&quot;List the (&quot;;[.L47];&quot;, X) &quot;;[.D47]; &quot; &quot;;[.E47];&quot; (&quot;;[.K47];&quot;,Y?) &quot;))" office:value-type="string" office:string-value="" calcext:value-type="error">
            <text:p>#NAME?</text:p>
          </table:table-cell>
          <table:table-cell table:style-name="ce39" table:formula="of:=ifs(AND([.G47]=&quot;domain&quot;;[.H47]=&quot;range&quot;); CONCATENATE(&quot;SELECT ?X WHERE { ?X &quot;;[.J47];&quot; Y.}&quot;);AND([.G47]=&quot;range&quot;;[.H47]=&quot;domain&quot;);CONCATENATE(&quot;SELECT ?X WHERE { Y &quot;;[.J47];&quot; ?X.}&quot;))" office:value-type="string" office:string-value="" calcext:value-type="error">
            <text:p>#NAME?</text:p>
          </table:table-cell>
          <table:table-cell table:style-name="ce59" table:formula="of:=ifs(AND([.G47]=&quot;domain&quot;;[.H47]=&quot;range&quot;); CONCATENATE(&quot;the &quot;;[.C47]; &quot; &quot;;[.E47];&quot; (&quot;;[.L47];&quot;,Y) &quot;);AND([.G47]=&quot;range&quot;;[.H47]=&quot;domain&quot;);CONCATENATE(&quot;the &quot;;[.C47]; &quot; &quot;;[.E47];&quot; (&quot;;[.K47];&quot;,Y) &quot;))" office:value-type="string" office:string-value="" calcext:value-type="error">
            <text:p>#NAME?</text:p>
          </table:table-cell>
          <table:table-cell table:style-name="ce39"/>
          <table:table-cell table:style-name="ce34" office:value-type="float" office:value="2" calcext:value-type="float">
            <text:p>2</text:p>
          </table:table-cell>
          <table:table-cell table:style-name="ce39"/>
          <table:table-cell table:number-columns-repeated="1002"/>
        </table:table-row>
        <table:table-row table:style-name="ro1">
          <table:table-cell table:style-name="ce2" office:value-type="string" calcext:value-type="string">
            <text:p>director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director</text:p>
          </table:table-cell>
          <table:table-cell table:style-name="ce11" office:value-type="string" calcext:value-type="string">
            <text:p>director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director</text:p>
          </table:table-cell>
          <table:table-cell table:style-name="ce11" office:value-type="string" calcext:value-type="string">
            <text:p>dbo:Film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48]=&quot;domain&quot;;[.H48]=&quot;range&quot;); CONCATENATE(&quot;SELECT ?X WHERE { ?X &quot;;[.J48];&quot; Y.}&quot;);AND([.G48]=&quot;range&quot;;[.H48]=&quot;domain&quot;);CONCATENATE(&quot;SELECT ?X WHERE { Y &quot;;[.J48];&quot; ?X.}&quot;))" office:value-type="string" office:string-value="" calcext:value-type="error">
            <text:p>#NAME?</text:p>
          </table:table-cell>
          <table:table-cell table:style-name="ce11" table:formula="of:=ifs(AND([.G48]=&quot;domain&quot;;[.H48]=&quot;range&quot;); IF([.K48]=&quot;dbo:Person&quot;;CONCATENATE(&quot;Which person, Who ( &quot;;[.K48];&quot;,X) is,was the &quot;;[.C48]; &quot; &quot;;[.E48];&quot; (&quot;;[.L48];&quot;,Y)? (Y &quot;;[.J48];&quot; X)&quot;));AND([.G48]=&quot;range&quot;;[.H48]=&quot;domain&quot;);IF([.L48]=&quot;dbo:Person&quot;;CONCATENATE(&quot;Which person,Who (&quot;;[.L48];&quot;, X) is,was the &quot;;[.C48]; &quot; &quot;;[.E48];&quot; (&quot;;[.K48];&quot;,Y?) (X &quot;;[.J48];&quot; Y)&quot;)))" office:value-type="string" office:string-value="" calcext:value-type="error">
            <text:p>#NAME?</text:p>
          </table:table-cell>
          <table:table-cell table:style-name="ce11" table:formula="of:=ifs(AND([.G48]=&quot;domain&quot;;[.H48]=&quot;range&quot;); IF([.K48]=&quot;dbo:Person&quot;;CONCATENATE(&quot;SELECT ?X WHERE { ?X &quot;;[.J48];&quot; Y.}&quot;));AND([.G48]=&quot;range&quot;;[.H48]=&quot;domain&quot;); IF([.L48]=&quot;dbo:Person&quot;;CONCATENATE(&quot;SELECT ?X WHERE { Y &quot;;[.J48];&quot; ?X.}&quot;)))" office:value-type="string" office:string-value="" calcext:value-type="error">
            <text:p>#NAME?</text:p>
          </table:table-cell>
          <table:table-cell table:style-name="ce11" table:formula="of:=ifs(AND([.G48]=&quot;domain&quot;;[.H48]=&quot;range&quot;); CONCATENATE(&quot;List the ( &quot;;[.K48];&quot;,X)&quot;;[.D48]; &quot; &quot;;[.E48];&quot; (&quot;;[.L48];&quot;,Y)? &quot;);AND([.G48]=&quot;range&quot;;[.H48]=&quot;domain&quot;);CONCATENATE(&quot;List the (&quot;;[.L48];&quot;, X) &quot;;[.D48]; &quot; &quot;;[.E48];&quot; (&quot;;[.K48];&quot;,Y?) &quot;))" office:value-type="string" office:string-value="" calcext:value-type="error">
            <text:p>#NAME?</text:p>
          </table:table-cell>
          <table:table-cell table:style-name="ce11" table:formula="of:=ifs(AND([.G48]=&quot;domain&quot;;[.H48]=&quot;range&quot;); CONCATENATE(&quot;SELECT ?X WHERE { ?X &quot;;[.J48];&quot; Y.}&quot;);AND([.G48]=&quot;range&quot;;[.H48]=&quot;domain&quot;);CONCATENATE(&quot;SELECT ?X WHERE { Y &quot;;[.J48];&quot; ?X.}&quot;))" office:value-type="string" office:string-value="" calcext:value-type="error">
            <text:p>#NAME?</text:p>
          </table:table-cell>
          <table:table-cell table:style-name="ce57" table:formula="of:=ifs(AND([.G48]=&quot;domain&quot;;[.H48]=&quot;range&quot;); CONCATENATE(&quot;the &quot;;[.C48]; &quot; &quot;;[.E48];&quot; (&quot;;[.L48];&quot;,Y) &quot;);AND([.G48]=&quot;range&quot;;[.H48]=&quot;domain&quot;);CONCATENATE(&quot;the &quot;;[.C48]; &quot; &quot;;[.E48];&quot; (&quot;;[.K48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budget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budget</text:p>
          </table:table-cell>
          <table:table-cell table:style-name="ce11" office:value-type="string" calcext:value-type="string">
            <text:p>budget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budget</text:p>
          </table:table-cell>
          <table:table-cell table:style-name="ce11" office:value-type="string" calcext:value-type="string">
            <text:p>dbo:Film</text:p>
          </table:table-cell>
          <table:table-cell table:style-name="ce11" office:value-type="string" calcext:value-type="string">
            <text:p>xsd:double</text:p>
          </table:table-cell>
          <table:table-cell table:style-name="ce11" table:formula="of:=ifs(AND([.G49]=&quot;domain&quot;;[.H49]=&quot;range&quot;); CONCATENATE(&quot;What ( &quot;;[.K49];&quot;,X) is the &quot;;[.C49];&quot;/&quot;;[.D49]; &quot; &quot;;[.E49];&quot; (&quot;;[.L49];&quot;,Y)? &quot;);AND([.G49]=&quot;range&quot;;[.H49]=&quot;domain&quot;);CONCATENATE(&quot;What (&quot;;[.L49];&quot;, X) is the &quot;;[.C49];&quot;/&quot;;[.D49]; &quot; &quot;;[.E49];&quot; (&quot;;[.K49];&quot;,Y?) &quot;))" office:value-type="string" office:string-value="" calcext:value-type="error">
            <text:p>#NAME?</text:p>
          </table:table-cell>
          <table:table-cell table:style-name="ce11" table:formula="of:=ifs(AND([.G49]=&quot;domain&quot;;[.H49]=&quot;range&quot;); CONCATENATE(&quot;SELECT ?X WHERE { ?X &quot;;[.J49];&quot; Y.}&quot;);AND([.G49]=&quot;range&quot;;[.H49]=&quot;domain&quot;);CONCATENATE(&quot;SELECT ?X WHERE { Y &quot;;[.J49];&quot; ?X.}&quot;))" office:value-type="string" office:string-value="" calcext:value-type="error">
            <text:p>#NAME?</text:p>
          </table:table-cell>
          <table:table-cell table:style-name="ce19" table:formula="of:=ifs(AND([.G49]=&quot;domain&quot;;[.H49]=&quot;range&quot;); IF([.K49]=&quot;dbo:Person&quot;;CONCATENATE(&quot;Which person, Who ( &quot;;[.K49];&quot;,X) is,was the &quot;;[.C49]; &quot; &quot;;[.E49];&quot; (&quot;;[.L49];&quot;,Y)? (Y &quot;;[.J49];&quot; X)&quot;));AND([.G49]=&quot;range&quot;;[.H49]=&quot;domain&quot;);IF([.L49]=&quot;dbo:Person&quot;;CONCATENATE(&quot;Which person,Who (&quot;;[.L49];&quot;, X) is,was the &quot;;[.C49]; &quot; &quot;;[.E49];&quot; (&quot;;[.K49];&quot;,Y?) (X &quot;;[.J49];&quot; Y)&quot;)))" office:value-type="string" office:string-value="" calcext:value-type="error">
            <text:p>#NAME?</text:p>
          </table:table-cell>
          <table:table-cell table:style-name="ce19" table:formula="of:=ifs(AND([.G49]=&quot;domain&quot;;[.H49]=&quot;range&quot;); IF([.K49]=&quot;dbo:Person&quot;;CONCATENATE(&quot;SELECT ?X WHERE { ?X &quot;;[.J49];&quot; Y.}&quot;));AND([.G49]=&quot;range&quot;;[.H49]=&quot;domain&quot;); IF([.L49]=&quot;dbo:Person&quot;;CONCATENATE(&quot;SELECT ?X WHERE { Y &quot;;[.J49];&quot; ?X.}&quot;)))" office:value-type="string" office:string-value="" calcext:value-type="error">
            <text:p>#NAME?</text:p>
          </table:table-cell>
          <table:table-cell table:style-name="ce11" table:formula="of:=ifs(AND([.G49]=&quot;domain&quot;;[.H49]=&quot;range&quot;); CONCATENATE(&quot;List the ( &quot;;[.K49];&quot;,X)&quot;;[.D49]; &quot; &quot;;[.E49];&quot; (&quot;;[.L49];&quot;,Y)? &quot;);AND([.G49]=&quot;range&quot;;[.H49]=&quot;domain&quot;);CONCATENATE(&quot;List the (&quot;;[.L49];&quot;, X) &quot;;[.D49]; &quot; &quot;;[.E49];&quot; (&quot;;[.K49];&quot;,Y?) &quot;))" office:value-type="string" office:string-value="" calcext:value-type="error">
            <text:p>#NAME?</text:p>
          </table:table-cell>
          <table:table-cell table:style-name="ce11" table:formula="of:=ifs(AND([.G49]=&quot;domain&quot;;[.H49]=&quot;range&quot;); CONCATENATE(&quot;SELECT ?X WHERE { ?X &quot;;[.J49];&quot; Y.}&quot;);AND([.G49]=&quot;range&quot;;[.H49]=&quot;domain&quot;);CONCATENATE(&quot;SELECT ?X WHERE { Y &quot;;[.J49];&quot; ?X.}&quot;))" office:value-type="string" office:string-value="" calcext:value-type="error">
            <text:p>#NAME?</text:p>
          </table:table-cell>
          <table:table-cell table:style-name="ce57" table:formula="of:=ifs(AND([.G49]=&quot;domain&quot;;[.H49]=&quot;range&quot;); CONCATENATE(&quot;the &quot;;[.C49]; &quot; &quot;;[.E49];&quot; (&quot;;[.L49];&quot;,Y) &quot;);AND([.G49]=&quot;range&quot;;[.H49]=&quot;domain&quot;);CONCATENATE(&quot;the &quot;;[.C49]; &quot; &quot;;[.E49];&quot; (&quot;;[.K49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2" office:value-type="string" calcext:value-type="string">
            <text:p>musicComposer-of</text:p>
          </table:table-cell>
          <table:table-cell table:style-name="ce11" office:value-type="string" calcext:value-type="string">
            <text:p>noun</text:p>
          </table:table-cell>
          <table:table-cell table:style-name="ce11" office:value-type="string" calcext:value-type="string">
            <text:p>music composer</text:p>
          </table:table-cell>
          <table:table-cell table:style-name="ce11" office:value-type="string" calcext:value-type="string">
            <text:p>music composers</text:p>
          </table:table-cell>
          <table:table-cell table:style-name="ce11" office:value-type="string" calcext:value-type="string">
            <text:p>of</text:p>
          </table:table-cell>
          <table:table-cell table:style-name="ce11" office:value-type="string" calcext:value-type="string">
            <text:p>NounPPFrame</text:p>
          </table:table-cell>
          <table:table-cell table:style-name="ce11" office:value-type="string" calcext:value-type="string">
            <text:p>range</text:p>
          </table:table-cell>
          <table:table-cell table:style-name="ce19" office:value-type="string" calcext:value-type="string">
            <text:p>domain</text:p>
          </table:table-cell>
          <table:table-cell table:style-name="ce31" office:value-type="float" office:value="1" calcext:value-type="float">
            <text:p>1</text:p>
          </table:table-cell>
          <table:table-cell table:style-name="ce11" office:value-type="string" calcext:value-type="string">
            <text:p>dbo:musicComposer</text:p>
          </table:table-cell>
          <table:table-cell table:style-name="ce11" office:value-type="string" calcext:value-type="string">
            <text:p>dbo:Film</text:p>
          </table:table-cell>
          <table:table-cell table:style-name="ce11" office:value-type="string" calcext:value-type="string">
            <text:p>dbo:Person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ifs(AND([.G50]=&quot;domain&quot;;[.H50]=&quot;range&quot;); CONCATENATE(&quot;SELECT ?X WHERE { ?X &quot;;[.J50];&quot; Y.}&quot;);AND([.G50]=&quot;range&quot;;[.H50]=&quot;domain&quot;);CONCATENATE(&quot;SELECT ?X WHERE { Y &quot;;[.J50];&quot; ?X.}&quot;))" office:value-type="string" office:string-value="" calcext:value-type="error">
            <text:p>#NAME?</text:p>
          </table:table-cell>
          <table:table-cell table:style-name="ce11" table:formula="of:=ifs(AND([.G50]=&quot;domain&quot;;[.H50]=&quot;range&quot;); IF([.K50]=&quot;dbo:Person&quot;;CONCATENATE(&quot;Which person, Who ( &quot;;[.K50];&quot;,X) is,was the &quot;;[.C50]; &quot; &quot;;[.E50];&quot; (&quot;;[.L50];&quot;,Y)? (Y &quot;;[.J50];&quot; X)&quot;));AND([.G50]=&quot;range&quot;;[.H50]=&quot;domain&quot;);IF([.L50]=&quot;dbo:Person&quot;;CONCATENATE(&quot;Which person,Who (&quot;;[.L50];&quot;, X) is,was the &quot;;[.C50]; &quot; &quot;;[.E50];&quot; (&quot;;[.K50];&quot;,Y?) (X &quot;;[.J50];&quot; Y)&quot;)))" office:value-type="string" office:string-value="" calcext:value-type="error">
            <text:p>#NAME?</text:p>
          </table:table-cell>
          <table:table-cell table:style-name="ce11" table:formula="of:=ifs(AND([.G50]=&quot;domain&quot;;[.H50]=&quot;range&quot;); IF([.K50]=&quot;dbo:Person&quot;;CONCATENATE(&quot;SELECT ?X WHERE { ?X &quot;;[.J50];&quot; Y.}&quot;));AND([.G50]=&quot;range&quot;;[.H50]=&quot;domain&quot;); IF([.L50]=&quot;dbo:Person&quot;;CONCATENATE(&quot;SELECT ?X WHERE { Y &quot;;[.J50];&quot; ?X.}&quot;)))" office:value-type="string" office:string-value="" calcext:value-type="error">
            <text:p>#NAME?</text:p>
          </table:table-cell>
          <table:table-cell table:style-name="ce11" table:formula="of:=ifs(AND([.G50]=&quot;domain&quot;;[.H50]=&quot;range&quot;); CONCATENATE(&quot;List the ( &quot;;[.K50];&quot;,X)&quot;;[.D50]; &quot; &quot;;[.E50];&quot; (&quot;;[.L50];&quot;,Y)? &quot;);AND([.G50]=&quot;range&quot;;[.H50]=&quot;domain&quot;);CONCATENATE(&quot;List the (&quot;;[.L50];&quot;, X) &quot;;[.D50]; &quot; &quot;;[.E50];&quot; (&quot;;[.K50];&quot;,Y?) &quot;))" office:value-type="string" office:string-value="" calcext:value-type="error">
            <text:p>#NAME?</text:p>
          </table:table-cell>
          <table:table-cell table:style-name="ce11" table:formula="of:=ifs(AND([.G50]=&quot;domain&quot;;[.H50]=&quot;range&quot;); CONCATENATE(&quot;SELECT ?X WHERE { ?X &quot;;[.J50];&quot; Y.}&quot;);AND([.G50]=&quot;range&quot;;[.H50]=&quot;domain&quot;);CONCATENATE(&quot;SELECT ?X WHERE { Y &quot;;[.J50];&quot; ?X.}&quot;))" office:value-type="string" office:string-value="" calcext:value-type="error">
            <text:p>#NAME?</text:p>
          </table:table-cell>
          <table:table-cell table:style-name="ce57" table:formula="of:=ifs(AND([.G50]=&quot;domain&quot;;[.H50]=&quot;range&quot;); CONCATENATE(&quot;the &quot;;[.C50]; &quot; &quot;;[.E50];&quot; (&quot;;[.L50];&quot;,Y) &quot;);AND([.G50]=&quot;range&quot;;[.H50]=&quot;domain&quot;);CONCATENATE(&quot;the &quot;;[.C50]; &quot; &quot;;[.E50];&quot; (&quot;;[.K50];&quot;,Y) &quot;))" office:value-type="string" office:string-value="" calcext:value-type="error">
            <text:p>#NAME?</text:p>
          </table:table-cell>
          <table:table-cell table:style-name="ce11"/>
          <table:table-cell table:style-name="ce31" office:value-type="float" office:value="2" calcext:value-type="float">
            <text:p>2</text:p>
          </table:table-cell>
          <table:table-cell table:style-name="ce11"/>
          <table:table-cell table:number-columns-repeated="1002"/>
        </table:table-row>
        <table:table-row table:style-name="ro1">
          <table:table-cell table:style-name="ce7" office:value-type="string" calcext:value-type="string">
            <text:p>alterEgo-of</text:p>
          </table:table-cell>
          <table:table-cell table:style-name="ce16" office:value-type="string" calcext:value-type="string">
            <text:p>noun</text:p>
          </table:table-cell>
          <table:table-cell table:style-name="ce7" office:value-type="string" calcext:value-type="string">
            <text:p>elev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16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Urban</text:p>
          </table:table-cell>
          <table:table-cell table:style-name="ce18" office:value-type="string" calcext:value-type="string">
            <text:p>dbo: PopulatedPlace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51]=&quot;domain&quot;;[.H51]=&quot;range&quot;); CONCATENATE(&quot;What ( &quot;;[.K51];&quot;,X) is the &quot;;[.C51];&quot;/&quot;;[.D51]; &quot; &quot;;[.E51];&quot; (&quot;;[.L51];&quot;,Y)? &quot;);AND([.G51]=&quot;range&quot;;[.H51]=&quot;domain&quot;);CONCATENATE(&quot;What (&quot;;[.L51];&quot;, X) is the &quot;;[.C51];&quot;/&quot;;[.D51]; &quot; &quot;;[.E51];&quot; (&quot;;[.K51];&quot;,Y?) &quot;))" office:value-type="string" office:string-value="" calcext:value-type="error">
            <text:p>#NAME?</text:p>
          </table:table-cell>
          <table:table-cell table:style-name="ce5" table:formula="of:=ifs(AND([.G51]=&quot;domain&quot;;[.H51]=&quot;range&quot;); CONCATENATE(&quot;SELECT ?X WHERE { ?X &quot;;[.J51];&quot; Y.}&quot;);AND([.G51]=&quot;range&quot;;[.H51]=&quot;domain&quot;);CONCATENATE(&quot;SELECT ?X WHERE { Y &quot;;[.J51];&quot; ?X.}&quot;))" office:value-type="string" office:string-value="" calcext:value-type="error">
            <text:p>#NAME?</text:p>
          </table:table-cell>
          <table:table-cell table:style-name="ce54" table:formula="of:=ifs(AND([.G51]=&quot;domain&quot;;[.H51]=&quot;range&quot;); IF([.K51]=&quot;dbo:Person&quot;;CONCATENATE(&quot;Which person, Who ( &quot;;[.K51];&quot;,X) is,was the &quot;;[.C51]; &quot; &quot;;[.E51];&quot; (&quot;;[.L51];&quot;,Y)? (Y &quot;;[.J51];&quot; X)&quot;));AND([.G51]=&quot;range&quot;;[.H51]=&quot;domain&quot;);IF([.L51]=&quot;dbo:Person&quot;;CONCATENATE(&quot;Which person,Who (&quot;;[.L51];&quot;, X) is,was the &quot;;[.C51]; &quot; &quot;;[.E51];&quot; (&quot;;[.K51];&quot;,Y?) (X &quot;;[.J51];&quot; Y)&quot;)))" office:value-type="string" office:string-value="" calcext:value-type="error">
            <text:p>#NAME?</text:p>
          </table:table-cell>
          <table:table-cell table:style-name="ce54" table:formula="of:=ifs(AND([.G51]=&quot;domain&quot;;[.H51]=&quot;range&quot;); IF([.K51]=&quot;dbo:Person&quot;;CONCATENATE(&quot;SELECT ?X WHERE { ?X &quot;;[.J51];&quot; Y.}&quot;));AND([.G51]=&quot;range&quot;;[.H51]=&quot;domain&quot;); IF([.L51]=&quot;dbo:Person&quot;;CONCATENATE(&quot;SELECT ?X WHERE { Y &quot;;[.J51];&quot; ?X.}&quot;)))" office:value-type="string" office:string-value="" calcext:value-type="error">
            <text:p>#NAME?</text:p>
          </table:table-cell>
          <table:table-cell table:style-name="ce55" table:formula="of:=ifs(AND([.G51]=&quot;domain&quot;;[.H51]=&quot;range&quot;); CONCATENATE(&quot;List the ( &quot;;[.K51];&quot;,X)&quot;;[.D51]; &quot; &quot;;[.E51];&quot; (&quot;;[.L51];&quot;,Y)? &quot;);AND([.G51]=&quot;range&quot;;[.H51]=&quot;domain&quot;);CONCATENATE(&quot;List the (&quot;;[.L51];&quot;, X) &quot;;[.D51]; &quot; &quot;;[.E51];&quot; (&quot;;[.K51];&quot;,Y?) &quot;))" office:value-type="string" office:string-value="" calcext:value-type="error">
            <text:p>#NAME?</text:p>
          </table:table-cell>
          <table:table-cell table:style-name="ce55" table:formula="of:=ifs(AND([.G51]=&quot;domain&quot;;[.H51]=&quot;range&quot;); CONCATENATE(&quot;SELECT ?X WHERE { ?X &quot;;[.J51];&quot; Y.}&quot;);AND([.G51]=&quot;range&quot;;[.H51]=&quot;domain&quot;);CONCATENATE(&quot;SELECT ?X WHERE { Y &quot;;[.J51];&quot; ?X.}&quot;))" office:value-type="string" office:string-value="" calcext:value-type="error">
            <text:p>#NAME?</text:p>
          </table:table-cell>
          <table:table-cell table:style-name="ce55" table:formula="of:=ifs(AND([.G51]=&quot;domain&quot;;[.H51]=&quot;range&quot;); CONCATENATE(&quot;the &quot;;[.C51]; &quot; &quot;;[.E51];&quot; (&quot;;[.L51];&quot;,Y) &quot;);AND([.G51]=&quot;range&quot;;[.H51]=&quot;domain&quot;);CONCATENATE(&quot;the &quot;;[.C51]; &quot; &quot;;[.E51];&quot; (&quot;;[.K51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areaCode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rea cod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Code</text:p>
          </table:table-cell>
          <table:table-cell table:style-name="ce18" office:value-type="string" calcext:value-type="string">
            <text:p>dbo:Place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52]=&quot;domain&quot;;[.H52]=&quot;range&quot;); CONCATENATE(&quot;What ( &quot;;[.K52];&quot;,X) is the &quot;;[.C52];&quot;/&quot;;[.D52]; &quot; &quot;;[.E52];&quot; (&quot;;[.L52];&quot;,Y)? &quot;);AND([.G52]=&quot;range&quot;;[.H52]=&quot;domain&quot;);CONCATENATE(&quot;What (&quot;;[.L52];&quot;, X) is the &quot;;[.C52];&quot;/&quot;;[.D52]; &quot; &quot;;[.E52];&quot; (&quot;;[.K52];&quot;,Y?) &quot;))" office:value-type="string" office:string-value="" calcext:value-type="error">
            <text:p>#NAME?</text:p>
          </table:table-cell>
          <table:table-cell table:style-name="ce5" table:formula="of:=ifs(AND([.G52]=&quot;domain&quot;;[.H52]=&quot;range&quot;); CONCATENATE(&quot;SELECT ?X WHERE { ?X &quot;;[.J52];&quot; Y.}&quot;);AND([.G52]=&quot;range&quot;;[.H52]=&quot;domain&quot;);CONCATENATE(&quot;SELECT ?X WHERE { Y &quot;;[.J52];&quot; ?X.}&quot;))" office:value-type="string" office:string-value="" calcext:value-type="error">
            <text:p>#NAME?</text:p>
          </table:table-cell>
          <table:table-cell table:style-name="ce54" table:formula="of:=ifs(AND([.G52]=&quot;domain&quot;;[.H52]=&quot;range&quot;); IF([.K52]=&quot;dbo:Person&quot;;CONCATENATE(&quot;Which person, Who ( &quot;;[.K52];&quot;,X) is,was the &quot;;[.C52]; &quot; &quot;;[.E52];&quot; (&quot;;[.L52];&quot;,Y)? (Y &quot;;[.J52];&quot; X)&quot;));AND([.G52]=&quot;range&quot;;[.H52]=&quot;domain&quot;);IF([.L52]=&quot;dbo:Person&quot;;CONCATENATE(&quot;Which person,Who (&quot;;[.L52];&quot;, X) is,was the &quot;;[.C52]; &quot; &quot;;[.E52];&quot; (&quot;;[.K52];&quot;,Y?) (X &quot;;[.J52];&quot; Y)&quot;)))" office:value-type="string" office:string-value="" calcext:value-type="error">
            <text:p>#NAME?</text:p>
          </table:table-cell>
          <table:table-cell table:style-name="ce54" table:formula="of:=ifs(AND([.G52]=&quot;domain&quot;;[.H52]=&quot;range&quot;); IF([.K52]=&quot;dbo:Person&quot;;CONCATENATE(&quot;SELECT ?X WHERE { ?X &quot;;[.J52];&quot; Y.}&quot;));AND([.G52]=&quot;range&quot;;[.H52]=&quot;domain&quot;); IF([.L52]=&quot;dbo:Person&quot;;CONCATENATE(&quot;SELECT ?X WHERE { Y &quot;;[.J52];&quot; ?X.}&quot;)))" office:value-type="string" office:string-value="" calcext:value-type="error">
            <text:p>#NAME?</text:p>
          </table:table-cell>
          <table:table-cell table:style-name="ce55" table:formula="of:=ifs(AND([.G52]=&quot;domain&quot;;[.H52]=&quot;range&quot;); CONCATENATE(&quot;List the ( &quot;;[.K52];&quot;,X)&quot;;[.D52]; &quot; &quot;;[.E52];&quot; (&quot;;[.L52];&quot;,Y)? &quot;);AND([.G52]=&quot;range&quot;;[.H52]=&quot;domain&quot;);CONCATENATE(&quot;List the (&quot;;[.L52];&quot;, X) &quot;;[.D52]; &quot; &quot;;[.E52];&quot; (&quot;;[.K52];&quot;,Y?) &quot;))" office:value-type="string" office:string-value="" calcext:value-type="error">
            <text:p>#NAME?</text:p>
          </table:table-cell>
          <table:table-cell table:style-name="ce55" table:formula="of:=ifs(AND([.G52]=&quot;domain&quot;;[.H52]=&quot;range&quot;); CONCATENATE(&quot;SELECT ?X WHERE { ?X &quot;;[.J52];&quot; Y.}&quot;);AND([.G52]=&quot;range&quot;;[.H52]=&quot;domain&quot;);CONCATENATE(&quot;SELECT ?X WHERE { Y &quot;;[.J52];&quot; ?X.}&quot;))" office:value-type="string" office:string-value="" calcext:value-type="error">
            <text:p>#NAME?</text:p>
          </table:table-cell>
          <table:table-cell table:style-name="ce55" table:formula="of:=ifs(AND([.G52]=&quot;domain&quot;;[.H52]=&quot;range&quot;); CONCATENATE(&quot;the &quot;;[.C52]; &quot; &quot;;[.E52];&quot; (&quot;;[.L52];&quot;,Y) &quot;);AND([.G52]=&quot;range&quot;;[.H52]=&quot;domain&quot;);CONCATENATE(&quot;the &quot;;[.C52]; &quot; &quot;;[.E52];&quot; (&quot;;[.K52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artisticMovement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rtistic movement</text:p>
          </table:table-cell>
          <table:table-cell table:style-name="ce7" office:value-type="string" calcext:value-type="string">
            <text:p>artistic movement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ovement</text:p>
          </table:table-cell>
          <table:table-cell table:style-name="ce18" office:value-type="string" calcext:value-type="string">
            <text:p>dbo:Artist</text:p>
          </table:table-cell>
          <table:table-cell table:style-name="ce18" office:value-type="string" calcext:value-type="string">
            <text:p>owl:Thing</text:p>
          </table:table-cell>
          <table:table-cell table:style-name="ce49" table:formula="of:=ifs(AND([.G53]=&quot;domain&quot;;[.H53]=&quot;range&quot;); CONCATENATE(&quot;What ( &quot;;[.K53];&quot;,X) is the &quot;;[.C53];&quot;/&quot;;[.D53]; &quot; &quot;;[.E53];&quot; (&quot;;[.L53];&quot;,Y)? &quot;);AND([.G53]=&quot;range&quot;;[.H53]=&quot;domain&quot;);CONCATENATE(&quot;What (&quot;;[.L53];&quot;, X) is the &quot;;[.C53];&quot;/&quot;;[.D53]; &quot; &quot;;[.E53];&quot; (&quot;;[.K53];&quot;,Y?) &quot;))" office:value-type="string" office:string-value="" calcext:value-type="error">
            <text:p>#NAME?</text:p>
          </table:table-cell>
          <table:table-cell table:style-name="ce5" table:formula="of:=ifs(AND([.G53]=&quot;domain&quot;;[.H53]=&quot;range&quot;); CONCATENATE(&quot;SELECT ?X WHERE { ?X &quot;;[.J53];&quot; Y.}&quot;);AND([.G53]=&quot;range&quot;;[.H53]=&quot;domain&quot;);CONCATENATE(&quot;SELECT ?X WHERE { Y &quot;;[.J53];&quot; ?X.}&quot;))" office:value-type="string" office:string-value="" calcext:value-type="error">
            <text:p>#NAME?</text:p>
          </table:table-cell>
          <table:table-cell table:style-name="ce54" table:formula="of:=ifs(AND([.G53]=&quot;domain&quot;;[.H53]=&quot;range&quot;); IF([.K53]=&quot;dbo:Person&quot;;CONCATENATE(&quot;Which person, Who ( &quot;;[.K53];&quot;,X) is,was the &quot;;[.C53]; &quot; &quot;;[.E53];&quot; (&quot;;[.L53];&quot;,Y)? (Y &quot;;[.J53];&quot; X)&quot;));AND([.G53]=&quot;range&quot;;[.H53]=&quot;domain&quot;);IF([.L53]=&quot;dbo:Person&quot;;CONCATENATE(&quot;Which person,Who (&quot;;[.L53];&quot;, X) is,was the &quot;;[.C53]; &quot; &quot;;[.E53];&quot; (&quot;;[.K53];&quot;,Y?) (X &quot;;[.J53];&quot; Y)&quot;)))" office:value-type="string" office:string-value="" calcext:value-type="error">
            <text:p>#NAME?</text:p>
          </table:table-cell>
          <table:table-cell table:style-name="ce54" table:formula="of:=ifs(AND([.G53]=&quot;domain&quot;;[.H53]=&quot;range&quot;); IF([.K53]=&quot;dbo:Person&quot;;CONCATENATE(&quot;SELECT ?X WHERE { ?X &quot;;[.J53];&quot; Y.}&quot;));AND([.G53]=&quot;range&quot;;[.H53]=&quot;domain&quot;); IF([.L53]=&quot;dbo:Person&quot;;CONCATENATE(&quot;SELECT ?X WHERE { Y &quot;;[.J53];&quot; ?X.}&quot;)))" office:value-type="string" office:string-value="" calcext:value-type="error">
            <text:p>#NAME?</text:p>
          </table:table-cell>
          <table:table-cell table:style-name="ce55" table:formula="of:=ifs(AND([.G53]=&quot;domain&quot;;[.H53]=&quot;range&quot;); CONCATENATE(&quot;List the ( &quot;;[.K53];&quot;,X)&quot;;[.D53]; &quot; &quot;;[.E53];&quot; (&quot;;[.L53];&quot;,Y)? &quot;);AND([.G53]=&quot;range&quot;;[.H53]=&quot;domain&quot;);CONCATENATE(&quot;List the (&quot;;[.L53];&quot;, X) &quot;;[.D53]; &quot; &quot;;[.E53];&quot; (&quot;;[.K53];&quot;,Y?) &quot;))" office:value-type="string" office:string-value="" calcext:value-type="error">
            <text:p>#NAME?</text:p>
          </table:table-cell>
          <table:table-cell table:style-name="ce55" table:formula="of:=ifs(AND([.G53]=&quot;domain&quot;;[.H53]=&quot;range&quot;); CONCATENATE(&quot;SELECT ?X WHERE { ?X &quot;;[.J53];&quot; Y.}&quot;);AND([.G53]=&quot;range&quot;;[.H53]=&quot;domain&quot;);CONCATENATE(&quot;SELECT ?X WHERE { Y &quot;;[.J53];&quot; ?X.}&quot;))" office:value-type="string" office:string-value="" calcext:value-type="error">
            <text:p>#NAME?</text:p>
          </table:table-cell>
          <table:table-cell table:style-name="ce55" table:formula="of:=ifs(AND([.G53]=&quot;domain&quot;;[.H53]=&quot;range&quot;); CONCATENATE(&quot;the &quot;;[.C53]; &quot; &quot;;[.E53];&quot; (&quot;;[.L53];&quot;,Y) &quot;);AND([.G53]=&quot;range&quot;;[.H53]=&quot;domain&quot;);CONCATENATE(&quot;the &quot;;[.C53]; &quot; &quot;;[.E53];&quot; (&quot;;[.K53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autho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auth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16" office:value-type="string" calcext:value-type="string">
            <text:p>range</text:p>
          </table:table-cell>
          <table:table-cell table:style-name="ce26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uthor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54]=&quot;domain&quot;;[.H54]=&quot;range&quot;); CONCATENATE(&quot;What ( &quot;;[.K54];&quot;,X) is the &quot;;[.C54];&quot;/&quot;;[.D54]; &quot; &quot;;[.E54];&quot; (&quot;;[.L54];&quot;,Y)? &quot;);AND([.G54]=&quot;range&quot;;[.H54]=&quot;domain&quot;);CONCATENATE(&quot;What (&quot;;[.L54];&quot;, X) is the &quot;;[.C54];&quot;/&quot;;[.D54]; &quot; &quot;;[.E54];&quot; (&quot;;[.K54];&quot;,Y?) &quot;))" office:value-type="string" office:string-value="" calcext:value-type="error">
            <text:p>#NAME?</text:p>
          </table:table-cell>
          <table:table-cell table:style-name="ce5" table:formula="of:=ifs(AND([.G54]=&quot;domain&quot;;[.H54]=&quot;range&quot;); CONCATENATE(&quot;SELECT ?X WHERE { ?X &quot;;[.J54];&quot; Y.}&quot;);AND([.G54]=&quot;range&quot;;[.H54]=&quot;domain&quot;);CONCATENATE(&quot;SELECT ?X WHERE { Y &quot;;[.J54];&quot; ?X.}&quot;))" office:value-type="string" office:string-value="" calcext:value-type="error">
            <text:p>#NAME?</text:p>
          </table:table-cell>
          <table:table-cell table:style-name="ce54" table:formula="of:=ifs(AND([.G54]=&quot;domain&quot;;[.H54]=&quot;range&quot;); IF([.K54]=&quot;dbo:Person&quot;;CONCATENATE(&quot;Which person, Who ( &quot;;[.K54];&quot;,X) is,was the &quot;;[.C54]; &quot; &quot;;[.E54];&quot; (&quot;;[.L54];&quot;,Y)? (Y &quot;;[.J54];&quot; X)&quot;));AND([.G54]=&quot;range&quot;;[.H54]=&quot;domain&quot;);IF([.L54]=&quot;dbo:Person&quot;;CONCATENATE(&quot;Which person,Who (&quot;;[.L54];&quot;, X) is,was the &quot;;[.C54]; &quot; &quot;;[.E54];&quot; (&quot;;[.K54];&quot;,Y?) (X &quot;;[.J54];&quot; Y)&quot;)))" office:value-type="string" office:string-value="" calcext:value-type="error">
            <text:p>#NAME?</text:p>
          </table:table-cell>
          <table:table-cell table:style-name="ce54" table:formula="of:=ifs(AND([.G54]=&quot;domain&quot;;[.H54]=&quot;range&quot;); IF([.K54]=&quot;dbo:Person&quot;;CONCATENATE(&quot;SELECT ?X WHERE { ?X &quot;;[.J54];&quot; Y.}&quot;));AND([.G54]=&quot;range&quot;;[.H54]=&quot;domain&quot;); IF([.L54]=&quot;dbo:Person&quot;;CONCATENATE(&quot;SELECT ?X WHERE { Y &quot;;[.J54];&quot; ?X.}&quot;)))" office:value-type="string" office:string-value="" calcext:value-type="error">
            <text:p>#NAME?</text:p>
          </table:table-cell>
          <table:table-cell table:style-name="ce55" table:formula="of:=ifs(AND([.G54]=&quot;domain&quot;;[.H54]=&quot;range&quot;); CONCATENATE(&quot;List the ( &quot;;[.K54];&quot;,X)&quot;;[.D54]; &quot; &quot;;[.E54];&quot; (&quot;;[.L54];&quot;,Y)? &quot;);AND([.G54]=&quot;range&quot;;[.H54]=&quot;domain&quot;);CONCATENATE(&quot;List the (&quot;;[.L54];&quot;, X) &quot;;[.D54]; &quot; &quot;;[.E54];&quot; (&quot;;[.K54];&quot;,Y?) &quot;))" office:value-type="string" office:string-value="" calcext:value-type="error">
            <text:p>#NAME?</text:p>
          </table:table-cell>
          <table:table-cell table:style-name="ce55" table:formula="of:=ifs(AND([.G54]=&quot;domain&quot;;[.H54]=&quot;range&quot;); CONCATENATE(&quot;SELECT ?X WHERE { ?X &quot;;[.J54];&quot; Y.}&quot;);AND([.G54]=&quot;range&quot;;[.H54]=&quot;domain&quot;);CONCATENATE(&quot;SELECT ?X WHERE { Y &quot;;[.J54];&quot; ?X.}&quot;))" office:value-type="string" office:string-value="" calcext:value-type="error">
            <text:p>#NAME?</text:p>
          </table:table-cell>
          <table:table-cell table:style-name="ce55" table:formula="of:=ifs(AND([.G54]=&quot;domain&quot;;[.H54]=&quot;range&quot;); CONCATENATE(&quot;the &quot;;[.C54]; &quot; &quot;;[.E54];&quot; (&quot;;[.L54];&quot;,Y) &quot;);AND([.G54]=&quot;range&quot;;[.H54]=&quot;domain&quot;);CONCATENATE(&quot;the &quot;;[.C54]; &quot; &quot;;[.E54];&quot; (&quot;;[.K54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birthYea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birth yea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18" office:value-type="string" calcext:value-type="string">
            <text:p>NounPPFrame</text:p>
          </table:table-cell>
          <table:table-cell table:style-name="ce18" office:value-type="string" calcext:value-type="string">
            <text:p>range</text:p>
          </table:table-cell>
          <table:table-cell table:style-name="ce27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birthYear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gYear</text:p>
          </table:table-cell>
          <table:table-cell table:style-name="ce38" table:formula="of:=ifs(AND([.G55]=&quot;domain&quot;;[.H55]=&quot;range&quot;); CONCATENATE(&quot;What ( &quot;;[.K55];&quot;,X) is the &quot;;[.C55];&quot;/&quot;;[.D55]; &quot; &quot;;[.E55];&quot; (&quot;;[.L55];&quot;,Y)? &quot;);AND([.G55]=&quot;range&quot;;[.H55]=&quot;domain&quot;);CONCATENATE(&quot;What (&quot;;[.L55];&quot;, X) is the &quot;;[.C55];&quot;/&quot;;[.D55]; &quot; &quot;;[.E55];&quot; (&quot;;[.K55];&quot;,Y?) &quot;))" office:value-type="string" office:string-value="" calcext:value-type="error">
            <text:p>#NAME?</text:p>
          </table:table-cell>
          <table:table-cell table:style-name="ce5" table:formula="of:=ifs(AND([.G55]=&quot;domain&quot;;[.H55]=&quot;range&quot;); CONCATENATE(&quot;SELECT ?X WHERE { ?X &quot;;[.J55];&quot; Y.}&quot;);AND([.G55]=&quot;range&quot;;[.H55]=&quot;domain&quot;);CONCATENATE(&quot;SELECT ?X WHERE { Y &quot;;[.J55];&quot; ?X.}&quot;))" office:value-type="string" office:string-value="" calcext:value-type="error">
            <text:p>#NAME?</text:p>
          </table:table-cell>
          <table:table-cell table:style-name="ce55" table:formula="of:=ifs(AND([.G55]=&quot;domain&quot;;[.H55]=&quot;range&quot;); IF([.K55]=&quot;dbo:Person&quot;;CONCATENATE(&quot;Who ( &quot;;[.K55];&quot;,X) is the &quot;;[.C55]; &quot; &quot;;[.E55];&quot; (&quot;;[.L55];&quot;,Y)? (Y &quot;;[.J55];&quot; X)&quot;));AND([.G55]=&quot;range&quot;;[.H55]=&quot;domain&quot;);IF([.L55]=&quot;dbo:Person&quot;;CONCATENATE(&quot;Who (&quot;;[.L55];&quot;, X) is the &quot;;[.C55]; &quot; &quot;;[.E55];&quot; (&quot;;[.K55];&quot;,Y?) (X &quot;;[.J55];&quot; Y)&quot;)))" office:value-type="string" office:string-value="" calcext:value-type="error">
            <text:p>#NAME?</text:p>
          </table:table-cell>
          <table:table-cell table:style-name="ce55" table:formula="of:=ifs(AND([.G55]=&quot;domain&quot;;[.H55]=&quot;range&quot;); IF([.K55]=&quot;dbo:Person&quot;;CONCATENATE(&quot;SELECT ?X WHERE { ?X &quot;;[.J55];&quot; Y.}&quot;));AND([.G55]=&quot;range&quot;;[.H55]=&quot;domain&quot;); IF([.L55]=&quot;dbo:Person&quot;;CONCATENATE(&quot;SELECT ?X WHERE { Y &quot;;[.J55];&quot; ?X.}&quot;)))" office:value-type="string" office:string-value="" calcext:value-type="error">
            <text:p>#NAME?</text:p>
          </table:table-cell>
          <table:table-cell table:style-name="ce55" table:formula="of:=ifs(AND([.G55]=&quot;domain&quot;;[.H55]=&quot;range&quot;); CONCATENATE(&quot;List the ( &quot;;[.K55];&quot;,X)&quot;;[.D55]; &quot; &quot;;[.E55];&quot; (&quot;;[.L55];&quot;,Y)? &quot;);AND([.G55]=&quot;range&quot;;[.H55]=&quot;domain&quot;);CONCATENATE(&quot;List the (&quot;;[.L55];&quot;, X) &quot;;[.D55]; &quot; &quot;;[.E55];&quot; (&quot;;[.K55];&quot;,Y?) &quot;))" office:value-type="string" office:string-value="" calcext:value-type="error">
            <text:p>#NAME?</text:p>
          </table:table-cell>
          <table:table-cell table:style-name="ce55" table:formula="of:=ifs(AND([.G55]=&quot;domain&quot;;[.H55]=&quot;range&quot;); CONCATENATE(&quot;SELECT ?X WHERE { ?X &quot;;[.J55];&quot; Y.}&quot;);AND([.G55]=&quot;range&quot;;[.H55]=&quot;domain&quot;);CONCATENATE(&quot;SELECT ?X WHERE { Y &quot;;[.J55];&quot; ?X.}&quot;))" office:value-type="string" office:string-value="" calcext:value-type="error">
            <text:p>#NAME?</text:p>
          </table:table-cell>
          <table:table-cell table:style-name="ce55" table:formula="of:=ifs(AND([.G55]=&quot;domain&quot;;[.H55]=&quot;range&quot;); CONCATENATE(&quot;the &quot;;[.C55]; &quot; &quot;;[.E55];&quot; (&quot;;[.L55];&quot;,Y) &quot;);AND([.G55]=&quot;range&quot;;[.H55]=&quot;domain&quot;);CONCATENATE(&quot;the &quot;;[.C55]; &quot; &quot;;[.E55];&quot; (&quot;;[.K55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causeOfDeath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ause of death</text:p>
          </table:table-cell>
          <table:table-cell table:style-name="ce7" office:value-type="string" calcext:value-type="string">
            <text:p>causes of death</text:p>
          </table:table-cell>
          <table:table-cell table:style-name="ce7" office:value-type="string" calcext:value-type="string">
            <text:p>of </text:p>
          </table:table-cell>
          <table:table-cell table:style-name="ce18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athCaus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owl:Thing</text:p>
          </table:table-cell>
          <table:table-cell table:style-name="ce38" table:formula="of:=ifs(AND([.G56]=&quot;domain&quot;;[.H56]=&quot;range&quot;); CONCATENATE(&quot;What ( &quot;;[.K56];&quot;,X) is the &quot;;[.C56];&quot;/&quot;;[.D56]; &quot; &quot;;[.E56];&quot; (&quot;;[.L56];&quot;,Y)? &quot;);AND([.G56]=&quot;range&quot;;[.H56]=&quot;domain&quot;);CONCATENATE(&quot;What (&quot;;[.L56];&quot;, X) is the &quot;;[.C56];&quot;/&quot;;[.D56]; &quot; &quot;;[.E56];&quot; (&quot;;[.K56];&quot;,Y?) &quot;))" office:value-type="string" office:string-value="" calcext:value-type="error">
            <text:p>#NAME?</text:p>
          </table:table-cell>
          <table:table-cell table:style-name="ce5" table:formula="of:=ifs(AND([.G56]=&quot;domain&quot;;[.H56]=&quot;range&quot;); CONCATENATE(&quot;SELECT ?X WHERE { ?X &quot;;[.J56];&quot; Y.}&quot;);AND([.G56]=&quot;range&quot;;[.H56]=&quot;domain&quot;);CONCATENATE(&quot;SELECT ?X WHERE { Y &quot;;[.J56];&quot; ?X.}&quot;))" office:value-type="string" office:string-value="" calcext:value-type="error">
            <text:p>#NAME?</text:p>
          </table:table-cell>
          <table:table-cell table:style-name="ce55" table:formula="of:=ifs(AND([.G56]=&quot;domain&quot;;[.H56]=&quot;range&quot;); IF([.K56]=&quot;dbo:Person&quot;;CONCATENATE(&quot;Who ( &quot;;[.K56];&quot;,X) is the &quot;;[.C56]; &quot; &quot;;[.E56];&quot; (&quot;;[.L56];&quot;,Y)? (Y &quot;;[.J56];&quot; X)&quot;));AND([.G56]=&quot;range&quot;;[.H56]=&quot;domain&quot;);IF([.L56]=&quot;dbo:Person&quot;;CONCATENATE(&quot;Who (&quot;;[.L56];&quot;, X) is the &quot;;[.C56]; &quot; &quot;;[.E56];&quot; (&quot;;[.K56];&quot;,Y?) (X &quot;;[.J56];&quot; Y)&quot;)))" office:value-type="string" office:string-value="" calcext:value-type="error">
            <text:p>#NAME?</text:p>
          </table:table-cell>
          <table:table-cell table:style-name="ce55" table:formula="of:=ifs(AND([.G56]=&quot;domain&quot;;[.H56]=&quot;range&quot;); IF([.K56]=&quot;dbo:Person&quot;;CONCATENATE(&quot;SELECT ?X WHERE { ?X &quot;;[.J56];&quot; Y.}&quot;));AND([.G56]=&quot;range&quot;;[.H56]=&quot;domain&quot;); IF([.L56]=&quot;dbo:Person&quot;;CONCATENATE(&quot;SELECT ?X WHERE { Y &quot;;[.J56];&quot; ?X.}&quot;)))" office:value-type="string" office:string-value="" calcext:value-type="error">
            <text:p>#NAME?</text:p>
          </table:table-cell>
          <table:table-cell table:style-name="ce55" table:formula="of:=ifs(AND([.G56]=&quot;domain&quot;;[.H56]=&quot;range&quot;); CONCATENATE(&quot;List the ( &quot;;[.K56];&quot;,X)&quot;;[.D56]; &quot; &quot;;[.E56];&quot; (&quot;;[.L56];&quot;,Y)? &quot;);AND([.G56]=&quot;range&quot;;[.H56]=&quot;domain&quot;);CONCATENATE(&quot;List the (&quot;;[.L56];&quot;, X) &quot;;[.D56]; &quot; &quot;;[.E56];&quot; (&quot;;[.K56];&quot;,Y?) &quot;))" office:value-type="string" office:string-value="" calcext:value-type="error">
            <text:p>#NAME?</text:p>
          </table:table-cell>
          <table:table-cell table:style-name="ce55" table:formula="of:=ifs(AND([.G56]=&quot;domain&quot;;[.H56]=&quot;range&quot;); CONCATENATE(&quot;SELECT ?X WHERE { ?X &quot;;[.J56];&quot; Y.}&quot;);AND([.G56]=&quot;range&quot;;[.H56]=&quot;domain&quot;);CONCATENATE(&quot;SELECT ?X WHERE { Y &quot;;[.J56];&quot; ?X.}&quot;))" office:value-type="string" office:string-value="" calcext:value-type="error">
            <text:p>#NAME?</text:p>
          </table:table-cell>
          <table:table-cell table:style-name="ce55" table:formula="of:=ifs(AND([.G56]=&quot;domain&quot;;[.H56]=&quot;range&quot;); CONCATENATE(&quot;the &quot;;[.C56]; &quot; &quot;;[.E56];&quot; (&quot;;[.L56];&quot;,Y) &quot;);AND([.G56]=&quot;range&quot;;[.H56]=&quot;domain&quot;);CONCATENATE(&quot;the &quot;;[.C56]; &quot; &quot;;[.E56];&quot; (&quot;;[.K56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child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hild</text:p>
          </table:table-cell>
          <table:table-cell table:style-name="ce7" office:value-type="string" calcext:value-type="string">
            <text:p>children</text:p>
          </table:table-cell>
          <table:table-cell table:style-name="ce7" office:value-type="string" calcext:value-type="string">
            <text:p>of 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hild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38" table:formula="of:=ifs(AND([.G57]=&quot;domain&quot;;[.H57]=&quot;range&quot;); CONCATENATE(&quot;What ( &quot;;[.K57];&quot;,X) is the &quot;;[.C57];&quot;/&quot;;[.D57]; &quot; &quot;;[.E57];&quot; (&quot;;[.L57];&quot;,Y)? &quot;);AND([.G57]=&quot;range&quot;;[.H57]=&quot;domain&quot;);CONCATENATE(&quot;What (&quot;;[.L57];&quot;, X) is the &quot;;[.C57];&quot;/&quot;;[.D57]; &quot; &quot;;[.E57];&quot; (&quot;;[.K57];&quot;,Y?) &quot;))" office:value-type="string" office:string-value="" calcext:value-type="error">
            <text:p>#NAME?</text:p>
          </table:table-cell>
          <table:table-cell table:style-name="ce5" table:formula="of:=ifs(AND([.G57]=&quot;domain&quot;;[.H57]=&quot;range&quot;); CONCATENATE(&quot;SELECT ?X WHERE { ?X &quot;;[.J57];&quot; Y.}&quot;);AND([.G57]=&quot;range&quot;;[.H57]=&quot;domain&quot;);CONCATENATE(&quot;SELECT ?X WHERE { Y &quot;;[.J57];&quot; ?X.}&quot;))" office:value-type="string" office:string-value="" calcext:value-type="error">
            <text:p>#NAME?</text:p>
          </table:table-cell>
          <table:table-cell table:style-name="ce55" table:formula="of:=ifs(AND([.G57]=&quot;domain&quot;;[.H57]=&quot;range&quot;); IF([.K57]=&quot;dbo:Person&quot;;CONCATENATE(&quot;Who ( &quot;;[.K57];&quot;,X) is the &quot;;[.C57]; &quot; &quot;;[.E57];&quot; (&quot;;[.L57];&quot;,Y)? (Y &quot;;[.J57];&quot; X)&quot;));AND([.G57]=&quot;range&quot;;[.H57]=&quot;domain&quot;);IF([.L57]=&quot;dbo:Person&quot;;CONCATENATE(&quot;Who (&quot;;[.L57];&quot;, X) is the &quot;;[.C57]; &quot; &quot;;[.E57];&quot; (&quot;;[.K57];&quot;,Y?) (X &quot;;[.J57];&quot; Y)&quot;)))" office:value-type="string" office:string-value="" calcext:value-type="error">
            <text:p>#NAME?</text:p>
          </table:table-cell>
          <table:table-cell table:style-name="ce55" table:formula="of:=ifs(AND([.G57]=&quot;domain&quot;;[.H57]=&quot;range&quot;); IF([.K57]=&quot;dbo:Person&quot;;CONCATENATE(&quot;SELECT ?X WHERE { ?X &quot;;[.J57];&quot; Y.}&quot;));AND([.G57]=&quot;range&quot;;[.H57]=&quot;domain&quot;); IF([.L57]=&quot;dbo:Person&quot;;CONCATENATE(&quot;SELECT ?X WHERE { Y &quot;;[.J57];&quot; ?X.}&quot;)))" office:value-type="string" office:string-value="" calcext:value-type="error">
            <text:p>#NAME?</text:p>
          </table:table-cell>
          <table:table-cell table:style-name="ce55" table:formula="of:=ifs(AND([.G57]=&quot;domain&quot;;[.H57]=&quot;range&quot;); CONCATENATE(&quot;List the ( &quot;;[.K57];&quot;,X)&quot;;[.D57]; &quot; &quot;;[.E57];&quot; (&quot;;[.L57];&quot;,Y)? &quot;);AND([.G57]=&quot;range&quot;;[.H57]=&quot;domain&quot;);CONCATENATE(&quot;List the (&quot;;[.L57];&quot;, X) &quot;;[.D57]; &quot; &quot;;[.E57];&quot; (&quot;;[.K57];&quot;,Y?) &quot;))" office:value-type="string" office:string-value="" calcext:value-type="error">
            <text:p>#NAME?</text:p>
          </table:table-cell>
          <table:table-cell table:style-name="ce55" table:formula="of:=ifs(AND([.G57]=&quot;domain&quot;;[.H57]=&quot;range&quot;); CONCATENATE(&quot;SELECT ?X WHERE { ?X &quot;;[.J57];&quot; Y.}&quot;);AND([.G57]=&quot;range&quot;;[.H57]=&quot;domain&quot;);CONCATENATE(&quot;SELECT ?X WHERE { Y &quot;;[.J57];&quot; ?X.}&quot;))" office:value-type="string" office:string-value="" calcext:value-type="error">
            <text:p>#NAME?</text:p>
          </table:table-cell>
          <table:table-cell table:style-name="ce55" table:formula="of:=ifs(AND([.G57]=&quot;domain&quot;;[.H57]=&quot;range&quot;); CONCATENATE(&quot;the &quot;;[.C57]; &quot; &quot;;[.E57];&quot; (&quot;;[.L57];&quot;,Y) &quot;);AND([.G57]=&quot;range&quot;;[.H57]=&quot;domain&quot;);CONCATENATE(&quot;the &quot;;[.C57]; &quot; &quot;;[.E57];&quot; (&quot;;[.K57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cost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budget</text:p>
          </table:table-cell>
          <table:table-cell table:style-name="ce18" office:value-type="string" calcext:value-type="string">
            <text:p>dbo:Film</text:p>
          </table:table-cell>
          <table:table-cell table:style-name="ce18" office:value-type="string" calcext:value-type="string">
            <text:p>xsd:double</text:p>
          </table:table-cell>
          <table:table-cell table:style-name="ce38" table:formula="of:=ifs(AND([.G58]=&quot;domain&quot;;[.H58]=&quot;range&quot;); CONCATENATE(&quot;What ( &quot;;[.K58];&quot;,X) is the &quot;;[.C58];&quot;/&quot;;[.D58]; &quot; &quot;;[.E58];&quot; (&quot;;[.L58];&quot;,Y)? &quot;);AND([.G58]=&quot;range&quot;;[.H58]=&quot;domain&quot;);CONCATENATE(&quot;What (&quot;;[.L58];&quot;, X) is the &quot;;[.C58];&quot;/&quot;;[.D58]; &quot; &quot;;[.E58];&quot; (&quot;;[.K58];&quot;,Y?) &quot;))" office:value-type="string" office:string-value="" calcext:value-type="error">
            <text:p>#NAME?</text:p>
          </table:table-cell>
          <table:table-cell table:style-name="ce5" table:formula="of:=ifs(AND([.G58]=&quot;domain&quot;;[.H58]=&quot;range&quot;); CONCATENATE(&quot;SELECT ?X WHERE { ?X &quot;;[.J58];&quot; Y.}&quot;);AND([.G58]=&quot;range&quot;;[.H58]=&quot;domain&quot;);CONCATENATE(&quot;SELECT ?X WHERE { Y &quot;;[.J58];&quot; ?X.}&quot;))" office:value-type="string" office:string-value="" calcext:value-type="error">
            <text:p>#NAME?</text:p>
          </table:table-cell>
          <table:table-cell table:style-name="ce55" table:formula="of:=ifs(AND([.G58]=&quot;domain&quot;;[.H58]=&quot;range&quot;); IF([.K58]=&quot;dbo:Person&quot;;CONCATENATE(&quot;Who ( &quot;;[.K58];&quot;,X) is the &quot;;[.C58]; &quot; &quot;;[.E58];&quot; (&quot;;[.L58];&quot;,Y)? (Y &quot;;[.J58];&quot; X)&quot;));AND([.G58]=&quot;range&quot;;[.H58]=&quot;domain&quot;);IF([.L58]=&quot;dbo:Person&quot;;CONCATENATE(&quot;Who (&quot;;[.L58];&quot;, X) is the &quot;;[.C58]; &quot; &quot;;[.E58];&quot; (&quot;;[.K58];&quot;,Y?) (X &quot;;[.J58];&quot; Y)&quot;)))" office:value-type="string" office:string-value="" calcext:value-type="error">
            <text:p>#NAME?</text:p>
          </table:table-cell>
          <table:table-cell table:style-name="ce55" table:formula="of:=ifs(AND([.G58]=&quot;domain&quot;;[.H58]=&quot;range&quot;); IF([.K58]=&quot;dbo:Person&quot;;CONCATENATE(&quot;SELECT ?X WHERE { ?X &quot;;[.J58];&quot; Y.}&quot;));AND([.G58]=&quot;range&quot;;[.H58]=&quot;domain&quot;); IF([.L58]=&quot;dbo:Person&quot;;CONCATENATE(&quot;SELECT ?X WHERE { Y &quot;;[.J58];&quot; ?X.}&quot;)))" office:value-type="string" office:string-value="" calcext:value-type="error">
            <text:p>#NAME?</text:p>
          </table:table-cell>
          <table:table-cell table:style-name="ce55" table:formula="of:=ifs(AND([.G58]=&quot;domain&quot;;[.H58]=&quot;range&quot;); CONCATENATE(&quot;List the ( &quot;;[.K58];&quot;,X)&quot;;[.D58]; &quot; &quot;;[.E58];&quot; (&quot;;[.L58];&quot;,Y)? &quot;);AND([.G58]=&quot;range&quot;;[.H58]=&quot;domain&quot;);CONCATENATE(&quot;List the (&quot;;[.L58];&quot;, X) &quot;;[.D58]; &quot; &quot;;[.E58];&quot; (&quot;;[.K58];&quot;,Y?) &quot;))" office:value-type="string" office:string-value="" calcext:value-type="error">
            <text:p>#NAME?</text:p>
          </table:table-cell>
          <table:table-cell table:style-name="ce55" table:formula="of:=ifs(AND([.G58]=&quot;domain&quot;;[.H58]=&quot;range&quot;); CONCATENATE(&quot;SELECT ?X WHERE { ?X &quot;;[.J58];&quot; Y.}&quot;);AND([.G58]=&quot;range&quot;;[.H58]=&quot;domain&quot;);CONCATENATE(&quot;SELECT ?X WHERE { Y &quot;;[.J58];&quot; ?X.}&quot;))" office:value-type="string" office:string-value="" calcext:value-type="error">
            <text:p>#NAME?</text:p>
          </table:table-cell>
          <table:table-cell table:style-name="ce55" table:formula="of:=ifs(AND([.G58]=&quot;domain&quot;;[.H58]=&quot;range&quot;); CONCATENATE(&quot;the &quot;;[.C58]; &quot; &quot;;[.E58];&quot; (&quot;;[.L58];&quot;,Y) &quot;);AND([.G58]=&quot;range&quot;;[.H58]=&quot;domain&quot;);CONCATENATE(&quot;the &quot;;[.C58]; &quot; &quot;;[.E58];&quot; (&quot;;[.K58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currency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currenc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urrency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dbo:Currency</text:p>
          </table:table-cell>
          <table:table-cell table:style-name="ce38" table:formula="of:=ifs(AND([.G59]=&quot;domain&quot;;[.H59]=&quot;range&quot;); CONCATENATE(&quot;What ( &quot;;[.K59];&quot;,X) is the &quot;;[.C59];&quot;/&quot;;[.D59]; &quot; &quot;;[.E59];&quot; (&quot;;[.L59];&quot;,Y)? &quot;);AND([.G59]=&quot;range&quot;;[.H59]=&quot;domain&quot;);CONCATENATE(&quot;What (&quot;;[.L59];&quot;, X) is the &quot;;[.C59];&quot;/&quot;;[.D59]; &quot; &quot;;[.E59];&quot; (&quot;;[.K59];&quot;,Y?) &quot;))" office:value-type="string" office:string-value="" calcext:value-type="error">
            <text:p>#NAME?</text:p>
          </table:table-cell>
          <table:table-cell table:style-name="ce5" table:formula="of:=ifs(AND([.G59]=&quot;domain&quot;;[.H59]=&quot;range&quot;); CONCATENATE(&quot;SELECT ?X WHERE { ?X &quot;;[.J59];&quot; Y.}&quot;);AND([.G59]=&quot;range&quot;;[.H59]=&quot;domain&quot;);CONCATENATE(&quot;SELECT ?X WHERE { Y &quot;;[.J59];&quot; ?X.}&quot;))" office:value-type="string" office:string-value="" calcext:value-type="error">
            <text:p>#NAME?</text:p>
          </table:table-cell>
          <table:table-cell table:style-name="ce55" table:formula="of:=ifs(AND([.G59]=&quot;domain&quot;;[.H59]=&quot;range&quot;); IF([.K59]=&quot;dbo:Person&quot;;CONCATENATE(&quot;Who ( &quot;;[.K59];&quot;,X) is the &quot;;[.C59]; &quot; &quot;;[.E59];&quot; (&quot;;[.L59];&quot;,Y)? (Y &quot;;[.J59];&quot; X)&quot;));AND([.G59]=&quot;range&quot;;[.H59]=&quot;domain&quot;);IF([.L59]=&quot;dbo:Person&quot;;CONCATENATE(&quot;Who (&quot;;[.L59];&quot;, X) is the &quot;;[.C59]; &quot; &quot;;[.E59];&quot; (&quot;;[.K59];&quot;,Y?) (X &quot;;[.J59];&quot; Y)&quot;)))" office:value-type="string" office:string-value="" calcext:value-type="error">
            <text:p>#NAME?</text:p>
          </table:table-cell>
          <table:table-cell table:style-name="ce55" table:formula="of:=ifs(AND([.G59]=&quot;domain&quot;;[.H59]=&quot;range&quot;); IF([.K59]=&quot;dbo:Person&quot;;CONCATENATE(&quot;SELECT ?X WHERE { ?X &quot;;[.J59];&quot; Y.}&quot;));AND([.G59]=&quot;range&quot;;[.H59]=&quot;domain&quot;); IF([.L59]=&quot;dbo:Person&quot;;CONCATENATE(&quot;SELECT ?X WHERE { Y &quot;;[.J59];&quot; ?X.}&quot;)))" office:value-type="string" office:string-value="" calcext:value-type="error">
            <text:p>#NAME?</text:p>
          </table:table-cell>
          <table:table-cell table:style-name="ce55" table:formula="of:=ifs(AND([.G59]=&quot;domain&quot;;[.H59]=&quot;range&quot;); CONCATENATE(&quot;List the ( &quot;;[.K59];&quot;,X)&quot;;[.D59]; &quot; &quot;;[.E59];&quot; (&quot;;[.L59];&quot;,Y)? &quot;);AND([.G59]=&quot;range&quot;;[.H59]=&quot;domain&quot;);CONCATENATE(&quot;List the (&quot;;[.L59];&quot;, X) &quot;;[.D59]; &quot; &quot;;[.E59];&quot; (&quot;;[.K59];&quot;,Y?) &quot;))" office:value-type="string" office:string-value="" calcext:value-type="error">
            <text:p>#NAME?</text:p>
          </table:table-cell>
          <table:table-cell table:style-name="ce55" table:formula="of:=ifs(AND([.G59]=&quot;domain&quot;;[.H59]=&quot;range&quot;); CONCATENATE(&quot;SELECT ?X WHERE { ?X &quot;;[.J59];&quot; Y.}&quot;);AND([.G59]=&quot;range&quot;;[.H59]=&quot;domain&quot;);CONCATENATE(&quot;SELECT ?X WHERE { Y &quot;;[.J59];&quot; ?X.}&quot;))" office:value-type="string" office:string-value="" calcext:value-type="error">
            <text:p>#NAME?</text:p>
          </table:table-cell>
          <table:table-cell table:style-name="ce55" table:formula="of:=ifs(AND([.G59]=&quot;domain&quot;;[.H59]=&quot;range&quot;); CONCATENATE(&quot;the &quot;;[.C59]; &quot; &quot;;[.E59];&quot; (&quot;;[.L59];&quot;,Y) &quot;);AND([.G59]=&quot;range&quot;;[.H59]=&quot;domain&quot;);CONCATENATE(&quot;the &quot;;[.C59]; &quot; &quot;;[.E59];&quot; (&quot;;[.K59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deathDat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ath 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athDat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date</text:p>
          </table:table-cell>
          <table:table-cell table:style-name="ce38" table:formula="of:=ifs(AND([.G60]=&quot;domain&quot;;[.H60]=&quot;range&quot;); CONCATENATE(&quot;What ( &quot;;[.K60];&quot;,X) is the &quot;;[.C60];&quot;/&quot;;[.D60]; &quot; &quot;;[.E60];&quot; (&quot;;[.L60];&quot;,Y)? &quot;);AND([.G60]=&quot;range&quot;;[.H60]=&quot;domain&quot;);CONCATENATE(&quot;What (&quot;;[.L60];&quot;, X) is the &quot;;[.C60];&quot;/&quot;;[.D60]; &quot; &quot;;[.E60];&quot; (&quot;;[.K60];&quot;,Y?) &quot;))" office:value-type="string" office:string-value="" calcext:value-type="error">
            <text:p>#NAME?</text:p>
          </table:table-cell>
          <table:table-cell table:style-name="ce5" table:formula="of:=ifs(AND([.G60]=&quot;domain&quot;;[.H60]=&quot;range&quot;); CONCATENATE(&quot;SELECT ?X WHERE { ?X &quot;;[.J60];&quot; Y.}&quot;);AND([.G60]=&quot;range&quot;;[.H60]=&quot;domain&quot;);CONCATENATE(&quot;SELECT ?X WHERE { Y &quot;;[.J60];&quot; ?X.}&quot;))" office:value-type="string" office:string-value="" calcext:value-type="error">
            <text:p>#NAME?</text:p>
          </table:table-cell>
          <table:table-cell table:style-name="ce55" table:formula="of:=ifs(AND([.G60]=&quot;domain&quot;;[.H60]=&quot;range&quot;); IF([.K60]=&quot;dbo:Person&quot;;CONCATENATE(&quot;Who ( &quot;;[.K60];&quot;,X) is the &quot;;[.C60]; &quot; &quot;;[.E60];&quot; (&quot;;[.L60];&quot;,Y)? (Y &quot;;[.J60];&quot; X)&quot;));AND([.G60]=&quot;range&quot;;[.H60]=&quot;domain&quot;);IF([.L60]=&quot;dbo:Person&quot;;CONCATENATE(&quot;Who (&quot;;[.L60];&quot;, X) is the &quot;;[.C60]; &quot; &quot;;[.E60];&quot; (&quot;;[.K60];&quot;,Y?) (X &quot;;[.J60];&quot; Y)&quot;)))" office:value-type="string" office:string-value="" calcext:value-type="error">
            <text:p>#NAME?</text:p>
          </table:table-cell>
          <table:table-cell table:style-name="ce55" table:formula="of:=ifs(AND([.G60]=&quot;domain&quot;;[.H60]=&quot;range&quot;); IF([.K60]=&quot;dbo:Person&quot;;CONCATENATE(&quot;SELECT ?X WHERE { ?X &quot;;[.J60];&quot; Y.}&quot;));AND([.G60]=&quot;range&quot;;[.H60]=&quot;domain&quot;); IF([.L60]=&quot;dbo:Person&quot;;CONCATENATE(&quot;SELECT ?X WHERE { Y &quot;;[.J60];&quot; ?X.}&quot;)))" office:value-type="string" office:string-value="" calcext:value-type="error">
            <text:p>#NAME?</text:p>
          </table:table-cell>
          <table:table-cell table:style-name="ce55" table:formula="of:=ifs(AND([.G60]=&quot;domain&quot;;[.H60]=&quot;range&quot;); CONCATENATE(&quot;List the ( &quot;;[.K60];&quot;,X)&quot;;[.D60]; &quot; &quot;;[.E60];&quot; (&quot;;[.L60];&quot;,Y)? &quot;);AND([.G60]=&quot;range&quot;;[.H60]=&quot;domain&quot;);CONCATENATE(&quot;List the (&quot;;[.L60];&quot;, X) &quot;;[.D60]; &quot; &quot;;[.E60];&quot; (&quot;;[.K60];&quot;,Y?) &quot;))" office:value-type="string" office:string-value="" calcext:value-type="error">
            <text:p>#NAME?</text:p>
          </table:table-cell>
          <table:table-cell table:style-name="ce55" table:formula="of:=ifs(AND([.G60]=&quot;domain&quot;;[.H60]=&quot;range&quot;); CONCATENATE(&quot;SELECT ?X WHERE { ?X &quot;;[.J60];&quot; Y.}&quot;);AND([.G60]=&quot;range&quot;;[.H60]=&quot;domain&quot;);CONCATENATE(&quot;SELECT ?X WHERE { Y &quot;;[.J60];&quot; ?X.}&quot;))" office:value-type="string" office:string-value="" calcext:value-type="error">
            <text:p>#NAME?</text:p>
          </table:table-cell>
          <table:table-cell table:style-name="ce55" table:formula="of:=ifs(AND([.G60]=&quot;domain&quot;;[.H60]=&quot;range&quot;); CONCATENATE(&quot;the &quot;;[.C60]; &quot; &quot;;[.E60];&quot; (&quot;;[.L60];&quot;,Y) &quot;);AND([.G60]=&quot;range&quot;;[.H60]=&quot;domain&quot;);CONCATENATE(&quot;the &quot;;[.C60]; &quot; &quot;;[.E60];&quot; (&quot;;[.K60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develope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veloper</text:p>
          </table:table-cell>
          <table:table-cell table:style-name="ce7" office:value-type="string" calcext:value-type="string">
            <text:p>develop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veloper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Agent</text:p>
          </table:table-cell>
          <table:table-cell table:style-name="ce38" table:formula="of:=ifs(AND([.G61]=&quot;domain&quot;;[.H61]=&quot;range&quot;); CONCATENATE(&quot;What ( &quot;;[.K61];&quot;,X) is the &quot;;[.C61];&quot;/&quot;;[.D61]; &quot; &quot;;[.E61];&quot; (&quot;;[.L61];&quot;,Y)? &quot;);AND([.G61]=&quot;range&quot;;[.H61]=&quot;domain&quot;);CONCATENATE(&quot;What (&quot;;[.L61];&quot;, X) is the &quot;;[.C61];&quot;/&quot;;[.D61]; &quot; &quot;;[.E61];&quot; (&quot;;[.K61];&quot;,Y?) &quot;))" office:value-type="string" office:string-value="" calcext:value-type="error">
            <text:p>#NAME?</text:p>
          </table:table-cell>
          <table:table-cell table:style-name="ce5" table:formula="of:=ifs(AND([.G61]=&quot;domain&quot;;[.H61]=&quot;range&quot;); CONCATENATE(&quot;SELECT ?X WHERE { ?X &quot;;[.J61];&quot; Y.}&quot;);AND([.G61]=&quot;range&quot;;[.H61]=&quot;domain&quot;);CONCATENATE(&quot;SELECT ?X WHERE { Y &quot;;[.J61];&quot; ?X.}&quot;))" office:value-type="string" office:string-value="" calcext:value-type="error">
            <text:p>#NAME?</text:p>
          </table:table-cell>
          <table:table-cell table:style-name="ce55" table:formula="of:=ifs(AND([.G61]=&quot;domain&quot;;[.H61]=&quot;range&quot;); IF([.K61]=&quot;dbo:Person&quot;;CONCATENATE(&quot;Who ( &quot;;[.K61];&quot;,X) is the &quot;;[.C61]; &quot; &quot;;[.E61];&quot; (&quot;;[.L61];&quot;,Y)? (Y &quot;;[.J61];&quot; X)&quot;));AND([.G61]=&quot;range&quot;;[.H61]=&quot;domain&quot;);IF([.L61]=&quot;dbo:Person&quot;;CONCATENATE(&quot;Who (&quot;;[.L61];&quot;, X) is the &quot;;[.C61]; &quot; &quot;;[.E61];&quot; (&quot;;[.K61];&quot;,Y?) (X &quot;;[.J61];&quot; Y)&quot;)))" office:value-type="string" office:string-value="" calcext:value-type="error">
            <text:p>#NAME?</text:p>
          </table:table-cell>
          <table:table-cell table:style-name="ce55" table:formula="of:=ifs(AND([.G61]=&quot;domain&quot;;[.H61]=&quot;range&quot;); IF([.K61]=&quot;dbo:Person&quot;;CONCATENATE(&quot;SELECT ?X WHERE { ?X &quot;;[.J61];&quot; Y.}&quot;));AND([.G61]=&quot;range&quot;;[.H61]=&quot;domain&quot;); IF([.L61]=&quot;dbo:Person&quot;;CONCATENATE(&quot;SELECT ?X WHERE { Y &quot;;[.J61];&quot; ?X.}&quot;)))" office:value-type="string" office:string-value="" calcext:value-type="error">
            <text:p>#NAME?</text:p>
          </table:table-cell>
          <table:table-cell table:style-name="ce55" table:formula="of:=ifs(AND([.G61]=&quot;domain&quot;;[.H61]=&quot;range&quot;); CONCATENATE(&quot;List the ( &quot;;[.K61];&quot;,X)&quot;;[.D61]; &quot; &quot;;[.E61];&quot; (&quot;;[.L61];&quot;,Y)? &quot;);AND([.G61]=&quot;range&quot;;[.H61]=&quot;domain&quot;);CONCATENATE(&quot;List the (&quot;;[.L61];&quot;, X) &quot;;[.D61]; &quot; &quot;;[.E61];&quot; (&quot;;[.K61];&quot;,Y?) &quot;))" office:value-type="string" office:string-value="" calcext:value-type="error">
            <text:p>#NAME?</text:p>
          </table:table-cell>
          <table:table-cell table:style-name="ce55" table:formula="of:=ifs(AND([.G61]=&quot;domain&quot;;[.H61]=&quot;range&quot;); CONCATENATE(&quot;SELECT ?X WHERE { ?X &quot;;[.J61];&quot; Y.}&quot;);AND([.G61]=&quot;range&quot;;[.H61]=&quot;domain&quot;);CONCATENATE(&quot;SELECT ?X WHERE { Y &quot;;[.J61];&quot; ?X.}&quot;))" office:value-type="string" office:string-value="" calcext:value-type="error">
            <text:p>#NAME?</text:p>
          </table:table-cell>
          <table:table-cell table:style-name="ce55" table:formula="of:=ifs(AND([.G61]=&quot;domain&quot;;[.H61]=&quot;range&quot;); CONCATENATE(&quot;the &quot;;[.C61]; &quot; &quot;;[.E61];&quot; (&quot;;[.L61];&quot;,Y) &quot;);AND([.G61]=&quot;range&quot;;[.H61]=&quot;domain&quot;);CONCATENATE(&quot;the &quot;;[.C61]; &quot; &quot;;[.E61];&quot; (&quot;;[.K61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dissolutionDate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issolution 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issolutionDate</text:p>
          </table:table-cell>
          <table:table-cell table:style-name="ce18" office:value-type="string" calcext:value-type="string">
            <text:p>dbo:PopulatedPlace</text:p>
          </table:table-cell>
          <table:table-cell table:style-name="ce18" office:value-type="string" calcext:value-type="string">
            <text:p>xsd:date</text:p>
          </table:table-cell>
          <table:table-cell table:style-name="ce38" table:formula="of:=ifs(AND([.G62]=&quot;domain&quot;;[.H62]=&quot;range&quot;); CONCATENATE(&quot;What ( &quot;;[.K62];&quot;,X) is the &quot;;[.C62];&quot;/&quot;;[.D62]; &quot; &quot;;[.E62];&quot; (&quot;;[.L62];&quot;,Y)? &quot;);AND([.G62]=&quot;range&quot;;[.H62]=&quot;domain&quot;);CONCATENATE(&quot;What (&quot;;[.L62];&quot;, X) is the &quot;;[.C62];&quot;/&quot;;[.D62]; &quot; &quot;;[.E62];&quot; (&quot;;[.K62];&quot;,Y?) &quot;))" office:value-type="string" office:string-value="" calcext:value-type="error">
            <text:p>#NAME?</text:p>
          </table:table-cell>
          <table:table-cell table:style-name="ce5" table:formula="of:=ifs(AND([.G62]=&quot;domain&quot;;[.H62]=&quot;range&quot;); CONCATENATE(&quot;SELECT ?X WHERE { ?X &quot;;[.J62];&quot; Y.}&quot;);AND([.G62]=&quot;range&quot;;[.H62]=&quot;domain&quot;);CONCATENATE(&quot;SELECT ?X WHERE { Y &quot;;[.J62];&quot; ?X.}&quot;))" office:value-type="string" office:string-value="" calcext:value-type="error">
            <text:p>#NAME?</text:p>
          </table:table-cell>
          <table:table-cell table:style-name="ce55" table:formula="of:=ifs(AND([.G62]=&quot;domain&quot;;[.H62]=&quot;range&quot;); IF([.K62]=&quot;dbo:Person&quot;;CONCATENATE(&quot;Who ( &quot;;[.K62];&quot;,X) is the &quot;;[.C62]; &quot; &quot;;[.E62];&quot; (&quot;;[.L62];&quot;,Y)? (Y &quot;;[.J62];&quot; X)&quot;));AND([.G62]=&quot;range&quot;;[.H62]=&quot;domain&quot;);IF([.L62]=&quot;dbo:Person&quot;;CONCATENATE(&quot;Who (&quot;;[.L62];&quot;, X) is the &quot;;[.C62]; &quot; &quot;;[.E62];&quot; (&quot;;[.K62];&quot;,Y?) (X &quot;;[.J62];&quot; Y)&quot;)))" office:value-type="string" office:string-value="" calcext:value-type="error">
            <text:p>#NAME?</text:p>
          </table:table-cell>
          <table:table-cell table:style-name="ce55" table:formula="of:=ifs(AND([.G62]=&quot;domain&quot;;[.H62]=&quot;range&quot;); IF([.K62]=&quot;dbo:Person&quot;;CONCATENATE(&quot;SELECT ?X WHERE { ?X &quot;;[.J62];&quot; Y.}&quot;));AND([.G62]=&quot;range&quot;;[.H62]=&quot;domain&quot;); IF([.L62]=&quot;dbo:Person&quot;;CONCATENATE(&quot;SELECT ?X WHERE { Y &quot;;[.J62];&quot; ?X.}&quot;)))" office:value-type="string" office:string-value="" calcext:value-type="error">
            <text:p>#NAME?</text:p>
          </table:table-cell>
          <table:table-cell table:style-name="ce55" table:formula="of:=ifs(AND([.G62]=&quot;domain&quot;;[.H62]=&quot;range&quot;); CONCATENATE(&quot;List the ( &quot;;[.K62];&quot;,X)&quot;;[.D62]; &quot; &quot;;[.E62];&quot; (&quot;;[.L62];&quot;,Y)? &quot;);AND([.G62]=&quot;range&quot;;[.H62]=&quot;domain&quot;);CONCATENATE(&quot;List the (&quot;;[.L62];&quot;, X) &quot;;[.D62]; &quot; &quot;;[.E62];&quot; (&quot;;[.K62];&quot;,Y?) &quot;))" office:value-type="string" office:string-value="" calcext:value-type="error">
            <text:p>#NAME?</text:p>
          </table:table-cell>
          <table:table-cell table:style-name="ce55" table:formula="of:=ifs(AND([.G62]=&quot;domain&quot;;[.H62]=&quot;range&quot;); CONCATENATE(&quot;SELECT ?X WHERE { ?X &quot;;[.J62];&quot; Y.}&quot;);AND([.G62]=&quot;range&quot;;[.H62]=&quot;domain&quot;);CONCATENATE(&quot;SELECT ?X WHERE { Y &quot;;[.J62];&quot; ?X.}&quot;))" office:value-type="string" office:string-value="" calcext:value-type="error">
            <text:p>#NAME?</text:p>
          </table:table-cell>
          <table:table-cell table:style-name="ce55" table:formula="of:=ifs(AND([.G62]=&quot;domain&quot;;[.H62]=&quot;range&quot;); CONCATENATE(&quot;the &quot;;[.C62]; &quot; &quot;;[.E62];&quot; (&quot;;[.L62];&quot;,Y) &quot;);AND([.G62]=&quot;range&quot;;[.H62]=&quot;domain&quot;);CONCATENATE(&quot;the &quot;;[.C62]; &quot; &quot;;[.E62];&quot; (&quot;;[.K62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doctoralSuperviso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octoral supervisor</text:p>
          </table:table-cell>
          <table:table-cell table:style-name="ce7" office:value-type="string" calcext:value-type="string">
            <text:p>doctoral supervis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 doctoralAdvisor</text:p>
          </table:table-cell>
          <table:table-cell table:style-name="ce18" office:value-type="string" calcext:value-type="string">
            <text:p>dbo:Scientist</text:p>
          </table:table-cell>
          <table:table-cell table:style-name="ce18" office:value-type="string" calcext:value-type="string">
            <text:p>dbo:Person</text:p>
          </table:table-cell>
          <table:table-cell table:style-name="ce38" table:formula="of:=ifs(AND([.G63]=&quot;domain&quot;;[.H63]=&quot;range&quot;); CONCATENATE(&quot;What ( &quot;;[.K63];&quot;,X) is the &quot;;[.C63];&quot;/&quot;;[.D63]; &quot; &quot;;[.E63];&quot; (&quot;;[.L63];&quot;,Y)? &quot;);AND([.G63]=&quot;range&quot;;[.H63]=&quot;domain&quot;);CONCATENATE(&quot;What (&quot;;[.L63];&quot;, X) is the &quot;;[.C63];&quot;/&quot;;[.D63]; &quot; &quot;;[.E63];&quot; (&quot;;[.K63];&quot;,Y?) &quot;))" office:value-type="string" office:string-value="" calcext:value-type="error">
            <text:p>#NAME?</text:p>
          </table:table-cell>
          <table:table-cell table:style-name="ce5" table:formula="of:=ifs(AND([.G63]=&quot;domain&quot;;[.H63]=&quot;range&quot;); CONCATENATE(&quot;SELECT ?X WHERE { ?X &quot;;[.J63];&quot; Y.}&quot;);AND([.G63]=&quot;range&quot;;[.H63]=&quot;domain&quot;);CONCATENATE(&quot;SELECT ?X WHERE { Y &quot;;[.J63];&quot; ?X.}&quot;))" office:value-type="string" office:string-value="" calcext:value-type="error">
            <text:p>#NAME?</text:p>
          </table:table-cell>
          <table:table-cell table:style-name="ce55" table:formula="of:=ifs(AND([.G63]=&quot;domain&quot;;[.H63]=&quot;range&quot;); IF([.K63]=&quot;dbo:Person&quot;;CONCATENATE(&quot;Who ( &quot;;[.K63];&quot;,X) is the &quot;;[.C63]; &quot; &quot;;[.E63];&quot; (&quot;;[.L63];&quot;,Y)? (Y &quot;;[.J63];&quot; X)&quot;));AND([.G63]=&quot;range&quot;;[.H63]=&quot;domain&quot;);IF([.L63]=&quot;dbo:Person&quot;;CONCATENATE(&quot;Who (&quot;;[.L63];&quot;, X) is the &quot;;[.C63]; &quot; &quot;;[.E63];&quot; (&quot;;[.K63];&quot;,Y?) (X &quot;;[.J63];&quot; Y)&quot;)))" office:value-type="string" office:string-value="" calcext:value-type="error">
            <text:p>#NAME?</text:p>
          </table:table-cell>
          <table:table-cell table:style-name="ce55" table:formula="of:=ifs(AND([.G63]=&quot;domain&quot;;[.H63]=&quot;range&quot;); IF([.K63]=&quot;dbo:Person&quot;;CONCATENATE(&quot;SELECT ?X WHERE { ?X &quot;;[.J63];&quot; Y.}&quot;));AND([.G63]=&quot;range&quot;;[.H63]=&quot;domain&quot;); IF([.L63]=&quot;dbo:Person&quot;;CONCATENATE(&quot;SELECT ?X WHERE { Y &quot;;[.J63];&quot; ?X.}&quot;)))" office:value-type="string" office:string-value="" calcext:value-type="error">
            <text:p>#NAME?</text:p>
          </table:table-cell>
          <table:table-cell table:style-name="ce55" table:formula="of:=ifs(AND([.G63]=&quot;domain&quot;;[.H63]=&quot;range&quot;); CONCATENATE(&quot;List the ( &quot;;[.K63];&quot;,X)&quot;;[.D63]; &quot; &quot;;[.E63];&quot; (&quot;;[.L63];&quot;,Y)? &quot;);AND([.G63]=&quot;range&quot;;[.H63]=&quot;domain&quot;);CONCATENATE(&quot;List the (&quot;;[.L63];&quot;, X) &quot;;[.D63]; &quot; &quot;;[.E63];&quot; (&quot;;[.K63];&quot;,Y?) &quot;))" office:value-type="string" office:string-value="" calcext:value-type="error">
            <text:p>#NAME?</text:p>
          </table:table-cell>
          <table:table-cell table:style-name="ce55" table:formula="of:=ifs(AND([.G63]=&quot;domain&quot;;[.H63]=&quot;range&quot;); CONCATENATE(&quot;SELECT ?X WHERE { ?X &quot;;[.J63];&quot; Y.}&quot;);AND([.G63]=&quot;range&quot;;[.H63]=&quot;domain&quot;);CONCATENATE(&quot;SELECT ?X WHERE { Y &quot;;[.J63];&quot; ?X.}&quot;))" office:value-type="string" office:string-value="" calcext:value-type="error">
            <text:p>#NAME?</text:p>
          </table:table-cell>
          <table:table-cell table:style-name="ce55" table:formula="of:=ifs(AND([.G63]=&quot;domain&quot;;[.H63]=&quot;range&quot;); CONCATENATE(&quot;the &quot;;[.C63]; &quot; &quot;;[.E63];&quot; (&quot;;[.L63];&quot;,Y) &quot;);AND([.G63]=&quot;range&quot;;[.H63]=&quot;domain&quot;);CONCATENATE(&quot;the &quot;;[.C63]; &quot; &quot;;[.E63];&quot; (&quot;;[.K63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elevation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lev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Urban</text:p>
          </table:table-cell>
          <table:table-cell table:style-name="ce18" office:value-type="string" calcext:value-type="string">
            <text:p>dbo:PopulatedPlace</text:p>
          </table:table-cell>
          <table:table-cell table:style-name="ce18" office:value-type="string" calcext:value-type="string">
            <text:p>xsd:double</text:p>
          </table:table-cell>
          <table:table-cell table:style-name="ce38" table:formula="of:=ifs(AND([.G64]=&quot;domain&quot;;[.H64]=&quot;range&quot;); CONCATENATE(&quot;What ( &quot;;[.K64];&quot;,X) is the &quot;;[.C64];&quot;/&quot;;[.D64]; &quot; &quot;;[.E64];&quot; (&quot;;[.L64];&quot;,Y)? &quot;);AND([.G64]=&quot;range&quot;;[.H64]=&quot;domain&quot;);CONCATENATE(&quot;What (&quot;;[.L64];&quot;, X) is the &quot;;[.C64];&quot;/&quot;;[.D64]; &quot; &quot;;[.E64];&quot; (&quot;;[.K64];&quot;,Y?) &quot;))" office:value-type="string" office:string-value="" calcext:value-type="error">
            <text:p>#NAME?</text:p>
          </table:table-cell>
          <table:table-cell table:style-name="ce5" table:formula="of:=ifs(AND([.G64]=&quot;domain&quot;;[.H64]=&quot;range&quot;); CONCATENATE(&quot;SELECT ?X WHERE { ?X &quot;;[.J64];&quot; Y.}&quot;);AND([.G64]=&quot;range&quot;;[.H64]=&quot;domain&quot;);CONCATENATE(&quot;SELECT ?X WHERE { Y &quot;;[.J64];&quot; ?X.}&quot;))" office:value-type="string" office:string-value="" calcext:value-type="error">
            <text:p>#NAME?</text:p>
          </table:table-cell>
          <table:table-cell table:style-name="ce55" table:formula="of:=ifs(AND([.G64]=&quot;domain&quot;;[.H64]=&quot;range&quot;); IF([.K64]=&quot;dbo:Person&quot;;CONCATENATE(&quot;Who ( &quot;;[.K64];&quot;,X) is the &quot;;[.C64]; &quot; &quot;;[.E64];&quot; (&quot;;[.L64];&quot;,Y)? (Y &quot;;[.J64];&quot; X)&quot;));AND([.G64]=&quot;range&quot;;[.H64]=&quot;domain&quot;);IF([.L64]=&quot;dbo:Person&quot;;CONCATENATE(&quot;Who (&quot;;[.L64];&quot;, X) is the &quot;;[.C64]; &quot; &quot;;[.E64];&quot; (&quot;;[.K64];&quot;,Y?) (X &quot;;[.J64];&quot; Y)&quot;)))" office:value-type="string" office:string-value="" calcext:value-type="error">
            <text:p>#NAME?</text:p>
          </table:table-cell>
          <table:table-cell table:style-name="ce55" table:formula="of:=ifs(AND([.G64]=&quot;domain&quot;;[.H64]=&quot;range&quot;); IF([.K64]=&quot;dbo:Person&quot;;CONCATENATE(&quot;SELECT ?X WHERE { ?X &quot;;[.J64];&quot; Y.}&quot;));AND([.G64]=&quot;range&quot;;[.H64]=&quot;domain&quot;); IF([.L64]=&quot;dbo:Person&quot;;CONCATENATE(&quot;SELECT ?X WHERE { Y &quot;;[.J64];&quot; ?X.}&quot;)))" office:value-type="string" office:string-value="" calcext:value-type="error">
            <text:p>#NAME?</text:p>
          </table:table-cell>
          <table:table-cell table:style-name="ce55" table:formula="of:=ifs(AND([.G64]=&quot;domain&quot;;[.H64]=&quot;range&quot;); CONCATENATE(&quot;List the ( &quot;;[.K64];&quot;,X)&quot;;[.D64]; &quot; &quot;;[.E64];&quot; (&quot;;[.L64];&quot;,Y)? &quot;);AND([.G64]=&quot;range&quot;;[.H64]=&quot;domain&quot;);CONCATENATE(&quot;List the (&quot;;[.L64];&quot;, X) &quot;;[.D64]; &quot; &quot;;[.E64];&quot; (&quot;;[.K64];&quot;,Y?) &quot;))" office:value-type="string" office:string-value="" calcext:value-type="error">
            <text:p>#NAME?</text:p>
          </table:table-cell>
          <table:table-cell table:style-name="ce55" table:formula="of:=ifs(AND([.G64]=&quot;domain&quot;;[.H64]=&quot;range&quot;); CONCATENATE(&quot;SELECT ?X WHERE { ?X &quot;;[.J64];&quot; Y.}&quot;);AND([.G64]=&quot;range&quot;;[.H64]=&quot;domain&quot;);CONCATENATE(&quot;SELECT ?X WHERE { Y &quot;;[.J64];&quot; ?X.}&quot;))" office:value-type="string" office:string-value="" calcext:value-type="error">
            <text:p>#NAME?</text:p>
          </table:table-cell>
          <table:table-cell table:style-name="ce55" table:formula="of:=ifs(AND([.G64]=&quot;domain&quot;;[.H64]=&quot;range&quot;); CONCATENATE(&quot;the &quot;;[.C64]; &quot; &quot;;[.E64];&quot; (&quot;;[.L64];&quot;,Y) &quot;);AND([.G64]=&quot;range&quot;;[.H64]=&quot;domain&quot;);CONCATENATE(&quot;the &quot;;[.C64]; &quot; &quot;;[.E64];&quot; (&quot;;[.K64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episode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pisode</text:p>
          </table:table-cell>
          <table:table-cell table:style-name="ce7" office:value-type="string" calcext:value-type="string">
            <text:p>episod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eries</text:p>
          </table:table-cell>
          <table:table-cell table:style-name="ce18" office:value-type="string" calcext:value-type="string">
            <text:p>dbo:TelevisionEpisode</text:p>
          </table:table-cell>
          <table:table-cell table:style-name="ce18" office:value-type="string" calcext:value-type="string">
            <text:p>dbo:TelevisionShow</text:p>
          </table:table-cell>
          <table:table-cell table:style-name="ce38" table:formula="of:=ifs(AND([.G65]=&quot;domain&quot;;[.H65]=&quot;range&quot;); CONCATENATE(&quot;What ( &quot;;[.K65];&quot;,X) is the &quot;;[.C65];&quot;/&quot;;[.D65]; &quot; &quot;;[.E65];&quot; (&quot;;[.L65];&quot;,Y)? &quot;);AND([.G65]=&quot;range&quot;;[.H65]=&quot;domain&quot;);CONCATENATE(&quot;What (&quot;;[.L65];&quot;, X) is the &quot;;[.C65];&quot;/&quot;;[.D65]; &quot; &quot;;[.E65];&quot; (&quot;;[.K65];&quot;,Y?) &quot;))" office:value-type="string" office:string-value="" calcext:value-type="error">
            <text:p>#NAME?</text:p>
          </table:table-cell>
          <table:table-cell table:style-name="ce5" table:formula="of:=ifs(AND([.G65]=&quot;domain&quot;;[.H65]=&quot;range&quot;); CONCATENATE(&quot;SELECT ?X WHERE { ?X &quot;;[.J65];&quot; Y.}&quot;);AND([.G65]=&quot;range&quot;;[.H65]=&quot;domain&quot;);CONCATENATE(&quot;SELECT ?X WHERE { Y &quot;;[.J65];&quot; ?X.}&quot;))" office:value-type="string" office:string-value="" calcext:value-type="error">
            <text:p>#NAME?</text:p>
          </table:table-cell>
          <table:table-cell table:style-name="ce55" table:formula="of:=ifs(AND([.G65]=&quot;domain&quot;;[.H65]=&quot;range&quot;); IF([.K65]=&quot;dbo:Person&quot;;CONCATENATE(&quot;Who ( &quot;;[.K65];&quot;,X) is the &quot;;[.C65]; &quot; &quot;;[.E65];&quot; (&quot;;[.L65];&quot;,Y)? (Y &quot;;[.J65];&quot; X)&quot;));AND([.G65]=&quot;range&quot;;[.H65]=&quot;domain&quot;);IF([.L65]=&quot;dbo:Person&quot;;CONCATENATE(&quot;Who (&quot;;[.L65];&quot;, X) is the &quot;;[.C65]; &quot; &quot;;[.E65];&quot; (&quot;;[.K65];&quot;,Y?) (X &quot;;[.J65];&quot; Y)&quot;)))" office:value-type="string" office:string-value="" calcext:value-type="error">
            <text:p>#NAME?</text:p>
          </table:table-cell>
          <table:table-cell table:style-name="ce55" table:formula="of:=ifs(AND([.G65]=&quot;domain&quot;;[.H65]=&quot;range&quot;); IF([.K65]=&quot;dbo:Person&quot;;CONCATENATE(&quot;SELECT ?X WHERE { ?X &quot;;[.J65];&quot; Y.}&quot;));AND([.G65]=&quot;range&quot;;[.H65]=&quot;domain&quot;); IF([.L65]=&quot;dbo:Person&quot;;CONCATENATE(&quot;SELECT ?X WHERE { Y &quot;;[.J65];&quot; ?X.}&quot;)))" office:value-type="string" office:string-value="" calcext:value-type="error">
            <text:p>#NAME?</text:p>
          </table:table-cell>
          <table:table-cell table:style-name="ce55" table:formula="of:=ifs(AND([.G65]=&quot;domain&quot;;[.H65]=&quot;range&quot;); CONCATENATE(&quot;List the ( &quot;;[.K65];&quot;,X)&quot;;[.D65]; &quot; &quot;;[.E65];&quot; (&quot;;[.L65];&quot;,Y)? &quot;);AND([.G65]=&quot;range&quot;;[.H65]=&quot;domain&quot;);CONCATENATE(&quot;List the (&quot;;[.L65];&quot;, X) &quot;;[.D65]; &quot; &quot;;[.E65];&quot; (&quot;;[.K65];&quot;,Y?) &quot;))" office:value-type="string" office:string-value="" calcext:value-type="error">
            <text:p>#NAME?</text:p>
          </table:table-cell>
          <table:table-cell table:style-name="ce55" table:formula="of:=ifs(AND([.G65]=&quot;domain&quot;;[.H65]=&quot;range&quot;); CONCATENATE(&quot;SELECT ?X WHERE { ?X &quot;;[.J65];&quot; Y.}&quot;);AND([.G65]=&quot;range&quot;;[.H65]=&quot;domain&quot;);CONCATENATE(&quot;SELECT ?X WHERE { Y &quot;;[.J65];&quot; ?X.}&quot;))" office:value-type="string" office:string-value="" calcext:value-type="error">
            <text:p>#NAME?</text:p>
          </table:table-cell>
          <table:table-cell table:style-name="ce55" table:formula="of:=ifs(AND([.G65]=&quot;domain&quot;;[.H65]=&quot;range&quot;); CONCATENATE(&quot;the &quot;;[.C65]; &quot; &quot;;[.E65];&quot; (&quot;;[.L65];&quot;,Y) &quot;);AND([.G65]=&quot;range&quot;;[.H65]=&quot;domain&quot;);CONCATENATE(&quot;the &quot;;[.C65]; &quot; &quot;;[.E65];&quot; (&quot;;[.K65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foundationPlace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ation plac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oundationPlace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City</text:p>
          </table:table-cell>
          <table:table-cell table:style-name="ce38" table:formula="of:=ifs(AND([.G66]=&quot;domain&quot;;[.H66]=&quot;range&quot;); CONCATENATE(&quot;What ( &quot;;[.K66];&quot;,X) is the &quot;;[.C66];&quot;/&quot;;[.D66]; &quot; &quot;;[.E66];&quot; (&quot;;[.L66];&quot;,Y)? &quot;);AND([.G66]=&quot;range&quot;;[.H66]=&quot;domain&quot;);CONCATENATE(&quot;What (&quot;;[.L66];&quot;, X) is the &quot;;[.C66];&quot;/&quot;;[.D66]; &quot; &quot;;[.E66];&quot; (&quot;;[.K66];&quot;,Y?) &quot;))" office:value-type="string" office:string-value="" calcext:value-type="error">
            <text:p>#NAME?</text:p>
          </table:table-cell>
          <table:table-cell table:style-name="ce5" table:formula="of:=ifs(AND([.G66]=&quot;domain&quot;;[.H66]=&quot;range&quot;); CONCATENATE(&quot;SELECT ?X WHERE { ?X &quot;;[.J66];&quot; Y.}&quot;);AND([.G66]=&quot;range&quot;;[.H66]=&quot;domain&quot;);CONCATENATE(&quot;SELECT ?X WHERE { Y &quot;;[.J66];&quot; ?X.}&quot;))" office:value-type="string" office:string-value="" calcext:value-type="error">
            <text:p>#NAME?</text:p>
          </table:table-cell>
          <table:table-cell table:style-name="ce55" table:formula="of:=ifs(AND([.G66]=&quot;domain&quot;;[.H66]=&quot;range&quot;); IF([.K66]=&quot;dbo:Person&quot;;CONCATENATE(&quot;Who ( &quot;;[.K66];&quot;,X) is the &quot;;[.C66]; &quot; &quot;;[.E66];&quot; (&quot;;[.L66];&quot;,Y)? (Y &quot;;[.J66];&quot; X)&quot;));AND([.G66]=&quot;range&quot;;[.H66]=&quot;domain&quot;);IF([.L66]=&quot;dbo:Person&quot;;CONCATENATE(&quot;Who (&quot;;[.L66];&quot;, X) is the &quot;;[.C66]; &quot; &quot;;[.E66];&quot; (&quot;;[.K66];&quot;,Y?) (X &quot;;[.J66];&quot; Y)&quot;)))" office:value-type="string" office:string-value="" calcext:value-type="error">
            <text:p>#NAME?</text:p>
          </table:table-cell>
          <table:table-cell table:style-name="ce55" table:formula="of:=ifs(AND([.G66]=&quot;domain&quot;;[.H66]=&quot;range&quot;); IF([.K66]=&quot;dbo:Person&quot;;CONCATENATE(&quot;SELECT ?X WHERE { ?X &quot;;[.J66];&quot; Y.}&quot;));AND([.G66]=&quot;range&quot;;[.H66]=&quot;domain&quot;); IF([.L66]=&quot;dbo:Person&quot;;CONCATENATE(&quot;SELECT ?X WHERE { Y &quot;;[.J66];&quot; ?X.}&quot;)))" office:value-type="string" office:string-value="" calcext:value-type="error">
            <text:p>#NAME?</text:p>
          </table:table-cell>
          <table:table-cell table:style-name="ce55" table:formula="of:=ifs(AND([.G66]=&quot;domain&quot;;[.H66]=&quot;range&quot;); CONCATENATE(&quot;List the ( &quot;;[.K66];&quot;,X)&quot;;[.D66]; &quot; &quot;;[.E66];&quot; (&quot;;[.L66];&quot;,Y)? &quot;);AND([.G66]=&quot;range&quot;;[.H66]=&quot;domain&quot;);CONCATENATE(&quot;List the (&quot;;[.L66];&quot;, X) &quot;;[.D66]; &quot; &quot;;[.E66];&quot; (&quot;;[.K66];&quot;,Y?) &quot;))" office:value-type="string" office:string-value="" calcext:value-type="error">
            <text:p>#NAME?</text:p>
          </table:table-cell>
          <table:table-cell table:style-name="ce55" table:formula="of:=ifs(AND([.G66]=&quot;domain&quot;;[.H66]=&quot;range&quot;); CONCATENATE(&quot;SELECT ?X WHERE { ?X &quot;;[.J66];&quot; Y.}&quot;);AND([.G66]=&quot;range&quot;;[.H66]=&quot;domain&quot;);CONCATENATE(&quot;SELECT ?X WHERE { Y &quot;;[.J66];&quot; ?X.}&quot;))" office:value-type="string" office:string-value="" calcext:value-type="error">
            <text:p>#NAME?</text:p>
          </table:table-cell>
          <table:table-cell table:style-name="ce55" table:formula="of:=ifs(AND([.G66]=&quot;domain&quot;;[.H66]=&quot;range&quot;); CONCATENATE(&quot;the &quot;;[.C66]; &quot; &quot;;[.E66];&quot; (&quot;;[.L66];&quot;,Y) &quot;);AND([.G66]=&quot;range&quot;;[.H66]=&quot;domain&quot;);CONCATENATE(&quot;the &quot;;[.C66]; &quot; &quot;;[.E66];&quot; (&quot;;[.K66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founde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er</text:p>
          </table:table-cell>
          <table:table-cell table:style-name="ce7" office:value-type="string" calcext:value-type="string">
            <text:p>found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arentCompany</text:p>
          </table:table-cell>
          <table:table-cell table:number-columns-repeated="2" table:style-name="ce18" office:value-type="string" calcext:value-type="string">
            <text:p>dbo:Company</text:p>
          </table:table-cell>
          <table:table-cell table:style-name="ce38" table:formula="of:=ifs(AND([.G67]=&quot;domain&quot;;[.H67]=&quot;range&quot;); CONCATENATE(&quot;What ( &quot;;[.K67];&quot;,X) is the &quot;;[.C67];&quot;/&quot;;[.D67]; &quot; &quot;;[.E67];&quot; (&quot;;[.L67];&quot;,Y)? &quot;);AND([.G67]=&quot;range&quot;;[.H67]=&quot;domain&quot;);CONCATENATE(&quot;What (&quot;;[.L67];&quot;, X) is the &quot;;[.C67];&quot;/&quot;;[.D67]; &quot; &quot;;[.E67];&quot; (&quot;;[.K67];&quot;,Y?) &quot;))" office:value-type="string" office:string-value="" calcext:value-type="error">
            <text:p>#NAME?</text:p>
          </table:table-cell>
          <table:table-cell table:style-name="ce5" table:formula="of:=ifs(AND([.G67]=&quot;domain&quot;;[.H67]=&quot;range&quot;); CONCATENATE(&quot;SELECT ?X WHERE { ?X &quot;;[.J67];&quot; Y.}&quot;);AND([.G67]=&quot;range&quot;;[.H67]=&quot;domain&quot;);CONCATENATE(&quot;SELECT ?X WHERE { Y &quot;;[.J67];&quot; ?X.}&quot;))" office:value-type="string" office:string-value="" calcext:value-type="error">
            <text:p>#NAME?</text:p>
          </table:table-cell>
          <table:table-cell table:style-name="ce55" table:formula="of:=ifs(AND([.G67]=&quot;domain&quot;;[.H67]=&quot;range&quot;); IF([.K67]=&quot;dbo:Person&quot;;CONCATENATE(&quot;Who ( &quot;;[.K67];&quot;,X) is the &quot;;[.C67]; &quot; &quot;;[.E67];&quot; (&quot;;[.L67];&quot;,Y)? (Y &quot;;[.J67];&quot; X)&quot;));AND([.G67]=&quot;range&quot;;[.H67]=&quot;domain&quot;);IF([.L67]=&quot;dbo:Person&quot;;CONCATENATE(&quot;Who (&quot;;[.L67];&quot;, X) is the &quot;;[.C67]; &quot; &quot;;[.E67];&quot; (&quot;;[.K67];&quot;,Y?) (X &quot;;[.J67];&quot; Y)&quot;)))" office:value-type="string" office:string-value="" calcext:value-type="error">
            <text:p>#NAME?</text:p>
          </table:table-cell>
          <table:table-cell table:style-name="ce55" table:formula="of:=ifs(AND([.G67]=&quot;domain&quot;;[.H67]=&quot;range&quot;); IF([.K67]=&quot;dbo:Person&quot;;CONCATENATE(&quot;SELECT ?X WHERE { ?X &quot;;[.J67];&quot; Y.}&quot;));AND([.G67]=&quot;range&quot;;[.H67]=&quot;domain&quot;); IF([.L67]=&quot;dbo:Person&quot;;CONCATENATE(&quot;SELECT ?X WHERE { Y &quot;;[.J67];&quot; ?X.}&quot;)))" office:value-type="string" office:string-value="" calcext:value-type="error">
            <text:p>#NAME?</text:p>
          </table:table-cell>
          <table:table-cell table:style-name="ce55" table:formula="of:=ifs(AND([.G67]=&quot;domain&quot;;[.H67]=&quot;range&quot;); CONCATENATE(&quot;List the ( &quot;;[.K67];&quot;,X)&quot;;[.D67]; &quot; &quot;;[.E67];&quot; (&quot;;[.L67];&quot;,Y)? &quot;);AND([.G67]=&quot;range&quot;;[.H67]=&quot;domain&quot;);CONCATENATE(&quot;List the (&quot;;[.L67];&quot;, X) &quot;;[.D67]; &quot; &quot;;[.E67];&quot; (&quot;;[.K67];&quot;,Y?) &quot;))" office:value-type="string" office:string-value="" calcext:value-type="error">
            <text:p>#NAME?</text:p>
          </table:table-cell>
          <table:table-cell table:style-name="ce55" table:formula="of:=ifs(AND([.G67]=&quot;domain&quot;;[.H67]=&quot;range&quot;); CONCATENATE(&quot;SELECT ?X WHERE { ?X &quot;;[.J67];&quot; Y.}&quot;);AND([.G67]=&quot;range&quot;;[.H67]=&quot;domain&quot;);CONCATENATE(&quot;SELECT ?X WHERE { Y &quot;;[.J67];&quot; ?X.}&quot;))" office:value-type="string" office:string-value="" calcext:value-type="error">
            <text:p>#NAME?</text:p>
          </table:table-cell>
          <table:table-cell table:style-name="ce55" table:formula="of:=ifs(AND([.G67]=&quot;domain&quot;;[.H67]=&quot;range&quot;); CONCATENATE(&quot;the &quot;;[.C67]; &quot; &quot;;[.E67];&quot; (&quot;;[.L67];&quot;,Y) &quot;);AND([.G67]=&quot;range&quot;;[.H67]=&quot;domain&quot;);CONCATENATE(&quot;the &quot;;[.C67]; &quot; &quot;;[.E67];&quot; (&quot;;[.K67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foundingYea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ing yea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oundingYear</text:p>
          </table:table-cell>
          <table:table-cell table:style-name="ce18" office:value-type="string" calcext:value-type="string">
            <text:p>dbo:Company</text:p>
          </table:table-cell>
          <table:table-cell table:style-name="ce18" office:value-type="string" calcext:value-type="string">
            <text:p>xsd:gYear</text:p>
          </table:table-cell>
          <table:table-cell table:style-name="ce38" table:formula="of:=ifs(AND([.G68]=&quot;domain&quot;;[.H68]=&quot;range&quot;); CONCATENATE(&quot;What ( &quot;;[.K68];&quot;,X) is the &quot;;[.C68];&quot;/&quot;;[.D68]; &quot; &quot;;[.E68];&quot; (&quot;;[.L68];&quot;,Y)? &quot;);AND([.G68]=&quot;range&quot;;[.H68]=&quot;domain&quot;);CONCATENATE(&quot;What (&quot;;[.L68];&quot;, X) is the &quot;;[.C68];&quot;/&quot;;[.D68]; &quot; &quot;;[.E68];&quot; (&quot;;[.K68];&quot;,Y?) &quot;))" office:value-type="string" office:string-value="" calcext:value-type="error">
            <text:p>#NAME?</text:p>
          </table:table-cell>
          <table:table-cell table:style-name="ce5" table:formula="of:=ifs(AND([.G68]=&quot;domain&quot;;[.H68]=&quot;range&quot;); CONCATENATE(&quot;SELECT ?X WHERE { ?X &quot;;[.J68];&quot; Y.}&quot;);AND([.G68]=&quot;range&quot;;[.H68]=&quot;domain&quot;);CONCATENATE(&quot;SELECT ?X WHERE { Y &quot;;[.J68];&quot; ?X.}&quot;))" office:value-type="string" office:string-value="" calcext:value-type="error">
            <text:p>#NAME?</text:p>
          </table:table-cell>
          <table:table-cell table:style-name="ce55" table:formula="of:=ifs(AND([.G68]=&quot;domain&quot;;[.H68]=&quot;range&quot;); IF([.K68]=&quot;dbo:Person&quot;;CONCATENATE(&quot;Who ( &quot;;[.K68];&quot;,X) is the &quot;;[.C68]; &quot; &quot;;[.E68];&quot; (&quot;;[.L68];&quot;,Y)? (Y &quot;;[.J68];&quot; X)&quot;));AND([.G68]=&quot;range&quot;;[.H68]=&quot;domain&quot;);IF([.L68]=&quot;dbo:Person&quot;;CONCATENATE(&quot;Who (&quot;;[.L68];&quot;, X) is the &quot;;[.C68]; &quot; &quot;;[.E68];&quot; (&quot;;[.K68];&quot;,Y?) (X &quot;;[.J68];&quot; Y)&quot;)))" office:value-type="string" office:string-value="" calcext:value-type="error">
            <text:p>#NAME?</text:p>
          </table:table-cell>
          <table:table-cell table:style-name="ce55" table:formula="of:=ifs(AND([.G68]=&quot;domain&quot;;[.H68]=&quot;range&quot;); IF([.K68]=&quot;dbo:Person&quot;;CONCATENATE(&quot;SELECT ?X WHERE { ?X &quot;;[.J68];&quot; Y.}&quot;));AND([.G68]=&quot;range&quot;;[.H68]=&quot;domain&quot;); IF([.L68]=&quot;dbo:Person&quot;;CONCATENATE(&quot;SELECT ?X WHERE { Y &quot;;[.J68];&quot; ?X.}&quot;)))" office:value-type="string" office:string-value="" calcext:value-type="error">
            <text:p>#NAME?</text:p>
          </table:table-cell>
          <table:table-cell table:style-name="ce55" table:formula="of:=ifs(AND([.G68]=&quot;domain&quot;;[.H68]=&quot;range&quot;); CONCATENATE(&quot;List the ( &quot;;[.K68];&quot;,X)&quot;;[.D68]; &quot; &quot;;[.E68];&quot; (&quot;;[.L68];&quot;,Y)? &quot;);AND([.G68]=&quot;range&quot;;[.H68]=&quot;domain&quot;);CONCATENATE(&quot;List the (&quot;;[.L68];&quot;, X) &quot;;[.D68]; &quot; &quot;;[.E68];&quot; (&quot;;[.K68];&quot;,Y?) &quot;))" office:value-type="string" office:string-value="" calcext:value-type="error">
            <text:p>#NAME?</text:p>
          </table:table-cell>
          <table:table-cell table:style-name="ce55" table:formula="of:=ifs(AND([.G68]=&quot;domain&quot;;[.H68]=&quot;range&quot;); CONCATENATE(&quot;SELECT ?X WHERE { ?X &quot;;[.J68];&quot; Y.}&quot;);AND([.G68]=&quot;range&quot;;[.H68]=&quot;domain&quot;);CONCATENATE(&quot;SELECT ?X WHERE { Y &quot;;[.J68];&quot; ?X.}&quot;))" office:value-type="string" office:string-value="" calcext:value-type="error">
            <text:p>#NAME?</text:p>
          </table:table-cell>
          <table:table-cell table:style-name="ce55" table:formula="of:=ifs(AND([.G68]=&quot;domain&quot;;[.H68]=&quot;range&quot;); CONCATENATE(&quot;the &quot;;[.C68]; &quot; &quot;;[.E68];&quot; (&quot;;[.L68];&quot;,Y) &quot;);AND([.G68]=&quot;range&quot;;[.H68]=&quot;domain&quot;);CONCATENATE(&quot;the &quot;;[.C68]; &quot; &quot;;[.E68];&quot; (&quot;;[.K68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headquarte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eadquart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headquarter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PopulatedPlace</text:p>
          </table:table-cell>
          <table:table-cell table:style-name="ce38" table:formula="of:=ifs(AND([.G69]=&quot;domain&quot;;[.H69]=&quot;range&quot;); CONCATENATE(&quot;What ( &quot;;[.K69];&quot;,X) is the &quot;;[.C69];&quot;/&quot;;[.D69]; &quot; &quot;;[.E69];&quot; (&quot;;[.L69];&quot;,Y)? &quot;);AND([.G69]=&quot;range&quot;;[.H69]=&quot;domain&quot;);CONCATENATE(&quot;What (&quot;;[.L69];&quot;, X) is the &quot;;[.C69];&quot;/&quot;;[.D69]; &quot; &quot;;[.E69];&quot; (&quot;;[.K69];&quot;,Y?) &quot;))" office:value-type="string" office:string-value="" calcext:value-type="error">
            <text:p>#NAME?</text:p>
          </table:table-cell>
          <table:table-cell table:style-name="ce5" table:formula="of:=ifs(AND([.G69]=&quot;domain&quot;;[.H69]=&quot;range&quot;); CONCATENATE(&quot;SELECT ?X WHERE { ?X &quot;;[.J69];&quot; Y.}&quot;);AND([.G69]=&quot;range&quot;;[.H69]=&quot;domain&quot;);CONCATENATE(&quot;SELECT ?X WHERE { Y &quot;;[.J69];&quot; ?X.}&quot;))" office:value-type="string" office:string-value="" calcext:value-type="error">
            <text:p>#NAME?</text:p>
          </table:table-cell>
          <table:table-cell table:style-name="ce55" table:formula="of:=ifs(AND([.G69]=&quot;domain&quot;;[.H69]=&quot;range&quot;); IF([.K69]=&quot;dbo:Person&quot;;CONCATENATE(&quot;Who ( &quot;;[.K69];&quot;,X) is the &quot;;[.C69]; &quot; &quot;;[.E69];&quot; (&quot;;[.L69];&quot;,Y)? (Y &quot;;[.J69];&quot; X)&quot;));AND([.G69]=&quot;range&quot;;[.H69]=&quot;domain&quot;);IF([.L69]=&quot;dbo:Person&quot;;CONCATENATE(&quot;Who (&quot;;[.L69];&quot;, X) is the &quot;;[.C69]; &quot; &quot;;[.E69];&quot; (&quot;;[.K69];&quot;,Y?) (X &quot;;[.J69];&quot; Y)&quot;)))" office:value-type="string" office:string-value="" calcext:value-type="error">
            <text:p>#NAME?</text:p>
          </table:table-cell>
          <table:table-cell table:style-name="ce55" table:formula="of:=ifs(AND([.G69]=&quot;domain&quot;;[.H69]=&quot;range&quot;); IF([.K69]=&quot;dbo:Person&quot;;CONCATENATE(&quot;SELECT ?X WHERE { ?X &quot;;[.J69];&quot; Y.}&quot;));AND([.G69]=&quot;range&quot;;[.H69]=&quot;domain&quot;); IF([.L69]=&quot;dbo:Person&quot;;CONCATENATE(&quot;SELECT ?X WHERE { Y &quot;;[.J69];&quot; ?X.}&quot;)))" office:value-type="string" office:string-value="" calcext:value-type="error">
            <text:p>#NAME?</text:p>
          </table:table-cell>
          <table:table-cell table:style-name="ce55" table:formula="of:=ifs(AND([.G69]=&quot;domain&quot;;[.H69]=&quot;range&quot;); CONCATENATE(&quot;List the ( &quot;;[.K69];&quot;,X)&quot;;[.D69]; &quot; &quot;;[.E69];&quot; (&quot;;[.L69];&quot;,Y)? &quot;);AND([.G69]=&quot;range&quot;;[.H69]=&quot;domain&quot;);CONCATENATE(&quot;List the (&quot;;[.L69];&quot;, X) &quot;;[.D69]; &quot; &quot;;[.E69];&quot; (&quot;;[.K69];&quot;,Y?) &quot;))" office:value-type="string" office:string-value="" calcext:value-type="error">
            <text:p>#NAME?</text:p>
          </table:table-cell>
          <table:table-cell table:style-name="ce55" table:formula="of:=ifs(AND([.G69]=&quot;domain&quot;;[.H69]=&quot;range&quot;); CONCATENATE(&quot;SELECT ?X WHERE { ?X &quot;;[.J69];&quot; Y.}&quot;);AND([.G69]=&quot;range&quot;;[.H69]=&quot;domain&quot;);CONCATENATE(&quot;SELECT ?X WHERE { Y &quot;;[.J69];&quot; ?X.}&quot;))" office:value-type="string" office:string-value="" calcext:value-type="error">
            <text:p>#NAME?</text:p>
          </table:table-cell>
          <table:table-cell table:style-name="ce55" table:formula="of:=ifs(AND([.G69]=&quot;domain&quot;;[.H69]=&quot;range&quot;); CONCATENATE(&quot;the &quot;;[.C69]; &quot; &quot;;[.E69];&quot; (&quot;;[.L69];&quot;,Y) &quot;);AND([.G69]=&quot;range&quot;;[.H69]=&quot;domain&quot;);CONCATENATE(&quot;the &quot;;[.C69]; &quot; &quot;;[.E69];&quot; (&quot;;[.K69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homeStadium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ome stadium</text:p>
          </table:table-cell>
          <table:table-cell table:style-name="ce7" office:value-type="string" calcext:value-type="string">
            <text:p>home stadium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ground</text:p>
          </table:table-cell>
          <table:table-cell table:style-name="ce18" office:value-type="string" calcext:value-type="string">
            <text:p>dbo:SoccerClub</text:p>
          </table:table-cell>
          <table:table-cell table:style-name="ce18" office:value-type="string" calcext:value-type="string">
            <text:p>dbo:Building</text:p>
          </table:table-cell>
          <table:table-cell table:style-name="ce38" table:formula="of:=ifs(AND([.G70]=&quot;domain&quot;;[.H70]=&quot;range&quot;); CONCATENATE(&quot;What ( &quot;;[.K70];&quot;,X) is the &quot;;[.C70];&quot;/&quot;;[.D70]; &quot; &quot;;[.E70];&quot; (&quot;;[.L70];&quot;,Y)? &quot;);AND([.G70]=&quot;range&quot;;[.H70]=&quot;domain&quot;);CONCATENATE(&quot;What (&quot;;[.L70];&quot;, X) is the &quot;;[.C70];&quot;/&quot;;[.D70]; &quot; &quot;;[.E70];&quot; (&quot;;[.K70];&quot;,Y?) &quot;))" office:value-type="string" office:string-value="" calcext:value-type="error">
            <text:p>#NAME?</text:p>
          </table:table-cell>
          <table:table-cell table:style-name="ce5" table:formula="of:=ifs(AND([.G70]=&quot;domain&quot;;[.H70]=&quot;range&quot;); CONCATENATE(&quot;SELECT ?X WHERE { ?X &quot;;[.J70];&quot; Y.}&quot;);AND([.G70]=&quot;range&quot;;[.H70]=&quot;domain&quot;);CONCATENATE(&quot;SELECT ?X WHERE { Y &quot;;[.J70];&quot; ?X.}&quot;))" office:value-type="string" office:string-value="" calcext:value-type="error">
            <text:p>#NAME?</text:p>
          </table:table-cell>
          <table:table-cell table:style-name="ce55" table:formula="of:=ifs(AND([.G70]=&quot;domain&quot;;[.H70]=&quot;range&quot;); IF([.K70]=&quot;dbo:Person&quot;;CONCATENATE(&quot;Who ( &quot;;[.K70];&quot;,X) is the &quot;;[.C70]; &quot; &quot;;[.E70];&quot; (&quot;;[.L70];&quot;,Y)? (Y &quot;;[.J70];&quot; X)&quot;));AND([.G70]=&quot;range&quot;;[.H70]=&quot;domain&quot;);IF([.L70]=&quot;dbo:Person&quot;;CONCATENATE(&quot;Who (&quot;;[.L70];&quot;, X) is the &quot;;[.C70]; &quot; &quot;;[.E70];&quot; (&quot;;[.K70];&quot;,Y?) (X &quot;;[.J70];&quot; Y)&quot;)))" office:value-type="string" office:string-value="" calcext:value-type="error">
            <text:p>#NAME?</text:p>
          </table:table-cell>
          <table:table-cell table:style-name="ce55" table:formula="of:=ifs(AND([.G70]=&quot;domain&quot;;[.H70]=&quot;range&quot;); IF([.K70]=&quot;dbo:Person&quot;;CONCATENATE(&quot;SELECT ?X WHERE { ?X &quot;;[.J70];&quot; Y.}&quot;));AND([.G70]=&quot;range&quot;;[.H70]=&quot;domain&quot;); IF([.L70]=&quot;dbo:Person&quot;;CONCATENATE(&quot;SELECT ?X WHERE { Y &quot;;[.J70];&quot; ?X.}&quot;)))" office:value-type="string" office:string-value="" calcext:value-type="error">
            <text:p>#NAME?</text:p>
          </table:table-cell>
          <table:table-cell table:style-name="ce55" table:formula="of:=ifs(AND([.G70]=&quot;domain&quot;;[.H70]=&quot;range&quot;); CONCATENATE(&quot;List the ( &quot;;[.K70];&quot;,X)&quot;;[.D70]; &quot; &quot;;[.E70];&quot; (&quot;;[.L70];&quot;,Y)? &quot;);AND([.G70]=&quot;range&quot;;[.H70]=&quot;domain&quot;);CONCATENATE(&quot;List the (&quot;;[.L70];&quot;, X) &quot;;[.D70]; &quot; &quot;;[.E70];&quot; (&quot;;[.K70];&quot;,Y?) &quot;))" office:value-type="string" office:string-value="" calcext:value-type="error">
            <text:p>#NAME?</text:p>
          </table:table-cell>
          <table:table-cell table:style-name="ce55" table:formula="of:=ifs(AND([.G70]=&quot;domain&quot;;[.H70]=&quot;range&quot;); CONCATENATE(&quot;SELECT ?X WHERE { ?X &quot;;[.J70];&quot; Y.}&quot;);AND([.G70]=&quot;range&quot;;[.H70]=&quot;domain&quot;);CONCATENATE(&quot;SELECT ?X WHERE { Y &quot;;[.J70];&quot; ?X.}&quot;))" office:value-type="string" office:string-value="" calcext:value-type="error">
            <text:p>#NAME?</text:p>
          </table:table-cell>
          <table:table-cell table:style-name="ce55" table:formula="of:=ifs(AND([.G70]=&quot;domain&quot;;[.H70]=&quot;range&quot;); CONCATENATE(&quot;the &quot;;[.C70]; &quot; &quot;;[.E70];&quot; (&quot;;[.L70];&quot;,Y) &quot;);AND([.G70]=&quot;range&quot;;[.H70]=&quot;domain&quot;);CONCATENATE(&quot;the &quot;;[.C70]; &quot; &quot;;[.E70];&quot; (&quot;;[.K70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host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ost</text:p>
          </table:table-cell>
          <table:table-cell table:style-name="ce7" office:value-type="string" calcext:value-type="string">
            <text:p>host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resenter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dbo:Person</text:p>
          </table:table-cell>
          <table:table-cell table:style-name="ce38" table:formula="of:=ifs(AND([.G71]=&quot;domain&quot;;[.H71]=&quot;range&quot;); CONCATENATE(&quot;What ( &quot;;[.K71];&quot;,X) is the &quot;;[.C71];&quot;/&quot;;[.D71]; &quot; &quot;;[.E71];&quot; (&quot;;[.L71];&quot;,Y)? &quot;);AND([.G71]=&quot;range&quot;;[.H71]=&quot;domain&quot;);CONCATENATE(&quot;What (&quot;;[.L71];&quot;, X) is the &quot;;[.C71];&quot;/&quot;;[.D71]; &quot; &quot;;[.E71];&quot; (&quot;;[.K71];&quot;,Y?) &quot;))" office:value-type="string" office:string-value="" calcext:value-type="error">
            <text:p>#NAME?</text:p>
          </table:table-cell>
          <table:table-cell table:style-name="ce5" table:formula="of:=ifs(AND([.G71]=&quot;domain&quot;;[.H71]=&quot;range&quot;); CONCATENATE(&quot;SELECT ?X WHERE { ?X &quot;;[.J71];&quot; Y.}&quot;);AND([.G71]=&quot;range&quot;;[.H71]=&quot;domain&quot;);CONCATENATE(&quot;SELECT ?X WHERE { Y &quot;;[.J71];&quot; ?X.}&quot;))" office:value-type="string" office:string-value="" calcext:value-type="error">
            <text:p>#NAME?</text:p>
          </table:table-cell>
          <table:table-cell table:style-name="ce55" table:formula="of:=ifs(AND([.G71]=&quot;domain&quot;;[.H71]=&quot;range&quot;); IF([.K71]=&quot;dbo:Person&quot;;CONCATENATE(&quot;Who ( &quot;;[.K71];&quot;,X) is the &quot;;[.C71]; &quot; &quot;;[.E71];&quot; (&quot;;[.L71];&quot;,Y)? (Y &quot;;[.J71];&quot; X)&quot;));AND([.G71]=&quot;range&quot;;[.H71]=&quot;domain&quot;);IF([.L71]=&quot;dbo:Person&quot;;CONCATENATE(&quot;Who (&quot;;[.L71];&quot;, X) is the &quot;;[.C71]; &quot; &quot;;[.E71];&quot; (&quot;;[.K71];&quot;,Y?) (X &quot;;[.J71];&quot; Y)&quot;)))" office:value-type="string" office:string-value="" calcext:value-type="error">
            <text:p>#NAME?</text:p>
          </table:table-cell>
          <table:table-cell table:style-name="ce55" table:formula="of:=ifs(AND([.G71]=&quot;domain&quot;;[.H71]=&quot;range&quot;); IF([.K71]=&quot;dbo:Person&quot;;CONCATENATE(&quot;SELECT ?X WHERE { ?X &quot;;[.J71];&quot; Y.}&quot;));AND([.G71]=&quot;range&quot;;[.H71]=&quot;domain&quot;); IF([.L71]=&quot;dbo:Person&quot;;CONCATENATE(&quot;SELECT ?X WHERE { Y &quot;;[.J71];&quot; ?X.}&quot;)))" office:value-type="string" office:string-value="" calcext:value-type="error">
            <text:p>#NAME?</text:p>
          </table:table-cell>
          <table:table-cell table:style-name="ce55" table:formula="of:=ifs(AND([.G71]=&quot;domain&quot;;[.H71]=&quot;range&quot;); CONCATENATE(&quot;List the ( &quot;;[.K71];&quot;,X)&quot;;[.D71]; &quot; &quot;;[.E71];&quot; (&quot;;[.L71];&quot;,Y)? &quot;);AND([.G71]=&quot;range&quot;;[.H71]=&quot;domain&quot;);CONCATENATE(&quot;List the (&quot;;[.L71];&quot;, X) &quot;;[.D71]; &quot; &quot;;[.E71];&quot; (&quot;;[.K71];&quot;,Y?) &quot;))" office:value-type="string" office:string-value="" calcext:value-type="error">
            <text:p>#NAME?</text:p>
          </table:table-cell>
          <table:table-cell table:style-name="ce55" table:formula="of:=ifs(AND([.G71]=&quot;domain&quot;;[.H71]=&quot;range&quot;); CONCATENATE(&quot;SELECT ?X WHERE { ?X &quot;;[.J71];&quot; Y.}&quot;);AND([.G71]=&quot;range&quot;;[.H71]=&quot;domain&quot;);CONCATENATE(&quot;SELECT ?X WHERE { Y &quot;;[.J71];&quot; ?X.}&quot;))" office:value-type="string" office:string-value="" calcext:value-type="error">
            <text:p>#NAME?</text:p>
          </table:table-cell>
          <table:table-cell table:style-name="ce55" table:formula="of:=ifs(AND([.G71]=&quot;domain&quot;;[.H71]=&quot;range&quot;); CONCATENATE(&quot;the &quot;;[.C71]; &quot; &quot;;[.E71];&quot; (&quot;;[.L71];&quot;,Y) &quot;);AND([.G71]=&quot;range&quot;;[.H71]=&quot;domain&quot;);CONCATENATE(&quot;the &quot;;[.C71]; &quot; &quot;;[.E71];&quot; (&quot;;[.K71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influence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nfluencer</text:p>
          </table:table-cell>
          <table:table-cell table:style-name="ce7" office:value-type="string" calcext:value-type="string">
            <text:p>influenc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nfluenced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38" table:formula="of:=ifs(AND([.G72]=&quot;domain&quot;;[.H72]=&quot;range&quot;); CONCATENATE(&quot;What ( &quot;;[.K72];&quot;,X) is the &quot;;[.C72];&quot;/&quot;;[.D72]; &quot; &quot;;[.E72];&quot; (&quot;;[.L72];&quot;,Y)? &quot;);AND([.G72]=&quot;range&quot;;[.H72]=&quot;domain&quot;);CONCATENATE(&quot;What (&quot;;[.L72];&quot;, X) is the &quot;;[.C72];&quot;/&quot;;[.D72]; &quot; &quot;;[.E72];&quot; (&quot;;[.K72];&quot;,Y?) &quot;))" office:value-type="string" office:string-value="" calcext:value-type="error">
            <text:p>#NAME?</text:p>
          </table:table-cell>
          <table:table-cell table:style-name="ce5" table:formula="of:=ifs(AND([.G72]=&quot;domain&quot;;[.H72]=&quot;range&quot;); CONCATENATE(&quot;SELECT ?X WHERE { ?X &quot;;[.J72];&quot; Y.}&quot;);AND([.G72]=&quot;range&quot;;[.H72]=&quot;domain&quot;);CONCATENATE(&quot;SELECT ?X WHERE { Y &quot;;[.J72];&quot; ?X.}&quot;))" office:value-type="string" office:string-value="" calcext:value-type="error">
            <text:p>#NAME?</text:p>
          </table:table-cell>
          <table:table-cell table:style-name="ce55" table:formula="of:=ifs(AND([.G72]=&quot;domain&quot;;[.H72]=&quot;range&quot;); IF([.K72]=&quot;dbo:Person&quot;;CONCATENATE(&quot;Who ( &quot;;[.K72];&quot;,X) is the &quot;;[.C72]; &quot; &quot;;[.E72];&quot; (&quot;;[.L72];&quot;,Y)? (Y &quot;;[.J72];&quot; X)&quot;));AND([.G72]=&quot;range&quot;;[.H72]=&quot;domain&quot;);IF([.L72]=&quot;dbo:Person&quot;;CONCATENATE(&quot;Who (&quot;;[.L72];&quot;, X) is the &quot;;[.C72]; &quot; &quot;;[.E72];&quot; (&quot;;[.K72];&quot;,Y?) (X &quot;;[.J72];&quot; Y)&quot;)))" office:value-type="string" office:string-value="" calcext:value-type="error">
            <text:p>#NAME?</text:p>
          </table:table-cell>
          <table:table-cell table:style-name="ce55" table:formula="of:=ifs(AND([.G72]=&quot;domain&quot;;[.H72]=&quot;range&quot;); IF([.K72]=&quot;dbo:Person&quot;;CONCATENATE(&quot;SELECT ?X WHERE { ?X &quot;;[.J72];&quot; Y.}&quot;));AND([.G72]=&quot;range&quot;;[.H72]=&quot;domain&quot;); IF([.L72]=&quot;dbo:Person&quot;;CONCATENATE(&quot;SELECT ?X WHERE { Y &quot;;[.J72];&quot; ?X.}&quot;)))" office:value-type="string" office:string-value="" calcext:value-type="error">
            <text:p>#NAME?</text:p>
          </table:table-cell>
          <table:table-cell table:style-name="ce55" table:formula="of:=ifs(AND([.G72]=&quot;domain&quot;;[.H72]=&quot;range&quot;); CONCATENATE(&quot;List the ( &quot;;[.K72];&quot;,X)&quot;;[.D72]; &quot; &quot;;[.E72];&quot; (&quot;;[.L72];&quot;,Y)? &quot;);AND([.G72]=&quot;range&quot;;[.H72]=&quot;domain&quot;);CONCATENATE(&quot;List the (&quot;;[.L72];&quot;, X) &quot;;[.D72]; &quot; &quot;;[.E72];&quot; (&quot;;[.K72];&quot;,Y?) &quot;))" office:value-type="string" office:string-value="" calcext:value-type="error">
            <text:p>#NAME?</text:p>
          </table:table-cell>
          <table:table-cell table:style-name="ce55" table:formula="of:=ifs(AND([.G72]=&quot;domain&quot;;[.H72]=&quot;range&quot;); CONCATENATE(&quot;SELECT ?X WHERE { ?X &quot;;[.J72];&quot; Y.}&quot;);AND([.G72]=&quot;range&quot;;[.H72]=&quot;domain&quot;);CONCATENATE(&quot;SELECT ?X WHERE { Y &quot;;[.J72];&quot; ?X.}&quot;))" office:value-type="string" office:string-value="" calcext:value-type="error">
            <text:p>#NAME?</text:p>
          </table:table-cell>
          <table:table-cell table:style-name="ce55" table:formula="of:=ifs(AND([.G72]=&quot;domain&quot;;[.H72]=&quot;range&quot;); CONCATENATE(&quot;the &quot;;[.C72]; &quot; &quot;;[.E72];&quot; (&quot;;[.L72];&quot;,Y) &quot;);AND([.G72]=&quot;range&quot;;[.H72]=&quot;domain&quot;);CONCATENATE(&quot;the &quot;;[.C72]; &quot; &quot;;[.E72];&quot; (&quot;;[.K72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ingredient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ngredient</text:p>
          </table:table-cell>
          <table:table-cell table:style-name="ce7" office:value-type="string" calcext:value-type="string">
            <text:p>ingredient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ngredient</text:p>
          </table:table-cell>
          <table:table-cell table:style-name="ce18" office:value-type="string" calcext:value-type="string">
            <text:p>dbo:Food</text:p>
          </table:table-cell>
          <table:table-cell table:style-name="ce18" office:value-type="string" calcext:value-type="string">
            <text:p>owl:Thing</text:p>
          </table:table-cell>
          <table:table-cell table:style-name="ce38" table:formula="of:=ifs(AND([.G73]=&quot;domain&quot;;[.H73]=&quot;range&quot;); CONCATENATE(&quot;What ( &quot;;[.K73];&quot;,X) is the &quot;;[.C73];&quot;/&quot;;[.D73]; &quot; &quot;;[.E73];&quot; (&quot;;[.L73];&quot;,Y)? &quot;);AND([.G73]=&quot;range&quot;;[.H73]=&quot;domain&quot;);CONCATENATE(&quot;What (&quot;;[.L73];&quot;, X) is the &quot;;[.C73];&quot;/&quot;;[.D73]; &quot; &quot;;[.E73];&quot; (&quot;;[.K73];&quot;,Y?) &quot;))" office:value-type="string" office:string-value="" calcext:value-type="error">
            <text:p>#NAME?</text:p>
          </table:table-cell>
          <table:table-cell table:style-name="ce5" table:formula="of:=ifs(AND([.G73]=&quot;domain&quot;;[.H73]=&quot;range&quot;); CONCATENATE(&quot;SELECT ?X WHERE { ?X &quot;;[.J73];&quot; Y.}&quot;);AND([.G73]=&quot;range&quot;;[.H73]=&quot;domain&quot;);CONCATENATE(&quot;SELECT ?X WHERE { Y &quot;;[.J73];&quot; ?X.}&quot;))" office:value-type="string" office:string-value="" calcext:value-type="error">
            <text:p>#NAME?</text:p>
          </table:table-cell>
          <table:table-cell table:style-name="ce55" table:formula="of:=ifs(AND([.G73]=&quot;domain&quot;;[.H73]=&quot;range&quot;); IF([.K73]=&quot;dbo:Person&quot;;CONCATENATE(&quot;Who ( &quot;;[.K73];&quot;,X) is the &quot;;[.C73]; &quot; &quot;;[.E73];&quot; (&quot;;[.L73];&quot;,Y)? (Y &quot;;[.J73];&quot; X)&quot;));AND([.G73]=&quot;range&quot;;[.H73]=&quot;domain&quot;);IF([.L73]=&quot;dbo:Person&quot;;CONCATENATE(&quot;Who (&quot;;[.L73];&quot;, X) is the &quot;;[.C73]; &quot; &quot;;[.E73];&quot; (&quot;;[.K73];&quot;,Y?) (X &quot;;[.J73];&quot; Y)&quot;)))" office:value-type="string" office:string-value="" calcext:value-type="error">
            <text:p>#NAME?</text:p>
          </table:table-cell>
          <table:table-cell table:style-name="ce55" table:formula="of:=ifs(AND([.G73]=&quot;domain&quot;;[.H73]=&quot;range&quot;); IF([.K73]=&quot;dbo:Person&quot;;CONCATENATE(&quot;SELECT ?X WHERE { ?X &quot;;[.J73];&quot; Y.}&quot;));AND([.G73]=&quot;range&quot;;[.H73]=&quot;domain&quot;); IF([.L73]=&quot;dbo:Person&quot;;CONCATENATE(&quot;SELECT ?X WHERE { Y &quot;;[.J73];&quot; ?X.}&quot;)))" office:value-type="string" office:string-value="" calcext:value-type="error">
            <text:p>#NAME?</text:p>
          </table:table-cell>
          <table:table-cell table:style-name="ce55" table:formula="of:=ifs(AND([.G73]=&quot;domain&quot;;[.H73]=&quot;range&quot;); CONCATENATE(&quot;List the ( &quot;;[.K73];&quot;,X)&quot;;[.D73]; &quot; &quot;;[.E73];&quot; (&quot;;[.L73];&quot;,Y)? &quot;);AND([.G73]=&quot;range&quot;;[.H73]=&quot;domain&quot;);CONCATENATE(&quot;List the (&quot;;[.L73];&quot;, X) &quot;;[.D73]; &quot; &quot;;[.E73];&quot; (&quot;;[.K73];&quot;,Y?) &quot;))" office:value-type="string" office:string-value="" calcext:value-type="error">
            <text:p>#NAME?</text:p>
          </table:table-cell>
          <table:table-cell table:style-name="ce55" table:formula="of:=ifs(AND([.G73]=&quot;domain&quot;;[.H73]=&quot;range&quot;); CONCATENATE(&quot;SELECT ?X WHERE { ?X &quot;;[.J73];&quot; Y.}&quot;);AND([.G73]=&quot;range&quot;;[.H73]=&quot;domain&quot;);CONCATENATE(&quot;SELECT ?X WHERE { Y &quot;;[.J73];&quot; ?X.}&quot;))" office:value-type="string" office:string-value="" calcext:value-type="error">
            <text:p>#NAME?</text:p>
          </table:table-cell>
          <table:table-cell table:style-name="ce55" table:formula="of:=ifs(AND([.G73]=&quot;domain&quot;;[.H73]=&quot;range&quot;); CONCATENATE(&quot;the &quot;;[.C73]; &quot; &quot;;[.E73];&quot; (&quot;;[.L73];&quot;,Y) &quot;);AND([.G73]=&quot;range&quot;;[.H73]=&quot;domain&quot;);CONCATENATE(&quot;the &quot;;[.C73]; &quot; &quot;;[.E73];&quot; (&quot;;[.K73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largestCity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argest cit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argestCity</text:p>
          </table:table-cell>
          <table:table-cell table:style-name="ce2" office:value-type="string" calcext:value-type="string">
            <text:p>dbo:Country</text:p>
          </table:table-cell>
          <table:table-cell table:style-name="ce18" office:value-type="string" calcext:value-type="string">
            <text:p>dbo:City</text:p>
          </table:table-cell>
          <table:table-cell table:style-name="ce38" table:formula="of:=ifs(AND([.G74]=&quot;domain&quot;;[.H74]=&quot;range&quot;); CONCATENATE(&quot;What ( &quot;;[.K74];&quot;,X) is the &quot;;[.C74];&quot;/&quot;;[.D74]; &quot; &quot;;[.E74];&quot; (&quot;;[.L74];&quot;,Y)? &quot;);AND([.G74]=&quot;range&quot;;[.H74]=&quot;domain&quot;);CONCATENATE(&quot;What (&quot;;[.L74];&quot;, X) is the &quot;;[.C74];&quot;/&quot;;[.D74]; &quot; &quot;;[.E74];&quot; (&quot;;[.K74];&quot;,Y?) &quot;))" office:value-type="string" office:string-value="" calcext:value-type="error">
            <text:p>#NAME?</text:p>
          </table:table-cell>
          <table:table-cell table:style-name="ce5" table:formula="of:=ifs(AND([.G74]=&quot;domain&quot;;[.H74]=&quot;range&quot;); CONCATENATE(&quot;SELECT ?X WHERE { ?X &quot;;[.J74];&quot; Y.}&quot;);AND([.G74]=&quot;range&quot;;[.H74]=&quot;domain&quot;);CONCATENATE(&quot;SELECT ?X WHERE { Y &quot;;[.J74];&quot; ?X.}&quot;))" office:value-type="string" office:string-value="" calcext:value-type="error">
            <text:p>#NAME?</text:p>
          </table:table-cell>
          <table:table-cell table:style-name="ce55" table:formula="of:=ifs(AND([.G74]=&quot;domain&quot;;[.H74]=&quot;range&quot;); IF([.K74]=&quot;dbo:Person&quot;;CONCATENATE(&quot;Who ( &quot;;[.K74];&quot;,X) is the &quot;;[.C74]; &quot; &quot;;[.E74];&quot; (&quot;;[.L74];&quot;,Y)? (Y &quot;;[.J74];&quot; X)&quot;));AND([.G74]=&quot;range&quot;;[.H74]=&quot;domain&quot;);IF([.L74]=&quot;dbo:Person&quot;;CONCATENATE(&quot;Who (&quot;;[.L74];&quot;, X) is the &quot;;[.C74]; &quot; &quot;;[.E74];&quot; (&quot;;[.K74];&quot;,Y?) (X &quot;;[.J74];&quot; Y)&quot;)))" office:value-type="string" office:string-value="" calcext:value-type="error">
            <text:p>#NAME?</text:p>
          </table:table-cell>
          <table:table-cell table:style-name="ce55" table:formula="of:=ifs(AND([.G74]=&quot;domain&quot;;[.H74]=&quot;range&quot;); IF([.K74]=&quot;dbo:Person&quot;;CONCATENATE(&quot;SELECT ?X WHERE { ?X &quot;;[.J74];&quot; Y.}&quot;));AND([.G74]=&quot;range&quot;;[.H74]=&quot;domain&quot;); IF([.L74]=&quot;dbo:Person&quot;;CONCATENATE(&quot;SELECT ?X WHERE { Y &quot;;[.J74];&quot; ?X.}&quot;)))" office:value-type="string" office:string-value="" calcext:value-type="error">
            <text:p>#NAME?</text:p>
          </table:table-cell>
          <table:table-cell table:style-name="ce55" table:formula="of:=ifs(AND([.G74]=&quot;domain&quot;;[.H74]=&quot;range&quot;); CONCATENATE(&quot;List the ( &quot;;[.K74];&quot;,X)&quot;;[.D74]; &quot; &quot;;[.E74];&quot; (&quot;;[.L74];&quot;,Y)? &quot;);AND([.G74]=&quot;range&quot;;[.H74]=&quot;domain&quot;);CONCATENATE(&quot;List the (&quot;;[.L74];&quot;, X) &quot;;[.D74]; &quot; &quot;;[.E74];&quot; (&quot;;[.K74];&quot;,Y?) &quot;))" office:value-type="string" office:string-value="" calcext:value-type="error">
            <text:p>#NAME?</text:p>
          </table:table-cell>
          <table:table-cell table:style-name="ce55" table:formula="of:=ifs(AND([.G74]=&quot;domain&quot;;[.H74]=&quot;range&quot;); CONCATENATE(&quot;SELECT ?X WHERE { ?X &quot;;[.J74];&quot; Y.}&quot;);AND([.G74]=&quot;range&quot;;[.H74]=&quot;domain&quot;);CONCATENATE(&quot;SELECT ?X WHERE { Y &quot;;[.J74];&quot; ?X.}&quot;))" office:value-type="string" office:string-value="" calcext:value-type="error">
            <text:p>#NAME?</text:p>
          </table:table-cell>
          <table:table-cell table:style-name="ce55" table:formula="of:=ifs(AND([.G74]=&quot;domain&quot;;[.H74]=&quot;range&quot;); CONCATENATE(&quot;the &quot;;[.C74]; &quot; &quot;;[.E74];&quot; (&quot;;[.L74];&quot;,Y) &quot;);AND([.G74]=&quot;range&quot;;[.H74]=&quot;domain&quot;);CONCATENATE(&quot;the &quot;;[.C74]; &quot; &quot;;[.E74];&quot; (&quot;;[.K74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argest cit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argestCity</text:p>
          </table:table-cell>
          <table:table-cell table:style-name="ce2" office:value-type="string" calcext:value-type="string">
            <text:p>dbo:Country</text:p>
          </table:table-cell>
          <table:table-cell table:style-name="ce18" office:value-type="string" calcext:value-type="string">
            <text:p>dbo:City</text:p>
          </table:table-cell>
          <table:table-cell table:style-name="ce38" table:formula="of:=ifs(AND([.G75]=&quot;domain&quot;;[.H75]=&quot;range&quot;); CONCATENATE(&quot;What ( &quot;;[.K75];&quot;,X) is the &quot;;[.C75];&quot;/&quot;;[.D75]; &quot; &quot;;[.E75];&quot; (&quot;;[.L75];&quot;,Y)? &quot;);AND([.G75]=&quot;range&quot;;[.H75]=&quot;domain&quot;);CONCATENATE(&quot;What (&quot;;[.L75];&quot;, X) is the &quot;;[.C75];&quot;/&quot;;[.D75]; &quot; &quot;;[.E75];&quot; (&quot;;[.K75];&quot;,Y?) &quot;))" office:value-type="string" office:string-value="" calcext:value-type="error">
            <text:p>#NAME?</text:p>
          </table:table-cell>
          <table:table-cell table:style-name="ce5" table:formula="of:=ifs(AND([.G75]=&quot;domain&quot;;[.H75]=&quot;range&quot;); CONCATENATE(&quot;SELECT ?X WHERE { ?X &quot;;[.J75];&quot; Y.}&quot;);AND([.G75]=&quot;range&quot;;[.H75]=&quot;domain&quot;);CONCATENATE(&quot;SELECT ?X WHERE { Y &quot;;[.J75];&quot; ?X.}&quot;))" office:value-type="string" office:string-value="" calcext:value-type="error">
            <text:p>#NAME?</text:p>
          </table:table-cell>
          <table:table-cell table:style-name="ce55" table:formula="of:=ifs(AND([.G75]=&quot;domain&quot;;[.H75]=&quot;range&quot;); IF([.K75]=&quot;dbo:Person&quot;;CONCATENATE(&quot;Who ( &quot;;[.K75];&quot;,X) is the &quot;;[.C75]; &quot; &quot;;[.E75];&quot; (&quot;;[.L75];&quot;,Y)? (Y &quot;;[.J75];&quot; X)&quot;));AND([.G75]=&quot;range&quot;;[.H75]=&quot;domain&quot;);IF([.L75]=&quot;dbo:Person&quot;;CONCATENATE(&quot;Who (&quot;;[.L75];&quot;, X) is the &quot;;[.C75]; &quot; &quot;;[.E75];&quot; (&quot;;[.K75];&quot;,Y?) (X &quot;;[.J75];&quot; Y)&quot;)))" office:value-type="string" office:string-value="" calcext:value-type="error">
            <text:p>#NAME?</text:p>
          </table:table-cell>
          <table:table-cell table:style-name="ce55" table:formula="of:=ifs(AND([.G75]=&quot;domain&quot;;[.H75]=&quot;range&quot;); IF([.K75]=&quot;dbo:Person&quot;;CONCATENATE(&quot;SELECT ?X WHERE { ?X &quot;;[.J75];&quot; Y.}&quot;));AND([.G75]=&quot;range&quot;;[.H75]=&quot;domain&quot;); IF([.L75]=&quot;dbo:Person&quot;;CONCATENATE(&quot;SELECT ?X WHERE { Y &quot;;[.J75];&quot; ?X.}&quot;)))" office:value-type="string" office:string-value="" calcext:value-type="error">
            <text:p>#NAME?</text:p>
          </table:table-cell>
          <table:table-cell table:style-name="ce55" table:formula="of:=ifs(AND([.G75]=&quot;domain&quot;;[.H75]=&quot;range&quot;); CONCATENATE(&quot;List the ( &quot;;[.K75];&quot;,X)&quot;;[.D75]; &quot; &quot;;[.E75];&quot; (&quot;;[.L75];&quot;,Y)? &quot;);AND([.G75]=&quot;range&quot;;[.H75]=&quot;domain&quot;);CONCATENATE(&quot;List the (&quot;;[.L75];&quot;, X) &quot;;[.D75]; &quot; &quot;;[.E75];&quot; (&quot;;[.K75];&quot;,Y?) &quot;))" office:value-type="string" office:string-value="" calcext:value-type="error">
            <text:p>#NAME?</text:p>
          </table:table-cell>
          <table:table-cell table:style-name="ce55" table:formula="of:=ifs(AND([.G75]=&quot;domain&quot;;[.H75]=&quot;range&quot;); CONCATENATE(&quot;SELECT ?X WHERE { ?X &quot;;[.J75];&quot; Y.}&quot;);AND([.G75]=&quot;range&quot;;[.H75]=&quot;domain&quot;);CONCATENATE(&quot;SELECT ?X WHERE { Y &quot;;[.J75];&quot; ?X.}&quot;))" office:value-type="string" office:string-value="" calcext:value-type="error">
            <text:p>#NAME?</text:p>
          </table:table-cell>
          <table:table-cell table:style-name="ce55" table:formula="of:=ifs(AND([.G75]=&quot;domain&quot;;[.H75]=&quot;range&quot;); CONCATENATE(&quot;the &quot;;[.C75]; &quot; &quot;;[.E75];&quot; (&quot;;[.L75];&quot;,Y) &quot;);AND([.G75]=&quot;range&quot;;[.H75]=&quot;domain&quot;);CONCATENATE(&quot;the &quot;;[.C75]; &quot; &quot;;[.E75];&quot; (&quot;;[.K75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lead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ead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dbo:leader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dbo:Person</text:p>
          </table:table-cell>
          <table:table-cell table:style-name="ce38" table:formula="of:=ifs(AND([.G76]=&quot;domain&quot;;[.H76]=&quot;range&quot;); CONCATENATE(&quot;What ( &quot;;[.K76];&quot;,X) is the &quot;;[.C76];&quot;/&quot;;[.D76]; &quot; &quot;;[.E76];&quot; (&quot;;[.L76];&quot;,Y)? &quot;);AND([.G76]=&quot;range&quot;;[.H76]=&quot;domain&quot;);CONCATENATE(&quot;What (&quot;;[.L76];&quot;, X) is the &quot;;[.C76];&quot;/&quot;;[.D76]; &quot; &quot;;[.E76];&quot; (&quot;;[.K76];&quot;,Y?) &quot;))" office:value-type="string" office:string-value="" calcext:value-type="error">
            <text:p>#NAME?</text:p>
          </table:table-cell>
          <table:table-cell table:style-name="ce5" table:formula="of:=ifs(AND([.G76]=&quot;domain&quot;;[.H76]=&quot;range&quot;); CONCATENATE(&quot;SELECT ?X WHERE { ?X &quot;;[.J76];&quot; Y.}&quot;);AND([.G76]=&quot;range&quot;;[.H76]=&quot;domain&quot;);CONCATENATE(&quot;SELECT ?X WHERE { Y &quot;;[.J76];&quot; ?X.}&quot;))" office:value-type="string" office:string-value="" calcext:value-type="error">
            <text:p>#NAME?</text:p>
          </table:table-cell>
          <table:table-cell table:style-name="ce55" table:formula="of:=ifs(AND([.G76]=&quot;domain&quot;;[.H76]=&quot;range&quot;); IF([.K76]=&quot;dbo:Person&quot;;CONCATENATE(&quot;Who ( &quot;;[.K76];&quot;,X) is the &quot;;[.C76]; &quot; &quot;;[.E76];&quot; (&quot;;[.L76];&quot;,Y)? (Y &quot;;[.J76];&quot; X)&quot;));AND([.G76]=&quot;range&quot;;[.H76]=&quot;domain&quot;);IF([.L76]=&quot;dbo:Person&quot;;CONCATENATE(&quot;Who (&quot;;[.L76];&quot;, X) is the &quot;;[.C76]; &quot; &quot;;[.E76];&quot; (&quot;;[.K76];&quot;,Y?) (X &quot;;[.J76];&quot; Y)&quot;)))" office:value-type="string" office:string-value="" calcext:value-type="error">
            <text:p>#NAME?</text:p>
          </table:table-cell>
          <table:table-cell table:style-name="ce55" table:formula="of:=ifs(AND([.G76]=&quot;domain&quot;;[.H76]=&quot;range&quot;); IF([.K76]=&quot;dbo:Person&quot;;CONCATENATE(&quot;SELECT ?X WHERE { ?X &quot;;[.J76];&quot; Y.}&quot;));AND([.G76]=&quot;range&quot;;[.H76]=&quot;domain&quot;); IF([.L76]=&quot;dbo:Person&quot;;CONCATENATE(&quot;SELECT ?X WHERE { Y &quot;;[.J76];&quot; ?X.}&quot;)))" office:value-type="string" office:string-value="" calcext:value-type="error">
            <text:p>#NAME?</text:p>
          </table:table-cell>
          <table:table-cell table:style-name="ce55" table:formula="of:=ifs(AND([.G76]=&quot;domain&quot;;[.H76]=&quot;range&quot;); CONCATENATE(&quot;List the ( &quot;;[.K76];&quot;,X)&quot;;[.D76]; &quot; &quot;;[.E76];&quot; (&quot;;[.L76];&quot;,Y)? &quot;);AND([.G76]=&quot;range&quot;;[.H76]=&quot;domain&quot;);CONCATENATE(&quot;List the (&quot;;[.L76];&quot;, X) &quot;;[.D76]; &quot; &quot;;[.E76];&quot; (&quot;;[.K76];&quot;,Y?) &quot;))" office:value-type="string" office:string-value="" calcext:value-type="error">
            <text:p>#NAME?</text:p>
          </table:table-cell>
          <table:table-cell table:style-name="ce55" table:formula="of:=ifs(AND([.G76]=&quot;domain&quot;;[.H76]=&quot;range&quot;); CONCATENATE(&quot;SELECT ?X WHERE { ?X &quot;;[.J76];&quot; Y.}&quot;);AND([.G76]=&quot;range&quot;;[.H76]=&quot;domain&quot;);CONCATENATE(&quot;SELECT ?X WHERE { Y &quot;;[.J76];&quot; ?X.}&quot;))" office:value-type="string" office:string-value="" calcext:value-type="error">
            <text:p>#NAME?</text:p>
          </table:table-cell>
          <table:table-cell table:style-name="ce55" table:formula="of:=ifs(AND([.G76]=&quot;domain&quot;;[.H76]=&quot;range&quot;); CONCATENATE(&quot;the &quot;;[.C76]; &quot; &quot;;[.E76];&quot; (&quot;;[.L76];&quot;,Y) &quot;);AND([.G76]=&quot;range&quot;;[.H76]=&quot;domain&quot;);CONCATENATE(&quot;the &quot;;[.C76]; &quot; &quot;;[.E76];&quot; (&quot;;[.K76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loc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ocation</text:p>
          </table:table-cell>
          <table:table-cell table:number-columns-repeated="2" table:style-name="ce18" office:value-type="string" calcext:value-type="string">
            <text:p>dbo:Place</text:p>
          </table:table-cell>
          <table:table-cell table:style-name="ce38" table:formula="of:=ifs(AND([.G77]=&quot;domain&quot;;[.H77]=&quot;range&quot;); CONCATENATE(&quot;What ( &quot;;[.K77];&quot;,X) is the &quot;;[.C77];&quot;/&quot;;[.D77]; &quot; &quot;;[.E77];&quot; (&quot;;[.L77];&quot;,Y)? &quot;);AND([.G77]=&quot;range&quot;;[.H77]=&quot;domain&quot;);CONCATENATE(&quot;What (&quot;;[.L77];&quot;, X) is the &quot;;[.C77];&quot;/&quot;;[.D77]; &quot; &quot;;[.E77];&quot; (&quot;;[.K77];&quot;,Y?) &quot;))" office:value-type="string" office:string-value="" calcext:value-type="error">
            <text:p>#NAME?</text:p>
          </table:table-cell>
          <table:table-cell table:style-name="ce5" table:formula="of:=ifs(AND([.G77]=&quot;domain&quot;;[.H77]=&quot;range&quot;); CONCATENATE(&quot;SELECT ?X WHERE { ?X &quot;;[.J77];&quot; Y.}&quot;);AND([.G77]=&quot;range&quot;;[.H77]=&quot;domain&quot;);CONCATENATE(&quot;SELECT ?X WHERE { Y &quot;;[.J77];&quot; ?X.}&quot;))" office:value-type="string" office:string-value="" calcext:value-type="error">
            <text:p>#NAME?</text:p>
          </table:table-cell>
          <table:table-cell table:style-name="ce55" table:formula="of:=ifs(AND([.G77]=&quot;domain&quot;;[.H77]=&quot;range&quot;); IF([.K77]=&quot;dbo:Person&quot;;CONCATENATE(&quot;Who ( &quot;;[.K77];&quot;,X) is the &quot;;[.C77]; &quot; &quot;;[.E77];&quot; (&quot;;[.L77];&quot;,Y)? (Y &quot;;[.J77];&quot; X)&quot;));AND([.G77]=&quot;range&quot;;[.H77]=&quot;domain&quot;);IF([.L77]=&quot;dbo:Person&quot;;CONCATENATE(&quot;Who (&quot;;[.L77];&quot;, X) is the &quot;;[.C77]; &quot; &quot;;[.E77];&quot; (&quot;;[.K77];&quot;,Y?) (X &quot;;[.J77];&quot; Y)&quot;)))" office:value-type="string" office:string-value="" calcext:value-type="error">
            <text:p>#NAME?</text:p>
          </table:table-cell>
          <table:table-cell table:style-name="ce55" table:formula="of:=ifs(AND([.G77]=&quot;domain&quot;;[.H77]=&quot;range&quot;); IF([.K77]=&quot;dbo:Person&quot;;CONCATENATE(&quot;SELECT ?X WHERE { ?X &quot;;[.J77];&quot; Y.}&quot;));AND([.G77]=&quot;range&quot;;[.H77]=&quot;domain&quot;); IF([.L77]=&quot;dbo:Person&quot;;CONCATENATE(&quot;SELECT ?X WHERE { Y &quot;;[.J77];&quot; ?X.}&quot;)))" office:value-type="string" office:string-value="" calcext:value-type="error">
            <text:p>#NAME?</text:p>
          </table:table-cell>
          <table:table-cell table:style-name="ce55" table:formula="of:=ifs(AND([.G77]=&quot;domain&quot;;[.H77]=&quot;range&quot;); CONCATENATE(&quot;List the ( &quot;;[.K77];&quot;,X)&quot;;[.D77]; &quot; &quot;;[.E77];&quot; (&quot;;[.L77];&quot;,Y)? &quot;);AND([.G77]=&quot;range&quot;;[.H77]=&quot;domain&quot;);CONCATENATE(&quot;List the (&quot;;[.L77];&quot;, X) &quot;;[.D77]; &quot; &quot;;[.E77];&quot; (&quot;;[.K77];&quot;,Y?) &quot;))" office:value-type="string" office:string-value="" calcext:value-type="error">
            <text:p>#NAME?</text:p>
          </table:table-cell>
          <table:table-cell table:style-name="ce55" table:formula="of:=ifs(AND([.G77]=&quot;domain&quot;;[.H77]=&quot;range&quot;); CONCATENATE(&quot;SELECT ?X WHERE { ?X &quot;;[.J77];&quot; Y.}&quot;);AND([.G77]=&quot;range&quot;;[.H77]=&quot;domain&quot;);CONCATENATE(&quot;SELECT ?X WHERE { Y &quot;;[.J77];&quot; ?X.}&quot;))" office:value-type="string" office:string-value="" calcext:value-type="error">
            <text:p>#NAME?</text:p>
          </table:table-cell>
          <table:table-cell table:style-name="ce55" table:formula="of:=ifs(AND([.G77]=&quot;domain&quot;;[.H77]=&quot;range&quot;); CONCATENATE(&quot;the &quot;;[.C77]; &quot; &quot;;[.E77];&quot; (&quot;;[.L77];&quot;,Y) &quot;);AND([.G77]=&quot;range&quot;;[.H77]=&quot;domain&quot;);CONCATENATE(&quot;the &quot;;[.C77]; &quot; &quot;;[.E77];&quot; (&quot;;[.K77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dbo:location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Place</text:p>
          </table:table-cell>
          <table:table-cell table:style-name="ce38" table:formula="of:=ifs(AND([.G78]=&quot;domain&quot;;[.H78]=&quot;range&quot;); CONCATENATE(&quot;What ( &quot;;[.K78];&quot;,X) is the &quot;;[.C78];&quot;/&quot;;[.D78]; &quot; &quot;;[.E78];&quot; (&quot;;[.L78];&quot;,Y)? &quot;);AND([.G78]=&quot;range&quot;;[.H78]=&quot;domain&quot;);CONCATENATE(&quot;What (&quot;;[.L78];&quot;, X) is the &quot;;[.C78];&quot;/&quot;;[.D78]; &quot; &quot;;[.E78];&quot; (&quot;;[.K78];&quot;,Y?) &quot;))" office:value-type="string" office:string-value="" calcext:value-type="error">
            <text:p>#NAME?</text:p>
          </table:table-cell>
          <table:table-cell table:style-name="ce5" table:formula="of:=ifs(AND([.G78]=&quot;domain&quot;;[.H78]=&quot;range&quot;); CONCATENATE(&quot;SELECT ?X WHERE { ?X &quot;;[.J78];&quot; Y.}&quot;);AND([.G78]=&quot;range&quot;;[.H78]=&quot;domain&quot;);CONCATENATE(&quot;SELECT ?X WHERE { Y &quot;;[.J78];&quot; ?X.}&quot;))" office:value-type="string" office:string-value="" calcext:value-type="error">
            <text:p>#NAME?</text:p>
          </table:table-cell>
          <table:table-cell table:style-name="ce55" table:formula="of:=ifs(AND([.G78]=&quot;domain&quot;;[.H78]=&quot;range&quot;); IF([.K78]=&quot;dbo:Person&quot;;CONCATENATE(&quot;Who ( &quot;;[.K78];&quot;,X) is the &quot;;[.C78]; &quot; &quot;;[.E78];&quot; (&quot;;[.L78];&quot;,Y)? (Y &quot;;[.J78];&quot; X)&quot;));AND([.G78]=&quot;range&quot;;[.H78]=&quot;domain&quot;);IF([.L78]=&quot;dbo:Person&quot;;CONCATENATE(&quot;Who (&quot;;[.L78];&quot;, X) is the &quot;;[.C78]; &quot; &quot;;[.E78];&quot; (&quot;;[.K78];&quot;,Y?) (X &quot;;[.J78];&quot; Y)&quot;)))" office:value-type="string" office:string-value="" calcext:value-type="error">
            <text:p>#NAME?</text:p>
          </table:table-cell>
          <table:table-cell table:style-name="ce55" table:formula="of:=ifs(AND([.G78]=&quot;domain&quot;;[.H78]=&quot;range&quot;); IF([.K78]=&quot;dbo:Person&quot;;CONCATENATE(&quot;SELECT ?X WHERE { ?X &quot;;[.J78];&quot; Y.}&quot;));AND([.G78]=&quot;range&quot;;[.H78]=&quot;domain&quot;); IF([.L78]=&quot;dbo:Person&quot;;CONCATENATE(&quot;SELECT ?X WHERE { Y &quot;;[.J78];&quot; ?X.}&quot;)))" office:value-type="string" office:string-value="" calcext:value-type="error">
            <text:p>#NAME?</text:p>
          </table:table-cell>
          <table:table-cell table:style-name="ce55" table:formula="of:=ifs(AND([.G78]=&quot;domain&quot;;[.H78]=&quot;range&quot;); CONCATENATE(&quot;List the ( &quot;;[.K78];&quot;,X)&quot;;[.D78]; &quot; &quot;;[.E78];&quot; (&quot;;[.L78];&quot;,Y)? &quot;);AND([.G78]=&quot;range&quot;;[.H78]=&quot;domain&quot;);CONCATENATE(&quot;List the (&quot;;[.L78];&quot;, X) &quot;;[.D78]; &quot; &quot;;[.E78];&quot; (&quot;;[.K78];&quot;,Y?) &quot;))" office:value-type="string" office:string-value="" calcext:value-type="error">
            <text:p>#NAME?</text:p>
          </table:table-cell>
          <table:table-cell table:style-name="ce55" table:formula="of:=ifs(AND([.G78]=&quot;domain&quot;;[.H78]=&quot;range&quot;); CONCATENATE(&quot;SELECT ?X WHERE { ?X &quot;;[.J78];&quot; Y.}&quot;);AND([.G78]=&quot;range&quot;;[.H78]=&quot;domain&quot;);CONCATENATE(&quot;SELECT ?X WHERE { Y &quot;;[.J78];&quot; ?X.}&quot;))" office:value-type="string" office:string-value="" calcext:value-type="error">
            <text:p>#NAME?</text:p>
          </table:table-cell>
          <table:table-cell table:style-name="ce55" table:formula="of:=ifs(AND([.G78]=&quot;domain&quot;;[.H78]=&quot;range&quot;); CONCATENATE(&quot;the &quot;;[.C78]; &quot; &quot;;[.E78];&quot; (&quot;;[.L78];&quot;,Y) &quot;);AND([.G78]=&quot;range&quot;;[.H78]=&quot;domain&quot;);CONCATENATE(&quot;the &quot;;[.C78]; &quot; &quot;;[.E78];&quot; (&quot;;[.K78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dbo:location</text:p>
          </table:table-cell>
          <table:table-cell table:style-name="ce18" office:value-type="string" calcext:value-type="string">
            <text:p>dbo:Building</text:p>
          </table:table-cell>
          <table:table-cell table:style-name="ce18" office:value-type="string" calcext:value-type="string">
            <text:p>dbo:Place</text:p>
          </table:table-cell>
          <table:table-cell table:style-name="ce38" table:formula="of:=ifs(AND([.G79]=&quot;domain&quot;;[.H79]=&quot;range&quot;); CONCATENATE(&quot;What ( &quot;;[.K79];&quot;,X) is the &quot;;[.C79];&quot;/&quot;;[.D79]; &quot; &quot;;[.E79];&quot; (&quot;;[.L79];&quot;,Y)? &quot;);AND([.G79]=&quot;range&quot;;[.H79]=&quot;domain&quot;);CONCATENATE(&quot;What (&quot;;[.L79];&quot;, X) is the &quot;;[.C79];&quot;/&quot;;[.D79]; &quot; &quot;;[.E79];&quot; (&quot;;[.K79];&quot;,Y?) &quot;))" office:value-type="string" office:string-value="" calcext:value-type="error">
            <text:p>#NAME?</text:p>
          </table:table-cell>
          <table:table-cell table:style-name="ce5" table:formula="of:=ifs(AND([.G79]=&quot;domain&quot;;[.H79]=&quot;range&quot;); CONCATENATE(&quot;SELECT ?X WHERE { ?X &quot;;[.J79];&quot; Y.}&quot;);AND([.G79]=&quot;range&quot;;[.H79]=&quot;domain&quot;);CONCATENATE(&quot;SELECT ?X WHERE { Y &quot;;[.J79];&quot; ?X.}&quot;))" office:value-type="string" office:string-value="" calcext:value-type="error">
            <text:p>#NAME?</text:p>
          </table:table-cell>
          <table:table-cell table:style-name="ce55" table:formula="of:=ifs(AND([.G79]=&quot;domain&quot;;[.H79]=&quot;range&quot;); IF([.K79]=&quot;dbo:Person&quot;;CONCATENATE(&quot;Who ( &quot;;[.K79];&quot;,X) is the &quot;;[.C79]; &quot; &quot;;[.E79];&quot; (&quot;;[.L79];&quot;,Y)? (Y &quot;;[.J79];&quot; X)&quot;));AND([.G79]=&quot;range&quot;;[.H79]=&quot;domain&quot;);IF([.L79]=&quot;dbo:Person&quot;;CONCATENATE(&quot;Who (&quot;;[.L79];&quot;, X) is the &quot;;[.C79]; &quot; &quot;;[.E79];&quot; (&quot;;[.K79];&quot;,Y?) (X &quot;;[.J79];&quot; Y)&quot;)))" office:value-type="string" office:string-value="" calcext:value-type="error">
            <text:p>#NAME?</text:p>
          </table:table-cell>
          <table:table-cell table:style-name="ce55" table:formula="of:=ifs(AND([.G79]=&quot;domain&quot;;[.H79]=&quot;range&quot;); IF([.K79]=&quot;dbo:Person&quot;;CONCATENATE(&quot;SELECT ?X WHERE { ?X &quot;;[.J79];&quot; Y.}&quot;));AND([.G79]=&quot;range&quot;;[.H79]=&quot;domain&quot;); IF([.L79]=&quot;dbo:Person&quot;;CONCATENATE(&quot;SELECT ?X WHERE { Y &quot;;[.J79];&quot; ?X.}&quot;)))" office:value-type="string" office:string-value="" calcext:value-type="error">
            <text:p>#NAME?</text:p>
          </table:table-cell>
          <table:table-cell table:style-name="ce55" table:formula="of:=ifs(AND([.G79]=&quot;domain&quot;;[.H79]=&quot;range&quot;); CONCATENATE(&quot;List the ( &quot;;[.K79];&quot;,X)&quot;;[.D79]; &quot; &quot;;[.E79];&quot; (&quot;;[.L79];&quot;,Y)? &quot;);AND([.G79]=&quot;range&quot;;[.H79]=&quot;domain&quot;);CONCATENATE(&quot;List the (&quot;;[.L79];&quot;, X) &quot;;[.D79]; &quot; &quot;;[.E79];&quot; (&quot;;[.K79];&quot;,Y?) &quot;))" office:value-type="string" office:string-value="" calcext:value-type="error">
            <text:p>#NAME?</text:p>
          </table:table-cell>
          <table:table-cell table:style-name="ce55" table:formula="of:=ifs(AND([.G79]=&quot;domain&quot;;[.H79]=&quot;range&quot;); CONCATENATE(&quot;SELECT ?X WHERE { ?X &quot;;[.J79];&quot; Y.}&quot;);AND([.G79]=&quot;range&quot;;[.H79]=&quot;domain&quot;);CONCATENATE(&quot;SELECT ?X WHERE { Y &quot;;[.J79];&quot; ?X.}&quot;))" office:value-type="string" office:string-value="" calcext:value-type="error">
            <text:p>#NAME?</text:p>
          </table:table-cell>
          <table:table-cell table:style-name="ce55" table:formula="of:=ifs(AND([.G79]=&quot;domain&quot;;[.H79]=&quot;range&quot;); CONCATENATE(&quot;the &quot;;[.C79]; &quot; &quot;;[.E79];&quot; (&quot;;[.L79];&quot;,Y) &quot;);AND([.G79]=&quot;range&quot;;[.H79]=&quot;domain&quot;);CONCATENATE(&quot;the &quot;;[.C79]; &quot; &quot;;[.E79];&quot; (&quot;;[.K79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manufactur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anufacturer</text:p>
          </table:table-cell>
          <table:table-cell table:style-name="ce18" office:value-type="string" calcext:value-type="string">
            <text:p>owl:Thing</text:p>
          </table:table-cell>
          <table:table-cell table:style-name="ce18" office:value-type="string" calcext:value-type="string">
            <text:p>dbo:Organisation</text:p>
          </table:table-cell>
          <table:table-cell table:style-name="ce38" table:formula="of:=ifs(AND([.G80]=&quot;domain&quot;;[.H80]=&quot;range&quot;); CONCATENATE(&quot;What ( &quot;;[.K80];&quot;,X) is the &quot;;[.C80];&quot;/&quot;;[.D80]; &quot; &quot;;[.E80];&quot; (&quot;;[.L80];&quot;,Y)? &quot;);AND([.G80]=&quot;range&quot;;[.H80]=&quot;domain&quot;);CONCATENATE(&quot;What (&quot;;[.L80];&quot;, X) is the &quot;;[.C80];&quot;/&quot;;[.D80]; &quot; &quot;;[.E80];&quot; (&quot;;[.K80];&quot;,Y?) &quot;))" office:value-type="string" office:string-value="" calcext:value-type="error">
            <text:p>#NAME?</text:p>
          </table:table-cell>
          <table:table-cell table:style-name="ce5" table:formula="of:=ifs(AND([.G80]=&quot;domain&quot;;[.H80]=&quot;range&quot;); CONCATENATE(&quot;SELECT ?X WHERE { ?X &quot;;[.J80];&quot; Y.}&quot;);AND([.G80]=&quot;range&quot;;[.H80]=&quot;domain&quot;);CONCATENATE(&quot;SELECT ?X WHERE { Y &quot;;[.J80];&quot; ?X.}&quot;))" office:value-type="string" office:string-value="" calcext:value-type="error">
            <text:p>#NAME?</text:p>
          </table:table-cell>
          <table:table-cell table:style-name="ce55" table:formula="of:=ifs(AND([.G80]=&quot;domain&quot;;[.H80]=&quot;range&quot;); IF([.K80]=&quot;dbo:Person&quot;;CONCATENATE(&quot;Who ( &quot;;[.K80];&quot;,X) is the &quot;;[.C80]; &quot; &quot;;[.E80];&quot; (&quot;;[.L80];&quot;,Y)? (Y &quot;;[.J80];&quot; X)&quot;));AND([.G80]=&quot;range&quot;;[.H80]=&quot;domain&quot;);IF([.L80]=&quot;dbo:Person&quot;;CONCATENATE(&quot;Who (&quot;;[.L80];&quot;, X) is the &quot;;[.C80]; &quot; &quot;;[.E80];&quot; (&quot;;[.K80];&quot;,Y?) (X &quot;;[.J80];&quot; Y)&quot;)))" office:value-type="string" office:string-value="" calcext:value-type="error">
            <text:p>#NAME?</text:p>
          </table:table-cell>
          <table:table-cell table:style-name="ce55" table:formula="of:=ifs(AND([.G80]=&quot;domain&quot;;[.H80]=&quot;range&quot;); IF([.K80]=&quot;dbo:Person&quot;;CONCATENATE(&quot;SELECT ?X WHERE { ?X &quot;;[.J80];&quot; Y.}&quot;));AND([.G80]=&quot;range&quot;;[.H80]=&quot;domain&quot;); IF([.L80]=&quot;dbo:Person&quot;;CONCATENATE(&quot;SELECT ?X WHERE { Y &quot;;[.J80];&quot; ?X.}&quot;)))" office:value-type="string" office:string-value="" calcext:value-type="error">
            <text:p>#NAME?</text:p>
          </table:table-cell>
          <table:table-cell table:style-name="ce55" table:formula="of:=ifs(AND([.G80]=&quot;domain&quot;;[.H80]=&quot;range&quot;); CONCATENATE(&quot;List the ( &quot;;[.K80];&quot;,X)&quot;;[.D80]; &quot; &quot;;[.E80];&quot; (&quot;;[.L80];&quot;,Y)? &quot;);AND([.G80]=&quot;range&quot;;[.H80]=&quot;domain&quot;);CONCATENATE(&quot;List the (&quot;;[.L80];&quot;, X) &quot;;[.D80]; &quot; &quot;;[.E80];&quot; (&quot;;[.K80];&quot;,Y?) &quot;))" office:value-type="string" office:string-value="" calcext:value-type="error">
            <text:p>#NAME?</text:p>
          </table:table-cell>
          <table:table-cell table:style-name="ce55" table:formula="of:=ifs(AND([.G80]=&quot;domain&quot;;[.H80]=&quot;range&quot;); CONCATENATE(&quot;SELECT ?X WHERE { ?X &quot;;[.J80];&quot; Y.}&quot;);AND([.G80]=&quot;range&quot;;[.H80]=&quot;domain&quot;);CONCATENATE(&quot;SELECT ?X WHERE { Y &quot;;[.J80];&quot; ?X.}&quot;))" office:value-type="string" office:string-value="" calcext:value-type="error">
            <text:p>#NAME?</text:p>
          </table:table-cell>
          <table:table-cell table:style-name="ce55" table:formula="of:=ifs(AND([.G80]=&quot;domain&quot;;[.H80]=&quot;range&quot;); CONCATENATE(&quot;the &quot;;[.C80]; &quot; &quot;;[.E80];&quot; (&quot;;[.L80];&quot;,Y) &quot;);AND([.G80]=&quot;range&quot;;[.H80]=&quot;domain&quot;);CONCATENATE(&quot;the &quot;;[.C80]; &quot; &quot;;[.E80];&quot; (&quot;;[.K80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4" office:value-type="string" calcext:value-type="string">
            <text:p>mayor_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ayo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ayor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dbo:Person</text:p>
          </table:table-cell>
          <table:table-cell table:style-name="ce38" table:formula="of:=ifs(AND([.G81]=&quot;domain&quot;;[.H81]=&quot;range&quot;); CONCATENATE(&quot;What ( &quot;;[.K81];&quot;,X) is the &quot;;[.C81];&quot;/&quot;;[.D81]; &quot; &quot;;[.E81];&quot; (&quot;;[.L81];&quot;,Y)? &quot;);AND([.G81]=&quot;range&quot;;[.H81]=&quot;domain&quot;);CONCATENATE(&quot;What (&quot;;[.L81];&quot;, X) is the &quot;;[.C81];&quot;/&quot;;[.D81]; &quot; &quot;;[.E81];&quot; (&quot;;[.K81];&quot;,Y?) &quot;))" office:value-type="string" office:string-value="" calcext:value-type="error">
            <text:p>#NAME?</text:p>
          </table:table-cell>
          <table:table-cell table:style-name="ce5" table:formula="of:=ifs(AND([.G81]=&quot;domain&quot;;[.H81]=&quot;range&quot;); CONCATENATE(&quot;SELECT ?X WHERE { ?X &quot;;[.J81];&quot; Y.}&quot;);AND([.G81]=&quot;range&quot;;[.H81]=&quot;domain&quot;);CONCATENATE(&quot;SELECT ?X WHERE { Y &quot;;[.J81];&quot; ?X.}&quot;))" office:value-type="string" office:string-value="" calcext:value-type="error">
            <text:p>#NAME?</text:p>
          </table:table-cell>
          <table:table-cell table:style-name="ce55" table:formula="of:=ifs(AND([.G81]=&quot;domain&quot;;[.H81]=&quot;range&quot;); IF([.K81]=&quot;dbo:Person&quot;;CONCATENATE(&quot;Who ( &quot;;[.K81];&quot;,X) is the &quot;;[.C81]; &quot; &quot;;[.E81];&quot; (&quot;;[.L81];&quot;,Y)? (Y &quot;;[.J81];&quot; X)&quot;));AND([.G81]=&quot;range&quot;;[.H81]=&quot;domain&quot;);IF([.L81]=&quot;dbo:Person&quot;;CONCATENATE(&quot;Who (&quot;;[.L81];&quot;, X) is the &quot;;[.C81]; &quot; &quot;;[.E81];&quot; (&quot;;[.K81];&quot;,Y?) (X &quot;;[.J81];&quot; Y)&quot;)))" office:value-type="string" office:string-value="" calcext:value-type="error">
            <text:p>#NAME?</text:p>
          </table:table-cell>
          <table:table-cell table:style-name="ce55" table:formula="of:=ifs(AND([.G81]=&quot;domain&quot;;[.H81]=&quot;range&quot;); IF([.K81]=&quot;dbo:Person&quot;;CONCATENATE(&quot;SELECT ?X WHERE { ?X &quot;;[.J81];&quot; Y.}&quot;));AND([.G81]=&quot;range&quot;;[.H81]=&quot;domain&quot;); IF([.L81]=&quot;dbo:Person&quot;;CONCATENATE(&quot;SELECT ?X WHERE { Y &quot;;[.J81];&quot; ?X.}&quot;)))" office:value-type="string" office:string-value="" calcext:value-type="error">
            <text:p>#NAME?</text:p>
          </table:table-cell>
          <table:table-cell table:style-name="ce55" table:formula="of:=ifs(AND([.G81]=&quot;domain&quot;;[.H81]=&quot;range&quot;); CONCATENATE(&quot;List the ( &quot;;[.K81];&quot;,X)&quot;;[.D81]; &quot; &quot;;[.E81];&quot; (&quot;;[.L81];&quot;,Y)? &quot;);AND([.G81]=&quot;range&quot;;[.H81]=&quot;domain&quot;);CONCATENATE(&quot;List the (&quot;;[.L81];&quot;, X) &quot;;[.D81]; &quot; &quot;;[.E81];&quot; (&quot;;[.K81];&quot;,Y?) &quot;))" office:value-type="string" office:string-value="" calcext:value-type="error">
            <text:p>#NAME?</text:p>
          </table:table-cell>
          <table:table-cell table:style-name="ce55" table:formula="of:=ifs(AND([.G81]=&quot;domain&quot;;[.H81]=&quot;range&quot;); CONCATENATE(&quot;SELECT ?X WHERE { ?X &quot;;[.J81];&quot; Y.}&quot;);AND([.G81]=&quot;range&quot;;[.H81]=&quot;domain&quot;);CONCATENATE(&quot;SELECT ?X WHERE { Y &quot;;[.J81];&quot; ?X.}&quot;))" office:value-type="string" office:string-value="" calcext:value-type="error">
            <text:p>#NAME?</text:p>
          </table:table-cell>
          <table:table-cell table:style-name="ce55" table:formula="of:=ifs(AND([.G81]=&quot;domain&quot;;[.H81]=&quot;range&quot;); CONCATENATE(&quot;the &quot;;[.C81]; &quot; &quot;;[.E81];&quot; (&quot;;[.L81];&quot;,Y) &quot;);AND([.G81]=&quot;range&quot;;[.H81]=&quot;domain&quot;);CONCATENATE(&quot;the &quot;;[.C81]; &quot; &quot;;[.E81];&quot; (&quot;;[.K81];&quot;,Y) &quot;))" office:value-type="string" office:string-value="" calcext:value-type="error">
            <text:p>#NAME?</text:p>
          </table:table-cell>
          <table:table-cell table:style-name="ce56"/>
          <table:table-cell table:style-name="ce2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5" office:value-type="string" calcext:value-type="string">
            <text:p>almaMater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Alma Mater</text:p>
          </table:table-cell>
          <table:table-cell table:style-name="ce5" office:value-type="string" calcext:value-type="string">
            <text:p>Alma Mater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almaMater</text:p>
          </table:table-cell>
          <table:table-cell table:style-name="ce5" office:value-type="string" calcext:value-type="string">
            <text:p>dbo:Person</text:p>
          </table:table-cell>
          <table:table-cell table:style-name="ce5" office:value-type="string" calcext:value-type="string">
            <text:p>dbo:EducationalInstitution</text:p>
          </table:table-cell>
          <table:table-cell table:style-name="ce38" table:formula="of:=ifs(AND([.G82]=&quot;domain&quot;;[.H82]=&quot;range&quot;); CONCATENATE(&quot;What ( &quot;;[.K82];&quot;,X) is the &quot;;[.C82];&quot;/&quot;;[.D82]; &quot; &quot;;[.E82];&quot; (&quot;;[.L82];&quot;,Y)? &quot;);AND([.G82]=&quot;range&quot;;[.H82]=&quot;domain&quot;);CONCATENATE(&quot;What (&quot;;[.L82];&quot;, X) is the &quot;;[.C82];&quot;/&quot;;[.D82]; &quot; &quot;;[.E82];&quot; (&quot;;[.K82];&quot;,Y?) &quot;))" office:value-type="string" office:string-value="" calcext:value-type="error">
            <text:p>#NAME?</text:p>
          </table:table-cell>
          <table:table-cell table:style-name="ce5" table:formula="of:=ifs(AND([.G82]=&quot;domain&quot;;[.H82]=&quot;range&quot;); CONCATENATE(&quot;SELECT ?X WHERE { ?X &quot;;[.J82];&quot; Y.}&quot;);AND([.G82]=&quot;range&quot;;[.H82]=&quot;domain&quot;);CONCATENATE(&quot;SELECT ?X WHERE { Y &quot;;[.J82];&quot; ?X.}&quot;))" office:value-type="string" office:string-value="" calcext:value-type="error">
            <text:p>#NAME?</text:p>
          </table:table-cell>
          <table:table-cell table:style-name="ce21" table:formula="of:=ifs(AND([.G82]=&quot;domain&quot;;[.H82]=&quot;range&quot;); IF([.K82]=&quot;dbo:Person&quot;;CONCATENATE(&quot;Which person, Who ( &quot;;[.K82];&quot;,X) is,was the &quot;;[.C82]; &quot; &quot;;[.E82];&quot; (&quot;;[.L82];&quot;,Y)? (Y &quot;;[.J82];&quot; X)&quot;));AND([.G82]=&quot;range&quot;;[.H82]=&quot;domain&quot;);IF([.L82]=&quot;dbo:Person&quot;;CONCATENATE(&quot;Which person,Who (&quot;;[.L82];&quot;, X) is,was the &quot;;[.C82]; &quot; &quot;;[.E82];&quot; (&quot;;[.K82];&quot;,Y?) (X &quot;;[.J82];&quot; Y)&quot;)))" office:value-type="string" office:string-value="" calcext:value-type="error">
            <text:p>#NAME?</text:p>
          </table:table-cell>
          <table:table-cell table:style-name="ce55" table:formula="of:=ifs(AND([.G82]=&quot;domain&quot;;[.H82]=&quot;range&quot;); IF([.K82]=&quot;dbo:Person&quot;;CONCATENATE(&quot;SELECT ?X WHERE { ?X &quot;;[.J82];&quot; Y.}&quot;));AND([.G82]=&quot;range&quot;;[.H82]=&quot;domain&quot;); IF([.L82]=&quot;dbo:Person&quot;;CONCATENATE(&quot;SELECT ?X WHERE { Y &quot;;[.J82];&quot; ?X.}&quot;)))" office:value-type="string" office:string-value="" calcext:value-type="error">
            <text:p>#NAME?</text:p>
          </table:table-cell>
          <table:table-cell table:style-name="ce55" table:formula="of:=ifs(AND([.G82]=&quot;domain&quot;;[.H82]=&quot;range&quot;); CONCATENATE(&quot;List the ( &quot;;[.K82];&quot;,X)&quot;;[.D82]; &quot; &quot;;[.E82];&quot; (&quot;;[.L82];&quot;,Y)? &quot;);AND([.G82]=&quot;range&quot;;[.H82]=&quot;domain&quot;);CONCATENATE(&quot;List the (&quot;;[.L82];&quot;, X) &quot;;[.D82]; &quot; &quot;;[.E82];&quot; (&quot;;[.K82];&quot;,Y?) &quot;))" office:value-type="string" office:string-value="" calcext:value-type="error">
            <text:p>#NAME?</text:p>
          </table:table-cell>
          <table:table-cell table:style-name="ce55" table:formula="of:=ifs(AND([.G82]=&quot;domain&quot;;[.H82]=&quot;range&quot;); CONCATENATE(&quot;SELECT ?X WHERE { ?X &quot;;[.J82];&quot; Y.}&quot;);AND([.G82]=&quot;range&quot;;[.H82]=&quot;domain&quot;);CONCATENATE(&quot;SELECT ?X WHERE { Y &quot;;[.J82];&quot; ?X.}&quot;))" office:value-type="string" office:string-value="" calcext:value-type="error">
            <text:p>#NAME?</text:p>
          </table:table-cell>
          <table:table-cell table:style-name="ce55" table:formula="of:=ifs(AND([.G82]=&quot;domain&quot;;[.H82]=&quot;range&quot;); CONCATENATE(&quot;the &quot;;[.C82]; &quot; &quot;;[.E82];&quot; (&quot;;[.L82];&quot;,Y) &quot;);AND([.G82]=&quot;range&quot;;[.H82]=&quot;domain&quot;);CONCATENATE(&quot;the &quot;;[.C82]; &quot; &quot;;[.E82];&quot; (&quot;;[.K82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destination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destination</text:p>
          </table:table-cell>
          <table:table-cell table:style-name="ce5" office:value-type="string" calcext:value-type="string">
            <text:p>destination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destination</text:p>
          </table:table-cell>
          <table:table-cell table:style-name="ce5" office:value-type="string" calcext:value-type="string">
            <text:p>dbo:PublicTransitSystem</text:p>
          </table:table-cell>
          <table:table-cell table:style-name="ce5" office:value-type="string" calcext:value-type="string">
            <text:p>dbo:PopulatedPlace</text:p>
          </table:table-cell>
          <table:table-cell table:style-name="ce38" table:formula="of:=ifs(AND([.G83]=&quot;domain&quot;;[.H83]=&quot;range&quot;); CONCATENATE(&quot;What ( &quot;;[.K83];&quot;,X) is the &quot;;[.C83];&quot;/&quot;;[.D83]; &quot; &quot;;[.E83];&quot; (&quot;;[.L83];&quot;,Y)? &quot;);AND([.G83]=&quot;range&quot;;[.H83]=&quot;domain&quot;);CONCATENATE(&quot;What (&quot;;[.L83];&quot;, X) is the &quot;;[.C83];&quot;/&quot;;[.D83]; &quot; &quot;;[.E83];&quot; (&quot;;[.K83];&quot;,Y?) &quot;))" office:value-type="string" office:string-value="" calcext:value-type="error">
            <text:p>#NAME?</text:p>
          </table:table-cell>
          <table:table-cell table:style-name="ce5" table:formula="of:=ifs(AND([.G83]=&quot;domain&quot;;[.H83]=&quot;range&quot;); CONCATENATE(&quot;SELECT ?X WHERE { ?X &quot;;[.J83];&quot; Y.}&quot;);AND([.G83]=&quot;range&quot;;[.H83]=&quot;domain&quot;);CONCATENATE(&quot;SELECT ?X WHERE { Y &quot;;[.J83];&quot; ?X.}&quot;))" office:value-type="string" office:string-value="" calcext:value-type="error">
            <text:p>#NAME?</text:p>
          </table:table-cell>
          <table:table-cell table:style-name="ce55" table:formula="of:=ifs(AND([.G83]=&quot;domain&quot;;[.H83]=&quot;range&quot;); IF([.K83]=&quot;dbo:Person&quot;;CONCATENATE(&quot;Which person, Who ( &quot;;[.K83];&quot;,X) is,was the &quot;;[.C83]; &quot; &quot;;[.E83];&quot; (&quot;;[.L83];&quot;,Y)? (Y &quot;;[.J83];&quot; X)&quot;));AND([.G83]=&quot;range&quot;;[.H83]=&quot;domain&quot;);IF([.L83]=&quot;dbo:Person&quot;;CONCATENATE(&quot;Which person,Who (&quot;;[.L83];&quot;, X) is,was the &quot;;[.C83]; &quot; &quot;;[.E83];&quot; (&quot;;[.K83];&quot;,Y?) (X &quot;;[.J83];&quot; Y)&quot;)))" office:value-type="string" office:string-value="" calcext:value-type="error">
            <text:p>#NAME?</text:p>
          </table:table-cell>
          <table:table-cell table:style-name="ce55" table:formula="of:=ifs(AND([.G83]=&quot;domain&quot;;[.H83]=&quot;range&quot;); IF([.K83]=&quot;dbo:Person&quot;;CONCATENATE(&quot;SELECT ?X WHERE { ?X &quot;;[.J83];&quot; Y.}&quot;));AND([.G83]=&quot;range&quot;;[.H83]=&quot;domain&quot;); IF([.L83]=&quot;dbo:Person&quot;;CONCATENATE(&quot;SELECT ?X WHERE { Y &quot;;[.J83];&quot; ?X.}&quot;)))" office:value-type="string" office:string-value="" calcext:value-type="error">
            <text:p>#NAME?</text:p>
          </table:table-cell>
          <table:table-cell table:style-name="ce55" table:formula="of:=ifs(AND([.G83]=&quot;domain&quot;;[.H83]=&quot;range&quot;); CONCATENATE(&quot;List the ( &quot;;[.K83];&quot;,X)&quot;;[.D83]; &quot; &quot;;[.E83];&quot; (&quot;;[.L83];&quot;,Y)? &quot;);AND([.G83]=&quot;range&quot;;[.H83]=&quot;domain&quot;);CONCATENATE(&quot;List the (&quot;;[.L83];&quot;, X) &quot;;[.D83]; &quot; &quot;;[.E83];&quot; (&quot;;[.K83];&quot;,Y?) &quot;))" office:value-type="string" office:string-value="" calcext:value-type="error">
            <text:p>#NAME?</text:p>
          </table:table-cell>
          <table:table-cell table:style-name="ce55" table:formula="of:=ifs(AND([.G83]=&quot;domain&quot;;[.H83]=&quot;range&quot;); CONCATENATE(&quot;SELECT ?X WHERE { ?X &quot;;[.J83];&quot; Y.}&quot;);AND([.G83]=&quot;range&quot;;[.H83]=&quot;domain&quot;);CONCATENATE(&quot;SELECT ?X WHERE { Y &quot;;[.J83];&quot; ?X.}&quot;))" office:value-type="string" office:string-value="" calcext:value-type="error">
            <text:p>#NAME?</text:p>
          </table:table-cell>
          <table:table-cell table:style-name="ce55" table:formula="of:=ifs(AND([.G83]=&quot;domain&quot;;[.H83]=&quot;range&quot;); CONCATENATE(&quot;the &quot;;[.C83]; &quot; &quot;;[.E83];&quot; (&quot;;[.L83];&quot;,Y) &quot;);AND([.G83]=&quot;range&quot;;[.H83]=&quot;domain&quot;);CONCATENATE(&quot;the &quot;;[.C83]; &quot; &quot;;[.E83];&quot; (&quot;;[.K83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destination</text:p>
          </table:table-cell>
          <table:table-cell table:style-name="ce5" office:value-type="string" calcext:value-type="string">
            <text:p>destination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string" calcext:value-type="string">
            <text:p>dbo:destination</text:p>
          </table:table-cell>
          <table:table-cell table:style-name="ce41" office:value-type="string" calcext:value-type="string">
            <text:p>dbo:Airplane</text:p>
          </table:table-cell>
          <table:table-cell table:style-name="ce18" office:value-type="string" calcext:value-type="string">
            <text:p>dbo:PopulatedPlace</text:p>
          </table:table-cell>
          <table:table-cell table:style-name="ce38" table:formula="of:=ifs(AND([.G84]=&quot;domain&quot;;[.H84]=&quot;range&quot;); CONCATENATE(&quot;What ( &quot;;[.K84];&quot;,X) is the &quot;;[.C84];&quot;/&quot;;[.D84]; &quot; &quot;;[.E84];&quot; (&quot;;[.L84];&quot;,Y)? &quot;);AND([.G84]=&quot;range&quot;;[.H84]=&quot;domain&quot;);CONCATENATE(&quot;What (&quot;;[.L84];&quot;, X) is the &quot;;[.C84];&quot;/&quot;;[.D84]; &quot; &quot;;[.E84];&quot; (&quot;;[.K84];&quot;,Y?) &quot;))" office:value-type="string" office:string-value="" calcext:value-type="error">
            <text:p>#NAME?</text:p>
          </table:table-cell>
          <table:table-cell table:style-name="ce5" table:formula="of:=ifs(AND([.G84]=&quot;domain&quot;;[.H84]=&quot;range&quot;); CONCATENATE(&quot;SELECT ?X WHERE { ?X &quot;;[.J84];&quot; Y.}&quot;);AND([.G84]=&quot;range&quot;;[.H84]=&quot;domain&quot;);CONCATENATE(&quot;SELECT ?X WHERE { Y &quot;;[.J84];&quot; ?X.}&quot;))" office:value-type="string" office:string-value="" calcext:value-type="error">
            <text:p>#NAME?</text:p>
          </table:table-cell>
          <table:table-cell table:style-name="ce55" table:formula="of:=ifs(AND([.G84]=&quot;domain&quot;;[.H84]=&quot;range&quot;); IF([.K84]=&quot;dbo:Person&quot;;CONCATENATE(&quot;Which person, Who ( &quot;;[.K84];&quot;,X) is,was the &quot;;[.C84]; &quot; &quot;;[.E84];&quot; (&quot;;[.L84];&quot;,Y)? (Y &quot;;[.J84];&quot; X)&quot;));AND([.G84]=&quot;range&quot;;[.H84]=&quot;domain&quot;);IF([.L84]=&quot;dbo:Person&quot;;CONCATENATE(&quot;Which person,Who (&quot;;[.L84];&quot;, X) is,was the &quot;;[.C84]; &quot; &quot;;[.E84];&quot; (&quot;;[.K84];&quot;,Y?) (X &quot;;[.J84];&quot; Y)&quot;)))" office:value-type="string" office:string-value="" calcext:value-type="error">
            <text:p>#NAME?</text:p>
          </table:table-cell>
          <table:table-cell table:style-name="ce55" table:formula="of:=ifs(AND([.G84]=&quot;domain&quot;;[.H84]=&quot;range&quot;); IF([.K84]=&quot;dbo:Person&quot;;CONCATENATE(&quot;SELECT ?X WHERE { ?X &quot;;[.J84];&quot; Y.}&quot;));AND([.G84]=&quot;range&quot;;[.H84]=&quot;domain&quot;); IF([.L84]=&quot;dbo:Person&quot;;CONCATENATE(&quot;SELECT ?X WHERE { Y &quot;;[.J84];&quot; ?X.}&quot;)))" office:value-type="string" office:string-value="" calcext:value-type="error">
            <text:p>#NAME?</text:p>
          </table:table-cell>
          <table:table-cell table:style-name="ce55" table:formula="of:=ifs(AND([.G84]=&quot;domain&quot;;[.H84]=&quot;range&quot;); CONCATENATE(&quot;List the ( &quot;;[.K84];&quot;,X)&quot;;[.D84]; &quot; &quot;;[.E84];&quot; (&quot;;[.L84];&quot;,Y)? &quot;);AND([.G84]=&quot;range&quot;;[.H84]=&quot;domain&quot;);CONCATENATE(&quot;List the (&quot;;[.L84];&quot;, X) &quot;;[.D84]; &quot; &quot;;[.E84];&quot; (&quot;;[.K84];&quot;,Y?) &quot;))" office:value-type="string" office:string-value="" calcext:value-type="error">
            <text:p>#NAME?</text:p>
          </table:table-cell>
          <table:table-cell table:style-name="ce55" table:formula="of:=ifs(AND([.G84]=&quot;domain&quot;;[.H84]=&quot;range&quot;); CONCATENATE(&quot;SELECT ?X WHERE { ?X &quot;;[.J84];&quot; Y.}&quot;);AND([.G84]=&quot;range&quot;;[.H84]=&quot;domain&quot;);CONCATENATE(&quot;SELECT ?X WHERE { Y &quot;;[.J84];&quot; ?X.}&quot;))" office:value-type="string" office:string-value="" calcext:value-type="error">
            <text:p>#NAME?</text:p>
          </table:table-cell>
          <table:table-cell table:style-name="ce55" table:formula="of:=ifs(AND([.G84]=&quot;domain&quot;;[.H84]=&quot;range&quot;); CONCATENATE(&quot;the &quot;;[.C84]; &quot; &quot;;[.E84];&quot; (&quot;;[.L84];&quot;,Y) &quot;);AND([.G84]=&quot;range&quot;;[.H84]=&quot;domain&quot;);CONCATENATE(&quot;the &quot;;[.C84]; &quot; &quot;;[.E84];&quot; (&quot;;[.K84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distributor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distributor</text:p>
          </table:table-cell>
          <table:table-cell table:style-name="ce5" office:value-type="string" calcext:value-type="string">
            <text:p>distributor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distributor</text:p>
          </table:table-cell>
          <table:table-cell table:style-name="ce5" office:value-type="string" calcext:value-type="string">
            <text:p>dbo:Film</text:p>
          </table:table-cell>
          <table:table-cell table:style-name="ce5" office:value-type="string" calcext:value-type="string">
            <text:p>dbo:Organisation</text:p>
          </table:table-cell>
          <table:table-cell table:style-name="ce38" table:formula="of:=ifs(AND([.G85]=&quot;domain&quot;;[.H85]=&quot;range&quot;); CONCATENATE(&quot;What ( &quot;;[.K85];&quot;,X) is the &quot;;[.C85];&quot;/&quot;;[.D85]; &quot; &quot;;[.E85];&quot; (&quot;;[.L85];&quot;,Y)? &quot;);AND([.G85]=&quot;range&quot;;[.H85]=&quot;domain&quot;);CONCATENATE(&quot;What (&quot;;[.L85];&quot;, X) is the &quot;;[.C85];&quot;/&quot;;[.D85]; &quot; &quot;;[.E85];&quot; (&quot;;[.K85];&quot;,Y?) &quot;))" office:value-type="string" office:string-value="" calcext:value-type="error">
            <text:p>#NAME?</text:p>
          </table:table-cell>
          <table:table-cell table:style-name="ce5" table:formula="of:=ifs(AND([.G85]=&quot;domain&quot;;[.H85]=&quot;range&quot;); CONCATENATE(&quot;SELECT ?X WHERE { ?X &quot;;[.J85];&quot; Y.}&quot;);AND([.G85]=&quot;range&quot;;[.H85]=&quot;domain&quot;);CONCATENATE(&quot;SELECT ?X WHERE { Y &quot;;[.J85];&quot; ?X.}&quot;))" office:value-type="string" office:string-value="" calcext:value-type="error">
            <text:p>#NAME?</text:p>
          </table:table-cell>
          <table:table-cell table:style-name="ce55" table:formula="of:=ifs(AND([.G85]=&quot;domain&quot;;[.H85]=&quot;range&quot;); IF([.K85]=&quot;dbo:Person&quot;;CONCATENATE(&quot;Which person, Who ( &quot;;[.K85];&quot;,X) is,was the &quot;;[.C85]; &quot; &quot;;[.E85];&quot; (&quot;;[.L85];&quot;,Y)? (Y &quot;;[.J85];&quot; X)&quot;));AND([.G85]=&quot;range&quot;;[.H85]=&quot;domain&quot;);IF([.L85]=&quot;dbo:Person&quot;;CONCATENATE(&quot;Which person,Who (&quot;;[.L85];&quot;, X) is,was the &quot;;[.C85]; &quot; &quot;;[.E85];&quot; (&quot;;[.K85];&quot;,Y?) (X &quot;;[.J85];&quot; Y)&quot;)))" office:value-type="string" office:string-value="" calcext:value-type="error">
            <text:p>#NAME?</text:p>
          </table:table-cell>
          <table:table-cell table:style-name="ce55" table:formula="of:=ifs(AND([.G85]=&quot;domain&quot;;[.H85]=&quot;range&quot;); IF([.K85]=&quot;dbo:Person&quot;;CONCATENATE(&quot;SELECT ?X WHERE { ?X &quot;;[.J85];&quot; Y.}&quot;));AND([.G85]=&quot;range&quot;;[.H85]=&quot;domain&quot;); IF([.L85]=&quot;dbo:Person&quot;;CONCATENATE(&quot;SELECT ?X WHERE { Y &quot;;[.J85];&quot; ?X.}&quot;)))" office:value-type="string" office:string-value="" calcext:value-type="error">
            <text:p>#NAME?</text:p>
          </table:table-cell>
          <table:table-cell table:style-name="ce55" table:formula="of:=ifs(AND([.G85]=&quot;domain&quot;;[.H85]=&quot;range&quot;); CONCATENATE(&quot;List the ( &quot;;[.K85];&quot;,X)&quot;;[.D85]; &quot; &quot;;[.E85];&quot; (&quot;;[.L85];&quot;,Y)? &quot;);AND([.G85]=&quot;range&quot;;[.H85]=&quot;domain&quot;);CONCATENATE(&quot;List the (&quot;;[.L85];&quot;, X) &quot;;[.D85]; &quot; &quot;;[.E85];&quot; (&quot;;[.K85];&quot;,Y?) &quot;))" office:value-type="string" office:string-value="" calcext:value-type="error">
            <text:p>#NAME?</text:p>
          </table:table-cell>
          <table:table-cell table:style-name="ce55" table:formula="of:=ifs(AND([.G85]=&quot;domain&quot;;[.H85]=&quot;range&quot;); CONCATENATE(&quot;SELECT ?X WHERE { ?X &quot;;[.J85];&quot; Y.}&quot;);AND([.G85]=&quot;range&quot;;[.H85]=&quot;domain&quot;);CONCATENATE(&quot;SELECT ?X WHERE { Y &quot;;[.J85];&quot; ?X.}&quot;))" office:value-type="string" office:string-value="" calcext:value-type="error">
            <text:p>#NAME?</text:p>
          </table:table-cell>
          <table:table-cell table:style-name="ce55" table:formula="of:=ifs(AND([.G85]=&quot;domain&quot;;[.H85]=&quot;range&quot;); CONCATENATE(&quot;the &quot;;[.C85]; &quot; &quot;;[.E85];&quot; (&quot;;[.L85];&quot;,Y) &quot;);AND([.G85]=&quot;range&quot;;[.H85]=&quot;domain&quot;);CONCATENATE(&quot;the &quot;;[.C85]; &quot; &quot;;[.E85];&quot; (&quot;;[.K85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gross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gross</text:p>
          </table:table-cell>
          <table:table-cell table:style-name="ce5" office:value-type="string" calcext:value-type="string">
            <text:p>dbo:Film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86]=&quot;domain&quot;;[.H86]=&quot;range&quot;); CONCATENATE(&quot;What ( &quot;;[.K86];&quot;,X) is the &quot;;[.C86];&quot;/&quot;;[.D86]; &quot; &quot;;[.E86];&quot; (&quot;;[.L86];&quot;,Y)? &quot;);AND([.G86]=&quot;range&quot;;[.H86]=&quot;domain&quot;);CONCATENATE(&quot;What (&quot;;[.L86];&quot;, X) is the &quot;;[.C86];&quot;/&quot;;[.D86]; &quot; &quot;;[.E86];&quot; (&quot;;[.K86];&quot;,Y?) &quot;))" office:value-type="string" office:string-value="" calcext:value-type="error">
            <text:p>#NAME?</text:p>
          </table:table-cell>
          <table:table-cell table:style-name="ce5" table:formula="of:=ifs(AND([.G86]=&quot;domain&quot;;[.H86]=&quot;range&quot;); CONCATENATE(&quot;SELECT ?X WHERE { ?X &quot;;[.J86];&quot; Y.}&quot;);AND([.G86]=&quot;range&quot;;[.H86]=&quot;domain&quot;);CONCATENATE(&quot;SELECT ?X WHERE { Y &quot;;[.J86];&quot; ?X.}&quot;))" office:value-type="string" office:string-value="" calcext:value-type="error">
            <text:p>#NAME?</text:p>
          </table:table-cell>
          <table:table-cell table:style-name="ce55" table:formula="of:=ifs(AND([.G86]=&quot;domain&quot;;[.H86]=&quot;range&quot;); IF([.K86]=&quot;dbo:Person&quot;;CONCATENATE(&quot;Which person, Who ( &quot;;[.K86];&quot;,X) is,was the &quot;;[.C86]; &quot; &quot;;[.E86];&quot; (&quot;;[.L86];&quot;,Y)? (Y &quot;;[.J86];&quot; X)&quot;));AND([.G86]=&quot;range&quot;;[.H86]=&quot;domain&quot;);IF([.L86]=&quot;dbo:Person&quot;;CONCATENATE(&quot;Which person,Who (&quot;;[.L86];&quot;, X) is,was the &quot;;[.C86]; &quot; &quot;;[.E86];&quot; (&quot;;[.K86];&quot;,Y?) (X &quot;;[.J86];&quot; Y)&quot;)))" office:value-type="string" office:string-value="" calcext:value-type="error">
            <text:p>#NAME?</text:p>
          </table:table-cell>
          <table:table-cell table:style-name="ce55" table:formula="of:=ifs(AND([.G86]=&quot;domain&quot;;[.H86]=&quot;range&quot;); IF([.K86]=&quot;dbo:Person&quot;;CONCATENATE(&quot;SELECT ?X WHERE { ?X &quot;;[.J86];&quot; Y.}&quot;));AND([.G86]=&quot;range&quot;;[.H86]=&quot;domain&quot;); IF([.L86]=&quot;dbo:Person&quot;;CONCATENATE(&quot;SELECT ?X WHERE { Y &quot;;[.J86];&quot; ?X.}&quot;)))" office:value-type="string" office:string-value="" calcext:value-type="error">
            <text:p>#NAME?</text:p>
          </table:table-cell>
          <table:table-cell table:style-name="ce55" table:formula="of:=ifs(AND([.G86]=&quot;domain&quot;;[.H86]=&quot;range&quot;); CONCATENATE(&quot;List the ( &quot;;[.K86];&quot;,X)&quot;;[.D86]; &quot; &quot;;[.E86];&quot; (&quot;;[.L86];&quot;,Y)? &quot;);AND([.G86]=&quot;range&quot;;[.H86]=&quot;domain&quot;);CONCATENATE(&quot;List the (&quot;;[.L86];&quot;, X) &quot;;[.D86]; &quot; &quot;;[.E86];&quot; (&quot;;[.K86];&quot;,Y?) &quot;))" office:value-type="string" office:string-value="" calcext:value-type="error">
            <text:p>#NAME?</text:p>
          </table:table-cell>
          <table:table-cell table:style-name="ce55" table:formula="of:=ifs(AND([.G86]=&quot;domain&quot;;[.H86]=&quot;range&quot;); CONCATENATE(&quot;SELECT ?X WHERE { ?X &quot;;[.J86];&quot; Y.}&quot;);AND([.G86]=&quot;range&quot;;[.H86]=&quot;domain&quot;);CONCATENATE(&quot;SELECT ?X WHERE { Y &quot;;[.J86];&quot; ?X.}&quot;))" office:value-type="string" office:string-value="" calcext:value-type="error">
            <text:p>#NAME?</text:p>
          </table:table-cell>
          <table:table-cell table:style-name="ce55" table:formula="of:=ifs(AND([.G86]=&quot;domain&quot;;[.H86]=&quot;range&quot;); CONCATENATE(&quot;the &quot;;[.C86]; &quot; &quot;;[.E86];&quot; (&quot;;[.L86];&quot;,Y) &quot;);AND([.G86]=&quot;range&quot;;[.H86]=&quot;domain&quot;);CONCATENATE(&quot;the &quot;;[.C86]; &quot; &quot;;[.E86];&quot; (&quot;;[.K86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productionCompany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roduction company</text:p>
          </table:table-cell>
          <table:table-cell table:style-name="ce5" office:value-type="string" calcext:value-type="string">
            <text:p>production compani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roductionCompany</text:p>
          </table:table-cell>
          <table:table-cell table:style-name="ce5" office:value-type="string" calcext:value-type="string">
            <text:p>dbo:Work</text:p>
          </table:table-cell>
          <table:table-cell table:style-name="ce5" office:value-type="string" calcext:value-type="string">
            <text:p>dbo:Company</text:p>
          </table:table-cell>
          <table:table-cell table:style-name="ce38" table:formula="of:=ifs(AND([.G87]=&quot;domain&quot;;[.H87]=&quot;range&quot;); CONCATENATE(&quot;What ( &quot;;[.K87];&quot;,X) is the &quot;;[.C87];&quot;/&quot;;[.D87]; &quot; &quot;;[.E87];&quot; (&quot;;[.L87];&quot;,Y)? &quot;);AND([.G87]=&quot;range&quot;;[.H87]=&quot;domain&quot;);CONCATENATE(&quot;What (&quot;;[.L87];&quot;, X) is the &quot;;[.C87];&quot;/&quot;;[.D87]; &quot; &quot;;[.E87];&quot; (&quot;;[.K87];&quot;,Y?) &quot;))" office:value-type="string" office:string-value="" calcext:value-type="error">
            <text:p>#NAME?</text:p>
          </table:table-cell>
          <table:table-cell table:style-name="ce5" table:formula="of:=ifs(AND([.G87]=&quot;domain&quot;;[.H87]=&quot;range&quot;); CONCATENATE(&quot;SELECT ?X WHERE { ?X &quot;;[.J87];&quot; Y.}&quot;);AND([.G87]=&quot;range&quot;;[.H87]=&quot;domain&quot;);CONCATENATE(&quot;SELECT ?X WHERE { Y &quot;;[.J87];&quot; ?X.}&quot;))" office:value-type="string" office:string-value="" calcext:value-type="error">
            <text:p>#NAME?</text:p>
          </table:table-cell>
          <table:table-cell table:style-name="ce55" table:formula="of:=ifs(AND([.G87]=&quot;domain&quot;;[.H87]=&quot;range&quot;); IF([.K87]=&quot;dbo:Person&quot;;CONCATENATE(&quot;Which person, Who ( &quot;;[.K87];&quot;,X) is,was the &quot;;[.C87]; &quot; &quot;;[.E87];&quot; (&quot;;[.L87];&quot;,Y)? (Y &quot;;[.J87];&quot; X)&quot;));AND([.G87]=&quot;range&quot;;[.H87]=&quot;domain&quot;);IF([.L87]=&quot;dbo:Person&quot;;CONCATENATE(&quot;Which person,Who (&quot;;[.L87];&quot;, X) is,was the &quot;;[.C87]; &quot; &quot;;[.E87];&quot; (&quot;;[.K87];&quot;,Y?) (X &quot;;[.J87];&quot; Y)&quot;)))" office:value-type="string" office:string-value="" calcext:value-type="error">
            <text:p>#NAME?</text:p>
          </table:table-cell>
          <table:table-cell table:style-name="ce55" table:formula="of:=ifs(AND([.G87]=&quot;domain&quot;;[.H87]=&quot;range&quot;); IF([.K87]=&quot;dbo:Person&quot;;CONCATENATE(&quot;SELECT ?X WHERE { ?X &quot;;[.J87];&quot; Y.}&quot;));AND([.G87]=&quot;range&quot;;[.H87]=&quot;domain&quot;); IF([.L87]=&quot;dbo:Person&quot;;CONCATENATE(&quot;SELECT ?X WHERE { Y &quot;;[.J87];&quot; ?X.}&quot;)))" office:value-type="string" office:string-value="" calcext:value-type="error">
            <text:p>#NAME?</text:p>
          </table:table-cell>
          <table:table-cell table:style-name="ce55" table:formula="of:=ifs(AND([.G87]=&quot;domain&quot;;[.H87]=&quot;range&quot;); CONCATENATE(&quot;List the ( &quot;;[.K87];&quot;,X)&quot;;[.D87]; &quot; &quot;;[.E87];&quot; (&quot;;[.L87];&quot;,Y)? &quot;);AND([.G87]=&quot;range&quot;;[.H87]=&quot;domain&quot;);CONCATENATE(&quot;List the (&quot;;[.L87];&quot;, X) &quot;;[.D87]; &quot; &quot;;[.E87];&quot; (&quot;;[.K87];&quot;,Y?) &quot;))" office:value-type="string" office:string-value="" calcext:value-type="error">
            <text:p>#NAME?</text:p>
          </table:table-cell>
          <table:table-cell table:style-name="ce55" table:formula="of:=ifs(AND([.G87]=&quot;domain&quot;;[.H87]=&quot;range&quot;); CONCATENATE(&quot;SELECT ?X WHERE { ?X &quot;;[.J87];&quot; Y.}&quot;);AND([.G87]=&quot;range&quot;;[.H87]=&quot;domain&quot;);CONCATENATE(&quot;SELECT ?X WHERE { Y &quot;;[.J87];&quot; ?X.}&quot;))" office:value-type="string" office:string-value="" calcext:value-type="error">
            <text:p>#NAME?</text:p>
          </table:table-cell>
          <table:table-cell table:style-name="ce55" table:formula="of:=ifs(AND([.G87]=&quot;domain&quot;;[.H87]=&quot;range&quot;); CONCATENATE(&quot;the &quot;;[.C87]; &quot; &quot;;[.E87];&quot; (&quot;;[.L87];&quot;,Y) &quot;);AND([.G87]=&quot;range&quot;;[.H87]=&quot;domain&quot;);CONCATENATE(&quot;the &quot;;[.C87]; &quot; &quot;;[.E87];&quot; (&quot;;[.K87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length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length</text:p>
          </table:table-cell>
          <table:table-cell table:style-name="ce5" office:value-type="string" calcext:value-type="string">
            <text:p>dbo:River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88]=&quot;domain&quot;;[.H88]=&quot;range&quot;); CONCATENATE(&quot;What ( &quot;;[.K88];&quot;,X) is the &quot;;[.C88];&quot;/&quot;;[.D88]; &quot; &quot;;[.E88];&quot; (&quot;;[.L88];&quot;,Y)? &quot;);AND([.G88]=&quot;range&quot;;[.H88]=&quot;domain&quot;);CONCATENATE(&quot;What (&quot;;[.L88];&quot;, X) is the &quot;;[.C88];&quot;/&quot;;[.D88]; &quot; &quot;;[.E88];&quot; (&quot;;[.K88];&quot;,Y?) &quot;))" office:value-type="string" office:string-value="" calcext:value-type="error">
            <text:p>#NAME?</text:p>
          </table:table-cell>
          <table:table-cell table:style-name="ce5" table:formula="of:=ifs(AND([.G88]=&quot;domain&quot;;[.H88]=&quot;range&quot;); CONCATENATE(&quot;SELECT ?X WHERE { ?X &quot;;[.J88];&quot; Y.}&quot;);AND([.G88]=&quot;range&quot;;[.H88]=&quot;domain&quot;);CONCATENATE(&quot;SELECT ?X WHERE { Y &quot;;[.J88];&quot; ?X.}&quot;))" office:value-type="string" office:string-value="" calcext:value-type="error">
            <text:p>#NAME?</text:p>
          </table:table-cell>
          <table:table-cell table:style-name="ce55" table:formula="of:=ifs(AND([.G88]=&quot;domain&quot;;[.H88]=&quot;range&quot;); IF([.K88]=&quot;dbo:Person&quot;;CONCATENATE(&quot;Which person, Who ( &quot;;[.K88];&quot;,X) is,was the &quot;;[.C88]; &quot; &quot;;[.E88];&quot; (&quot;;[.L88];&quot;,Y)? (Y &quot;;[.J88];&quot; X)&quot;));AND([.G88]=&quot;range&quot;;[.H88]=&quot;domain&quot;);IF([.L88]=&quot;dbo:Person&quot;;CONCATENATE(&quot;Which person,Who (&quot;;[.L88];&quot;, X) is,was the &quot;;[.C88]; &quot; &quot;;[.E88];&quot; (&quot;;[.K88];&quot;,Y?) (X &quot;;[.J88];&quot; Y)&quot;)))" office:value-type="string" office:string-value="" calcext:value-type="error">
            <text:p>#NAME?</text:p>
          </table:table-cell>
          <table:table-cell table:style-name="ce55" table:formula="of:=ifs(AND([.G88]=&quot;domain&quot;;[.H88]=&quot;range&quot;); IF([.K88]=&quot;dbo:Person&quot;;CONCATENATE(&quot;SELECT ?X WHERE { ?X &quot;;[.J88];&quot; Y.}&quot;));AND([.G88]=&quot;range&quot;;[.H88]=&quot;domain&quot;); IF([.L88]=&quot;dbo:Person&quot;;CONCATENATE(&quot;SELECT ?X WHERE { Y &quot;;[.J88];&quot; ?X.}&quot;)))" office:value-type="string" office:string-value="" calcext:value-type="error">
            <text:p>#NAME?</text:p>
          </table:table-cell>
          <table:table-cell table:style-name="ce55" table:formula="of:=ifs(AND([.G88]=&quot;domain&quot;;[.H88]=&quot;range&quot;); CONCATENATE(&quot;List the ( &quot;;[.K88];&quot;,X)&quot;;[.D88]; &quot; &quot;;[.E88];&quot; (&quot;;[.L88];&quot;,Y)? &quot;);AND([.G88]=&quot;range&quot;;[.H88]=&quot;domain&quot;);CONCATENATE(&quot;List the (&quot;;[.L88];&quot;, X) &quot;;[.D88]; &quot; &quot;;[.E88];&quot; (&quot;;[.K88];&quot;,Y?) &quot;))" office:value-type="string" office:string-value="" calcext:value-type="error">
            <text:p>#NAME?</text:p>
          </table:table-cell>
          <table:table-cell table:style-name="ce55" table:formula="of:=ifs(AND([.G88]=&quot;domain&quot;;[.H88]=&quot;range&quot;); CONCATENATE(&quot;SELECT ?X WHERE { ?X &quot;;[.J88];&quot; Y.}&quot;);AND([.G88]=&quot;range&quot;;[.H88]=&quot;domain&quot;);CONCATENATE(&quot;SELECT ?X WHERE { Y &quot;;[.J88];&quot; ?X.}&quot;))" office:value-type="string" office:string-value="" calcext:value-type="error">
            <text:p>#NAME?</text:p>
          </table:table-cell>
          <table:table-cell table:style-name="ce55" table:formula="of:=ifs(AND([.G88]=&quot;domain&quot;;[.H88]=&quot;range&quot;); CONCATENATE(&quot;the &quot;;[.C88]; &quot; &quot;;[.E88];&quot; (&quot;;[.L88];&quot;,Y) &quot;);AND([.G88]=&quot;range&quot;;[.H88]=&quot;domain&quot;);CONCATENATE(&quot;the &quot;;[.C88]; &quot; &quot;;[.E88];&quot; (&quot;;[.K88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areaTotal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total area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areaTotal</text:p>
          </table:table-cell>
          <table:table-cell table:style-name="ce5" office:value-type="string" calcext:value-type="string">
            <text:p>dbo:Place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89]=&quot;domain&quot;;[.H89]=&quot;range&quot;); CONCATENATE(&quot;What ( &quot;;[.K89];&quot;,X) is the &quot;;[.C89];&quot;/&quot;;[.D89]; &quot; &quot;;[.E89];&quot; (&quot;;[.L89];&quot;,Y)? &quot;);AND([.G89]=&quot;range&quot;;[.H89]=&quot;domain&quot;);CONCATENATE(&quot;What (&quot;;[.L89];&quot;, X) is the &quot;;[.C89];&quot;/&quot;;[.D89]; &quot; &quot;;[.E89];&quot; (&quot;;[.K89];&quot;,Y?) &quot;))" office:value-type="string" office:string-value="" calcext:value-type="error">
            <text:p>#NAME?</text:p>
          </table:table-cell>
          <table:table-cell table:style-name="ce5" table:formula="of:=ifs(AND([.G89]=&quot;domain&quot;;[.H89]=&quot;range&quot;); CONCATENATE(&quot;SELECT ?X WHERE { ?X &quot;;[.J89];&quot; Y.}&quot;);AND([.G89]=&quot;range&quot;;[.H89]=&quot;domain&quot;);CONCATENATE(&quot;SELECT ?X WHERE { Y &quot;;[.J89];&quot; ?X.}&quot;))" office:value-type="string" office:string-value="" calcext:value-type="error">
            <text:p>#NAME?</text:p>
          </table:table-cell>
          <table:table-cell table:style-name="ce55" table:formula="of:=ifs(AND([.G89]=&quot;domain&quot;;[.H89]=&quot;range&quot;); IF([.K89]=&quot;dbo:Person&quot;;CONCATENATE(&quot;Which person, Who ( &quot;;[.K89];&quot;,X) is,was the &quot;;[.C89]; &quot; &quot;;[.E89];&quot; (&quot;;[.L89];&quot;,Y)? (Y &quot;;[.J89];&quot; X)&quot;));AND([.G89]=&quot;range&quot;;[.H89]=&quot;domain&quot;);IF([.L89]=&quot;dbo:Person&quot;;CONCATENATE(&quot;Which person,Who (&quot;;[.L89];&quot;, X) is,was the &quot;;[.C89]; &quot; &quot;;[.E89];&quot; (&quot;;[.K89];&quot;,Y?) (X &quot;;[.J89];&quot; Y)&quot;)))" office:value-type="string" office:string-value="" calcext:value-type="error">
            <text:p>#NAME?</text:p>
          </table:table-cell>
          <table:table-cell table:style-name="ce55" table:formula="of:=ifs(AND([.G89]=&quot;domain&quot;;[.H89]=&quot;range&quot;); IF([.K89]=&quot;dbo:Person&quot;;CONCATENATE(&quot;SELECT ?X WHERE { ?X &quot;;[.J89];&quot; Y.}&quot;));AND([.G89]=&quot;range&quot;;[.H89]=&quot;domain&quot;); IF([.L89]=&quot;dbo:Person&quot;;CONCATENATE(&quot;SELECT ?X WHERE { Y &quot;;[.J89];&quot; ?X.}&quot;)))" office:value-type="string" office:string-value="" calcext:value-type="error">
            <text:p>#NAME?</text:p>
          </table:table-cell>
          <table:table-cell table:style-name="ce55" table:formula="of:=ifs(AND([.G89]=&quot;domain&quot;;[.H89]=&quot;range&quot;); CONCATENATE(&quot;List the ( &quot;;[.K89];&quot;,X)&quot;;[.D89]; &quot; &quot;;[.E89];&quot; (&quot;;[.L89];&quot;,Y)? &quot;);AND([.G89]=&quot;range&quot;;[.H89]=&quot;domain&quot;);CONCATENATE(&quot;List the (&quot;;[.L89];&quot;, X) &quot;;[.D89]; &quot; &quot;;[.E89];&quot; (&quot;;[.K89];&quot;,Y?) &quot;))" office:value-type="string" office:string-value="" calcext:value-type="error">
            <text:p>#NAME?</text:p>
          </table:table-cell>
          <table:table-cell table:style-name="ce55" table:formula="of:=ifs(AND([.G89]=&quot;domain&quot;;[.H89]=&quot;range&quot;); CONCATENATE(&quot;SELECT ?X WHERE { ?X &quot;;[.J89];&quot; Y.}&quot;);AND([.G89]=&quot;range&quot;;[.H89]=&quot;domain&quot;);CONCATENATE(&quot;SELECT ?X WHERE { Y &quot;;[.J89];&quot; ?X.}&quot;))" office:value-type="string" office:string-value="" calcext:value-type="error">
            <text:p>#NAME?</text:p>
          </table:table-cell>
          <table:table-cell table:style-name="ce55" table:formula="of:=ifs(AND([.G89]=&quot;domain&quot;;[.H89]=&quot;range&quot;); CONCATENATE(&quot;the &quot;;[.C89]; &quot; &quot;;[.E89];&quot; (&quot;;[.L89];&quot;,Y) &quot;);AND([.G89]=&quot;range&quot;;[.H89]=&quot;domain&quot;);CONCATENATE(&quot;the &quot;;[.C89]; &quot; &quot;;[.E89];&quot; (&quot;;[.K89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governingBody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governing body</text:p>
          </table:table-cell>
          <table:table-cell table:style-name="ce5" office:value-type="string" calcext:value-type="string">
            <text:p>governing bodi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governingBody</text:p>
          </table:table-cell>
          <table:table-cell table:style-name="ce5" office:value-type="string" calcext:value-type="string">
            <text:p>dbo:Place</text:p>
          </table:table-cell>
          <table:table-cell table:style-name="ce5" office:value-type="string" calcext:value-type="string">
            <text:p>dbo:Organisation</text:p>
          </table:table-cell>
          <table:table-cell table:style-name="ce38" table:formula="of:=ifs(AND([.G90]=&quot;domain&quot;;[.H90]=&quot;range&quot;); CONCATENATE(&quot;What ( &quot;;[.K90];&quot;,X) is the &quot;;[.C90];&quot;/&quot;;[.D90]; &quot; &quot;;[.E90];&quot; (&quot;;[.L90];&quot;,Y)? &quot;);AND([.G90]=&quot;range&quot;;[.H90]=&quot;domain&quot;);CONCATENATE(&quot;What (&quot;;[.L90];&quot;, X) is the &quot;;[.C90];&quot;/&quot;;[.D90]; &quot; &quot;;[.E90];&quot; (&quot;;[.K90];&quot;,Y?) &quot;))" office:value-type="string" office:string-value="" calcext:value-type="error">
            <text:p>#NAME?</text:p>
          </table:table-cell>
          <table:table-cell table:style-name="ce5" table:formula="of:=ifs(AND([.G90]=&quot;domain&quot;;[.H90]=&quot;range&quot;); CONCATENATE(&quot;SELECT ?X WHERE { ?X &quot;;[.J90];&quot; Y.}&quot;);AND([.G90]=&quot;range&quot;;[.H90]=&quot;domain&quot;);CONCATENATE(&quot;SELECT ?X WHERE { Y &quot;;[.J90];&quot; ?X.}&quot;))" office:value-type="string" office:string-value="" calcext:value-type="error">
            <text:p>#NAME?</text:p>
          </table:table-cell>
          <table:table-cell table:style-name="ce55" table:formula="of:=ifs(AND([.G90]=&quot;domain&quot;;[.H90]=&quot;range&quot;); IF([.K90]=&quot;dbo:Person&quot;;CONCATENATE(&quot;Which person, Who ( &quot;;[.K90];&quot;,X) is,was the &quot;;[.C90]; &quot; &quot;;[.E90];&quot; (&quot;;[.L90];&quot;,Y)? (Y &quot;;[.J90];&quot; X)&quot;));AND([.G90]=&quot;range&quot;;[.H90]=&quot;domain&quot;);IF([.L90]=&quot;dbo:Person&quot;;CONCATENATE(&quot;Which person,Who (&quot;;[.L90];&quot;, X) is,was the &quot;;[.C90]; &quot; &quot;;[.E90];&quot; (&quot;;[.K90];&quot;,Y?) (X &quot;;[.J90];&quot; Y)&quot;)))" office:value-type="string" office:string-value="" calcext:value-type="error">
            <text:p>#NAME?</text:p>
          </table:table-cell>
          <table:table-cell table:style-name="ce55" table:formula="of:=ifs(AND([.G90]=&quot;domain&quot;;[.H90]=&quot;range&quot;); IF([.K90]=&quot;dbo:Person&quot;;CONCATENATE(&quot;SELECT ?X WHERE { ?X &quot;;[.J90];&quot; Y.}&quot;));AND([.G90]=&quot;range&quot;;[.H90]=&quot;domain&quot;); IF([.L90]=&quot;dbo:Person&quot;;CONCATENATE(&quot;SELECT ?X WHERE { Y &quot;;[.J90];&quot; ?X.}&quot;)))" office:value-type="string" office:string-value="" calcext:value-type="error">
            <text:p>#NAME?</text:p>
          </table:table-cell>
          <table:table-cell table:style-name="ce55" table:formula="of:=ifs(AND([.G90]=&quot;domain&quot;;[.H90]=&quot;range&quot;); CONCATENATE(&quot;List the ( &quot;;[.K90];&quot;,X)&quot;;[.D90]; &quot; &quot;;[.E90];&quot; (&quot;;[.L90];&quot;,Y)? &quot;);AND([.G90]=&quot;range&quot;;[.H90]=&quot;domain&quot;);CONCATENATE(&quot;List the (&quot;;[.L90];&quot;, X) &quot;;[.D90]; &quot; &quot;;[.E90];&quot; (&quot;;[.K90];&quot;,Y?) &quot;))" office:value-type="string" office:string-value="" calcext:value-type="error">
            <text:p>#NAME?</text:p>
          </table:table-cell>
          <table:table-cell table:style-name="ce55" table:formula="of:=ifs(AND([.G90]=&quot;domain&quot;;[.H90]=&quot;range&quot;); CONCATENATE(&quot;SELECT ?X WHERE { ?X &quot;;[.J90];&quot; Y.}&quot;);AND([.G90]=&quot;range&quot;;[.H90]=&quot;domain&quot;);CONCATENATE(&quot;SELECT ?X WHERE { Y &quot;;[.J90];&quot; ?X.}&quot;))" office:value-type="string" office:string-value="" calcext:value-type="error">
            <text:p>#NAME?</text:p>
          </table:table-cell>
          <table:table-cell table:style-name="ce55" table:formula="of:=ifs(AND([.G90]=&quot;domain&quot;;[.H90]=&quot;range&quot;); CONCATENATE(&quot;the &quot;;[.C90]; &quot; &quot;;[.E90];&quot; (&quot;;[.L90];&quot;,Y) &quot;);AND([.G90]=&quot;range&quot;;[.H90]=&quot;domain&quot;);CONCATENATE(&quot;the &quot;;[.C90]; &quot; &quot;;[.E90];&quot; (&quot;;[.K90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elevation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elevati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elevation</text:p>
          </table:table-cell>
          <table:table-cell table:style-name="ce5" office:value-type="string" calcext:value-type="string">
            <text:p>dbo:Place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91]=&quot;domain&quot;;[.H91]=&quot;range&quot;); CONCATENATE(&quot;What ( &quot;;[.K91];&quot;,X) is the &quot;;[.C91];&quot;/&quot;;[.D91]; &quot; &quot;;[.E91];&quot; (&quot;;[.L91];&quot;,Y)? &quot;);AND([.G91]=&quot;range&quot;;[.H91]=&quot;domain&quot;);CONCATENATE(&quot;What (&quot;;[.L91];&quot;, X) is the &quot;;[.C91];&quot;/&quot;;[.D91]; &quot; &quot;;[.E91];&quot; (&quot;;[.K91];&quot;,Y?) &quot;))" office:value-type="string" office:string-value="" calcext:value-type="error">
            <text:p>#NAME?</text:p>
          </table:table-cell>
          <table:table-cell table:style-name="ce5" table:formula="of:=ifs(AND([.G91]=&quot;domain&quot;;[.H91]=&quot;range&quot;); CONCATENATE(&quot;SELECT ?X WHERE { ?X &quot;;[.J91];&quot; Y.}&quot;);AND([.G91]=&quot;range&quot;;[.H91]=&quot;domain&quot;);CONCATENATE(&quot;SELECT ?X WHERE { Y &quot;;[.J91];&quot; ?X.}&quot;))" office:value-type="string" office:string-value="" calcext:value-type="error">
            <text:p>#NAME?</text:p>
          </table:table-cell>
          <table:table-cell table:style-name="ce55" table:formula="of:=ifs(AND([.G91]=&quot;domain&quot;;[.H91]=&quot;range&quot;); IF([.K91]=&quot;dbo:Person&quot;;CONCATENATE(&quot;Which person, Who ( &quot;;[.K91];&quot;,X) is,was the &quot;;[.C91]; &quot; &quot;;[.E91];&quot; (&quot;;[.L91];&quot;,Y)? (Y &quot;;[.J91];&quot; X)&quot;));AND([.G91]=&quot;range&quot;;[.H91]=&quot;domain&quot;);IF([.L91]=&quot;dbo:Person&quot;;CONCATENATE(&quot;Which person,Who (&quot;;[.L91];&quot;, X) is,was the &quot;;[.C91]; &quot; &quot;;[.E91];&quot; (&quot;;[.K91];&quot;,Y?) (X &quot;;[.J91];&quot; Y)&quot;)))" office:value-type="string" office:string-value="" calcext:value-type="error">
            <text:p>#NAME?</text:p>
          </table:table-cell>
          <table:table-cell table:style-name="ce55" table:formula="of:=ifs(AND([.G91]=&quot;domain&quot;;[.H91]=&quot;range&quot;); IF([.K91]=&quot;dbo:Person&quot;;CONCATENATE(&quot;SELECT ?X WHERE { ?X &quot;;[.J91];&quot; Y.}&quot;));AND([.G91]=&quot;range&quot;;[.H91]=&quot;domain&quot;); IF([.L91]=&quot;dbo:Person&quot;;CONCATENATE(&quot;SELECT ?X WHERE { Y &quot;;[.J91];&quot; ?X.}&quot;)))" office:value-type="string" office:string-value="" calcext:value-type="error">
            <text:p>#NAME?</text:p>
          </table:table-cell>
          <table:table-cell table:style-name="ce55" table:formula="of:=ifs(AND([.G91]=&quot;domain&quot;;[.H91]=&quot;range&quot;); CONCATENATE(&quot;List the ( &quot;;[.K91];&quot;,X)&quot;;[.D91]; &quot; &quot;;[.E91];&quot; (&quot;;[.L91];&quot;,Y)? &quot;);AND([.G91]=&quot;range&quot;;[.H91]=&quot;domain&quot;);CONCATENATE(&quot;List the (&quot;;[.L91];&quot;, X) &quot;;[.D91]; &quot; &quot;;[.E91];&quot; (&quot;;[.K91];&quot;,Y?) &quot;))" office:value-type="string" office:string-value="" calcext:value-type="error">
            <text:p>#NAME?</text:p>
          </table:table-cell>
          <table:table-cell table:style-name="ce55" table:formula="of:=ifs(AND([.G91]=&quot;domain&quot;;[.H91]=&quot;range&quot;); CONCATENATE(&quot;SELECT ?X WHERE { ?X &quot;;[.J91];&quot; Y.}&quot;);AND([.G91]=&quot;range&quot;;[.H91]=&quot;domain&quot;);CONCATENATE(&quot;SELECT ?X WHERE { Y &quot;;[.J91];&quot; ?X.}&quot;))" office:value-type="string" office:string-value="" calcext:value-type="error">
            <text:p>#NAME?</text:p>
          </table:table-cell>
          <table:table-cell table:style-name="ce55" table:formula="of:=ifs(AND([.G91]=&quot;domain&quot;;[.H91]=&quot;range&quot;); CONCATENATE(&quot;the &quot;;[.C91]; &quot; &quot;;[.E91];&quot; (&quot;;[.L91];&quot;,Y) &quot;);AND([.G91]=&quot;range&quot;;[.H91]=&quot;domain&quot;);CONCATENATE(&quot;the &quot;;[.C91]; &quot; &quot;;[.E91];&quot; (&quot;;[.K91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populationMetro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opulation metro</text:p>
          </table:table-cell>
          <table:table-cell table:style-name="ce5" office:value-type="string" calcext:value-type="string">
            <text:p>population metro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opulationMetro</text:p>
          </table:table-cell>
          <table:table-cell table:style-name="ce5" office:value-type="string" calcext:value-type="string">
            <text:p>dbo:PopulatedPlace</text:p>
          </table:table-cell>
          <table:table-cell table:style-name="ce5" office:value-type="string" calcext:value-type="string">
            <text:p>xsd:nonNegativeInteger</text:p>
          </table:table-cell>
          <table:table-cell table:style-name="ce38" table:formula="of:=ifs(AND([.G92]=&quot;domain&quot;;[.H92]=&quot;range&quot;); CONCATENATE(&quot;What ( &quot;;[.K92];&quot;,X) is the &quot;;[.C92];&quot;/&quot;;[.D92]; &quot; &quot;;[.E92];&quot; (&quot;;[.L92];&quot;,Y)? &quot;);AND([.G92]=&quot;range&quot;;[.H92]=&quot;domain&quot;);CONCATENATE(&quot;What (&quot;;[.L92];&quot;, X) is the &quot;;[.C92];&quot;/&quot;;[.D92]; &quot; &quot;;[.E92];&quot; (&quot;;[.K92];&quot;,Y?) &quot;))" office:value-type="string" office:string-value="" calcext:value-type="error">
            <text:p>#NAME?</text:p>
          </table:table-cell>
          <table:table-cell table:style-name="ce5" table:formula="of:=ifs(AND([.G92]=&quot;domain&quot;;[.H92]=&quot;range&quot;); CONCATENATE(&quot;SELECT ?X WHERE { ?X &quot;;[.J92];&quot; Y.}&quot;);AND([.G92]=&quot;range&quot;;[.H92]=&quot;domain&quot;);CONCATENATE(&quot;SELECT ?X WHERE { Y &quot;;[.J92];&quot; ?X.}&quot;))" office:value-type="string" office:string-value="" calcext:value-type="error">
            <text:p>#NAME?</text:p>
          </table:table-cell>
          <table:table-cell table:style-name="ce55" table:formula="of:=ifs(AND([.G92]=&quot;domain&quot;;[.H92]=&quot;range&quot;); IF([.K92]=&quot;dbo:Person&quot;;CONCATENATE(&quot;Which person, Who ( &quot;;[.K92];&quot;,X) is,was the &quot;;[.C92]; &quot; &quot;;[.E92];&quot; (&quot;;[.L92];&quot;,Y)? (Y &quot;;[.J92];&quot; X)&quot;));AND([.G92]=&quot;range&quot;;[.H92]=&quot;domain&quot;);IF([.L92]=&quot;dbo:Person&quot;;CONCATENATE(&quot;Which person,Who (&quot;;[.L92];&quot;, X) is,was the &quot;;[.C92]; &quot; &quot;;[.E92];&quot; (&quot;;[.K92];&quot;,Y?) (X &quot;;[.J92];&quot; Y)&quot;)))" office:value-type="string" office:string-value="" calcext:value-type="error">
            <text:p>#NAME?</text:p>
          </table:table-cell>
          <table:table-cell table:style-name="ce55" table:formula="of:=ifs(AND([.G92]=&quot;domain&quot;;[.H92]=&quot;range&quot;); IF([.K92]=&quot;dbo:Person&quot;;CONCATENATE(&quot;SELECT ?X WHERE { ?X &quot;;[.J92];&quot; Y.}&quot;));AND([.G92]=&quot;range&quot;;[.H92]=&quot;domain&quot;); IF([.L92]=&quot;dbo:Person&quot;;CONCATENATE(&quot;SELECT ?X WHERE { Y &quot;;[.J92];&quot; ?X.}&quot;)))" office:value-type="string" office:string-value="" calcext:value-type="error">
            <text:p>#NAME?</text:p>
          </table:table-cell>
          <table:table-cell table:style-name="ce55" table:formula="of:=ifs(AND([.G92]=&quot;domain&quot;;[.H92]=&quot;range&quot;); CONCATENATE(&quot;List the ( &quot;;[.K92];&quot;,X)&quot;;[.D92]; &quot; &quot;;[.E92];&quot; (&quot;;[.L92];&quot;,Y)? &quot;);AND([.G92]=&quot;range&quot;;[.H92]=&quot;domain&quot;);CONCATENATE(&quot;List the (&quot;;[.L92];&quot;, X) &quot;;[.D92]; &quot; &quot;;[.E92];&quot; (&quot;;[.K92];&quot;,Y?) &quot;))" office:value-type="string" office:string-value="" calcext:value-type="error">
            <text:p>#NAME?</text:p>
          </table:table-cell>
          <table:table-cell table:style-name="ce55" table:formula="of:=ifs(AND([.G92]=&quot;domain&quot;;[.H92]=&quot;range&quot;); CONCATENATE(&quot;SELECT ?X WHERE { ?X &quot;;[.J92];&quot; Y.}&quot;);AND([.G92]=&quot;range&quot;;[.H92]=&quot;domain&quot;);CONCATENATE(&quot;SELECT ?X WHERE { Y &quot;;[.J92];&quot; ?X.}&quot;))" office:value-type="string" office:string-value="" calcext:value-type="error">
            <text:p>#NAME?</text:p>
          </table:table-cell>
          <table:table-cell table:style-name="ce55" table:formula="of:=ifs(AND([.G92]=&quot;domain&quot;;[.H92]=&quot;range&quot;); CONCATENATE(&quot;the &quot;;[.C92]; &quot; &quot;;[.E92];&quot; (&quot;;[.L92];&quot;,Y) &quot;);AND([.G92]=&quot;range&quot;;[.H92]=&quot;domain&quot;);CONCATENATE(&quot;the &quot;;[.C92]; &quot; &quot;;[.E92];&quot; (&quot;;[.K92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areaUrban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urban area</text:p>
          </table:table-cell>
          <table:table-cell table:style-name="ce5" office:value-type="string" calcext:value-type="string">
            <text:p>urban area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areaUrban</text:p>
          </table:table-cell>
          <table:table-cell table:style-name="ce5" office:value-type="string" calcext:value-type="string">
            <text:p>dbo:PopulatedPlace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93]=&quot;domain&quot;;[.H93]=&quot;range&quot;); CONCATENATE(&quot;What ( &quot;;[.K93];&quot;,X) is the &quot;;[.C93];&quot;/&quot;;[.D93]; &quot; &quot;;[.E93];&quot; (&quot;;[.L93];&quot;,Y)? &quot;);AND([.G93]=&quot;range&quot;;[.H93]=&quot;domain&quot;);CONCATENATE(&quot;What (&quot;;[.L93];&quot;, X) is the &quot;;[.C93];&quot;/&quot;;[.D93]; &quot; &quot;;[.E93];&quot; (&quot;;[.K93];&quot;,Y?) &quot;))" office:value-type="string" office:string-value="" calcext:value-type="error">
            <text:p>#NAME?</text:p>
          </table:table-cell>
          <table:table-cell table:style-name="ce5" table:formula="of:=ifs(AND([.G93]=&quot;domain&quot;;[.H93]=&quot;range&quot;); CONCATENATE(&quot;SELECT ?X WHERE { ?X &quot;;[.J93];&quot; Y.}&quot;);AND([.G93]=&quot;range&quot;;[.H93]=&quot;domain&quot;);CONCATENATE(&quot;SELECT ?X WHERE { Y &quot;;[.J93];&quot; ?X.}&quot;))" office:value-type="string" office:string-value="" calcext:value-type="error">
            <text:p>#NAME?</text:p>
          </table:table-cell>
          <table:table-cell table:style-name="ce55" table:formula="of:=ifs(AND([.G93]=&quot;domain&quot;;[.H93]=&quot;range&quot;); IF([.K93]=&quot;dbo:Person&quot;;CONCATENATE(&quot;Which person, Who ( &quot;;[.K93];&quot;,X) is,was the &quot;;[.C93]; &quot; &quot;;[.E93];&quot; (&quot;;[.L93];&quot;,Y)? (Y &quot;;[.J93];&quot; X)&quot;));AND([.G93]=&quot;range&quot;;[.H93]=&quot;domain&quot;);IF([.L93]=&quot;dbo:Person&quot;;CONCATENATE(&quot;Which person,Who (&quot;;[.L93];&quot;, X) is,was the &quot;;[.C93]; &quot; &quot;;[.E93];&quot; (&quot;;[.K93];&quot;,Y?) (X &quot;;[.J93];&quot; Y)&quot;)))" office:value-type="string" office:string-value="" calcext:value-type="error">
            <text:p>#NAME?</text:p>
          </table:table-cell>
          <table:table-cell table:style-name="ce55" table:formula="of:=ifs(AND([.G93]=&quot;domain&quot;;[.H93]=&quot;range&quot;); IF([.K93]=&quot;dbo:Person&quot;;CONCATENATE(&quot;SELECT ?X WHERE { ?X &quot;;[.J93];&quot; Y.}&quot;));AND([.G93]=&quot;range&quot;;[.H93]=&quot;domain&quot;); IF([.L93]=&quot;dbo:Person&quot;;CONCATENATE(&quot;SELECT ?X WHERE { Y &quot;;[.J93];&quot; ?X.}&quot;)))" office:value-type="string" office:string-value="" calcext:value-type="error">
            <text:p>#NAME?</text:p>
          </table:table-cell>
          <table:table-cell table:style-name="ce55" table:formula="of:=ifs(AND([.G93]=&quot;domain&quot;;[.H93]=&quot;range&quot;); CONCATENATE(&quot;List the ( &quot;;[.K93];&quot;,X)&quot;;[.D93]; &quot; &quot;;[.E93];&quot; (&quot;;[.L93];&quot;,Y)? &quot;);AND([.G93]=&quot;range&quot;;[.H93]=&quot;domain&quot;);CONCATENATE(&quot;List the (&quot;;[.L93];&quot;, X) &quot;;[.D93]; &quot; &quot;;[.E93];&quot; (&quot;;[.K93];&quot;,Y?) &quot;))" office:value-type="string" office:string-value="" calcext:value-type="error">
            <text:p>#NAME?</text:p>
          </table:table-cell>
          <table:table-cell table:style-name="ce55" table:formula="of:=ifs(AND([.G93]=&quot;domain&quot;;[.H93]=&quot;range&quot;); CONCATENATE(&quot;SELECT ?X WHERE { ?X &quot;;[.J93];&quot; Y.}&quot;);AND([.G93]=&quot;range&quot;;[.H93]=&quot;domain&quot;);CONCATENATE(&quot;SELECT ?X WHERE { Y &quot;;[.J93];&quot; ?X.}&quot;))" office:value-type="string" office:string-value="" calcext:value-type="error">
            <text:p>#NAME?</text:p>
          </table:table-cell>
          <table:table-cell table:style-name="ce55" table:formula="of:=ifs(AND([.G93]=&quot;domain&quot;;[.H93]=&quot;range&quot;); CONCATENATE(&quot;the &quot;;[.C93]; &quot; &quot;;[.E93];&quot; (&quot;;[.L93];&quot;,Y) &quot;);AND([.G93]=&quot;range&quot;;[.H93]=&quot;domain&quot;);CONCATENATE(&quot;the &quot;;[.C93]; &quot; &quot;;[.E93];&quot; (&quot;;[.K93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populationDensity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opulation density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opulationDensity</text:p>
          </table:table-cell>
          <table:table-cell table:style-name="ce5" office:value-type="string" calcext:value-type="string">
            <text:p>dbo:PopulatedPlace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94]=&quot;domain&quot;;[.H94]=&quot;range&quot;); CONCATENATE(&quot;What ( &quot;;[.K94];&quot;,X) is the &quot;;[.C94];&quot;/&quot;;[.D94]; &quot; &quot;;[.E94];&quot; (&quot;;[.L94];&quot;,Y)? &quot;);AND([.G94]=&quot;range&quot;;[.H94]=&quot;domain&quot;);CONCATENATE(&quot;What (&quot;;[.L94];&quot;, X) is the &quot;;[.C94];&quot;/&quot;;[.D94]; &quot; &quot;;[.E94];&quot; (&quot;;[.K94];&quot;,Y?) &quot;))" office:value-type="string" office:string-value="" calcext:value-type="error">
            <text:p>#NAME?</text:p>
          </table:table-cell>
          <table:table-cell table:style-name="ce5" table:formula="of:=ifs(AND([.G94]=&quot;domain&quot;;[.H94]=&quot;range&quot;); CONCATENATE(&quot;SELECT ?X WHERE { ?X &quot;;[.J94];&quot; Y.}&quot;);AND([.G94]=&quot;range&quot;;[.H94]=&quot;domain&quot;);CONCATENATE(&quot;SELECT ?X WHERE { Y &quot;;[.J94];&quot; ?X.}&quot;))" office:value-type="string" office:string-value="" calcext:value-type="error">
            <text:p>#NAME?</text:p>
          </table:table-cell>
          <table:table-cell table:style-name="ce55" table:formula="of:=ifs(AND([.G94]=&quot;domain&quot;;[.H94]=&quot;range&quot;); IF([.K94]=&quot;dbo:Person&quot;;CONCATENATE(&quot;Which person, Who ( &quot;;[.K94];&quot;,X) is,was the &quot;;[.C94]; &quot; &quot;;[.E94];&quot; (&quot;;[.L94];&quot;,Y)? (Y &quot;;[.J94];&quot; X)&quot;));AND([.G94]=&quot;range&quot;;[.H94]=&quot;domain&quot;);IF([.L94]=&quot;dbo:Person&quot;;CONCATENATE(&quot;Which person,Who (&quot;;[.L94];&quot;, X) is,was the &quot;;[.C94]; &quot; &quot;;[.E94];&quot; (&quot;;[.K94];&quot;,Y?) (X &quot;;[.J94];&quot; Y)&quot;)))" office:value-type="string" office:string-value="" calcext:value-type="error">
            <text:p>#NAME?</text:p>
          </table:table-cell>
          <table:table-cell table:style-name="ce55" table:formula="of:=ifs(AND([.G94]=&quot;domain&quot;;[.H94]=&quot;range&quot;); IF([.K94]=&quot;dbo:Person&quot;;CONCATENATE(&quot;SELECT ?X WHERE { ?X &quot;;[.J94];&quot; Y.}&quot;));AND([.G94]=&quot;range&quot;;[.H94]=&quot;domain&quot;); IF([.L94]=&quot;dbo:Person&quot;;CONCATENATE(&quot;SELECT ?X WHERE { Y &quot;;[.J94];&quot; ?X.}&quot;)))" office:value-type="string" office:string-value="" calcext:value-type="error">
            <text:p>#NAME?</text:p>
          </table:table-cell>
          <table:table-cell table:style-name="ce55" table:formula="of:=ifs(AND([.G94]=&quot;domain&quot;;[.H94]=&quot;range&quot;); CONCATENATE(&quot;List the ( &quot;;[.K94];&quot;,X)&quot;;[.D94]; &quot; &quot;;[.E94];&quot; (&quot;;[.L94];&quot;,Y)? &quot;);AND([.G94]=&quot;range&quot;;[.H94]=&quot;domain&quot;);CONCATENATE(&quot;List the (&quot;;[.L94];&quot;, X) &quot;;[.D94]; &quot; &quot;;[.E94];&quot; (&quot;;[.K94];&quot;,Y?) &quot;))" office:value-type="string" office:string-value="" calcext:value-type="error">
            <text:p>#NAME?</text:p>
          </table:table-cell>
          <table:table-cell table:style-name="ce55" table:formula="of:=ifs(AND([.G94]=&quot;domain&quot;;[.H94]=&quot;range&quot;); CONCATENATE(&quot;SELECT ?X WHERE { ?X &quot;;[.J94];&quot; Y.}&quot;);AND([.G94]=&quot;range&quot;;[.H94]=&quot;domain&quot;);CONCATENATE(&quot;SELECT ?X WHERE { Y &quot;;[.J94];&quot; ?X.}&quot;))" office:value-type="string" office:string-value="" calcext:value-type="error">
            <text:p>#NAME?</text:p>
          </table:table-cell>
          <table:table-cell table:style-name="ce55" table:formula="of:=ifs(AND([.G94]=&quot;domain&quot;;[.H94]=&quot;range&quot;); CONCATENATE(&quot;the &quot;;[.C94]; &quot; &quot;;[.E94];&quot; (&quot;;[.L94];&quot;,Y) &quot;);AND([.G94]=&quot;range&quot;;[.H94]=&quot;domain&quot;);CONCATENATE(&quot;the &quot;;[.C94]; &quot; &quot;;[.E94];&quot; (&quot;;[.K94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populationTotalRanking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total population rankin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opulationTotalRanking</text:p>
          </table:table-cell>
          <table:table-cell table:style-name="ce5" office:value-type="string" calcext:value-type="string">
            <text:p>dbo:PopulatedPlace</text:p>
          </table:table-cell>
          <table:table-cell table:style-name="ce5" office:value-type="string" calcext:value-type="string">
            <text:p>xsd:positiveInteger</text:p>
          </table:table-cell>
          <table:table-cell table:style-name="ce38" table:formula="of:=ifs(AND([.G95]=&quot;domain&quot;;[.H95]=&quot;range&quot;); CONCATENATE(&quot;What ( &quot;;[.K95];&quot;,X) is the &quot;;[.C95];&quot;/&quot;;[.D95]; &quot; &quot;;[.E95];&quot; (&quot;;[.L95];&quot;,Y)? &quot;);AND([.G95]=&quot;range&quot;;[.H95]=&quot;domain&quot;);CONCATENATE(&quot;What (&quot;;[.L95];&quot;, X) is the &quot;;[.C95];&quot;/&quot;;[.D95]; &quot; &quot;;[.E95];&quot; (&quot;;[.K95];&quot;,Y?) &quot;))" office:value-type="string" office:string-value="" calcext:value-type="error">
            <text:p>#NAME?</text:p>
          </table:table-cell>
          <table:table-cell table:style-name="ce5" table:formula="of:=ifs(AND([.G95]=&quot;domain&quot;;[.H95]=&quot;range&quot;); CONCATENATE(&quot;SELECT ?X WHERE { ?X &quot;;[.J95];&quot; Y.}&quot;);AND([.G95]=&quot;range&quot;;[.H95]=&quot;domain&quot;);CONCATENATE(&quot;SELECT ?X WHERE { Y &quot;;[.J95];&quot; ?X.}&quot;))" office:value-type="string" office:string-value="" calcext:value-type="error">
            <text:p>#NAME?</text:p>
          </table:table-cell>
          <table:table-cell table:style-name="ce55" table:formula="of:=ifs(AND([.G95]=&quot;domain&quot;;[.H95]=&quot;range&quot;); IF([.K95]=&quot;dbo:Person&quot;;CONCATENATE(&quot;Which person, Who ( &quot;;[.K95];&quot;,X) is,was the &quot;;[.C95]; &quot; &quot;;[.E95];&quot; (&quot;;[.L95];&quot;,Y)? (Y &quot;;[.J95];&quot; X)&quot;));AND([.G95]=&quot;range&quot;;[.H95]=&quot;domain&quot;);IF([.L95]=&quot;dbo:Person&quot;;CONCATENATE(&quot;Which person,Who (&quot;;[.L95];&quot;, X) is,was the &quot;;[.C95]; &quot; &quot;;[.E95];&quot; (&quot;;[.K95];&quot;,Y?) (X &quot;;[.J95];&quot; Y)&quot;)))" office:value-type="string" office:string-value="" calcext:value-type="error">
            <text:p>#NAME?</text:p>
          </table:table-cell>
          <table:table-cell table:style-name="ce55" table:formula="of:=ifs(AND([.G95]=&quot;domain&quot;;[.H95]=&quot;range&quot;); IF([.K95]=&quot;dbo:Person&quot;;CONCATENATE(&quot;SELECT ?X WHERE { ?X &quot;;[.J95];&quot; Y.}&quot;));AND([.G95]=&quot;range&quot;;[.H95]=&quot;domain&quot;); IF([.L95]=&quot;dbo:Person&quot;;CONCATENATE(&quot;SELECT ?X WHERE { Y &quot;;[.J95];&quot; ?X.}&quot;)))" office:value-type="string" office:string-value="" calcext:value-type="error">
            <text:p>#NAME?</text:p>
          </table:table-cell>
          <table:table-cell table:style-name="ce55" table:formula="of:=ifs(AND([.G95]=&quot;domain&quot;;[.H95]=&quot;range&quot;); CONCATENATE(&quot;List the ( &quot;;[.K95];&quot;,X)&quot;;[.D95]; &quot; &quot;;[.E95];&quot; (&quot;;[.L95];&quot;,Y)? &quot;);AND([.G95]=&quot;range&quot;;[.H95]=&quot;domain&quot;);CONCATENATE(&quot;List the (&quot;;[.L95];&quot;, X) &quot;;[.D95]; &quot; &quot;;[.E95];&quot; (&quot;;[.K95];&quot;,Y?) &quot;))" office:value-type="string" office:string-value="" calcext:value-type="error">
            <text:p>#NAME?</text:p>
          </table:table-cell>
          <table:table-cell table:style-name="ce55" table:formula="of:=ifs(AND([.G95]=&quot;domain&quot;;[.H95]=&quot;range&quot;); CONCATENATE(&quot;SELECT ?X WHERE { ?X &quot;;[.J95];&quot; Y.}&quot;);AND([.G95]=&quot;range&quot;;[.H95]=&quot;domain&quot;);CONCATENATE(&quot;SELECT ?X WHERE { Y &quot;;[.J95];&quot; ?X.}&quot;))" office:value-type="string" office:string-value="" calcext:value-type="error">
            <text:p>#NAME?</text:p>
          </table:table-cell>
          <table:table-cell table:style-name="ce55" table:formula="of:=ifs(AND([.G95]=&quot;domain&quot;;[.H95]=&quot;range&quot;); CONCATENATE(&quot;the &quot;;[.C95]; &quot; &quot;;[.E95];&quot; (&quot;;[.L95];&quot;,Y) &quot;);AND([.G95]=&quot;range&quot;;[.H95]=&quot;domain&quot;);CONCATENATE(&quot;the &quot;;[.C95]; &quot; &quot;;[.E95];&quot; (&quot;;[.K95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7" office:value-type="string" calcext:value-type="string">
            <text:p>soundRecording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ound recording</text:p>
          </table:table-cell>
          <table:table-cell table:style-name="ce7" office:value-type="string" calcext:value-type="string">
            <text:p>sound recording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oundRecording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Sound</text:p>
          </table:table-cell>
          <table:table-cell table:style-name="ce38" table:formula="of:=ifs(AND([.G96]=&quot;domain&quot;;[.H96]=&quot;range&quot;); CONCATENATE(&quot;What ( &quot;;[.K96];&quot;,X) is the &quot;;[.C96];&quot;/&quot;;[.D96]; &quot; &quot;;[.E96];&quot; (&quot;;[.L96];&quot;,Y)? &quot;);AND([.G96]=&quot;range&quot;;[.H96]=&quot;domain&quot;);CONCATENATE(&quot;What (&quot;;[.L96];&quot;, X) is the &quot;;[.C96];&quot;/&quot;;[.D96]; &quot; &quot;;[.E96];&quot; (&quot;;[.K96];&quot;,Y?) &quot;))" office:value-type="string" office:string-value="" calcext:value-type="error">
            <text:p>#NAME?</text:p>
          </table:table-cell>
          <table:table-cell table:style-name="ce5" table:formula="of:=ifs(AND([.G96]=&quot;domain&quot;;[.H96]=&quot;range&quot;); CONCATENATE(&quot;SELECT ?X WHERE { ?X &quot;;[.J96];&quot; Y.}&quot;);AND([.G96]=&quot;range&quot;;[.H96]=&quot;domain&quot;);CONCATENATE(&quot;SELECT ?X WHERE { Y &quot;;[.J96];&quot; ?X.}&quot;))" office:value-type="string" office:string-value="" calcext:value-type="error">
            <text:p>#NAME?</text:p>
          </table:table-cell>
          <table:table-cell table:style-name="ce55" table:formula="of:=ifs(AND([.G96]=&quot;domain&quot;;[.H96]=&quot;range&quot;); IF([.K96]=&quot;dbo:Person&quot;;CONCATENATE(&quot;Which person, Who ( &quot;;[.K96];&quot;,X) is,was the &quot;;[.C96]; &quot; &quot;;[.E96];&quot; (&quot;;[.L96];&quot;,Y)? (Y &quot;;[.J96];&quot; X)&quot;));AND([.G96]=&quot;range&quot;;[.H96]=&quot;domain&quot;);IF([.L96]=&quot;dbo:Person&quot;;CONCATENATE(&quot;Which person,Who (&quot;;[.L96];&quot;, X) is,was the &quot;;[.C96]; &quot; &quot;;[.E96];&quot; (&quot;;[.K96];&quot;,Y?) (X &quot;;[.J96];&quot; Y)&quot;)))" office:value-type="string" office:string-value="" calcext:value-type="error">
            <text:p>#NAME?</text:p>
          </table:table-cell>
          <table:table-cell table:style-name="ce55" table:formula="of:=ifs(AND([.G96]=&quot;domain&quot;;[.H96]=&quot;range&quot;); IF([.K96]=&quot;dbo:Person&quot;;CONCATENATE(&quot;SELECT ?X WHERE { ?X &quot;;[.J96];&quot; Y.}&quot;));AND([.G96]=&quot;range&quot;;[.H96]=&quot;domain&quot;); IF([.L96]=&quot;dbo:Person&quot;;CONCATENATE(&quot;SELECT ?X WHERE { Y &quot;;[.J96];&quot; ?X.}&quot;)))" office:value-type="string" office:string-value="" calcext:value-type="error">
            <text:p>#NAME?</text:p>
          </table:table-cell>
          <table:table-cell table:style-name="ce55" table:formula="of:=ifs(AND([.G96]=&quot;domain&quot;;[.H96]=&quot;range&quot;); CONCATENATE(&quot;List the ( &quot;;[.K96];&quot;,X)&quot;;[.D96]; &quot; &quot;;[.E96];&quot; (&quot;;[.L96];&quot;,Y)? &quot;);AND([.G96]=&quot;range&quot;;[.H96]=&quot;domain&quot;);CONCATENATE(&quot;List the (&quot;;[.L96];&quot;, X) &quot;;[.D96]; &quot; &quot;;[.E96];&quot; (&quot;;[.K96];&quot;,Y?) &quot;))" office:value-type="string" office:string-value="" calcext:value-type="error">
            <text:p>#NAME?</text:p>
          </table:table-cell>
          <table:table-cell table:style-name="ce55" table:formula="of:=ifs(AND([.G96]=&quot;domain&quot;;[.H96]=&quot;range&quot;); CONCATENATE(&quot;SELECT ?X WHERE { ?X &quot;;[.J96];&quot; Y.}&quot;);AND([.G96]=&quot;range&quot;;[.H96]=&quot;domain&quot;);CONCATENATE(&quot;SELECT ?X WHERE { Y &quot;;[.J96];&quot; ?X.}&quot;))" office:value-type="string" office:string-value="" calcext:value-type="error">
            <text:p>#NAME?</text:p>
          </table:table-cell>
          <table:table-cell table:style-name="ce55" table:formula="of:=ifs(AND([.G96]=&quot;domain&quot;;[.H96]=&quot;range&quot;); CONCATENATE(&quot;the &quot;;[.C96]; &quot; &quot;;[.E96];&quot; (&quot;;[.L96];&quot;,Y) &quot;);AND([.G96]=&quot;range&quot;;[.H96]=&quot;domain&quot;);CONCATENATE(&quot;the &quot;;[.C96]; &quot; &quot;;[.E96];&quot; (&quot;;[.K96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originalNa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riginal nam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7" office:value-type="string" calcext:value-type="string">
            <text:p>dbo:originalName </text:p>
          </table:table-cell>
          <table:table-cell table:style-name="ce18" office:value-type="string" calcext:value-type="string">
            <text:p>dbo:Person</text:p>
          </table:table-cell>
          <table:table-cell table:style-name="ce43" office:value-type="string" calcext:value-type="string">
            <text:p><text:a xlink:href="http://www.w3.org/2001/XMLSchema#string" xlink:type="simple">http://www.w3.org/2001/XMLSchema#string</text:a></text:p>
          </table:table-cell>
          <table:table-cell table:style-name="ce38" table:formula="of:=ifs(AND([.G97]=&quot;domain&quot;;[.H97]=&quot;range&quot;); CONCATENATE(&quot;What ( &quot;;[.K97];&quot;,X) is the &quot;;[.C97];&quot;/&quot;;[.D97]; &quot; &quot;;[.E97];&quot; (&quot;;[.L97];&quot;,Y)? &quot;);AND([.G97]=&quot;range&quot;;[.H97]=&quot;domain&quot;);CONCATENATE(&quot;What (&quot;;[.L97];&quot;, X) is the &quot;;[.C97];&quot;/&quot;;[.D97]; &quot; &quot;;[.E97];&quot; (&quot;;[.K97];&quot;,Y?) &quot;))" office:value-type="string" office:string-value="" calcext:value-type="error">
            <text:p>#NAME?</text:p>
          </table:table-cell>
          <table:table-cell table:style-name="ce5" table:formula="of:=ifs(AND([.G97]=&quot;domain&quot;;[.H97]=&quot;range&quot;); CONCATENATE(&quot;SELECT ?X WHERE { ?X &quot;;[.J97];&quot; Y.}&quot;);AND([.G97]=&quot;range&quot;;[.H97]=&quot;domain&quot;);CONCATENATE(&quot;SELECT ?X WHERE { Y &quot;;[.J97];&quot; ?X.}&quot;))" office:value-type="string" office:string-value="" calcext:value-type="error">
            <text:p>#NAME?</text:p>
          </table:table-cell>
          <table:table-cell table:style-name="ce55" table:formula="of:=ifs(AND([.G97]=&quot;domain&quot;;[.H97]=&quot;range&quot;); IF([.K97]=&quot;dbo:Person&quot;;CONCATENATE(&quot;Which person, Who ( &quot;;[.K97];&quot;,X) is,was the &quot;;[.C97]; &quot; &quot;;[.E97];&quot; (&quot;;[.L97];&quot;,Y)? (Y &quot;;[.J97];&quot; X)&quot;));AND([.G97]=&quot;range&quot;;[.H97]=&quot;domain&quot;);IF([.L97]=&quot;dbo:Person&quot;;CONCATENATE(&quot;Which person,Who (&quot;;[.L97];&quot;, X) is,was the &quot;;[.C97]; &quot; &quot;;[.E97];&quot; (&quot;;[.K97];&quot;,Y?) (X &quot;;[.J97];&quot; Y)&quot;)))" office:value-type="string" office:string-value="" calcext:value-type="error">
            <text:p>#NAME?</text:p>
          </table:table-cell>
          <table:table-cell table:style-name="ce55" table:formula="of:=ifs(AND([.G97]=&quot;domain&quot;;[.H97]=&quot;range&quot;); IF([.K97]=&quot;dbo:Person&quot;;CONCATENATE(&quot;SELECT ?X WHERE { ?X &quot;;[.J97];&quot; Y.}&quot;));AND([.G97]=&quot;range&quot;;[.H97]=&quot;domain&quot;); IF([.L97]=&quot;dbo:Person&quot;;CONCATENATE(&quot;SELECT ?X WHERE { Y &quot;;[.J97];&quot; ?X.}&quot;)))" office:value-type="string" office:string-value="" calcext:value-type="error">
            <text:p>#NAME?</text:p>
          </table:table-cell>
          <table:table-cell table:style-name="ce55" table:formula="of:=ifs(AND([.G97]=&quot;domain&quot;;[.H97]=&quot;range&quot;); CONCATENATE(&quot;List the ( &quot;;[.K97];&quot;,X)&quot;;[.D97]; &quot; &quot;;[.E97];&quot; (&quot;;[.L97];&quot;,Y)? &quot;);AND([.G97]=&quot;range&quot;;[.H97]=&quot;domain&quot;);CONCATENATE(&quot;List the (&quot;;[.L97];&quot;, X) &quot;;[.D97]; &quot; &quot;;[.E97];&quot; (&quot;;[.K97];&quot;,Y?) &quot;))" office:value-type="string" office:string-value="" calcext:value-type="error">
            <text:p>#NAME?</text:p>
          </table:table-cell>
          <table:table-cell table:style-name="ce55" table:formula="of:=ifs(AND([.G97]=&quot;domain&quot;;[.H97]=&quot;range&quot;); CONCATENATE(&quot;SELECT ?X WHERE { ?X &quot;;[.J97];&quot; Y.}&quot;);AND([.G97]=&quot;range&quot;;[.H97]=&quot;domain&quot;);CONCATENATE(&quot;SELECT ?X WHERE { Y &quot;;[.J97];&quot; ?X.}&quot;))" office:value-type="string" office:string-value="" calcext:value-type="error">
            <text:p>#NAME?</text:p>
          </table:table-cell>
          <table:table-cell table:style-name="ce55" table:formula="of:=ifs(AND([.G97]=&quot;domain&quot;;[.H97]=&quot;range&quot;); CONCATENATE(&quot;the &quot;;[.C97]; &quot; &quot;;[.E97];&quot; (&quot;;[.L97];&quot;,Y) &quot;);AND([.G97]=&quot;range&quot;;[.H97]=&quot;domain&quot;);CONCATENATE(&quot;the &quot;;[.C97]; &quot; &quot;;[.E97];&quot; (&quot;;[.K97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headquarter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eadquart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16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headquarter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PopulatedPlace</text:p>
          </table:table-cell>
          <table:table-cell table:style-name="ce38" table:formula="of:=ifs(AND([.G98]=&quot;domain&quot;;[.H98]=&quot;range&quot;); CONCATENATE(&quot;What ( &quot;;[.K98];&quot;,X) is the &quot;;[.C98];&quot;/&quot;;[.D98]; &quot; &quot;;[.E98];&quot; (&quot;;[.L98];&quot;,Y)? &quot;);AND([.G98]=&quot;range&quot;;[.H98]=&quot;domain&quot;);CONCATENATE(&quot;What (&quot;;[.L98];&quot;, X) is the &quot;;[.C98];&quot;/&quot;;[.D98]; &quot; &quot;;[.E98];&quot; (&quot;;[.K98];&quot;,Y?) &quot;))" office:value-type="string" office:string-value="" calcext:value-type="error">
            <text:p>#NAME?</text:p>
          </table:table-cell>
          <table:table-cell table:style-name="ce5" table:formula="of:=ifs(AND([.G98]=&quot;domain&quot;;[.H98]=&quot;range&quot;); CONCATENATE(&quot;SELECT ?X WHERE { ?X &quot;;[.J98];&quot; Y.}&quot;);AND([.G98]=&quot;range&quot;;[.H98]=&quot;domain&quot;);CONCATENATE(&quot;SELECT ?X WHERE { Y &quot;;[.J98];&quot; ?X.}&quot;))" office:value-type="string" office:string-value="" calcext:value-type="error">
            <text:p>#NAME?</text:p>
          </table:table-cell>
          <table:table-cell table:style-name="ce55" table:formula="of:=ifs(AND([.G98]=&quot;domain&quot;;[.H98]=&quot;range&quot;); IF([.K98]=&quot;dbo:Person&quot;;CONCATENATE(&quot;Which person, Who ( &quot;;[.K98];&quot;,X) is,was the &quot;;[.C98]; &quot; &quot;;[.E98];&quot; (&quot;;[.L98];&quot;,Y)? (Y &quot;;[.J98];&quot; X)&quot;));AND([.G98]=&quot;range&quot;;[.H98]=&quot;domain&quot;);IF([.L98]=&quot;dbo:Person&quot;;CONCATENATE(&quot;Which person,Who (&quot;;[.L98];&quot;, X) is,was the &quot;;[.C98]; &quot; &quot;;[.E98];&quot; (&quot;;[.K98];&quot;,Y?) (X &quot;;[.J98];&quot; Y)&quot;)))" office:value-type="string" office:string-value="" calcext:value-type="error">
            <text:p>#NAME?</text:p>
          </table:table-cell>
          <table:table-cell table:style-name="ce55" table:formula="of:=ifs(AND([.G98]=&quot;domain&quot;;[.H98]=&quot;range&quot;); IF([.K98]=&quot;dbo:Person&quot;;CONCATENATE(&quot;SELECT ?X WHERE { ?X &quot;;[.J98];&quot; Y.}&quot;));AND([.G98]=&quot;range&quot;;[.H98]=&quot;domain&quot;); IF([.L98]=&quot;dbo:Person&quot;;CONCATENATE(&quot;SELECT ?X WHERE { Y &quot;;[.J98];&quot; ?X.}&quot;)))" office:value-type="string" office:string-value="" calcext:value-type="error">
            <text:p>#NAME?</text:p>
          </table:table-cell>
          <table:table-cell table:style-name="ce55" table:formula="of:=ifs(AND([.G98]=&quot;domain&quot;;[.H98]=&quot;range&quot;); CONCATENATE(&quot;List the ( &quot;;[.K98];&quot;,X)&quot;;[.D98]; &quot; &quot;;[.E98];&quot; (&quot;;[.L98];&quot;,Y)? &quot;);AND([.G98]=&quot;range&quot;;[.H98]=&quot;domain&quot;);CONCATENATE(&quot;List the (&quot;;[.L98];&quot;, X) &quot;;[.D98]; &quot; &quot;;[.E98];&quot; (&quot;;[.K98];&quot;,Y?) &quot;))" office:value-type="string" office:string-value="" calcext:value-type="error">
            <text:p>#NAME?</text:p>
          </table:table-cell>
          <table:table-cell table:style-name="ce55" table:formula="of:=ifs(AND([.G98]=&quot;domain&quot;;[.H98]=&quot;range&quot;); CONCATENATE(&quot;SELECT ?X WHERE { ?X &quot;;[.J98];&quot; Y.}&quot;);AND([.G98]=&quot;range&quot;;[.H98]=&quot;domain&quot;);CONCATENATE(&quot;SELECT ?X WHERE { Y &quot;;[.J98];&quot; ?X.}&quot;))" office:value-type="string" office:string-value="" calcext:value-type="error">
            <text:p>#NAME?</text:p>
          </table:table-cell>
          <table:table-cell table:style-name="ce55" table:formula="of:=ifs(AND([.G98]=&quot;domain&quot;;[.H98]=&quot;range&quot;); CONCATENATE(&quot;the &quot;;[.C98]; &quot; &quot;;[.E98];&quot; (&quot;;[.L98];&quot;,Y) &quot;);AND([.G98]=&quot;range&quot;;[.H98]=&quot;domain&quot;);CONCATENATE(&quot;the &quot;;[.C98]; &quot; &quot;;[.E98];&quot; (&quot;;[.K98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netInco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et Income</text:p>
          </table:table-cell>
          <table:table-cell table:style-name="ce7" office:value-type="string" calcext:value-type="string">
            <text:p>net incom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etIncome</text:p>
          </table:table-cell>
          <table:table-cell table:style-name="ce18" office:value-type="string" calcext:value-type="string">
            <text:p>dbo:Company</text:p>
          </table:table-cell>
          <table:table-cell table:style-name="ce18" office:value-type="string" calcext:value-type="string">
            <text:p>xsd:double</text:p>
          </table:table-cell>
          <table:table-cell table:style-name="ce38" table:formula="of:=ifs(AND([.G99]=&quot;domain&quot;;[.H99]=&quot;range&quot;); CONCATENATE(&quot;What ( &quot;;[.K99];&quot;,X) is the &quot;;[.C99];&quot;/&quot;;[.D99]; &quot; &quot;;[.E99];&quot; (&quot;;[.L99];&quot;,Y)? &quot;);AND([.G99]=&quot;range&quot;;[.H99]=&quot;domain&quot;);CONCATENATE(&quot;What (&quot;;[.L99];&quot;, X) is the &quot;;[.C99];&quot;/&quot;;[.D99]; &quot; &quot;;[.E99];&quot; (&quot;;[.K99];&quot;,Y?) &quot;))" office:value-type="string" office:string-value="" calcext:value-type="error">
            <text:p>#NAME?</text:p>
          </table:table-cell>
          <table:table-cell table:style-name="ce5" table:formula="of:=ifs(AND([.G99]=&quot;domain&quot;;[.H99]=&quot;range&quot;); CONCATENATE(&quot;SELECT ?X WHERE { ?X &quot;;[.J99];&quot; Y.}&quot;);AND([.G99]=&quot;range&quot;;[.H99]=&quot;domain&quot;);CONCATENATE(&quot;SELECT ?X WHERE { Y &quot;;[.J99];&quot; ?X.}&quot;))" office:value-type="string" office:string-value="" calcext:value-type="error">
            <text:p>#NAME?</text:p>
          </table:table-cell>
          <table:table-cell table:style-name="ce55" table:formula="of:=ifs(AND([.G99]=&quot;domain&quot;;[.H99]=&quot;range&quot;); IF([.K99]=&quot;dbo:Person&quot;;CONCATENATE(&quot;Which person, Who ( &quot;;[.K99];&quot;,X) is,was the &quot;;[.C99]; &quot; &quot;;[.E99];&quot; (&quot;;[.L99];&quot;,Y)? (Y &quot;;[.J99];&quot; X)&quot;));AND([.G99]=&quot;range&quot;;[.H99]=&quot;domain&quot;);IF([.L99]=&quot;dbo:Person&quot;;CONCATENATE(&quot;Which person,Who (&quot;;[.L99];&quot;, X) is,was the &quot;;[.C99]; &quot; &quot;;[.E99];&quot; (&quot;;[.K99];&quot;,Y?) (X &quot;;[.J99];&quot; Y)&quot;)))" office:value-type="string" office:string-value="" calcext:value-type="error">
            <text:p>#NAME?</text:p>
          </table:table-cell>
          <table:table-cell table:style-name="ce55" table:formula="of:=ifs(AND([.G99]=&quot;domain&quot;;[.H99]=&quot;range&quot;); IF([.K99]=&quot;dbo:Person&quot;;CONCATENATE(&quot;SELECT ?X WHERE { ?X &quot;;[.J99];&quot; Y.}&quot;));AND([.G99]=&quot;range&quot;;[.H99]=&quot;domain&quot;); IF([.L99]=&quot;dbo:Person&quot;;CONCATENATE(&quot;SELECT ?X WHERE { Y &quot;;[.J99];&quot; ?X.}&quot;)))" office:value-type="string" office:string-value="" calcext:value-type="error">
            <text:p>#NAME?</text:p>
          </table:table-cell>
          <table:table-cell table:style-name="ce55" table:formula="of:=ifs(AND([.G99]=&quot;domain&quot;;[.H99]=&quot;range&quot;); CONCATENATE(&quot;List the ( &quot;;[.K99];&quot;,X)&quot;;[.D99]; &quot; &quot;;[.E99];&quot; (&quot;;[.L99];&quot;,Y)? &quot;);AND([.G99]=&quot;range&quot;;[.H99]=&quot;domain&quot;);CONCATENATE(&quot;List the (&quot;;[.L99];&quot;, X) &quot;;[.D99]; &quot; &quot;;[.E99];&quot; (&quot;;[.K99];&quot;,Y?) &quot;))" office:value-type="string" office:string-value="" calcext:value-type="error">
            <text:p>#NAME?</text:p>
          </table:table-cell>
          <table:table-cell table:style-name="ce55" table:formula="of:=ifs(AND([.G99]=&quot;domain&quot;;[.H99]=&quot;range&quot;); CONCATENATE(&quot;SELECT ?X WHERE { ?X &quot;;[.J99];&quot; Y.}&quot;);AND([.G99]=&quot;range&quot;;[.H99]=&quot;domain&quot;);CONCATENATE(&quot;SELECT ?X WHERE { Y &quot;;[.J99];&quot; ?X.}&quot;))" office:value-type="string" office:string-value="" calcext:value-type="error">
            <text:p>#NAME?</text:p>
          </table:table-cell>
          <table:table-cell table:style-name="ce55" table:formula="of:=ifs(AND([.G99]=&quot;domain&quot;;[.H99]=&quot;range&quot;); CONCATENATE(&quot;the &quot;;[.C99]; &quot; &quot;;[.E99];&quot; (&quot;;[.L99];&quot;,Y) &quot;);AND([.G99]=&quot;range&quot;;[.H99]=&quot;domain&quot;);CONCATENATE(&quot;the &quot;;[.C99]; &quot; &quot;;[.E99];&quot; (&quot;;[.K99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citizenship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itizenship</text:p>
          </table:table-cell>
          <table:table-cell table:style-name="ce7" office:value-type="string" calcext:value-type="string">
            <text:p>citizenship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itizenship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Location</text:p>
          </table:table-cell>
          <table:table-cell table:style-name="ce38" table:formula="of:=ifs(AND([.G100]=&quot;domain&quot;;[.H100]=&quot;range&quot;); CONCATENATE(&quot;What ( &quot;;[.K100];&quot;,X) is the &quot;;[.C100];&quot;/&quot;;[.D100]; &quot; &quot;;[.E100];&quot; (&quot;;[.L100];&quot;,Y)? &quot;);AND([.G100]=&quot;range&quot;;[.H100]=&quot;domain&quot;);CONCATENATE(&quot;What (&quot;;[.L100];&quot;, X) is the &quot;;[.C100];&quot;/&quot;;[.D100]; &quot; &quot;;[.E100];&quot; (&quot;;[.K100];&quot;,Y?) &quot;))" office:value-type="string" office:string-value="" calcext:value-type="error">
            <text:p>#NAME?</text:p>
          </table:table-cell>
          <table:table-cell table:style-name="ce51" table:formula="of:=ifs(AND([.G100]=&quot;domain&quot;;[.H100]=&quot;range&quot;); CONCATENATE(&quot;SELECT ?X WHERE { ?X &quot;;[.J100];&quot; Y.}&quot;);AND([.G100]=&quot;range&quot;;[.H100]=&quot;domain&quot;);CONCATENATE(&quot;SELECT ?X WHERE { Y &quot;;[.J100];&quot; ?X.}&quot;))" office:value-type="string" office:string-value="" calcext:value-type="error">
            <text:p>#NAME?</text:p>
          </table:table-cell>
          <table:table-cell table:style-name="ce55" table:formula="of:=ifs(AND([.G100]=&quot;domain&quot;;[.H100]=&quot;range&quot;); IF([.K100]=&quot;dbo:Person&quot;;CONCATENATE(&quot;Which person, Who ( &quot;;[.K100];&quot;,X) is,was the &quot;;[.C100]; &quot; &quot;;[.E100];&quot; (&quot;;[.L100];&quot;,Y)? (Y &quot;;[.J100];&quot; X)&quot;));AND([.G100]=&quot;range&quot;;[.H100]=&quot;domain&quot;);IF([.L100]=&quot;dbo:Person&quot;;CONCATENATE(&quot;Which person,Who (&quot;;[.L100];&quot;, X) is,was the &quot;;[.C100]; &quot; &quot;;[.E100];&quot; (&quot;;[.K100];&quot;,Y?) (X &quot;;[.J100];&quot; Y)&quot;)))" office:value-type="string" office:string-value="" calcext:value-type="error">
            <text:p>#NAME?</text:p>
          </table:table-cell>
          <table:table-cell table:style-name="ce55" table:formula="of:=ifs(AND([.G100]=&quot;domain&quot;;[.H100]=&quot;range&quot;); IF([.K100]=&quot;dbo:Person&quot;;CONCATENATE(&quot;SELECT ?X WHERE { ?X &quot;;[.J100];&quot; Y.}&quot;));AND([.G100]=&quot;range&quot;;[.H100]=&quot;domain&quot;); IF([.L100]=&quot;dbo:Person&quot;;CONCATENATE(&quot;SELECT ?X WHERE { Y &quot;;[.J100];&quot; ?X.}&quot;)))" office:value-type="string" office:string-value="" calcext:value-type="error">
            <text:p>#NAME?</text:p>
          </table:table-cell>
          <table:table-cell table:style-name="ce55" table:formula="of:=ifs(AND([.G100]=&quot;domain&quot;;[.H100]=&quot;range&quot;); CONCATENATE(&quot;List the ( &quot;;[.K100];&quot;,X)&quot;;[.D100]; &quot; &quot;;[.E100];&quot; (&quot;;[.L100];&quot;,Y)? &quot;);AND([.G100]=&quot;range&quot;;[.H100]=&quot;domain&quot;);CONCATENATE(&quot;List the (&quot;;[.L100];&quot;, X) &quot;;[.D100]; &quot; &quot;;[.E100];&quot; (&quot;;[.K100];&quot;,Y?) &quot;))" office:value-type="string" office:string-value="" calcext:value-type="error">
            <text:p>#NAME?</text:p>
          </table:table-cell>
          <table:table-cell table:style-name="ce55" table:formula="of:=ifs(AND([.G100]=&quot;domain&quot;;[.H100]=&quot;range&quot;); CONCATENATE(&quot;SELECT ?X WHERE { ?X &quot;;[.J100];&quot; Y.}&quot;);AND([.G100]=&quot;range&quot;;[.H100]=&quot;domain&quot;);CONCATENATE(&quot;SELECT ?X WHERE { Y &quot;;[.J100];&quot; ?X.}&quot;))" office:value-type="string" office:string-value="" calcext:value-type="error">
            <text:p>#NAME?</text:p>
          </table:table-cell>
          <table:table-cell table:style-name="ce55" table:formula="of:=ifs(AND([.G100]=&quot;domain&quot;;[.H100]=&quot;range&quot;); CONCATENATE(&quot;the &quot;;[.C100]; &quot; &quot;;[.E100];&quot; (&quot;;[.L100];&quot;,Y) &quot;);AND([.G100]=&quot;range&quot;;[.H100]=&quot;domain&quot;);CONCATENATE(&quot;the &quot;;[.C100]; &quot; &quot;;[.E100];&quot; (&quot;;[.K100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deathCaus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ath cause</text:p>
          </table:table-cell>
          <table:table-cell table:style-name="ce7" office:value-type="string" calcext:value-type="string">
            <text:p>death caus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athCaus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disease</text:p>
          </table:table-cell>
          <table:table-cell table:style-name="ce38" table:formula="of:=ifs(AND([.G101]=&quot;domain&quot;;[.H101]=&quot;range&quot;); CONCATENATE(&quot;What ( &quot;;[.K101];&quot;,X) is the &quot;;[.C101];&quot;/&quot;;[.D101]; &quot; &quot;;[.E101];&quot; (&quot;;[.L101];&quot;,Y)? &quot;);AND([.G101]=&quot;range&quot;;[.H101]=&quot;domain&quot;);CONCATENATE(&quot;What (&quot;;[.L101];&quot;, X) is the &quot;;[.C101];&quot;/&quot;;[.D101]; &quot; &quot;;[.E101];&quot; (&quot;;[.K101];&quot;,Y?) &quot;))" office:value-type="string" office:string-value="" calcext:value-type="error">
            <text:p>#NAME?</text:p>
          </table:table-cell>
          <table:table-cell table:style-name="ce51" table:formula="of:=ifs(AND([.G101]=&quot;domain&quot;;[.H101]=&quot;range&quot;); CONCATENATE(&quot;SELECT ?X WHERE { ?X &quot;;[.J101];&quot; Y.}&quot;);AND([.G101]=&quot;range&quot;;[.H101]=&quot;domain&quot;);CONCATENATE(&quot;SELECT ?X WHERE { Y &quot;;[.J101];&quot; ?X.}&quot;))" office:value-type="string" office:string-value="" calcext:value-type="error">
            <text:p>#NAME?</text:p>
          </table:table-cell>
          <table:table-cell table:style-name="ce55" table:formula="of:=ifs(AND([.G101]=&quot;domain&quot;;[.H101]=&quot;range&quot;); IF([.K101]=&quot;dbo:Person&quot;;CONCATENATE(&quot;Which person, Who ( &quot;;[.K101];&quot;,X) is,was the &quot;;[.C101]; &quot; &quot;;[.E101];&quot; (&quot;;[.L101];&quot;,Y)? (Y &quot;;[.J101];&quot; X)&quot;));AND([.G101]=&quot;range&quot;;[.H101]=&quot;domain&quot;);IF([.L101]=&quot;dbo:Person&quot;;CONCATENATE(&quot;Which person,Who (&quot;;[.L101];&quot;, X) is,was the &quot;;[.C101]; &quot; &quot;;[.E101];&quot; (&quot;;[.K101];&quot;,Y?) (X &quot;;[.J101];&quot; Y)&quot;)))" office:value-type="string" office:string-value="" calcext:value-type="error">
            <text:p>#NAME?</text:p>
          </table:table-cell>
          <table:table-cell table:style-name="ce55" table:formula="of:=ifs(AND([.G101]=&quot;domain&quot;;[.H101]=&quot;range&quot;); IF([.K101]=&quot;dbo:Person&quot;;CONCATENATE(&quot;SELECT ?X WHERE { ?X &quot;;[.J101];&quot; Y.}&quot;));AND([.G101]=&quot;range&quot;;[.H101]=&quot;domain&quot;); IF([.L101]=&quot;dbo:Person&quot;;CONCATENATE(&quot;SELECT ?X WHERE { Y &quot;;[.J101];&quot; ?X.}&quot;)))" office:value-type="string" office:string-value="" calcext:value-type="error">
            <text:p>#NAME?</text:p>
          </table:table-cell>
          <table:table-cell table:style-name="ce55" table:formula="of:=ifs(AND([.G101]=&quot;domain&quot;;[.H101]=&quot;range&quot;); CONCATENATE(&quot;List the ( &quot;;[.K101];&quot;,X)&quot;;[.D101]; &quot; &quot;;[.E101];&quot; (&quot;;[.L101];&quot;,Y)? &quot;);AND([.G101]=&quot;range&quot;;[.H101]=&quot;domain&quot;);CONCATENATE(&quot;List the (&quot;;[.L101];&quot;, X) &quot;;[.D101]; &quot; &quot;;[.E101];&quot; (&quot;;[.K101];&quot;,Y?) &quot;))" office:value-type="string" office:string-value="" calcext:value-type="error">
            <text:p>#NAME?</text:p>
          </table:table-cell>
          <table:table-cell table:style-name="ce55" table:formula="of:=ifs(AND([.G101]=&quot;domain&quot;;[.H101]=&quot;range&quot;); CONCATENATE(&quot;SELECT ?X WHERE { ?X &quot;;[.J101];&quot; Y.}&quot;);AND([.G101]=&quot;range&quot;;[.H101]=&quot;domain&quot;);CONCATENATE(&quot;SELECT ?X WHERE { Y &quot;;[.J101];&quot; ?X.}&quot;))" office:value-type="string" office:string-value="" calcext:value-type="error">
            <text:p>#NAME?</text:p>
          </table:table-cell>
          <table:table-cell table:style-name="ce55" table:formula="of:=ifs(AND([.G101]=&quot;domain&quot;;[.H101]=&quot;range&quot;); CONCATENATE(&quot;the &quot;;[.C101]; &quot; &quot;;[.E101];&quot; (&quot;;[.L101];&quot;,Y) &quot;);AND([.G101]=&quot;range&quot;;[.H101]=&quot;domain&quot;);CONCATENATE(&quot;the &quot;;[.C101]; &quot; &quot;;[.E101];&quot; (&quot;;[.K101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signatur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ignatur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ignatur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02]=&quot;domain&quot;;[.H102]=&quot;range&quot;); CONCATENATE(&quot;What ( &quot;;[.K102];&quot;,X) is the &quot;;[.C102];&quot;/&quot;;[.D102]; &quot; &quot;;[.E102];&quot; (&quot;;[.L102];&quot;,Y)? &quot;);AND([.G102]=&quot;range&quot;;[.H102]=&quot;domain&quot;);CONCATENATE(&quot;What (&quot;;[.L102];&quot;, X) is the &quot;;[.C102];&quot;/&quot;;[.D102]; &quot; &quot;;[.E102];&quot; (&quot;;[.K102];&quot;,Y?) &quot;))" office:value-type="string" office:string-value="" calcext:value-type="error">
            <text:p>#NAME?</text:p>
          </table:table-cell>
          <table:table-cell table:style-name="ce51" table:formula="of:=ifs(AND([.G102]=&quot;domain&quot;;[.H102]=&quot;range&quot;); CONCATENATE(&quot;SELECT ?X WHERE { ?X &quot;;[.J102];&quot; Y.}&quot;);AND([.G102]=&quot;range&quot;;[.H102]=&quot;domain&quot;);CONCATENATE(&quot;SELECT ?X WHERE { Y &quot;;[.J102];&quot; ?X.}&quot;))" office:value-type="string" office:string-value="" calcext:value-type="error">
            <text:p>#NAME?</text:p>
          </table:table-cell>
          <table:table-cell table:style-name="ce54" table:formula="of:=ifs(AND([.G102]=&quot;domain&quot;;[.H102]=&quot;range&quot;); IF([.K102]=&quot;dbo:Person&quot;;CONCATENATE(&quot;Which person, Who ( &quot;;[.K102];&quot;,X) is,was the &quot;;[.C102]; &quot; &quot;;[.E102];&quot; (&quot;;[.L102];&quot;,Y)? (Y &quot;;[.J102];&quot; X)&quot;));AND([.G102]=&quot;range&quot;;[.H102]=&quot;domain&quot;);IF([.L102]=&quot;dbo:Person&quot;;CONCATENATE(&quot;Which person,Who (&quot;;[.L102];&quot;, X) is,was the &quot;;[.C102]; &quot; &quot;;[.E102];&quot; (&quot;;[.K102];&quot;,Y?) (X &quot;;[.J102];&quot; Y)&quot;)))" office:value-type="string" office:string-value="" calcext:value-type="error">
            <text:p>#NAME?</text:p>
          </table:table-cell>
          <table:table-cell table:style-name="ce54" table:formula="of:=ifs(AND([.G102]=&quot;domain&quot;;[.H102]=&quot;range&quot;); IF([.K102]=&quot;dbo:Person&quot;;CONCATENATE(&quot;SELECT ?X WHERE { ?X &quot;;[.J102];&quot; Y.}&quot;));AND([.G102]=&quot;range&quot;;[.H102]=&quot;domain&quot;); IF([.L102]=&quot;dbo:Person&quot;;CONCATENATE(&quot;SELECT ?X WHERE { Y &quot;;[.J102];&quot; ?X.}&quot;)))" office:value-type="string" office:string-value="" calcext:value-type="error">
            <text:p>#NAME?</text:p>
          </table:table-cell>
          <table:table-cell table:style-name="ce54" table:formula="of:=ifs(AND([.G102]=&quot;domain&quot;;[.H102]=&quot;range&quot;); CONCATENATE(&quot;List the ( &quot;;[.K102];&quot;,X)&quot;;[.D102]; &quot; &quot;;[.E102];&quot; (&quot;;[.L102];&quot;,Y)? &quot;);AND([.G102]=&quot;range&quot;;[.H102]=&quot;domain&quot;);CONCATENATE(&quot;List the (&quot;;[.L102];&quot;, X) &quot;;[.D102]; &quot; &quot;;[.E102];&quot; (&quot;;[.K102];&quot;,Y?) &quot;))" office:value-type="string" office:string-value="" calcext:value-type="error">
            <text:p>#NAME?</text:p>
          </table:table-cell>
          <table:table-cell table:style-name="ce55" table:formula="of:=ifs(AND([.G102]=&quot;domain&quot;;[.H102]=&quot;range&quot;); CONCATENATE(&quot;SELECT ?X WHERE { ?X &quot;;[.J102];&quot; Y.}&quot;);AND([.G102]=&quot;range&quot;;[.H102]=&quot;domain&quot;);CONCATENATE(&quot;SELECT ?X WHERE { Y &quot;;[.J102];&quot; ?X.}&quot;))" office:value-type="string" office:string-value="" calcext:value-type="error">
            <text:p>#NAME?</text:p>
          </table:table-cell>
          <table:table-cell table:style-name="ce54" table:formula="of:=ifs(AND([.G102]=&quot;domain&quot;;[.H102]=&quot;range&quot;); CONCATENATE(&quot;the &quot;;[.C102]; &quot; &quot;;[.E102];&quot; (&quot;;[.L102];&quot;,Y) &quot;);AND([.G102]=&quot;range&quot;;[.H102]=&quot;domain&quot;);CONCATENATE(&quot;the &quot;;[.C102]; &quot; &quot;;[.E102];&quot; (&quot;;[.K102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profess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rofession</text:p>
          </table:table-cell>
          <table:table-cell table:style-name="ce7" office:value-type="string" calcext:value-type="string">
            <text:p>profess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rofession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PersonFunction</text:p>
          </table:table-cell>
          <table:table-cell table:style-name="ce49" table:formula="of:=ifs(AND([.G103]=&quot;domain&quot;;[.H103]=&quot;range&quot;); CONCATENATE(&quot;What ( &quot;;[.K103];&quot;,X) is the &quot;;[.C103];&quot;/&quot;;[.D103]; &quot; &quot;;[.E103];&quot; (&quot;;[.L103];&quot;,Y)? &quot;);AND([.G103]=&quot;range&quot;;[.H103]=&quot;domain&quot;);CONCATENATE(&quot;What (&quot;;[.L103];&quot;, X) is the &quot;;[.C103];&quot;/&quot;;[.D103]; &quot; &quot;;[.E103];&quot; (&quot;;[.K103];&quot;,Y?) &quot;))" office:value-type="string" office:string-value="" calcext:value-type="error">
            <text:p>#NAME?</text:p>
          </table:table-cell>
          <table:table-cell table:style-name="ce51" table:formula="of:=ifs(AND([.G103]=&quot;domain&quot;;[.H103]=&quot;range&quot;); CONCATENATE(&quot;SELECT ?X WHERE { ?X &quot;;[.J103];&quot; Y.}&quot;);AND([.G103]=&quot;range&quot;;[.H103]=&quot;domain&quot;);CONCATENATE(&quot;SELECT ?X WHERE { Y &quot;;[.J103];&quot; ?X.}&quot;))" office:value-type="string" office:string-value="" calcext:value-type="error">
            <text:p>#NAME?</text:p>
          </table:table-cell>
          <table:table-cell table:style-name="ce54" table:formula="of:=ifs(AND([.G103]=&quot;domain&quot;;[.H103]=&quot;range&quot;); IF([.K103]=&quot;dbo:Person&quot;;CONCATENATE(&quot;Which person, Who ( &quot;;[.K103];&quot;,X) is,was the &quot;;[.C103]; &quot; &quot;;[.E103];&quot; (&quot;;[.L103];&quot;,Y)? (Y &quot;;[.J103];&quot; X)&quot;));AND([.G103]=&quot;range&quot;;[.H103]=&quot;domain&quot;);IF([.L103]=&quot;dbo:Person&quot;;CONCATENATE(&quot;Which person,Who (&quot;;[.L103];&quot;, X) is,was the &quot;;[.C103]; &quot; &quot;;[.E103];&quot; (&quot;;[.K103];&quot;,Y?) (X &quot;;[.J103];&quot; Y)&quot;)))" office:value-type="string" office:string-value="" calcext:value-type="error">
            <text:p>#NAME?</text:p>
          </table:table-cell>
          <table:table-cell table:style-name="ce54" table:formula="of:=ifs(AND([.G103]=&quot;domain&quot;;[.H103]=&quot;range&quot;); IF([.K103]=&quot;dbo:Person&quot;;CONCATENATE(&quot;SELECT ?X WHERE { ?X &quot;;[.J103];&quot; Y.}&quot;));AND([.G103]=&quot;range&quot;;[.H103]=&quot;domain&quot;); IF([.L103]=&quot;dbo:Person&quot;;CONCATENATE(&quot;SELECT ?X WHERE { Y &quot;;[.J103];&quot; ?X.}&quot;)))" office:value-type="string" office:string-value="" calcext:value-type="error">
            <text:p>#NAME?</text:p>
          </table:table-cell>
          <table:table-cell table:style-name="ce54" table:formula="of:=ifs(AND([.G103]=&quot;domain&quot;;[.H103]=&quot;range&quot;); CONCATENATE(&quot;List the ( &quot;;[.K103];&quot;,X)&quot;;[.D103]; &quot; &quot;;[.E103];&quot; (&quot;;[.L103];&quot;,Y)? &quot;);AND([.G103]=&quot;range&quot;;[.H103]=&quot;domain&quot;);CONCATENATE(&quot;List the (&quot;;[.L103];&quot;, X) &quot;;[.D103]; &quot; &quot;;[.E103];&quot; (&quot;;[.K103];&quot;,Y?) &quot;))" office:value-type="string" office:string-value="" calcext:value-type="error">
            <text:p>#NAME?</text:p>
          </table:table-cell>
          <table:table-cell table:style-name="ce55" table:formula="of:=ifs(AND([.G103]=&quot;domain&quot;;[.H103]=&quot;range&quot;); CONCATENATE(&quot;SELECT ?X WHERE { ?X &quot;;[.J103];&quot; Y.}&quot;);AND([.G103]=&quot;range&quot;;[.H103]=&quot;domain&quot;);CONCATENATE(&quot;SELECT ?X WHERE { Y &quot;;[.J103];&quot; ?X.}&quot;))" office:value-type="string" office:string-value="" calcext:value-type="error">
            <text:p>#NAME?</text:p>
          </table:table-cell>
          <table:table-cell table:style-name="ce54" table:formula="of:=ifs(AND([.G103]=&quot;domain&quot;;[.H103]=&quot;range&quot;); CONCATENATE(&quot;the &quot;;[.C103]; &quot; &quot;;[.E103];&quot; (&quot;;[.L103];&quot;,Y) &quot;);AND([.G103]=&quot;range&quot;;[.H103]=&quot;domain&quot;);CONCATENATE(&quot;the &quot;;[.C103]; &quot; &quot;;[.E103];&quot; (&quot;;[.K103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4" office:value-type="string" calcext:value-type="string">
            <text:p>recordLabel-of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cord label</text:p>
          </table:table-cell>
          <table:table-cell table:style-name="ce4" office:value-type="string" calcext:value-type="string">
            <text:p>record labels</text:p>
          </table:table-cell>
          <table:table-cell table:style-name="ce4" office:value-type="string" calcext:value-type="string">
            <text:p>of</text:p>
          </table:table-cell>
          <table:table-cell table:style-name="ce4" office:value-type="string" calcext:value-type="string">
            <text:p>NounPPFrame</text:p>
          </table:table-cell>
          <table:table-cell table:style-name="ce4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bo:recordLabel</text:p>
          </table:table-cell>
          <table:table-cell table:style-name="ce4" office:value-type="string" calcext:value-type="string">
            <text:p>dbo:Work</text:p>
          </table:table-cell>
          <table:table-cell table:style-name="ce4" office:value-type="string" calcext:value-type="string">
            <text:p>dbo:RecordLabel</text:p>
          </table:table-cell>
          <table:table-cell table:style-name="ce49" table:formula="of:=ifs(AND([.G104]=&quot;domain&quot;;[.H104]=&quot;range&quot;); CONCATENATE(&quot;What ( &quot;;[.K104];&quot;,X) is the &quot;;[.C104];&quot;/&quot;;[.D104]; &quot; &quot;;[.E104];&quot; (&quot;;[.L104];&quot;,Y)? &quot;);AND([.G104]=&quot;range&quot;;[.H104]=&quot;domain&quot;);CONCATENATE(&quot;What (&quot;;[.L104];&quot;, X) is the &quot;;[.C104];&quot;/&quot;;[.D104]; &quot; &quot;;[.E104];&quot; (&quot;;[.K104];&quot;,Y?) &quot;))" office:value-type="string" office:string-value="" calcext:value-type="error">
            <text:p>#NAME?</text:p>
          </table:table-cell>
          <table:table-cell table:style-name="ce51" table:formula="of:=ifs(AND([.G104]=&quot;domain&quot;;[.H104]=&quot;range&quot;); CONCATENATE(&quot;SELECT ?X WHERE { ?X &quot;;[.J104];&quot; Y.}&quot;);AND([.G104]=&quot;range&quot;;[.H104]=&quot;domain&quot;);CONCATENATE(&quot;SELECT ?X WHERE { Y &quot;;[.J104];&quot; ?X.}&quot;))" office:value-type="string" office:string-value="" calcext:value-type="error">
            <text:p>#NAME?</text:p>
          </table:table-cell>
          <table:table-cell table:style-name="ce54" table:formula="of:=ifs(AND([.G104]=&quot;domain&quot;;[.H104]=&quot;range&quot;); IF([.K104]=&quot;dbo:Person&quot;;CONCATENATE(&quot;Which person, Who ( &quot;;[.K104];&quot;,X) is,was the &quot;;[.C104]; &quot; &quot;;[.E104];&quot; (&quot;;[.L104];&quot;,Y)? (Y &quot;;[.J104];&quot; X)&quot;));AND([.G104]=&quot;range&quot;;[.H104]=&quot;domain&quot;);IF([.L104]=&quot;dbo:Person&quot;;CONCATENATE(&quot;Which person,Who (&quot;;[.L104];&quot;, X) is,was the &quot;;[.C104]; &quot; &quot;;[.E104];&quot; (&quot;;[.K104];&quot;,Y?) (X &quot;;[.J104];&quot; Y)&quot;)))" office:value-type="string" office:string-value="" calcext:value-type="error">
            <text:p>#NAME?</text:p>
          </table:table-cell>
          <table:table-cell table:style-name="ce54" table:formula="of:=ifs(AND([.G104]=&quot;domain&quot;;[.H104]=&quot;range&quot;); IF([.K104]=&quot;dbo:Person&quot;;CONCATENATE(&quot;SELECT ?X WHERE { ?X &quot;;[.J104];&quot; Y.}&quot;));AND([.G104]=&quot;range&quot;;[.H104]=&quot;domain&quot;); IF([.L104]=&quot;dbo:Person&quot;;CONCATENATE(&quot;SELECT ?X WHERE { Y &quot;;[.J104];&quot; ?X.}&quot;)))" office:value-type="string" office:string-value="" calcext:value-type="error">
            <text:p>#NAME?</text:p>
          </table:table-cell>
          <table:table-cell table:style-name="ce54" table:formula="of:=ifs(AND([.G104]=&quot;domain&quot;;[.H104]=&quot;range&quot;); CONCATENATE(&quot;List the ( &quot;;[.K104];&quot;,X)&quot;;[.D104]; &quot; &quot;;[.E104];&quot; (&quot;;[.L104];&quot;,Y)? &quot;);AND([.G104]=&quot;range&quot;;[.H104]=&quot;domain&quot;);CONCATENATE(&quot;List the (&quot;;[.L104];&quot;, X) &quot;;[.D104]; &quot; &quot;;[.E104];&quot; (&quot;;[.K104];&quot;,Y?) &quot;))" office:value-type="string" office:string-value="" calcext:value-type="error">
            <text:p>#NAME?</text:p>
          </table:table-cell>
          <table:table-cell table:style-name="ce55" table:formula="of:=ifs(AND([.G104]=&quot;domain&quot;;[.H104]=&quot;range&quot;); CONCATENATE(&quot;SELECT ?X WHERE { ?X &quot;;[.J104];&quot; Y.}&quot;);AND([.G104]=&quot;range&quot;;[.H104]=&quot;domain&quot;);CONCATENATE(&quot;SELECT ?X WHERE { Y &quot;;[.J104];&quot; ?X.}&quot;))" office:value-type="string" office:string-value="" calcext:value-type="error">
            <text:p>#NAME?</text:p>
          </table:table-cell>
          <table:table-cell table:style-name="ce54" table:formula="of:=ifs(AND([.G104]=&quot;domain&quot;;[.H104]=&quot;range&quot;); CONCATENATE(&quot;the &quot;;[.C104]; &quot; &quot;;[.E104];&quot; (&quot;;[.L104];&quot;,Y) &quot;);AND([.G104]=&quot;range&quot;;[.H104]=&quot;domain&quot;);CONCATENATE(&quot;the &quot;;[.C104]; &quot; &quot;;[.E104];&quot; (&quot;;[.K104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previousWork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revious work</text:p>
          </table:table-cell>
          <table:table-cell table:style-name="ce7" office:value-type="string" calcext:value-type="string">
            <text:p>previous work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reviousWork</text:p>
          </table:table-cell>
          <table:table-cell table:number-columns-repeated="2" table:style-name="ce18" office:value-type="string" calcext:value-type="string">
            <text:p>dbo:Work</text:p>
          </table:table-cell>
          <table:table-cell table:style-name="ce38" table:formula="of:=ifs(AND([.G105]=&quot;domain&quot;;[.H105]=&quot;range&quot;); CONCATENATE(&quot;What ( &quot;;[.K105];&quot;,X) is the &quot;;[.C105];&quot;/&quot;;[.D105]; &quot; &quot;;[.E105];&quot; (&quot;;[.L105];&quot;,Y)? &quot;);AND([.G105]=&quot;range&quot;;[.H105]=&quot;domain&quot;);CONCATENATE(&quot;What (&quot;;[.L105];&quot;, X) is the &quot;;[.C105];&quot;/&quot;;[.D105]; &quot; &quot;;[.E105];&quot; (&quot;;[.K105];&quot;,Y?) &quot;))" office:value-type="string" office:string-value="" calcext:value-type="error">
            <text:p>#NAME?</text:p>
          </table:table-cell>
          <table:table-cell table:style-name="ce51" table:formula="of:=ifs(AND([.G105]=&quot;domain&quot;;[.H105]=&quot;range&quot;); CONCATENATE(&quot;SELECT ?X WHERE { ?X &quot;;[.J105];&quot; Y.}&quot;);AND([.G105]=&quot;range&quot;;[.H105]=&quot;domain&quot;);CONCATENATE(&quot;SELECT ?X WHERE { Y &quot;;[.J105];&quot; ?X.}&quot;))" office:value-type="string" office:string-value="" calcext:value-type="error">
            <text:p>#NAME?</text:p>
          </table:table-cell>
          <table:table-cell table:style-name="ce55" table:formula="of:=ifs(AND([.G105]=&quot;domain&quot;;[.H105]=&quot;range&quot;); IF([.K105]=&quot;dbo:Person&quot;;CONCATENATE(&quot;Which person, Who ( &quot;;[.K105];&quot;,X) is,was the &quot;;[.C105]; &quot; &quot;;[.E105];&quot; (&quot;;[.L105];&quot;,Y)? (Y &quot;;[.J105];&quot; X)&quot;));AND([.G105]=&quot;range&quot;;[.H105]=&quot;domain&quot;);IF([.L105]=&quot;dbo:Person&quot;;CONCATENATE(&quot;Which person,Who (&quot;;[.L105];&quot;, X) is,was the &quot;;[.C105]; &quot; &quot;;[.E105];&quot; (&quot;;[.K105];&quot;,Y?) (X &quot;;[.J105];&quot; Y)&quot;)))" office:value-type="string" office:string-value="" calcext:value-type="error">
            <text:p>#NAME?</text:p>
          </table:table-cell>
          <table:table-cell table:style-name="ce55" table:formula="of:=ifs(AND([.G105]=&quot;domain&quot;;[.H105]=&quot;range&quot;); IF([.K105]=&quot;dbo:Person&quot;;CONCATENATE(&quot;SELECT ?X WHERE { ?X &quot;;[.J105];&quot; Y.}&quot;));AND([.G105]=&quot;range&quot;;[.H105]=&quot;domain&quot;); IF([.L105]=&quot;dbo:Person&quot;;CONCATENATE(&quot;SELECT ?X WHERE { Y &quot;;[.J105];&quot; ?X.}&quot;)))" office:value-type="string" office:string-value="" calcext:value-type="error">
            <text:p>#NAME?</text:p>
          </table:table-cell>
          <table:table-cell table:style-name="ce55" table:formula="of:=ifs(AND([.G105]=&quot;domain&quot;;[.H105]=&quot;range&quot;); CONCATENATE(&quot;List the ( &quot;;[.K105];&quot;,X)&quot;;[.D105]; &quot; &quot;;[.E105];&quot; (&quot;;[.L105];&quot;,Y)? &quot;);AND([.G105]=&quot;range&quot;;[.H105]=&quot;domain&quot;);CONCATENATE(&quot;List the (&quot;;[.L105];&quot;, X) &quot;;[.D105]; &quot; &quot;;[.E105];&quot; (&quot;;[.K105];&quot;,Y?) &quot;))" office:value-type="string" office:string-value="" calcext:value-type="error">
            <text:p>#NAME?</text:p>
          </table:table-cell>
          <table:table-cell table:style-name="ce55" table:formula="of:=ifs(AND([.G105]=&quot;domain&quot;;[.H105]=&quot;range&quot;); CONCATENATE(&quot;SELECT ?X WHERE { ?X &quot;;[.J105];&quot; Y.}&quot;);AND([.G105]=&quot;range&quot;;[.H105]=&quot;domain&quot;);CONCATENATE(&quot;SELECT ?X WHERE { Y &quot;;[.J105];&quot; ?X.}&quot;))" office:value-type="string" office:string-value="" calcext:value-type="error">
            <text:p>#NAME?</text:p>
          </table:table-cell>
          <table:table-cell table:style-name="ce55" table:formula="of:=ifs(AND([.G105]=&quot;domain&quot;;[.H105]=&quot;range&quot;); CONCATENATE(&quot;the &quot;;[.C105]; &quot; &quot;;[.E105];&quot; (&quot;;[.L105];&quot;,Y) &quot;);AND([.G105]=&quot;range&quot;;[.H105]=&quot;domain&quot;);CONCATENATE(&quot;the &quot;;[.C105]; &quot; &quot;;[.E105];&quot; (&quot;;[.K105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subsequentWork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ubsequent wor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ubsequentWork</text:p>
          </table:table-cell>
          <table:table-cell table:number-columns-repeated="2" table:style-name="ce18" office:value-type="string" calcext:value-type="string">
            <text:p>dbo:Work</text:p>
          </table:table-cell>
          <table:table-cell table:style-name="ce38" table:formula="of:=ifs(AND([.G106]=&quot;domain&quot;;[.H106]=&quot;range&quot;); CONCATENATE(&quot;What ( &quot;;[.K106];&quot;,X) is the &quot;;[.C106];&quot;/&quot;;[.D106]; &quot; &quot;;[.E106];&quot; (&quot;;[.L106];&quot;,Y)? &quot;);AND([.G106]=&quot;range&quot;;[.H106]=&quot;domain&quot;);CONCATENATE(&quot;What (&quot;;[.L106];&quot;, X) is the &quot;;[.C106];&quot;/&quot;;[.D106]; &quot; &quot;;[.E106];&quot; (&quot;;[.K106];&quot;,Y?) &quot;))" office:value-type="string" office:string-value="" calcext:value-type="error">
            <text:p>#NAME?</text:p>
          </table:table-cell>
          <table:table-cell table:style-name="ce51" table:formula="of:=ifs(AND([.G106]=&quot;domain&quot;;[.H106]=&quot;range&quot;); CONCATENATE(&quot;SELECT ?X WHERE { ?X &quot;;[.J106];&quot; Y.}&quot;);AND([.G106]=&quot;range&quot;;[.H106]=&quot;domain&quot;);CONCATENATE(&quot;SELECT ?X WHERE { Y &quot;;[.J106];&quot; ?X.}&quot;))" office:value-type="string" office:string-value="" calcext:value-type="error">
            <text:p>#NAME?</text:p>
          </table:table-cell>
          <table:table-cell table:style-name="ce55" table:formula="of:=ifs(AND([.G106]=&quot;domain&quot;;[.H106]=&quot;range&quot;); IF([.K106]=&quot;dbo:Person&quot;;CONCATENATE(&quot;Which person, Who ( &quot;;[.K106];&quot;,X) is,was the &quot;;[.C106]; &quot; &quot;;[.E106];&quot; (&quot;;[.L106];&quot;,Y)? (Y &quot;;[.J106];&quot; X)&quot;));AND([.G106]=&quot;range&quot;;[.H106]=&quot;domain&quot;);IF([.L106]=&quot;dbo:Person&quot;;CONCATENATE(&quot;Which person,Who (&quot;;[.L106];&quot;, X) is,was the &quot;;[.C106]; &quot; &quot;;[.E106];&quot; (&quot;;[.K106];&quot;,Y?) (X &quot;;[.J106];&quot; Y)&quot;)))" office:value-type="string" office:string-value="" calcext:value-type="error">
            <text:p>#NAME?</text:p>
          </table:table-cell>
          <table:table-cell table:style-name="ce55" table:formula="of:=ifs(AND([.G106]=&quot;domain&quot;;[.H106]=&quot;range&quot;); IF([.K106]=&quot;dbo:Person&quot;;CONCATENATE(&quot;SELECT ?X WHERE { ?X &quot;;[.J106];&quot; Y.}&quot;));AND([.G106]=&quot;range&quot;;[.H106]=&quot;domain&quot;); IF([.L106]=&quot;dbo:Person&quot;;CONCATENATE(&quot;SELECT ?X WHERE { Y &quot;;[.J106];&quot; ?X.}&quot;)))" office:value-type="string" office:string-value="" calcext:value-type="error">
            <text:p>#NAME?</text:p>
          </table:table-cell>
          <table:table-cell table:style-name="ce55" table:formula="of:=ifs(AND([.G106]=&quot;domain&quot;;[.H106]=&quot;range&quot;); CONCATENATE(&quot;List the ( &quot;;[.K106];&quot;,X)&quot;;[.D106]; &quot; &quot;;[.E106];&quot; (&quot;;[.L106];&quot;,Y)? &quot;);AND([.G106]=&quot;range&quot;;[.H106]=&quot;domain&quot;);CONCATENATE(&quot;List the (&quot;;[.L106];&quot;, X) &quot;;[.D106]; &quot; &quot;;[.E106];&quot; (&quot;;[.K106];&quot;,Y?) &quot;))" office:value-type="string" office:string-value="" calcext:value-type="error">
            <text:p>#NAME?</text:p>
          </table:table-cell>
          <table:table-cell table:style-name="ce55" table:formula="of:=ifs(AND([.G106]=&quot;domain&quot;;[.H106]=&quot;range&quot;); CONCATENATE(&quot;SELECT ?X WHERE { ?X &quot;;[.J106];&quot; Y.}&quot;);AND([.G106]=&quot;range&quot;;[.H106]=&quot;domain&quot;);CONCATENATE(&quot;SELECT ?X WHERE { Y &quot;;[.J106];&quot; ?X.}&quot;))" office:value-type="string" office:string-value="" calcext:value-type="error">
            <text:p>#NAME?</text:p>
          </table:table-cell>
          <table:table-cell table:style-name="ce55" table:formula="of:=ifs(AND([.G106]=&quot;domain&quot;;[.H106]=&quot;range&quot;); CONCATENATE(&quot;the &quot;;[.C106]; &quot; &quot;;[.E106];&quot; (&quot;;[.L106];&quot;,Y) &quot;);AND([.G106]=&quot;range&quot;;[.H106]=&quot;domain&quot;);CONCATENATE(&quot;the &quot;;[.C106]; &quot; &quot;;[.E106];&quot; (&quot;;[.K106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8" office:value-type="string" calcext:value-type="string">
            <text:p>dissolutionDate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dissolution dat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DissolutionDate</text:p>
          </table:table-cell>
          <table:table-cell table:style-name="ce8" office:value-type="string" calcext:value-type="string">
            <text:p>dbo:PopulatedPlace</text:p>
          </table:table-cell>
          <table:table-cell table:style-name="ce8" office:value-type="string" calcext:value-type="string">
            <text:p>xsd:date</text:p>
          </table:table-cell>
          <table:table-cell table:style-name="ce49" table:formula="of:=ifs(AND([.G107]=&quot;domain&quot;;[.H107]=&quot;range&quot;); CONCATENATE(&quot;What ( &quot;;[.K107];&quot;,X) is the &quot;;[.C107];&quot;/&quot;;[.D107]; &quot; &quot;;[.E107];&quot; (&quot;;[.L107];&quot;,Y)? &quot;);AND([.G107]=&quot;range&quot;;[.H107]=&quot;domain&quot;);CONCATENATE(&quot;What (&quot;;[.L107];&quot;, X) is the &quot;;[.C107];&quot;/&quot;;[.D107]; &quot; &quot;;[.E107];&quot; (&quot;;[.K107];&quot;,Y?) &quot;))" office:value-type="string" office:string-value="" calcext:value-type="error">
            <text:p>#NAME?</text:p>
          </table:table-cell>
          <table:table-cell table:style-name="ce51" table:formula="of:=ifs(AND([.G107]=&quot;domain&quot;;[.H107]=&quot;range&quot;); CONCATENATE(&quot;SELECT ?X WHERE { ?X &quot;;[.J107];&quot; Y.}&quot;);AND([.G107]=&quot;range&quot;;[.H107]=&quot;domain&quot;);CONCATENATE(&quot;SELECT ?X WHERE { Y &quot;;[.J107];&quot; ?X.}&quot;))" office:value-type="string" office:string-value="" calcext:value-type="error">
            <text:p>#NAME?</text:p>
          </table:table-cell>
          <table:table-cell table:style-name="ce54" table:formula="of:=ifs(AND([.G107]=&quot;domain&quot;;[.H107]=&quot;range&quot;); IF([.K107]=&quot;dbo:Person&quot;;CONCATENATE(&quot;Which person, Who ( &quot;;[.K107];&quot;,X) is,was the &quot;;[.C107]; &quot; &quot;;[.E107];&quot; (&quot;;[.L107];&quot;,Y)? (Y &quot;;[.J107];&quot; X)&quot;));AND([.G107]=&quot;range&quot;;[.H107]=&quot;domain&quot;);IF([.L107]=&quot;dbo:Person&quot;;CONCATENATE(&quot;Which person,Who (&quot;;[.L107];&quot;, X) is,was the &quot;;[.C107]; &quot; &quot;;[.E107];&quot; (&quot;;[.K107];&quot;,Y?) (X &quot;;[.J107];&quot; Y)&quot;)))" office:value-type="string" office:string-value="" calcext:value-type="error">
            <text:p>#NAME?</text:p>
          </table:table-cell>
          <table:table-cell table:style-name="ce54" table:formula="of:=ifs(AND([.G107]=&quot;domain&quot;;[.H107]=&quot;range&quot;); IF([.K107]=&quot;dbo:Person&quot;;CONCATENATE(&quot;SELECT ?X WHERE { ?X &quot;;[.J107];&quot; Y.}&quot;));AND([.G107]=&quot;range&quot;;[.H107]=&quot;domain&quot;); IF([.L107]=&quot;dbo:Person&quot;;CONCATENATE(&quot;SELECT ?X WHERE { Y &quot;;[.J107];&quot; ?X.}&quot;)))" office:value-type="string" office:string-value="" calcext:value-type="error">
            <text:p>#NAME?</text:p>
          </table:table-cell>
          <table:table-cell table:style-name="ce54" table:formula="of:=ifs(AND([.G107]=&quot;domain&quot;;[.H107]=&quot;range&quot;); CONCATENATE(&quot;List the ( &quot;;[.K107];&quot;,X)&quot;;[.D107]; &quot; &quot;;[.E107];&quot; (&quot;;[.L107];&quot;,Y)? &quot;);AND([.G107]=&quot;range&quot;;[.H107]=&quot;domain&quot;);CONCATENATE(&quot;List the (&quot;;[.L107];&quot;, X) &quot;;[.D107]; &quot; &quot;;[.E107];&quot; (&quot;;[.K107];&quot;,Y?) &quot;))" office:value-type="string" office:string-value="" calcext:value-type="error">
            <text:p>#NAME?</text:p>
          </table:table-cell>
          <table:table-cell table:style-name="ce55" table:formula="of:=ifs(AND([.G107]=&quot;domain&quot;;[.H107]=&quot;range&quot;); CONCATENATE(&quot;SELECT ?X WHERE { ?X &quot;;[.J107];&quot; Y.}&quot;);AND([.G107]=&quot;range&quot;;[.H107]=&quot;domain&quot;);CONCATENATE(&quot;SELECT ?X WHERE { Y &quot;;[.J107];&quot; ?X.}&quot;))" office:value-type="string" office:string-value="" calcext:value-type="error">
            <text:p>#NAME?</text:p>
          </table:table-cell>
          <table:table-cell table:style-name="ce54" table:formula="of:=ifs(AND([.G107]=&quot;domain&quot;;[.H107]=&quot;range&quot;); CONCATENATE(&quot;the &quot;;[.C107]; &quot; &quot;;[.E107];&quot; (&quot;;[.L107];&quot;,Y) &quot;);AND([.G107]=&quot;range&quot;;[.H107]=&quot;domain&quot;);CONCATENATE(&quot;the &quot;;[.C107]; &quot; &quot;;[.E107];&quot; (&quot;;[.K107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5" office:value-type="string" calcext:value-type="string">
            <text:p>wife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wife</text:p>
          </table:table-cell>
          <table:table-cell table:style-name="ce5" office:value-type="string" calcext:value-type="string">
            <text:p>wiv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spouse</text:p>
          </table:table-cell>
          <table:table-cell table:number-columns-repeated="2" table:style-name="ce5" office:value-type="string" calcext:value-type="string">
            <text:p>dbo:Person</text:p>
          </table:table-cell>
          <table:table-cell table:style-name="ce18" office:value-type="string" calcext:value-type="string">
            <text:p>-</text:p>
          </table:table-cell>
          <table:table-cell table:style-name="ce5" table:formula="of:=ifs(AND([.G108]=&quot;domain&quot;;[.H108]=&quot;range&quot;); CONCATENATE(&quot;SELECT ?X WHERE { ?X &quot;;[.J108];&quot; Y.}&quot;);AND([.G108]=&quot;range&quot;;[.H108]=&quot;domain&quot;);CONCATENATE(&quot;SELECT ?X WHERE { Y &quot;;[.J108];&quot; ?X.}&quot;))" office:value-type="string" office:string-value="" calcext:value-type="error">
            <text:p>#NAME?</text:p>
          </table:table-cell>
          <table:table-cell table:style-name="ce55" table:formula="of:=ifs(AND([.G108]=&quot;domain&quot;;[.H108]=&quot;range&quot;); IF([.K108]=&quot;dbo:Person&quot;;CONCATENATE(&quot;Which person, Who ( &quot;;[.K108];&quot;,X) is,was the &quot;;[.C108]; &quot; &quot;;[.E108];&quot; (&quot;;[.L108];&quot;,Y)? (Y &quot;;[.J108];&quot; X)&quot;));AND([.G108]=&quot;range&quot;;[.H108]=&quot;domain&quot;);IF([.L108]=&quot;dbo:Person&quot;;CONCATENATE(&quot;Which person,Who (&quot;;[.L108];&quot;, X) is,was the &quot;;[.C108]; &quot; &quot;;[.E108];&quot; (&quot;;[.K108];&quot;,Y?) (X &quot;;[.J108];&quot; Y)&quot;)))" office:value-type="string" office:string-value="" calcext:value-type="error">
            <text:p>#NAME?</text:p>
          </table:table-cell>
          <table:table-cell table:style-name="ce55" table:formula="of:=ifs(AND([.G108]=&quot;domain&quot;;[.H108]=&quot;range&quot;); IF([.K108]=&quot;dbo:Person&quot;;CONCATENATE(&quot;SELECT ?X WHERE { ?X &quot;;[.J108];&quot; Y.}&quot;));AND([.G108]=&quot;range&quot;;[.H108]=&quot;domain&quot;); IF([.L108]=&quot;dbo:Person&quot;;CONCATENATE(&quot;SELECT ?X WHERE { Y &quot;;[.J108];&quot; ?X.}&quot;)))" office:value-type="string" office:string-value="" calcext:value-type="error">
            <text:p>#NAME?</text:p>
          </table:table-cell>
          <table:table-cell table:style-name="ce55" table:formula="of:=ifs(AND([.G108]=&quot;domain&quot;;[.H108]=&quot;range&quot;); CONCATENATE(&quot;List the ( &quot;;[.K108];&quot;,X)&quot;;[.D108]; &quot; &quot;;[.E108];&quot; (&quot;;[.L108];&quot;,Y)? &quot;);AND([.G108]=&quot;range&quot;;[.H108]=&quot;domain&quot;);CONCATENATE(&quot;List the (&quot;;[.L108];&quot;, X) &quot;;[.D108]; &quot; &quot;;[.E108];&quot; (&quot;;[.K108];&quot;,Y?) &quot;))" office:value-type="string" office:string-value="" calcext:value-type="error">
            <text:p>#NAME?</text:p>
          </table:table-cell>
          <table:table-cell table:style-name="ce55" table:formula="of:=ifs(AND([.G108]=&quot;domain&quot;;[.H108]=&quot;range&quot;); CONCATENATE(&quot;SELECT ?X WHERE { ?X &quot;;[.J108];&quot; Y.}&quot;);AND([.G108]=&quot;range&quot;;[.H108]=&quot;domain&quot;);CONCATENATE(&quot;SELECT ?X WHERE { Y &quot;;[.J108];&quot; ?X.}&quot;))" office:value-type="string" office:string-value="" calcext:value-type="error">
            <text:p>#NAME?</text:p>
          </table:table-cell>
          <table:table-cell table:style-name="ce55" table:formula="of:=ifs(AND([.G108]=&quot;domain&quot;;[.H108]=&quot;range&quot;); CONCATENATE(&quot;the &quot;;[.C108]; &quot; &quot;;[.E108];&quot; (&quot;;[.L108];&quot;,Y) &quot;);AND([.G108]=&quot;range&quot;;[.H108]=&quot;domain&quot;);CONCATENATE(&quot;the &quot;;[.C108]; &quot; &quot;;[.E108];&quot; (&quot;;[.K108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producer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roducer</text:p>
          </table:table-cell>
          <table:table-cell table:style-name="ce5" office:value-type="string" calcext:value-type="string">
            <text:p>producer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roducer</text:p>
          </table:table-cell>
          <table:table-cell table:style-name="ce5" office:value-type="string" calcext:value-type="string">
            <text:p>dbo:Film</text:p>
          </table:table-cell>
          <table:table-cell table:style-name="ce5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" table:formula="of:=ifs(AND([.G109]=&quot;domain&quot;;[.H109]=&quot;range&quot;); CONCATENATE(&quot;SELECT ?X WHERE { ?X &quot;;[.J109];&quot; Y.}&quot;);AND([.G109]=&quot;range&quot;;[.H109]=&quot;domain&quot;);CONCATENATE(&quot;SELECT ?X WHERE { Y &quot;;[.J109];&quot; ?X.}&quot;))" office:value-type="string" office:string-value="" calcext:value-type="error">
            <text:p>#NAME?</text:p>
          </table:table-cell>
          <table:table-cell table:style-name="ce55" table:formula="of:=ifs(AND([.G109]=&quot;domain&quot;;[.H109]=&quot;range&quot;); IF([.K109]=&quot;dbo:Person&quot;;CONCATENATE(&quot;Which person, Who ( &quot;;[.K109];&quot;,X) is,was the &quot;;[.C109]; &quot; &quot;;[.E109];&quot; (&quot;;[.L109];&quot;,Y)? (Y &quot;;[.J109];&quot; X)&quot;));AND([.G109]=&quot;range&quot;;[.H109]=&quot;domain&quot;);IF([.L109]=&quot;dbo:Person&quot;;CONCATENATE(&quot;Which person,Who (&quot;;[.L109];&quot;, X) is,was the &quot;;[.C109]; &quot; &quot;;[.E109];&quot; (&quot;;[.K109];&quot;,Y?) (X &quot;;[.J109];&quot; Y)&quot;)))" office:value-type="string" office:string-value="" calcext:value-type="error">
            <text:p>#NAME?</text:p>
          </table:table-cell>
          <table:table-cell table:style-name="ce55" table:formula="of:=ifs(AND([.G109]=&quot;domain&quot;;[.H109]=&quot;range&quot;); IF([.K109]=&quot;dbo:Person&quot;;CONCATENATE(&quot;SELECT ?X WHERE { ?X &quot;;[.J109];&quot; Y.}&quot;));AND([.G109]=&quot;range&quot;;[.H109]=&quot;domain&quot;); IF([.L109]=&quot;dbo:Person&quot;;CONCATENATE(&quot;SELECT ?X WHERE { Y &quot;;[.J109];&quot; ?X.}&quot;)))" office:value-type="string" office:string-value="" calcext:value-type="error">
            <text:p>#NAME?</text:p>
          </table:table-cell>
          <table:table-cell table:style-name="ce55" table:formula="of:=ifs(AND([.G109]=&quot;domain&quot;;[.H109]=&quot;range&quot;); CONCATENATE(&quot;List the ( &quot;;[.K109];&quot;,X)&quot;;[.D109]; &quot; &quot;;[.E109];&quot; (&quot;;[.L109];&quot;,Y)? &quot;);AND([.G109]=&quot;range&quot;;[.H109]=&quot;domain&quot;);CONCATENATE(&quot;List the (&quot;;[.L109];&quot;, X) &quot;;[.D109]; &quot; &quot;;[.E109];&quot; (&quot;;[.K109];&quot;,Y?) &quot;))" office:value-type="string" office:string-value="" calcext:value-type="error">
            <text:p>#NAME?</text:p>
          </table:table-cell>
          <table:table-cell table:style-name="ce55" table:formula="of:=ifs(AND([.G109]=&quot;domain&quot;;[.H109]=&quot;range&quot;); CONCATENATE(&quot;SELECT ?X WHERE { ?X &quot;;[.J109];&quot; Y.}&quot;);AND([.G109]=&quot;range&quot;;[.H109]=&quot;domain&quot;);CONCATENATE(&quot;SELECT ?X WHERE { Y &quot;;[.J109];&quot; ?X.}&quot;))" office:value-type="string" office:string-value="" calcext:value-type="error">
            <text:p>#NAME?</text:p>
          </table:table-cell>
          <table:table-cell table:style-name="ce55" table:formula="of:=ifs(AND([.G109]=&quot;domain&quot;;[.H109]=&quot;range&quot;); CONCATENATE(&quot;the &quot;;[.C109]; &quot; &quot;;[.E109];&quot; (&quot;;[.L109];&quot;,Y) &quot;);AND([.G109]=&quot;range&quot;;[.H109]=&quot;domain&quot;);CONCATENATE(&quot;the &quot;;[.C109]; &quot; &quot;;[.E109];&quot; (&quot;;[.K109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float" office:value="2" calcext:value-type="float">
            <text:p>2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7" office:value-type="string" calcext:value-type="string">
            <text:p>narrato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arrator</text:p>
          </table:table-cell>
          <table:table-cell table:style-name="ce7" office:value-type="string" calcext:value-type="string">
            <text:p>narrat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arrator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1" table:formula="of:=ifs(AND([.G110]=&quot;domain&quot;;[.H110]=&quot;range&quot;); CONCATENATE(&quot;SELECT ?X WHERE { ?X &quot;;[.J110];&quot; Y.}&quot;);AND([.G110]=&quot;range&quot;;[.H110]=&quot;domain&quot;);CONCATENATE(&quot;SELECT ?X WHERE { Y &quot;;[.J110];&quot; ?X.}&quot;))" office:value-type="string" office:string-value="" calcext:value-type="error">
            <text:p>#NAME?</text:p>
          </table:table-cell>
          <table:table-cell table:style-name="ce55" table:formula="of:=ifs(AND([.G110]=&quot;domain&quot;;[.H110]=&quot;range&quot;); IF([.K110]=&quot;dbo:Person&quot;;CONCATENATE(&quot;Which person, Who ( &quot;;[.K110];&quot;,X) is,was the &quot;;[.C110]; &quot; &quot;;[.E110];&quot; (&quot;;[.L110];&quot;,Y)? (Y &quot;;[.J110];&quot; X)&quot;));AND([.G110]=&quot;range&quot;;[.H110]=&quot;domain&quot;);IF([.L110]=&quot;dbo:Person&quot;;CONCATENATE(&quot;Which person,Who (&quot;;[.L110];&quot;, X) is,was the &quot;;[.C110]; &quot; &quot;;[.E110];&quot; (&quot;;[.K110];&quot;,Y?) (X &quot;;[.J110];&quot; Y)&quot;)))" office:value-type="string" office:string-value="" calcext:value-type="error">
            <text:p>#NAME?</text:p>
          </table:table-cell>
          <table:table-cell table:style-name="ce55" table:formula="of:=ifs(AND([.G110]=&quot;domain&quot;;[.H110]=&quot;range&quot;); IF([.K110]=&quot;dbo:Person&quot;;CONCATENATE(&quot;SELECT ?X WHERE { ?X &quot;;[.J110];&quot; Y.}&quot;));AND([.G110]=&quot;range&quot;;[.H110]=&quot;domain&quot;); IF([.L110]=&quot;dbo:Person&quot;;CONCATENATE(&quot;SELECT ?X WHERE { Y &quot;;[.J110];&quot; ?X.}&quot;)))" office:value-type="string" office:string-value="" calcext:value-type="error">
            <text:p>#NAME?</text:p>
          </table:table-cell>
          <table:table-cell table:style-name="ce55" table:formula="of:=ifs(AND([.G110]=&quot;domain&quot;;[.H110]=&quot;range&quot;); CONCATENATE(&quot;List the ( &quot;;[.K110];&quot;,X)&quot;;[.D110]; &quot; &quot;;[.E110];&quot; (&quot;;[.L110];&quot;,Y)? &quot;);AND([.G110]=&quot;range&quot;;[.H110]=&quot;domain&quot;);CONCATENATE(&quot;List the (&quot;;[.L110];&quot;, X) &quot;;[.D110]; &quot; &quot;;[.E110];&quot; (&quot;;[.K110];&quot;,Y?) &quot;))" office:value-type="string" office:string-value="" calcext:value-type="error">
            <text:p>#NAME?</text:p>
          </table:table-cell>
          <table:table-cell table:style-name="ce55" table:formula="of:=ifs(AND([.G110]=&quot;domain&quot;;[.H110]=&quot;range&quot;); CONCATENATE(&quot;SELECT ?X WHERE { ?X &quot;;[.J110];&quot; Y.}&quot;);AND([.G110]=&quot;range&quot;;[.H110]=&quot;domain&quot;);CONCATENATE(&quot;SELECT ?X WHERE { Y &quot;;[.J110];&quot; ?X.}&quot;))" office:value-type="string" office:string-value="" calcext:value-type="error">
            <text:p>#NAME?</text:p>
          </table:table-cell>
          <table:table-cell table:style-name="ce55" table:formula="of:=ifs(AND([.G110]=&quot;domain&quot;;[.H110]=&quot;range&quot;); CONCATENATE(&quot;the &quot;;[.C110]; &quot; &quot;;[.E110];&quot; (&quot;;[.L110];&quot;,Y) &quot;);AND([.G110]=&quot;range&quot;;[.H110]=&quot;domain&quot;);CONCATENATE(&quot;the &quot;;[.C110]; &quot; &quot;;[.E110];&quot; (&quot;;[.K110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portray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ortrayer</text:p>
          </table:table-cell>
          <table:table-cell table:style-name="ce7" office:value-type="string" calcext:value-type="string">
            <text:p>portray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ortrayer</text:p>
          </table:table-cell>
          <table:table-cell table:style-name="ce18" office:value-type="string" calcext:value-type="string">
            <text:p>dbo:FictionalCharacter</text:p>
          </table:table-cell>
          <table:table-cell table:style-name="ce18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1" table:formula="of:=ifs(AND([.G111]=&quot;domain&quot;;[.H111]=&quot;range&quot;); CONCATENATE(&quot;SELECT ?X WHERE { ?X &quot;;[.J111];&quot; Y.}&quot;);AND([.G111]=&quot;range&quot;;[.H111]=&quot;domain&quot;);CONCATENATE(&quot;SELECT ?X WHERE { Y &quot;;[.J111];&quot; ?X.}&quot;))" office:value-type="string" office:string-value="" calcext:value-type="error">
            <text:p>#NAME?</text:p>
          </table:table-cell>
          <table:table-cell table:style-name="ce55" table:formula="of:=ifs(AND([.G111]=&quot;domain&quot;;[.H111]=&quot;range&quot;); IF([.K111]=&quot;dbo:Person&quot;;CONCATENATE(&quot;Which person, Who ( &quot;;[.K111];&quot;,X) is,was the &quot;;[.C111]; &quot; &quot;;[.E111];&quot; (&quot;;[.L111];&quot;,Y)? (Y &quot;;[.J111];&quot; X)&quot;));AND([.G111]=&quot;range&quot;;[.H111]=&quot;domain&quot;);IF([.L111]=&quot;dbo:Person&quot;;CONCATENATE(&quot;Which person,Who (&quot;;[.L111];&quot;, X) is,was the &quot;;[.C111]; &quot; &quot;;[.E111];&quot; (&quot;;[.K111];&quot;,Y?) (X &quot;;[.J111];&quot; Y)&quot;)))" office:value-type="string" office:string-value="" calcext:value-type="error">
            <text:p>#NAME?</text:p>
          </table:table-cell>
          <table:table-cell table:style-name="ce55" table:formula="of:=ifs(AND([.G111]=&quot;domain&quot;;[.H111]=&quot;range&quot;); IF([.K111]=&quot;dbo:Person&quot;;CONCATENATE(&quot;SELECT ?X WHERE { ?X &quot;;[.J111];&quot; Y.}&quot;));AND([.G111]=&quot;range&quot;;[.H111]=&quot;domain&quot;); IF([.L111]=&quot;dbo:Person&quot;;CONCATENATE(&quot;SELECT ?X WHERE { Y &quot;;[.J111];&quot; ?X.}&quot;)))" office:value-type="string" office:string-value="" calcext:value-type="error">
            <text:p>#NAME?</text:p>
          </table:table-cell>
          <table:table-cell table:style-name="ce55" table:formula="of:=ifs(AND([.G111]=&quot;domain&quot;;[.H111]=&quot;range&quot;); CONCATENATE(&quot;List the ( &quot;;[.K111];&quot;,X)&quot;;[.D111]; &quot; &quot;;[.E111];&quot; (&quot;;[.L111];&quot;,Y)? &quot;);AND([.G111]=&quot;range&quot;;[.H111]=&quot;domain&quot;);CONCATENATE(&quot;List the (&quot;;[.L111];&quot;, X) &quot;;[.D111]; &quot; &quot;;[.E111];&quot; (&quot;;[.K111];&quot;,Y?) &quot;))" office:value-type="string" office:string-value="" calcext:value-type="error">
            <text:p>#NAME?</text:p>
          </table:table-cell>
          <table:table-cell table:style-name="ce55" table:formula="of:=ifs(AND([.G111]=&quot;domain&quot;;[.H111]=&quot;range&quot;); CONCATENATE(&quot;SELECT ?X WHERE { ?X &quot;;[.J111];&quot; Y.}&quot;);AND([.G111]=&quot;range&quot;;[.H111]=&quot;domain&quot;);CONCATENATE(&quot;SELECT ?X WHERE { Y &quot;;[.J111];&quot; ?X.}&quot;))" office:value-type="string" office:string-value="" calcext:value-type="error">
            <text:p>#NAME?</text:p>
          </table:table-cell>
          <table:table-cell table:style-name="ce55" table:formula="of:=ifs(AND([.G111]=&quot;domain&quot;;[.H111]=&quot;range&quot;); CONCATENATE(&quot;the &quot;;[.C111]; &quot; &quot;;[.E111];&quot; (&quot;;[.L111];&quot;,Y) &quot;);AND([.G111]=&quot;range&quot;;[.H111]=&quot;domain&quot;);CONCATENATE(&quot;the &quot;;[.C111]; &quot; &quot;;[.E111];&quot; (&quot;;[.K111];&quot;,Y) &quot;))" office:value-type="string" office:string-value="" calcext:value-type="error">
            <text:p>#NAME?</text:p>
          </table:table-cell>
          <table:table-cell table:style-name="ce56"/>
          <table:table-cell table:style-name="ce38" office:value-type="float" office:value="2" calcext:value-type="float">
            <text:p>2</text:p>
          </table:table-cell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stateOfOrigi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rigi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tateOfOrigin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Country</text:p>
          </table:table-cell>
          <table:table-cell table:style-name="ce49" table:formula="of:=ifs(AND([.G112]=&quot;domain&quot;;[.H112]=&quot;range&quot;); CONCATENATE(&quot;What ( &quot;;[.K112];&quot;,X) is the &quot;;[.C112];&quot;/&quot;;[.D112]; &quot; &quot;;[.E112];&quot; (&quot;;[.L112];&quot;,Y)? &quot;);AND([.G112]=&quot;range&quot;;[.H112]=&quot;domain&quot;);CONCATENATE(&quot;What (&quot;;[.L112];&quot;, X) is the &quot;;[.C112];&quot;/&quot;;[.D112]; &quot; &quot;;[.E112];&quot; (&quot;;[.K112];&quot;,Y?) &quot;))" office:value-type="string" office:string-value="" calcext:value-type="error">
            <text:p>#NAME?</text:p>
          </table:table-cell>
          <table:table-cell table:style-name="ce5" table:formula="of:=ifs(AND([.G112]=&quot;domain&quot;;[.H112]=&quot;range&quot;); CONCATENATE(&quot;SELECT ?X WHERE { ?X &quot;;[.J112];&quot; Y.}&quot;);AND([.G112]=&quot;range&quot;;[.H112]=&quot;domain&quot;);CONCATENATE(&quot;SELECT ?X WHERE { Y &quot;;[.J112];&quot; ?X.}&quot;))" office:value-type="string" office:string-value="" calcext:value-type="error">
            <text:p>#NAME?</text:p>
          </table:table-cell>
          <table:table-cell table:style-name="ce54" table:formula="of:=ifs(AND([.G112]=&quot;domain&quot;;[.H112]=&quot;range&quot;); IF([.K112]=&quot;dbo:Person&quot;;CONCATENATE(&quot;Which person, Who ( &quot;;[.K112];&quot;,X) is,was the &quot;;[.C112]; &quot; &quot;;[.E112];&quot; (&quot;;[.L112];&quot;,Y)? (Y &quot;;[.J112];&quot; X)&quot;));AND([.G112]=&quot;range&quot;;[.H112]=&quot;domain&quot;);IF([.L112]=&quot;dbo:Person&quot;;CONCATENATE(&quot;Which person,Who (&quot;;[.L112];&quot;, X) is,was the &quot;;[.C112]; &quot; &quot;;[.E112];&quot; (&quot;;[.K112];&quot;,Y?) (X &quot;;[.J112];&quot; Y)&quot;)))" office:value-type="string" office:string-value="" calcext:value-type="error">
            <text:p>#NAME?</text:p>
          </table:table-cell>
          <table:table-cell table:style-name="ce54" table:formula="of:=ifs(AND([.G112]=&quot;domain&quot;;[.H112]=&quot;range&quot;); IF([.K112]=&quot;dbo:Person&quot;;CONCATENATE(&quot;SELECT ?X WHERE { ?X &quot;;[.J112];&quot; Y.}&quot;));AND([.G112]=&quot;range&quot;;[.H112]=&quot;domain&quot;); IF([.L112]=&quot;dbo:Person&quot;;CONCATENATE(&quot;SELECT ?X WHERE { Y &quot;;[.J112];&quot; ?X.}&quot;)))" office:value-type="string" office:string-value="" calcext:value-type="error">
            <text:p>#NAME?</text:p>
          </table:table-cell>
          <table:table-cell table:style-name="ce55" table:formula="of:=ifs(AND([.G112]=&quot;domain&quot;;[.H112]=&quot;range&quot;); CONCATENATE(&quot;List the ( &quot;;[.K112];&quot;,X)&quot;;[.D112]; &quot; &quot;;[.E112];&quot; (&quot;;[.L112];&quot;,Y)? &quot;);AND([.G112]=&quot;range&quot;;[.H112]=&quot;domain&quot;);CONCATENATE(&quot;List the (&quot;;[.L112];&quot;, X) &quot;;[.D112]; &quot; &quot;;[.E112];&quot; (&quot;;[.K112];&quot;,Y?) &quot;))" office:value-type="string" office:string-value="" calcext:value-type="error">
            <text:p>#NAME?</text:p>
          </table:table-cell>
          <table:table-cell table:style-name="ce55" table:formula="of:=ifs(AND([.G112]=&quot;domain&quot;;[.H112]=&quot;range&quot;); CONCATENATE(&quot;SELECT ?X WHERE { ?X &quot;;[.J112];&quot; Y.}&quot;);AND([.G112]=&quot;range&quot;;[.H112]=&quot;domain&quot;);CONCATENATE(&quot;SELECT ?X WHERE { Y &quot;;[.J112];&quot; ?X.}&quot;))" office:value-type="string" office:string-value="" calcext:value-type="error">
            <text:p>#NAME?</text:p>
          </table:table-cell>
          <table:table-cell table:style-name="ce55" table:formula="of:=ifs(AND([.G112]=&quot;domain&quot;;[.H112]=&quot;range&quot;); CONCATENATE(&quot;the &quot;;[.C112]; &quot; &quot;;[.E112];&quot; (&quot;;[.L112];&quot;,Y) &quot;);AND([.G112]=&quot;range&quot;;[.H112]=&quot;domain&quot;);CONCATENATE(&quot;the &quot;;[.C112]; &quot; &quot;;[.E112];&quot; (&quot;;[.K112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mostKnownWork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st known work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knownFor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Work</text:p>
          </table:table-cell>
          <table:table-cell table:style-name="ce49" table:formula="of:=ifs(AND([.G113]=&quot;domain&quot;;[.H113]=&quot;range&quot;); CONCATENATE(&quot;What ( &quot;;[.K113];&quot;,X) is the &quot;;[.C113];&quot;/&quot;;[.D113]; &quot; &quot;;[.E113];&quot; (&quot;;[.L113];&quot;,Y)? &quot;);AND([.G113]=&quot;range&quot;;[.H113]=&quot;domain&quot;);CONCATENATE(&quot;What (&quot;;[.L113];&quot;, X) is the &quot;;[.C113];&quot;/&quot;;[.D113]; &quot; &quot;;[.E113];&quot; (&quot;;[.K113];&quot;,Y?) &quot;))" office:value-type="string" office:string-value="" calcext:value-type="error">
            <text:p>#NAME?</text:p>
          </table:table-cell>
          <table:table-cell table:style-name="ce5" table:formula="of:=ifs(AND([.G113]=&quot;domain&quot;;[.H113]=&quot;range&quot;); CONCATENATE(&quot;SELECT ?X WHERE { ?X &quot;;[.J113];&quot; Y.}&quot;);AND([.G113]=&quot;range&quot;;[.H113]=&quot;domain&quot;);CONCATENATE(&quot;SELECT ?X WHERE { Y &quot;;[.J113];&quot; ?X.}&quot;))" office:value-type="string" office:string-value="" calcext:value-type="error">
            <text:p>#NAME?</text:p>
          </table:table-cell>
          <table:table-cell table:style-name="ce54" table:formula="of:=ifs(AND([.G113]=&quot;domain&quot;;[.H113]=&quot;range&quot;); IF([.K113]=&quot;dbo:Person&quot;;CONCATENATE(&quot;Which person, Who ( &quot;;[.K113];&quot;,X) is,was the &quot;;[.C113]; &quot; &quot;;[.E113];&quot; (&quot;;[.L113];&quot;,Y)? (Y &quot;;[.J113];&quot; X)&quot;));AND([.G113]=&quot;range&quot;;[.H113]=&quot;domain&quot;);IF([.L113]=&quot;dbo:Person&quot;;CONCATENATE(&quot;Which person,Who (&quot;;[.L113];&quot;, X) is,was the &quot;;[.C113]; &quot; &quot;;[.E113];&quot; (&quot;;[.K113];&quot;,Y?) (X &quot;;[.J113];&quot; Y)&quot;)))" office:value-type="string" office:string-value="" calcext:value-type="error">
            <text:p>#NAME?</text:p>
          </table:table-cell>
          <table:table-cell table:style-name="ce54" table:formula="of:=ifs(AND([.G113]=&quot;domain&quot;;[.H113]=&quot;range&quot;); IF([.K113]=&quot;dbo:Person&quot;;CONCATENATE(&quot;SELECT ?X WHERE { ?X &quot;;[.J113];&quot; Y.}&quot;));AND([.G113]=&quot;range&quot;;[.H113]=&quot;domain&quot;); IF([.L113]=&quot;dbo:Person&quot;;CONCATENATE(&quot;SELECT ?X WHERE { Y &quot;;[.J113];&quot; ?X.}&quot;)))" office:value-type="string" office:string-value="" calcext:value-type="error">
            <text:p>#NAME?</text:p>
          </table:table-cell>
          <table:table-cell table:style-name="ce55" table:formula="of:=ifs(AND([.G113]=&quot;domain&quot;;[.H113]=&quot;range&quot;); CONCATENATE(&quot;List the ( &quot;;[.K113];&quot;,X)&quot;;[.D113]; &quot; &quot;;[.E113];&quot; (&quot;;[.L113];&quot;,Y)? &quot;);AND([.G113]=&quot;range&quot;;[.H113]=&quot;domain&quot;);CONCATENATE(&quot;List the (&quot;;[.L113];&quot;, X) &quot;;[.D113]; &quot; &quot;;[.E113];&quot; (&quot;;[.K113];&quot;,Y?) &quot;))" office:value-type="string" office:string-value="" calcext:value-type="error">
            <text:p>#NAME?</text:p>
          </table:table-cell>
          <table:table-cell table:style-name="ce55" table:formula="of:=ifs(AND([.G113]=&quot;domain&quot;;[.H113]=&quot;range&quot;); CONCATENATE(&quot;SELECT ?X WHERE { ?X &quot;;[.J113];&quot; Y.}&quot;);AND([.G113]=&quot;range&quot;;[.H113]=&quot;domain&quot;);CONCATENATE(&quot;SELECT ?X WHERE { Y &quot;;[.J113];&quot; ?X.}&quot;))" office:value-type="string" office:string-value="" calcext:value-type="error">
            <text:p>#NAME?</text:p>
          </table:table-cell>
          <table:table-cell table:style-name="ce55" table:formula="of:=ifs(AND([.G113]=&quot;domain&quot;;[.H113]=&quot;range&quot;); CONCATENATE(&quot;the &quot;;[.C113]; &quot; &quot;;[.E113];&quot; (&quot;;[.L113];&quot;,Y) &quot;);AND([.G113]=&quot;range&quot;;[.H113]=&quot;domain&quot;);CONCATENATE(&quot;the &quot;;[.C113]; &quot; &quot;;[.E113];&quot; (&quot;;[.K113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educ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ducati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education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14]=&quot;domain&quot;;[.H114]=&quot;range&quot;); CONCATENATE(&quot;What ( &quot;;[.K114];&quot;,X) is the &quot;;[.C114];&quot;/&quot;;[.D114]; &quot; &quot;;[.E114];&quot; (&quot;;[.L114];&quot;,Y)? &quot;);AND([.G114]=&quot;range&quot;;[.H114]=&quot;domain&quot;);CONCATENATE(&quot;What (&quot;;[.L114];&quot;, X) is the &quot;;[.C114];&quot;/&quot;;[.D114]; &quot; &quot;;[.E114];&quot; (&quot;;[.K114];&quot;,Y?) &quot;))" office:value-type="string" office:string-value="" calcext:value-type="error">
            <text:p>#NAME?</text:p>
          </table:table-cell>
          <table:table-cell table:style-name="ce5" table:formula="of:=ifs(AND([.G114]=&quot;domain&quot;;[.H114]=&quot;range&quot;); CONCATENATE(&quot;SELECT ?X WHERE { ?X &quot;;[.J114];&quot; Y.}&quot;);AND([.G114]=&quot;range&quot;;[.H114]=&quot;domain&quot;);CONCATENATE(&quot;SELECT ?X WHERE { Y &quot;;[.J114];&quot; ?X.}&quot;))" office:value-type="string" office:string-value="" calcext:value-type="error">
            <text:p>#NAME?</text:p>
          </table:table-cell>
          <table:table-cell table:style-name="ce54" table:formula="of:=ifs(AND([.G114]=&quot;domain&quot;;[.H114]=&quot;range&quot;); IF([.K114]=&quot;dbo:Person&quot;;CONCATENATE(&quot;Which person, Who ( &quot;;[.K114];&quot;,X) is,was the &quot;;[.C114]; &quot; &quot;;[.E114];&quot; (&quot;;[.L114];&quot;,Y)? (Y &quot;;[.J114];&quot; X)&quot;));AND([.G114]=&quot;range&quot;;[.H114]=&quot;domain&quot;);IF([.L114]=&quot;dbo:Person&quot;;CONCATENATE(&quot;Which person,Who (&quot;;[.L114];&quot;, X) is,was the &quot;;[.C114]; &quot; &quot;;[.E114];&quot; (&quot;;[.K114];&quot;,Y?) (X &quot;;[.J114];&quot; Y)&quot;)))" office:value-type="string" office:string-value="" calcext:value-type="error">
            <text:p>#NAME?</text:p>
          </table:table-cell>
          <table:table-cell table:style-name="ce54" table:formula="of:=ifs(AND([.G114]=&quot;domain&quot;;[.H114]=&quot;range&quot;); IF([.K114]=&quot;dbo:Person&quot;;CONCATENATE(&quot;SELECT ?X WHERE { ?X &quot;;[.J114];&quot; Y.}&quot;));AND([.G114]=&quot;range&quot;;[.H114]=&quot;domain&quot;); IF([.L114]=&quot;dbo:Person&quot;;CONCATENATE(&quot;SELECT ?X WHERE { Y &quot;;[.J114];&quot; ?X.}&quot;)))" office:value-type="string" office:string-value="" calcext:value-type="error">
            <text:p>#NAME?</text:p>
          </table:table-cell>
          <table:table-cell table:style-name="ce55" table:formula="of:=ifs(AND([.G114]=&quot;domain&quot;;[.H114]=&quot;range&quot;); CONCATENATE(&quot;List the ( &quot;;[.K114];&quot;,X)&quot;;[.D114]; &quot; &quot;;[.E114];&quot; (&quot;;[.L114];&quot;,Y)? &quot;);AND([.G114]=&quot;range&quot;;[.H114]=&quot;domain&quot;);CONCATENATE(&quot;List the (&quot;;[.L114];&quot;, X) &quot;;[.D114]; &quot; &quot;;[.E114];&quot; (&quot;;[.K114];&quot;,Y?) &quot;))" office:value-type="string" office:string-value="" calcext:value-type="error">
            <text:p>#NAME?</text:p>
          </table:table-cell>
          <table:table-cell table:style-name="ce55" table:formula="of:=ifs(AND([.G114]=&quot;domain&quot;;[.H114]=&quot;range&quot;); CONCATENATE(&quot;SELECT ?X WHERE { ?X &quot;;[.J114];&quot; Y.}&quot;);AND([.G114]=&quot;range&quot;;[.H114]=&quot;domain&quot;);CONCATENATE(&quot;SELECT ?X WHERE { Y &quot;;[.J114];&quot; ?X.}&quot;))" office:value-type="string" office:string-value="" calcext:value-type="error">
            <text:p>#NAME?</text:p>
          </table:table-cell>
          <table:table-cell table:style-name="ce55" table:formula="of:=ifs(AND([.G114]=&quot;domain&quot;;[.H114]=&quot;range&quot;); CONCATENATE(&quot;the &quot;;[.C114]; &quot; &quot;;[.E114];&quot; (&quot;;[.L114];&quot;,Y) &quot;);AND([.G114]=&quot;range&quot;;[.H114]=&quot;domain&quot;);CONCATENATE(&quot;the &quot;;[.C114]; &quot; &quot;;[.E114];&quot; (&quot;;[.K114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runtimeSecond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untime in second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untime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15]=&quot;domain&quot;;[.H115]=&quot;range&quot;); CONCATENATE(&quot;What ( &quot;;[.K115];&quot;,X) is the &quot;;[.C115];&quot;/&quot;;[.D115]; &quot; &quot;;[.E115];&quot; (&quot;;[.L115];&quot;,Y)? &quot;);AND([.G115]=&quot;range&quot;;[.H115]=&quot;domain&quot;);CONCATENATE(&quot;What (&quot;;[.L115];&quot;, X) is the &quot;;[.C115];&quot;/&quot;;[.D115]; &quot; &quot;;[.E115];&quot; (&quot;;[.K115];&quot;,Y?) &quot;))" office:value-type="string" office:string-value="" calcext:value-type="error">
            <text:p>#NAME?</text:p>
          </table:table-cell>
          <table:table-cell table:style-name="ce5" table:formula="of:=ifs(AND([.G115]=&quot;domain&quot;;[.H115]=&quot;range&quot;); CONCATENATE(&quot;SELECT ?X WHERE { ?X &quot;;[.J115];&quot; Y.}&quot;);AND([.G115]=&quot;range&quot;;[.H115]=&quot;domain&quot;);CONCATENATE(&quot;SELECT ?X WHERE { Y &quot;;[.J115];&quot; ?X.}&quot;))" office:value-type="string" office:string-value="" calcext:value-type="error">
            <text:p>#NAME?</text:p>
          </table:table-cell>
          <table:table-cell table:style-name="ce54" table:formula="of:=ifs(AND([.G115]=&quot;domain&quot;;[.H115]=&quot;range&quot;); IF([.K115]=&quot;dbo:Person&quot;;CONCATENATE(&quot;Which person, Who ( &quot;;[.K115];&quot;,X) is,was the &quot;;[.C115]; &quot; &quot;;[.E115];&quot; (&quot;;[.L115];&quot;,Y)? (Y &quot;;[.J115];&quot; X)&quot;));AND([.G115]=&quot;range&quot;;[.H115]=&quot;domain&quot;);IF([.L115]=&quot;dbo:Person&quot;;CONCATENATE(&quot;Which person,Who (&quot;;[.L115];&quot;, X) is,was the &quot;;[.C115]; &quot; &quot;;[.E115];&quot; (&quot;;[.K115];&quot;,Y?) (X &quot;;[.J115];&quot; Y)&quot;)))" office:value-type="string" office:string-value="" calcext:value-type="error">
            <text:p>#NAME?</text:p>
          </table:table-cell>
          <table:table-cell table:style-name="ce54" table:formula="of:=ifs(AND([.G115]=&quot;domain&quot;;[.H115]=&quot;range&quot;); IF([.K115]=&quot;dbo:Person&quot;;CONCATENATE(&quot;SELECT ?X WHERE { ?X &quot;;[.J115];&quot; Y.}&quot;));AND([.G115]=&quot;range&quot;;[.H115]=&quot;domain&quot;); IF([.L115]=&quot;dbo:Person&quot;;CONCATENATE(&quot;SELECT ?X WHERE { Y &quot;;[.J115];&quot; ?X.}&quot;)))" office:value-type="string" office:string-value="" calcext:value-type="error">
            <text:p>#NAME?</text:p>
          </table:table-cell>
          <table:table-cell table:style-name="ce55" table:formula="of:=ifs(AND([.G115]=&quot;domain&quot;;[.H115]=&quot;range&quot;); CONCATENATE(&quot;List the ( &quot;;[.K115];&quot;,X)&quot;;[.D115]; &quot; &quot;;[.E115];&quot; (&quot;;[.L115];&quot;,Y)? &quot;);AND([.G115]=&quot;range&quot;;[.H115]=&quot;domain&quot;);CONCATENATE(&quot;List the (&quot;;[.L115];&quot;, X) &quot;;[.D115]; &quot; &quot;;[.E115];&quot; (&quot;;[.K115];&quot;,Y?) &quot;))" office:value-type="string" office:string-value="" calcext:value-type="error">
            <text:p>#NAME?</text:p>
          </table:table-cell>
          <table:table-cell table:style-name="ce55" table:formula="of:=ifs(AND([.G115]=&quot;domain&quot;;[.H115]=&quot;range&quot;); CONCATENATE(&quot;SELECT ?X WHERE { ?X &quot;;[.J115];&quot; Y.}&quot;);AND([.G115]=&quot;range&quot;;[.H115]=&quot;domain&quot;);CONCATENATE(&quot;SELECT ?X WHERE { Y &quot;;[.J115];&quot; ?X.}&quot;))" office:value-type="string" office:string-value="" calcext:value-type="error">
            <text:p>#NAME?</text:p>
          </table:table-cell>
          <table:table-cell table:style-name="ce55" table:formula="of:=ifs(AND([.G115]=&quot;domain&quot;;[.H115]=&quot;range&quot;); CONCATENATE(&quot;the &quot;;[.C115]; &quot; &quot;;[.E115];&quot; (&quot;;[.L115];&quot;,Y) &quot;);AND([.G115]=&quot;range&quot;;[.H115]=&quot;domain&quot;);CONCATENATE(&quot;the &quot;;[.C115]; &quot; &quot;;[.E115];&quot; (&quot;;[.K115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writ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writ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writer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116]=&quot;domain&quot;;[.H116]=&quot;range&quot;); CONCATENATE(&quot;What ( &quot;;[.K116];&quot;,X) is the &quot;;[.C116];&quot;/&quot;;[.D116]; &quot; &quot;;[.E116];&quot; (&quot;;[.L116];&quot;,Y)? &quot;);AND([.G116]=&quot;range&quot;;[.H116]=&quot;domain&quot;);CONCATENATE(&quot;What (&quot;;[.L116];&quot;, X) is the &quot;;[.C116];&quot;/&quot;;[.D116]; &quot; &quot;;[.E116];&quot; (&quot;;[.K116];&quot;,Y?) &quot;))" office:value-type="string" office:string-value="" calcext:value-type="error">
            <text:p>#NAME?</text:p>
          </table:table-cell>
          <table:table-cell table:style-name="ce5" table:formula="of:=ifs(AND([.G116]=&quot;domain&quot;;[.H116]=&quot;range&quot;); CONCATENATE(&quot;SELECT ?X WHERE { ?X &quot;;[.J116];&quot; Y.}&quot;);AND([.G116]=&quot;range&quot;;[.H116]=&quot;domain&quot;);CONCATENATE(&quot;SELECT ?X WHERE { Y &quot;;[.J116];&quot; ?X.}&quot;))" office:value-type="string" office:string-value="" calcext:value-type="error">
            <text:p>#NAME?</text:p>
          </table:table-cell>
          <table:table-cell table:style-name="ce54" table:formula="of:=ifs(AND([.G116]=&quot;domain&quot;;[.H116]=&quot;range&quot;); IF([.K116]=&quot;dbo:Person&quot;;CONCATENATE(&quot;Which person, Who ( &quot;;[.K116];&quot;,X) is,was the &quot;;[.C116]; &quot; &quot;;[.E116];&quot; (&quot;;[.L116];&quot;,Y)? (Y &quot;;[.J116];&quot; X)&quot;));AND([.G116]=&quot;range&quot;;[.H116]=&quot;domain&quot;);IF([.L116]=&quot;dbo:Person&quot;;CONCATENATE(&quot;Which person,Who (&quot;;[.L116];&quot;, X) is,was the &quot;;[.C116]; &quot; &quot;;[.E116];&quot; (&quot;;[.K116];&quot;,Y?) (X &quot;;[.J116];&quot; Y)&quot;)))" office:value-type="string" office:string-value="" calcext:value-type="error">
            <text:p>#NAME?</text:p>
          </table:table-cell>
          <table:table-cell table:style-name="ce54" table:formula="of:=ifs(AND([.G116]=&quot;domain&quot;;[.H116]=&quot;range&quot;); IF([.K116]=&quot;dbo:Person&quot;;CONCATENATE(&quot;SELECT ?X WHERE { ?X &quot;;[.J116];&quot; Y.}&quot;));AND([.G116]=&quot;range&quot;;[.H116]=&quot;domain&quot;); IF([.L116]=&quot;dbo:Person&quot;;CONCATENATE(&quot;SELECT ?X WHERE { Y &quot;;[.J116];&quot; ?X.}&quot;)))" office:value-type="string" office:string-value="" calcext:value-type="error">
            <text:p>#NAME?</text:p>
          </table:table-cell>
          <table:table-cell table:style-name="ce55" table:formula="of:=ifs(AND([.G116]=&quot;domain&quot;;[.H116]=&quot;range&quot;); CONCATENATE(&quot;List the ( &quot;;[.K116];&quot;,X)&quot;;[.D116]; &quot; &quot;;[.E116];&quot; (&quot;;[.L116];&quot;,Y)? &quot;);AND([.G116]=&quot;range&quot;;[.H116]=&quot;domain&quot;);CONCATENATE(&quot;List the (&quot;;[.L116];&quot;, X) &quot;;[.D116]; &quot; &quot;;[.E116];&quot; (&quot;;[.K116];&quot;,Y?) &quot;))" office:value-type="string" office:string-value="" calcext:value-type="error">
            <text:p>#NAME?</text:p>
          </table:table-cell>
          <table:table-cell table:style-name="ce55" table:formula="of:=ifs(AND([.G116]=&quot;domain&quot;;[.H116]=&quot;range&quot;); CONCATENATE(&quot;SELECT ?X WHERE { ?X &quot;;[.J116];&quot; Y.}&quot;);AND([.G116]=&quot;range&quot;;[.H116]=&quot;domain&quot;);CONCATENATE(&quot;SELECT ?X WHERE { Y &quot;;[.J116];&quot; ?X.}&quot;))" office:value-type="string" office:string-value="" calcext:value-type="error">
            <text:p>#NAME?</text:p>
          </table:table-cell>
          <table:table-cell table:style-name="ce55" table:formula="of:=ifs(AND([.G116]=&quot;domain&quot;;[.H116]=&quot;range&quot;); CONCATENATE(&quot;the &quot;;[.C116]; &quot; &quot;;[.E116];&quot; (&quot;;[.L116];&quot;,Y) &quot;);AND([.G116]=&quot;range&quot;;[.H116]=&quot;domain&quot;);CONCATENATE(&quot;the &quot;;[.C116]; &quot; &quot;;[.E116];&quot; (&quot;;[.K116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redecessor</text:p>
          </table:table-cell>
          <table:table-cell table:style-name="ce7" office:value-type="string" calcext:value-type="string">
            <text:p>predecess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predecessor</text:p>
          </table:table-cell>
          <table:table-cell table:number-columns-repeated="2" table:style-name="ce18" office:value-type="string" calcext:value-type="string">
            <text:p>dbo:Company</text:p>
          </table:table-cell>
          <table:table-cell table:style-name="ce49" table:formula="of:=ifs(AND([.G117]=&quot;domain&quot;;[.H117]=&quot;range&quot;); CONCATENATE(&quot;What ( &quot;;[.K117];&quot;,X) is the &quot;;[.C117];&quot;/&quot;;[.D117]; &quot; &quot;;[.E117];&quot; (&quot;;[.L117];&quot;,Y)? &quot;);AND([.G117]=&quot;range&quot;;[.H117]=&quot;domain&quot;);CONCATENATE(&quot;What (&quot;;[.L117];&quot;, X) is the &quot;;[.C117];&quot;/&quot;;[.D117]; &quot; &quot;;[.E117];&quot; (&quot;;[.K117];&quot;,Y?) &quot;))" office:value-type="string" office:string-value="" calcext:value-type="error">
            <text:p>#NAME?</text:p>
          </table:table-cell>
          <table:table-cell table:style-name="ce5" table:formula="of:=ifs(AND([.G117]=&quot;domain&quot;;[.H117]=&quot;range&quot;); CONCATENATE(&quot;SELECT ?X WHERE { ?X &quot;;[.J117];&quot; Y.}&quot;);AND([.G117]=&quot;range&quot;;[.H117]=&quot;domain&quot;);CONCATENATE(&quot;SELECT ?X WHERE { Y &quot;;[.J117];&quot; ?X.}&quot;))" office:value-type="string" office:string-value="" calcext:value-type="error">
            <text:p>#NAME?</text:p>
          </table:table-cell>
          <table:table-cell table:style-name="ce54" table:formula="of:=ifs(AND([.G117]=&quot;domain&quot;;[.H117]=&quot;range&quot;); IF([.K117]=&quot;dbo:Person&quot;;CONCATENATE(&quot;Which person, Who ( &quot;;[.K117];&quot;,X) is,was the &quot;;[.C117]; &quot; &quot;;[.E117];&quot; (&quot;;[.L117];&quot;,Y)? (Y &quot;;[.J117];&quot; X)&quot;));AND([.G117]=&quot;range&quot;;[.H117]=&quot;domain&quot;);IF([.L117]=&quot;dbo:Person&quot;;CONCATENATE(&quot;Which person,Who (&quot;;[.L117];&quot;, X) is,was the &quot;;[.C117]; &quot; &quot;;[.E117];&quot; (&quot;;[.K117];&quot;,Y?) (X &quot;;[.J117];&quot; Y)&quot;)))" office:value-type="string" office:string-value="" calcext:value-type="error">
            <text:p>#NAME?</text:p>
          </table:table-cell>
          <table:table-cell table:style-name="ce54" table:formula="of:=ifs(AND([.G117]=&quot;domain&quot;;[.H117]=&quot;range&quot;); IF([.K117]=&quot;dbo:Person&quot;;CONCATENATE(&quot;SELECT ?X WHERE { ?X &quot;;[.J117];&quot; Y.}&quot;));AND([.G117]=&quot;range&quot;;[.H117]=&quot;domain&quot;); IF([.L117]=&quot;dbo:Person&quot;;CONCATENATE(&quot;SELECT ?X WHERE { Y &quot;;[.J117];&quot; ?X.}&quot;)))" office:value-type="string" office:string-value="" calcext:value-type="error">
            <text:p>#NAME?</text:p>
          </table:table-cell>
          <table:table-cell table:style-name="ce55" table:formula="of:=ifs(AND([.G117]=&quot;domain&quot;;[.H117]=&quot;range&quot;); CONCATENATE(&quot;List the ( &quot;;[.K117];&quot;,X)&quot;;[.D117]; &quot; &quot;;[.E117];&quot; (&quot;;[.L117];&quot;,Y)? &quot;);AND([.G117]=&quot;range&quot;;[.H117]=&quot;domain&quot;);CONCATENATE(&quot;List the (&quot;;[.L117];&quot;, X) &quot;;[.D117]; &quot; &quot;;[.E117];&quot; (&quot;;[.K117];&quot;,Y?) &quot;))" office:value-type="string" office:string-value="" calcext:value-type="error">
            <text:p>#NAME?</text:p>
          </table:table-cell>
          <table:table-cell table:style-name="ce55" table:formula="of:=ifs(AND([.G117]=&quot;domain&quot;;[.H117]=&quot;range&quot;); CONCATENATE(&quot;SELECT ?X WHERE { ?X &quot;;[.J117];&quot; Y.}&quot;);AND([.G117]=&quot;range&quot;;[.H117]=&quot;domain&quot;);CONCATENATE(&quot;SELECT ?X WHERE { Y &quot;;[.J117];&quot; ?X.}&quot;))" office:value-type="string" office:string-value="" calcext:value-type="error">
            <text:p>#NAME?</text:p>
          </table:table-cell>
          <table:table-cell table:style-name="ce55" table:formula="of:=ifs(AND([.G117]=&quot;domain&quot;;[.H117]=&quot;range&quot;); CONCATENATE(&quot;the &quot;;[.C117]; &quot; &quot;;[.E117];&quot; (&quot;;[.L117];&quot;,Y) &quot;);AND([.G117]=&quot;range&quot;;[.H117]=&quot;domain&quot;);CONCATENATE(&quot;the &quot;;[.C117]; &quot; &quot;;[.E117];&quot; (&quot;;[.K117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foundingDat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ing date 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oundingDate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date</text:p>
          </table:table-cell>
          <table:table-cell table:style-name="ce49" table:formula="of:=ifs(AND([.G118]=&quot;domain&quot;;[.H118]=&quot;range&quot;); CONCATENATE(&quot;What ( &quot;;[.K118];&quot;,X) is the &quot;;[.C118];&quot;/&quot;;[.D118]; &quot; &quot;;[.E118];&quot; (&quot;;[.L118];&quot;,Y)? &quot;);AND([.G118]=&quot;range&quot;;[.H118]=&quot;domain&quot;);CONCATENATE(&quot;What (&quot;;[.L118];&quot;, X) is the &quot;;[.C118];&quot;/&quot;;[.D118]; &quot; &quot;;[.E118];&quot; (&quot;;[.K118];&quot;,Y?) &quot;))" office:value-type="string" office:string-value="" calcext:value-type="error">
            <text:p>#NAME?</text:p>
          </table:table-cell>
          <table:table-cell table:style-name="ce5" table:formula="of:=ifs(AND([.G118]=&quot;domain&quot;;[.H118]=&quot;range&quot;); CONCATENATE(&quot;SELECT ?X WHERE { ?X &quot;;[.J118];&quot; Y.}&quot;);AND([.G118]=&quot;range&quot;;[.H118]=&quot;domain&quot;);CONCATENATE(&quot;SELECT ?X WHERE { Y &quot;;[.J118];&quot; ?X.}&quot;))" office:value-type="string" office:string-value="" calcext:value-type="error">
            <text:p>#NAME?</text:p>
          </table:table-cell>
          <table:table-cell table:style-name="ce54" table:formula="of:=ifs(AND([.G118]=&quot;domain&quot;;[.H118]=&quot;range&quot;); IF([.K118]=&quot;dbo:Person&quot;;CONCATENATE(&quot;Which person, Who ( &quot;;[.K118];&quot;,X) is,was the &quot;;[.C118]; &quot; &quot;;[.E118];&quot; (&quot;;[.L118];&quot;,Y)? (Y &quot;;[.J118];&quot; X)&quot;));AND([.G118]=&quot;range&quot;;[.H118]=&quot;domain&quot;);IF([.L118]=&quot;dbo:Person&quot;;CONCATENATE(&quot;Which person,Who (&quot;;[.L118];&quot;, X) is,was the &quot;;[.C118]; &quot; &quot;;[.E118];&quot; (&quot;;[.K118];&quot;,Y?) (X &quot;;[.J118];&quot; Y)&quot;)))" office:value-type="string" office:string-value="" calcext:value-type="error">
            <text:p>#NAME?</text:p>
          </table:table-cell>
          <table:table-cell table:style-name="ce54" table:formula="of:=ifs(AND([.G118]=&quot;domain&quot;;[.H118]=&quot;range&quot;); IF([.K118]=&quot;dbo:Person&quot;;CONCATENATE(&quot;SELECT ?X WHERE { ?X &quot;;[.J118];&quot; Y.}&quot;));AND([.G118]=&quot;range&quot;;[.H118]=&quot;domain&quot;); IF([.L118]=&quot;dbo:Person&quot;;CONCATENATE(&quot;SELECT ?X WHERE { Y &quot;;[.J118];&quot; ?X.}&quot;)))" office:value-type="string" office:string-value="" calcext:value-type="error">
            <text:p>#NAME?</text:p>
          </table:table-cell>
          <table:table-cell table:style-name="ce55" table:formula="of:=ifs(AND([.G118]=&quot;domain&quot;;[.H118]=&quot;range&quot;); CONCATENATE(&quot;List the ( &quot;;[.K118];&quot;,X)&quot;;[.D118]; &quot; &quot;;[.E118];&quot; (&quot;;[.L118];&quot;,Y)? &quot;);AND([.G118]=&quot;range&quot;;[.H118]=&quot;domain&quot;);CONCATENATE(&quot;List the (&quot;;[.L118];&quot;, X) &quot;;[.D118]; &quot; &quot;;[.E118];&quot; (&quot;;[.K118];&quot;,Y?) &quot;))" office:value-type="string" office:string-value="" calcext:value-type="error">
            <text:p>#NAME?</text:p>
          </table:table-cell>
          <table:table-cell table:style-name="ce55" table:formula="of:=ifs(AND([.G118]=&quot;domain&quot;;[.H118]=&quot;range&quot;); CONCATENATE(&quot;SELECT ?X WHERE { ?X &quot;;[.J118];&quot; Y.}&quot;);AND([.G118]=&quot;range&quot;;[.H118]=&quot;domain&quot;);CONCATENATE(&quot;SELECT ?X WHERE { Y &quot;;[.J118];&quot; ?X.}&quot;))" office:value-type="string" office:string-value="" calcext:value-type="error">
            <text:p>#NAME?</text:p>
          </table:table-cell>
          <table:table-cell table:style-name="ce55" table:formula="of:=ifs(AND([.G118]=&quot;domain&quot;;[.H118]=&quot;range&quot;); CONCATENATE(&quot;the &quot;;[.C118]; &quot; &quot;;[.E118];&quot; (&quot;;[.L118];&quot;,Y) &quot;);AND([.G118]=&quot;range&quot;;[.H118]=&quot;domain&quot;);CONCATENATE(&quot;the &quot;;[.C118]; &quot; &quot;;[.E118];&quot; (&quot;;[.K118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asset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sset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ssets</text:p>
          </table:table-cell>
          <table:table-cell table:style-name="ce18" office:value-type="string" calcext:value-type="string">
            <text:p>dbo:Company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19]=&quot;domain&quot;;[.H119]=&quot;range&quot;); CONCATENATE(&quot;What ( &quot;;[.K119];&quot;,X) is the &quot;;[.C119];&quot;/&quot;;[.D119]; &quot; &quot;;[.E119];&quot; (&quot;;[.L119];&quot;,Y)? &quot;);AND([.G119]=&quot;range&quot;;[.H119]=&quot;domain&quot;);CONCATENATE(&quot;What (&quot;;[.L119];&quot;, X) is the &quot;;[.C119];&quot;/&quot;;[.D119]; &quot; &quot;;[.E119];&quot; (&quot;;[.K119];&quot;,Y?) &quot;))" office:value-type="string" office:string-value="" calcext:value-type="error">
            <text:p>#NAME?</text:p>
          </table:table-cell>
          <table:table-cell table:style-name="ce5" table:formula="of:=ifs(AND([.G119]=&quot;domain&quot;;[.H119]=&quot;range&quot;); CONCATENATE(&quot;SELECT ?X WHERE { ?X &quot;;[.J119];&quot; Y.}&quot;);AND([.G119]=&quot;range&quot;;[.H119]=&quot;domain&quot;);CONCATENATE(&quot;SELECT ?X WHERE { Y &quot;;[.J119];&quot; ?X.}&quot;))" office:value-type="string" office:string-value="" calcext:value-type="error">
            <text:p>#NAME?</text:p>
          </table:table-cell>
          <table:table-cell table:style-name="ce54" table:formula="of:=ifs(AND([.G119]=&quot;domain&quot;;[.H119]=&quot;range&quot;); IF([.K119]=&quot;dbo:Person&quot;;CONCATENATE(&quot;Which person, Who ( &quot;;[.K119];&quot;,X) is,was the &quot;;[.C119]; &quot; &quot;;[.E119];&quot; (&quot;;[.L119];&quot;,Y)? (Y &quot;;[.J119];&quot; X)&quot;));AND([.G119]=&quot;range&quot;;[.H119]=&quot;domain&quot;);IF([.L119]=&quot;dbo:Person&quot;;CONCATENATE(&quot;Which person,Who (&quot;;[.L119];&quot;, X) is,was the &quot;;[.C119]; &quot; &quot;;[.E119];&quot; (&quot;;[.K119];&quot;,Y?) (X &quot;;[.J119];&quot; Y)&quot;)))" office:value-type="string" office:string-value="" calcext:value-type="error">
            <text:p>#NAME?</text:p>
          </table:table-cell>
          <table:table-cell table:style-name="ce54" table:formula="of:=ifs(AND([.G119]=&quot;domain&quot;;[.H119]=&quot;range&quot;); IF([.K119]=&quot;dbo:Person&quot;;CONCATENATE(&quot;SELECT ?X WHERE { ?X &quot;;[.J119];&quot; Y.}&quot;));AND([.G119]=&quot;range&quot;;[.H119]=&quot;domain&quot;); IF([.L119]=&quot;dbo:Person&quot;;CONCATENATE(&quot;SELECT ?X WHERE { Y &quot;;[.J119];&quot; ?X.}&quot;)))" office:value-type="string" office:string-value="" calcext:value-type="error">
            <text:p>#NAME?</text:p>
          </table:table-cell>
          <table:table-cell table:style-name="ce55" table:formula="of:=ifs(AND([.G119]=&quot;domain&quot;;[.H119]=&quot;range&quot;); CONCATENATE(&quot;List the ( &quot;;[.K119];&quot;,X)&quot;;[.D119]; &quot; &quot;;[.E119];&quot; (&quot;;[.L119];&quot;,Y)? &quot;);AND([.G119]=&quot;range&quot;;[.H119]=&quot;domain&quot;);CONCATENATE(&quot;List the (&quot;;[.L119];&quot;, X) &quot;;[.D119]; &quot; &quot;;[.E119];&quot; (&quot;;[.K119];&quot;,Y?) &quot;))" office:value-type="string" office:string-value="" calcext:value-type="error">
            <text:p>#NAME?</text:p>
          </table:table-cell>
          <table:table-cell table:style-name="ce55" table:formula="of:=ifs(AND([.G119]=&quot;domain&quot;;[.H119]=&quot;range&quot;); CONCATENATE(&quot;SELECT ?X WHERE { ?X &quot;;[.J119];&quot; Y.}&quot;);AND([.G119]=&quot;range&quot;;[.H119]=&quot;domain&quot;);CONCATENATE(&quot;SELECT ?X WHERE { Y &quot;;[.J119];&quot; ?X.}&quot;))" office:value-type="string" office:string-value="" calcext:value-type="error">
            <text:p>#NAME?</text:p>
          </table:table-cell>
          <table:table-cell table:style-name="ce55" table:formula="of:=ifs(AND([.G119]=&quot;domain&quot;;[.H119]=&quot;range&quot;); CONCATENATE(&quot;the &quot;;[.C119]; &quot; &quot;;[.E119];&quot; (&quot;;[.L119];&quot;,Y) &quot;);AND([.G119]=&quot;range&quot;;[.H119]=&quot;domain&quot;);CONCATENATE(&quot;the &quot;;[.C119]; &quot; &quot;;[.E119];&quot; (&quot;;[.K119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Employees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employe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 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Employees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nonNegativeInteger</text:p>
          </table:table-cell>
          <table:table-cell table:style-name="ce49" table:formula="of:=ifs(AND([.G120]=&quot;domain&quot;;[.H120]=&quot;range&quot;); CONCATENATE(&quot;What ( &quot;;[.K120];&quot;,X) is the &quot;;[.C120];&quot;/&quot;;[.D120]; &quot; &quot;;[.E120];&quot; (&quot;;[.L120];&quot;,Y)? &quot;);AND([.G120]=&quot;range&quot;;[.H120]=&quot;domain&quot;);CONCATENATE(&quot;What (&quot;;[.L120];&quot;, X) is the &quot;;[.C120];&quot;/&quot;;[.D120]; &quot; &quot;;[.E120];&quot; (&quot;;[.K120];&quot;,Y?) &quot;))" office:value-type="string" office:string-value="" calcext:value-type="error">
            <text:p>#NAME?</text:p>
          </table:table-cell>
          <table:table-cell table:style-name="ce5" table:formula="of:=ifs(AND([.G120]=&quot;domain&quot;;[.H120]=&quot;range&quot;); CONCATENATE(&quot;SELECT ?X WHERE { ?X &quot;;[.J120];&quot; Y.}&quot;);AND([.G120]=&quot;range&quot;;[.H120]=&quot;domain&quot;);CONCATENATE(&quot;SELECT ?X WHERE { Y &quot;;[.J120];&quot; ?X.}&quot;))" office:value-type="string" office:string-value="" calcext:value-type="error">
            <text:p>#NAME?</text:p>
          </table:table-cell>
          <table:table-cell table:style-name="ce54" table:formula="of:=ifs(AND([.G120]=&quot;domain&quot;;[.H120]=&quot;range&quot;); IF([.K120]=&quot;dbo:Person&quot;;CONCATENATE(&quot;Which person, Who ( &quot;;[.K120];&quot;,X) is,was the &quot;;[.C120]; &quot; &quot;;[.E120];&quot; (&quot;;[.L120];&quot;,Y)? (Y &quot;;[.J120];&quot; X)&quot;));AND([.G120]=&quot;range&quot;;[.H120]=&quot;domain&quot;);IF([.L120]=&quot;dbo:Person&quot;;CONCATENATE(&quot;Which person,Who (&quot;;[.L120];&quot;, X) is,was the &quot;;[.C120]; &quot; &quot;;[.E120];&quot; (&quot;;[.K120];&quot;,Y?) (X &quot;;[.J120];&quot; Y)&quot;)))" office:value-type="string" office:string-value="" calcext:value-type="error">
            <text:p>#NAME?</text:p>
          </table:table-cell>
          <table:table-cell table:style-name="ce54" table:formula="of:=ifs(AND([.G120]=&quot;domain&quot;;[.H120]=&quot;range&quot;); IF([.K120]=&quot;dbo:Person&quot;;CONCATENATE(&quot;SELECT ?X WHERE { ?X &quot;;[.J120];&quot; Y.}&quot;));AND([.G120]=&quot;range&quot;;[.H120]=&quot;domain&quot;); IF([.L120]=&quot;dbo:Person&quot;;CONCATENATE(&quot;SELECT ?X WHERE { Y &quot;;[.J120];&quot; ?X.}&quot;)))" office:value-type="string" office:string-value="" calcext:value-type="error">
            <text:p>#NAME?</text:p>
          </table:table-cell>
          <table:table-cell table:style-name="ce55" table:formula="of:=ifs(AND([.G120]=&quot;domain&quot;;[.H120]=&quot;range&quot;); CONCATENATE(&quot;List the ( &quot;;[.K120];&quot;,X)&quot;;[.D120]; &quot; &quot;;[.E120];&quot; (&quot;;[.L120];&quot;,Y)? &quot;);AND([.G120]=&quot;range&quot;;[.H120]=&quot;domain&quot;);CONCATENATE(&quot;List the (&quot;;[.L120];&quot;, X) &quot;;[.D120]; &quot; &quot;;[.E120];&quot; (&quot;;[.K120];&quot;,Y?) &quot;))" office:value-type="string" office:string-value="" calcext:value-type="error">
            <text:p>#NAME?</text:p>
          </table:table-cell>
          <table:table-cell table:style-name="ce55" table:formula="of:=ifs(AND([.G120]=&quot;domain&quot;;[.H120]=&quot;range&quot;); CONCATENATE(&quot;SELECT ?X WHERE { ?X &quot;;[.J120];&quot; Y.}&quot;);AND([.G120]=&quot;range&quot;;[.H120]=&quot;domain&quot;);CONCATENATE(&quot;SELECT ?X WHERE { Y &quot;;[.J120];&quot; ?X.}&quot;))" office:value-type="string" office:string-value="" calcext:value-type="error">
            <text:p>#NAME?</text:p>
          </table:table-cell>
          <table:table-cell table:style-name="ce55" table:formula="of:=ifs(AND([.G120]=&quot;domain&quot;;[.H120]=&quot;range&quot;); CONCATENATE(&quot;the &quot;;[.C120]; &quot; &quot;;[.E120];&quot; (&quot;;[.L120];&quot;,Y) &quot;);AND([.G120]=&quot;range&quot;;[.H120]=&quot;domain&quot;);CONCATENATE(&quot;the &quot;;[.C120]; &quot; &quot;;[.E120];&quot; (&quot;;[.K120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operatingInco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perating incom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peratingIncome</text:p>
          </table:table-cell>
          <table:table-cell table:style-name="ce18" office:value-type="string" calcext:value-type="string">
            <text:p>dbo:Company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21]=&quot;domain&quot;;[.H121]=&quot;range&quot;); CONCATENATE(&quot;What ( &quot;;[.K121];&quot;,X) is the &quot;;[.C121];&quot;/&quot;;[.D121]; &quot; &quot;;[.E121];&quot; (&quot;;[.L121];&quot;,Y)? &quot;);AND([.G121]=&quot;range&quot;;[.H121]=&quot;domain&quot;);CONCATENATE(&quot;What (&quot;;[.L121];&quot;, X) is the &quot;;[.C121];&quot;/&quot;;[.D121]; &quot; &quot;;[.E121];&quot; (&quot;;[.K121];&quot;,Y?) &quot;))" office:value-type="string" office:string-value="" calcext:value-type="error">
            <text:p>#NAME?</text:p>
          </table:table-cell>
          <table:table-cell table:style-name="ce5" table:formula="of:=ifs(AND([.G121]=&quot;domain&quot;;[.H121]=&quot;range&quot;); CONCATENATE(&quot;SELECT ?X WHERE { ?X &quot;;[.J121];&quot; Y.}&quot;);AND([.G121]=&quot;range&quot;;[.H121]=&quot;domain&quot;);CONCATENATE(&quot;SELECT ?X WHERE { Y &quot;;[.J121];&quot; ?X.}&quot;))" office:value-type="string" office:string-value="" calcext:value-type="error">
            <text:p>#NAME?</text:p>
          </table:table-cell>
          <table:table-cell table:style-name="ce54" table:formula="of:=ifs(AND([.G121]=&quot;domain&quot;;[.H121]=&quot;range&quot;); IF([.K121]=&quot;dbo:Person&quot;;CONCATENATE(&quot;Which person, Who ( &quot;;[.K121];&quot;,X) is,was the &quot;;[.C121]; &quot; &quot;;[.E121];&quot; (&quot;;[.L121];&quot;,Y)? (Y &quot;;[.J121];&quot; X)&quot;));AND([.G121]=&quot;range&quot;;[.H121]=&quot;domain&quot;);IF([.L121]=&quot;dbo:Person&quot;;CONCATENATE(&quot;Which person,Who (&quot;;[.L121];&quot;, X) is,was the &quot;;[.C121]; &quot; &quot;;[.E121];&quot; (&quot;;[.K121];&quot;,Y?) (X &quot;;[.J121];&quot; Y)&quot;)))" office:value-type="string" office:string-value="" calcext:value-type="error">
            <text:p>#NAME?</text:p>
          </table:table-cell>
          <table:table-cell table:style-name="ce54" table:formula="of:=ifs(AND([.G121]=&quot;domain&quot;;[.H121]=&quot;range&quot;); IF([.K121]=&quot;dbo:Person&quot;;CONCATENATE(&quot;SELECT ?X WHERE { ?X &quot;;[.J121];&quot; Y.}&quot;));AND([.G121]=&quot;range&quot;;[.H121]=&quot;domain&quot;); IF([.L121]=&quot;dbo:Person&quot;;CONCATENATE(&quot;SELECT ?X WHERE { Y &quot;;[.J121];&quot; ?X.}&quot;)))" office:value-type="string" office:string-value="" calcext:value-type="error">
            <text:p>#NAME?</text:p>
          </table:table-cell>
          <table:table-cell table:style-name="ce55" table:formula="of:=ifs(AND([.G121]=&quot;domain&quot;;[.H121]=&quot;range&quot;); CONCATENATE(&quot;List the ( &quot;;[.K121];&quot;,X)&quot;;[.D121]; &quot; &quot;;[.E121];&quot; (&quot;;[.L121];&quot;,Y)? &quot;);AND([.G121]=&quot;range&quot;;[.H121]=&quot;domain&quot;);CONCATENATE(&quot;List the (&quot;;[.L121];&quot;, X) &quot;;[.D121]; &quot; &quot;;[.E121];&quot; (&quot;;[.K121];&quot;,Y?) &quot;))" office:value-type="string" office:string-value="" calcext:value-type="error">
            <text:p>#NAME?</text:p>
          </table:table-cell>
          <table:table-cell table:style-name="ce55" table:formula="of:=ifs(AND([.G121]=&quot;domain&quot;;[.H121]=&quot;range&quot;); CONCATENATE(&quot;SELECT ?X WHERE { ?X &quot;;[.J121];&quot; Y.}&quot;);AND([.G121]=&quot;range&quot;;[.H121]=&quot;domain&quot;);CONCATENATE(&quot;SELECT ?X WHERE { Y &quot;;[.J121];&quot; ?X.}&quot;))" office:value-type="string" office:string-value="" calcext:value-type="error">
            <text:p>#NAME?</text:p>
          </table:table-cell>
          <table:table-cell table:style-name="ce55" table:formula="of:=ifs(AND([.G121]=&quot;domain&quot;;[.H121]=&quot;range&quot;); CONCATENATE(&quot;the &quot;;[.C121]; &quot; &quot;;[.E121];&quot; (&quot;;[.L121];&quot;,Y) &quot;);AND([.G121]=&quot;range&quot;;[.H121]=&quot;domain&quot;);CONCATENATE(&quot;the &quot;;[.C121]; &quot; &quot;;[.E121];&quot; (&quot;;[.K121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area-in-m²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rea in m²</text:p>
          </table:table-cell>
          <table:table-cell table:style-name="ce7" office:value-type="string" calcext:value-type="string">
            <text:p>areas in m²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</text:p>
          </table:table-cell>
          <table:table-cell table:style-name="ce18" office:value-type="string" calcext:value-type="string">
            <text:p>dbo:Place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22]=&quot;domain&quot;;[.H122]=&quot;range&quot;); CONCATENATE(&quot;What ( &quot;;[.K122];&quot;,X) is the &quot;;[.C122];&quot;/&quot;;[.D122]; &quot; &quot;;[.E122];&quot; (&quot;;[.L122];&quot;,Y)? &quot;);AND([.G122]=&quot;range&quot;;[.H122]=&quot;domain&quot;);CONCATENATE(&quot;What (&quot;;[.L122];&quot;, X) is the &quot;;[.C122];&quot;/&quot;;[.D122]; &quot; &quot;;[.E122];&quot; (&quot;;[.K122];&quot;,Y?) &quot;))" office:value-type="string" office:string-value="" calcext:value-type="error">
            <text:p>#NAME?</text:p>
          </table:table-cell>
          <table:table-cell table:style-name="ce5" table:formula="of:=ifs(AND([.G122]=&quot;domain&quot;;[.H122]=&quot;range&quot;); CONCATENATE(&quot;SELECT ?X WHERE { ?X &quot;;[.J122];&quot; Y.}&quot;);AND([.G122]=&quot;range&quot;;[.H122]=&quot;domain&quot;);CONCATENATE(&quot;SELECT ?X WHERE { Y &quot;;[.J122];&quot; ?X.}&quot;))" office:value-type="string" office:string-value="" calcext:value-type="error">
            <text:p>#NAME?</text:p>
          </table:table-cell>
          <table:table-cell table:style-name="ce54" table:formula="of:=ifs(AND([.G122]=&quot;domain&quot;;[.H122]=&quot;range&quot;); IF([.K122]=&quot;dbo:Person&quot;;CONCATENATE(&quot;Which person, Who ( &quot;;[.K122];&quot;,X) is,was the &quot;;[.C122]; &quot; &quot;;[.E122];&quot; (&quot;;[.L122];&quot;,Y)? (Y &quot;;[.J122];&quot; X)&quot;));AND([.G122]=&quot;range&quot;;[.H122]=&quot;domain&quot;);IF([.L122]=&quot;dbo:Person&quot;;CONCATENATE(&quot;Which person,Who (&quot;;[.L122];&quot;, X) is,was the &quot;;[.C122]; &quot; &quot;;[.E122];&quot; (&quot;;[.K122];&quot;,Y?) (X &quot;;[.J122];&quot; Y)&quot;)))" office:value-type="string" office:string-value="" calcext:value-type="error">
            <text:p>#NAME?</text:p>
          </table:table-cell>
          <table:table-cell table:style-name="ce54" table:formula="of:=ifs(AND([.G122]=&quot;domain&quot;;[.H122]=&quot;range&quot;); IF([.K122]=&quot;dbo:Person&quot;;CONCATENATE(&quot;SELECT ?X WHERE { ?X &quot;;[.J122];&quot; Y.}&quot;));AND([.G122]=&quot;range&quot;;[.H122]=&quot;domain&quot;); IF([.L122]=&quot;dbo:Person&quot;;CONCATENATE(&quot;SELECT ?X WHERE { Y &quot;;[.J122];&quot; ?X.}&quot;)))" office:value-type="string" office:string-value="" calcext:value-type="error">
            <text:p>#NAME?</text:p>
          </table:table-cell>
          <table:table-cell table:style-name="ce55" table:formula="of:=ifs(AND([.G122]=&quot;domain&quot;;[.H122]=&quot;range&quot;); CONCATENATE(&quot;List the ( &quot;;[.K122];&quot;,X)&quot;;[.D122]; &quot; &quot;;[.E122];&quot; (&quot;;[.L122];&quot;,Y)? &quot;);AND([.G122]=&quot;range&quot;;[.H122]=&quot;domain&quot;);CONCATENATE(&quot;List the (&quot;;[.L122];&quot;, X) &quot;;[.D122]; &quot; &quot;;[.E122];&quot; (&quot;;[.K122];&quot;,Y?) &quot;))" office:value-type="string" office:string-value="" calcext:value-type="error">
            <text:p>#NAME?</text:p>
          </table:table-cell>
          <table:table-cell table:style-name="ce55" table:formula="of:=ifs(AND([.G122]=&quot;domain&quot;;[.H122]=&quot;range&quot;); CONCATENATE(&quot;SELECT ?X WHERE { ?X &quot;;[.J122];&quot; Y.}&quot;);AND([.G122]=&quot;range&quot;;[.H122]=&quot;domain&quot;);CONCATENATE(&quot;SELECT ?X WHERE { Y &quot;;[.J122];&quot; ?X.}&quot;))" office:value-type="string" office:string-value="" calcext:value-type="error">
            <text:p>#NAME?</text:p>
          </table:table-cell>
          <table:table-cell table:style-name="ce55" table:formula="of:=ifs(AND([.G122]=&quot;domain&quot;;[.H122]=&quot;range&quot;); CONCATENATE(&quot;the &quot;;[.C122]; &quot; &quot;;[.E122];&quot; (&quot;;[.L122];&quot;,Y) &quot;);AND([.G122]=&quot;range&quot;;[.H122]=&quot;domain&quot;);CONCATENATE(&quot;the &quot;;[.C122]; &quot; &quot;;[.E122];&quot; (&quot;;[.K122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currenc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urrency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dbo:Currency</text:p>
          </table:table-cell>
          <table:table-cell table:style-name="ce49" table:formula="of:=ifs(AND([.G123]=&quot;domain&quot;;[.H123]=&quot;range&quot;); CONCATENATE(&quot;What ( &quot;;[.K123];&quot;,X) is the &quot;;[.C123];&quot;/&quot;;[.D123]; &quot; &quot;;[.E123];&quot; (&quot;;[.L123];&quot;,Y)? &quot;);AND([.G123]=&quot;range&quot;;[.H123]=&quot;domain&quot;);CONCATENATE(&quot;What (&quot;;[.L123];&quot;, X) is the &quot;;[.C123];&quot;/&quot;;[.D123]; &quot; &quot;;[.E123];&quot; (&quot;;[.K123];&quot;,Y?) &quot;))" office:value-type="string" office:string-value="" calcext:value-type="error">
            <text:p>#NAME?</text:p>
          </table:table-cell>
          <table:table-cell table:style-name="ce5" table:formula="of:=ifs(AND([.G123]=&quot;domain&quot;;[.H123]=&quot;range&quot;); CONCATENATE(&quot;SELECT ?X WHERE { ?X &quot;;[.J123];&quot; Y.}&quot;);AND([.G123]=&quot;range&quot;;[.H123]=&quot;domain&quot;);CONCATENATE(&quot;SELECT ?X WHERE { Y &quot;;[.J123];&quot; ?X.}&quot;))" office:value-type="string" office:string-value="" calcext:value-type="error">
            <text:p>#NAME?</text:p>
          </table:table-cell>
          <table:table-cell table:style-name="ce54" table:formula="of:=ifs(AND([.G123]=&quot;domain&quot;;[.H123]=&quot;range&quot;); IF([.K123]=&quot;dbo:Person&quot;;CONCATENATE(&quot;Which person, Who ( &quot;;[.K123];&quot;,X) is,was the &quot;;[.C123]; &quot; &quot;;[.E123];&quot; (&quot;;[.L123];&quot;,Y)? (Y &quot;;[.J123];&quot; X)&quot;));AND([.G123]=&quot;range&quot;;[.H123]=&quot;domain&quot;);IF([.L123]=&quot;dbo:Person&quot;;CONCATENATE(&quot;Which person,Who (&quot;;[.L123];&quot;, X) is,was the &quot;;[.C123]; &quot; &quot;;[.E123];&quot; (&quot;;[.K123];&quot;,Y?) (X &quot;;[.J123];&quot; Y)&quot;)))" office:value-type="string" office:string-value="" calcext:value-type="error">
            <text:p>#NAME?</text:p>
          </table:table-cell>
          <table:table-cell table:style-name="ce54" table:formula="of:=ifs(AND([.G123]=&quot;domain&quot;;[.H123]=&quot;range&quot;); IF([.K123]=&quot;dbo:Person&quot;;CONCATENATE(&quot;SELECT ?X WHERE { ?X &quot;;[.J123];&quot; Y.}&quot;));AND([.G123]=&quot;range&quot;;[.H123]=&quot;domain&quot;); IF([.L123]=&quot;dbo:Person&quot;;CONCATENATE(&quot;SELECT ?X WHERE { Y &quot;;[.J123];&quot; ?X.}&quot;)))" office:value-type="string" office:string-value="" calcext:value-type="error">
            <text:p>#NAME?</text:p>
          </table:table-cell>
          <table:table-cell table:style-name="ce55" table:formula="of:=ifs(AND([.G123]=&quot;domain&quot;;[.H123]=&quot;range&quot;); CONCATENATE(&quot;List the ( &quot;;[.K123];&quot;,X)&quot;;[.D123]; &quot; &quot;;[.E123];&quot; (&quot;;[.L123];&quot;,Y)? &quot;);AND([.G123]=&quot;range&quot;;[.H123]=&quot;domain&quot;);CONCATENATE(&quot;List the (&quot;;[.L123];&quot;, X) &quot;;[.D123]; &quot; &quot;;[.E123];&quot; (&quot;;[.K123];&quot;,Y?) &quot;))" office:value-type="string" office:string-value="" calcext:value-type="error">
            <text:p>#NAME?</text:p>
          </table:table-cell>
          <table:table-cell table:style-name="ce55" table:formula="of:=ifs(AND([.G123]=&quot;domain&quot;;[.H123]=&quot;range&quot;); CONCATENATE(&quot;SELECT ?X WHERE { ?X &quot;;[.J123];&quot; Y.}&quot;);AND([.G123]=&quot;range&quot;;[.H123]=&quot;domain&quot;);CONCATENATE(&quot;SELECT ?X WHERE { Y &quot;;[.J123];&quot; ?X.}&quot;))" office:value-type="string" office:string-value="" calcext:value-type="error">
            <text:p>#NAME?</text:p>
          </table:table-cell>
          <table:table-cell table:style-name="ce55" table:formula="of:=ifs(AND([.G123]=&quot;domain&quot;;[.H123]=&quot;range&quot;); CONCATENATE(&quot;the &quot;;[.C123]; &quot; &quot;;[.E123];&quot; (&quot;;[.L123];&quot;,Y) &quot;);AND([.G123]=&quot;range&quot;;[.H123]=&quot;domain&quot;);CONCATENATE(&quot;the &quot;;[.C123]; &quot; &quot;;[.E123];&quot; (&quot;;[.K123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foundingYea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ing yea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oundingYear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gYear</text:p>
          </table:table-cell>
          <table:table-cell table:style-name="ce49" table:formula="of:=ifs(AND([.G124]=&quot;domain&quot;;[.H124]=&quot;range&quot;); CONCATENATE(&quot;What ( &quot;;[.K124];&quot;,X) is the &quot;;[.C124];&quot;/&quot;;[.D124]; &quot; &quot;;[.E124];&quot; (&quot;;[.L124];&quot;,Y)? &quot;);AND([.G124]=&quot;range&quot;;[.H124]=&quot;domain&quot;);CONCATENATE(&quot;What (&quot;;[.L124];&quot;, X) is the &quot;;[.C124];&quot;/&quot;;[.D124]; &quot; &quot;;[.E124];&quot; (&quot;;[.K124];&quot;,Y?) &quot;))" office:value-type="string" office:string-value="" calcext:value-type="error">
            <text:p>#NAME?</text:p>
          </table:table-cell>
          <table:table-cell table:style-name="ce5" table:formula="of:=ifs(AND([.G124]=&quot;domain&quot;;[.H124]=&quot;range&quot;); CONCATENATE(&quot;SELECT ?X WHERE { ?X &quot;;[.J124];&quot; Y.}&quot;);AND([.G124]=&quot;range&quot;;[.H124]=&quot;domain&quot;);CONCATENATE(&quot;SELECT ?X WHERE { Y &quot;;[.J124];&quot; ?X.}&quot;))" office:value-type="string" office:string-value="" calcext:value-type="error">
            <text:p>#NAME?</text:p>
          </table:table-cell>
          <table:table-cell table:style-name="ce54" table:formula="of:=ifs(AND([.G124]=&quot;domain&quot;;[.H124]=&quot;range&quot;); IF([.K124]=&quot;dbo:Person&quot;;CONCATENATE(&quot;Which person, Who ( &quot;;[.K124];&quot;,X) is,was the &quot;;[.C124]; &quot; &quot;;[.E124];&quot; (&quot;;[.L124];&quot;,Y)? (Y &quot;;[.J124];&quot; X)&quot;));AND([.G124]=&quot;range&quot;;[.H124]=&quot;domain&quot;);IF([.L124]=&quot;dbo:Person&quot;;CONCATENATE(&quot;Which person,Who (&quot;;[.L124];&quot;, X) is,was the &quot;;[.C124]; &quot; &quot;;[.E124];&quot; (&quot;;[.K124];&quot;,Y?) (X &quot;;[.J124];&quot; Y)&quot;)))" office:value-type="string" office:string-value="" calcext:value-type="error">
            <text:p>#NAME?</text:p>
          </table:table-cell>
          <table:table-cell table:style-name="ce54" table:formula="of:=ifs(AND([.G124]=&quot;domain&quot;;[.H124]=&quot;range&quot;); IF([.K124]=&quot;dbo:Person&quot;;CONCATENATE(&quot;SELECT ?X WHERE { ?X &quot;;[.J124];&quot; Y.}&quot;));AND([.G124]=&quot;range&quot;;[.H124]=&quot;domain&quot;); IF([.L124]=&quot;dbo:Person&quot;;CONCATENATE(&quot;SELECT ?X WHERE { Y &quot;;[.J124];&quot; ?X.}&quot;)))" office:value-type="string" office:string-value="" calcext:value-type="error">
            <text:p>#NAME?</text:p>
          </table:table-cell>
          <table:table-cell table:style-name="ce55" table:formula="of:=ifs(AND([.G124]=&quot;domain&quot;;[.H124]=&quot;range&quot;); CONCATENATE(&quot;List the ( &quot;;[.K124];&quot;,X)&quot;;[.D124]; &quot; &quot;;[.E124];&quot; (&quot;;[.L124];&quot;,Y)? &quot;);AND([.G124]=&quot;range&quot;;[.H124]=&quot;domain&quot;);CONCATENATE(&quot;List the (&quot;;[.L124];&quot;, X) &quot;;[.D124]; &quot; &quot;;[.E124];&quot; (&quot;;[.K124];&quot;,Y?) &quot;))" office:value-type="string" office:string-value="" calcext:value-type="error">
            <text:p>#NAME?</text:p>
          </table:table-cell>
          <table:table-cell table:style-name="ce55" table:formula="of:=ifs(AND([.G124]=&quot;domain&quot;;[.H124]=&quot;range&quot;); CONCATENATE(&quot;SELECT ?X WHERE { ?X &quot;;[.J124];&quot; Y.}&quot;);AND([.G124]=&quot;range&quot;;[.H124]=&quot;domain&quot;);CONCATENATE(&quot;SELECT ?X WHERE { Y &quot;;[.J124];&quot; ?X.}&quot;))" office:value-type="string" office:string-value="" calcext:value-type="error">
            <text:p>#NAME?</text:p>
          </table:table-cell>
          <table:table-cell table:style-name="ce55" table:formula="of:=ifs(AND([.G124]=&quot;domain&quot;;[.H124]=&quot;range&quot;); CONCATENATE(&quot;the &quot;;[.C124]; &quot; &quot;;[.E124];&quot; (&quot;;[.L124];&quot;,Y) &quot;);AND([.G124]=&quot;range&quot;;[.H124]=&quot;domain&quot;);CONCATENATE(&quot;the &quot;;[.C124]; &quot; &quot;;[.E124];&quot; (&quot;;[.K124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deathDat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ath 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athDat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date</text:p>
          </table:table-cell>
          <table:table-cell table:style-name="ce49" table:formula="of:=ifs(AND([.G125]=&quot;domain&quot;;[.H125]=&quot;range&quot;); CONCATENATE(&quot;What ( &quot;;[.K125];&quot;,X) is the &quot;;[.C125];&quot;/&quot;;[.D125]; &quot; &quot;;[.E125];&quot; (&quot;;[.L125];&quot;,Y)? &quot;);AND([.G125]=&quot;range&quot;;[.H125]=&quot;domain&quot;);CONCATENATE(&quot;What (&quot;;[.L125];&quot;, X) is the &quot;;[.C125];&quot;/&quot;;[.D125]; &quot; &quot;;[.E125];&quot; (&quot;;[.K125];&quot;,Y?) &quot;))" office:value-type="string" office:string-value="" calcext:value-type="error">
            <text:p>#NAME?</text:p>
          </table:table-cell>
          <table:table-cell table:style-name="ce5" table:formula="of:=ifs(AND([.G125]=&quot;domain&quot;;[.H125]=&quot;range&quot;); CONCATENATE(&quot;SELECT ?X WHERE { ?X &quot;;[.J125];&quot; Y.}&quot;);AND([.G125]=&quot;range&quot;;[.H125]=&quot;domain&quot;);CONCATENATE(&quot;SELECT ?X WHERE { Y &quot;;[.J125];&quot; ?X.}&quot;))" office:value-type="string" office:string-value="" calcext:value-type="error">
            <text:p>#NAME?</text:p>
          </table:table-cell>
          <table:table-cell table:style-name="ce54" table:formula="of:=ifs(AND([.G125]=&quot;domain&quot;;[.H125]=&quot;range&quot;); IF([.K125]=&quot;dbo:Person&quot;;CONCATENATE(&quot;Which person, Who ( &quot;;[.K125];&quot;,X) is,was the &quot;;[.C125]; &quot; &quot;;[.E125];&quot; (&quot;;[.L125];&quot;,Y)? (Y &quot;;[.J125];&quot; X)&quot;));AND([.G125]=&quot;range&quot;;[.H125]=&quot;domain&quot;);IF([.L125]=&quot;dbo:Person&quot;;CONCATENATE(&quot;Which person,Who (&quot;;[.L125];&quot;, X) is,was the &quot;;[.C125]; &quot; &quot;;[.E125];&quot; (&quot;;[.K125];&quot;,Y?) (X &quot;;[.J125];&quot; Y)&quot;)))" office:value-type="string" office:string-value="" calcext:value-type="error">
            <text:p>#NAME?</text:p>
          </table:table-cell>
          <table:table-cell table:style-name="ce54" table:formula="of:=ifs(AND([.G125]=&quot;domain&quot;;[.H125]=&quot;range&quot;); IF([.K125]=&quot;dbo:Person&quot;;CONCATENATE(&quot;SELECT ?X WHERE { ?X &quot;;[.J125];&quot; Y.}&quot;));AND([.G125]=&quot;range&quot;;[.H125]=&quot;domain&quot;); IF([.L125]=&quot;dbo:Person&quot;;CONCATENATE(&quot;SELECT ?X WHERE { Y &quot;;[.J125];&quot; ?X.}&quot;)))" office:value-type="string" office:string-value="" calcext:value-type="error">
            <text:p>#NAME?</text:p>
          </table:table-cell>
          <table:table-cell table:style-name="ce55" table:formula="of:=ifs(AND([.G125]=&quot;domain&quot;;[.H125]=&quot;range&quot;); CONCATENATE(&quot;List the ( &quot;;[.K125];&quot;,X)&quot;;[.D125]; &quot; &quot;;[.E125];&quot; (&quot;;[.L125];&quot;,Y)? &quot;);AND([.G125]=&quot;range&quot;;[.H125]=&quot;domain&quot;);CONCATENATE(&quot;List the (&quot;;[.L125];&quot;, X) &quot;;[.D125]; &quot; &quot;;[.E125];&quot; (&quot;;[.K125];&quot;,Y?) &quot;))" office:value-type="string" office:string-value="" calcext:value-type="error">
            <text:p>#NAME?</text:p>
          </table:table-cell>
          <table:table-cell table:style-name="ce55" table:formula="of:=ifs(AND([.G125]=&quot;domain&quot;;[.H125]=&quot;range&quot;); CONCATENATE(&quot;SELECT ?X WHERE { ?X &quot;;[.J125];&quot; Y.}&quot;);AND([.G125]=&quot;range&quot;;[.H125]=&quot;domain&quot;);CONCATENATE(&quot;SELECT ?X WHERE { Y &quot;;[.J125];&quot; ?X.}&quot;))" office:value-type="string" office:string-value="" calcext:value-type="error">
            <text:p>#NAME?</text:p>
          </table:table-cell>
          <table:table-cell table:style-name="ce55" table:formula="of:=ifs(AND([.G125]=&quot;domain&quot;;[.H125]=&quot;range&quot;); CONCATENATE(&quot;the &quot;;[.C125]; &quot; &quot;;[.E125];&quot; (&quot;;[.L125];&quot;,Y) &quot;);AND([.G125]=&quot;range&quot;;[.H125]=&quot;domain&quot;);CONCATENATE(&quot;the &quot;;[.C125]; &quot; &quot;;[.E125];&quot; (&quot;;[.K125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endowment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ndowment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endowment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26]=&quot;domain&quot;;[.H126]=&quot;range&quot;); CONCATENATE(&quot;What ( &quot;;[.K126];&quot;,X) is the &quot;;[.C126];&quot;/&quot;;[.D126]; &quot; &quot;;[.E126];&quot; (&quot;;[.L126];&quot;,Y)? &quot;);AND([.G126]=&quot;range&quot;;[.H126]=&quot;domain&quot;);CONCATENATE(&quot;What (&quot;;[.L126];&quot;, X) is the &quot;;[.C126];&quot;/&quot;;[.D126]; &quot; &quot;;[.E126];&quot; (&quot;;[.K126];&quot;,Y?) &quot;))" office:value-type="string" office:string-value="" calcext:value-type="error">
            <text:p>#NAME?</text:p>
          </table:table-cell>
          <table:table-cell table:style-name="ce5" table:formula="of:=ifs(AND([.G126]=&quot;domain&quot;;[.H126]=&quot;range&quot;); CONCATENATE(&quot;SELECT ?X WHERE { ?X &quot;;[.J126];&quot; Y.}&quot;);AND([.G126]=&quot;range&quot;;[.H126]=&quot;domain&quot;);CONCATENATE(&quot;SELECT ?X WHERE { Y &quot;;[.J126];&quot; ?X.}&quot;))" office:value-type="string" office:string-value="" calcext:value-type="error">
            <text:p>#NAME?</text:p>
          </table:table-cell>
          <table:table-cell table:style-name="ce54" table:formula="of:=ifs(AND([.G126]=&quot;domain&quot;;[.H126]=&quot;range&quot;); IF([.K126]=&quot;dbo:Person&quot;;CONCATENATE(&quot;Which person, Who ( &quot;;[.K126];&quot;,X) is,was the &quot;;[.C126]; &quot; &quot;;[.E126];&quot; (&quot;;[.L126];&quot;,Y)? (Y &quot;;[.J126];&quot; X)&quot;));AND([.G126]=&quot;range&quot;;[.H126]=&quot;domain&quot;);IF([.L126]=&quot;dbo:Person&quot;;CONCATENATE(&quot;Which person,Who (&quot;;[.L126];&quot;, X) is,was the &quot;;[.C126]; &quot; &quot;;[.E126];&quot; (&quot;;[.K126];&quot;,Y?) (X &quot;;[.J126];&quot; Y)&quot;)))" office:value-type="string" office:string-value="" calcext:value-type="error">
            <text:p>#NAME?</text:p>
          </table:table-cell>
          <table:table-cell table:style-name="ce54" table:formula="of:=ifs(AND([.G126]=&quot;domain&quot;;[.H126]=&quot;range&quot;); IF([.K126]=&quot;dbo:Person&quot;;CONCATENATE(&quot;SELECT ?X WHERE { ?X &quot;;[.J126];&quot; Y.}&quot;));AND([.G126]=&quot;range&quot;;[.H126]=&quot;domain&quot;); IF([.L126]=&quot;dbo:Person&quot;;CONCATENATE(&quot;SELECT ?X WHERE { Y &quot;;[.J126];&quot; ?X.}&quot;)))" office:value-type="string" office:string-value="" calcext:value-type="error">
            <text:p>#NAME?</text:p>
          </table:table-cell>
          <table:table-cell table:style-name="ce55" table:formula="of:=ifs(AND([.G126]=&quot;domain&quot;;[.H126]=&quot;range&quot;); CONCATENATE(&quot;List the ( &quot;;[.K126];&quot;,X)&quot;;[.D126]; &quot; &quot;;[.E126];&quot; (&quot;;[.L126];&quot;,Y)? &quot;);AND([.G126]=&quot;range&quot;;[.H126]=&quot;domain&quot;);CONCATENATE(&quot;List the (&quot;;[.L126];&quot;, X) &quot;;[.D126]; &quot; &quot;;[.E126];&quot; (&quot;;[.K126];&quot;,Y?) &quot;))" office:value-type="string" office:string-value="" calcext:value-type="error">
            <text:p>#NAME?</text:p>
          </table:table-cell>
          <table:table-cell table:style-name="ce55" table:formula="of:=ifs(AND([.G126]=&quot;domain&quot;;[.H126]=&quot;range&quot;); CONCATENATE(&quot;SELECT ?X WHERE { ?X &quot;;[.J126];&quot; Y.}&quot;);AND([.G126]=&quot;range&quot;;[.H126]=&quot;domain&quot;);CONCATENATE(&quot;SELECT ?X WHERE { Y &quot;;[.J126];&quot; ?X.}&quot;))" office:value-type="string" office:string-value="" calcext:value-type="error">
            <text:p>#NAME?</text:p>
          </table:table-cell>
          <table:table-cell table:style-name="ce55" table:formula="of:=ifs(AND([.G126]=&quot;domain&quot;;[.H126]=&quot;range&quot;); CONCATENATE(&quot;the &quot;;[.C126]; &quot; &quot;;[.E126];&quot; (&quot;;[.L126];&quot;,Y) &quot;);AND([.G126]=&quot;range&quot;;[.H126]=&quot;domain&quot;);CONCATENATE(&quot;the &quot;;[.C126]; &quot; &quot;;[.E126];&quot; (&quot;;[.K126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area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re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27]=&quot;domain&quot;;[.H127]=&quot;range&quot;); CONCATENATE(&quot;What ( &quot;;[.K127];&quot;,X) is the &quot;;[.C127];&quot;/&quot;;[.D127]; &quot; &quot;;[.E127];&quot; (&quot;;[.L127];&quot;,Y)? &quot;);AND([.G127]=&quot;range&quot;;[.H127]=&quot;domain&quot;);CONCATENATE(&quot;What (&quot;;[.L127];&quot;, X) is the &quot;;[.C127];&quot;/&quot;;[.D127]; &quot; &quot;;[.E127];&quot; (&quot;;[.K127];&quot;,Y?) &quot;))" office:value-type="string" office:string-value="" calcext:value-type="error">
            <text:p>#NAME?</text:p>
          </table:table-cell>
          <table:table-cell table:style-name="ce5" table:formula="of:=ifs(AND([.G127]=&quot;domain&quot;;[.H127]=&quot;range&quot;); CONCATENATE(&quot;SELECT ?X WHERE { ?X &quot;;[.J127];&quot; Y.}&quot;);AND([.G127]=&quot;range&quot;;[.H127]=&quot;domain&quot;);CONCATENATE(&quot;SELECT ?X WHERE { Y &quot;;[.J127];&quot; ?X.}&quot;))" office:value-type="string" office:string-value="" calcext:value-type="error">
            <text:p>#NAME?</text:p>
          </table:table-cell>
          <table:table-cell table:style-name="ce54" table:formula="of:=ifs(AND([.G127]=&quot;domain&quot;;[.H127]=&quot;range&quot;); IF([.K127]=&quot;dbo:Person&quot;;CONCATENATE(&quot;Which person, Who ( &quot;;[.K127];&quot;,X) is,was the &quot;;[.C127]; &quot; &quot;;[.E127];&quot; (&quot;;[.L127];&quot;,Y)? (Y &quot;;[.J127];&quot; X)&quot;));AND([.G127]=&quot;range&quot;;[.H127]=&quot;domain&quot;);IF([.L127]=&quot;dbo:Person&quot;;CONCATENATE(&quot;Which person,Who (&quot;;[.L127];&quot;, X) is,was the &quot;;[.C127]; &quot; &quot;;[.E127];&quot; (&quot;;[.K127];&quot;,Y?) (X &quot;;[.J127];&quot; Y)&quot;)))" office:value-type="string" office:string-value="" calcext:value-type="error">
            <text:p>#NAME?</text:p>
          </table:table-cell>
          <table:table-cell table:style-name="ce54" table:formula="of:=ifs(AND([.G127]=&quot;domain&quot;;[.H127]=&quot;range&quot;); IF([.K127]=&quot;dbo:Person&quot;;CONCATENATE(&quot;SELECT ?X WHERE { ?X &quot;;[.J127];&quot; Y.}&quot;));AND([.G127]=&quot;range&quot;;[.H127]=&quot;domain&quot;); IF([.L127]=&quot;dbo:Person&quot;;CONCATENATE(&quot;SELECT ?X WHERE { Y &quot;;[.J127];&quot; ?X.}&quot;)))" office:value-type="string" office:string-value="" calcext:value-type="error">
            <text:p>#NAME?</text:p>
          </table:table-cell>
          <table:table-cell table:style-name="ce55" table:formula="of:=ifs(AND([.G127]=&quot;domain&quot;;[.H127]=&quot;range&quot;); CONCATENATE(&quot;List the ( &quot;;[.K127];&quot;,X)&quot;;[.D127]; &quot; &quot;;[.E127];&quot; (&quot;;[.L127];&quot;,Y)? &quot;);AND([.G127]=&quot;range&quot;;[.H127]=&quot;domain&quot;);CONCATENATE(&quot;List the (&quot;;[.L127];&quot;, X) &quot;;[.D127]; &quot; &quot;;[.E127];&quot; (&quot;;[.K127];&quot;,Y?) &quot;))" office:value-type="string" office:string-value="" calcext:value-type="error">
            <text:p>#NAME?</text:p>
          </table:table-cell>
          <table:table-cell table:style-name="ce55" table:formula="of:=ifs(AND([.G127]=&quot;domain&quot;;[.H127]=&quot;range&quot;); CONCATENATE(&quot;SELECT ?X WHERE { ?X &quot;;[.J127];&quot; Y.}&quot;);AND([.G127]=&quot;range&quot;;[.H127]=&quot;domain&quot;);CONCATENATE(&quot;SELECT ?X WHERE { Y &quot;;[.J127];&quot; ?X.}&quot;))" office:value-type="string" office:string-value="" calcext:value-type="error">
            <text:p>#NAME?</text:p>
          </table:table-cell>
          <table:table-cell table:style-name="ce55" table:formula="of:=ifs(AND([.G127]=&quot;domain&quot;;[.H127]=&quot;range&quot;); CONCATENATE(&quot;the &quot;;[.C127]; &quot; &quot;;[.E127];&quot; (&quot;;[.L127];&quot;,Y) &quot;);AND([.G127]=&quot;range&quot;;[.H127]=&quot;domain&quot;);CONCATENATE(&quot;the &quot;;[.C127]; &quot; &quot;;[.E127];&quot; (&quot;;[.K127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networ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etwor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etworth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28]=&quot;domain&quot;;[.H128]=&quot;range&quot;); CONCATENATE(&quot;What ( &quot;;[.K128];&quot;,X) is the &quot;;[.C128];&quot;/&quot;;[.D128]; &quot; &quot;;[.E128];&quot; (&quot;;[.L128];&quot;,Y)? &quot;);AND([.G128]=&quot;range&quot;;[.H128]=&quot;domain&quot;);CONCATENATE(&quot;What (&quot;;[.L128];&quot;, X) is the &quot;;[.C128];&quot;/&quot;;[.D128]; &quot; &quot;;[.E128];&quot; (&quot;;[.K128];&quot;,Y?) &quot;))" office:value-type="string" office:string-value="" calcext:value-type="error">
            <text:p>#NAME?</text:p>
          </table:table-cell>
          <table:table-cell table:style-name="ce5" table:formula="of:=ifs(AND([.G128]=&quot;domain&quot;;[.H128]=&quot;range&quot;); CONCATENATE(&quot;SELECT ?X WHERE { ?X &quot;;[.J128];&quot; Y.}&quot;);AND([.G128]=&quot;range&quot;;[.H128]=&quot;domain&quot;);CONCATENATE(&quot;SELECT ?X WHERE { Y &quot;;[.J128];&quot; ?X.}&quot;))" office:value-type="string" office:string-value="" calcext:value-type="error">
            <text:p>#NAME?</text:p>
          </table:table-cell>
          <table:table-cell table:style-name="ce54" table:formula="of:=ifs(AND([.G128]=&quot;domain&quot;;[.H128]=&quot;range&quot;); IF([.K128]=&quot;dbo:Person&quot;;CONCATENATE(&quot;Which person, Who ( &quot;;[.K128];&quot;,X) is,was the &quot;;[.C128]; &quot; &quot;;[.E128];&quot; (&quot;;[.L128];&quot;,Y)? (Y &quot;;[.J128];&quot; X)&quot;));AND([.G128]=&quot;range&quot;;[.H128]=&quot;domain&quot;);IF([.L128]=&quot;dbo:Person&quot;;CONCATENATE(&quot;Which person,Who (&quot;;[.L128];&quot;, X) is,was the &quot;;[.C128]; &quot; &quot;;[.E128];&quot; (&quot;;[.K128];&quot;,Y?) (X &quot;;[.J128];&quot; Y)&quot;)))" office:value-type="string" office:string-value="" calcext:value-type="error">
            <text:p>#NAME?</text:p>
          </table:table-cell>
          <table:table-cell table:style-name="ce54" table:formula="of:=ifs(AND([.G128]=&quot;domain&quot;;[.H128]=&quot;range&quot;); IF([.K128]=&quot;dbo:Person&quot;;CONCATENATE(&quot;SELECT ?X WHERE { ?X &quot;;[.J128];&quot; Y.}&quot;));AND([.G128]=&quot;range&quot;;[.H128]=&quot;domain&quot;); IF([.L128]=&quot;dbo:Person&quot;;CONCATENATE(&quot;SELECT ?X WHERE { Y &quot;;[.J128];&quot; ?X.}&quot;)))" office:value-type="string" office:string-value="" calcext:value-type="error">
            <text:p>#NAME?</text:p>
          </table:table-cell>
          <table:table-cell table:style-name="ce55" table:formula="of:=ifs(AND([.G128]=&quot;domain&quot;;[.H128]=&quot;range&quot;); CONCATENATE(&quot;List the ( &quot;;[.K128];&quot;,X)&quot;;[.D128]; &quot; &quot;;[.E128];&quot; (&quot;;[.L128];&quot;,Y)? &quot;);AND([.G128]=&quot;range&quot;;[.H128]=&quot;domain&quot;);CONCATENATE(&quot;List the (&quot;;[.L128];&quot;, X) &quot;;[.D128]; &quot; &quot;;[.E128];&quot; (&quot;;[.K128];&quot;,Y?) &quot;))" office:value-type="string" office:string-value="" calcext:value-type="error">
            <text:p>#NAME?</text:p>
          </table:table-cell>
          <table:table-cell table:style-name="ce55" table:formula="of:=ifs(AND([.G128]=&quot;domain&quot;;[.H128]=&quot;range&quot;); CONCATENATE(&quot;SELECT ?X WHERE { ?X &quot;;[.J128];&quot; Y.}&quot;);AND([.G128]=&quot;range&quot;;[.H128]=&quot;domain&quot;);CONCATENATE(&quot;SELECT ?X WHERE { Y &quot;;[.J128];&quot; ?X.}&quot;))" office:value-type="string" office:string-value="" calcext:value-type="error">
            <text:p>#NAME?</text:p>
          </table:table-cell>
          <table:table-cell table:style-name="ce55" table:formula="of:=ifs(AND([.G128]=&quot;domain&quot;;[.H128]=&quot;range&quot;); CONCATENATE(&quot;the &quot;;[.C128]; &quot; &quot;;[.E128];&quot; (&quot;;[.L128];&quot;,Y) &quot;);AND([.G128]=&quot;range&quot;;[.H128]=&quot;domain&quot;);CONCATENATE(&quot;the &quot;;[.C128]; &quot; &quot;;[.E128];&quot; (&quot;;[.K128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parent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arent</text:p>
          </table:table-cell>
          <table:table-cell table:style-name="ce7" office:value-type="string" calcext:value-type="string">
            <text:p>parent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arent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49" table:formula="of:=ifs(AND([.G129]=&quot;domain&quot;;[.H129]=&quot;range&quot;); CONCATENATE(&quot;What ( &quot;;[.K129];&quot;,X) is the &quot;;[.C129];&quot;/&quot;;[.D129]; &quot; &quot;;[.E129];&quot; (&quot;;[.L129];&quot;,Y)? &quot;);AND([.G129]=&quot;range&quot;;[.H129]=&quot;domain&quot;);CONCATENATE(&quot;What (&quot;;[.L129];&quot;, X) is the &quot;;[.C129];&quot;/&quot;;[.D129]; &quot; &quot;;[.E129];&quot; (&quot;;[.K129];&quot;,Y?) &quot;))" office:value-type="string" office:string-value="" calcext:value-type="error">
            <text:p>#NAME?</text:p>
          </table:table-cell>
          <table:table-cell table:style-name="ce5" table:formula="of:=ifs(AND([.G129]=&quot;domain&quot;;[.H129]=&quot;range&quot;); CONCATENATE(&quot;SELECT ?X WHERE { ?X &quot;;[.J129];&quot; Y.}&quot;);AND([.G129]=&quot;range&quot;;[.H129]=&quot;domain&quot;);CONCATENATE(&quot;SELECT ?X WHERE { Y &quot;;[.J129];&quot; ?X.}&quot;))" office:value-type="string" office:string-value="" calcext:value-type="error">
            <text:p>#NAME?</text:p>
          </table:table-cell>
          <table:table-cell table:style-name="ce54" table:formula="of:=ifs(AND([.G129]=&quot;domain&quot;;[.H129]=&quot;range&quot;); IF([.K129]=&quot;dbo:Person&quot;;CONCATENATE(&quot;Which person, Who ( &quot;;[.K129];&quot;,X) is,was the &quot;;[.C129]; &quot; &quot;;[.E129];&quot; (&quot;;[.L129];&quot;,Y)? (Y &quot;;[.J129];&quot; X)&quot;));AND([.G129]=&quot;range&quot;;[.H129]=&quot;domain&quot;);IF([.L129]=&quot;dbo:Person&quot;;CONCATENATE(&quot;Which person,Who (&quot;;[.L129];&quot;, X) is,was the &quot;;[.C129]; &quot; &quot;;[.E129];&quot; (&quot;;[.K129];&quot;,Y?) (X &quot;;[.J129];&quot; Y)&quot;)))" office:value-type="string" office:string-value="" calcext:value-type="error">
            <text:p>#NAME?</text:p>
          </table:table-cell>
          <table:table-cell table:style-name="ce54" table:formula="of:=ifs(AND([.G129]=&quot;domain&quot;;[.H129]=&quot;range&quot;); IF([.K129]=&quot;dbo:Person&quot;;CONCATENATE(&quot;SELECT ?X WHERE { ?X &quot;;[.J129];&quot; Y.}&quot;));AND([.G129]=&quot;range&quot;;[.H129]=&quot;domain&quot;); IF([.L129]=&quot;dbo:Person&quot;;CONCATENATE(&quot;SELECT ?X WHERE { Y &quot;;[.J129];&quot; ?X.}&quot;)))" office:value-type="string" office:string-value="" calcext:value-type="error">
            <text:p>#NAME?</text:p>
          </table:table-cell>
          <table:table-cell table:style-name="ce55" table:formula="of:=ifs(AND([.G129]=&quot;domain&quot;;[.H129]=&quot;range&quot;); CONCATENATE(&quot;List the ( &quot;;[.K129];&quot;,X)&quot;;[.D129]; &quot; &quot;;[.E129];&quot; (&quot;;[.L129];&quot;,Y)? &quot;);AND([.G129]=&quot;range&quot;;[.H129]=&quot;domain&quot;);CONCATENATE(&quot;List the (&quot;;[.L129];&quot;, X) &quot;;[.D129]; &quot; &quot;;[.E129];&quot; (&quot;;[.K129];&quot;,Y?) &quot;))" office:value-type="string" office:string-value="" calcext:value-type="error">
            <text:p>#NAME?</text:p>
          </table:table-cell>
          <table:table-cell table:style-name="ce55" table:formula="of:=ifs(AND([.G129]=&quot;domain&quot;;[.H129]=&quot;range&quot;); CONCATENATE(&quot;SELECT ?X WHERE { ?X &quot;;[.J129];&quot; Y.}&quot;);AND([.G129]=&quot;range&quot;;[.H129]=&quot;domain&quot;);CONCATENATE(&quot;SELECT ?X WHERE { Y &quot;;[.J129];&quot; ?X.}&quot;))" office:value-type="string" office:string-value="" calcext:value-type="error">
            <text:p>#NAME?</text:p>
          </table:table-cell>
          <table:table-cell table:style-name="ce55" table:formula="of:=ifs(AND([.G129]=&quot;domain&quot;;[.H129]=&quot;range&quot;); CONCATENATE(&quot;the &quot;;[.C129]; &quot; &quot;;[.E129];&quot; (&quot;;[.L129];&quot;,Y) &quot;);AND([.G129]=&quot;range&quot;;[.H129]=&quot;domain&quot;);CONCATENATE(&quot;the &quot;;[.C129]; &quot; &quot;;[.E129];&quot; (&quot;;[.K129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averageDep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verage dep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verageDepth</text:p>
          </table:table-cell>
          <table:table-cell table:style-name="ce18" office:value-type="string" calcext:value-type="string">
            <text:p>dbo:Place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0]=&quot;domain&quot;;[.H130]=&quot;range&quot;); CONCATENATE(&quot;What ( &quot;;[.K130];&quot;,X) is the &quot;;[.C130];&quot;/&quot;;[.D130]; &quot; &quot;;[.E130];&quot; (&quot;;[.L130];&quot;,Y)? &quot;);AND([.G130]=&quot;range&quot;;[.H130]=&quot;domain&quot;);CONCATENATE(&quot;What (&quot;;[.L130];&quot;, X) is the &quot;;[.C130];&quot;/&quot;;[.D130]; &quot; &quot;;[.E130];&quot; (&quot;;[.K130];&quot;,Y?) &quot;))" office:value-type="string" office:string-value="" calcext:value-type="error">
            <text:p>#NAME?</text:p>
          </table:table-cell>
          <table:table-cell table:style-name="ce5" table:formula="of:=ifs(AND([.G130]=&quot;domain&quot;;[.H130]=&quot;range&quot;); CONCATENATE(&quot;SELECT ?X WHERE { ?X &quot;;[.J130];&quot; Y.}&quot;);AND([.G130]=&quot;range&quot;;[.H130]=&quot;domain&quot;);CONCATENATE(&quot;SELECT ?X WHERE { Y &quot;;[.J130];&quot; ?X.}&quot;))" office:value-type="string" office:string-value="" calcext:value-type="error">
            <text:p>#NAME?</text:p>
          </table:table-cell>
          <table:table-cell table:style-name="ce54" table:formula="of:=ifs(AND([.G130]=&quot;domain&quot;;[.H130]=&quot;range&quot;); IF([.K130]=&quot;dbo:Person&quot;;CONCATENATE(&quot;Which person, Who ( &quot;;[.K130];&quot;,X) is,was the &quot;;[.C130]; &quot; &quot;;[.E130];&quot; (&quot;;[.L130];&quot;,Y)? (Y &quot;;[.J130];&quot; X)&quot;));AND([.G130]=&quot;range&quot;;[.H130]=&quot;domain&quot;);IF([.L130]=&quot;dbo:Person&quot;;CONCATENATE(&quot;Which person,Who (&quot;;[.L130];&quot;, X) is,was the &quot;;[.C130]; &quot; &quot;;[.E130];&quot; (&quot;;[.K130];&quot;,Y?) (X &quot;;[.J130];&quot; Y)&quot;)))" office:value-type="string" office:string-value="" calcext:value-type="error">
            <text:p>#NAME?</text:p>
          </table:table-cell>
          <table:table-cell table:style-name="ce54" table:formula="of:=ifs(AND([.G130]=&quot;domain&quot;;[.H130]=&quot;range&quot;); IF([.K130]=&quot;dbo:Person&quot;;CONCATENATE(&quot;SELECT ?X WHERE { ?X &quot;;[.J130];&quot; Y.}&quot;));AND([.G130]=&quot;range&quot;;[.H130]=&quot;domain&quot;); IF([.L130]=&quot;dbo:Person&quot;;CONCATENATE(&quot;SELECT ?X WHERE { Y &quot;;[.J130];&quot; ?X.}&quot;)))" office:value-type="string" office:string-value="" calcext:value-type="error">
            <text:p>#NAME?</text:p>
          </table:table-cell>
          <table:table-cell table:style-name="ce55" table:formula="of:=ifs(AND([.G130]=&quot;domain&quot;;[.H130]=&quot;range&quot;); CONCATENATE(&quot;List the ( &quot;;[.K130];&quot;,X)&quot;;[.D130]; &quot; &quot;;[.E130];&quot; (&quot;;[.L130];&quot;,Y)? &quot;);AND([.G130]=&quot;range&quot;;[.H130]=&quot;domain&quot;);CONCATENATE(&quot;List the (&quot;;[.L130];&quot;, X) &quot;;[.D130]; &quot; &quot;;[.E130];&quot; (&quot;;[.K130];&quot;,Y?) &quot;))" office:value-type="string" office:string-value="" calcext:value-type="error">
            <text:p>#NAME?</text:p>
          </table:table-cell>
          <table:table-cell table:style-name="ce55" table:formula="of:=ifs(AND([.G130]=&quot;domain&quot;;[.H130]=&quot;range&quot;); CONCATENATE(&quot;SELECT ?X WHERE { ?X &quot;;[.J130];&quot; Y.}&quot;);AND([.G130]=&quot;range&quot;;[.H130]=&quot;domain&quot;);CONCATENATE(&quot;SELECT ?X WHERE { Y &quot;;[.J130];&quot; ?X.}&quot;))" office:value-type="string" office:string-value="" calcext:value-type="error">
            <text:p>#NAME?</text:p>
          </table:table-cell>
          <table:table-cell table:style-name="ce55" table:formula="of:=ifs(AND([.G130]=&quot;domain&quot;;[.H130]=&quot;range&quot;); CONCATENATE(&quot;the &quot;;[.C130]; &quot; &quot;;[.E130];&quot; (&quot;;[.L130];&quot;,Y) &quot;);AND([.G130]=&quot;range&quot;;[.H130]=&quot;domain&quot;);CONCATENATE(&quot;the &quot;;[.C130]; &quot; &quot;;[.E130];&quot; (&quot;;[.K130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maximumDep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aximum dep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aximumDepth</text:p>
          </table:table-cell>
          <table:table-cell table:style-name="ce18" office:value-type="string" calcext:value-type="string">
            <text:p>dbo:Place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1]=&quot;domain&quot;;[.H131]=&quot;range&quot;); CONCATENATE(&quot;What ( &quot;;[.K131];&quot;,X) is the &quot;;[.C131];&quot;/&quot;;[.D131]; &quot; &quot;;[.E131];&quot; (&quot;;[.L131];&quot;,Y)? &quot;);AND([.G131]=&quot;range&quot;;[.H131]=&quot;domain&quot;);CONCATENATE(&quot;What (&quot;;[.L131];&quot;, X) is the &quot;;[.C131];&quot;/&quot;;[.D131]; &quot; &quot;;[.E131];&quot; (&quot;;[.K131];&quot;,Y?) &quot;))" office:value-type="string" office:string-value="" calcext:value-type="error">
            <text:p>#NAME?</text:p>
          </table:table-cell>
          <table:table-cell table:style-name="ce5" table:formula="of:=ifs(AND([.G131]=&quot;domain&quot;;[.H131]=&quot;range&quot;); CONCATENATE(&quot;SELECT ?X WHERE { ?X &quot;;[.J131];&quot; Y.}&quot;);AND([.G131]=&quot;range&quot;;[.H131]=&quot;domain&quot;);CONCATENATE(&quot;SELECT ?X WHERE { Y &quot;;[.J131];&quot; ?X.}&quot;))" office:value-type="string" office:string-value="" calcext:value-type="error">
            <text:p>#NAME?</text:p>
          </table:table-cell>
          <table:table-cell table:style-name="ce54" table:formula="of:=ifs(AND([.G131]=&quot;domain&quot;;[.H131]=&quot;range&quot;); IF([.K131]=&quot;dbo:Person&quot;;CONCATENATE(&quot;Which person, Who ( &quot;;[.K131];&quot;,X) is,was the &quot;;[.C131]; &quot; &quot;;[.E131];&quot; (&quot;;[.L131];&quot;,Y)? (Y &quot;;[.J131];&quot; X)&quot;));AND([.G131]=&quot;range&quot;;[.H131]=&quot;domain&quot;);IF([.L131]=&quot;dbo:Person&quot;;CONCATENATE(&quot;Which person,Who (&quot;;[.L131];&quot;, X) is,was the &quot;;[.C131]; &quot; &quot;;[.E131];&quot; (&quot;;[.K131];&quot;,Y?) (X &quot;;[.J131];&quot; Y)&quot;)))" office:value-type="string" office:string-value="" calcext:value-type="error">
            <text:p>#NAME?</text:p>
          </table:table-cell>
          <table:table-cell table:style-name="ce54" table:formula="of:=ifs(AND([.G131]=&quot;domain&quot;;[.H131]=&quot;range&quot;); IF([.K131]=&quot;dbo:Person&quot;;CONCATENATE(&quot;SELECT ?X WHERE { ?X &quot;;[.J131];&quot; Y.}&quot;));AND([.G131]=&quot;range&quot;;[.H131]=&quot;domain&quot;); IF([.L131]=&quot;dbo:Person&quot;;CONCATENATE(&quot;SELECT ?X WHERE { Y &quot;;[.J131];&quot; ?X.}&quot;)))" office:value-type="string" office:string-value="" calcext:value-type="error">
            <text:p>#NAME?</text:p>
          </table:table-cell>
          <table:table-cell table:style-name="ce55" table:formula="of:=ifs(AND([.G131]=&quot;domain&quot;;[.H131]=&quot;range&quot;); CONCATENATE(&quot;List the ( &quot;;[.K131];&quot;,X)&quot;;[.D131]; &quot; &quot;;[.E131];&quot; (&quot;;[.L131];&quot;,Y)? &quot;);AND([.G131]=&quot;range&quot;;[.H131]=&quot;domain&quot;);CONCATENATE(&quot;List the (&quot;;[.L131];&quot;, X) &quot;;[.D131]; &quot; &quot;;[.E131];&quot; (&quot;;[.K131];&quot;,Y?) &quot;))" office:value-type="string" office:string-value="" calcext:value-type="error">
            <text:p>#NAME?</text:p>
          </table:table-cell>
          <table:table-cell table:style-name="ce55" table:formula="of:=ifs(AND([.G131]=&quot;domain&quot;;[.H131]=&quot;range&quot;); CONCATENATE(&quot;SELECT ?X WHERE { ?X &quot;;[.J131];&quot; Y.}&quot;);AND([.G131]=&quot;range&quot;;[.H131]=&quot;domain&quot;);CONCATENATE(&quot;SELECT ?X WHERE { Y &quot;;[.J131];&quot; ?X.}&quot;))" office:value-type="string" office:string-value="" calcext:value-type="error">
            <text:p>#NAME?</text:p>
          </table:table-cell>
          <table:table-cell table:style-name="ce55" table:formula="of:=ifs(AND([.G131]=&quot;domain&quot;;[.H131]=&quot;range&quot;); CONCATENATE(&quot;the &quot;;[.C131]; &quot; &quot;;[.E131];&quot; (&quot;;[.L131];&quot;,Y) &quot;);AND([.G131]=&quot;range&quot;;[.H131]=&quot;domain&quot;);CONCATENATE(&quot;the &quot;;[.C131]; &quot; &quot;;[.E131];&quot; (&quot;;[.K131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shoreLeng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hore leng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horeLength</text:p>
          </table:table-cell>
          <table:table-cell table:style-name="ce18" office:value-type="string" calcext:value-type="string">
            <text:p>dbo:BodyOfWater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2]=&quot;domain&quot;;[.H132]=&quot;range&quot;); CONCATENATE(&quot;What ( &quot;;[.K132];&quot;,X) is the &quot;;[.C132];&quot;/&quot;;[.D132]; &quot; &quot;;[.E132];&quot; (&quot;;[.L132];&quot;,Y)? &quot;);AND([.G132]=&quot;range&quot;;[.H132]=&quot;domain&quot;);CONCATENATE(&quot;What (&quot;;[.L132];&quot;, X) is the &quot;;[.C132];&quot;/&quot;;[.D132]; &quot; &quot;;[.E132];&quot; (&quot;;[.K132];&quot;,Y?) &quot;))" office:value-type="string" office:string-value="" calcext:value-type="error">
            <text:p>#NAME?</text:p>
          </table:table-cell>
          <table:table-cell table:style-name="ce5" table:formula="of:=ifs(AND([.G132]=&quot;domain&quot;;[.H132]=&quot;range&quot;); CONCATENATE(&quot;SELECT ?X WHERE { ?X &quot;;[.J132];&quot; Y.}&quot;);AND([.G132]=&quot;range&quot;;[.H132]=&quot;domain&quot;);CONCATENATE(&quot;SELECT ?X WHERE { Y &quot;;[.J132];&quot; ?X.}&quot;))" office:value-type="string" office:string-value="" calcext:value-type="error">
            <text:p>#NAME?</text:p>
          </table:table-cell>
          <table:table-cell table:style-name="ce54" table:formula="of:=ifs(AND([.G132]=&quot;domain&quot;;[.H132]=&quot;range&quot;); IF([.K132]=&quot;dbo:Person&quot;;CONCATENATE(&quot;Which person, Who ( &quot;;[.K132];&quot;,X) is,was the &quot;;[.C132]; &quot; &quot;;[.E132];&quot; (&quot;;[.L132];&quot;,Y)? (Y &quot;;[.J132];&quot; X)&quot;));AND([.G132]=&quot;range&quot;;[.H132]=&quot;domain&quot;);IF([.L132]=&quot;dbo:Person&quot;;CONCATENATE(&quot;Which person,Who (&quot;;[.L132];&quot;, X) is,was the &quot;;[.C132]; &quot; &quot;;[.E132];&quot; (&quot;;[.K132];&quot;,Y?) (X &quot;;[.J132];&quot; Y)&quot;)))" office:value-type="string" office:string-value="" calcext:value-type="error">
            <text:p>#NAME?</text:p>
          </table:table-cell>
          <table:table-cell table:style-name="ce54" table:formula="of:=ifs(AND([.G132]=&quot;domain&quot;;[.H132]=&quot;range&quot;); IF([.K132]=&quot;dbo:Person&quot;;CONCATENATE(&quot;SELECT ?X WHERE { ?X &quot;;[.J132];&quot; Y.}&quot;));AND([.G132]=&quot;range&quot;;[.H132]=&quot;domain&quot;); IF([.L132]=&quot;dbo:Person&quot;;CONCATENATE(&quot;SELECT ?X WHERE { Y &quot;;[.J132];&quot; ?X.}&quot;)))" office:value-type="string" office:string-value="" calcext:value-type="error">
            <text:p>#NAME?</text:p>
          </table:table-cell>
          <table:table-cell table:style-name="ce55" table:formula="of:=ifs(AND([.G132]=&quot;domain&quot;;[.H132]=&quot;range&quot;); CONCATENATE(&quot;List the ( &quot;;[.K132];&quot;,X)&quot;;[.D132]; &quot; &quot;;[.E132];&quot; (&quot;;[.L132];&quot;,Y)? &quot;);AND([.G132]=&quot;range&quot;;[.H132]=&quot;domain&quot;);CONCATENATE(&quot;List the (&quot;;[.L132];&quot;, X) &quot;;[.D132]; &quot; &quot;;[.E132];&quot; (&quot;;[.K132];&quot;,Y?) &quot;))" office:value-type="string" office:string-value="" calcext:value-type="error">
            <text:p>#NAME?</text:p>
          </table:table-cell>
          <table:table-cell table:style-name="ce55" table:formula="of:=ifs(AND([.G132]=&quot;domain&quot;;[.H132]=&quot;range&quot;); CONCATENATE(&quot;SELECT ?X WHERE { ?X &quot;;[.J132];&quot; Y.}&quot;);AND([.G132]=&quot;range&quot;;[.H132]=&quot;domain&quot;);CONCATENATE(&quot;SELECT ?X WHERE { Y &quot;;[.J132];&quot; ?X.}&quot;))" office:value-type="string" office:string-value="" calcext:value-type="error">
            <text:p>#NAME?</text:p>
          </table:table-cell>
          <table:table-cell table:style-name="ce55" table:formula="of:=ifs(AND([.G132]=&quot;domain&quot;;[.H132]=&quot;range&quot;); CONCATENATE(&quot;the &quot;;[.C132]; &quot; &quot;;[.E132];&quot; (&quot;;[.L132];&quot;,Y) &quot;);AND([.G132]=&quot;range&quot;;[.H132]=&quot;domain&quot;);CONCATENATE(&quot;the &quot;;[.C132]; &quot; &quot;;[.E132];&quot; (&quot;;[.K132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volu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volum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volume</text:p>
          </table:table-cell>
          <table:table-cell table:style-name="ce18" office:value-type="string" calcext:value-type="string">
            <text:p>dbo:BodyOfWater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3]=&quot;domain&quot;;[.H133]=&quot;range&quot;); CONCATENATE(&quot;What ( &quot;;[.K133];&quot;,X) is the &quot;;[.C133];&quot;/&quot;;[.D133]; &quot; &quot;;[.E133];&quot; (&quot;;[.L133];&quot;,Y)? &quot;);AND([.G133]=&quot;range&quot;;[.H133]=&quot;domain&quot;);CONCATENATE(&quot;What (&quot;;[.L133];&quot;, X) is the &quot;;[.C133];&quot;/&quot;;[.D133]; &quot; &quot;;[.E133];&quot; (&quot;;[.K133];&quot;,Y?) &quot;))" office:value-type="string" office:string-value="" calcext:value-type="error">
            <text:p>#NAME?</text:p>
          </table:table-cell>
          <table:table-cell table:style-name="ce5" table:formula="of:=ifs(AND([.G133]=&quot;domain&quot;;[.H133]=&quot;range&quot;); CONCATENATE(&quot;SELECT ?X WHERE { ?X &quot;;[.J133];&quot; Y.}&quot;);AND([.G133]=&quot;range&quot;;[.H133]=&quot;domain&quot;);CONCATENATE(&quot;SELECT ?X WHERE { Y &quot;;[.J133];&quot; ?X.}&quot;))" office:value-type="string" office:string-value="" calcext:value-type="error">
            <text:p>#NAME?</text:p>
          </table:table-cell>
          <table:table-cell table:style-name="ce54" table:formula="of:=ifs(AND([.G133]=&quot;domain&quot;;[.H133]=&quot;range&quot;); IF([.K133]=&quot;dbo:Person&quot;;CONCATENATE(&quot;Which person, Who ( &quot;;[.K133];&quot;,X) is,was the &quot;;[.C133]; &quot; &quot;;[.E133];&quot; (&quot;;[.L133];&quot;,Y)? (Y &quot;;[.J133];&quot; X)&quot;));AND([.G133]=&quot;range&quot;;[.H133]=&quot;domain&quot;);IF([.L133]=&quot;dbo:Person&quot;;CONCATENATE(&quot;Which person,Who (&quot;;[.L133];&quot;, X) is,was the &quot;;[.C133]; &quot; &quot;;[.E133];&quot; (&quot;;[.K133];&quot;,Y?) (X &quot;;[.J133];&quot; Y)&quot;)))" office:value-type="string" office:string-value="" calcext:value-type="error">
            <text:p>#NAME?</text:p>
          </table:table-cell>
          <table:table-cell table:style-name="ce54" table:formula="of:=ifs(AND([.G133]=&quot;domain&quot;;[.H133]=&quot;range&quot;); IF([.K133]=&quot;dbo:Person&quot;;CONCATENATE(&quot;SELECT ?X WHERE { ?X &quot;;[.J133];&quot; Y.}&quot;));AND([.G133]=&quot;range&quot;;[.H133]=&quot;domain&quot;); IF([.L133]=&quot;dbo:Person&quot;;CONCATENATE(&quot;SELECT ?X WHERE { Y &quot;;[.J133];&quot; ?X.}&quot;)))" office:value-type="string" office:string-value="" calcext:value-type="error">
            <text:p>#NAME?</text:p>
          </table:table-cell>
          <table:table-cell table:style-name="ce55" table:formula="of:=ifs(AND([.G133]=&quot;domain&quot;;[.H133]=&quot;range&quot;); CONCATENATE(&quot;List the ( &quot;;[.K133];&quot;,X)&quot;;[.D133]; &quot; &quot;;[.E133];&quot; (&quot;;[.L133];&quot;,Y)? &quot;);AND([.G133]=&quot;range&quot;;[.H133]=&quot;domain&quot;);CONCATENATE(&quot;List the (&quot;;[.L133];&quot;, X) &quot;;[.D133]; &quot; &quot;;[.E133];&quot; (&quot;;[.K133];&quot;,Y?) &quot;))" office:value-type="string" office:string-value="" calcext:value-type="error">
            <text:p>#NAME?</text:p>
          </table:table-cell>
          <table:table-cell table:style-name="ce55" table:formula="of:=ifs(AND([.G133]=&quot;domain&quot;;[.H133]=&quot;range&quot;); CONCATENATE(&quot;SELECT ?X WHERE { ?X &quot;;[.J133];&quot; Y.}&quot;);AND([.G133]=&quot;range&quot;;[.H133]=&quot;domain&quot;);CONCATENATE(&quot;SELECT ?X WHERE { Y &quot;;[.J133];&quot; ?X.}&quot;))" office:value-type="string" office:string-value="" calcext:value-type="error">
            <text:p>#NAME?</text:p>
          </table:table-cell>
          <table:table-cell table:style-name="ce55" table:formula="of:=ifs(AND([.G133]=&quot;domain&quot;;[.H133]=&quot;range&quot;); CONCATENATE(&quot;the &quot;;[.C133]; &quot; &quot;;[.E133];&quot; (&quot;;[.L133];&quot;,Y) &quot;);AND([.G133]=&quot;range&quot;;[.H133]=&quot;domain&quot;);CONCATENATE(&quot;the &quot;;[.C133]; &quot; &quot;;[.E133];&quot; (&quot;;[.K133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wid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width</text:p>
          </table:table-cell>
          <table:table-cell table:style-name="ce18" office:value-type="string" calcext:value-type="string">
            <text:p>dbo:BodyOfWater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4]=&quot;domain&quot;;[.H134]=&quot;range&quot;); CONCATENATE(&quot;What ( &quot;;[.K134];&quot;,X) is the &quot;;[.C134];&quot;/&quot;;[.D134]; &quot; &quot;;[.E134];&quot; (&quot;;[.L134];&quot;,Y)? &quot;);AND([.G134]=&quot;range&quot;;[.H134]=&quot;domain&quot;);CONCATENATE(&quot;What (&quot;;[.L134];&quot;, X) is the &quot;;[.C134];&quot;/&quot;;[.D134]; &quot; &quot;;[.E134];&quot; (&quot;;[.K134];&quot;,Y?) &quot;))" office:value-type="string" office:string-value="" calcext:value-type="error">
            <text:p>#NAME?</text:p>
          </table:table-cell>
          <table:table-cell table:style-name="ce5" table:formula="of:=ifs(AND([.G134]=&quot;domain&quot;;[.H134]=&quot;range&quot;); CONCATENATE(&quot;SELECT ?X WHERE { ?X &quot;;[.J134];&quot; Y.}&quot;);AND([.G134]=&quot;range&quot;;[.H134]=&quot;domain&quot;);CONCATENATE(&quot;SELECT ?X WHERE { Y &quot;;[.J134];&quot; ?X.}&quot;))" office:value-type="string" office:string-value="" calcext:value-type="error">
            <text:p>#NAME?</text:p>
          </table:table-cell>
          <table:table-cell table:style-name="ce54" table:formula="of:=ifs(AND([.G134]=&quot;domain&quot;;[.H134]=&quot;range&quot;); IF([.K134]=&quot;dbo:Person&quot;;CONCATENATE(&quot;Which person, Who ( &quot;;[.K134];&quot;,X) is,was the &quot;;[.C134]; &quot; &quot;;[.E134];&quot; (&quot;;[.L134];&quot;,Y)? (Y &quot;;[.J134];&quot; X)&quot;));AND([.G134]=&quot;range&quot;;[.H134]=&quot;domain&quot;);IF([.L134]=&quot;dbo:Person&quot;;CONCATENATE(&quot;Which person,Who (&quot;;[.L134];&quot;, X) is,was the &quot;;[.C134]; &quot; &quot;;[.E134];&quot; (&quot;;[.K134];&quot;,Y?) (X &quot;;[.J134];&quot; Y)&quot;)))" office:value-type="string" office:string-value="" calcext:value-type="error">
            <text:p>#NAME?</text:p>
          </table:table-cell>
          <table:table-cell table:style-name="ce54" table:formula="of:=ifs(AND([.G134]=&quot;domain&quot;;[.H134]=&quot;range&quot;); IF([.K134]=&quot;dbo:Person&quot;;CONCATENATE(&quot;SELECT ?X WHERE { ?X &quot;;[.J134];&quot; Y.}&quot;));AND([.G134]=&quot;range&quot;;[.H134]=&quot;domain&quot;); IF([.L134]=&quot;dbo:Person&quot;;CONCATENATE(&quot;SELECT ?X WHERE { Y &quot;;[.J134];&quot; ?X.}&quot;)))" office:value-type="string" office:string-value="" calcext:value-type="error">
            <text:p>#NAME?</text:p>
          </table:table-cell>
          <table:table-cell table:style-name="ce55" table:formula="of:=ifs(AND([.G134]=&quot;domain&quot;;[.H134]=&quot;range&quot;); CONCATENATE(&quot;List the ( &quot;;[.K134];&quot;,X)&quot;;[.D134]; &quot; &quot;;[.E134];&quot; (&quot;;[.L134];&quot;,Y)? &quot;);AND([.G134]=&quot;range&quot;;[.H134]=&quot;domain&quot;);CONCATENATE(&quot;List the (&quot;;[.L134];&quot;, X) &quot;;[.D134]; &quot; &quot;;[.E134];&quot; (&quot;;[.K134];&quot;,Y?) &quot;))" office:value-type="string" office:string-value="" calcext:value-type="error">
            <text:p>#NAME?</text:p>
          </table:table-cell>
          <table:table-cell table:style-name="ce55" table:formula="of:=ifs(AND([.G134]=&quot;domain&quot;;[.H134]=&quot;range&quot;); CONCATENATE(&quot;SELECT ?X WHERE { ?X &quot;;[.J134];&quot; Y.}&quot;);AND([.G134]=&quot;range&quot;;[.H134]=&quot;domain&quot;);CONCATENATE(&quot;SELECT ?X WHERE { Y &quot;;[.J134];&quot; ?X.}&quot;))" office:value-type="string" office:string-value="" calcext:value-type="error">
            <text:p>#NAME?</text:p>
          </table:table-cell>
          <table:table-cell table:style-name="ce55" table:formula="of:=ifs(AND([.G134]=&quot;domain&quot;;[.H134]=&quot;range&quot;); CONCATENATE(&quot;the &quot;;[.C134]; &quot; &quot;;[.E134];&quot; (&quot;;[.L134];&quot;,Y) &quot;);AND([.G134]=&quot;range&quot;;[.H134]=&quot;domain&quot;);CONCATENATE(&quot;the &quot;;[.C134]; &quot; &quot;;[.E134];&quot; (&quot;;[.K134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totalArea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total are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reaTotal</text:p>
          </table:table-cell>
          <table:table-cell table:style-name="ce18" office:value-type="string" calcext:value-type="string">
            <text:p>dbo:Place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35]=&quot;domain&quot;;[.H135]=&quot;range&quot;); CONCATENATE(&quot;What ( &quot;;[.K135];&quot;,X) is the &quot;;[.C135];&quot;/&quot;;[.D135]; &quot; &quot;;[.E135];&quot; (&quot;;[.L135];&quot;,Y)? &quot;);AND([.G135]=&quot;range&quot;;[.H135]=&quot;domain&quot;);CONCATENATE(&quot;What (&quot;;[.L135];&quot;, X) is the &quot;;[.C135];&quot;/&quot;;[.D135]; &quot; &quot;;[.E135];&quot; (&quot;;[.K135];&quot;,Y?) &quot;))" office:value-type="string" office:string-value="" calcext:value-type="error">
            <text:p>#NAME?</text:p>
          </table:table-cell>
          <table:table-cell table:style-name="ce5" table:formula="of:=ifs(AND([.G135]=&quot;domain&quot;;[.H135]=&quot;range&quot;); CONCATENATE(&quot;SELECT ?X WHERE { ?X &quot;;[.J135];&quot; Y.}&quot;);AND([.G135]=&quot;range&quot;;[.H135]=&quot;domain&quot;);CONCATENATE(&quot;SELECT ?X WHERE { Y &quot;;[.J135];&quot; ?X.}&quot;))" office:value-type="string" office:string-value="" calcext:value-type="error">
            <text:p>#NAME?</text:p>
          </table:table-cell>
          <table:table-cell table:style-name="ce54" table:formula="of:=ifs(AND([.G135]=&quot;domain&quot;;[.H135]=&quot;range&quot;); IF([.K135]=&quot;dbo:Person&quot;;CONCATENATE(&quot;Which person, Who ( &quot;;[.K135];&quot;,X) is,was the &quot;;[.C135]; &quot; &quot;;[.E135];&quot; (&quot;;[.L135];&quot;,Y)? (Y &quot;;[.J135];&quot; X)&quot;));AND([.G135]=&quot;range&quot;;[.H135]=&quot;domain&quot;);IF([.L135]=&quot;dbo:Person&quot;;CONCATENATE(&quot;Which person,Who (&quot;;[.L135];&quot;, X) is,was the &quot;;[.C135]; &quot; &quot;;[.E135];&quot; (&quot;;[.K135];&quot;,Y?) (X &quot;;[.J135];&quot; Y)&quot;)))" office:value-type="string" office:string-value="" calcext:value-type="error">
            <text:p>#NAME?</text:p>
          </table:table-cell>
          <table:table-cell table:style-name="ce54" table:formula="of:=ifs(AND([.G135]=&quot;domain&quot;;[.H135]=&quot;range&quot;); IF([.K135]=&quot;dbo:Person&quot;;CONCATENATE(&quot;SELECT ?X WHERE { ?X &quot;;[.J135];&quot; Y.}&quot;));AND([.G135]=&quot;range&quot;;[.H135]=&quot;domain&quot;); IF([.L135]=&quot;dbo:Person&quot;;CONCATENATE(&quot;SELECT ?X WHERE { Y &quot;;[.J135];&quot; ?X.}&quot;)))" office:value-type="string" office:string-value="" calcext:value-type="error">
            <text:p>#NAME?</text:p>
          </table:table-cell>
          <table:table-cell table:style-name="ce55" table:formula="of:=ifs(AND([.G135]=&quot;domain&quot;;[.H135]=&quot;range&quot;); CONCATENATE(&quot;List the ( &quot;;[.K135];&quot;,X)&quot;;[.D135]; &quot; &quot;;[.E135];&quot; (&quot;;[.L135];&quot;,Y)? &quot;);AND([.G135]=&quot;range&quot;;[.H135]=&quot;domain&quot;);CONCATENATE(&quot;List the (&quot;;[.L135];&quot;, X) &quot;;[.D135]; &quot; &quot;;[.E135];&quot; (&quot;;[.K135];&quot;,Y?) &quot;))" office:value-type="string" office:string-value="" calcext:value-type="error">
            <text:p>#NAME?</text:p>
          </table:table-cell>
          <table:table-cell table:style-name="ce55" table:formula="of:=ifs(AND([.G135]=&quot;domain&quot;;[.H135]=&quot;range&quot;); CONCATENATE(&quot;SELECT ?X WHERE { ?X &quot;;[.J135];&quot; Y.}&quot;);AND([.G135]=&quot;range&quot;;[.H135]=&quot;domain&quot;);CONCATENATE(&quot;SELECT ?X WHERE { Y &quot;;[.J135];&quot; ?X.}&quot;))" office:value-type="string" office:string-value="" calcext:value-type="error">
            <text:p>#NAME?</text:p>
          </table:table-cell>
          <table:table-cell table:style-name="ce55" table:formula="of:=ifs(AND([.G135]=&quot;domain&quot;;[.H135]=&quot;range&quot;); CONCATENATE(&quot;the &quot;;[.C135]; &quot; &quot;;[.E135];&quot; (&quot;;[.L135];&quot;,Y) &quot;);AND([.G135]=&quot;range&quot;;[.H135]=&quot;domain&quot;);CONCATENATE(&quot;the &quot;;[.C135]; &quot; &quot;;[.E135];&quot; (&quot;;[.K135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parentCompan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arent company</text:p>
          </table:table-cell>
          <table:table-cell table:style-name="ce7" office:value-type="string" calcext:value-type="string">
            <text:p>parent compan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arentCompany</text:p>
          </table:table-cell>
          <table:table-cell table:number-columns-repeated="2" table:style-name="ce18" office:value-type="string" calcext:value-type="string">
            <text:p>dbo:Company</text:p>
          </table:table-cell>
          <table:table-cell table:style-name="ce49" table:formula="of:=ifs(AND([.G136]=&quot;domain&quot;;[.H136]=&quot;range&quot;); CONCATENATE(&quot;What ( &quot;;[.K136];&quot;,X) is the &quot;;[.C136];&quot;/&quot;;[.D136]; &quot; &quot;;[.E136];&quot; (&quot;;[.L136];&quot;,Y)? &quot;);AND([.G136]=&quot;range&quot;;[.H136]=&quot;domain&quot;);CONCATENATE(&quot;What (&quot;;[.L136];&quot;, X) is the &quot;;[.C136];&quot;/&quot;;[.D136]; &quot; &quot;;[.E136];&quot; (&quot;;[.K136];&quot;,Y?) &quot;))" office:value-type="string" office:string-value="" calcext:value-type="error">
            <text:p>#NAME?</text:p>
          </table:table-cell>
          <table:table-cell table:style-name="ce5" table:formula="of:=ifs(AND([.G136]=&quot;domain&quot;;[.H136]=&quot;range&quot;); CONCATENATE(&quot;SELECT ?X WHERE { ?X &quot;;[.J136];&quot; Y.}&quot;);AND([.G136]=&quot;range&quot;;[.H136]=&quot;domain&quot;);CONCATENATE(&quot;SELECT ?X WHERE { Y &quot;;[.J136];&quot; ?X.}&quot;))" office:value-type="string" office:string-value="" calcext:value-type="error">
            <text:p>#NAME?</text:p>
          </table:table-cell>
          <table:table-cell table:style-name="ce54" table:formula="of:=ifs(AND([.G136]=&quot;domain&quot;;[.H136]=&quot;range&quot;); IF([.K136]=&quot;dbo:Person&quot;;CONCATENATE(&quot;Which person, Who ( &quot;;[.K136];&quot;,X) is,was the &quot;;[.C136]; &quot; &quot;;[.E136];&quot; (&quot;;[.L136];&quot;,Y)? (Y &quot;;[.J136];&quot; X)&quot;));AND([.G136]=&quot;range&quot;;[.H136]=&quot;domain&quot;);IF([.L136]=&quot;dbo:Person&quot;;CONCATENATE(&quot;Which person,Who (&quot;;[.L136];&quot;, X) is,was the &quot;;[.C136]; &quot; &quot;;[.E136];&quot; (&quot;;[.K136];&quot;,Y?) (X &quot;;[.J136];&quot; Y)&quot;)))" office:value-type="string" office:string-value="" calcext:value-type="error">
            <text:p>#NAME?</text:p>
          </table:table-cell>
          <table:table-cell table:style-name="ce54" table:formula="of:=ifs(AND([.G136]=&quot;domain&quot;;[.H136]=&quot;range&quot;); IF([.K136]=&quot;dbo:Person&quot;;CONCATENATE(&quot;SELECT ?X WHERE { ?X &quot;;[.J136];&quot; Y.}&quot;));AND([.G136]=&quot;range&quot;;[.H136]=&quot;domain&quot;); IF([.L136]=&quot;dbo:Person&quot;;CONCATENATE(&quot;SELECT ?X WHERE { Y &quot;;[.J136];&quot; ?X.}&quot;)))" office:value-type="string" office:string-value="" calcext:value-type="error">
            <text:p>#NAME?</text:p>
          </table:table-cell>
          <table:table-cell table:style-name="ce55" table:formula="of:=ifs(AND([.G136]=&quot;domain&quot;;[.H136]=&quot;range&quot;); CONCATENATE(&quot;List the ( &quot;;[.K136];&quot;,X)&quot;;[.D136]; &quot; &quot;;[.E136];&quot; (&quot;;[.L136];&quot;,Y)? &quot;);AND([.G136]=&quot;range&quot;;[.H136]=&quot;domain&quot;);CONCATENATE(&quot;List the (&quot;;[.L136];&quot;, X) &quot;;[.D136]; &quot; &quot;;[.E136];&quot; (&quot;;[.K136];&quot;,Y?) &quot;))" office:value-type="string" office:string-value="" calcext:value-type="error">
            <text:p>#NAME?</text:p>
          </table:table-cell>
          <table:table-cell table:style-name="ce55" table:formula="of:=ifs(AND([.G136]=&quot;domain&quot;;[.H136]=&quot;range&quot;); CONCATENATE(&quot;SELECT ?X WHERE { ?X &quot;;[.J136];&quot; Y.}&quot;);AND([.G136]=&quot;range&quot;;[.H136]=&quot;domain&quot;);CONCATENATE(&quot;SELECT ?X WHERE { Y &quot;;[.J136];&quot; ?X.}&quot;))" office:value-type="string" office:string-value="" calcext:value-type="error">
            <text:p>#NAME?</text:p>
          </table:table-cell>
          <table:table-cell table:style-name="ce55" table:formula="of:=ifs(AND([.G136]=&quot;domain&quot;;[.H136]=&quot;range&quot;); CONCATENATE(&quot;the &quot;;[.C136]; &quot; &quot;;[.E136];&quot; (&quot;;[.L136];&quot;,Y) &quot;);AND([.G136]=&quot;range&quot;;[.H136]=&quot;domain&quot;);CONCATENATE(&quot;the &quot;;[.C136]; &quot; &quot;;[.E136];&quot; (&quot;;[.K136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servic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ervic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ervice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PersonFunction</text:p>
          </table:table-cell>
          <table:table-cell table:style-name="ce49" table:formula="of:=ifs(AND([.G137]=&quot;domain&quot;;[.H137]=&quot;range&quot;); CONCATENATE(&quot;What ( &quot;;[.K137];&quot;,X) is the &quot;;[.C137];&quot;/&quot;;[.D137]; &quot; &quot;;[.E137];&quot; (&quot;;[.L137];&quot;,Y)? &quot;);AND([.G137]=&quot;range&quot;;[.H137]=&quot;domain&quot;);CONCATENATE(&quot;What (&quot;;[.L137];&quot;, X) is the &quot;;[.C137];&quot;/&quot;;[.D137]; &quot; &quot;;[.E137];&quot; (&quot;;[.K137];&quot;,Y?) &quot;))" office:value-type="string" office:string-value="" calcext:value-type="error">
            <text:p>#NAME?</text:p>
          </table:table-cell>
          <table:table-cell table:style-name="ce5" table:formula="of:=ifs(AND([.G137]=&quot;domain&quot;;[.H137]=&quot;range&quot;); CONCATENATE(&quot;SELECT ?X WHERE { ?X &quot;;[.J137];&quot; Y.}&quot;);AND([.G137]=&quot;range&quot;;[.H137]=&quot;domain&quot;);CONCATENATE(&quot;SELECT ?X WHERE { Y &quot;;[.J137];&quot; ?X.}&quot;))" office:value-type="string" office:string-value="" calcext:value-type="error">
            <text:p>#NAME?</text:p>
          </table:table-cell>
          <table:table-cell table:style-name="ce54" table:formula="of:=ifs(AND([.G137]=&quot;domain&quot;;[.H137]=&quot;range&quot;); IF([.K137]=&quot;dbo:Person&quot;;CONCATENATE(&quot;Which person, Who ( &quot;;[.K137];&quot;,X) is,was the &quot;;[.C137]; &quot; &quot;;[.E137];&quot; (&quot;;[.L137];&quot;,Y)? (Y &quot;;[.J137];&quot; X)&quot;));AND([.G137]=&quot;range&quot;;[.H137]=&quot;domain&quot;);IF([.L137]=&quot;dbo:Person&quot;;CONCATENATE(&quot;Which person,Who (&quot;;[.L137];&quot;, X) is,was the &quot;;[.C137]; &quot; &quot;;[.E137];&quot; (&quot;;[.K137];&quot;,Y?) (X &quot;;[.J137];&quot; Y)&quot;)))" office:value-type="string" office:string-value="" calcext:value-type="error">
            <text:p>#NAME?</text:p>
          </table:table-cell>
          <table:table-cell table:style-name="ce54" table:formula="of:=ifs(AND([.G137]=&quot;domain&quot;;[.H137]=&quot;range&quot;); IF([.K137]=&quot;dbo:Person&quot;;CONCATENATE(&quot;SELECT ?X WHERE { ?X &quot;;[.J137];&quot; Y.}&quot;));AND([.G137]=&quot;range&quot;;[.H137]=&quot;domain&quot;); IF([.L137]=&quot;dbo:Person&quot;;CONCATENATE(&quot;SELECT ?X WHERE { Y &quot;;[.J137];&quot; ?X.}&quot;)))" office:value-type="string" office:string-value="" calcext:value-type="error">
            <text:p>#NAME?</text:p>
          </table:table-cell>
          <table:table-cell table:style-name="ce55" table:formula="of:=ifs(AND([.G137]=&quot;domain&quot;;[.H137]=&quot;range&quot;); CONCATENATE(&quot;List the ( &quot;;[.K137];&quot;,X)&quot;;[.D137]; &quot; &quot;;[.E137];&quot; (&quot;;[.L137];&quot;,Y)? &quot;);AND([.G137]=&quot;range&quot;;[.H137]=&quot;domain&quot;);CONCATENATE(&quot;List the (&quot;;[.L137];&quot;, X) &quot;;[.D137]; &quot; &quot;;[.E137];&quot; (&quot;;[.K137];&quot;,Y?) &quot;))" office:value-type="string" office:string-value="" calcext:value-type="error">
            <text:p>#NAME?</text:p>
          </table:table-cell>
          <table:table-cell table:style-name="ce55" table:formula="of:=ifs(AND([.G137]=&quot;domain&quot;;[.H137]=&quot;range&quot;); CONCATENATE(&quot;SELECT ?X WHERE { ?X &quot;;[.J137];&quot; Y.}&quot;);AND([.G137]=&quot;range&quot;;[.H137]=&quot;domain&quot;);CONCATENATE(&quot;SELECT ?X WHERE { Y &quot;;[.J137];&quot; ?X.}&quot;))" office:value-type="string" office:string-value="" calcext:value-type="error">
            <text:p>#NAME?</text:p>
          </table:table-cell>
          <table:table-cell table:style-name="ce55" table:formula="of:=ifs(AND([.G137]=&quot;domain&quot;;[.H137]=&quot;range&quot;); CONCATENATE(&quot;the &quot;;[.C137]; &quot; &quot;;[.E137];&quot; (&quot;;[.L137];&quot;,Y) &quot;);AND([.G137]=&quot;range&quot;;[.H137]=&quot;domain&quot;);CONCATENATE(&quot;the &quot;;[.C137]; &quot; &quot;;[.E137];&quot; (&quot;;[.K137];&quot;,Y) &quot;))" office:value-type="string" office:string-value="" calcext:value-type="error">
            <text:p>#NAME?</text:p>
          </table:table-cell>
          <table:table-cell table:style-name="ce61"/>
          <table:table-cell table:style-name="ce38" office:value-type="float" office:value="2" calcext:value-type="float">
            <text:p>2</text:p>
          </table:table-cell>
          <table:table-cell table:style-name="ce61"/>
          <table:table-cell table:number-columns-repeated="1002"/>
        </table:table-row>
        <table:table-row table:style-name="ro1">
          <table:table-cell table:style-name="ce7" office:value-type="string" calcext:value-type="string">
            <text:p>movi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vie</text:p>
          </table:table-cell>
          <table:table-cell table:style-name="ce7" office:value-type="string" calcext:value-type="string">
            <text:p>mov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erson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Work</text:p>
          </table:table-cell>
          <table:table-cell table:style-name="ce49" table:formula="of:=ifs(AND([.G138]=&quot;domain&quot;;[.H138]=&quot;range&quot;); CONCATENATE(&quot;What ( &quot;;[.K138];&quot;,X) is the &quot;;[.C138];&quot;/&quot;;[.D138]; &quot; &quot;;[.E138];&quot; (&quot;;[.L138];&quot;,Y)? &quot;);AND([.G138]=&quot;range&quot;;[.H138]=&quot;domain&quot;);CONCATENATE(&quot;What (&quot;;[.L138];&quot;, X) is the &quot;;[.C138];&quot;/&quot;;[.D138]; &quot; &quot;;[.E138];&quot; (&quot;;[.K138];&quot;,Y?) &quot;))" office:value-type="string" office:string-value="" calcext:value-type="error">
            <text:p>#NAME?</text:p>
          </table:table-cell>
          <table:table-cell table:style-name="ce5" table:formula="of:=ifs(AND([.G138]=&quot;domain&quot;;[.H138]=&quot;range&quot;); CONCATENATE(&quot;SELECT ?X WHERE { ?X &quot;;[.J138];&quot; Y.}&quot;);AND([.G138]=&quot;range&quot;;[.H138]=&quot;domain&quot;);CONCATENATE(&quot;SELECT ?X WHERE { Y &quot;;[.J138];&quot; ?X.}&quot;))" office:value-type="string" office:string-value="" calcext:value-type="error">
            <text:p>#NAME?</text:p>
          </table:table-cell>
          <table:table-cell table:style-name="ce54" table:formula="of:=ifs(AND([.G138]=&quot;domain&quot;;[.H138]=&quot;range&quot;); IF([.K138]=&quot;dbo:Person&quot;;CONCATENATE(&quot;Which person, Who ( &quot;;[.K138];&quot;,X) is,was the &quot;;[.C138]; &quot; &quot;;[.E138];&quot; (&quot;;[.L138];&quot;,Y)? (Y &quot;;[.J138];&quot; X)&quot;));AND([.G138]=&quot;range&quot;;[.H138]=&quot;domain&quot;);IF([.L138]=&quot;dbo:Person&quot;;CONCATENATE(&quot;Which person,Who (&quot;;[.L138];&quot;, X) is,was the &quot;;[.C138]; &quot; &quot;;[.E138];&quot; (&quot;;[.K138];&quot;,Y?) (X &quot;;[.J138];&quot; Y)&quot;)))" office:value-type="string" office:string-value="" calcext:value-type="error">
            <text:p>#NAME?</text:p>
          </table:table-cell>
          <table:table-cell table:style-name="ce54" table:formula="of:=ifs(AND([.G138]=&quot;domain&quot;;[.H138]=&quot;range&quot;); IF([.K138]=&quot;dbo:Person&quot;;CONCATENATE(&quot;SELECT ?X WHERE { ?X &quot;;[.J138];&quot; Y.}&quot;));AND([.G138]=&quot;range&quot;;[.H138]=&quot;domain&quot;); IF([.L138]=&quot;dbo:Person&quot;;CONCATENATE(&quot;SELECT ?X WHERE { Y &quot;;[.J138];&quot; ?X.}&quot;)))" office:value-type="string" office:string-value="" calcext:value-type="error">
            <text:p>#NAME?</text:p>
          </table:table-cell>
          <table:table-cell table:style-name="ce55" table:formula="of:=ifs(AND([.G138]=&quot;domain&quot;;[.H138]=&quot;range&quot;); CONCATENATE(&quot;List the ( &quot;;[.K138];&quot;,X)&quot;;[.D138]; &quot; &quot;;[.E138];&quot; (&quot;;[.L138];&quot;,Y)? &quot;);AND([.G138]=&quot;range&quot;;[.H138]=&quot;domain&quot;);CONCATENATE(&quot;List the (&quot;;[.L138];&quot;, X) &quot;;[.D138]; &quot; &quot;;[.E138];&quot; (&quot;;[.K138];&quot;,Y?) &quot;))" office:value-type="string" office:string-value="" calcext:value-type="error">
            <text:p>#NAME?</text:p>
          </table:table-cell>
          <table:table-cell table:style-name="ce55" table:formula="of:=ifs(AND([.G138]=&quot;domain&quot;;[.H138]=&quot;range&quot;); CONCATENATE(&quot;SELECT ?X WHERE { ?X &quot;;[.J138];&quot; Y.}&quot;);AND([.G138]=&quot;range&quot;;[.H138]=&quot;domain&quot;);CONCATENATE(&quot;SELECT ?X WHERE { Y &quot;;[.J138];&quot; ?X.}&quot;))" office:value-type="string" office:string-value="" calcext:value-type="error">
            <text:p>#NAME?</text:p>
          </table:table-cell>
          <table:table-cell table:style-name="ce55" table:formula="of:=ifs(AND([.G138]=&quot;domain&quot;;[.H138]=&quot;range&quot;); CONCATENATE(&quot;the &quot;;[.C138]; &quot; &quot;;[.E138];&quot; (&quot;;[.L138];&quot;,Y) &quot;);AND([.G138]=&quot;range&quot;;[.H138]=&quot;domain&quot;);CONCATENATE(&quot;the &quot;;[.C138]; &quot; &quot;;[.E138];&quot; (&quot;;[.K13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untimeMinute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untime in minut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Work/runtime</text:p>
          </table:table-cell>
          <table:table-cell table:style-name="ce18" office:value-type="string" calcext:value-type="string">
            <text:p>dbo:Work</text:p>
          </table:table-cell>
          <table:table-cell table:style-name="ce44" office:value-type="string" calcext:value-type="string">
            <text:p><text:a xlink:href="http://dbpedia.org/datatype/minute" xlink:type="simple">http://dbpedia.org/datatype/minute</text:a></text:p>
          </table:table-cell>
          <table:table-cell table:style-name="ce49" table:formula="of:=ifs(AND([.G139]=&quot;domain&quot;;[.H139]=&quot;range&quot;); CONCATENATE(&quot;What ( &quot;;[.K139];&quot;,X) is the &quot;;[.C139];&quot;/&quot;;[.D139]; &quot; &quot;;[.E139];&quot; (&quot;;[.L139];&quot;,Y)? &quot;);AND([.G139]=&quot;range&quot;;[.H139]=&quot;domain&quot;);CONCATENATE(&quot;What (&quot;;[.L139];&quot;, X) is the &quot;;[.C139];&quot;/&quot;;[.D139]; &quot; &quot;;[.E139];&quot; (&quot;;[.K139];&quot;,Y?) &quot;))" office:value-type="string" office:string-value="" calcext:value-type="error">
            <text:p>#NAME?</text:p>
          </table:table-cell>
          <table:table-cell table:style-name="ce5" table:formula="of:=ifs(AND([.G139]=&quot;domain&quot;;[.H139]=&quot;range&quot;); CONCATENATE(&quot;SELECT ?X WHERE { ?X &quot;;[.J139];&quot; Y.}&quot;);AND([.G139]=&quot;range&quot;;[.H139]=&quot;domain&quot;);CONCATENATE(&quot;SELECT ?X WHERE { Y &quot;;[.J139];&quot; ?X.}&quot;))" office:value-type="string" office:string-value="" calcext:value-type="error">
            <text:p>#NAME?</text:p>
          </table:table-cell>
          <table:table-cell table:style-name="ce54" table:formula="of:=ifs(AND([.G139]=&quot;domain&quot;;[.H139]=&quot;range&quot;); IF([.K139]=&quot;dbo:Person&quot;;CONCATENATE(&quot;Which person, Who ( &quot;;[.K139];&quot;,X) is,was the &quot;;[.C139]; &quot; &quot;;[.E139];&quot; (&quot;;[.L139];&quot;,Y)? (Y &quot;;[.J139];&quot; X)&quot;));AND([.G139]=&quot;range&quot;;[.H139]=&quot;domain&quot;);IF([.L139]=&quot;dbo:Person&quot;;CONCATENATE(&quot;Which person,Who (&quot;;[.L139];&quot;, X) is,was the &quot;;[.C139]; &quot; &quot;;[.E139];&quot; (&quot;;[.K139];&quot;,Y?) (X &quot;;[.J139];&quot; Y)&quot;)))" office:value-type="string" office:string-value="" calcext:value-type="error">
            <text:p>#NAME?</text:p>
          </table:table-cell>
          <table:table-cell table:style-name="ce54" table:formula="of:=ifs(AND([.G139]=&quot;domain&quot;;[.H139]=&quot;range&quot;); IF([.K139]=&quot;dbo:Person&quot;;CONCATENATE(&quot;SELECT ?X WHERE { ?X &quot;;[.J139];&quot; Y.}&quot;));AND([.G139]=&quot;range&quot;;[.H139]=&quot;domain&quot;); IF([.L139]=&quot;dbo:Person&quot;;CONCATENATE(&quot;SELECT ?X WHERE { Y &quot;;[.J139];&quot; ?X.}&quot;)))" office:value-type="string" office:string-value="" calcext:value-type="error">
            <text:p>#NAME?</text:p>
          </table:table-cell>
          <table:table-cell table:style-name="ce55" table:formula="of:=ifs(AND([.G139]=&quot;domain&quot;;[.H139]=&quot;range&quot;); CONCATENATE(&quot;List the ( &quot;;[.K139];&quot;,X)&quot;;[.D139]; &quot; &quot;;[.E139];&quot; (&quot;;[.L139];&quot;,Y)? &quot;);AND([.G139]=&quot;range&quot;;[.H139]=&quot;domain&quot;);CONCATENATE(&quot;List the (&quot;;[.L139];&quot;, X) &quot;;[.D139]; &quot; &quot;;[.E139];&quot; (&quot;;[.K139];&quot;,Y?) &quot;))" office:value-type="string" office:string-value="" calcext:value-type="error">
            <text:p>#NAME?</text:p>
          </table:table-cell>
          <table:table-cell table:style-name="ce55" table:formula="of:=ifs(AND([.G139]=&quot;domain&quot;;[.H139]=&quot;range&quot;); CONCATENATE(&quot;SELECT ?X WHERE { ?X &quot;;[.J139];&quot; Y.}&quot;);AND([.G139]=&quot;range&quot;;[.H139]=&quot;domain&quot;);CONCATENATE(&quot;SELECT ?X WHERE { Y &quot;;[.J139];&quot; ?X.}&quot;))" office:value-type="string" office:string-value="" calcext:value-type="error">
            <text:p>#NAME?</text:p>
          </table:table-cell>
          <table:table-cell table:style-name="ce55" table:formula="of:=ifs(AND([.G139]=&quot;domain&quot;;[.H139]=&quot;range&quot;); CONCATENATE(&quot;the &quot;;[.C139]; &quot; &quot;;[.E139];&quot; (&quot;;[.L139];&quot;,Y) &quot;);AND([.G139]=&quot;range&quot;;[.H139]=&quot;domain&quot;);CONCATENATE(&quot;the &quot;;[.C139]; &quot; &quot;;[.E139];&quot; (&quot;;[.K13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ward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war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ward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award</text:p>
          </table:table-cell>
          <table:table-cell table:style-name="ce49" table:formula="of:=ifs(AND([.G140]=&quot;domain&quot;;[.H140]=&quot;range&quot;); CONCATENATE(&quot;What ( &quot;;[.K140];&quot;,X) is the &quot;;[.C140];&quot;/&quot;;[.D140]; &quot; &quot;;[.E140];&quot; (&quot;;[.L140];&quot;,Y)? &quot;);AND([.G140]=&quot;range&quot;;[.H140]=&quot;domain&quot;);CONCATENATE(&quot;What (&quot;;[.L140];&quot;, X) is the &quot;;[.C140];&quot;/&quot;;[.D140]; &quot; &quot;;[.E140];&quot; (&quot;;[.K140];&quot;,Y?) &quot;))" office:value-type="string" office:string-value="" calcext:value-type="error">
            <text:p>#NAME?</text:p>
          </table:table-cell>
          <table:table-cell table:style-name="ce5" table:formula="of:=ifs(AND([.G140]=&quot;domain&quot;;[.H140]=&quot;range&quot;); CONCATENATE(&quot;SELECT ?X WHERE { ?X &quot;;[.J140];&quot; Y.}&quot;);AND([.G140]=&quot;range&quot;;[.H140]=&quot;domain&quot;);CONCATENATE(&quot;SELECT ?X WHERE { Y &quot;;[.J140];&quot; ?X.}&quot;))" office:value-type="string" office:string-value="" calcext:value-type="error">
            <text:p>#NAME?</text:p>
          </table:table-cell>
          <table:table-cell table:style-name="ce54" table:formula="of:=ifs(AND([.G140]=&quot;domain&quot;;[.H140]=&quot;range&quot;); IF([.K140]=&quot;dbo:Person&quot;;CONCATENATE(&quot;Which person, Who ( &quot;;[.K140];&quot;,X) is,was the &quot;;[.C140]; &quot; &quot;;[.E140];&quot; (&quot;;[.L140];&quot;,Y)? (Y &quot;;[.J140];&quot; X)&quot;));AND([.G140]=&quot;range&quot;;[.H140]=&quot;domain&quot;);IF([.L140]=&quot;dbo:Person&quot;;CONCATENATE(&quot;Which person,Who (&quot;;[.L140];&quot;, X) is,was the &quot;;[.C140]; &quot; &quot;;[.E140];&quot; (&quot;;[.K140];&quot;,Y?) (X &quot;;[.J140];&quot; Y)&quot;)))" office:value-type="string" office:string-value="" calcext:value-type="error">
            <text:p>#NAME?</text:p>
          </table:table-cell>
          <table:table-cell table:style-name="ce54" table:formula="of:=ifs(AND([.G140]=&quot;domain&quot;;[.H140]=&quot;range&quot;); IF([.K140]=&quot;dbo:Person&quot;;CONCATENATE(&quot;SELECT ?X WHERE { ?X &quot;;[.J140];&quot; Y.}&quot;));AND([.G140]=&quot;range&quot;;[.H140]=&quot;domain&quot;); IF([.L140]=&quot;dbo:Person&quot;;CONCATENATE(&quot;SELECT ?X WHERE { Y &quot;;[.J140];&quot; ?X.}&quot;)))" office:value-type="string" office:string-value="" calcext:value-type="error">
            <text:p>#NAME?</text:p>
          </table:table-cell>
          <table:table-cell table:style-name="ce55" table:formula="of:=ifs(AND([.G140]=&quot;domain&quot;;[.H140]=&quot;range&quot;); CONCATENATE(&quot;List the ( &quot;;[.K140];&quot;,X)&quot;;[.D140]; &quot; &quot;;[.E140];&quot; (&quot;;[.L140];&quot;,Y)? &quot;);AND([.G140]=&quot;range&quot;;[.H140]=&quot;domain&quot;);CONCATENATE(&quot;List the (&quot;;[.L140];&quot;, X) &quot;;[.D140]; &quot; &quot;;[.E140];&quot; (&quot;;[.K140];&quot;,Y?) &quot;))" office:value-type="string" office:string-value="" calcext:value-type="error">
            <text:p>#NAME?</text:p>
          </table:table-cell>
          <table:table-cell table:style-name="ce55" table:formula="of:=ifs(AND([.G140]=&quot;domain&quot;;[.H140]=&quot;range&quot;); CONCATENATE(&quot;SELECT ?X WHERE { ?X &quot;;[.J140];&quot; Y.}&quot;);AND([.G140]=&quot;range&quot;;[.H140]=&quot;domain&quot;);CONCATENATE(&quot;SELECT ?X WHERE { Y &quot;;[.J140];&quot; ?X.}&quot;))" office:value-type="string" office:string-value="" calcext:value-type="error">
            <text:p>#NAME?</text:p>
          </table:table-cell>
          <table:table-cell table:style-name="ce55" table:formula="of:=ifs(AND([.G140]=&quot;domain&quot;;[.H140]=&quot;range&quot;); CONCATENATE(&quot;the &quot;;[.C140]; &quot; &quot;;[.E140];&quot; (&quot;;[.L140];&quot;,Y) &quot;);AND([.G140]=&quot;range&quot;;[.H140]=&quot;domain&quot;);CONCATENATE(&quot;the &quot;;[.C140]; &quot; &quot;;[.E140];&quot; (&quot;;[.K14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roduc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roduc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producer</text:p>
          </table:table-cell>
          <table:table-cell table:style-name="ce18" office:value-type="string" calcext:value-type="string">
            <text:p>dbo:Song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141]=&quot;domain&quot;;[.H141]=&quot;range&quot;); CONCATENATE(&quot;What ( &quot;;[.K141];&quot;,X) is the &quot;;[.C141];&quot;/&quot;;[.D141]; &quot; &quot;;[.E141];&quot; (&quot;;[.L141];&quot;,Y)? &quot;);AND([.G141]=&quot;range&quot;;[.H141]=&quot;domain&quot;);CONCATENATE(&quot;What (&quot;;[.L141];&quot;, X) is the &quot;;[.C141];&quot;/&quot;;[.D141]; &quot; &quot;;[.E141];&quot; (&quot;;[.K141];&quot;,Y?) &quot;))" office:value-type="string" office:string-value="" calcext:value-type="error">
            <text:p>#NAME?</text:p>
          </table:table-cell>
          <table:table-cell table:style-name="ce5" table:formula="of:=ifs(AND([.G141]=&quot;domain&quot;;[.H141]=&quot;range&quot;); CONCATENATE(&quot;SELECT ?X WHERE { ?X &quot;;[.J141];&quot; Y.}&quot;);AND([.G141]=&quot;range&quot;;[.H141]=&quot;domain&quot;);CONCATENATE(&quot;SELECT ?X WHERE { Y &quot;;[.J141];&quot; ?X.}&quot;))" office:value-type="string" office:string-value="" calcext:value-type="error">
            <text:p>#NAME?</text:p>
          </table:table-cell>
          <table:table-cell table:style-name="ce54" table:formula="of:=ifs(AND([.G141]=&quot;domain&quot;;[.H141]=&quot;range&quot;); IF([.K141]=&quot;dbo:Person&quot;;CONCATENATE(&quot;Which person, Who ( &quot;;[.K141];&quot;,X) is,was the &quot;;[.C141]; &quot; &quot;;[.E141];&quot; (&quot;;[.L141];&quot;,Y)? (Y &quot;;[.J141];&quot; X)&quot;));AND([.G141]=&quot;range&quot;;[.H141]=&quot;domain&quot;);IF([.L141]=&quot;dbo:Person&quot;;CONCATENATE(&quot;Which person,Who (&quot;;[.L141];&quot;, X) is,was the &quot;;[.C141]; &quot; &quot;;[.E141];&quot; (&quot;;[.K141];&quot;,Y?) (X &quot;;[.J141];&quot; Y)&quot;)))" office:value-type="string" office:string-value="" calcext:value-type="error">
            <text:p>#NAME?</text:p>
          </table:table-cell>
          <table:table-cell table:style-name="ce54" table:formula="of:=ifs(AND([.G141]=&quot;domain&quot;;[.H141]=&quot;range&quot;); IF([.K141]=&quot;dbo:Person&quot;;CONCATENATE(&quot;SELECT ?X WHERE { ?X &quot;;[.J141];&quot; Y.}&quot;));AND([.G141]=&quot;range&quot;;[.H141]=&quot;domain&quot;); IF([.L141]=&quot;dbo:Person&quot;;CONCATENATE(&quot;SELECT ?X WHERE { Y &quot;;[.J141];&quot; ?X.}&quot;)))" office:value-type="string" office:string-value="" calcext:value-type="error">
            <text:p>#NAME?</text:p>
          </table:table-cell>
          <table:table-cell table:style-name="ce55" table:formula="of:=ifs(AND([.G141]=&quot;domain&quot;;[.H141]=&quot;range&quot;); CONCATENATE(&quot;List the ( &quot;;[.K141];&quot;,X)&quot;;[.D141]; &quot; &quot;;[.E141];&quot; (&quot;;[.L141];&quot;,Y)? &quot;);AND([.G141]=&quot;range&quot;;[.H141]=&quot;domain&quot;);CONCATENATE(&quot;List the (&quot;;[.L141];&quot;, X) &quot;;[.D141]; &quot; &quot;;[.E141];&quot; (&quot;;[.K141];&quot;,Y?) &quot;))" office:value-type="string" office:string-value="" calcext:value-type="error">
            <text:p>#NAME?</text:p>
          </table:table-cell>
          <table:table-cell table:style-name="ce55" table:formula="of:=ifs(AND([.G141]=&quot;domain&quot;;[.H141]=&quot;range&quot;); CONCATENATE(&quot;SELECT ?X WHERE { ?X &quot;;[.J141];&quot; Y.}&quot;);AND([.G141]=&quot;range&quot;;[.H141]=&quot;domain&quot;);CONCATENATE(&quot;SELECT ?X WHERE { Y &quot;;[.J141];&quot; ?X.}&quot;))" office:value-type="string" office:string-value="" calcext:value-type="error">
            <text:p>#NAME?</text:p>
          </table:table-cell>
          <table:table-cell table:style-name="ce55" table:formula="of:=ifs(AND([.G141]=&quot;domain&quot;;[.H141]=&quot;range&quot;); CONCATENATE(&quot;the &quot;;[.C141]; &quot; &quot;;[.E141];&quot; (&quot;;[.L141];&quot;,Y) &quot;);AND([.G141]=&quot;range&quot;;[.H141]=&quot;domain&quot;);CONCATENATE(&quot;the &quot;;[.C141]; &quot; &quot;;[.E141];&quot; (&quot;;[.K14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bsid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B-sid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bsSde</text:p>
          </table:table-cell>
          <table:table-cell table:style-name="ce18" office:value-type="string" calcext:value-type="string">
            <text:p>dbo:Song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42]=&quot;domain&quot;;[.H142]=&quot;range&quot;); CONCATENATE(&quot;What ( &quot;;[.K142];&quot;,X) is the &quot;;[.C142];&quot;/&quot;;[.D142]; &quot; &quot;;[.E142];&quot; (&quot;;[.L142];&quot;,Y)? &quot;);AND([.G142]=&quot;range&quot;;[.H142]=&quot;domain&quot;);CONCATENATE(&quot;What (&quot;;[.L142];&quot;, X) is the &quot;;[.C142];&quot;/&quot;;[.D142]; &quot; &quot;;[.E142];&quot; (&quot;;[.K142];&quot;,Y?) &quot;))" office:value-type="string" office:string-value="" calcext:value-type="error">
            <text:p>#NAME?</text:p>
          </table:table-cell>
          <table:table-cell table:style-name="ce5" table:formula="of:=ifs(AND([.G142]=&quot;domain&quot;;[.H142]=&quot;range&quot;); CONCATENATE(&quot;SELECT ?X WHERE { ?X &quot;;[.J142];&quot; Y.}&quot;);AND([.G142]=&quot;range&quot;;[.H142]=&quot;domain&quot;);CONCATENATE(&quot;SELECT ?X WHERE { Y &quot;;[.J142];&quot; ?X.}&quot;))" office:value-type="string" office:string-value="" calcext:value-type="error">
            <text:p>#NAME?</text:p>
          </table:table-cell>
          <table:table-cell table:style-name="ce54" table:formula="of:=ifs(AND([.G142]=&quot;domain&quot;;[.H142]=&quot;range&quot;); IF([.K142]=&quot;dbo:Person&quot;;CONCATENATE(&quot;Which person, Who ( &quot;;[.K142];&quot;,X) is,was the &quot;;[.C142]; &quot; &quot;;[.E142];&quot; (&quot;;[.L142];&quot;,Y)? (Y &quot;;[.J142];&quot; X)&quot;));AND([.G142]=&quot;range&quot;;[.H142]=&quot;domain&quot;);IF([.L142]=&quot;dbo:Person&quot;;CONCATENATE(&quot;Which person,Who (&quot;;[.L142];&quot;, X) is,was the &quot;;[.C142]; &quot; &quot;;[.E142];&quot; (&quot;;[.K142];&quot;,Y?) (X &quot;;[.J142];&quot; Y)&quot;)))" office:value-type="string" office:string-value="" calcext:value-type="error">
            <text:p>#NAME?</text:p>
          </table:table-cell>
          <table:table-cell table:style-name="ce54" table:formula="of:=ifs(AND([.G142]=&quot;domain&quot;;[.H142]=&quot;range&quot;); IF([.K142]=&quot;dbo:Person&quot;;CONCATENATE(&quot;SELECT ?X WHERE { ?X &quot;;[.J142];&quot; Y.}&quot;));AND([.G142]=&quot;range&quot;;[.H142]=&quot;domain&quot;); IF([.L142]=&quot;dbo:Person&quot;;CONCATENATE(&quot;SELECT ?X WHERE { Y &quot;;[.J142];&quot; ?X.}&quot;)))" office:value-type="string" office:string-value="" calcext:value-type="error">
            <text:p>#NAME?</text:p>
          </table:table-cell>
          <table:table-cell table:style-name="ce55" table:formula="of:=ifs(AND([.G142]=&quot;domain&quot;;[.H142]=&quot;range&quot;); CONCATENATE(&quot;List the ( &quot;;[.K142];&quot;,X)&quot;;[.D142]; &quot; &quot;;[.E142];&quot; (&quot;;[.L142];&quot;,Y)? &quot;);AND([.G142]=&quot;range&quot;;[.H142]=&quot;domain&quot;);CONCATENATE(&quot;List the (&quot;;[.L142];&quot;, X) &quot;;[.D142]; &quot; &quot;;[.E142];&quot; (&quot;;[.K142];&quot;,Y?) &quot;))" office:value-type="string" office:string-value="" calcext:value-type="error">
            <text:p>#NAME?</text:p>
          </table:table-cell>
          <table:table-cell table:style-name="ce55" table:formula="of:=ifs(AND([.G142]=&quot;domain&quot;;[.H142]=&quot;range&quot;); CONCATENATE(&quot;SELECT ?X WHERE { ?X &quot;;[.J142];&quot; Y.}&quot;);AND([.G142]=&quot;range&quot;;[.H142]=&quot;domain&quot;);CONCATENATE(&quot;SELECT ?X WHERE { Y &quot;;[.J142];&quot; ?X.}&quot;))" office:value-type="string" office:string-value="" calcext:value-type="error">
            <text:p>#NAME?</text:p>
          </table:table-cell>
          <table:table-cell table:style-name="ce55" table:formula="of:=ifs(AND([.G142]=&quot;domain&quot;;[.H142]=&quot;range&quot;); CONCATENATE(&quot;the &quot;;[.C142]; &quot; &quot;;[.E142];&quot; (&quot;;[.L142];&quot;,Y) &quot;);AND([.G142]=&quot;range&quot;;[.H142]=&quot;domain&quot;);CONCATENATE(&quot;the &quot;;[.C142]; &quot; &quot;;[.E142];&quot; (&quot;;[.K14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leaseTyp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alease typ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type</text:p>
          </table:table-cell>
          <table:table-cell table:style-name="ce18" office:value-type="string" calcext:value-type="string">
            <text:p>dbo:Song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43]=&quot;domain&quot;;[.H143]=&quot;range&quot;); CONCATENATE(&quot;What ( &quot;;[.K143];&quot;,X) is the &quot;;[.C143];&quot;/&quot;;[.D143]; &quot; &quot;;[.E143];&quot; (&quot;;[.L143];&quot;,Y)? &quot;);AND([.G143]=&quot;range&quot;;[.H143]=&quot;domain&quot;);CONCATENATE(&quot;What (&quot;;[.L143];&quot;, X) is the &quot;;[.C143];&quot;/&quot;;[.D143]; &quot; &quot;;[.E143];&quot; (&quot;;[.K143];&quot;,Y?) &quot;))" office:value-type="string" office:string-value="" calcext:value-type="error">
            <text:p>#NAME?</text:p>
          </table:table-cell>
          <table:table-cell table:style-name="ce5" table:formula="of:=ifs(AND([.G143]=&quot;domain&quot;;[.H143]=&quot;range&quot;); CONCATENATE(&quot;SELECT ?X WHERE { ?X &quot;;[.J143];&quot; Y.}&quot;);AND([.G143]=&quot;range&quot;;[.H143]=&quot;domain&quot;);CONCATENATE(&quot;SELECT ?X WHERE { Y &quot;;[.J143];&quot; ?X.}&quot;))" office:value-type="string" office:string-value="" calcext:value-type="error">
            <text:p>#NAME?</text:p>
          </table:table-cell>
          <table:table-cell table:style-name="ce54" table:formula="of:=ifs(AND([.G143]=&quot;domain&quot;;[.H143]=&quot;range&quot;); IF([.K143]=&quot;dbo:Person&quot;;CONCATENATE(&quot;Which person, Who ( &quot;;[.K143];&quot;,X) is,was the &quot;;[.C143]; &quot; &quot;;[.E143];&quot; (&quot;;[.L143];&quot;,Y)? (Y &quot;;[.J143];&quot; X)&quot;));AND([.G143]=&quot;range&quot;;[.H143]=&quot;domain&quot;);IF([.L143]=&quot;dbo:Person&quot;;CONCATENATE(&quot;Which person,Who (&quot;;[.L143];&quot;, X) is,was the &quot;;[.C143]; &quot; &quot;;[.E143];&quot; (&quot;;[.K143];&quot;,Y?) (X &quot;;[.J143];&quot; Y)&quot;)))" office:value-type="string" office:string-value="" calcext:value-type="error">
            <text:p>#NAME?</text:p>
          </table:table-cell>
          <table:table-cell table:style-name="ce54" table:formula="of:=ifs(AND([.G143]=&quot;domain&quot;;[.H143]=&quot;range&quot;); IF([.K143]=&quot;dbo:Person&quot;;CONCATENATE(&quot;SELECT ?X WHERE { ?X &quot;;[.J143];&quot; Y.}&quot;));AND([.G143]=&quot;range&quot;;[.H143]=&quot;domain&quot;); IF([.L143]=&quot;dbo:Person&quot;;CONCATENATE(&quot;SELECT ?X WHERE { Y &quot;;[.J143];&quot; ?X.}&quot;)))" office:value-type="string" office:string-value="" calcext:value-type="error">
            <text:p>#NAME?</text:p>
          </table:table-cell>
          <table:table-cell table:style-name="ce55" table:formula="of:=ifs(AND([.G143]=&quot;domain&quot;;[.H143]=&quot;range&quot;); CONCATENATE(&quot;List the ( &quot;;[.K143];&quot;,X)&quot;;[.D143]; &quot; &quot;;[.E143];&quot; (&quot;;[.L143];&quot;,Y)? &quot;);AND([.G143]=&quot;range&quot;;[.H143]=&quot;domain&quot;);CONCATENATE(&quot;List the (&quot;;[.L143];&quot;, X) &quot;;[.D143]; &quot; &quot;;[.E143];&quot; (&quot;;[.K143];&quot;,Y?) &quot;))" office:value-type="string" office:string-value="" calcext:value-type="error">
            <text:p>#NAME?</text:p>
          </table:table-cell>
          <table:table-cell table:style-name="ce55" table:formula="of:=ifs(AND([.G143]=&quot;domain&quot;;[.H143]=&quot;range&quot;); CONCATENATE(&quot;SELECT ?X WHERE { ?X &quot;;[.J143];&quot; Y.}&quot;);AND([.G143]=&quot;range&quot;;[.H143]=&quot;domain&quot;);CONCATENATE(&quot;SELECT ?X WHERE { Y &quot;;[.J143];&quot; ?X.}&quot;))" office:value-type="string" office:string-value="" calcext:value-type="error">
            <text:p>#NAME?</text:p>
          </table:table-cell>
          <table:table-cell table:style-name="ce55" table:formula="of:=ifs(AND([.G143]=&quot;domain&quot;;[.H143]=&quot;range&quot;); CONCATENATE(&quot;the &quot;;[.C143]; &quot; &quot;;[.E143];&quot; (&quot;;[.L143];&quot;,Y) &quot;);AND([.G143]=&quot;range&quot;;[.H143]=&quot;domain&quot;);CONCATENATE(&quot;the &quot;;[.C143]; &quot; &quot;;[.E143];&quot; (&quot;;[.K14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sid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-sid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Side</text:p>
          </table:table-cell>
          <table:table-cell table:style-name="ce18" office:value-type="string" calcext:value-type="string">
            <text:p>dbo:Song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44]=&quot;domain&quot;;[.H144]=&quot;range&quot;); CONCATENATE(&quot;What ( &quot;;[.K144];&quot;,X) is the &quot;;[.C144];&quot;/&quot;;[.D144]; &quot; &quot;;[.E144];&quot; (&quot;;[.L144];&quot;,Y)? &quot;);AND([.G144]=&quot;range&quot;;[.H144]=&quot;domain&quot;);CONCATENATE(&quot;What (&quot;;[.L144];&quot;, X) is the &quot;;[.C144];&quot;/&quot;;[.D144]; &quot; &quot;;[.E144];&quot; (&quot;;[.K144];&quot;,Y?) &quot;))" office:value-type="string" office:string-value="" calcext:value-type="error">
            <text:p>#NAME?</text:p>
          </table:table-cell>
          <table:table-cell table:style-name="ce5" table:formula="of:=ifs(AND([.G144]=&quot;domain&quot;;[.H144]=&quot;range&quot;); CONCATENATE(&quot;SELECT ?X WHERE { ?X &quot;;[.J144];&quot; Y.}&quot;);AND([.G144]=&quot;range&quot;;[.H144]=&quot;domain&quot;);CONCATENATE(&quot;SELECT ?X WHERE { Y &quot;;[.J144];&quot; ?X.}&quot;))" office:value-type="string" office:string-value="" calcext:value-type="error">
            <text:p>#NAME?</text:p>
          </table:table-cell>
          <table:table-cell table:style-name="ce54" table:formula="of:=ifs(AND([.G144]=&quot;domain&quot;;[.H144]=&quot;range&quot;); IF([.K144]=&quot;dbo:Person&quot;;CONCATENATE(&quot;Which person, Who ( &quot;;[.K144];&quot;,X) is,was the &quot;;[.C144]; &quot; &quot;;[.E144];&quot; (&quot;;[.L144];&quot;,Y)? (Y &quot;;[.J144];&quot; X)&quot;));AND([.G144]=&quot;range&quot;;[.H144]=&quot;domain&quot;);IF([.L144]=&quot;dbo:Person&quot;;CONCATENATE(&quot;Which person,Who (&quot;;[.L144];&quot;, X) is,was the &quot;;[.C144]; &quot; &quot;;[.E144];&quot; (&quot;;[.K144];&quot;,Y?) (X &quot;;[.J144];&quot; Y)&quot;)))" office:value-type="string" office:string-value="" calcext:value-type="error">
            <text:p>#NAME?</text:p>
          </table:table-cell>
          <table:table-cell table:style-name="ce54" table:formula="of:=ifs(AND([.G144]=&quot;domain&quot;;[.H144]=&quot;range&quot;); IF([.K144]=&quot;dbo:Person&quot;;CONCATENATE(&quot;SELECT ?X WHERE { ?X &quot;;[.J144];&quot; Y.}&quot;));AND([.G144]=&quot;range&quot;;[.H144]=&quot;domain&quot;); IF([.L144]=&quot;dbo:Person&quot;;CONCATENATE(&quot;SELECT ?X WHERE { Y &quot;;[.J144];&quot; ?X.}&quot;)))" office:value-type="string" office:string-value="" calcext:value-type="error">
            <text:p>#NAME?</text:p>
          </table:table-cell>
          <table:table-cell table:style-name="ce55" table:formula="of:=ifs(AND([.G144]=&quot;domain&quot;;[.H144]=&quot;range&quot;); CONCATENATE(&quot;List the ( &quot;;[.K144];&quot;,X)&quot;;[.D144]; &quot; &quot;;[.E144];&quot; (&quot;;[.L144];&quot;,Y)? &quot;);AND([.G144]=&quot;range&quot;;[.H144]=&quot;domain&quot;);CONCATENATE(&quot;List the (&quot;;[.L144];&quot;, X) &quot;;[.D144]; &quot; &quot;;[.E144];&quot; (&quot;;[.K144];&quot;,Y?) &quot;))" office:value-type="string" office:string-value="" calcext:value-type="error">
            <text:p>#NAME?</text:p>
          </table:table-cell>
          <table:table-cell table:style-name="ce55" table:formula="of:=ifs(AND([.G144]=&quot;domain&quot;;[.H144]=&quot;range&quot;); CONCATENATE(&quot;SELECT ?X WHERE { ?X &quot;;[.J144];&quot; Y.}&quot;);AND([.G144]=&quot;range&quot;;[.H144]=&quot;domain&quot;);CONCATENATE(&quot;SELECT ?X WHERE { Y &quot;;[.J144];&quot; ?X.}&quot;))" office:value-type="string" office:string-value="" calcext:value-type="error">
            <text:p>#NAME?</text:p>
          </table:table-cell>
          <table:table-cell table:style-name="ce55" table:formula="of:=ifs(AND([.G144]=&quot;domain&quot;;[.H144]=&quot;range&quot;); CONCATENATE(&quot;the &quot;;[.C144]; &quot; &quot;;[.E144];&quot; (&quot;;[.L144];&quot;,Y) &quot;);AND([.G144]=&quot;range&quot;;[.H144]=&quot;domain&quot;);CONCATENATE(&quot;the &quot;;[.C144]; &quot; &quot;;[.E144];&quot; (&quot;;[.K14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iteraryGenr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iterary genr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literaryGenre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literaryGenre</text:p>
          </table:table-cell>
          <table:table-cell table:style-name="ce49" table:formula="of:=ifs(AND([.G145]=&quot;domain&quot;;[.H145]=&quot;range&quot;); CONCATENATE(&quot;What ( &quot;;[.K145];&quot;,X) is the &quot;;[.C145];&quot;/&quot;;[.D145]; &quot; &quot;;[.E145];&quot; (&quot;;[.L145];&quot;,Y)? &quot;);AND([.G145]=&quot;range&quot;;[.H145]=&quot;domain&quot;);CONCATENATE(&quot;What (&quot;;[.L145];&quot;, X) is the &quot;;[.C145];&quot;/&quot;;[.D145]; &quot; &quot;;[.E145];&quot; (&quot;;[.K145];&quot;,Y?) &quot;))" office:value-type="string" office:string-value="" calcext:value-type="error">
            <text:p>#NAME?</text:p>
          </table:table-cell>
          <table:table-cell table:style-name="ce5" table:formula="of:=ifs(AND([.G145]=&quot;domain&quot;;[.H145]=&quot;range&quot;); CONCATENATE(&quot;SELECT ?X WHERE { ?X &quot;;[.J145];&quot; Y.}&quot;);AND([.G145]=&quot;range&quot;;[.H145]=&quot;domain&quot;);CONCATENATE(&quot;SELECT ?X WHERE { Y &quot;;[.J145];&quot; ?X.}&quot;))" office:value-type="string" office:string-value="" calcext:value-type="error">
            <text:p>#NAME?</text:p>
          </table:table-cell>
          <table:table-cell table:style-name="ce54" table:formula="of:=ifs(AND([.G145]=&quot;domain&quot;;[.H145]=&quot;range&quot;); IF([.K145]=&quot;dbo:Person&quot;;CONCATENATE(&quot;Which person, Who ( &quot;;[.K145];&quot;,X) is,was the &quot;;[.C145]; &quot; &quot;;[.E145];&quot; (&quot;;[.L145];&quot;,Y)? (Y &quot;;[.J145];&quot; X)&quot;));AND([.G145]=&quot;range&quot;;[.H145]=&quot;domain&quot;);IF([.L145]=&quot;dbo:Person&quot;;CONCATENATE(&quot;Which person,Who (&quot;;[.L145];&quot;, X) is,was the &quot;;[.C145]; &quot; &quot;;[.E145];&quot; (&quot;;[.K145];&quot;,Y?) (X &quot;;[.J145];&quot; Y)&quot;)))" office:value-type="string" office:string-value="" calcext:value-type="error">
            <text:p>#NAME?</text:p>
          </table:table-cell>
          <table:table-cell table:style-name="ce54" table:formula="of:=ifs(AND([.G145]=&quot;domain&quot;;[.H145]=&quot;range&quot;); IF([.K145]=&quot;dbo:Person&quot;;CONCATENATE(&quot;SELECT ?X WHERE { ?X &quot;;[.J145];&quot; Y.}&quot;));AND([.G145]=&quot;range&quot;;[.H145]=&quot;domain&quot;); IF([.L145]=&quot;dbo:Person&quot;;CONCATENATE(&quot;SELECT ?X WHERE { Y &quot;;[.J145];&quot; ?X.}&quot;)))" office:value-type="string" office:string-value="" calcext:value-type="error">
            <text:p>#NAME?</text:p>
          </table:table-cell>
          <table:table-cell table:style-name="ce55" table:formula="of:=ifs(AND([.G145]=&quot;domain&quot;;[.H145]=&quot;range&quot;); CONCATENATE(&quot;List the ( &quot;;[.K145];&quot;,X)&quot;;[.D145]; &quot; &quot;;[.E145];&quot; (&quot;;[.L145];&quot;,Y)? &quot;);AND([.G145]=&quot;range&quot;;[.H145]=&quot;domain&quot;);CONCATENATE(&quot;List the (&quot;;[.L145];&quot;, X) &quot;;[.D145]; &quot; &quot;;[.E145];&quot; (&quot;;[.K145];&quot;,Y?) &quot;))" office:value-type="string" office:string-value="" calcext:value-type="error">
            <text:p>#NAME?</text:p>
          </table:table-cell>
          <table:table-cell table:style-name="ce55" table:formula="of:=ifs(AND([.G145]=&quot;domain&quot;;[.H145]=&quot;range&quot;); CONCATENATE(&quot;SELECT ?X WHERE { ?X &quot;;[.J145];&quot; Y.}&quot;);AND([.G145]=&quot;range&quot;;[.H145]=&quot;domain&quot;);CONCATENATE(&quot;SELECT ?X WHERE { Y &quot;;[.J145];&quot; ?X.}&quot;))" office:value-type="string" office:string-value="" calcext:value-type="error">
            <text:p>#NAME?</text:p>
          </table:table-cell>
          <table:table-cell table:style-name="ce55" table:formula="of:=ifs(AND([.G145]=&quot;domain&quot;;[.H145]=&quot;range&quot;); CONCATENATE(&quot;the &quot;;[.C145]; &quot; &quot;;[.E145];&quot; (&quot;;[.L145];&quot;,Y) &quot;);AND([.G145]=&quot;range&quot;;[.H145]=&quot;domain&quot;);CONCATENATE(&quot;the &quot;;[.C145]; &quot; &quot;;[.E145];&quot; (&quot;;[.K14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anguag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anguage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Language</text:p>
          </table:table-cell>
          <table:table-cell table:style-name="ce49" table:formula="of:=ifs(AND([.G146]=&quot;domain&quot;;[.H146]=&quot;range&quot;); CONCATENATE(&quot;What ( &quot;;[.K146];&quot;,X) is the &quot;;[.C146];&quot;/&quot;;[.D146]; &quot; &quot;;[.E146];&quot; (&quot;;[.L146];&quot;,Y)? &quot;);AND([.G146]=&quot;range&quot;;[.H146]=&quot;domain&quot;);CONCATENATE(&quot;What (&quot;;[.L146];&quot;, X) is the &quot;;[.C146];&quot;/&quot;;[.D146]; &quot; &quot;;[.E146];&quot; (&quot;;[.K146];&quot;,Y?) &quot;))" office:value-type="string" office:string-value="" calcext:value-type="error">
            <text:p>#NAME?</text:p>
          </table:table-cell>
          <table:table-cell table:style-name="ce5" table:formula="of:=ifs(AND([.G146]=&quot;domain&quot;;[.H146]=&quot;range&quot;); CONCATENATE(&quot;SELECT ?X WHERE { ?X &quot;;[.J146];&quot; Y.}&quot;);AND([.G146]=&quot;range&quot;;[.H146]=&quot;domain&quot;);CONCATENATE(&quot;SELECT ?X WHERE { Y &quot;;[.J146];&quot; ?X.}&quot;))" office:value-type="string" office:string-value="" calcext:value-type="error">
            <text:p>#NAME?</text:p>
          </table:table-cell>
          <table:table-cell table:style-name="ce54" table:formula="of:=ifs(AND([.G146]=&quot;domain&quot;;[.H146]=&quot;range&quot;); IF([.K146]=&quot;dbo:Person&quot;;CONCATENATE(&quot;Which person, Who ( &quot;;[.K146];&quot;,X) is,was the &quot;;[.C146]; &quot; &quot;;[.E146];&quot; (&quot;;[.L146];&quot;,Y)? (Y &quot;;[.J146];&quot; X)&quot;));AND([.G146]=&quot;range&quot;;[.H146]=&quot;domain&quot;);IF([.L146]=&quot;dbo:Person&quot;;CONCATENATE(&quot;Which person,Who (&quot;;[.L146];&quot;, X) is,was the &quot;;[.C146]; &quot; &quot;;[.E146];&quot; (&quot;;[.K146];&quot;,Y?) (X &quot;;[.J146];&quot; Y)&quot;)))" office:value-type="string" office:string-value="" calcext:value-type="error">
            <text:p>#NAME?</text:p>
          </table:table-cell>
          <table:table-cell table:style-name="ce54" table:formula="of:=ifs(AND([.G146]=&quot;domain&quot;;[.H146]=&quot;range&quot;); IF([.K146]=&quot;dbo:Person&quot;;CONCATENATE(&quot;SELECT ?X WHERE { ?X &quot;;[.J146];&quot; Y.}&quot;));AND([.G146]=&quot;range&quot;;[.H146]=&quot;domain&quot;); IF([.L146]=&quot;dbo:Person&quot;;CONCATENATE(&quot;SELECT ?X WHERE { Y &quot;;[.J146];&quot; ?X.}&quot;)))" office:value-type="string" office:string-value="" calcext:value-type="error">
            <text:p>#NAME?</text:p>
          </table:table-cell>
          <table:table-cell table:style-name="ce55" table:formula="of:=ifs(AND([.G146]=&quot;domain&quot;;[.H146]=&quot;range&quot;); CONCATENATE(&quot;List the ( &quot;;[.K146];&quot;,X)&quot;;[.D146]; &quot; &quot;;[.E146];&quot; (&quot;;[.L146];&quot;,Y)? &quot;);AND([.G146]=&quot;range&quot;;[.H146]=&quot;domain&quot;);CONCATENATE(&quot;List the (&quot;;[.L146];&quot;, X) &quot;;[.D146]; &quot; &quot;;[.E146];&quot; (&quot;;[.K146];&quot;,Y?) &quot;))" office:value-type="string" office:string-value="" calcext:value-type="error">
            <text:p>#NAME?</text:p>
          </table:table-cell>
          <table:table-cell table:style-name="ce55" table:formula="of:=ifs(AND([.G146]=&quot;domain&quot;;[.H146]=&quot;range&quot;); CONCATENATE(&quot;SELECT ?X WHERE { ?X &quot;;[.J146];&quot; Y.}&quot;);AND([.G146]=&quot;range&quot;;[.H146]=&quot;domain&quot;);CONCATENATE(&quot;SELECT ?X WHERE { Y &quot;;[.J146];&quot; ?X.}&quot;))" office:value-type="string" office:string-value="" calcext:value-type="error">
            <text:p>#NAME?</text:p>
          </table:table-cell>
          <table:table-cell table:style-name="ce55" table:formula="of:=ifs(AND([.G146]=&quot;domain&quot;;[.H146]=&quot;range&quot;); CONCATENATE(&quot;the &quot;;[.C146]; &quot; &quot;;[.E146];&quot; (&quot;;[.L146];&quot;,Y) &quot;);AND([.G146]=&quot;range&quot;;[.H146]=&quot;domain&quot;);CONCATENATE(&quot;the &quot;;[.C146]; &quot; &quot;;[.E146];&quot; (&quot;;[.K14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anguag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language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dbo:Language</text:p>
          </table:table-cell>
          <table:table-cell table:style-name="ce49" table:formula="of:=ifs(AND([.G147]=&quot;domain&quot;;[.H147]=&quot;range&quot;); CONCATENATE(&quot;What ( &quot;;[.K147];&quot;,X) is the &quot;;[.C147];&quot;/&quot;;[.D147]; &quot; &quot;;[.E147];&quot; (&quot;;[.L147];&quot;,Y)? &quot;);AND([.G147]=&quot;range&quot;;[.H147]=&quot;domain&quot;);CONCATENATE(&quot;What (&quot;;[.L147];&quot;, X) is the &quot;;[.C147];&quot;/&quot;;[.D147]; &quot; &quot;;[.E147];&quot; (&quot;;[.K147];&quot;,Y?) &quot;))" office:value-type="string" office:string-value="" calcext:value-type="error">
            <text:p>#NAME?</text:p>
          </table:table-cell>
          <table:table-cell table:style-name="ce5" table:formula="of:=ifs(AND([.G147]=&quot;domain&quot;;[.H147]=&quot;range&quot;); CONCATENATE(&quot;SELECT ?X WHERE { ?X &quot;;[.J147];&quot; Y.}&quot;);AND([.G147]=&quot;range&quot;;[.H147]=&quot;domain&quot;);CONCATENATE(&quot;SELECT ?X WHERE { Y &quot;;[.J147];&quot; ?X.}&quot;))" office:value-type="string" office:string-value="" calcext:value-type="error">
            <text:p>#NAME?</text:p>
          </table:table-cell>
          <table:table-cell table:style-name="ce54" table:formula="of:=ifs(AND([.G147]=&quot;domain&quot;;[.H147]=&quot;range&quot;); IF([.K147]=&quot;dbo:Person&quot;;CONCATENATE(&quot;Which person, Who ( &quot;;[.K147];&quot;,X) is,was the &quot;;[.C147]; &quot; &quot;;[.E147];&quot; (&quot;;[.L147];&quot;,Y)? (Y &quot;;[.J147];&quot; X)&quot;));AND([.G147]=&quot;range&quot;;[.H147]=&quot;domain&quot;);IF([.L147]=&quot;dbo:Person&quot;;CONCATENATE(&quot;Which person,Who (&quot;;[.L147];&quot;, X) is,was the &quot;;[.C147]; &quot; &quot;;[.E147];&quot; (&quot;;[.K147];&quot;,Y?) (X &quot;;[.J147];&quot; Y)&quot;)))" office:value-type="string" office:string-value="" calcext:value-type="error">
            <text:p>#NAME?</text:p>
          </table:table-cell>
          <table:table-cell table:style-name="ce54" table:formula="of:=ifs(AND([.G147]=&quot;domain&quot;;[.H147]=&quot;range&quot;); IF([.K147]=&quot;dbo:Person&quot;;CONCATENATE(&quot;SELECT ?X WHERE { ?X &quot;;[.J147];&quot; Y.}&quot;));AND([.G147]=&quot;range&quot;;[.H147]=&quot;domain&quot;); IF([.L147]=&quot;dbo:Person&quot;;CONCATENATE(&quot;SELECT ?X WHERE { Y &quot;;[.J147];&quot; ?X.}&quot;)))" office:value-type="string" office:string-value="" calcext:value-type="error">
            <text:p>#NAME?</text:p>
          </table:table-cell>
          <table:table-cell table:style-name="ce55" table:formula="of:=ifs(AND([.G147]=&quot;domain&quot;;[.H147]=&quot;range&quot;); CONCATENATE(&quot;List the ( &quot;;[.K147];&quot;,X)&quot;;[.D147]; &quot; &quot;;[.E147];&quot; (&quot;;[.L147];&quot;,Y)? &quot;);AND([.G147]=&quot;range&quot;;[.H147]=&quot;domain&quot;);CONCATENATE(&quot;List the (&quot;;[.L147];&quot;, X) &quot;;[.D147]; &quot; &quot;;[.E147];&quot; (&quot;;[.K147];&quot;,Y?) &quot;))" office:value-type="string" office:string-value="" calcext:value-type="error">
            <text:p>#NAME?</text:p>
          </table:table-cell>
          <table:table-cell table:style-name="ce55" table:formula="of:=ifs(AND([.G147]=&quot;domain&quot;;[.H147]=&quot;range&quot;); CONCATENATE(&quot;SELECT ?X WHERE { ?X &quot;;[.J147];&quot; Y.}&quot;);AND([.G147]=&quot;range&quot;;[.H147]=&quot;domain&quot;);CONCATENATE(&quot;SELECT ?X WHERE { Y &quot;;[.J147];&quot; ?X.}&quot;))" office:value-type="string" office:string-value="" calcext:value-type="error">
            <text:p>#NAME?</text:p>
          </table:table-cell>
          <table:table-cell table:style-name="ce55" table:formula="of:=ifs(AND([.G147]=&quot;domain&quot;;[.H147]=&quot;range&quot;); CONCATENATE(&quot;the &quot;;[.C147]; &quot; &quot;;[.E147];&quot; (&quot;;[.L147];&quot;,Y) &quot;);AND([.G147]=&quot;range&quot;;[.H147]=&quot;domain&quot;);CONCATENATE(&quot;the &quot;;[.C147]; &quot; &quot;;[.E147];&quot; (&quot;;[.K14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ublish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ublish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publisher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Agent</text:p>
          </table:table-cell>
          <table:table-cell table:style-name="ce49" table:formula="of:=ifs(AND([.G148]=&quot;domain&quot;;[.H148]=&quot;range&quot;); CONCATENATE(&quot;What ( &quot;;[.K148];&quot;,X) is the &quot;;[.C148];&quot;/&quot;;[.D148]; &quot; &quot;;[.E148];&quot; (&quot;;[.L148];&quot;,Y)? &quot;);AND([.G148]=&quot;range&quot;;[.H148]=&quot;domain&quot;);CONCATENATE(&quot;What (&quot;;[.L148];&quot;, X) is the &quot;;[.C148];&quot;/&quot;;[.D148]; &quot; &quot;;[.E148];&quot; (&quot;;[.K148];&quot;,Y?) &quot;))" office:value-type="string" office:string-value="" calcext:value-type="error">
            <text:p>#NAME?</text:p>
          </table:table-cell>
          <table:table-cell table:style-name="ce5" table:formula="of:=ifs(AND([.G148]=&quot;domain&quot;;[.H148]=&quot;range&quot;); CONCATENATE(&quot;SELECT ?X WHERE { ?X &quot;;[.J148];&quot; Y.}&quot;);AND([.G148]=&quot;range&quot;;[.H148]=&quot;domain&quot;);CONCATENATE(&quot;SELECT ?X WHERE { Y &quot;;[.J148];&quot; ?X.}&quot;))" office:value-type="string" office:string-value="" calcext:value-type="error">
            <text:p>#NAME?</text:p>
          </table:table-cell>
          <table:table-cell table:style-name="ce54" table:formula="of:=ifs(AND([.G148]=&quot;domain&quot;;[.H148]=&quot;range&quot;); IF([.K148]=&quot;dbo:Person&quot;;CONCATENATE(&quot;Which person, Who ( &quot;;[.K148];&quot;,X) is,was the &quot;;[.C148]; &quot; &quot;;[.E148];&quot; (&quot;;[.L148];&quot;,Y)? (Y &quot;;[.J148];&quot; X)&quot;));AND([.G148]=&quot;range&quot;;[.H148]=&quot;domain&quot;);IF([.L148]=&quot;dbo:Person&quot;;CONCATENATE(&quot;Which person,Who (&quot;;[.L148];&quot;, X) is,was the &quot;;[.C148]; &quot; &quot;;[.E148];&quot; (&quot;;[.K148];&quot;,Y?) (X &quot;;[.J148];&quot; Y)&quot;)))" office:value-type="string" office:string-value="" calcext:value-type="error">
            <text:p>#NAME?</text:p>
          </table:table-cell>
          <table:table-cell table:style-name="ce54" table:formula="of:=ifs(AND([.G148]=&quot;domain&quot;;[.H148]=&quot;range&quot;); IF([.K148]=&quot;dbo:Person&quot;;CONCATENATE(&quot;SELECT ?X WHERE { ?X &quot;;[.J148];&quot; Y.}&quot;));AND([.G148]=&quot;range&quot;;[.H148]=&quot;domain&quot;); IF([.L148]=&quot;dbo:Person&quot;;CONCATENATE(&quot;SELECT ?X WHERE { Y &quot;;[.J148];&quot; ?X.}&quot;)))" office:value-type="string" office:string-value="" calcext:value-type="error">
            <text:p>#NAME?</text:p>
          </table:table-cell>
          <table:table-cell table:style-name="ce55" table:formula="of:=ifs(AND([.G148]=&quot;domain&quot;;[.H148]=&quot;range&quot;); CONCATENATE(&quot;List the ( &quot;;[.K148];&quot;,X)&quot;;[.D148]; &quot; &quot;;[.E148];&quot; (&quot;;[.L148];&quot;,Y)? &quot;);AND([.G148]=&quot;range&quot;;[.H148]=&quot;domain&quot;);CONCATENATE(&quot;List the (&quot;;[.L148];&quot;, X) &quot;;[.D148]; &quot; &quot;;[.E148];&quot; (&quot;;[.K148];&quot;,Y?) &quot;))" office:value-type="string" office:string-value="" calcext:value-type="error">
            <text:p>#NAME?</text:p>
          </table:table-cell>
          <table:table-cell table:style-name="ce55" table:formula="of:=ifs(AND([.G148]=&quot;domain&quot;;[.H148]=&quot;range&quot;); CONCATENATE(&quot;SELECT ?X WHERE { ?X &quot;;[.J148];&quot; Y.}&quot;);AND([.G148]=&quot;range&quot;;[.H148]=&quot;domain&quot;);CONCATENATE(&quot;SELECT ?X WHERE { Y &quot;;[.J148];&quot; ?X.}&quot;))" office:value-type="string" office:string-value="" calcext:value-type="error">
            <text:p>#NAME?</text:p>
          </table:table-cell>
          <table:table-cell table:style-name="ce55" table:formula="of:=ifs(AND([.G148]=&quot;domain&quot;;[.H148]=&quot;range&quot;); CONCATENATE(&quot;the &quot;;[.C148]; &quot; &quot;;[.E148];&quot; (&quot;;[.L148];&quot;,Y) &quot;);AND([.G148]=&quot;range&quot;;[.H148]=&quot;domain&quot;);CONCATENATE(&quot;the &quot;;[.C148]; &quot; &quot;;[.E148];&quot; (&quot;;[.K14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ediaTyp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edia typ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ediaType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mediaType</text:p>
          </table:table-cell>
          <table:table-cell table:style-name="ce49" table:formula="of:=ifs(AND([.G149]=&quot;domain&quot;;[.H149]=&quot;range&quot;); CONCATENATE(&quot;What ( &quot;;[.K149];&quot;,X) is the &quot;;[.C149];&quot;/&quot;;[.D149]; &quot; &quot;;[.E149];&quot; (&quot;;[.L149];&quot;,Y)? &quot;);AND([.G149]=&quot;range&quot;;[.H149]=&quot;domain&quot;);CONCATENATE(&quot;What (&quot;;[.L149];&quot;, X) is the &quot;;[.C149];&quot;/&quot;;[.D149]; &quot; &quot;;[.E149];&quot; (&quot;;[.K149];&quot;,Y?) &quot;))" office:value-type="string" office:string-value="" calcext:value-type="error">
            <text:p>#NAME?</text:p>
          </table:table-cell>
          <table:table-cell table:style-name="ce5" table:formula="of:=ifs(AND([.G149]=&quot;domain&quot;;[.H149]=&quot;range&quot;); CONCATENATE(&quot;SELECT ?X WHERE { ?X &quot;;[.J149];&quot; Y.}&quot;);AND([.G149]=&quot;range&quot;;[.H149]=&quot;domain&quot;);CONCATENATE(&quot;SELECT ?X WHERE { Y &quot;;[.J149];&quot; ?X.}&quot;))" office:value-type="string" office:string-value="" calcext:value-type="error">
            <text:p>#NAME?</text:p>
          </table:table-cell>
          <table:table-cell table:style-name="ce54" table:formula="of:=ifs(AND([.G149]=&quot;domain&quot;;[.H149]=&quot;range&quot;); IF([.K149]=&quot;dbo:Person&quot;;CONCATENATE(&quot;Which person, Who ( &quot;;[.K149];&quot;,X) is,was the &quot;;[.C149]; &quot; &quot;;[.E149];&quot; (&quot;;[.L149];&quot;,Y)? (Y &quot;;[.J149];&quot; X)&quot;));AND([.G149]=&quot;range&quot;;[.H149]=&quot;domain&quot;);IF([.L149]=&quot;dbo:Person&quot;;CONCATENATE(&quot;Which person,Who (&quot;;[.L149];&quot;, X) is,was the &quot;;[.C149]; &quot; &quot;;[.E149];&quot; (&quot;;[.K149];&quot;,Y?) (X &quot;;[.J149];&quot; Y)&quot;)))" office:value-type="string" office:string-value="" calcext:value-type="error">
            <text:p>#NAME?</text:p>
          </table:table-cell>
          <table:table-cell table:style-name="ce54" table:formula="of:=ifs(AND([.G149]=&quot;domain&quot;;[.H149]=&quot;range&quot;); IF([.K149]=&quot;dbo:Person&quot;;CONCATENATE(&quot;SELECT ?X WHERE { ?X &quot;;[.J149];&quot; Y.}&quot;));AND([.G149]=&quot;range&quot;;[.H149]=&quot;domain&quot;); IF([.L149]=&quot;dbo:Person&quot;;CONCATENATE(&quot;SELECT ?X WHERE { Y &quot;;[.J149];&quot; ?X.}&quot;)))" office:value-type="string" office:string-value="" calcext:value-type="error">
            <text:p>#NAME?</text:p>
          </table:table-cell>
          <table:table-cell table:style-name="ce55" table:formula="of:=ifs(AND([.G149]=&quot;domain&quot;;[.H149]=&quot;range&quot;); CONCATENATE(&quot;List the ( &quot;;[.K149];&quot;,X)&quot;;[.D149]; &quot; &quot;;[.E149];&quot; (&quot;;[.L149];&quot;,Y)? &quot;);AND([.G149]=&quot;range&quot;;[.H149]=&quot;domain&quot;);CONCATENATE(&quot;List the (&quot;;[.L149];&quot;, X) &quot;;[.D149]; &quot; &quot;;[.E149];&quot; (&quot;;[.K149];&quot;,Y?) &quot;))" office:value-type="string" office:string-value="" calcext:value-type="error">
            <text:p>#NAME?</text:p>
          </table:table-cell>
          <table:table-cell table:style-name="ce55" table:formula="of:=ifs(AND([.G149]=&quot;domain&quot;;[.H149]=&quot;range&quot;); CONCATENATE(&quot;SELECT ?X WHERE { ?X &quot;;[.J149];&quot; Y.}&quot;);AND([.G149]=&quot;range&quot;;[.H149]=&quot;domain&quot;);CONCATENATE(&quot;SELECT ?X WHERE { Y &quot;;[.J149];&quot; ?X.}&quot;))" office:value-type="string" office:string-value="" calcext:value-type="error">
            <text:p>#NAME?</text:p>
          </table:table-cell>
          <table:table-cell table:style-name="ce55" table:formula="of:=ifs(AND([.G149]=&quot;domain&quot;;[.H149]=&quot;range&quot;); CONCATENATE(&quot;the &quot;;[.C149]; &quot; &quot;;[.E149];&quot; (&quot;;[.L149];&quot;,Y) &quot;);AND([.G149]=&quot;range&quot;;[.H149]=&quot;domain&quot;);CONCATENATE(&quot;the &quot;;[.C149]; &quot; &quot;;[.E149];&quot; (&quot;;[.K14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serie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eri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eries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series</text:p>
          </table:table-cell>
          <table:table-cell table:style-name="ce49" table:formula="of:=ifs(AND([.G150]=&quot;domain&quot;;[.H150]=&quot;range&quot;); CONCATENATE(&quot;What ( &quot;;[.K150];&quot;,X) is the &quot;;[.C150];&quot;/&quot;;[.D150]; &quot; &quot;;[.E150];&quot; (&quot;;[.L150];&quot;,Y)? &quot;);AND([.G150]=&quot;range&quot;;[.H150]=&quot;domain&quot;);CONCATENATE(&quot;What (&quot;;[.L150];&quot;, X) is the &quot;;[.C150];&quot;/&quot;;[.D150]; &quot; &quot;;[.E150];&quot; (&quot;;[.K150];&quot;,Y?) &quot;))" office:value-type="string" office:string-value="" calcext:value-type="error">
            <text:p>#NAME?</text:p>
          </table:table-cell>
          <table:table-cell table:style-name="ce5" table:formula="of:=ifs(AND([.G150]=&quot;domain&quot;;[.H150]=&quot;range&quot;); CONCATENATE(&quot;SELECT ?X WHERE { ?X &quot;;[.J150];&quot; Y.}&quot;);AND([.G150]=&quot;range&quot;;[.H150]=&quot;domain&quot;);CONCATENATE(&quot;SELECT ?X WHERE { Y &quot;;[.J150];&quot; ?X.}&quot;))" office:value-type="string" office:string-value="" calcext:value-type="error">
            <text:p>#NAME?</text:p>
          </table:table-cell>
          <table:table-cell table:style-name="ce54" table:formula="of:=ifs(AND([.G150]=&quot;domain&quot;;[.H150]=&quot;range&quot;); IF([.K150]=&quot;dbo:Person&quot;;CONCATENATE(&quot;Which person, Who ( &quot;;[.K150];&quot;,X) is,was the &quot;;[.C150]; &quot; &quot;;[.E150];&quot; (&quot;;[.L150];&quot;,Y)? (Y &quot;;[.J150];&quot; X)&quot;));AND([.G150]=&quot;range&quot;;[.H150]=&quot;domain&quot;);IF([.L150]=&quot;dbo:Person&quot;;CONCATENATE(&quot;Which person,Who (&quot;;[.L150];&quot;, X) is,was the &quot;;[.C150]; &quot; &quot;;[.E150];&quot; (&quot;;[.K150];&quot;,Y?) (X &quot;;[.J150];&quot; Y)&quot;)))" office:value-type="string" office:string-value="" calcext:value-type="error">
            <text:p>#NAME?</text:p>
          </table:table-cell>
          <table:table-cell table:style-name="ce54" table:formula="of:=ifs(AND([.G150]=&quot;domain&quot;;[.H150]=&quot;range&quot;); IF([.K150]=&quot;dbo:Person&quot;;CONCATENATE(&quot;SELECT ?X WHERE { ?X &quot;;[.J150];&quot; Y.}&quot;));AND([.G150]=&quot;range&quot;;[.H150]=&quot;domain&quot;); IF([.L150]=&quot;dbo:Person&quot;;CONCATENATE(&quot;SELECT ?X WHERE { Y &quot;;[.J150];&quot; ?X.}&quot;)))" office:value-type="string" office:string-value="" calcext:value-type="error">
            <text:p>#NAME?</text:p>
          </table:table-cell>
          <table:table-cell table:style-name="ce55" table:formula="of:=ifs(AND([.G150]=&quot;domain&quot;;[.H150]=&quot;range&quot;); CONCATENATE(&quot;List the ( &quot;;[.K150];&quot;,X)&quot;;[.D150]; &quot; &quot;;[.E150];&quot; (&quot;;[.L150];&quot;,Y)? &quot;);AND([.G150]=&quot;range&quot;;[.H150]=&quot;domain&quot;);CONCATENATE(&quot;List the (&quot;;[.L150];&quot;, X) &quot;;[.D150]; &quot; &quot;;[.E150];&quot; (&quot;;[.K150];&quot;,Y?) &quot;))" office:value-type="string" office:string-value="" calcext:value-type="error">
            <text:p>#NAME?</text:p>
          </table:table-cell>
          <table:table-cell table:style-name="ce55" table:formula="of:=ifs(AND([.G150]=&quot;domain&quot;;[.H150]=&quot;range&quot;); CONCATENATE(&quot;SELECT ?X WHERE { ?X &quot;;[.J150];&quot; Y.}&quot;);AND([.G150]=&quot;range&quot;;[.H150]=&quot;domain&quot;);CONCATENATE(&quot;SELECT ?X WHERE { Y &quot;;[.J150];&quot; ?X.}&quot;))" office:value-type="string" office:string-value="" calcext:value-type="error">
            <text:p>#NAME?</text:p>
          </table:table-cell>
          <table:table-cell table:style-name="ce55" table:formula="of:=ifs(AND([.G150]=&quot;domain&quot;;[.H150]=&quot;range&quot;); CONCATENATE(&quot;the &quot;;[.C150]; &quot; &quot;;[.E150];&quot; (&quot;;[.L150];&quot;,Y) &quot;);AND([.G150]=&quot;range&quot;;[.H150]=&quot;domain&quot;);CONCATENATE(&quot;the &quot;;[.C150]; &quot; &quot;;[.E150];&quot; (&quot;;[.K15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olou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olou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olour</text:p>
          </table:table-cell>
          <table:table-cell table:style-name="ce18" office:value-type="string" calcext:value-type="string">
            <text:p>dbo:PoliticalParty</text:p>
          </table:table-cell>
          <table:table-cell table:style-name="ce18" office:value-type="string" calcext:value-type="string">
            <text:p>dbo:Colour</text:p>
          </table:table-cell>
          <table:table-cell table:style-name="ce49" table:formula="of:=ifs(AND([.G151]=&quot;domain&quot;;[.H151]=&quot;range&quot;); CONCATENATE(&quot;What ( &quot;;[.K151];&quot;,X) is the &quot;;[.C151];&quot;/&quot;;[.D151]; &quot; &quot;;[.E151];&quot; (&quot;;[.L151];&quot;,Y)? &quot;);AND([.G151]=&quot;range&quot;;[.H151]=&quot;domain&quot;);CONCATENATE(&quot;What (&quot;;[.L151];&quot;, X) is the &quot;;[.C151];&quot;/&quot;;[.D151]; &quot; &quot;;[.E151];&quot; (&quot;;[.K151];&quot;,Y?) &quot;))" office:value-type="string" office:string-value="" calcext:value-type="error">
            <text:p>#NAME?</text:p>
          </table:table-cell>
          <table:table-cell table:style-name="ce5" table:formula="of:=ifs(AND([.G151]=&quot;domain&quot;;[.H151]=&quot;range&quot;); CONCATENATE(&quot;SELECT ?X WHERE { ?X &quot;;[.J151];&quot; Y.}&quot;);AND([.G151]=&quot;range&quot;;[.H151]=&quot;domain&quot;);CONCATENATE(&quot;SELECT ?X WHERE { Y &quot;;[.J151];&quot; ?X.}&quot;))" office:value-type="string" office:string-value="" calcext:value-type="error">
            <text:p>#NAME?</text:p>
          </table:table-cell>
          <table:table-cell table:style-name="ce54" table:formula="of:=ifs(AND([.G151]=&quot;domain&quot;;[.H151]=&quot;range&quot;); IF([.K151]=&quot;dbo:Person&quot;;CONCATENATE(&quot;Which person, Who ( &quot;;[.K151];&quot;,X) is,was the &quot;;[.C151]; &quot; &quot;;[.E151];&quot; (&quot;;[.L151];&quot;,Y)? (Y &quot;;[.J151];&quot; X)&quot;));AND([.G151]=&quot;range&quot;;[.H151]=&quot;domain&quot;);IF([.L151]=&quot;dbo:Person&quot;;CONCATENATE(&quot;Which person,Who (&quot;;[.L151];&quot;, X) is,was the &quot;;[.C151]; &quot; &quot;;[.E151];&quot; (&quot;;[.K151];&quot;,Y?) (X &quot;;[.J151];&quot; Y)&quot;)))" office:value-type="string" office:string-value="" calcext:value-type="error">
            <text:p>#NAME?</text:p>
          </table:table-cell>
          <table:table-cell table:style-name="ce54" table:formula="of:=ifs(AND([.G151]=&quot;domain&quot;;[.H151]=&quot;range&quot;); IF([.K151]=&quot;dbo:Person&quot;;CONCATENATE(&quot;SELECT ?X WHERE { ?X &quot;;[.J151];&quot; Y.}&quot;));AND([.G151]=&quot;range&quot;;[.H151]=&quot;domain&quot;); IF([.L151]=&quot;dbo:Person&quot;;CONCATENATE(&quot;SELECT ?X WHERE { Y &quot;;[.J151];&quot; ?X.}&quot;)))" office:value-type="string" office:string-value="" calcext:value-type="error">
            <text:p>#NAME?</text:p>
          </table:table-cell>
          <table:table-cell table:style-name="ce55" table:formula="of:=ifs(AND([.G151]=&quot;domain&quot;;[.H151]=&quot;range&quot;); CONCATENATE(&quot;List the ( &quot;;[.K151];&quot;,X)&quot;;[.D151]; &quot; &quot;;[.E151];&quot; (&quot;;[.L151];&quot;,Y)? &quot;);AND([.G151]=&quot;range&quot;;[.H151]=&quot;domain&quot;);CONCATENATE(&quot;List the (&quot;;[.L151];&quot;, X) &quot;;[.D151]; &quot; &quot;;[.E151];&quot; (&quot;;[.K151];&quot;,Y?) &quot;))" office:value-type="string" office:string-value="" calcext:value-type="error">
            <text:p>#NAME?</text:p>
          </table:table-cell>
          <table:table-cell table:style-name="ce55" table:formula="of:=ifs(AND([.G151]=&quot;domain&quot;;[.H151]=&quot;range&quot;); CONCATENATE(&quot;SELECT ?X WHERE { ?X &quot;;[.J151];&quot; Y.}&quot;);AND([.G151]=&quot;range&quot;;[.H151]=&quot;domain&quot;);CONCATENATE(&quot;SELECT ?X WHERE { Y &quot;;[.J151];&quot; ?X.}&quot;))" office:value-type="string" office:string-value="" calcext:value-type="error">
            <text:p>#NAME?</text:p>
          </table:table-cell>
          <table:table-cell table:style-name="ce55" table:formula="of:=ifs(AND([.G151]=&quot;domain&quot;;[.H151]=&quot;range&quot;); CONCATENATE(&quot;the &quot;;[.C151]; &quot; &quot;;[.E151];&quot; (&quot;;[.L151];&quot;,Y) &quot;);AND([.G151]=&quot;range&quot;;[.H151]=&quot;domain&quot;);CONCATENATE(&quot;the &quot;;[.C151]; &quot; &quot;;[.E151];&quot; (&quot;;[.K15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ovie/show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vie or show</text:p>
          </table:table-cell>
          <table:table-cell table:style-name="ce7" office:value-type="string" calcext:value-type="string">
            <text:p>movies or show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tarring</text:p>
          </table:table-cell>
          <table:table-cell table:style-name="ce18" office:value-type="string" calcext:value-type="string">
            <text:p>dbo:Actor</text:p>
          </table:table-cell>
          <table:table-cell table:style-name="ce18" office:value-type="string" calcext:value-type="string">
            <text:p>dbo:Work</text:p>
          </table:table-cell>
          <table:table-cell table:style-name="ce49" table:formula="of:=ifs(AND([.G152]=&quot;domain&quot;;[.H152]=&quot;range&quot;); CONCATENATE(&quot;What ( &quot;;[.K152];&quot;,X) is the &quot;;[.C152];&quot;/&quot;;[.D152]; &quot; &quot;;[.E152];&quot; (&quot;;[.L152];&quot;,Y)? &quot;);AND([.G152]=&quot;range&quot;;[.H152]=&quot;domain&quot;);CONCATENATE(&quot;What (&quot;;[.L152];&quot;, X) is the &quot;;[.C152];&quot;/&quot;;[.D152]; &quot; &quot;;[.E152];&quot; (&quot;;[.K152];&quot;,Y?) &quot;))" office:value-type="string" office:string-value="" calcext:value-type="error">
            <text:p>#NAME?</text:p>
          </table:table-cell>
          <table:table-cell table:style-name="ce5" table:formula="of:=ifs(AND([.G152]=&quot;domain&quot;;[.H152]=&quot;range&quot;); CONCATENATE(&quot;SELECT ?X WHERE { ?X &quot;;[.J152];&quot; Y.}&quot;);AND([.G152]=&quot;range&quot;;[.H152]=&quot;domain&quot;);CONCATENATE(&quot;SELECT ?X WHERE { Y &quot;;[.J152];&quot; ?X.}&quot;))" office:value-type="string" office:string-value="" calcext:value-type="error">
            <text:p>#NAME?</text:p>
          </table:table-cell>
          <table:table-cell table:style-name="ce54" table:formula="of:=ifs(AND([.G152]=&quot;domain&quot;;[.H152]=&quot;range&quot;); IF([.K152]=&quot;dbo:Person&quot;;CONCATENATE(&quot;Which person, Who ( &quot;;[.K152];&quot;,X) is,was the &quot;;[.C152]; &quot; &quot;;[.E152];&quot; (&quot;;[.L152];&quot;,Y)? (Y &quot;;[.J152];&quot; X)&quot;));AND([.G152]=&quot;range&quot;;[.H152]=&quot;domain&quot;);IF([.L152]=&quot;dbo:Person&quot;;CONCATENATE(&quot;Which person,Who (&quot;;[.L152];&quot;, X) is,was the &quot;;[.C152]; &quot; &quot;;[.E152];&quot; (&quot;;[.K152];&quot;,Y?) (X &quot;;[.J152];&quot; Y)&quot;)))" office:value-type="string" office:string-value="" calcext:value-type="error">
            <text:p>#NAME?</text:p>
          </table:table-cell>
          <table:table-cell table:style-name="ce54" table:formula="of:=ifs(AND([.G152]=&quot;domain&quot;;[.H152]=&quot;range&quot;); IF([.K152]=&quot;dbo:Person&quot;;CONCATENATE(&quot;SELECT ?X WHERE { ?X &quot;;[.J152];&quot; Y.}&quot;));AND([.G152]=&quot;range&quot;;[.H152]=&quot;domain&quot;); IF([.L152]=&quot;dbo:Person&quot;;CONCATENATE(&quot;SELECT ?X WHERE { Y &quot;;[.J152];&quot; ?X.}&quot;)))" office:value-type="string" office:string-value="" calcext:value-type="error">
            <text:p>#NAME?</text:p>
          </table:table-cell>
          <table:table-cell table:style-name="ce55" table:formula="of:=ifs(AND([.G152]=&quot;domain&quot;;[.H152]=&quot;range&quot;); CONCATENATE(&quot;List the ( &quot;;[.K152];&quot;,X)&quot;;[.D152]; &quot; &quot;;[.E152];&quot; (&quot;;[.L152];&quot;,Y)? &quot;);AND([.G152]=&quot;range&quot;;[.H152]=&quot;domain&quot;);CONCATENATE(&quot;List the (&quot;;[.L152];&quot;, X) &quot;;[.D152]; &quot; &quot;;[.E152];&quot; (&quot;;[.K152];&quot;,Y?) &quot;))" office:value-type="string" office:string-value="" calcext:value-type="error">
            <text:p>#NAME?</text:p>
          </table:table-cell>
          <table:table-cell table:style-name="ce55" table:formula="of:=ifs(AND([.G152]=&quot;domain&quot;;[.H152]=&quot;range&quot;); CONCATENATE(&quot;SELECT ?X WHERE { ?X &quot;;[.J152];&quot; Y.}&quot;);AND([.G152]=&quot;range&quot;;[.H152]=&quot;domain&quot;);CONCATENATE(&quot;SELECT ?X WHERE { Y &quot;;[.J152];&quot; ?X.}&quot;))" office:value-type="string" office:string-value="" calcext:value-type="error">
            <text:p>#NAME?</text:p>
          </table:table-cell>
          <table:table-cell table:style-name="ce55" table:formula="of:=ifs(AND([.G152]=&quot;domain&quot;;[.H152]=&quot;range&quot;); CONCATENATE(&quot;the &quot;;[.C152]; &quot; &quot;;[.E152];&quot; (&quot;;[.L152];&quot;,Y) &quot;);AND([.G152]=&quot;range&quot;;[.H152]=&quot;domain&quot;);CONCATENATE(&quot;the &quot;;[.C152]; &quot; &quot;;[.E152];&quot; (&quot;;[.K15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embership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embership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embership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rdf:langString</text:p>
          </table:table-cell>
          <table:table-cell table:style-name="ce49" table:formula="of:=ifs(AND([.G153]=&quot;domain&quot;;[.H153]=&quot;range&quot;); CONCATENATE(&quot;What ( &quot;;[.K153];&quot;,X) is the &quot;;[.C153];&quot;/&quot;;[.D153]; &quot; &quot;;[.E153];&quot; (&quot;;[.L153];&quot;,Y)? &quot;);AND([.G153]=&quot;range&quot;;[.H153]=&quot;domain&quot;);CONCATENATE(&quot;What (&quot;;[.L153];&quot;, X) is the &quot;;[.C153];&quot;/&quot;;[.D153]; &quot; &quot;;[.E153];&quot; (&quot;;[.K153];&quot;,Y?) &quot;))" office:value-type="string" office:string-value="" calcext:value-type="error">
            <text:p>#NAME?</text:p>
          </table:table-cell>
          <table:table-cell table:style-name="ce5" table:formula="of:=ifs(AND([.G153]=&quot;domain&quot;;[.H153]=&quot;range&quot;); CONCATENATE(&quot;SELECT ?X WHERE { ?X &quot;;[.J153];&quot; Y.}&quot;);AND([.G153]=&quot;range&quot;;[.H153]=&quot;domain&quot;);CONCATENATE(&quot;SELECT ?X WHERE { Y &quot;;[.J153];&quot; ?X.}&quot;))" office:value-type="string" office:string-value="" calcext:value-type="error">
            <text:p>#NAME?</text:p>
          </table:table-cell>
          <table:table-cell table:style-name="ce54" table:formula="of:=ifs(AND([.G153]=&quot;domain&quot;;[.H153]=&quot;range&quot;); IF([.K153]=&quot;dbo:Person&quot;;CONCATENATE(&quot;Which person, Who ( &quot;;[.K153];&quot;,X) is,was the &quot;;[.C153]; &quot; &quot;;[.E153];&quot; (&quot;;[.L153];&quot;,Y)? (Y &quot;;[.J153];&quot; X)&quot;));AND([.G153]=&quot;range&quot;;[.H153]=&quot;domain&quot;);IF([.L153]=&quot;dbo:Person&quot;;CONCATENATE(&quot;Which person,Who (&quot;;[.L153];&quot;, X) is,was the &quot;;[.C153]; &quot; &quot;;[.E153];&quot; (&quot;;[.K153];&quot;,Y?) (X &quot;;[.J153];&quot; Y)&quot;)))" office:value-type="string" office:string-value="" calcext:value-type="error">
            <text:p>#NAME?</text:p>
          </table:table-cell>
          <table:table-cell table:style-name="ce54" table:formula="of:=ifs(AND([.G153]=&quot;domain&quot;;[.H153]=&quot;range&quot;); IF([.K153]=&quot;dbo:Person&quot;;CONCATENATE(&quot;SELECT ?X WHERE { ?X &quot;;[.J153];&quot; Y.}&quot;));AND([.G153]=&quot;range&quot;;[.H153]=&quot;domain&quot;); IF([.L153]=&quot;dbo:Person&quot;;CONCATENATE(&quot;SELECT ?X WHERE { Y &quot;;[.J153];&quot; ?X.}&quot;)))" office:value-type="string" office:string-value="" calcext:value-type="error">
            <text:p>#NAME?</text:p>
          </table:table-cell>
          <table:table-cell table:style-name="ce55" table:formula="of:=ifs(AND([.G153]=&quot;domain&quot;;[.H153]=&quot;range&quot;); CONCATENATE(&quot;List the ( &quot;;[.K153];&quot;,X)&quot;;[.D153]; &quot; &quot;;[.E153];&quot; (&quot;;[.L153];&quot;,Y)? &quot;);AND([.G153]=&quot;range&quot;;[.H153]=&quot;domain&quot;);CONCATENATE(&quot;List the (&quot;;[.L153];&quot;, X) &quot;;[.D153]; &quot; &quot;;[.E153];&quot; (&quot;;[.K153];&quot;,Y?) &quot;))" office:value-type="string" office:string-value="" calcext:value-type="error">
            <text:p>#NAME?</text:p>
          </table:table-cell>
          <table:table-cell table:style-name="ce55" table:formula="of:=ifs(AND([.G153]=&quot;domain&quot;;[.H153]=&quot;range&quot;); CONCATENATE(&quot;SELECT ?X WHERE { ?X &quot;;[.J153];&quot; Y.}&quot;);AND([.G153]=&quot;range&quot;;[.H153]=&quot;domain&quot;);CONCATENATE(&quot;SELECT ?X WHERE { Y &quot;;[.J153];&quot; ?X.}&quot;))" office:value-type="string" office:string-value="" calcext:value-type="error">
            <text:p>#NAME?</text:p>
          </table:table-cell>
          <table:table-cell table:style-name="ce55" table:formula="of:=ifs(AND([.G153]=&quot;domain&quot;;[.H153]=&quot;range&quot;); CONCATENATE(&quot;the &quot;;[.C153]; &quot; &quot;;[.E153];&quot; (&quot;;[.L153];&quot;,Y) &quot;);AND([.G153]=&quot;range&quot;;[.H153]=&quot;domain&quot;);CONCATENATE(&quot;the &quot;;[.C153]; &quot; &quot;;[.E153];&quot; (&quot;;[.K15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urpos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urpos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urpose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54]=&quot;domain&quot;;[.H154]=&quot;range&quot;); CONCATENATE(&quot;What ( &quot;;[.K154];&quot;,X) is the &quot;;[.C154];&quot;/&quot;;[.D154]; &quot; &quot;;[.E154];&quot; (&quot;;[.L154];&quot;,Y)? &quot;);AND([.G154]=&quot;range&quot;;[.H154]=&quot;domain&quot;);CONCATENATE(&quot;What (&quot;;[.L154];&quot;, X) is the &quot;;[.C154];&quot;/&quot;;[.D154]; &quot; &quot;;[.E154];&quot; (&quot;;[.K154];&quot;,Y?) &quot;))" office:value-type="string" office:string-value="" calcext:value-type="error">
            <text:p>#NAME?</text:p>
          </table:table-cell>
          <table:table-cell table:style-name="ce5" table:formula="of:=ifs(AND([.G154]=&quot;domain&quot;;[.H154]=&quot;range&quot;); CONCATENATE(&quot;SELECT ?X WHERE { ?X &quot;;[.J154];&quot; Y.}&quot;);AND([.G154]=&quot;range&quot;;[.H154]=&quot;domain&quot;);CONCATENATE(&quot;SELECT ?X WHERE { Y &quot;;[.J154];&quot; ?X.}&quot;))" office:value-type="string" office:string-value="" calcext:value-type="error">
            <text:p>#NAME?</text:p>
          </table:table-cell>
          <table:table-cell table:style-name="ce54" table:formula="of:=ifs(AND([.G154]=&quot;domain&quot;;[.H154]=&quot;range&quot;); IF([.K154]=&quot;dbo:Person&quot;;CONCATENATE(&quot;Which person, Who ( &quot;;[.K154];&quot;,X) is,was the &quot;;[.C154]; &quot; &quot;;[.E154];&quot; (&quot;;[.L154];&quot;,Y)? (Y &quot;;[.J154];&quot; X)&quot;));AND([.G154]=&quot;range&quot;;[.H154]=&quot;domain&quot;);IF([.L154]=&quot;dbo:Person&quot;;CONCATENATE(&quot;Which person,Who (&quot;;[.L154];&quot;, X) is,was the &quot;;[.C154]; &quot; &quot;;[.E154];&quot; (&quot;;[.K154];&quot;,Y?) (X &quot;;[.J154];&quot; Y)&quot;)))" office:value-type="string" office:string-value="" calcext:value-type="error">
            <text:p>#NAME?</text:p>
          </table:table-cell>
          <table:table-cell table:style-name="ce54" table:formula="of:=ifs(AND([.G154]=&quot;domain&quot;;[.H154]=&quot;range&quot;); IF([.K154]=&quot;dbo:Person&quot;;CONCATENATE(&quot;SELECT ?X WHERE { ?X &quot;;[.J154];&quot; Y.}&quot;));AND([.G154]=&quot;range&quot;;[.H154]=&quot;domain&quot;); IF([.L154]=&quot;dbo:Person&quot;;CONCATENATE(&quot;SELECT ?X WHERE { Y &quot;;[.J154];&quot; ?X.}&quot;)))" office:value-type="string" office:string-value="" calcext:value-type="error">
            <text:p>#NAME?</text:p>
          </table:table-cell>
          <table:table-cell table:style-name="ce55" table:formula="of:=ifs(AND([.G154]=&quot;domain&quot;;[.H154]=&quot;range&quot;); CONCATENATE(&quot;List the ( &quot;;[.K154];&quot;,X)&quot;;[.D154]; &quot; &quot;;[.E154];&quot; (&quot;;[.L154];&quot;,Y)? &quot;);AND([.G154]=&quot;range&quot;;[.H154]=&quot;domain&quot;);CONCATENATE(&quot;List the (&quot;;[.L154];&quot;, X) &quot;;[.D154]; &quot; &quot;;[.E154];&quot; (&quot;;[.K154];&quot;,Y?) &quot;))" office:value-type="string" office:string-value="" calcext:value-type="error">
            <text:p>#NAME?</text:p>
          </table:table-cell>
          <table:table-cell table:style-name="ce55" table:formula="of:=ifs(AND([.G154]=&quot;domain&quot;;[.H154]=&quot;range&quot;); CONCATENATE(&quot;SELECT ?X WHERE { ?X &quot;;[.J154];&quot; Y.}&quot;);AND([.G154]=&quot;range&quot;;[.H154]=&quot;domain&quot;);CONCATENATE(&quot;SELECT ?X WHERE { Y &quot;;[.J154];&quot; ?X.}&quot;))" office:value-type="string" office:string-value="" calcext:value-type="error">
            <text:p>#NAME?</text:p>
          </table:table-cell>
          <table:table-cell table:style-name="ce55" table:formula="of:=ifs(AND([.G154]=&quot;domain&quot;;[.H154]=&quot;range&quot;); CONCATENATE(&quot;the &quot;;[.C154]; &quot; &quot;;[.E154];&quot; (&quot;;[.L154];&quot;,Y) &quot;);AND([.G154]=&quot;range&quot;;[.H154]=&quot;domain&quot;);CONCATENATE(&quot;the &quot;;[.C154]; &quot; &quot;;[.E154];&quot; (&quot;;[.K15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venueYea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year of reported reven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venueYear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gYear</text:p>
          </table:table-cell>
          <table:table-cell table:style-name="ce49" table:formula="of:=ifs(AND([.G155]=&quot;domain&quot;;[.H155]=&quot;range&quot;); CONCATENATE(&quot;What ( &quot;;[.K155];&quot;,X) is the &quot;;[.C155];&quot;/&quot;;[.D155]; &quot; &quot;;[.E155];&quot; (&quot;;[.L155];&quot;,Y)? &quot;);AND([.G155]=&quot;range&quot;;[.H155]=&quot;domain&quot;);CONCATENATE(&quot;What (&quot;;[.L155];&quot;, X) is the &quot;;[.C155];&quot;/&quot;;[.D155]; &quot; &quot;;[.E155];&quot; (&quot;;[.K155];&quot;,Y?) &quot;))" office:value-type="string" office:string-value="" calcext:value-type="error">
            <text:p>#NAME?</text:p>
          </table:table-cell>
          <table:table-cell table:style-name="ce5" table:formula="of:=ifs(AND([.G155]=&quot;domain&quot;;[.H155]=&quot;range&quot;); CONCATENATE(&quot;SELECT ?X WHERE { ?X &quot;;[.J155];&quot; Y.}&quot;);AND([.G155]=&quot;range&quot;;[.H155]=&quot;domain&quot;);CONCATENATE(&quot;SELECT ?X WHERE { Y &quot;;[.J155];&quot; ?X.}&quot;))" office:value-type="string" office:string-value="" calcext:value-type="error">
            <text:p>#NAME?</text:p>
          </table:table-cell>
          <table:table-cell table:style-name="ce54" table:formula="of:=ifs(AND([.G155]=&quot;domain&quot;;[.H155]=&quot;range&quot;); IF([.K155]=&quot;dbo:Person&quot;;CONCATENATE(&quot;Which person, Who ( &quot;;[.K155];&quot;,X) is,was the &quot;;[.C155]; &quot; &quot;;[.E155];&quot; (&quot;;[.L155];&quot;,Y)? (Y &quot;;[.J155];&quot; X)&quot;));AND([.G155]=&quot;range&quot;;[.H155]=&quot;domain&quot;);IF([.L155]=&quot;dbo:Person&quot;;CONCATENATE(&quot;Which person,Who (&quot;;[.L155];&quot;, X) is,was the &quot;;[.C155]; &quot; &quot;;[.E155];&quot; (&quot;;[.K155];&quot;,Y?) (X &quot;;[.J155];&quot; Y)&quot;)))" office:value-type="string" office:string-value="" calcext:value-type="error">
            <text:p>#NAME?</text:p>
          </table:table-cell>
          <table:table-cell table:style-name="ce54" table:formula="of:=ifs(AND([.G155]=&quot;domain&quot;;[.H155]=&quot;range&quot;); IF([.K155]=&quot;dbo:Person&quot;;CONCATENATE(&quot;SELECT ?X WHERE { ?X &quot;;[.J155];&quot; Y.}&quot;));AND([.G155]=&quot;range&quot;;[.H155]=&quot;domain&quot;); IF([.L155]=&quot;dbo:Person&quot;;CONCATENATE(&quot;SELECT ?X WHERE { Y &quot;;[.J155];&quot; ?X.}&quot;)))" office:value-type="string" office:string-value="" calcext:value-type="error">
            <text:p>#NAME?</text:p>
          </table:table-cell>
          <table:table-cell table:style-name="ce55" table:formula="of:=ifs(AND([.G155]=&quot;domain&quot;;[.H155]=&quot;range&quot;); CONCATENATE(&quot;List the ( &quot;;[.K155];&quot;,X)&quot;;[.D155]; &quot; &quot;;[.E155];&quot; (&quot;;[.L155];&quot;,Y)? &quot;);AND([.G155]=&quot;range&quot;;[.H155]=&quot;domain&quot;);CONCATENATE(&quot;List the (&quot;;[.L155];&quot;, X) &quot;;[.D155]; &quot; &quot;;[.E155];&quot; (&quot;;[.K155];&quot;,Y?) &quot;))" office:value-type="string" office:string-value="" calcext:value-type="error">
            <text:p>#NAME?</text:p>
          </table:table-cell>
          <table:table-cell table:style-name="ce55" table:formula="of:=ifs(AND([.G155]=&quot;domain&quot;;[.H155]=&quot;range&quot;); CONCATENATE(&quot;SELECT ?X WHERE { ?X &quot;;[.J155];&quot; Y.}&quot;);AND([.G155]=&quot;range&quot;;[.H155]=&quot;domain&quot;);CONCATENATE(&quot;SELECT ?X WHERE { Y &quot;;[.J155];&quot; ?X.}&quot;))" office:value-type="string" office:string-value="" calcext:value-type="error">
            <text:p>#NAME?</text:p>
          </table:table-cell>
          <table:table-cell table:style-name="ce55" table:formula="of:=ifs(AND([.G155]=&quot;domain&quot;;[.H155]=&quot;range&quot;); CONCATENATE(&quot;the &quot;;[.C155]; &quot; &quot;;[.E155];&quot; (&quot;;[.L155];&quot;,Y) &quot;);AND([.G155]=&quot;range&quot;;[.H155]=&quot;domain&quot;);CONCATENATE(&quot;the &quot;;[.C155]; &quot; &quot;;[.E155];&quot; (&quot;;[.K15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nthem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nthem</text:p>
          </table:table-cell>
          <table:table-cell table:style-name="ce7" office:value-type="string" calcext:value-type="string">
            <text:p>anthem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nthem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56]=&quot;domain&quot;;[.H156]=&quot;range&quot;); CONCATENATE(&quot;What ( &quot;;[.K156];&quot;,X) is the &quot;;[.C156];&quot;/&quot;;[.D156]; &quot; &quot;;[.E156];&quot; (&quot;;[.L156];&quot;,Y)? &quot;);AND([.G156]=&quot;range&quot;;[.H156]=&quot;domain&quot;);CONCATENATE(&quot;What (&quot;;[.L156];&quot;, X) is the &quot;;[.C156];&quot;/&quot;;[.D156]; &quot; &quot;;[.E156];&quot; (&quot;;[.K156];&quot;,Y?) &quot;))" office:value-type="string" office:string-value="" calcext:value-type="error">
            <text:p>#NAME?</text:p>
          </table:table-cell>
          <table:table-cell table:style-name="ce5" table:formula="of:=ifs(AND([.G156]=&quot;domain&quot;;[.H156]=&quot;range&quot;); CONCATENATE(&quot;SELECT ?X WHERE { ?X &quot;;[.J156];&quot; Y.}&quot;);AND([.G156]=&quot;range&quot;;[.H156]=&quot;domain&quot;);CONCATENATE(&quot;SELECT ?X WHERE { Y &quot;;[.J156];&quot; ?X.}&quot;))" office:value-type="string" office:string-value="" calcext:value-type="error">
            <text:p>#NAME?</text:p>
          </table:table-cell>
          <table:table-cell table:style-name="ce54" table:formula="of:=ifs(AND([.G156]=&quot;domain&quot;;[.H156]=&quot;range&quot;); IF([.K156]=&quot;dbo:Person&quot;;CONCATENATE(&quot;Which person, Who ( &quot;;[.K156];&quot;,X) is,was the &quot;;[.C156]; &quot; &quot;;[.E156];&quot; (&quot;;[.L156];&quot;,Y)? (Y &quot;;[.J156];&quot; X)&quot;));AND([.G156]=&quot;range&quot;;[.H156]=&quot;domain&quot;);IF([.L156]=&quot;dbo:Person&quot;;CONCATENATE(&quot;Which person,Who (&quot;;[.L156];&quot;, X) is,was the &quot;;[.C156]; &quot; &quot;;[.E156];&quot; (&quot;;[.K156];&quot;,Y?) (X &quot;;[.J156];&quot; Y)&quot;)))" office:value-type="string" office:string-value="" calcext:value-type="error">
            <text:p>#NAME?</text:p>
          </table:table-cell>
          <table:table-cell table:style-name="ce54" table:formula="of:=ifs(AND([.G156]=&quot;domain&quot;;[.H156]=&quot;range&quot;); IF([.K156]=&quot;dbo:Person&quot;;CONCATENATE(&quot;SELECT ?X WHERE { ?X &quot;;[.J156];&quot; Y.}&quot;));AND([.G156]=&quot;range&quot;;[.H156]=&quot;domain&quot;); IF([.L156]=&quot;dbo:Person&quot;;CONCATENATE(&quot;SELECT ?X WHERE { Y &quot;;[.J156];&quot; ?X.}&quot;)))" office:value-type="string" office:string-value="" calcext:value-type="error">
            <text:p>#NAME?</text:p>
          </table:table-cell>
          <table:table-cell table:style-name="ce55" table:formula="of:=ifs(AND([.G156]=&quot;domain&quot;;[.H156]=&quot;range&quot;); CONCATENATE(&quot;List the ( &quot;;[.K156];&quot;,X)&quot;;[.D156]; &quot; &quot;;[.E156];&quot; (&quot;;[.L156];&quot;,Y)? &quot;);AND([.G156]=&quot;range&quot;;[.H156]=&quot;domain&quot;);CONCATENATE(&quot;List the (&quot;;[.L156];&quot;, X) &quot;;[.D156]; &quot; &quot;;[.E156];&quot; (&quot;;[.K156];&quot;,Y?) &quot;))" office:value-type="string" office:string-value="" calcext:value-type="error">
            <text:p>#NAME?</text:p>
          </table:table-cell>
          <table:table-cell table:style-name="ce55" table:formula="of:=ifs(AND([.G156]=&quot;domain&quot;;[.H156]=&quot;range&quot;); CONCATENATE(&quot;SELECT ?X WHERE { ?X &quot;;[.J156];&quot; Y.}&quot;);AND([.G156]=&quot;range&quot;;[.H156]=&quot;domain&quot;);CONCATENATE(&quot;SELECT ?X WHERE { Y &quot;;[.J156];&quot; ?X.}&quot;))" office:value-type="string" office:string-value="" calcext:value-type="error">
            <text:p>#NAME?</text:p>
          </table:table-cell>
          <table:table-cell table:style-name="ce55" table:formula="of:=ifs(AND([.G156]=&quot;domain&quot;;[.H156]=&quot;range&quot;); CONCATENATE(&quot;the &quot;;[.C156]; &quot; &quot;;[.E156];&quot; (&quot;;[.L156];&quot;,Y) &quot;);AND([.G156]=&quot;range&quot;;[.H156]=&quot;domain&quot;);CONCATENATE(&quot;the &quot;;[.C156]; &quot; &quot;;[.E156];&quot; (&quot;;[.K15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urrencyCod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urrency cod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urrencyCode</text:p>
          </table:table-cell>
          <table:table-cell table:style-name="ce18" office:value-type="string" calcext:value-type="string">
            <text:p>dbo:currenc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57]=&quot;domain&quot;;[.H157]=&quot;range&quot;); CONCATENATE(&quot;What ( &quot;;[.K157];&quot;,X) is the &quot;;[.C157];&quot;/&quot;;[.D157]; &quot; &quot;;[.E157];&quot; (&quot;;[.L157];&quot;,Y)? &quot;);AND([.G157]=&quot;range&quot;;[.H157]=&quot;domain&quot;);CONCATENATE(&quot;What (&quot;;[.L157];&quot;, X) is the &quot;;[.C157];&quot;/&quot;;[.D157]; &quot; &quot;;[.E157];&quot; (&quot;;[.K157];&quot;,Y?) &quot;))" office:value-type="string" office:string-value="" calcext:value-type="error">
            <text:p>#NAME?</text:p>
          </table:table-cell>
          <table:table-cell table:style-name="ce5" table:formula="of:=ifs(AND([.G157]=&quot;domain&quot;;[.H157]=&quot;range&quot;); CONCATENATE(&quot;SELECT ?X WHERE { ?X &quot;;[.J157];&quot; Y.}&quot;);AND([.G157]=&quot;range&quot;;[.H157]=&quot;domain&quot;);CONCATENATE(&quot;SELECT ?X WHERE { Y &quot;;[.J157];&quot; ?X.}&quot;))" office:value-type="string" office:string-value="" calcext:value-type="error">
            <text:p>#NAME?</text:p>
          </table:table-cell>
          <table:table-cell table:style-name="ce54" table:formula="of:=ifs(AND([.G157]=&quot;domain&quot;;[.H157]=&quot;range&quot;); IF([.K157]=&quot;dbo:Person&quot;;CONCATENATE(&quot;Which person, Who ( &quot;;[.K157];&quot;,X) is,was the &quot;;[.C157]; &quot; &quot;;[.E157];&quot; (&quot;;[.L157];&quot;,Y)? (Y &quot;;[.J157];&quot; X)&quot;));AND([.G157]=&quot;range&quot;;[.H157]=&quot;domain&quot;);IF([.L157]=&quot;dbo:Person&quot;;CONCATENATE(&quot;Which person,Who (&quot;;[.L157];&quot;, X) is,was the &quot;;[.C157]; &quot; &quot;;[.E157];&quot; (&quot;;[.K157];&quot;,Y?) (X &quot;;[.J157];&quot; Y)&quot;)))" office:value-type="string" office:string-value="" calcext:value-type="error">
            <text:p>#NAME?</text:p>
          </table:table-cell>
          <table:table-cell table:style-name="ce54" table:formula="of:=ifs(AND([.G157]=&quot;domain&quot;;[.H157]=&quot;range&quot;); IF([.K157]=&quot;dbo:Person&quot;;CONCATENATE(&quot;SELECT ?X WHERE { ?X &quot;;[.J157];&quot; Y.}&quot;));AND([.G157]=&quot;range&quot;;[.H157]=&quot;domain&quot;); IF([.L157]=&quot;dbo:Person&quot;;CONCATENATE(&quot;SELECT ?X WHERE { Y &quot;;[.J157];&quot; ?X.}&quot;)))" office:value-type="string" office:string-value="" calcext:value-type="error">
            <text:p>#NAME?</text:p>
          </table:table-cell>
          <table:table-cell table:style-name="ce55" table:formula="of:=ifs(AND([.G157]=&quot;domain&quot;;[.H157]=&quot;range&quot;); CONCATENATE(&quot;List the ( &quot;;[.K157];&quot;,X)&quot;;[.D157]; &quot; &quot;;[.E157];&quot; (&quot;;[.L157];&quot;,Y)? &quot;);AND([.G157]=&quot;range&quot;;[.H157]=&quot;domain&quot;);CONCATENATE(&quot;List the (&quot;;[.L157];&quot;, X) &quot;;[.D157]; &quot; &quot;;[.E157];&quot; (&quot;;[.K157];&quot;,Y?) &quot;))" office:value-type="string" office:string-value="" calcext:value-type="error">
            <text:p>#NAME?</text:p>
          </table:table-cell>
          <table:table-cell table:style-name="ce55" table:formula="of:=ifs(AND([.G157]=&quot;domain&quot;;[.H157]=&quot;range&quot;); CONCATENATE(&quot;SELECT ?X WHERE { ?X &quot;;[.J157];&quot; Y.}&quot;);AND([.G157]=&quot;range&quot;;[.H157]=&quot;domain&quot;);CONCATENATE(&quot;SELECT ?X WHERE { Y &quot;;[.J157];&quot; ?X.}&quot;))" office:value-type="string" office:string-value="" calcext:value-type="error">
            <text:p>#NAME?</text:p>
          </table:table-cell>
          <table:table-cell table:style-name="ce55" table:formula="of:=ifs(AND([.G157]=&quot;domain&quot;;[.H157]=&quot;range&quot;); CONCATENATE(&quot;the &quot;;[.C157]; &quot; &quot;;[.E157];&quot; (&quot;;[.L157];&quot;,Y) &quot;);AND([.G157]=&quot;range&quot;;[.H157]=&quot;domain&quot;);CONCATENATE(&quot;the &quot;;[.C157]; &quot; &quot;;[.E157];&quot; (&quot;;[.K15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demonym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monym 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monym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58]=&quot;domain&quot;;[.H158]=&quot;range&quot;); CONCATENATE(&quot;What ( &quot;;[.K158];&quot;,X) is the &quot;;[.C158];&quot;/&quot;;[.D158]; &quot; &quot;;[.E158];&quot; (&quot;;[.L158];&quot;,Y)? &quot;);AND([.G158]=&quot;range&quot;;[.H158]=&quot;domain&quot;);CONCATENATE(&quot;What (&quot;;[.L158];&quot;, X) is the &quot;;[.C158];&quot;/&quot;;[.D158]; &quot; &quot;;[.E158];&quot; (&quot;;[.K158];&quot;,Y?) &quot;))" office:value-type="string" office:string-value="" calcext:value-type="error">
            <text:p>#NAME?</text:p>
          </table:table-cell>
          <table:table-cell table:style-name="ce5" table:formula="of:=ifs(AND([.G158]=&quot;domain&quot;;[.H158]=&quot;range&quot;); CONCATENATE(&quot;SELECT ?X WHERE { ?X &quot;;[.J158];&quot; Y.}&quot;);AND([.G158]=&quot;range&quot;;[.H158]=&quot;domain&quot;);CONCATENATE(&quot;SELECT ?X WHERE { Y &quot;;[.J158];&quot; ?X.}&quot;))" office:value-type="string" office:string-value="" calcext:value-type="error">
            <text:p>#NAME?</text:p>
          </table:table-cell>
          <table:table-cell table:style-name="ce54" table:formula="of:=ifs(AND([.G158]=&quot;domain&quot;;[.H158]=&quot;range&quot;); IF([.K158]=&quot;dbo:Person&quot;;CONCATENATE(&quot;Which person, Who ( &quot;;[.K158];&quot;,X) is,was the &quot;;[.C158]; &quot; &quot;;[.E158];&quot; (&quot;;[.L158];&quot;,Y)? (Y &quot;;[.J158];&quot; X)&quot;));AND([.G158]=&quot;range&quot;;[.H158]=&quot;domain&quot;);IF([.L158]=&quot;dbo:Person&quot;;CONCATENATE(&quot;Which person,Who (&quot;;[.L158];&quot;, X) is,was the &quot;;[.C158]; &quot; &quot;;[.E158];&quot; (&quot;;[.K158];&quot;,Y?) (X &quot;;[.J158];&quot; Y)&quot;)))" office:value-type="string" office:string-value="" calcext:value-type="error">
            <text:p>#NAME?</text:p>
          </table:table-cell>
          <table:table-cell table:style-name="ce54" table:formula="of:=ifs(AND([.G158]=&quot;domain&quot;;[.H158]=&quot;range&quot;); IF([.K158]=&quot;dbo:Person&quot;;CONCATENATE(&quot;SELECT ?X WHERE { ?X &quot;;[.J158];&quot; Y.}&quot;));AND([.G158]=&quot;range&quot;;[.H158]=&quot;domain&quot;); IF([.L158]=&quot;dbo:Person&quot;;CONCATENATE(&quot;SELECT ?X WHERE { Y &quot;;[.J158];&quot; ?X.}&quot;)))" office:value-type="string" office:string-value="" calcext:value-type="error">
            <text:p>#NAME?</text:p>
          </table:table-cell>
          <table:table-cell table:style-name="ce55" table:formula="of:=ifs(AND([.G158]=&quot;domain&quot;;[.H158]=&quot;range&quot;); CONCATENATE(&quot;List the ( &quot;;[.K158];&quot;,X)&quot;;[.D158]; &quot; &quot;;[.E158];&quot; (&quot;;[.L158];&quot;,Y)? &quot;);AND([.G158]=&quot;range&quot;;[.H158]=&quot;domain&quot;);CONCATENATE(&quot;List the (&quot;;[.L158];&quot;, X) &quot;;[.D158]; &quot; &quot;;[.E158];&quot; (&quot;;[.K158];&quot;,Y?) &quot;))" office:value-type="string" office:string-value="" calcext:value-type="error">
            <text:p>#NAME?</text:p>
          </table:table-cell>
          <table:table-cell table:style-name="ce55" table:formula="of:=ifs(AND([.G158]=&quot;domain&quot;;[.H158]=&quot;range&quot;); CONCATENATE(&quot;SELECT ?X WHERE { ?X &quot;;[.J158];&quot; Y.}&quot;);AND([.G158]=&quot;range&quot;;[.H158]=&quot;domain&quot;);CONCATENATE(&quot;SELECT ?X WHERE { Y &quot;;[.J158];&quot; ?X.}&quot;))" office:value-type="string" office:string-value="" calcext:value-type="error">
            <text:p>#NAME?</text:p>
          </table:table-cell>
          <table:table-cell table:style-name="ce55" table:formula="of:=ifs(AND([.G158]=&quot;domain&quot;;[.H158]=&quot;range&quot;); CONCATENATE(&quot;the &quot;;[.C158]; &quot; &quot;;[.E158];&quot; (&quot;;[.L158];&quot;,Y) &quot;);AND([.G158]=&quot;range&quot;;[.H158]=&quot;domain&quot;);CONCATENATE(&quot;the &quot;;[.C158]; &quot; &quot;;[.E158];&quot; (&quot;;[.K15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event-in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vent</text:p>
          </table:table-cell>
          <table:table-cell table:style-name="ce7" office:value-type="string" calcext:value-type="string">
            <text:p>events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event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59]=&quot;domain&quot;;[.H159]=&quot;range&quot;); CONCATENATE(&quot;What ( &quot;;[.K159];&quot;,X) is the &quot;;[.C159];&quot;/&quot;;[.D159]; &quot; &quot;;[.E159];&quot; (&quot;;[.L159];&quot;,Y)? &quot;);AND([.G159]=&quot;range&quot;;[.H159]=&quot;domain&quot;);CONCATENATE(&quot;What (&quot;;[.L159];&quot;, X) is the &quot;;[.C159];&quot;/&quot;;[.D159]; &quot; &quot;;[.E159];&quot; (&quot;;[.K159];&quot;,Y?) &quot;))" office:value-type="string" office:string-value="" calcext:value-type="error">
            <text:p>#NAME?</text:p>
          </table:table-cell>
          <table:table-cell table:style-name="ce5" table:formula="of:=ifs(AND([.G159]=&quot;domain&quot;;[.H159]=&quot;range&quot;); CONCATENATE(&quot;SELECT ?X WHERE { ?X &quot;;[.J159];&quot; Y.}&quot;);AND([.G159]=&quot;range&quot;;[.H159]=&quot;domain&quot;);CONCATENATE(&quot;SELECT ?X WHERE { Y &quot;;[.J159];&quot; ?X.}&quot;))" office:value-type="string" office:string-value="" calcext:value-type="error">
            <text:p>#NAME?</text:p>
          </table:table-cell>
          <table:table-cell table:style-name="ce54" table:formula="of:=ifs(AND([.G159]=&quot;domain&quot;;[.H159]=&quot;range&quot;); IF([.K159]=&quot;dbo:Person&quot;;CONCATENATE(&quot;Which person, Who ( &quot;;[.K159];&quot;,X) is,was the &quot;;[.C159]; &quot; &quot;;[.E159];&quot; (&quot;;[.L159];&quot;,Y)? (Y &quot;;[.J159];&quot; X)&quot;));AND([.G159]=&quot;range&quot;;[.H159]=&quot;domain&quot;);IF([.L159]=&quot;dbo:Person&quot;;CONCATENATE(&quot;Which person,Who (&quot;;[.L159];&quot;, X) is,was the &quot;;[.C159]; &quot; &quot;;[.E159];&quot; (&quot;;[.K159];&quot;,Y?) (X &quot;;[.J159];&quot; Y)&quot;)))" office:value-type="string" office:string-value="" calcext:value-type="error">
            <text:p>#NAME?</text:p>
          </table:table-cell>
          <table:table-cell table:style-name="ce54" table:formula="of:=ifs(AND([.G159]=&quot;domain&quot;;[.H159]=&quot;range&quot;); IF([.K159]=&quot;dbo:Person&quot;;CONCATENATE(&quot;SELECT ?X WHERE { ?X &quot;;[.J159];&quot; Y.}&quot;));AND([.G159]=&quot;range&quot;;[.H159]=&quot;domain&quot;); IF([.L159]=&quot;dbo:Person&quot;;CONCATENATE(&quot;SELECT ?X WHERE { Y &quot;;[.J159];&quot; ?X.}&quot;)))" office:value-type="string" office:string-value="" calcext:value-type="error">
            <text:p>#NAME?</text:p>
          </table:table-cell>
          <table:table-cell table:style-name="ce55" table:formula="of:=ifs(AND([.G159]=&quot;domain&quot;;[.H159]=&quot;range&quot;); CONCATENATE(&quot;List the ( &quot;;[.K159];&quot;,X)&quot;;[.D159]; &quot; &quot;;[.E159];&quot; (&quot;;[.L159];&quot;,Y)? &quot;);AND([.G159]=&quot;range&quot;;[.H159]=&quot;domain&quot;);CONCATENATE(&quot;List the (&quot;;[.L159];&quot;, X) &quot;;[.D159]; &quot; &quot;;[.E159];&quot; (&quot;;[.K159];&quot;,Y?) &quot;))" office:value-type="string" office:string-value="" calcext:value-type="error">
            <text:p>#NAME?</text:p>
          </table:table-cell>
          <table:table-cell table:style-name="ce55" table:formula="of:=ifs(AND([.G159]=&quot;domain&quot;;[.H159]=&quot;range&quot;); CONCATENATE(&quot;SELECT ?X WHERE { ?X &quot;;[.J159];&quot; Y.}&quot;);AND([.G159]=&quot;range&quot;;[.H159]=&quot;domain&quot;);CONCATENATE(&quot;SELECT ?X WHERE { Y &quot;;[.J159];&quot; ?X.}&quot;))" office:value-type="string" office:string-value="" calcext:value-type="error">
            <text:p>#NAME?</text:p>
          </table:table-cell>
          <table:table-cell table:style-name="ce55" table:formula="of:=ifs(AND([.G159]=&quot;domain&quot;;[.H159]=&quot;range&quot;); CONCATENATE(&quot;the &quot;;[.C159]; &quot; &quot;;[.E159];&quot; (&quot;;[.L159];&quot;,Y) &quot;);AND([.G159]=&quot;range&quot;;[.H159]=&quot;domain&quot;);CONCATENATE(&quot;the &quot;;[.C159]; &quot; &quot;;[.E159];&quot; (&quot;;[.K15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giniCoefficient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gini coefficient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giniCoefficient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60]=&quot;domain&quot;;[.H160]=&quot;range&quot;); CONCATENATE(&quot;What ( &quot;;[.K160];&quot;,X) is the &quot;;[.C160];&quot;/&quot;;[.D160]; &quot; &quot;;[.E160];&quot; (&quot;;[.L160];&quot;,Y)? &quot;);AND([.G160]=&quot;range&quot;;[.H160]=&quot;domain&quot;);CONCATENATE(&quot;What (&quot;;[.L160];&quot;, X) is the &quot;;[.C160];&quot;/&quot;;[.D160]; &quot; &quot;;[.E160];&quot; (&quot;;[.K160];&quot;,Y?) &quot;))" office:value-type="string" office:string-value="" calcext:value-type="error">
            <text:p>#NAME?</text:p>
          </table:table-cell>
          <table:table-cell table:style-name="ce5" table:formula="of:=ifs(AND([.G160]=&quot;domain&quot;;[.H160]=&quot;range&quot;); CONCATENATE(&quot;SELECT ?X WHERE { ?X &quot;;[.J160];&quot; Y.}&quot;);AND([.G160]=&quot;range&quot;;[.H160]=&quot;domain&quot;);CONCATENATE(&quot;SELECT ?X WHERE { Y &quot;;[.J160];&quot; ?X.}&quot;))" office:value-type="string" office:string-value="" calcext:value-type="error">
            <text:p>#NAME?</text:p>
          </table:table-cell>
          <table:table-cell table:style-name="ce54" table:formula="of:=ifs(AND([.G160]=&quot;domain&quot;;[.H160]=&quot;range&quot;); IF([.K160]=&quot;dbo:Person&quot;;CONCATENATE(&quot;Which person, Who ( &quot;;[.K160];&quot;,X) is,was the &quot;;[.C160]; &quot; &quot;;[.E160];&quot; (&quot;;[.L160];&quot;,Y)? (Y &quot;;[.J160];&quot; X)&quot;));AND([.G160]=&quot;range&quot;;[.H160]=&quot;domain&quot;);IF([.L160]=&quot;dbo:Person&quot;;CONCATENATE(&quot;Which person,Who (&quot;;[.L160];&quot;, X) is,was the &quot;;[.C160]; &quot; &quot;;[.E160];&quot; (&quot;;[.K160];&quot;,Y?) (X &quot;;[.J160];&quot; Y)&quot;)))" office:value-type="string" office:string-value="" calcext:value-type="error">
            <text:p>#NAME?</text:p>
          </table:table-cell>
          <table:table-cell table:style-name="ce54" table:formula="of:=ifs(AND([.G160]=&quot;domain&quot;;[.H160]=&quot;range&quot;); IF([.K160]=&quot;dbo:Person&quot;;CONCATENATE(&quot;SELECT ?X WHERE { ?X &quot;;[.J160];&quot; Y.}&quot;));AND([.G160]=&quot;range&quot;;[.H160]=&quot;domain&quot;); IF([.L160]=&quot;dbo:Person&quot;;CONCATENATE(&quot;SELECT ?X WHERE { Y &quot;;[.J160];&quot; ?X.}&quot;)))" office:value-type="string" office:string-value="" calcext:value-type="error">
            <text:p>#NAME?</text:p>
          </table:table-cell>
          <table:table-cell table:style-name="ce55" table:formula="of:=ifs(AND([.G160]=&quot;domain&quot;;[.H160]=&quot;range&quot;); CONCATENATE(&quot;List the ( &quot;;[.K160];&quot;,X)&quot;;[.D160]; &quot; &quot;;[.E160];&quot; (&quot;;[.L160];&quot;,Y)? &quot;);AND([.G160]=&quot;range&quot;;[.H160]=&quot;domain&quot;);CONCATENATE(&quot;List the (&quot;;[.L160];&quot;, X) &quot;;[.D160]; &quot; &quot;;[.E160];&quot; (&quot;;[.K160];&quot;,Y?) &quot;))" office:value-type="string" office:string-value="" calcext:value-type="error">
            <text:p>#NAME?</text:p>
          </table:table-cell>
          <table:table-cell table:style-name="ce55" table:formula="of:=ifs(AND([.G160]=&quot;domain&quot;;[.H160]=&quot;range&quot;); CONCATENATE(&quot;SELECT ?X WHERE { ?X &quot;;[.J160];&quot; Y.}&quot;);AND([.G160]=&quot;range&quot;;[.H160]=&quot;domain&quot;);CONCATENATE(&quot;SELECT ?X WHERE { Y &quot;;[.J160];&quot; ?X.}&quot;))" office:value-type="string" office:string-value="" calcext:value-type="error">
            <text:p>#NAME?</text:p>
          </table:table-cell>
          <table:table-cell table:style-name="ce55" table:formula="of:=ifs(AND([.G160]=&quot;domain&quot;;[.H160]=&quot;range&quot;); CONCATENATE(&quot;the &quot;;[.C160]; &quot; &quot;;[.E160];&quot; (&quot;;[.L160];&quot;,Y) &quot;);AND([.G160]=&quot;range&quot;;[.H160]=&quot;domain&quot;);CONCATENATE(&quot;the &quot;;[.C160]; &quot; &quot;;[.E160];&quot; (&quot;;[.K16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hous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ous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house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61]=&quot;domain&quot;;[.H161]=&quot;range&quot;); CONCATENATE(&quot;What ( &quot;;[.K161];&quot;,X) is the &quot;;[.C161];&quot;/&quot;;[.D161]; &quot; &quot;;[.E161];&quot; (&quot;;[.L161];&quot;,Y)? &quot;);AND([.G161]=&quot;range&quot;;[.H161]=&quot;domain&quot;);CONCATENATE(&quot;What (&quot;;[.L161];&quot;, X) is the &quot;;[.C161];&quot;/&quot;;[.D161]; &quot; &quot;;[.E161];&quot; (&quot;;[.K161];&quot;,Y?) &quot;))" office:value-type="string" office:string-value="" calcext:value-type="error">
            <text:p>#NAME?</text:p>
          </table:table-cell>
          <table:table-cell table:style-name="ce5" table:formula="of:=ifs(AND([.G161]=&quot;domain&quot;;[.H161]=&quot;range&quot;); CONCATENATE(&quot;SELECT ?X WHERE { ?X &quot;;[.J161];&quot; Y.}&quot;);AND([.G161]=&quot;range&quot;;[.H161]=&quot;domain&quot;);CONCATENATE(&quot;SELECT ?X WHERE { Y &quot;;[.J161];&quot; ?X.}&quot;))" office:value-type="string" office:string-value="" calcext:value-type="error">
            <text:p>#NAME?</text:p>
          </table:table-cell>
          <table:table-cell table:style-name="ce54" table:formula="of:=ifs(AND([.G161]=&quot;domain&quot;;[.H161]=&quot;range&quot;); IF([.K161]=&quot;dbo:Person&quot;;CONCATENATE(&quot;Which person, Who ( &quot;;[.K161];&quot;,X) is,was the &quot;;[.C161]; &quot; &quot;;[.E161];&quot; (&quot;;[.L161];&quot;,Y)? (Y &quot;;[.J161];&quot; X)&quot;));AND([.G161]=&quot;range&quot;;[.H161]=&quot;domain&quot;);IF([.L161]=&quot;dbo:Person&quot;;CONCATENATE(&quot;Which person,Who (&quot;;[.L161];&quot;, X) is,was the &quot;;[.C161]; &quot; &quot;;[.E161];&quot; (&quot;;[.K161];&quot;,Y?) (X &quot;;[.J161];&quot; Y)&quot;)))" office:value-type="string" office:string-value="" calcext:value-type="error">
            <text:p>#NAME?</text:p>
          </table:table-cell>
          <table:table-cell table:style-name="ce54" table:formula="of:=ifs(AND([.G161]=&quot;domain&quot;;[.H161]=&quot;range&quot;); IF([.K161]=&quot;dbo:Person&quot;;CONCATENATE(&quot;SELECT ?X WHERE { ?X &quot;;[.J161];&quot; Y.}&quot;));AND([.G161]=&quot;range&quot;;[.H161]=&quot;domain&quot;); IF([.L161]=&quot;dbo:Person&quot;;CONCATENATE(&quot;SELECT ?X WHERE { Y &quot;;[.J161];&quot; ?X.}&quot;)))" office:value-type="string" office:string-value="" calcext:value-type="error">
            <text:p>#NAME?</text:p>
          </table:table-cell>
          <table:table-cell table:style-name="ce55" table:formula="of:=ifs(AND([.G161]=&quot;domain&quot;;[.H161]=&quot;range&quot;); CONCATENATE(&quot;List the ( &quot;;[.K161];&quot;,X)&quot;;[.D161]; &quot; &quot;;[.E161];&quot; (&quot;;[.L161];&quot;,Y)? &quot;);AND([.G161]=&quot;range&quot;;[.H161]=&quot;domain&quot;);CONCATENATE(&quot;List the (&quot;;[.L161];&quot;, X) &quot;;[.D161]; &quot; &quot;;[.E161];&quot; (&quot;;[.K161];&quot;,Y?) &quot;))" office:value-type="string" office:string-value="" calcext:value-type="error">
            <text:p>#NAME?</text:p>
          </table:table-cell>
          <table:table-cell table:style-name="ce55" table:formula="of:=ifs(AND([.G161]=&quot;domain&quot;;[.H161]=&quot;range&quot;); CONCATENATE(&quot;SELECT ?X WHERE { ?X &quot;;[.J161];&quot; Y.}&quot;);AND([.G161]=&quot;range&quot;;[.H161]=&quot;domain&quot;);CONCATENATE(&quot;SELECT ?X WHERE { Y &quot;;[.J161];&quot; ?X.}&quot;))" office:value-type="string" office:string-value="" calcext:value-type="error">
            <text:p>#NAME?</text:p>
          </table:table-cell>
          <table:table-cell table:style-name="ce55" table:formula="of:=ifs(AND([.G161]=&quot;domain&quot;;[.H161]=&quot;range&quot;); CONCATENATE(&quot;the &quot;;[.C161]; &quot; &quot;;[.E161];&quot; (&quot;;[.L161];&quot;,Y) &quot;);AND([.G161]=&quot;range&quot;;[.H161]=&quot;domain&quot;);CONCATENATE(&quot;the &quot;;[.C161]; &quot; &quot;;[.E161];&quot; (&quot;;[.K16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ountr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ountry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2]=&quot;domain&quot;;[.H162]=&quot;range&quot;); CONCATENATE(&quot;What ( &quot;;[.K162];&quot;,X) is the &quot;;[.C162];&quot;/&quot;;[.D162]; &quot; &quot;;[.E162];&quot; (&quot;;[.L162];&quot;,Y)? &quot;);AND([.G162]=&quot;range&quot;;[.H162]=&quot;domain&quot;);CONCATENATE(&quot;What (&quot;;[.L162];&quot;, X) is the &quot;;[.C162];&quot;/&quot;;[.D162]; &quot; &quot;;[.E162];&quot; (&quot;;[.K162];&quot;,Y?) &quot;))" office:value-type="string" office:string-value="" calcext:value-type="error">
            <text:p>#NAME?</text:p>
          </table:table-cell>
          <table:table-cell table:style-name="ce5" table:formula="of:=ifs(AND([.G162]=&quot;domain&quot;;[.H162]=&quot;range&quot;); CONCATENATE(&quot;SELECT ?X WHERE { ?X &quot;;[.J162];&quot; Y.}&quot;);AND([.G162]=&quot;range&quot;;[.H162]=&quot;domain&quot;);CONCATENATE(&quot;SELECT ?X WHERE { Y &quot;;[.J162];&quot; ?X.}&quot;))" office:value-type="string" office:string-value="" calcext:value-type="error">
            <text:p>#NAME?</text:p>
          </table:table-cell>
          <table:table-cell table:style-name="ce54" table:formula="of:=ifs(AND([.G162]=&quot;domain&quot;;[.H162]=&quot;range&quot;); IF([.K162]=&quot;dbo:Person&quot;;CONCATENATE(&quot;Which person, Who ( &quot;;[.K162];&quot;,X) is,was the &quot;;[.C162]; &quot; &quot;;[.E162];&quot; (&quot;;[.L162];&quot;,Y)? (Y &quot;;[.J162];&quot; X)&quot;));AND([.G162]=&quot;range&quot;;[.H162]=&quot;domain&quot;);IF([.L162]=&quot;dbo:Person&quot;;CONCATENATE(&quot;Which person,Who (&quot;;[.L162];&quot;, X) is,was the &quot;;[.C162]; &quot; &quot;;[.E162];&quot; (&quot;;[.K162];&quot;,Y?) (X &quot;;[.J162];&quot; Y)&quot;)))" office:value-type="string" office:string-value="" calcext:value-type="error">
            <text:p>#NAME?</text:p>
          </table:table-cell>
          <table:table-cell table:style-name="ce54" table:formula="of:=ifs(AND([.G162]=&quot;domain&quot;;[.H162]=&quot;range&quot;); IF([.K162]=&quot;dbo:Person&quot;;CONCATENATE(&quot;SELECT ?X WHERE { ?X &quot;;[.J162];&quot; Y.}&quot;));AND([.G162]=&quot;range&quot;;[.H162]=&quot;domain&quot;); IF([.L162]=&quot;dbo:Person&quot;;CONCATENATE(&quot;SELECT ?X WHERE { Y &quot;;[.J162];&quot; ?X.}&quot;)))" office:value-type="string" office:string-value="" calcext:value-type="error">
            <text:p>#NAME?</text:p>
          </table:table-cell>
          <table:table-cell table:style-name="ce55" table:formula="of:=ifs(AND([.G162]=&quot;domain&quot;;[.H162]=&quot;range&quot;); CONCATENATE(&quot;List the ( &quot;;[.K162];&quot;,X)&quot;;[.D162]; &quot; &quot;;[.E162];&quot; (&quot;;[.L162];&quot;,Y)? &quot;);AND([.G162]=&quot;range&quot;;[.H162]=&quot;domain&quot;);CONCATENATE(&quot;List the (&quot;;[.L162];&quot;, X) &quot;;[.D162]; &quot; &quot;;[.E162];&quot; (&quot;;[.K162];&quot;,Y?) &quot;))" office:value-type="string" office:string-value="" calcext:value-type="error">
            <text:p>#NAME?</text:p>
          </table:table-cell>
          <table:table-cell table:style-name="ce55" table:formula="of:=ifs(AND([.G162]=&quot;domain&quot;;[.H162]=&quot;range&quot;); CONCATENATE(&quot;SELECT ?X WHERE { ?X &quot;;[.J162];&quot; Y.}&quot;);AND([.G162]=&quot;range&quot;;[.H162]=&quot;domain&quot;);CONCATENATE(&quot;SELECT ?X WHERE { Y &quot;;[.J162];&quot; ?X.}&quot;))" office:value-type="string" office:string-value="" calcext:value-type="error">
            <text:p>#NAME?</text:p>
          </table:table-cell>
          <table:table-cell table:style-name="ce55" table:formula="of:=ifs(AND([.G162]=&quot;domain&quot;;[.H162]=&quot;range&quot;); CONCATENATE(&quot;the &quot;;[.C162]; &quot; &quot;;[.E162];&quot; (&quot;;[.L162];&quot;,Y) &quot;);AND([.G162]=&quot;range&quot;;[.H162]=&quot;domain&quot;);CONCATENATE(&quot;the &quot;;[.C162]; &quot; &quot;;[.E162];&quot; (&quot;;[.K16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eaderNa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eader nam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eaderName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3]=&quot;domain&quot;;[.H163]=&quot;range&quot;); CONCATENATE(&quot;What ( &quot;;[.K163];&quot;,X) is the &quot;;[.C163];&quot;/&quot;;[.D163]; &quot; &quot;;[.E163];&quot; (&quot;;[.L163];&quot;,Y)? &quot;);AND([.G163]=&quot;range&quot;;[.H163]=&quot;domain&quot;);CONCATENATE(&quot;What (&quot;;[.L163];&quot;, X) is the &quot;;[.C163];&quot;/&quot;;[.D163]; &quot; &quot;;[.E163];&quot; (&quot;;[.K163];&quot;,Y?) &quot;))" office:value-type="string" office:string-value="" calcext:value-type="error">
            <text:p>#NAME?</text:p>
          </table:table-cell>
          <table:table-cell table:style-name="ce5" table:formula="of:=ifs(AND([.G163]=&quot;domain&quot;;[.H163]=&quot;range&quot;); CONCATENATE(&quot;SELECT ?X WHERE { ?X &quot;;[.J163];&quot; Y.}&quot;);AND([.G163]=&quot;range&quot;;[.H163]=&quot;domain&quot;);CONCATENATE(&quot;SELECT ?X WHERE { Y &quot;;[.J163];&quot; ?X.}&quot;))" office:value-type="string" office:string-value="" calcext:value-type="error">
            <text:p>#NAME?</text:p>
          </table:table-cell>
          <table:table-cell table:style-name="ce54" table:formula="of:=ifs(AND([.G163]=&quot;domain&quot;;[.H163]=&quot;range&quot;); IF([.K163]=&quot;dbo:Person&quot;;CONCATENATE(&quot;Which person, Who ( &quot;;[.K163];&quot;,X) is,was the &quot;;[.C163]; &quot; &quot;;[.E163];&quot; (&quot;;[.L163];&quot;,Y)? (Y &quot;;[.J163];&quot; X)&quot;));AND([.G163]=&quot;range&quot;;[.H163]=&quot;domain&quot;);IF([.L163]=&quot;dbo:Person&quot;;CONCATENATE(&quot;Which person,Who (&quot;;[.L163];&quot;, X) is,was the &quot;;[.C163]; &quot; &quot;;[.E163];&quot; (&quot;;[.K163];&quot;,Y?) (X &quot;;[.J163];&quot; Y)&quot;)))" office:value-type="string" office:string-value="" calcext:value-type="error">
            <text:p>#NAME?</text:p>
          </table:table-cell>
          <table:table-cell table:style-name="ce54" table:formula="of:=ifs(AND([.G163]=&quot;domain&quot;;[.H163]=&quot;range&quot;); IF([.K163]=&quot;dbo:Person&quot;;CONCATENATE(&quot;SELECT ?X WHERE { ?X &quot;;[.J163];&quot; Y.}&quot;));AND([.G163]=&quot;range&quot;;[.H163]=&quot;domain&quot;); IF([.L163]=&quot;dbo:Person&quot;;CONCATENATE(&quot;SELECT ?X WHERE { Y &quot;;[.J163];&quot; ?X.}&quot;)))" office:value-type="string" office:string-value="" calcext:value-type="error">
            <text:p>#NAME?</text:p>
          </table:table-cell>
          <table:table-cell table:style-name="ce55" table:formula="of:=ifs(AND([.G163]=&quot;domain&quot;;[.H163]=&quot;range&quot;); CONCATENATE(&quot;List the ( &quot;;[.K163];&quot;,X)&quot;;[.D163]; &quot; &quot;;[.E163];&quot; (&quot;;[.L163];&quot;,Y)? &quot;);AND([.G163]=&quot;range&quot;;[.H163]=&quot;domain&quot;);CONCATENATE(&quot;List the (&quot;;[.L163];&quot;, X) &quot;;[.D163]; &quot; &quot;;[.E163];&quot; (&quot;;[.K163];&quot;,Y?) &quot;))" office:value-type="string" office:string-value="" calcext:value-type="error">
            <text:p>#NAME?</text:p>
          </table:table-cell>
          <table:table-cell table:style-name="ce55" table:formula="of:=ifs(AND([.G163]=&quot;domain&quot;;[.H163]=&quot;range&quot;); CONCATENATE(&quot;SELECT ?X WHERE { ?X &quot;;[.J163];&quot; Y.}&quot;);AND([.G163]=&quot;range&quot;;[.H163]=&quot;domain&quot;);CONCATENATE(&quot;SELECT ?X WHERE { Y &quot;;[.J163];&quot; ?X.}&quot;))" office:value-type="string" office:string-value="" calcext:value-type="error">
            <text:p>#NAME?</text:p>
          </table:table-cell>
          <table:table-cell table:style-name="ce55" table:formula="of:=ifs(AND([.G163]=&quot;domain&quot;;[.H163]=&quot;range&quot;); CONCATENATE(&quot;the &quot;;[.C163]; &quot; &quot;;[.E163];&quot; (&quot;;[.L163];&quot;,Y) &quot;);AND([.G163]=&quot;range&quot;;[.H163]=&quot;domain&quot;);CONCATENATE(&quot;the &quot;;[.C163]; &quot; &quot;;[.E163];&quot; (&quot;;[.K16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eaderTitl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eader title 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eaderTitle</text:p>
          </table:table-cell>
          <table:table-cell table:style-name="ce18" office:value-type="string" calcext:value-type="string">
            <text:p>dbo:leader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4]=&quot;domain&quot;;[.H164]=&quot;range&quot;); CONCATENATE(&quot;What ( &quot;;[.K164];&quot;,X) is the &quot;;[.C164];&quot;/&quot;;[.D164]; &quot; &quot;;[.E164];&quot; (&quot;;[.L164];&quot;,Y)? &quot;);AND([.G164]=&quot;range&quot;;[.H164]=&quot;domain&quot;);CONCATENATE(&quot;What (&quot;;[.L164];&quot;, X) is the &quot;;[.C164];&quot;/&quot;;[.D164]; &quot; &quot;;[.E164];&quot; (&quot;;[.K164];&quot;,Y?) &quot;))" office:value-type="string" office:string-value="" calcext:value-type="error">
            <text:p>#NAME?</text:p>
          </table:table-cell>
          <table:table-cell table:style-name="ce5" table:formula="of:=ifs(AND([.G164]=&quot;domain&quot;;[.H164]=&quot;range&quot;); CONCATENATE(&quot;SELECT ?X WHERE { ?X &quot;;[.J164];&quot; Y.}&quot;);AND([.G164]=&quot;range&quot;;[.H164]=&quot;domain&quot;);CONCATENATE(&quot;SELECT ?X WHERE { Y &quot;;[.J164];&quot; ?X.}&quot;))" office:value-type="string" office:string-value="" calcext:value-type="error">
            <text:p>#NAME?</text:p>
          </table:table-cell>
          <table:table-cell table:style-name="ce54" table:formula="of:=ifs(AND([.G164]=&quot;domain&quot;;[.H164]=&quot;range&quot;); IF([.K164]=&quot;dbo:Person&quot;;CONCATENATE(&quot;Which person, Who ( &quot;;[.K164];&quot;,X) is,was the &quot;;[.C164]; &quot; &quot;;[.E164];&quot; (&quot;;[.L164];&quot;,Y)? (Y &quot;;[.J164];&quot; X)&quot;));AND([.G164]=&quot;range&quot;;[.H164]=&quot;domain&quot;);IF([.L164]=&quot;dbo:Person&quot;;CONCATENATE(&quot;Which person,Who (&quot;;[.L164];&quot;, X) is,was the &quot;;[.C164]; &quot; &quot;;[.E164];&quot; (&quot;;[.K164];&quot;,Y?) (X &quot;;[.J164];&quot; Y)&quot;)))" office:value-type="string" office:string-value="" calcext:value-type="error">
            <text:p>#NAME?</text:p>
          </table:table-cell>
          <table:table-cell table:style-name="ce54" table:formula="of:=ifs(AND([.G164]=&quot;domain&quot;;[.H164]=&quot;range&quot;); IF([.K164]=&quot;dbo:Person&quot;;CONCATENATE(&quot;SELECT ?X WHERE { ?X &quot;;[.J164];&quot; Y.}&quot;));AND([.G164]=&quot;range&quot;;[.H164]=&quot;domain&quot;); IF([.L164]=&quot;dbo:Person&quot;;CONCATENATE(&quot;SELECT ?X WHERE { Y &quot;;[.J164];&quot; ?X.}&quot;)))" office:value-type="string" office:string-value="" calcext:value-type="error">
            <text:p>#NAME?</text:p>
          </table:table-cell>
          <table:table-cell table:style-name="ce55" table:formula="of:=ifs(AND([.G164]=&quot;domain&quot;;[.H164]=&quot;range&quot;); CONCATENATE(&quot;List the ( &quot;;[.K164];&quot;,X)&quot;;[.D164]; &quot; &quot;;[.E164];&quot; (&quot;;[.L164];&quot;,Y)? &quot;);AND([.G164]=&quot;range&quot;;[.H164]=&quot;domain&quot;);CONCATENATE(&quot;List the (&quot;;[.L164];&quot;, X) &quot;;[.D164]; &quot; &quot;;[.E164];&quot; (&quot;;[.K164];&quot;,Y?) &quot;))" office:value-type="string" office:string-value="" calcext:value-type="error">
            <text:p>#NAME?</text:p>
          </table:table-cell>
          <table:table-cell table:style-name="ce55" table:formula="of:=ifs(AND([.G164]=&quot;domain&quot;;[.H164]=&quot;range&quot;); CONCATENATE(&quot;SELECT ?X WHERE { ?X &quot;;[.J164];&quot; Y.}&quot;);AND([.G164]=&quot;range&quot;;[.H164]=&quot;domain&quot;);CONCATENATE(&quot;SELECT ?X WHERE { Y &quot;;[.J164];&quot; ?X.}&quot;))" office:value-type="string" office:string-value="" calcext:value-type="error">
            <text:p>#NAME?</text:p>
          </table:table-cell>
          <table:table-cell table:style-name="ce55" table:formula="of:=ifs(AND([.G164]=&quot;domain&quot;;[.H164]=&quot;range&quot;); CONCATENATE(&quot;the &quot;;[.C164]; &quot; &quot;;[.E164];&quot; (&quot;;[.L164];&quot;,Y) &quot;);AND([.G164]=&quot;range&quot;;[.H164]=&quot;domain&quot;);CONCATENATE(&quot;the &quot;;[.C164]; &quot; &quot;;[.E164];&quot; (&quot;;[.K16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icenseNumb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icense numb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icenseNumber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5]=&quot;domain&quot;;[.H165]=&quot;range&quot;); CONCATENATE(&quot;What ( &quot;;[.K165];&quot;,X) is the &quot;;[.C165];&quot;/&quot;;[.D165]; &quot; &quot;;[.E165];&quot; (&quot;;[.L165];&quot;,Y)? &quot;);AND([.G165]=&quot;range&quot;;[.H165]=&quot;domain&quot;);CONCATENATE(&quot;What (&quot;;[.L165];&quot;, X) is the &quot;;[.C165];&quot;/&quot;;[.D165]; &quot; &quot;;[.E165];&quot; (&quot;;[.K165];&quot;,Y?) &quot;))" office:value-type="string" office:string-value="" calcext:value-type="error">
            <text:p>#NAME?</text:p>
          </table:table-cell>
          <table:table-cell table:style-name="ce5" table:formula="of:=ifs(AND([.G165]=&quot;domain&quot;;[.H165]=&quot;range&quot;); CONCATENATE(&quot;SELECT ?X WHERE { ?X &quot;;[.J165];&quot; Y.}&quot;);AND([.G165]=&quot;range&quot;;[.H165]=&quot;domain&quot;);CONCATENATE(&quot;SELECT ?X WHERE { Y &quot;;[.J165];&quot; ?X.}&quot;))" office:value-type="string" office:string-value="" calcext:value-type="error">
            <text:p>#NAME?</text:p>
          </table:table-cell>
          <table:table-cell table:style-name="ce54" table:formula="of:=ifs(AND([.G165]=&quot;domain&quot;;[.H165]=&quot;range&quot;); IF([.K165]=&quot;dbo:Person&quot;;CONCATENATE(&quot;Which person, Who ( &quot;;[.K165];&quot;,X) is,was the &quot;;[.C165]; &quot; &quot;;[.E165];&quot; (&quot;;[.L165];&quot;,Y)? (Y &quot;;[.J165];&quot; X)&quot;));AND([.G165]=&quot;range&quot;;[.H165]=&quot;domain&quot;);IF([.L165]=&quot;dbo:Person&quot;;CONCATENATE(&quot;Which person,Who (&quot;;[.L165];&quot;, X) is,was the &quot;;[.C165]; &quot; &quot;;[.E165];&quot; (&quot;;[.K165];&quot;,Y?) (X &quot;;[.J165];&quot; Y)&quot;)))" office:value-type="string" office:string-value="" calcext:value-type="error">
            <text:p>#NAME?</text:p>
          </table:table-cell>
          <table:table-cell table:style-name="ce54" table:formula="of:=ifs(AND([.G165]=&quot;domain&quot;;[.H165]=&quot;range&quot;); IF([.K165]=&quot;dbo:Person&quot;;CONCATENATE(&quot;SELECT ?X WHERE { ?X &quot;;[.J165];&quot; Y.}&quot;));AND([.G165]=&quot;range&quot;;[.H165]=&quot;domain&quot;); IF([.L165]=&quot;dbo:Person&quot;;CONCATENATE(&quot;SELECT ?X WHERE { Y &quot;;[.J165];&quot; ?X.}&quot;)))" office:value-type="string" office:string-value="" calcext:value-type="error">
            <text:p>#NAME?</text:p>
          </table:table-cell>
          <table:table-cell table:style-name="ce55" table:formula="of:=ifs(AND([.G165]=&quot;domain&quot;;[.H165]=&quot;range&quot;); CONCATENATE(&quot;List the ( &quot;;[.K165];&quot;,X)&quot;;[.D165]; &quot; &quot;;[.E165];&quot; (&quot;;[.L165];&quot;,Y)? &quot;);AND([.G165]=&quot;range&quot;;[.H165]=&quot;domain&quot;);CONCATENATE(&quot;List the (&quot;;[.L165];&quot;, X) &quot;;[.D165]; &quot; &quot;;[.E165];&quot; (&quot;;[.K165];&quot;,Y?) &quot;))" office:value-type="string" office:string-value="" calcext:value-type="error">
            <text:p>#NAME?</text:p>
          </table:table-cell>
          <table:table-cell table:style-name="ce55" table:formula="of:=ifs(AND([.G165]=&quot;domain&quot;;[.H165]=&quot;range&quot;); CONCATENATE(&quot;SELECT ?X WHERE { ?X &quot;;[.J165];&quot; Y.}&quot;);AND([.G165]=&quot;range&quot;;[.H165]=&quot;domain&quot;);CONCATENATE(&quot;SELECT ?X WHERE { Y &quot;;[.J165];&quot; ?X.}&quot;))" office:value-type="string" office:string-value="" calcext:value-type="error">
            <text:p>#NAME?</text:p>
          </table:table-cell>
          <table:table-cell table:style-name="ce55" table:formula="of:=ifs(AND([.G165]=&quot;domain&quot;;[.H165]=&quot;range&quot;); CONCATENATE(&quot;the &quot;;[.C165]; &quot; &quot;;[.E165];&quot; (&quot;;[.L165];&quot;,Y) &quot;);AND([.G165]=&quot;range&quot;;[.H165]=&quot;domain&quot;);CONCATENATE(&quot;the &quot;;[.C165]; &quot; &quot;;[.E165];&quot; (&quot;;[.K16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otto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tto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motto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6]=&quot;domain&quot;;[.H166]=&quot;range&quot;); CONCATENATE(&quot;What ( &quot;;[.K166];&quot;,X) is the &quot;;[.C166];&quot;/&quot;;[.D166]; &quot; &quot;;[.E166];&quot; (&quot;;[.L166];&quot;,Y)? &quot;);AND([.G166]=&quot;range&quot;;[.H166]=&quot;domain&quot;);CONCATENATE(&quot;What (&quot;;[.L166];&quot;, X) is the &quot;;[.C166];&quot;/&quot;;[.D166]; &quot; &quot;;[.E166];&quot; (&quot;;[.K166];&quot;,Y?) &quot;))" office:value-type="string" office:string-value="" calcext:value-type="error">
            <text:p>#NAME?</text:p>
          </table:table-cell>
          <table:table-cell table:style-name="ce5" table:formula="of:=ifs(AND([.G166]=&quot;domain&quot;;[.H166]=&quot;range&quot;); CONCATENATE(&quot;SELECT ?X WHERE { ?X &quot;;[.J166];&quot; Y.}&quot;);AND([.G166]=&quot;range&quot;;[.H166]=&quot;domain&quot;);CONCATENATE(&quot;SELECT ?X WHERE { Y &quot;;[.J166];&quot; ?X.}&quot;))" office:value-type="string" office:string-value="" calcext:value-type="error">
            <text:p>#NAME?</text:p>
          </table:table-cell>
          <table:table-cell table:style-name="ce54" table:formula="of:=ifs(AND([.G166]=&quot;domain&quot;;[.H166]=&quot;range&quot;); IF([.K166]=&quot;dbo:Person&quot;;CONCATENATE(&quot;Which person, Who ( &quot;;[.K166];&quot;,X) is,was the &quot;;[.C166]; &quot; &quot;;[.E166];&quot; (&quot;;[.L166];&quot;,Y)? (Y &quot;;[.J166];&quot; X)&quot;));AND([.G166]=&quot;range&quot;;[.H166]=&quot;domain&quot;);IF([.L166]=&quot;dbo:Person&quot;;CONCATENATE(&quot;Which person,Who (&quot;;[.L166];&quot;, X) is,was the &quot;;[.C166]; &quot; &quot;;[.E166];&quot; (&quot;;[.K166];&quot;,Y?) (X &quot;;[.J166];&quot; Y)&quot;)))" office:value-type="string" office:string-value="" calcext:value-type="error">
            <text:p>#NAME?</text:p>
          </table:table-cell>
          <table:table-cell table:style-name="ce54" table:formula="of:=ifs(AND([.G166]=&quot;domain&quot;;[.H166]=&quot;range&quot;); IF([.K166]=&quot;dbo:Person&quot;;CONCATENATE(&quot;SELECT ?X WHERE { ?X &quot;;[.J166];&quot; Y.}&quot;));AND([.G166]=&quot;range&quot;;[.H166]=&quot;domain&quot;); IF([.L166]=&quot;dbo:Person&quot;;CONCATENATE(&quot;SELECT ?X WHERE { Y &quot;;[.J166];&quot; ?X.}&quot;)))" office:value-type="string" office:string-value="" calcext:value-type="error">
            <text:p>#NAME?</text:p>
          </table:table-cell>
          <table:table-cell table:style-name="ce55" table:formula="of:=ifs(AND([.G166]=&quot;domain&quot;;[.H166]=&quot;range&quot;); CONCATENATE(&quot;List the ( &quot;;[.K166];&quot;,X)&quot;;[.D166]; &quot; &quot;;[.E166];&quot; (&quot;;[.L166];&quot;,Y)? &quot;);AND([.G166]=&quot;range&quot;;[.H166]=&quot;domain&quot;);CONCATENATE(&quot;List the (&quot;;[.L166];&quot;, X) &quot;;[.D166]; &quot; &quot;;[.E166];&quot; (&quot;;[.K166];&quot;,Y?) &quot;))" office:value-type="string" office:string-value="" calcext:value-type="error">
            <text:p>#NAME?</text:p>
          </table:table-cell>
          <table:table-cell table:style-name="ce55" table:formula="of:=ifs(AND([.G166]=&quot;domain&quot;;[.H166]=&quot;range&quot;); CONCATENATE(&quot;SELECT ?X WHERE { ?X &quot;;[.J166];&quot; Y.}&quot;);AND([.G166]=&quot;range&quot;;[.H166]=&quot;domain&quot;);CONCATENATE(&quot;SELECT ?X WHERE { Y &quot;;[.J166];&quot; ?X.}&quot;))" office:value-type="string" office:string-value="" calcext:value-type="error">
            <text:p>#NAME?</text:p>
          </table:table-cell>
          <table:table-cell table:style-name="ce55" table:formula="of:=ifs(AND([.G166]=&quot;domain&quot;;[.H166]=&quot;range&quot;); CONCATENATE(&quot;the &quot;;[.C166]; &quot; &quot;;[.E166];&quot; (&quot;;[.L166];&quot;,Y) &quot;);AND([.G166]=&quot;range&quot;;[.H166]=&quot;domain&quot;);CONCATENATE(&quot;the &quot;;[.C166]; &quot; &quot;;[.E166];&quot; (&quot;;[.K16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tto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motto</text:p>
          </table:table-cell>
          <table:table-cell table:style-name="ce18" office:value-type="string" calcext:value-type="string">
            <text:p>dbo:Public_univer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7]=&quot;domain&quot;;[.H167]=&quot;range&quot;); CONCATENATE(&quot;What ( &quot;;[.K167];&quot;,X) is the &quot;;[.C167];&quot;/&quot;;[.D167]; &quot; &quot;;[.E167];&quot; (&quot;;[.L167];&quot;,Y)? &quot;);AND([.G167]=&quot;range&quot;;[.H167]=&quot;domain&quot;);CONCATENATE(&quot;What (&quot;;[.L167];&quot;, X) is the &quot;;[.C167];&quot;/&quot;;[.D167]; &quot; &quot;;[.E167];&quot; (&quot;;[.K167];&quot;,Y?) &quot;))" office:value-type="string" office:string-value="" calcext:value-type="error">
            <text:p>#NAME?</text:p>
          </table:table-cell>
          <table:table-cell table:style-name="ce5" table:formula="of:=ifs(AND([.G167]=&quot;domain&quot;;[.H167]=&quot;range&quot;); CONCATENATE(&quot;SELECT ?X WHERE { ?X &quot;;[.J167];&quot; Y.}&quot;);AND([.G167]=&quot;range&quot;;[.H167]=&quot;domain&quot;);CONCATENATE(&quot;SELECT ?X WHERE { Y &quot;;[.J167];&quot; ?X.}&quot;))" office:value-type="string" office:string-value="" calcext:value-type="error">
            <text:p>#NAME?</text:p>
          </table:table-cell>
          <table:table-cell table:style-name="ce54" table:formula="of:=ifs(AND([.G167]=&quot;domain&quot;;[.H167]=&quot;range&quot;); IF([.K167]=&quot;dbo:Person&quot;;CONCATENATE(&quot;Which person, Who ( &quot;;[.K167];&quot;,X) is,was the &quot;;[.C167]; &quot; &quot;;[.E167];&quot; (&quot;;[.L167];&quot;,Y)? (Y &quot;;[.J167];&quot; X)&quot;));AND([.G167]=&quot;range&quot;;[.H167]=&quot;domain&quot;);IF([.L167]=&quot;dbo:Person&quot;;CONCATENATE(&quot;Which person,Who (&quot;;[.L167];&quot;, X) is,was the &quot;;[.C167]; &quot; &quot;;[.E167];&quot; (&quot;;[.K167];&quot;,Y?) (X &quot;;[.J167];&quot; Y)&quot;)))" office:value-type="string" office:string-value="" calcext:value-type="error">
            <text:p>#NAME?</text:p>
          </table:table-cell>
          <table:table-cell table:style-name="ce54" table:formula="of:=ifs(AND([.G167]=&quot;domain&quot;;[.H167]=&quot;range&quot;); IF([.K167]=&quot;dbo:Person&quot;;CONCATENATE(&quot;SELECT ?X WHERE { ?X &quot;;[.J167];&quot; Y.}&quot;));AND([.G167]=&quot;range&quot;;[.H167]=&quot;domain&quot;); IF([.L167]=&quot;dbo:Person&quot;;CONCATENATE(&quot;SELECT ?X WHERE { Y &quot;;[.J167];&quot; ?X.}&quot;)))" office:value-type="string" office:string-value="" calcext:value-type="error">
            <text:p>#NAME?</text:p>
          </table:table-cell>
          <table:table-cell table:style-name="ce55" table:formula="of:=ifs(AND([.G167]=&quot;domain&quot;;[.H167]=&quot;range&quot;); CONCATENATE(&quot;List the ( &quot;;[.K167];&quot;,X)&quot;;[.D167]; &quot; &quot;;[.E167];&quot; (&quot;;[.L167];&quot;,Y)? &quot;);AND([.G167]=&quot;range&quot;;[.H167]=&quot;domain&quot;);CONCATENATE(&quot;List the (&quot;;[.L167];&quot;, X) &quot;;[.D167]; &quot; &quot;;[.E167];&quot; (&quot;;[.K167];&quot;,Y?) &quot;))" office:value-type="string" office:string-value="" calcext:value-type="error">
            <text:p>#NAME?</text:p>
          </table:table-cell>
          <table:table-cell table:style-name="ce55" table:formula="of:=ifs(AND([.G167]=&quot;domain&quot;;[.H167]=&quot;range&quot;); CONCATENATE(&quot;SELECT ?X WHERE { ?X &quot;;[.J167];&quot; Y.}&quot;);AND([.G167]=&quot;range&quot;;[.H167]=&quot;domain&quot;);CONCATENATE(&quot;SELECT ?X WHERE { Y &quot;;[.J167];&quot; ?X.}&quot;))" office:value-type="string" office:string-value="" calcext:value-type="error">
            <text:p>#NAME?</text:p>
          </table:table-cell>
          <table:table-cell table:style-name="ce55" table:formula="of:=ifs(AND([.G167]=&quot;domain&quot;;[.H167]=&quot;range&quot;); CONCATENATE(&quot;the &quot;;[.C167]; &quot; &quot;;[.E167];&quot; (&quot;;[.L167];&quot;,Y) &quot;);AND([.G167]=&quot;range&quot;;[.H167]=&quot;domain&quot;);CONCATENATE(&quot;the &quot;;[.C167]; &quot; &quot;;[.E167];&quot; (&quot;;[.K16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ercentageOfAreaWat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ercentage of area wat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ercentageOfAreaWater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double</text:p>
          </table:table-cell>
          <table:table-cell table:style-name="ce49" table:formula="of:=ifs(AND([.G168]=&quot;domain&quot;;[.H168]=&quot;range&quot;); CONCATENATE(&quot;What ( &quot;;[.K168];&quot;,X) is the &quot;;[.C168];&quot;/&quot;;[.D168]; &quot; &quot;;[.E168];&quot; (&quot;;[.L168];&quot;,Y)? &quot;);AND([.G168]=&quot;range&quot;;[.H168]=&quot;domain&quot;);CONCATENATE(&quot;What (&quot;;[.L168];&quot;, X) is the &quot;;[.C168];&quot;/&quot;;[.D168]; &quot; &quot;;[.E168];&quot; (&quot;;[.K168];&quot;,Y?) &quot;))" office:value-type="string" office:string-value="" calcext:value-type="error">
            <text:p>#NAME?</text:p>
          </table:table-cell>
          <table:table-cell table:style-name="ce5" table:formula="of:=ifs(AND([.G168]=&quot;domain&quot;;[.H168]=&quot;range&quot;); CONCATENATE(&quot;SELECT ?X WHERE { ?X &quot;;[.J168];&quot; Y.}&quot;);AND([.G168]=&quot;range&quot;;[.H168]=&quot;domain&quot;);CONCATENATE(&quot;SELECT ?X WHERE { Y &quot;;[.J168];&quot; ?X.}&quot;))" office:value-type="string" office:string-value="" calcext:value-type="error">
            <text:p>#NAME?</text:p>
          </table:table-cell>
          <table:table-cell table:style-name="ce54" table:formula="of:=ifs(AND([.G168]=&quot;domain&quot;;[.H168]=&quot;range&quot;); IF([.K168]=&quot;dbo:Person&quot;;CONCATENATE(&quot;Which person, Who ( &quot;;[.K168];&quot;,X) is,was the &quot;;[.C168]; &quot; &quot;;[.E168];&quot; (&quot;;[.L168];&quot;,Y)? (Y &quot;;[.J168];&quot; X)&quot;));AND([.G168]=&quot;range&quot;;[.H168]=&quot;domain&quot;);IF([.L168]=&quot;dbo:Person&quot;;CONCATENATE(&quot;Which person,Who (&quot;;[.L168];&quot;, X) is,was the &quot;;[.C168]; &quot; &quot;;[.E168];&quot; (&quot;;[.K168];&quot;,Y?) (X &quot;;[.J168];&quot; Y)&quot;)))" office:value-type="string" office:string-value="" calcext:value-type="error">
            <text:p>#NAME?</text:p>
          </table:table-cell>
          <table:table-cell table:style-name="ce54" table:formula="of:=ifs(AND([.G168]=&quot;domain&quot;;[.H168]=&quot;range&quot;); IF([.K168]=&quot;dbo:Person&quot;;CONCATENATE(&quot;SELECT ?X WHERE { ?X &quot;;[.J168];&quot; Y.}&quot;));AND([.G168]=&quot;range&quot;;[.H168]=&quot;domain&quot;); IF([.L168]=&quot;dbo:Person&quot;;CONCATENATE(&quot;SELECT ?X WHERE { Y &quot;;[.J168];&quot; ?X.}&quot;)))" office:value-type="string" office:string-value="" calcext:value-type="error">
            <text:p>#NAME?</text:p>
          </table:table-cell>
          <table:table-cell table:style-name="ce55" table:formula="of:=ifs(AND([.G168]=&quot;domain&quot;;[.H168]=&quot;range&quot;); CONCATENATE(&quot;List the ( &quot;;[.K168];&quot;,X)&quot;;[.D168]; &quot; &quot;;[.E168];&quot; (&quot;;[.L168];&quot;,Y)? &quot;);AND([.G168]=&quot;range&quot;;[.H168]=&quot;domain&quot;);CONCATENATE(&quot;List the (&quot;;[.L168];&quot;, X) &quot;;[.D168]; &quot; &quot;;[.E168];&quot; (&quot;;[.K168];&quot;,Y?) &quot;))" office:value-type="string" office:string-value="" calcext:value-type="error">
            <text:p>#NAME?</text:p>
          </table:table-cell>
          <table:table-cell table:style-name="ce55" table:formula="of:=ifs(AND([.G168]=&quot;domain&quot;;[.H168]=&quot;range&quot;); CONCATENATE(&quot;SELECT ?X WHERE { ?X &quot;;[.J168];&quot; Y.}&quot;);AND([.G168]=&quot;range&quot;;[.H168]=&quot;domain&quot;);CONCATENATE(&quot;SELECT ?X WHERE { Y &quot;;[.J168];&quot; ?X.}&quot;))" office:value-type="string" office:string-value="" calcext:value-type="error">
            <text:p>#NAME?</text:p>
          </table:table-cell>
          <table:table-cell table:style-name="ce55" table:formula="of:=ifs(AND([.G168]=&quot;domain&quot;;[.H168]=&quot;range&quot;); CONCATENATE(&quot;the &quot;;[.C168]; &quot; &quot;;[.E168];&quot; (&quot;;[.L168];&quot;,Y) &quot;);AND([.G168]=&quot;range&quot;;[.H168]=&quot;domain&quot;);CONCATENATE(&quot;the &quot;;[.C168]; &quot; &quot;;[.E168];&quot; (&quot;;[.K16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subdivis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ubdivision</text:p>
          </table:table-cell>
          <table:table-cell table:style-name="ce7" office:value-type="string" calcext:value-type="string">
            <text:p>subdivis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ubdivision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69]=&quot;domain&quot;;[.H169]=&quot;range&quot;); CONCATENATE(&quot;What ( &quot;;[.K169];&quot;,X) is the &quot;;[.C169];&quot;/&quot;;[.D169]; &quot; &quot;;[.E169];&quot; (&quot;;[.L169];&quot;,Y)? &quot;);AND([.G169]=&quot;range&quot;;[.H169]=&quot;domain&quot;);CONCATENATE(&quot;What (&quot;;[.L169];&quot;, X) is the &quot;;[.C169];&quot;/&quot;;[.D169]; &quot; &quot;;[.E169];&quot; (&quot;;[.K169];&quot;,Y?) &quot;))" office:value-type="string" office:string-value="" calcext:value-type="error">
            <text:p>#NAME?</text:p>
          </table:table-cell>
          <table:table-cell table:style-name="ce5" table:formula="of:=ifs(AND([.G169]=&quot;domain&quot;;[.H169]=&quot;range&quot;); CONCATENATE(&quot;SELECT ?X WHERE { ?X &quot;;[.J169];&quot; Y.}&quot;);AND([.G169]=&quot;range&quot;;[.H169]=&quot;domain&quot;);CONCATENATE(&quot;SELECT ?X WHERE { Y &quot;;[.J169];&quot; ?X.}&quot;))" office:value-type="string" office:string-value="" calcext:value-type="error">
            <text:p>#NAME?</text:p>
          </table:table-cell>
          <table:table-cell table:style-name="ce54" table:formula="of:=ifs(AND([.G169]=&quot;domain&quot;;[.H169]=&quot;range&quot;); IF([.K169]=&quot;dbo:Person&quot;;CONCATENATE(&quot;Which person, Who ( &quot;;[.K169];&quot;,X) is,was the &quot;;[.C169]; &quot; &quot;;[.E169];&quot; (&quot;;[.L169];&quot;,Y)? (Y &quot;;[.J169];&quot; X)&quot;));AND([.G169]=&quot;range&quot;;[.H169]=&quot;domain&quot;);IF([.L169]=&quot;dbo:Person&quot;;CONCATENATE(&quot;Which person,Who (&quot;;[.L169];&quot;, X) is,was the &quot;;[.C169]; &quot; &quot;;[.E169];&quot; (&quot;;[.K169];&quot;,Y?) (X &quot;;[.J169];&quot; Y)&quot;)))" office:value-type="string" office:string-value="" calcext:value-type="error">
            <text:p>#NAME?</text:p>
          </table:table-cell>
          <table:table-cell table:style-name="ce54" table:formula="of:=ifs(AND([.G169]=&quot;domain&quot;;[.H169]=&quot;range&quot;); IF([.K169]=&quot;dbo:Person&quot;;CONCATENATE(&quot;SELECT ?X WHERE { ?X &quot;;[.J169];&quot; Y.}&quot;));AND([.G169]=&quot;range&quot;;[.H169]=&quot;domain&quot;); IF([.L169]=&quot;dbo:Person&quot;;CONCATENATE(&quot;SELECT ?X WHERE { Y &quot;;[.J169];&quot; ?X.}&quot;)))" office:value-type="string" office:string-value="" calcext:value-type="error">
            <text:p>#NAME?</text:p>
          </table:table-cell>
          <table:table-cell table:style-name="ce55" table:formula="of:=ifs(AND([.G169]=&quot;domain&quot;;[.H169]=&quot;range&quot;); CONCATENATE(&quot;List the ( &quot;;[.K169];&quot;,X)&quot;;[.D169]; &quot; &quot;;[.E169];&quot; (&quot;;[.L169];&quot;,Y)? &quot;);AND([.G169]=&quot;range&quot;;[.H169]=&quot;domain&quot;);CONCATENATE(&quot;List the (&quot;;[.L169];&quot;, X) &quot;;[.D169]; &quot; &quot;;[.E169];&quot; (&quot;;[.K169];&quot;,Y?) &quot;))" office:value-type="string" office:string-value="" calcext:value-type="error">
            <text:p>#NAME?</text:p>
          </table:table-cell>
          <table:table-cell table:style-name="ce55" table:formula="of:=ifs(AND([.G169]=&quot;domain&quot;;[.H169]=&quot;range&quot;); CONCATENATE(&quot;SELECT ?X WHERE { ?X &quot;;[.J169];&quot; Y.}&quot;);AND([.G169]=&quot;range&quot;;[.H169]=&quot;domain&quot;);CONCATENATE(&quot;SELECT ?X WHERE { Y &quot;;[.J169];&quot; ?X.}&quot;))" office:value-type="string" office:string-value="" calcext:value-type="error">
            <text:p>#NAME?</text:p>
          </table:table-cell>
          <table:table-cell table:style-name="ce55" table:formula="of:=ifs(AND([.G169]=&quot;domain&quot;;[.H169]=&quot;range&quot;); CONCATENATE(&quot;the &quot;;[.C169]; &quot; &quot;;[.E169];&quot; (&quot;;[.L169];&quot;,Y) &quot;);AND([.G169]=&quot;range&quot;;[.H169]=&quot;domain&quot;);CONCATENATE(&quot;the &quot;;[.C169]; &quot; &quot;;[.E169];&quot; (&quot;;[.K16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timeZon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time zone</text:p>
          </table:table-cell>
          <table:table-cell table:style-name="ce7" office:value-type="string" calcext:value-type="string">
            <text:p>time zon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timezone</text:p>
          </table:table-cell>
          <table:table-cell table:style-name="ce18" office:value-type="string" calcext:value-type="string">
            <text:p>dbo:Cit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70]=&quot;domain&quot;;[.H170]=&quot;range&quot;); CONCATENATE(&quot;What ( &quot;;[.K170];&quot;,X) is the &quot;;[.C170];&quot;/&quot;;[.D170]; &quot; &quot;;[.E170];&quot; (&quot;;[.L170];&quot;,Y)? &quot;);AND([.G170]=&quot;range&quot;;[.H170]=&quot;domain&quot;);CONCATENATE(&quot;What (&quot;;[.L170];&quot;, X) is the &quot;;[.C170];&quot;/&quot;;[.D170]; &quot; &quot;;[.E170];&quot; (&quot;;[.K170];&quot;,Y?) &quot;))" office:value-type="string" office:string-value="" calcext:value-type="error">
            <text:p>#NAME?</text:p>
          </table:table-cell>
          <table:table-cell table:style-name="ce5" table:formula="of:=ifs(AND([.G170]=&quot;domain&quot;;[.H170]=&quot;range&quot;); CONCATENATE(&quot;SELECT ?X WHERE { ?X &quot;;[.J170];&quot; Y.}&quot;);AND([.G170]=&quot;range&quot;;[.H170]=&quot;domain&quot;);CONCATENATE(&quot;SELECT ?X WHERE { Y &quot;;[.J170];&quot; ?X.}&quot;))" office:value-type="string" office:string-value="" calcext:value-type="error">
            <text:p>#NAME?</text:p>
          </table:table-cell>
          <table:table-cell table:style-name="ce54" table:formula="of:=ifs(AND([.G170]=&quot;domain&quot;;[.H170]=&quot;range&quot;); IF([.K170]=&quot;dbo:Person&quot;;CONCATENATE(&quot;Which person, Who ( &quot;;[.K170];&quot;,X) is,was the &quot;;[.C170]; &quot; &quot;;[.E170];&quot; (&quot;;[.L170];&quot;,Y)? (Y &quot;;[.J170];&quot; X)&quot;));AND([.G170]=&quot;range&quot;;[.H170]=&quot;domain&quot;);IF([.L170]=&quot;dbo:Person&quot;;CONCATENATE(&quot;Which person,Who (&quot;;[.L170];&quot;, X) is,was the &quot;;[.C170]; &quot; &quot;;[.E170];&quot; (&quot;;[.K170];&quot;,Y?) (X &quot;;[.J170];&quot; Y)&quot;)))" office:value-type="string" office:string-value="" calcext:value-type="error">
            <text:p>#NAME?</text:p>
          </table:table-cell>
          <table:table-cell table:style-name="ce54" table:formula="of:=ifs(AND([.G170]=&quot;domain&quot;;[.H170]=&quot;range&quot;); IF([.K170]=&quot;dbo:Person&quot;;CONCATENATE(&quot;SELECT ?X WHERE { ?X &quot;;[.J170];&quot; Y.}&quot;));AND([.G170]=&quot;range&quot;;[.H170]=&quot;domain&quot;); IF([.L170]=&quot;dbo:Person&quot;;CONCATENATE(&quot;SELECT ?X WHERE { Y &quot;;[.J170];&quot; ?X.}&quot;)))" office:value-type="string" office:string-value="" calcext:value-type="error">
            <text:p>#NAME?</text:p>
          </table:table-cell>
          <table:table-cell table:style-name="ce55" table:formula="of:=ifs(AND([.G170]=&quot;domain&quot;;[.H170]=&quot;range&quot;); CONCATENATE(&quot;List the ( &quot;;[.K170];&quot;,X)&quot;;[.D170]; &quot; &quot;;[.E170];&quot; (&quot;;[.L170];&quot;,Y)? &quot;);AND([.G170]=&quot;range&quot;;[.H170]=&quot;domain&quot;);CONCATENATE(&quot;List the (&quot;;[.L170];&quot;, X) &quot;;[.D170]; &quot; &quot;;[.E170];&quot; (&quot;;[.K170];&quot;,Y?) &quot;))" office:value-type="string" office:string-value="" calcext:value-type="error">
            <text:p>#NAME?</text:p>
          </table:table-cell>
          <table:table-cell table:style-name="ce55" table:formula="of:=ifs(AND([.G170]=&quot;domain&quot;;[.H170]=&quot;range&quot;); CONCATENATE(&quot;SELECT ?X WHERE { ?X &quot;;[.J170];&quot; Y.}&quot;);AND([.G170]=&quot;range&quot;;[.H170]=&quot;domain&quot;);CONCATENATE(&quot;SELECT ?X WHERE { Y &quot;;[.J170];&quot; ?X.}&quot;))" office:value-type="string" office:string-value="" calcext:value-type="error">
            <text:p>#NAME?</text:p>
          </table:table-cell>
          <table:table-cell table:style-name="ce55" table:formula="of:=ifs(AND([.G170]=&quot;domain&quot;;[.H170]=&quot;range&quot;); CONCATENATE(&quot;the &quot;;[.C170]; &quot; &quot;;[.E170];&quot; (&quot;;[.L170];&quot;,Y) &quot;);AND([.G170]=&quot;range&quot;;[.H170]=&quot;domain&quot;);CONCATENATE(&quot;the &quot;;[.C170]; &quot; &quot;;[.E170];&quot; (&quot;;[.K17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time zone</text:p>
          </table:table-cell>
          <table:table-cell table:style-name="ce7" office:value-type="string" calcext:value-type="string">
            <text:p>time zon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timezone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71]=&quot;domain&quot;;[.H171]=&quot;range&quot;); CONCATENATE(&quot;What ( &quot;;[.K171];&quot;,X) is the &quot;;[.C171];&quot;/&quot;;[.D171]; &quot; &quot;;[.E171];&quot; (&quot;;[.L171];&quot;,Y)? &quot;);AND([.G171]=&quot;range&quot;;[.H171]=&quot;domain&quot;);CONCATENATE(&quot;What (&quot;;[.L171];&quot;, X) is the &quot;;[.C171];&quot;/&quot;;[.D171]; &quot; &quot;;[.E171];&quot; (&quot;;[.K171];&quot;,Y?) &quot;))" office:value-type="string" office:string-value="" calcext:value-type="error">
            <text:p>#NAME?</text:p>
          </table:table-cell>
          <table:table-cell table:style-name="ce5" table:formula="of:=ifs(AND([.G171]=&quot;domain&quot;;[.H171]=&quot;range&quot;); CONCATENATE(&quot;SELECT ?X WHERE { ?X &quot;;[.J171];&quot; Y.}&quot;);AND([.G171]=&quot;range&quot;;[.H171]=&quot;domain&quot;);CONCATENATE(&quot;SELECT ?X WHERE { Y &quot;;[.J171];&quot; ?X.}&quot;))" office:value-type="string" office:string-value="" calcext:value-type="error">
            <text:p>#NAME?</text:p>
          </table:table-cell>
          <table:table-cell table:style-name="ce54" table:formula="of:=ifs(AND([.G171]=&quot;domain&quot;;[.H171]=&quot;range&quot;); IF([.K171]=&quot;dbo:Person&quot;;CONCATENATE(&quot;Which person, Who ( &quot;;[.K171];&quot;,X) is,was the &quot;;[.C171]; &quot; &quot;;[.E171];&quot; (&quot;;[.L171];&quot;,Y)? (Y &quot;;[.J171];&quot; X)&quot;));AND([.G171]=&quot;range&quot;;[.H171]=&quot;domain&quot;);IF([.L171]=&quot;dbo:Person&quot;;CONCATENATE(&quot;Which person,Who (&quot;;[.L171];&quot;, X) is,was the &quot;;[.C171]; &quot; &quot;;[.E171];&quot; (&quot;;[.K171];&quot;,Y?) (X &quot;;[.J171];&quot; Y)&quot;)))" office:value-type="string" office:string-value="" calcext:value-type="error">
            <text:p>#NAME?</text:p>
          </table:table-cell>
          <table:table-cell table:style-name="ce54" table:formula="of:=ifs(AND([.G171]=&quot;domain&quot;;[.H171]=&quot;range&quot;); IF([.K171]=&quot;dbo:Person&quot;;CONCATENATE(&quot;SELECT ?X WHERE { ?X &quot;;[.J171];&quot; Y.}&quot;));AND([.G171]=&quot;range&quot;;[.H171]=&quot;domain&quot;); IF([.L171]=&quot;dbo:Person&quot;;CONCATENATE(&quot;SELECT ?X WHERE { Y &quot;;[.J171];&quot; ?X.}&quot;)))" office:value-type="string" office:string-value="" calcext:value-type="error">
            <text:p>#NAME?</text:p>
          </table:table-cell>
          <table:table-cell table:style-name="ce55" table:formula="of:=ifs(AND([.G171]=&quot;domain&quot;;[.H171]=&quot;range&quot;); CONCATENATE(&quot;List the ( &quot;;[.K171];&quot;,X)&quot;;[.D171]; &quot; &quot;;[.E171];&quot; (&quot;;[.L171];&quot;,Y)? &quot;);AND([.G171]=&quot;range&quot;;[.H171]=&quot;domain&quot;);CONCATENATE(&quot;List the (&quot;;[.L171];&quot;, X) &quot;;[.D171]; &quot; &quot;;[.E171];&quot; (&quot;;[.K171];&quot;,Y?) &quot;))" office:value-type="string" office:string-value="" calcext:value-type="error">
            <text:p>#NAME?</text:p>
          </table:table-cell>
          <table:table-cell table:style-name="ce55" table:formula="of:=ifs(AND([.G171]=&quot;domain&quot;;[.H171]=&quot;range&quot;); CONCATENATE(&quot;SELECT ?X WHERE { ?X &quot;;[.J171];&quot; Y.}&quot;);AND([.G171]=&quot;range&quot;;[.H171]=&quot;domain&quot;);CONCATENATE(&quot;SELECT ?X WHERE { Y &quot;;[.J171];&quot; ?X.}&quot;))" office:value-type="string" office:string-value="" calcext:value-type="error">
            <text:p>#NAME?</text:p>
          </table:table-cell>
          <table:table-cell table:style-name="ce55" table:formula="of:=ifs(AND([.G171]=&quot;domain&quot;;[.H171]=&quot;range&quot;); CONCATENATE(&quot;the &quot;;[.C171]; &quot; &quot;;[.E171];&quot; (&quot;;[.L171];&quot;,Y) &quot;);AND([.G171]=&quot;range&quot;;[.H171]=&quot;domain&quot;);CONCATENATE(&quot;the &quot;;[.C171]; &quot; &quot;;[.E171];&quot; (&quot;;[.K17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hild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hild</text:p>
          </table:table-cell>
          <table:table-cell table:style-name="ce7" office:value-type="string" calcext:value-type="string">
            <text:p>children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hild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49" table:formula="of:=ifs(AND([.G172]=&quot;domain&quot;;[.H172]=&quot;range&quot;); CONCATENATE(&quot;What ( &quot;;[.K172];&quot;,X) is the &quot;;[.C172];&quot;/&quot;;[.D172]; &quot; &quot;;[.E172];&quot; (&quot;;[.L172];&quot;,Y)? &quot;);AND([.G172]=&quot;range&quot;;[.H172]=&quot;domain&quot;);CONCATENATE(&quot;What (&quot;;[.L172];&quot;, X) is the &quot;;[.C172];&quot;/&quot;;[.D172]; &quot; &quot;;[.E172];&quot; (&quot;;[.K172];&quot;,Y?) &quot;))" office:value-type="string" office:string-value="" calcext:value-type="error">
            <text:p>#NAME?</text:p>
          </table:table-cell>
          <table:table-cell table:style-name="ce5" table:formula="of:=ifs(AND([.G172]=&quot;domain&quot;;[.H172]=&quot;range&quot;); CONCATENATE(&quot;SELECT ?X WHERE { ?X &quot;;[.J172];&quot; Y.}&quot;);AND([.G172]=&quot;range&quot;;[.H172]=&quot;domain&quot;);CONCATENATE(&quot;SELECT ?X WHERE { Y &quot;;[.J172];&quot; ?X.}&quot;))" office:value-type="string" office:string-value="" calcext:value-type="error">
            <text:p>#NAME?</text:p>
          </table:table-cell>
          <table:table-cell table:style-name="ce54" table:formula="of:=ifs(AND([.G172]=&quot;domain&quot;;[.H172]=&quot;range&quot;); IF([.K172]=&quot;dbo:Person&quot;;CONCATENATE(&quot;Which person, Who ( &quot;;[.K172];&quot;,X) is,was the &quot;;[.C172]; &quot; &quot;;[.E172];&quot; (&quot;;[.L172];&quot;,Y)? (Y &quot;;[.J172];&quot; X)&quot;));AND([.G172]=&quot;range&quot;;[.H172]=&quot;domain&quot;);IF([.L172]=&quot;dbo:Person&quot;;CONCATENATE(&quot;Which person,Who (&quot;;[.L172];&quot;, X) is,was the &quot;;[.C172]; &quot; &quot;;[.E172];&quot; (&quot;;[.K172];&quot;,Y?) (X &quot;;[.J172];&quot; Y)&quot;)))" office:value-type="string" office:string-value="" calcext:value-type="error">
            <text:p>#NAME?</text:p>
          </table:table-cell>
          <table:table-cell table:style-name="ce54" table:formula="of:=ifs(AND([.G172]=&quot;domain&quot;;[.H172]=&quot;range&quot;); IF([.K172]=&quot;dbo:Person&quot;;CONCATENATE(&quot;SELECT ?X WHERE { ?X &quot;;[.J172];&quot; Y.}&quot;));AND([.G172]=&quot;range&quot;;[.H172]=&quot;domain&quot;); IF([.L172]=&quot;dbo:Person&quot;;CONCATENATE(&quot;SELECT ?X WHERE { Y &quot;;[.J172];&quot; ?X.}&quot;)))" office:value-type="string" office:string-value="" calcext:value-type="error">
            <text:p>#NAME?</text:p>
          </table:table-cell>
          <table:table-cell table:style-name="ce55" table:formula="of:=ifs(AND([.G172]=&quot;domain&quot;;[.H172]=&quot;range&quot;); CONCATENATE(&quot;List the ( &quot;;[.K172];&quot;,X)&quot;;[.D172]; &quot; &quot;;[.E172];&quot; (&quot;;[.L172];&quot;,Y)? &quot;);AND([.G172]=&quot;range&quot;;[.H172]=&quot;domain&quot;);CONCATENATE(&quot;List the (&quot;;[.L172];&quot;, X) &quot;;[.D172]; &quot; &quot;;[.E172];&quot; (&quot;;[.K172];&quot;,Y?) &quot;))" office:value-type="string" office:string-value="" calcext:value-type="error">
            <text:p>#NAME?</text:p>
          </table:table-cell>
          <table:table-cell table:style-name="ce55" table:formula="of:=ifs(AND([.G172]=&quot;domain&quot;;[.H172]=&quot;range&quot;); CONCATENATE(&quot;SELECT ?X WHERE { ?X &quot;;[.J172];&quot; Y.}&quot;);AND([.G172]=&quot;range&quot;;[.H172]=&quot;domain&quot;);CONCATENATE(&quot;SELECT ?X WHERE { Y &quot;;[.J172];&quot; ?X.}&quot;))" office:value-type="string" office:string-value="" calcext:value-type="error">
            <text:p>#NAME?</text:p>
          </table:table-cell>
          <table:table-cell table:style-name="ce55" table:formula="of:=ifs(AND([.G172]=&quot;domain&quot;;[.H172]=&quot;range&quot;); CONCATENATE(&quot;the &quot;;[.C172]; &quot; &quot;;[.E172];&quot; (&quot;;[.L172];&quot;,Y) &quot;);AND([.G172]=&quot;range&quot;;[.H172]=&quot;domain&quot;);CONCATENATE(&quot;the &quot;;[.C172]; &quot; &quot;;[.E172];&quot; (&quot;;[.K17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deathPlac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ath plac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athPlac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73]=&quot;domain&quot;;[.H173]=&quot;range&quot;); CONCATENATE(&quot;What ( &quot;;[.K173];&quot;,X) is the &quot;;[.C173];&quot;/&quot;;[.D173]; &quot; &quot;;[.E173];&quot; (&quot;;[.L173];&quot;,Y)? &quot;);AND([.G173]=&quot;range&quot;;[.H173]=&quot;domain&quot;);CONCATENATE(&quot;What (&quot;;[.L173];&quot;, X) is the &quot;;[.C173];&quot;/&quot;;[.D173]; &quot; &quot;;[.E173];&quot; (&quot;;[.K173];&quot;,Y?) &quot;))" office:value-type="string" office:string-value="" calcext:value-type="error">
            <text:p>#NAME?</text:p>
          </table:table-cell>
          <table:table-cell table:style-name="ce5" table:formula="of:=ifs(AND([.G173]=&quot;domain&quot;;[.H173]=&quot;range&quot;); CONCATENATE(&quot;SELECT ?X WHERE { ?X &quot;;[.J173];&quot; Y.}&quot;);AND([.G173]=&quot;range&quot;;[.H173]=&quot;domain&quot;);CONCATENATE(&quot;SELECT ?X WHERE { Y &quot;;[.J173];&quot; ?X.}&quot;))" office:value-type="string" office:string-value="" calcext:value-type="error">
            <text:p>#NAME?</text:p>
          </table:table-cell>
          <table:table-cell table:style-name="ce54" table:formula="of:=ifs(AND([.G173]=&quot;domain&quot;;[.H173]=&quot;range&quot;); IF([.K173]=&quot;dbo:Person&quot;;CONCATENATE(&quot;Which person, Who ( &quot;;[.K173];&quot;,X) is,was the &quot;;[.C173]; &quot; &quot;;[.E173];&quot; (&quot;;[.L173];&quot;,Y)? (Y &quot;;[.J173];&quot; X)&quot;));AND([.G173]=&quot;range&quot;;[.H173]=&quot;domain&quot;);IF([.L173]=&quot;dbo:Person&quot;;CONCATENATE(&quot;Which person,Who (&quot;;[.L173];&quot;, X) is,was the &quot;;[.C173]; &quot; &quot;;[.E173];&quot; (&quot;;[.K173];&quot;,Y?) (X &quot;;[.J173];&quot; Y)&quot;)))" office:value-type="string" office:string-value="" calcext:value-type="error">
            <text:p>#NAME?</text:p>
          </table:table-cell>
          <table:table-cell table:style-name="ce54" table:formula="of:=ifs(AND([.G173]=&quot;domain&quot;;[.H173]=&quot;range&quot;); IF([.K173]=&quot;dbo:Person&quot;;CONCATENATE(&quot;SELECT ?X WHERE { ?X &quot;;[.J173];&quot; Y.}&quot;));AND([.G173]=&quot;range&quot;;[.H173]=&quot;domain&quot;); IF([.L173]=&quot;dbo:Person&quot;;CONCATENATE(&quot;SELECT ?X WHERE { Y &quot;;[.J173];&quot; ?X.}&quot;)))" office:value-type="string" office:string-value="" calcext:value-type="error">
            <text:p>#NAME?</text:p>
          </table:table-cell>
          <table:table-cell table:style-name="ce55" table:formula="of:=ifs(AND([.G173]=&quot;domain&quot;;[.H173]=&quot;range&quot;); CONCATENATE(&quot;List the ( &quot;;[.K173];&quot;,X)&quot;;[.D173]; &quot; &quot;;[.E173];&quot; (&quot;;[.L173];&quot;,Y)? &quot;);AND([.G173]=&quot;range&quot;;[.H173]=&quot;domain&quot;);CONCATENATE(&quot;List the (&quot;;[.L173];&quot;, X) &quot;;[.D173]; &quot; &quot;;[.E173];&quot; (&quot;;[.K173];&quot;,Y?) &quot;))" office:value-type="string" office:string-value="" calcext:value-type="error">
            <text:p>#NAME?</text:p>
          </table:table-cell>
          <table:table-cell table:style-name="ce55" table:formula="of:=ifs(AND([.G173]=&quot;domain&quot;;[.H173]=&quot;range&quot;); CONCATENATE(&quot;SELECT ?X WHERE { ?X &quot;;[.J173];&quot; Y.}&quot;);AND([.G173]=&quot;range&quot;;[.H173]=&quot;domain&quot;);CONCATENATE(&quot;SELECT ?X WHERE { Y &quot;;[.J173];&quot; ?X.}&quot;))" office:value-type="string" office:string-value="" calcext:value-type="error">
            <text:p>#NAME?</text:p>
          </table:table-cell>
          <table:table-cell table:style-name="ce55" table:formula="of:=ifs(AND([.G173]=&quot;domain&quot;;[.H173]=&quot;range&quot;); CONCATENATE(&quot;the &quot;;[.C173]; &quot; &quot;;[.E173];&quot; (&quot;;[.L173];&quot;,Y) &quot;);AND([.G173]=&quot;range&quot;;[.H173]=&quot;domain&quot;);CONCATENATE(&quot;the &quot;;[.C173]; &quot; &quot;;[.E173];&quot; (&quot;;[.K17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lativ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lative</text:p>
          </table:table-cell>
          <table:table-cell table:style-name="ce7" office:value-type="string" calcext:value-type="string">
            <text:p>relativ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lativ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74]=&quot;domain&quot;;[.H174]=&quot;range&quot;); CONCATENATE(&quot;What ( &quot;;[.K174];&quot;,X) is the &quot;;[.C174];&quot;/&quot;;[.D174]; &quot; &quot;;[.E174];&quot; (&quot;;[.L174];&quot;,Y)? &quot;);AND([.G174]=&quot;range&quot;;[.H174]=&quot;domain&quot;);CONCATENATE(&quot;What (&quot;;[.L174];&quot;, X) is the &quot;;[.C174];&quot;/&quot;;[.D174]; &quot; &quot;;[.E174];&quot; (&quot;;[.K174];&quot;,Y?) &quot;))" office:value-type="string" office:string-value="" calcext:value-type="error">
            <text:p>#NAME?</text:p>
          </table:table-cell>
          <table:table-cell table:style-name="ce5" table:formula="of:=ifs(AND([.G174]=&quot;domain&quot;;[.H174]=&quot;range&quot;); CONCATENATE(&quot;SELECT ?X WHERE { ?X &quot;;[.J174];&quot; Y.}&quot;);AND([.G174]=&quot;range&quot;;[.H174]=&quot;domain&quot;);CONCATENATE(&quot;SELECT ?X WHERE { Y &quot;;[.J174];&quot; ?X.}&quot;))" office:value-type="string" office:string-value="" calcext:value-type="error">
            <text:p>#NAME?</text:p>
          </table:table-cell>
          <table:table-cell table:style-name="ce54" table:formula="of:=ifs(AND([.G174]=&quot;domain&quot;;[.H174]=&quot;range&quot;); IF([.K174]=&quot;dbo:Person&quot;;CONCATENATE(&quot;Which person, Who ( &quot;;[.K174];&quot;,X) is,was the &quot;;[.C174]; &quot; &quot;;[.E174];&quot; (&quot;;[.L174];&quot;,Y)? (Y &quot;;[.J174];&quot; X)&quot;));AND([.G174]=&quot;range&quot;;[.H174]=&quot;domain&quot;);IF([.L174]=&quot;dbo:Person&quot;;CONCATENATE(&quot;Which person,Who (&quot;;[.L174];&quot;, X) is,was the &quot;;[.C174]; &quot; &quot;;[.E174];&quot; (&quot;;[.K174];&quot;,Y?) (X &quot;;[.J174];&quot; Y)&quot;)))" office:value-type="string" office:string-value="" calcext:value-type="error">
            <text:p>#NAME?</text:p>
          </table:table-cell>
          <table:table-cell table:style-name="ce54" table:formula="of:=ifs(AND([.G174]=&quot;domain&quot;;[.H174]=&quot;range&quot;); IF([.K174]=&quot;dbo:Person&quot;;CONCATENATE(&quot;SELECT ?X WHERE { ?X &quot;;[.J174];&quot; Y.}&quot;));AND([.G174]=&quot;range&quot;;[.H174]=&quot;domain&quot;); IF([.L174]=&quot;dbo:Person&quot;;CONCATENATE(&quot;SELECT ?X WHERE { Y &quot;;[.J174];&quot; ?X.}&quot;)))" office:value-type="string" office:string-value="" calcext:value-type="error">
            <text:p>#NAME?</text:p>
          </table:table-cell>
          <table:table-cell table:style-name="ce55" table:formula="of:=ifs(AND([.G174]=&quot;domain&quot;;[.H174]=&quot;range&quot;); CONCATENATE(&quot;List the ( &quot;;[.K174];&quot;,X)&quot;;[.D174]; &quot; &quot;;[.E174];&quot; (&quot;;[.L174];&quot;,Y)? &quot;);AND([.G174]=&quot;range&quot;;[.H174]=&quot;domain&quot;);CONCATENATE(&quot;List the (&quot;;[.L174];&quot;, X) &quot;;[.D174]; &quot; &quot;;[.E174];&quot; (&quot;;[.K174];&quot;,Y?) &quot;))" office:value-type="string" office:string-value="" calcext:value-type="error">
            <text:p>#NAME?</text:p>
          </table:table-cell>
          <table:table-cell table:style-name="ce55" table:formula="of:=ifs(AND([.G174]=&quot;domain&quot;;[.H174]=&quot;range&quot;); CONCATENATE(&quot;SELECT ?X WHERE { ?X &quot;;[.J174];&quot; Y.}&quot;);AND([.G174]=&quot;range&quot;;[.H174]=&quot;domain&quot;);CONCATENATE(&quot;SELECT ?X WHERE { Y &quot;;[.J174];&quot; ?X.}&quot;))" office:value-type="string" office:string-value="" calcext:value-type="error">
            <text:p>#NAME?</text:p>
          </table:table-cell>
          <table:table-cell table:style-name="ce55" table:formula="of:=ifs(AND([.G174]=&quot;domain&quot;;[.H174]=&quot;range&quot;); CONCATENATE(&quot;the &quot;;[.C174]; &quot; &quot;;[.E174];&quot; (&quot;;[.L174];&quot;,Y) &quot;);AND([.G174]=&quot;range&quot;;[.H174]=&quot;domain&quot;);CONCATENATE(&quot;the &quot;;[.C174]; &quot; &quot;;[.E174];&quot; (&quot;;[.K17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Student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student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Students</text:p>
          </table:table-cell>
          <table:table-cell table:style-name="ce18" office:value-type="string" calcext:value-type="string">
            <text:p>dbo:EducationalInstitution</text:p>
          </table:table-cell>
          <table:table-cell table:style-name="ce18" office:value-type="string" calcext:value-type="string">
            <text:p>xsd:nonNegativeInteger</text:p>
          </table:table-cell>
          <table:table-cell table:style-name="ce49" table:formula="of:=ifs(AND([.G175]=&quot;domain&quot;;[.H175]=&quot;range&quot;); CONCATENATE(&quot;What ( &quot;;[.K175];&quot;,X) is the &quot;;[.C175];&quot;/&quot;;[.D175]; &quot; &quot;;[.E175];&quot; (&quot;;[.L175];&quot;,Y)? &quot;);AND([.G175]=&quot;range&quot;;[.H175]=&quot;domain&quot;);CONCATENATE(&quot;What (&quot;;[.L175];&quot;, X) is the &quot;;[.C175];&quot;/&quot;;[.D175]; &quot; &quot;;[.E175];&quot; (&quot;;[.K175];&quot;,Y?) &quot;))" office:value-type="string" office:string-value="" calcext:value-type="error">
            <text:p>#NAME?</text:p>
          </table:table-cell>
          <table:table-cell table:style-name="ce5" table:formula="of:=ifs(AND([.G175]=&quot;domain&quot;;[.H175]=&quot;range&quot;); CONCATENATE(&quot;SELECT ?X WHERE { ?X &quot;;[.J175];&quot; Y.}&quot;);AND([.G175]=&quot;range&quot;;[.H175]=&quot;domain&quot;);CONCATENATE(&quot;SELECT ?X WHERE { Y &quot;;[.J175];&quot; ?X.}&quot;))" office:value-type="string" office:string-value="" calcext:value-type="error">
            <text:p>#NAME?</text:p>
          </table:table-cell>
          <table:table-cell table:style-name="ce54" table:formula="of:=ifs(AND([.G175]=&quot;domain&quot;;[.H175]=&quot;range&quot;); IF([.K175]=&quot;dbo:Person&quot;;CONCATENATE(&quot;Which person, Who ( &quot;;[.K175];&quot;,X) is,was the &quot;;[.C175]; &quot; &quot;;[.E175];&quot; (&quot;;[.L175];&quot;,Y)? (Y &quot;;[.J175];&quot; X)&quot;));AND([.G175]=&quot;range&quot;;[.H175]=&quot;domain&quot;);IF([.L175]=&quot;dbo:Person&quot;;CONCATENATE(&quot;Which person,Who (&quot;;[.L175];&quot;, X) is,was the &quot;;[.C175]; &quot; &quot;;[.E175];&quot; (&quot;;[.K175];&quot;,Y?) (X &quot;;[.J175];&quot; Y)&quot;)))" office:value-type="string" office:string-value="" calcext:value-type="error">
            <text:p>#NAME?</text:p>
          </table:table-cell>
          <table:table-cell table:style-name="ce54" table:formula="of:=ifs(AND([.G175]=&quot;domain&quot;;[.H175]=&quot;range&quot;); IF([.K175]=&quot;dbo:Person&quot;;CONCATENATE(&quot;SELECT ?X WHERE { ?X &quot;;[.J175];&quot; Y.}&quot;));AND([.G175]=&quot;range&quot;;[.H175]=&quot;domain&quot;); IF([.L175]=&quot;dbo:Person&quot;;CONCATENATE(&quot;SELECT ?X WHERE { Y &quot;;[.J175];&quot; ?X.}&quot;)))" office:value-type="string" office:string-value="" calcext:value-type="error">
            <text:p>#NAME?</text:p>
          </table:table-cell>
          <table:table-cell table:style-name="ce55" table:formula="of:=ifs(AND([.G175]=&quot;domain&quot;;[.H175]=&quot;range&quot;); CONCATENATE(&quot;List the ( &quot;;[.K175];&quot;,X)&quot;;[.D175]; &quot; &quot;;[.E175];&quot; (&quot;;[.L175];&quot;,Y)? &quot;);AND([.G175]=&quot;range&quot;;[.H175]=&quot;domain&quot;);CONCATENATE(&quot;List the (&quot;;[.L175];&quot;, X) &quot;;[.D175]; &quot; &quot;;[.E175];&quot; (&quot;;[.K175];&quot;,Y?) &quot;))" office:value-type="string" office:string-value="" calcext:value-type="error">
            <text:p>#NAME?</text:p>
          </table:table-cell>
          <table:table-cell table:style-name="ce55" table:formula="of:=ifs(AND([.G175]=&quot;domain&quot;;[.H175]=&quot;range&quot;); CONCATENATE(&quot;SELECT ?X WHERE { ?X &quot;;[.J175];&quot; Y.}&quot;);AND([.G175]=&quot;range&quot;;[.H175]=&quot;domain&quot;);CONCATENATE(&quot;SELECT ?X WHERE { Y &quot;;[.J175];&quot; ?X.}&quot;))" office:value-type="string" office:string-value="" calcext:value-type="error">
            <text:p>#NAME?</text:p>
          </table:table-cell>
          <table:table-cell table:style-name="ce55" table:formula="of:=ifs(AND([.G175]=&quot;domain&quot;;[.H175]=&quot;range&quot;); CONCATENATE(&quot;the &quot;;[.C175]; &quot; &quot;;[.E175];&quot; (&quot;;[.L175];&quot;,Y) &quot;);AND([.G175]=&quot;range&quot;;[.H175]=&quot;domain&quot;);CONCATENATE(&quot;the &quot;;[.C175]; &quot; &quot;;[.E175];&quot; (&quot;;[.K17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PostgraduateStudents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postgraduate student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PostgraduateStudents</text:p>
          </table:table-cell>
          <table:table-cell table:style-name="ce18" office:value-type="string" calcext:value-type="string">
            <text:p>dbo:University</text:p>
          </table:table-cell>
          <table:table-cell table:style-name="ce18" office:value-type="string" calcext:value-type="string">
            <text:p>xsd:nonNegativeInteger</text:p>
          </table:table-cell>
          <table:table-cell table:style-name="ce49" table:formula="of:=ifs(AND([.G176]=&quot;domain&quot;;[.H176]=&quot;range&quot;); CONCATENATE(&quot;What ( &quot;;[.K176];&quot;,X) is the &quot;;[.C176];&quot;/&quot;;[.D176]; &quot; &quot;;[.E176];&quot; (&quot;;[.L176];&quot;,Y)? &quot;);AND([.G176]=&quot;range&quot;;[.H176]=&quot;domain&quot;);CONCATENATE(&quot;What (&quot;;[.L176];&quot;, X) is the &quot;;[.C176];&quot;/&quot;;[.D176]; &quot; &quot;;[.E176];&quot; (&quot;;[.K176];&quot;,Y?) &quot;))" office:value-type="string" office:string-value="" calcext:value-type="error">
            <text:p>#NAME?</text:p>
          </table:table-cell>
          <table:table-cell table:style-name="ce5" table:formula="of:=ifs(AND([.G176]=&quot;domain&quot;;[.H176]=&quot;range&quot;); CONCATENATE(&quot;SELECT ?X WHERE { ?X &quot;;[.J176];&quot; Y.}&quot;);AND([.G176]=&quot;range&quot;;[.H176]=&quot;domain&quot;);CONCATENATE(&quot;SELECT ?X WHERE { Y &quot;;[.J176];&quot; ?X.}&quot;))" office:value-type="string" office:string-value="" calcext:value-type="error">
            <text:p>#NAME?</text:p>
          </table:table-cell>
          <table:table-cell table:style-name="ce54" table:formula="of:=ifs(AND([.G176]=&quot;domain&quot;;[.H176]=&quot;range&quot;); IF([.K176]=&quot;dbo:Person&quot;;CONCATENATE(&quot;Which person, Who ( &quot;;[.K176];&quot;,X) is,was the &quot;;[.C176]; &quot; &quot;;[.E176];&quot; (&quot;;[.L176];&quot;,Y)? (Y &quot;;[.J176];&quot; X)&quot;));AND([.G176]=&quot;range&quot;;[.H176]=&quot;domain&quot;);IF([.L176]=&quot;dbo:Person&quot;;CONCATENATE(&quot;Which person,Who (&quot;;[.L176];&quot;, X) is,was the &quot;;[.C176]; &quot; &quot;;[.E176];&quot; (&quot;;[.K176];&quot;,Y?) (X &quot;;[.J176];&quot; Y)&quot;)))" office:value-type="string" office:string-value="" calcext:value-type="error">
            <text:p>#NAME?</text:p>
          </table:table-cell>
          <table:table-cell table:style-name="ce54" table:formula="of:=ifs(AND([.G176]=&quot;domain&quot;;[.H176]=&quot;range&quot;); IF([.K176]=&quot;dbo:Person&quot;;CONCATENATE(&quot;SELECT ?X WHERE { ?X &quot;;[.J176];&quot; Y.}&quot;));AND([.G176]=&quot;range&quot;;[.H176]=&quot;domain&quot;); IF([.L176]=&quot;dbo:Person&quot;;CONCATENATE(&quot;SELECT ?X WHERE { Y &quot;;[.J176];&quot; ?X.}&quot;)))" office:value-type="string" office:string-value="" calcext:value-type="error">
            <text:p>#NAME?</text:p>
          </table:table-cell>
          <table:table-cell table:style-name="ce55" table:formula="of:=ifs(AND([.G176]=&quot;domain&quot;;[.H176]=&quot;range&quot;); CONCATENATE(&quot;List the ( &quot;;[.K176];&quot;,X)&quot;;[.D176]; &quot; &quot;;[.E176];&quot; (&quot;;[.L176];&quot;,Y)? &quot;);AND([.G176]=&quot;range&quot;;[.H176]=&quot;domain&quot;);CONCATENATE(&quot;List the (&quot;;[.L176];&quot;, X) &quot;;[.D176]; &quot; &quot;;[.E176];&quot; (&quot;;[.K176];&quot;,Y?) &quot;))" office:value-type="string" office:string-value="" calcext:value-type="error">
            <text:p>#NAME?</text:p>
          </table:table-cell>
          <table:table-cell table:style-name="ce55" table:formula="of:=ifs(AND([.G176]=&quot;domain&quot;;[.H176]=&quot;range&quot;); CONCATENATE(&quot;SELECT ?X WHERE { ?X &quot;;[.J176];&quot; Y.}&quot;);AND([.G176]=&quot;range&quot;;[.H176]=&quot;domain&quot;);CONCATENATE(&quot;SELECT ?X WHERE { Y &quot;;[.J176];&quot; ?X.}&quot;))" office:value-type="string" office:string-value="" calcext:value-type="error">
            <text:p>#NAME?</text:p>
          </table:table-cell>
          <table:table-cell table:style-name="ce55" table:formula="of:=ifs(AND([.G176]=&quot;domain&quot;;[.H176]=&quot;range&quot;); CONCATENATE(&quot;the &quot;;[.C176]; &quot; &quot;;[.E176];&quot; (&quot;;[.L176];&quot;,Y) &quot;);AND([.G176]=&quot;range&quot;;[.H176]=&quot;domain&quot;);CONCATENATE(&quot;the &quot;;[.C176]; &quot; &quot;;[.E176];&quot; (&quot;;[.K17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UndergraduateStudents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undergraduate student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UndergraduateStudents</text:p>
          </table:table-cell>
          <table:table-cell table:style-name="ce18" office:value-type="string" calcext:value-type="string">
            <text:p>dbo:EducationalInstitution</text:p>
          </table:table-cell>
          <table:table-cell table:style-name="ce18" office:value-type="string" calcext:value-type="string">
            <text:p>xsd:nonNegativeInteger</text:p>
          </table:table-cell>
          <table:table-cell table:style-name="ce49" table:formula="of:=ifs(AND([.G177]=&quot;domain&quot;;[.H177]=&quot;range&quot;); CONCATENATE(&quot;What ( &quot;;[.K177];&quot;,X) is the &quot;;[.C177];&quot;/&quot;;[.D177]; &quot; &quot;;[.E177];&quot; (&quot;;[.L177];&quot;,Y)? &quot;);AND([.G177]=&quot;range&quot;;[.H177]=&quot;domain&quot;);CONCATENATE(&quot;What (&quot;;[.L177];&quot;, X) is the &quot;;[.C177];&quot;/&quot;;[.D177]; &quot; &quot;;[.E177];&quot; (&quot;;[.K177];&quot;,Y?) &quot;))" office:value-type="string" office:string-value="" calcext:value-type="error">
            <text:p>#NAME?</text:p>
          </table:table-cell>
          <table:table-cell table:style-name="ce5" table:formula="of:=ifs(AND([.G177]=&quot;domain&quot;;[.H177]=&quot;range&quot;); CONCATENATE(&quot;SELECT ?X WHERE { ?X &quot;;[.J177];&quot; Y.}&quot;);AND([.G177]=&quot;range&quot;;[.H177]=&quot;domain&quot;);CONCATENATE(&quot;SELECT ?X WHERE { Y &quot;;[.J177];&quot; ?X.}&quot;))" office:value-type="string" office:string-value="" calcext:value-type="error">
            <text:p>#NAME?</text:p>
          </table:table-cell>
          <table:table-cell table:style-name="ce54" table:formula="of:=ifs(AND([.G177]=&quot;domain&quot;;[.H177]=&quot;range&quot;); IF([.K177]=&quot;dbo:Person&quot;;CONCATENATE(&quot;Which person, Who ( &quot;;[.K177];&quot;,X) is,was the &quot;;[.C177]; &quot; &quot;;[.E177];&quot; (&quot;;[.L177];&quot;,Y)? (Y &quot;;[.J177];&quot; X)&quot;));AND([.G177]=&quot;range&quot;;[.H177]=&quot;domain&quot;);IF([.L177]=&quot;dbo:Person&quot;;CONCATENATE(&quot;Which person,Who (&quot;;[.L177];&quot;, X) is,was the &quot;;[.C177]; &quot; &quot;;[.E177];&quot; (&quot;;[.K177];&quot;,Y?) (X &quot;;[.J177];&quot; Y)&quot;)))" office:value-type="string" office:string-value="" calcext:value-type="error">
            <text:p>#NAME?</text:p>
          </table:table-cell>
          <table:table-cell table:style-name="ce54" table:formula="of:=ifs(AND([.G177]=&quot;domain&quot;;[.H177]=&quot;range&quot;); IF([.K177]=&quot;dbo:Person&quot;;CONCATENATE(&quot;SELECT ?X WHERE { ?X &quot;;[.J177];&quot; Y.}&quot;));AND([.G177]=&quot;range&quot;;[.H177]=&quot;domain&quot;); IF([.L177]=&quot;dbo:Person&quot;;CONCATENATE(&quot;SELECT ?X WHERE { Y &quot;;[.J177];&quot; ?X.}&quot;)))" office:value-type="string" office:string-value="" calcext:value-type="error">
            <text:p>#NAME?</text:p>
          </table:table-cell>
          <table:table-cell table:style-name="ce55" table:formula="of:=ifs(AND([.G177]=&quot;domain&quot;;[.H177]=&quot;range&quot;); CONCATENATE(&quot;List the ( &quot;;[.K177];&quot;,X)&quot;;[.D177]; &quot; &quot;;[.E177];&quot; (&quot;;[.L177];&quot;,Y)? &quot;);AND([.G177]=&quot;range&quot;;[.H177]=&quot;domain&quot;);CONCATENATE(&quot;List the (&quot;;[.L177];&quot;, X) &quot;;[.D177]; &quot; &quot;;[.E177];&quot; (&quot;;[.K177];&quot;,Y?) &quot;))" office:value-type="string" office:string-value="" calcext:value-type="error">
            <text:p>#NAME?</text:p>
          </table:table-cell>
          <table:table-cell table:style-name="ce55" table:formula="of:=ifs(AND([.G177]=&quot;domain&quot;;[.H177]=&quot;range&quot;); CONCATENATE(&quot;SELECT ?X WHERE { ?X &quot;;[.J177];&quot; Y.}&quot;);AND([.G177]=&quot;range&quot;;[.H177]=&quot;domain&quot;);CONCATENATE(&quot;SELECT ?X WHERE { Y &quot;;[.J177];&quot; ?X.}&quot;))" office:value-type="string" office:string-value="" calcext:value-type="error">
            <text:p>#NAME?</text:p>
          </table:table-cell>
          <table:table-cell table:style-name="ce55" table:formula="of:=ifs(AND([.G177]=&quot;domain&quot;;[.H177]=&quot;range&quot;); CONCATENATE(&quot;the &quot;;[.C177]; &quot; &quot;;[.E177];&quot; (&quot;;[.L177];&quot;,Y) &quot;);AND([.G177]=&quot;range&quot;;[.H177]=&quot;domain&quot;);CONCATENATE(&quot;the &quot;;[.C177]; &quot; &quot;;[.E177];&quot; (&quot;;[.K17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Staf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staff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staff</text:p>
          </table:table-cell>
          <table:table-cell table:style-name="ce18" office:value-type="string" calcext:value-type="string">
            <text:p>dbo:Organisation</text:p>
          </table:table-cell>
          <table:table-cell table:style-name="ce18" office:value-type="string" calcext:value-type="string">
            <text:p>xsd:nonNegativeInteger</text:p>
          </table:table-cell>
          <table:table-cell table:style-name="ce49" table:formula="of:=ifs(AND([.G178]=&quot;domain&quot;;[.H178]=&quot;range&quot;); CONCATENATE(&quot;What ( &quot;;[.K178];&quot;,X) is the &quot;;[.C178];&quot;/&quot;;[.D178]; &quot; &quot;;[.E178];&quot; (&quot;;[.L178];&quot;,Y)? &quot;);AND([.G178]=&quot;range&quot;;[.H178]=&quot;domain&quot;);CONCATENATE(&quot;What (&quot;;[.L178];&quot;, X) is the &quot;;[.C178];&quot;/&quot;;[.D178]; &quot; &quot;;[.E178];&quot; (&quot;;[.K178];&quot;,Y?) &quot;))" office:value-type="string" office:string-value="" calcext:value-type="error">
            <text:p>#NAME?</text:p>
          </table:table-cell>
          <table:table-cell table:style-name="ce5" table:formula="of:=ifs(AND([.G178]=&quot;domain&quot;;[.H178]=&quot;range&quot;); CONCATENATE(&quot;SELECT ?X WHERE { ?X &quot;;[.J178];&quot; Y.}&quot;);AND([.G178]=&quot;range&quot;;[.H178]=&quot;domain&quot;);CONCATENATE(&quot;SELECT ?X WHERE { Y &quot;;[.J178];&quot; ?X.}&quot;))" office:value-type="string" office:string-value="" calcext:value-type="error">
            <text:p>#NAME?</text:p>
          </table:table-cell>
          <table:table-cell table:style-name="ce54" table:formula="of:=ifs(AND([.G178]=&quot;domain&quot;;[.H178]=&quot;range&quot;); IF([.K178]=&quot;dbo:Person&quot;;CONCATENATE(&quot;Which person, Who ( &quot;;[.K178];&quot;,X) is,was the &quot;;[.C178]; &quot; &quot;;[.E178];&quot; (&quot;;[.L178];&quot;,Y)? (Y &quot;;[.J178];&quot; X)&quot;));AND([.G178]=&quot;range&quot;;[.H178]=&quot;domain&quot;);IF([.L178]=&quot;dbo:Person&quot;;CONCATENATE(&quot;Which person,Who (&quot;;[.L178];&quot;, X) is,was the &quot;;[.C178]; &quot; &quot;;[.E178];&quot; (&quot;;[.K178];&quot;,Y?) (X &quot;;[.J178];&quot; Y)&quot;)))" office:value-type="string" office:string-value="" calcext:value-type="error">
            <text:p>#NAME?</text:p>
          </table:table-cell>
          <table:table-cell table:style-name="ce54" table:formula="of:=ifs(AND([.G178]=&quot;domain&quot;;[.H178]=&quot;range&quot;); IF([.K178]=&quot;dbo:Person&quot;;CONCATENATE(&quot;SELECT ?X WHERE { ?X &quot;;[.J178];&quot; Y.}&quot;));AND([.G178]=&quot;range&quot;;[.H178]=&quot;domain&quot;); IF([.L178]=&quot;dbo:Person&quot;;CONCATENATE(&quot;SELECT ?X WHERE { Y &quot;;[.J178];&quot; ?X.}&quot;)))" office:value-type="string" office:string-value="" calcext:value-type="error">
            <text:p>#NAME?</text:p>
          </table:table-cell>
          <table:table-cell table:style-name="ce55" table:formula="of:=ifs(AND([.G178]=&quot;domain&quot;;[.H178]=&quot;range&quot;); CONCATENATE(&quot;List the ( &quot;;[.K178];&quot;,X)&quot;;[.D178]; &quot; &quot;;[.E178];&quot; (&quot;;[.L178];&quot;,Y)? &quot;);AND([.G178]=&quot;range&quot;;[.H178]=&quot;domain&quot;);CONCATENATE(&quot;List the (&quot;;[.L178];&quot;, X) &quot;;[.D178]; &quot; &quot;;[.E178];&quot; (&quot;;[.K178];&quot;,Y?) &quot;))" office:value-type="string" office:string-value="" calcext:value-type="error">
            <text:p>#NAME?</text:p>
          </table:table-cell>
          <table:table-cell table:style-name="ce55" table:formula="of:=ifs(AND([.G178]=&quot;domain&quot;;[.H178]=&quot;range&quot;); CONCATENATE(&quot;SELECT ?X WHERE { ?X &quot;;[.J178];&quot; Y.}&quot;);AND([.G178]=&quot;range&quot;;[.H178]=&quot;domain&quot;);CONCATENATE(&quot;SELECT ?X WHERE { Y &quot;;[.J178];&quot; ?X.}&quot;))" office:value-type="string" office:string-value="" calcext:value-type="error">
            <text:p>#NAME?</text:p>
          </table:table-cell>
          <table:table-cell table:style-name="ce55" table:formula="of:=ifs(AND([.G178]=&quot;domain&quot;;[.H178]=&quot;range&quot;); CONCATENATE(&quot;the &quot;;[.C178]; &quot; &quot;;[.E178];&quot; (&quot;;[.L178];&quot;,Y) &quot;);AND([.G178]=&quot;range&quot;;[.H178]=&quot;domain&quot;);CONCATENATE(&quot;the &quot;;[.C178]; &quot; &quot;;[.E178];&quot; (&quot;;[.K17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officialSchoolColou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fficial school colou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fficialSchoolColour</text:p>
          </table:table-cell>
          <table:table-cell table:style-name="ce18" office:value-type="string" calcext:value-type="string">
            <text:p>dbo:EducationalInstituti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79]=&quot;domain&quot;;[.H179]=&quot;range&quot;); CONCATENATE(&quot;What ( &quot;;[.K179];&quot;,X) is the &quot;;[.C179];&quot;/&quot;;[.D179]; &quot; &quot;;[.E179];&quot; (&quot;;[.L179];&quot;,Y)? &quot;);AND([.G179]=&quot;range&quot;;[.H179]=&quot;domain&quot;);CONCATENATE(&quot;What (&quot;;[.L179];&quot;, X) is the &quot;;[.C179];&quot;/&quot;;[.D179]; &quot; &quot;;[.E179];&quot; (&quot;;[.K179];&quot;,Y?) &quot;))" office:value-type="string" office:string-value="" calcext:value-type="error">
            <text:p>#NAME?</text:p>
          </table:table-cell>
          <table:table-cell table:style-name="ce5" table:formula="of:=ifs(AND([.G179]=&quot;domain&quot;;[.H179]=&quot;range&quot;); CONCATENATE(&quot;SELECT ?X WHERE { ?X &quot;;[.J179];&quot; Y.}&quot;);AND([.G179]=&quot;range&quot;;[.H179]=&quot;domain&quot;);CONCATENATE(&quot;SELECT ?X WHERE { Y &quot;;[.J179];&quot; ?X.}&quot;))" office:value-type="string" office:string-value="" calcext:value-type="error">
            <text:p>#NAME?</text:p>
          </table:table-cell>
          <table:table-cell table:style-name="ce54" table:formula="of:=ifs(AND([.G179]=&quot;domain&quot;;[.H179]=&quot;range&quot;); IF([.K179]=&quot;dbo:Person&quot;;CONCATENATE(&quot;Which person, Who ( &quot;;[.K179];&quot;,X) is,was the &quot;;[.C179]; &quot; &quot;;[.E179];&quot; (&quot;;[.L179];&quot;,Y)? (Y &quot;;[.J179];&quot; X)&quot;));AND([.G179]=&quot;range&quot;;[.H179]=&quot;domain&quot;);IF([.L179]=&quot;dbo:Person&quot;;CONCATENATE(&quot;Which person,Who (&quot;;[.L179];&quot;, X) is,was the &quot;;[.C179]; &quot; &quot;;[.E179];&quot; (&quot;;[.K179];&quot;,Y?) (X &quot;;[.J179];&quot; Y)&quot;)))" office:value-type="string" office:string-value="" calcext:value-type="error">
            <text:p>#NAME?</text:p>
          </table:table-cell>
          <table:table-cell table:style-name="ce54" table:formula="of:=ifs(AND([.G179]=&quot;domain&quot;;[.H179]=&quot;range&quot;); IF([.K179]=&quot;dbo:Person&quot;;CONCATENATE(&quot;SELECT ?X WHERE { ?X &quot;;[.J179];&quot; Y.}&quot;));AND([.G179]=&quot;range&quot;;[.H179]=&quot;domain&quot;); IF([.L179]=&quot;dbo:Person&quot;;CONCATENATE(&quot;SELECT ?X WHERE { Y &quot;;[.J179];&quot; ?X.}&quot;)))" office:value-type="string" office:string-value="" calcext:value-type="error">
            <text:p>#NAME?</text:p>
          </table:table-cell>
          <table:table-cell table:style-name="ce55" table:formula="of:=ifs(AND([.G179]=&quot;domain&quot;;[.H179]=&quot;range&quot;); CONCATENATE(&quot;List the ( &quot;;[.K179];&quot;,X)&quot;;[.D179]; &quot; &quot;;[.E179];&quot; (&quot;;[.L179];&quot;,Y)? &quot;);AND([.G179]=&quot;range&quot;;[.H179]=&quot;domain&quot;);CONCATENATE(&quot;List the (&quot;;[.L179];&quot;, X) &quot;;[.D179]; &quot; &quot;;[.E179];&quot; (&quot;;[.K179];&quot;,Y?) &quot;))" office:value-type="string" office:string-value="" calcext:value-type="error">
            <text:p>#NAME?</text:p>
          </table:table-cell>
          <table:table-cell table:style-name="ce55" table:formula="of:=ifs(AND([.G179]=&quot;domain&quot;;[.H179]=&quot;range&quot;); CONCATENATE(&quot;SELECT ?X WHERE { ?X &quot;;[.J179];&quot; Y.}&quot;);AND([.G179]=&quot;range&quot;;[.H179]=&quot;domain&quot;);CONCATENATE(&quot;SELECT ?X WHERE { Y &quot;;[.J179];&quot; ?X.}&quot;))" office:value-type="string" office:string-value="" calcext:value-type="error">
            <text:p>#NAME?</text:p>
          </table:table-cell>
          <table:table-cell table:style-name="ce55" table:formula="of:=ifs(AND([.G179]=&quot;domain&quot;;[.H179]=&quot;range&quot;); CONCATENATE(&quot;the &quot;;[.C179]; &quot; &quot;;[.E179];&quot; (&quot;;[.L179];&quot;,Y) &quot;);AND([.G179]=&quot;range&quot;;[.H179]=&quot;domain&quot;);CONCATENATE(&quot;the &quot;;[.C179]; &quot; &quot;;[.E179];&quot; (&quot;;[.K17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deput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put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puty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0]=&quot;domain&quot;;[.H180]=&quot;range&quot;); CONCATENATE(&quot;What ( &quot;;[.K180];&quot;,X) is the &quot;;[.C180];&quot;/&quot;;[.D180]; &quot; &quot;;[.E180];&quot; (&quot;;[.L180];&quot;,Y)? &quot;);AND([.G180]=&quot;range&quot;;[.H180]=&quot;domain&quot;);CONCATENATE(&quot;What (&quot;;[.L180];&quot;, X) is the &quot;;[.C180];&quot;/&quot;;[.D180]; &quot; &quot;;[.E180];&quot; (&quot;;[.K180];&quot;,Y?) &quot;))" office:value-type="string" office:string-value="" calcext:value-type="error">
            <text:p>#NAME?</text:p>
          </table:table-cell>
          <table:table-cell table:style-name="ce5" table:formula="of:=ifs(AND([.G180]=&quot;domain&quot;;[.H180]=&quot;range&quot;); CONCATENATE(&quot;SELECT ?X WHERE { ?X &quot;;[.J180];&quot; Y.}&quot;);AND([.G180]=&quot;range&quot;;[.H180]=&quot;domain&quot;);CONCATENATE(&quot;SELECT ?X WHERE { Y &quot;;[.J180];&quot; ?X.}&quot;))" office:value-type="string" office:string-value="" calcext:value-type="error">
            <text:p>#NAME?</text:p>
          </table:table-cell>
          <table:table-cell table:style-name="ce54" table:formula="of:=ifs(AND([.G180]=&quot;domain&quot;;[.H180]=&quot;range&quot;); IF([.K180]=&quot;dbo:Person&quot;;CONCATENATE(&quot;Which person, Who ( &quot;;[.K180];&quot;,X) is,was the &quot;;[.C180]; &quot; &quot;;[.E180];&quot; (&quot;;[.L180];&quot;,Y)? (Y &quot;;[.J180];&quot; X)&quot;));AND([.G180]=&quot;range&quot;;[.H180]=&quot;domain&quot;);IF([.L180]=&quot;dbo:Person&quot;;CONCATENATE(&quot;Which person,Who (&quot;;[.L180];&quot;, X) is,was the &quot;;[.C180]; &quot; &quot;;[.E180];&quot; (&quot;;[.K180];&quot;,Y?) (X &quot;;[.J180];&quot; Y)&quot;)))" office:value-type="string" office:string-value="" calcext:value-type="error">
            <text:p>#NAME?</text:p>
          </table:table-cell>
          <table:table-cell table:style-name="ce54" table:formula="of:=ifs(AND([.G180]=&quot;domain&quot;;[.H180]=&quot;range&quot;); IF([.K180]=&quot;dbo:Person&quot;;CONCATENATE(&quot;SELECT ?X WHERE { ?X &quot;;[.J180];&quot; Y.}&quot;));AND([.G180]=&quot;range&quot;;[.H180]=&quot;domain&quot;); IF([.L180]=&quot;dbo:Person&quot;;CONCATENATE(&quot;SELECT ?X WHERE { Y &quot;;[.J180];&quot; ?X.}&quot;)))" office:value-type="string" office:string-value="" calcext:value-type="error">
            <text:p>#NAME?</text:p>
          </table:table-cell>
          <table:table-cell table:style-name="ce55" table:formula="of:=ifs(AND([.G180]=&quot;domain&quot;;[.H180]=&quot;range&quot;); CONCATENATE(&quot;List the ( &quot;;[.K180];&quot;,X)&quot;;[.D180]; &quot; &quot;;[.E180];&quot; (&quot;;[.L180];&quot;,Y)? &quot;);AND([.G180]=&quot;range&quot;;[.H180]=&quot;domain&quot;);CONCATENATE(&quot;List the (&quot;;[.L180];&quot;, X) &quot;;[.D180]; &quot; &quot;;[.E180];&quot; (&quot;;[.K180];&quot;,Y?) &quot;))" office:value-type="string" office:string-value="" calcext:value-type="error">
            <text:p>#NAME?</text:p>
          </table:table-cell>
          <table:table-cell table:style-name="ce55" table:formula="of:=ifs(AND([.G180]=&quot;domain&quot;;[.H180]=&quot;range&quot;); CONCATENATE(&quot;SELECT ?X WHERE { ?X &quot;;[.J180];&quot; Y.}&quot;);AND([.G180]=&quot;range&quot;;[.H180]=&quot;domain&quot;);CONCATENATE(&quot;SELECT ?X WHERE { Y &quot;;[.J180];&quot; ?X.}&quot;))" office:value-type="string" office:string-value="" calcext:value-type="error">
            <text:p>#NAME?</text:p>
          </table:table-cell>
          <table:table-cell table:style-name="ce55" table:formula="of:=ifs(AND([.G180]=&quot;domain&quot;;[.H180]=&quot;range&quot;); CONCATENATE(&quot;the &quot;;[.C180]; &quot; &quot;;[.E180];&quot; (&quot;;[.L180];&quot;,Y) &quot;);AND([.G180]=&quot;range&quot;;[.H180]=&quot;domain&quot;);CONCATENATE(&quot;the &quot;;[.C180]; &quot; &quot;;[.E180];&quot; (&quot;;[.K18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office-of</text:p>
          </table:table-cell>
          <table:table-cell table:style-name="ce7" office:value-type="string" calcext:value-type="string">
            <text:p>noun </text:p>
          </table:table-cell>
          <table:table-cell table:style-name="ce7" office:value-type="string" calcext:value-type="string">
            <text:p>offic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ffice</text:p>
          </table:table-cell>
          <table:table-cell table:style-name="ce18" office:value-type="string" calcext:value-type="string">
            <text:p>dbo:Politicia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1]=&quot;domain&quot;;[.H181]=&quot;range&quot;); CONCATENATE(&quot;What ( &quot;;[.K181];&quot;,X) is the &quot;;[.C181];&quot;/&quot;;[.D181]; &quot; &quot;;[.E181];&quot; (&quot;;[.L181];&quot;,Y)? &quot;);AND([.G181]=&quot;range&quot;;[.H181]=&quot;domain&quot;);CONCATENATE(&quot;What (&quot;;[.L181];&quot;, X) is the &quot;;[.C181];&quot;/&quot;;[.D181]; &quot; &quot;;[.E181];&quot; (&quot;;[.K181];&quot;,Y?) &quot;))" office:value-type="string" office:string-value="" calcext:value-type="error">
            <text:p>#NAME?</text:p>
          </table:table-cell>
          <table:table-cell table:style-name="ce5" table:formula="of:=ifs(AND([.G181]=&quot;domain&quot;;[.H181]=&quot;range&quot;); CONCATENATE(&quot;SELECT ?X WHERE { ?X &quot;;[.J181];&quot; Y.}&quot;);AND([.G181]=&quot;range&quot;;[.H181]=&quot;domain&quot;);CONCATENATE(&quot;SELECT ?X WHERE { Y &quot;;[.J181];&quot; ?X.}&quot;))" office:value-type="string" office:string-value="" calcext:value-type="error">
            <text:p>#NAME?</text:p>
          </table:table-cell>
          <table:table-cell table:style-name="ce54" table:formula="of:=ifs(AND([.G181]=&quot;domain&quot;;[.H181]=&quot;range&quot;); IF([.K181]=&quot;dbo:Person&quot;;CONCATENATE(&quot;Which person, Who ( &quot;;[.K181];&quot;,X) is,was the &quot;;[.C181]; &quot; &quot;;[.E181];&quot; (&quot;;[.L181];&quot;,Y)? (Y &quot;;[.J181];&quot; X)&quot;));AND([.G181]=&quot;range&quot;;[.H181]=&quot;domain&quot;);IF([.L181]=&quot;dbo:Person&quot;;CONCATENATE(&quot;Which person,Who (&quot;;[.L181];&quot;, X) is,was the &quot;;[.C181]; &quot; &quot;;[.E181];&quot; (&quot;;[.K181];&quot;,Y?) (X &quot;;[.J181];&quot; Y)&quot;)))" office:value-type="string" office:string-value="" calcext:value-type="error">
            <text:p>#NAME?</text:p>
          </table:table-cell>
          <table:table-cell table:style-name="ce54" table:formula="of:=ifs(AND([.G181]=&quot;domain&quot;;[.H181]=&quot;range&quot;); IF([.K181]=&quot;dbo:Person&quot;;CONCATENATE(&quot;SELECT ?X WHERE { ?X &quot;;[.J181];&quot; Y.}&quot;));AND([.G181]=&quot;range&quot;;[.H181]=&quot;domain&quot;); IF([.L181]=&quot;dbo:Person&quot;;CONCATENATE(&quot;SELECT ?X WHERE { Y &quot;;[.J181];&quot; ?X.}&quot;)))" office:value-type="string" office:string-value="" calcext:value-type="error">
            <text:p>#NAME?</text:p>
          </table:table-cell>
          <table:table-cell table:style-name="ce55" table:formula="of:=ifs(AND([.G181]=&quot;domain&quot;;[.H181]=&quot;range&quot;); CONCATENATE(&quot;List the ( &quot;;[.K181];&quot;,X)&quot;;[.D181]; &quot; &quot;;[.E181];&quot; (&quot;;[.L181];&quot;,Y)? &quot;);AND([.G181]=&quot;range&quot;;[.H181]=&quot;domain&quot;);CONCATENATE(&quot;List the (&quot;;[.L181];&quot;, X) &quot;;[.D181]; &quot; &quot;;[.E181];&quot; (&quot;;[.K181];&quot;,Y?) &quot;))" office:value-type="string" office:string-value="" calcext:value-type="error">
            <text:p>#NAME?</text:p>
          </table:table-cell>
          <table:table-cell table:style-name="ce55" table:formula="of:=ifs(AND([.G181]=&quot;domain&quot;;[.H181]=&quot;range&quot;); CONCATENATE(&quot;SELECT ?X WHERE { ?X &quot;;[.J181];&quot; Y.}&quot;);AND([.G181]=&quot;range&quot;;[.H181]=&quot;domain&quot;);CONCATENATE(&quot;SELECT ?X WHERE { Y &quot;;[.J181];&quot; ?X.}&quot;))" office:value-type="string" office:string-value="" calcext:value-type="error">
            <text:p>#NAME?</text:p>
          </table:table-cell>
          <table:table-cell table:style-name="ce55" table:formula="of:=ifs(AND([.G181]=&quot;domain&quot;;[.H181]=&quot;range&quot;); CONCATENATE(&quot;the &quot;;[.C181]; &quot; &quot;;[.E181];&quot; (&quot;;[.L181];&quot;,Y) &quot;);AND([.G181]=&quot;range&quot;;[.H181]=&quot;domain&quot;);CONCATENATE(&quot;the &quot;;[.C181]; &quot; &quot;;[.E181];&quot; (&quot;;[.K18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otherPart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ther party</text:p>
          </table:table-cell>
          <table:table-cell table:style-name="ce7" office:value-type="string" calcext:value-type="string">
            <text:p>other part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therParty</text:p>
          </table:table-cell>
          <table:table-cell table:style-name="ce18" office:value-type="string" calcext:value-type="string">
            <text:p>dbo:Politicia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2]=&quot;domain&quot;;[.H182]=&quot;range&quot;); CONCATENATE(&quot;What ( &quot;;[.K182];&quot;,X) is the &quot;;[.C182];&quot;/&quot;;[.D182]; &quot; &quot;;[.E182];&quot; (&quot;;[.L182];&quot;,Y)? &quot;);AND([.G182]=&quot;range&quot;;[.H182]=&quot;domain&quot;);CONCATENATE(&quot;What (&quot;;[.L182];&quot;, X) is the &quot;;[.C182];&quot;/&quot;;[.D182]; &quot; &quot;;[.E182];&quot; (&quot;;[.K182];&quot;,Y?) &quot;))" office:value-type="string" office:string-value="" calcext:value-type="error">
            <text:p>#NAME?</text:p>
          </table:table-cell>
          <table:table-cell table:style-name="ce5" table:formula="of:=ifs(AND([.G182]=&quot;domain&quot;;[.H182]=&quot;range&quot;); CONCATENATE(&quot;SELECT ?X WHERE { ?X &quot;;[.J182];&quot; Y.}&quot;);AND([.G182]=&quot;range&quot;;[.H182]=&quot;domain&quot;);CONCATENATE(&quot;SELECT ?X WHERE { Y &quot;;[.J182];&quot; ?X.}&quot;))" office:value-type="string" office:string-value="" calcext:value-type="error">
            <text:p>#NAME?</text:p>
          </table:table-cell>
          <table:table-cell table:style-name="ce54" table:formula="of:=ifs(AND([.G182]=&quot;domain&quot;;[.H182]=&quot;range&quot;); IF([.K182]=&quot;dbo:Person&quot;;CONCATENATE(&quot;Which person, Who ( &quot;;[.K182];&quot;,X) is,was the &quot;;[.C182]; &quot; &quot;;[.E182];&quot; (&quot;;[.L182];&quot;,Y)? (Y &quot;;[.J182];&quot; X)&quot;));AND([.G182]=&quot;range&quot;;[.H182]=&quot;domain&quot;);IF([.L182]=&quot;dbo:Person&quot;;CONCATENATE(&quot;Which person,Who (&quot;;[.L182];&quot;, X) is,was the &quot;;[.C182]; &quot; &quot;;[.E182];&quot; (&quot;;[.K182];&quot;,Y?) (X &quot;;[.J182];&quot; Y)&quot;)))" office:value-type="string" office:string-value="" calcext:value-type="error">
            <text:p>#NAME?</text:p>
          </table:table-cell>
          <table:table-cell table:style-name="ce54" table:formula="of:=ifs(AND([.G182]=&quot;domain&quot;;[.H182]=&quot;range&quot;); IF([.K182]=&quot;dbo:Person&quot;;CONCATENATE(&quot;SELECT ?X WHERE { ?X &quot;;[.J182];&quot; Y.}&quot;));AND([.G182]=&quot;range&quot;;[.H182]=&quot;domain&quot;); IF([.L182]=&quot;dbo:Person&quot;;CONCATENATE(&quot;SELECT ?X WHERE { Y &quot;;[.J182];&quot; ?X.}&quot;)))" office:value-type="string" office:string-value="" calcext:value-type="error">
            <text:p>#NAME?</text:p>
          </table:table-cell>
          <table:table-cell table:style-name="ce55" table:formula="of:=ifs(AND([.G182]=&quot;domain&quot;;[.H182]=&quot;range&quot;); CONCATENATE(&quot;List the ( &quot;;[.K182];&quot;,X)&quot;;[.D182]; &quot; &quot;;[.E182];&quot; (&quot;;[.L182];&quot;,Y)? &quot;);AND([.G182]=&quot;range&quot;;[.H182]=&quot;domain&quot;);CONCATENATE(&quot;List the (&quot;;[.L182];&quot;, X) &quot;;[.D182]; &quot; &quot;;[.E182];&quot; (&quot;;[.K182];&quot;,Y?) &quot;))" office:value-type="string" office:string-value="" calcext:value-type="error">
            <text:p>#NAME?</text:p>
          </table:table-cell>
          <table:table-cell table:style-name="ce55" table:formula="of:=ifs(AND([.G182]=&quot;domain&quot;;[.H182]=&quot;range&quot;); CONCATENATE(&quot;SELECT ?X WHERE { ?X &quot;;[.J182];&quot; Y.}&quot;);AND([.G182]=&quot;range&quot;;[.H182]=&quot;domain&quot;);CONCATENATE(&quot;SELECT ?X WHERE { Y &quot;;[.J182];&quot; ?X.}&quot;))" office:value-type="string" office:string-value="" calcext:value-type="error">
            <text:p>#NAME?</text:p>
          </table:table-cell>
          <table:table-cell table:style-name="ce55" table:formula="of:=ifs(AND([.G182]=&quot;domain&quot;;[.H182]=&quot;range&quot;); CONCATENATE(&quot;the &quot;;[.C182]; &quot; &quot;;[.E182];&quot; (&quot;;[.L182];&quot;,Y) &quot;);AND([.G182]=&quot;range&quot;;[.H182]=&quot;domain&quot;);CONCATENATE(&quot;the &quot;;[.C182]; &quot; &quot;;[.E182];&quot; (&quot;;[.K18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art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arty</text:p>
          </table:table-cell>
          <table:table-cell table:style-name="ce7" office:value-type="string" calcext:value-type="string">
            <text:p>part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arty</text:p>
          </table:table-cell>
          <table:table-cell table:style-name="ce18" office:value-type="string" calcext:value-type="string">
            <text:p>dbo:Politicia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3]=&quot;domain&quot;;[.H183]=&quot;range&quot;); CONCATENATE(&quot;What ( &quot;;[.K183];&quot;,X) is the &quot;;[.C183];&quot;/&quot;;[.D183]; &quot; &quot;;[.E183];&quot; (&quot;;[.L183];&quot;,Y)? &quot;);AND([.G183]=&quot;range&quot;;[.H183]=&quot;domain&quot;);CONCATENATE(&quot;What (&quot;;[.L183];&quot;, X) is the &quot;;[.C183];&quot;/&quot;;[.D183]; &quot; &quot;;[.E183];&quot; (&quot;;[.K183];&quot;,Y?) &quot;))" office:value-type="string" office:string-value="" calcext:value-type="error">
            <text:p>#NAME?</text:p>
          </table:table-cell>
          <table:table-cell table:style-name="ce5" table:formula="of:=ifs(AND([.G183]=&quot;domain&quot;;[.H183]=&quot;range&quot;); CONCATENATE(&quot;SELECT ?X WHERE { ?X &quot;;[.J183];&quot; Y.}&quot;);AND([.G183]=&quot;range&quot;;[.H183]=&quot;domain&quot;);CONCATENATE(&quot;SELECT ?X WHERE { Y &quot;;[.J183];&quot; ?X.}&quot;))" office:value-type="string" office:string-value="" calcext:value-type="error">
            <text:p>#NAME?</text:p>
          </table:table-cell>
          <table:table-cell table:style-name="ce54" table:formula="of:=ifs(AND([.G183]=&quot;domain&quot;;[.H183]=&quot;range&quot;); IF([.K183]=&quot;dbo:Person&quot;;CONCATENATE(&quot;Which person, Who ( &quot;;[.K183];&quot;,X) is,was the &quot;;[.C183]; &quot; &quot;;[.E183];&quot; (&quot;;[.L183];&quot;,Y)? (Y &quot;;[.J183];&quot; X)&quot;));AND([.G183]=&quot;range&quot;;[.H183]=&quot;domain&quot;);IF([.L183]=&quot;dbo:Person&quot;;CONCATENATE(&quot;Which person,Who (&quot;;[.L183];&quot;, X) is,was the &quot;;[.C183]; &quot; &quot;;[.E183];&quot; (&quot;;[.K183];&quot;,Y?) (X &quot;;[.J183];&quot; Y)&quot;)))" office:value-type="string" office:string-value="" calcext:value-type="error">
            <text:p>#NAME?</text:p>
          </table:table-cell>
          <table:table-cell table:style-name="ce54" table:formula="of:=ifs(AND([.G183]=&quot;domain&quot;;[.H183]=&quot;range&quot;); IF([.K183]=&quot;dbo:Person&quot;;CONCATENATE(&quot;SELECT ?X WHERE { ?X &quot;;[.J183];&quot; Y.}&quot;));AND([.G183]=&quot;range&quot;;[.H183]=&quot;domain&quot;); IF([.L183]=&quot;dbo:Person&quot;;CONCATENATE(&quot;SELECT ?X WHERE { Y &quot;;[.J183];&quot; ?X.}&quot;)))" office:value-type="string" office:string-value="" calcext:value-type="error">
            <text:p>#NAME?</text:p>
          </table:table-cell>
          <table:table-cell table:style-name="ce55" table:formula="of:=ifs(AND([.G183]=&quot;domain&quot;;[.H183]=&quot;range&quot;); CONCATENATE(&quot;List the ( &quot;;[.K183];&quot;,X)&quot;;[.D183]; &quot; &quot;;[.E183];&quot; (&quot;;[.L183];&quot;,Y)? &quot;);AND([.G183]=&quot;range&quot;;[.H183]=&quot;domain&quot;);CONCATENATE(&quot;List the (&quot;;[.L183];&quot;, X) &quot;;[.D183]; &quot; &quot;;[.E183];&quot; (&quot;;[.K183];&quot;,Y?) &quot;))" office:value-type="string" office:string-value="" calcext:value-type="error">
            <text:p>#NAME?</text:p>
          </table:table-cell>
          <table:table-cell table:style-name="ce55" table:formula="of:=ifs(AND([.G183]=&quot;domain&quot;;[.H183]=&quot;range&quot;); CONCATENATE(&quot;SELECT ?X WHERE { ?X &quot;;[.J183];&quot; Y.}&quot;);AND([.G183]=&quot;range&quot;;[.H183]=&quot;domain&quot;);CONCATENATE(&quot;SELECT ?X WHERE { Y &quot;;[.J183];&quot; ?X.}&quot;))" office:value-type="string" office:string-value="" calcext:value-type="error">
            <text:p>#NAME?</text:p>
          </table:table-cell>
          <table:table-cell table:style-name="ce55" table:formula="of:=ifs(AND([.G183]=&quot;domain&quot;;[.H183]=&quot;range&quot;); CONCATENATE(&quot;the &quot;;[.C183]; &quot; &quot;;[.E183];&quot; (&quot;;[.L183];&quot;,Y) &quot;);AND([.G183]=&quot;range&quot;;[.H183]=&quot;domain&quot;);CONCATENATE(&quot;the &quot;;[.C183]; &quot; &quot;;[.E183];&quot; (&quot;;[.K18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otableWork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otable work</text:p>
          </table:table-cell>
          <table:table-cell table:style-name="ce7" office:value-type="string" calcext:value-type="string">
            <text:p>notable work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otableWork</text:p>
          </table:table-cell>
          <table:table-cell table:style-name="ce18" office:value-type="string" calcext:value-type="string">
            <text:p>dbo:Writer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4]=&quot;domain&quot;;[.H184]=&quot;range&quot;); CONCATENATE(&quot;What ( &quot;;[.K184];&quot;,X) is the &quot;;[.C184];&quot;/&quot;;[.D184]; &quot; &quot;;[.E184];&quot; (&quot;;[.L184];&quot;,Y)? &quot;);AND([.G184]=&quot;range&quot;;[.H184]=&quot;domain&quot;);CONCATENATE(&quot;What (&quot;;[.L184];&quot;, X) is the &quot;;[.C184];&quot;/&quot;;[.D184]; &quot; &quot;;[.E184];&quot; (&quot;;[.K184];&quot;,Y?) &quot;))" office:value-type="string" office:string-value="" calcext:value-type="error">
            <text:p>#NAME?</text:p>
          </table:table-cell>
          <table:table-cell table:style-name="ce5" table:formula="of:=ifs(AND([.G184]=&quot;domain&quot;;[.H184]=&quot;range&quot;); CONCATENATE(&quot;SELECT ?X WHERE { ?X &quot;;[.J184];&quot; Y.}&quot;);AND([.G184]=&quot;range&quot;;[.H184]=&quot;domain&quot;);CONCATENATE(&quot;SELECT ?X WHERE { Y &quot;;[.J184];&quot; ?X.}&quot;))" office:value-type="string" office:string-value="" calcext:value-type="error">
            <text:p>#NAME?</text:p>
          </table:table-cell>
          <table:table-cell table:style-name="ce54" table:formula="of:=ifs(AND([.G184]=&quot;domain&quot;;[.H184]=&quot;range&quot;); IF([.K184]=&quot;dbo:Person&quot;;CONCATENATE(&quot;Which person, Who ( &quot;;[.K184];&quot;,X) is,was the &quot;;[.C184]; &quot; &quot;;[.E184];&quot; (&quot;;[.L184];&quot;,Y)? (Y &quot;;[.J184];&quot; X)&quot;));AND([.G184]=&quot;range&quot;;[.H184]=&quot;domain&quot;);IF([.L184]=&quot;dbo:Person&quot;;CONCATENATE(&quot;Which person,Who (&quot;;[.L184];&quot;, X) is,was the &quot;;[.C184]; &quot; &quot;;[.E184];&quot; (&quot;;[.K184];&quot;,Y?) (X &quot;;[.J184];&quot; Y)&quot;)))" office:value-type="string" office:string-value="" calcext:value-type="error">
            <text:p>#NAME?</text:p>
          </table:table-cell>
          <table:table-cell table:style-name="ce54" table:formula="of:=ifs(AND([.G184]=&quot;domain&quot;;[.H184]=&quot;range&quot;); IF([.K184]=&quot;dbo:Person&quot;;CONCATENATE(&quot;SELECT ?X WHERE { ?X &quot;;[.J184];&quot; Y.}&quot;));AND([.G184]=&quot;range&quot;;[.H184]=&quot;domain&quot;); IF([.L184]=&quot;dbo:Person&quot;;CONCATENATE(&quot;SELECT ?X WHERE { Y &quot;;[.J184];&quot; ?X.}&quot;)))" office:value-type="string" office:string-value="" calcext:value-type="error">
            <text:p>#NAME?</text:p>
          </table:table-cell>
          <table:table-cell table:style-name="ce55" table:formula="of:=ifs(AND([.G184]=&quot;domain&quot;;[.H184]=&quot;range&quot;); CONCATENATE(&quot;List the ( &quot;;[.K184];&quot;,X)&quot;;[.D184]; &quot; &quot;;[.E184];&quot; (&quot;;[.L184];&quot;,Y)? &quot;);AND([.G184]=&quot;range&quot;;[.H184]=&quot;domain&quot;);CONCATENATE(&quot;List the (&quot;;[.L184];&quot;, X) &quot;;[.D184]; &quot; &quot;;[.E184];&quot; (&quot;;[.K184];&quot;,Y?) &quot;))" office:value-type="string" office:string-value="" calcext:value-type="error">
            <text:p>#NAME?</text:p>
          </table:table-cell>
          <table:table-cell table:style-name="ce55" table:formula="of:=ifs(AND([.G184]=&quot;domain&quot;;[.H184]=&quot;range&quot;); CONCATENATE(&quot;SELECT ?X WHERE { ?X &quot;;[.J184];&quot; Y.}&quot;);AND([.G184]=&quot;range&quot;;[.H184]=&quot;domain&quot;);CONCATENATE(&quot;SELECT ?X WHERE { Y &quot;;[.J184];&quot; ?X.}&quot;))" office:value-type="string" office:string-value="" calcext:value-type="error">
            <text:p>#NAME?</text:p>
          </table:table-cell>
          <table:table-cell table:style-name="ce55" table:formula="of:=ifs(AND([.G184]=&quot;domain&quot;;[.H184]=&quot;range&quot;); CONCATENATE(&quot;the &quot;;[.C184]; &quot; &quot;;[.E184];&quot; (&quot;;[.L184];&quot;,Y) &quot;);AND([.G184]=&quot;range&quot;;[.H184]=&quot;domain&quot;);CONCATENATE(&quot;the &quot;;[.C184]; &quot; &quot;;[.E184];&quot; (&quot;;[.K18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otable work</text:p>
          </table:table-cell>
          <table:table-cell table:style-name="ce7" office:value-type="string" calcext:value-type="string">
            <text:p>notable work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notableWork</text:p>
          </table:table-cell>
          <table:table-cell table:style-name="ce18" office:value-type="string" calcext:value-type="string">
            <text:p>dbo:Artist</text:p>
          </table:table-cell>
          <table:table-cell table:style-name="ce18" office:value-type="string" calcext:value-type="string">
            <text:p>dbo:Work</text:p>
          </table:table-cell>
          <table:table-cell table:style-name="ce49" table:formula="of:=ifs(AND([.G185]=&quot;domain&quot;;[.H185]=&quot;range&quot;); CONCATENATE(&quot;What ( &quot;;[.K185];&quot;,X) is the &quot;;[.C185];&quot;/&quot;;[.D185]; &quot; &quot;;[.E185];&quot; (&quot;;[.L185];&quot;,Y)? &quot;);AND([.G185]=&quot;range&quot;;[.H185]=&quot;domain&quot;);CONCATENATE(&quot;What (&quot;;[.L185];&quot;, X) is the &quot;;[.C185];&quot;/&quot;;[.D185]; &quot; &quot;;[.E185];&quot; (&quot;;[.K185];&quot;,Y?) &quot;))" office:value-type="string" office:string-value="" calcext:value-type="error">
            <text:p>#NAME?</text:p>
          </table:table-cell>
          <table:table-cell table:style-name="ce5" table:formula="of:=ifs(AND([.G185]=&quot;domain&quot;;[.H185]=&quot;range&quot;); CONCATENATE(&quot;SELECT ?X WHERE { ?X &quot;;[.J185];&quot; Y.}&quot;);AND([.G185]=&quot;range&quot;;[.H185]=&quot;domain&quot;);CONCATENATE(&quot;SELECT ?X WHERE { Y &quot;;[.J185];&quot; ?X.}&quot;))" office:value-type="string" office:string-value="" calcext:value-type="error">
            <text:p>#NAME?</text:p>
          </table:table-cell>
          <table:table-cell table:style-name="ce54" table:formula="of:=ifs(AND([.G185]=&quot;domain&quot;;[.H185]=&quot;range&quot;); IF([.K185]=&quot;dbo:Person&quot;;CONCATENATE(&quot;Which person, Who ( &quot;;[.K185];&quot;,X) is,was the &quot;;[.C185]; &quot; &quot;;[.E185];&quot; (&quot;;[.L185];&quot;,Y)? (Y &quot;;[.J185];&quot; X)&quot;));AND([.G185]=&quot;range&quot;;[.H185]=&quot;domain&quot;);IF([.L185]=&quot;dbo:Person&quot;;CONCATENATE(&quot;Which person,Who (&quot;;[.L185];&quot;, X) is,was the &quot;;[.C185]; &quot; &quot;;[.E185];&quot; (&quot;;[.K185];&quot;,Y?) (X &quot;;[.J185];&quot; Y)&quot;)))" office:value-type="string" office:string-value="" calcext:value-type="error">
            <text:p>#NAME?</text:p>
          </table:table-cell>
          <table:table-cell table:style-name="ce54" table:formula="of:=ifs(AND([.G185]=&quot;domain&quot;;[.H185]=&quot;range&quot;); IF([.K185]=&quot;dbo:Person&quot;;CONCATENATE(&quot;SELECT ?X WHERE { ?X &quot;;[.J185];&quot; Y.}&quot;));AND([.G185]=&quot;range&quot;;[.H185]=&quot;domain&quot;); IF([.L185]=&quot;dbo:Person&quot;;CONCATENATE(&quot;SELECT ?X WHERE { Y &quot;;[.J185];&quot; ?X.}&quot;)))" office:value-type="string" office:string-value="" calcext:value-type="error">
            <text:p>#NAME?</text:p>
          </table:table-cell>
          <table:table-cell table:style-name="ce55" table:formula="of:=ifs(AND([.G185]=&quot;domain&quot;;[.H185]=&quot;range&quot;); CONCATENATE(&quot;List the ( &quot;;[.K185];&quot;,X)&quot;;[.D185]; &quot; &quot;;[.E185];&quot; (&quot;;[.L185];&quot;,Y)? &quot;);AND([.G185]=&quot;range&quot;;[.H185]=&quot;domain&quot;);CONCATENATE(&quot;List the (&quot;;[.L185];&quot;, X) &quot;;[.D185]; &quot; &quot;;[.E185];&quot; (&quot;;[.K185];&quot;,Y?) &quot;))" office:value-type="string" office:string-value="" calcext:value-type="error">
            <text:p>#NAME?</text:p>
          </table:table-cell>
          <table:table-cell table:style-name="ce55" table:formula="of:=ifs(AND([.G185]=&quot;domain&quot;;[.H185]=&quot;range&quot;); CONCATENATE(&quot;SELECT ?X WHERE { ?X &quot;;[.J185];&quot; Y.}&quot;);AND([.G185]=&quot;range&quot;;[.H185]=&quot;domain&quot;);CONCATENATE(&quot;SELECT ?X WHERE { Y &quot;;[.J185];&quot; ?X.}&quot;))" office:value-type="string" office:string-value="" calcext:value-type="error">
            <text:p>#NAME?</text:p>
          </table:table-cell>
          <table:table-cell table:style-name="ce55" table:formula="of:=ifs(AND([.G185]=&quot;domain&quot;;[.H185]=&quot;range&quot;); CONCATENATE(&quot;the &quot;;[.C185]; &quot; &quot;;[.E185];&quot; (&quot;;[.L185];&quot;,Y) &quot;);AND([.G185]=&quot;range&quot;;[.H185]=&quot;domain&quot;);CONCATENATE(&quot;the &quot;;[.C185]; &quot; &quot;;[.E185];&quot; (&quot;;[.K18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seudonym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seudonym</text:p>
          </table:table-cell>
          <table:table-cell table:style-name="ce7" office:value-type="string" calcext:value-type="string">
            <text:p>pseudonym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seudonym</text:p>
          </table:table-cell>
          <table:table-cell table:style-name="ce18" office:value-type="string" calcext:value-type="string">
            <text:p>dbo:Writer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6]=&quot;domain&quot;;[.H186]=&quot;range&quot;); CONCATENATE(&quot;What ( &quot;;[.K186];&quot;,X) is the &quot;;[.C186];&quot;/&quot;;[.D186]; &quot; &quot;;[.E186];&quot; (&quot;;[.L186];&quot;,Y)? &quot;);AND([.G186]=&quot;range&quot;;[.H186]=&quot;domain&quot;);CONCATENATE(&quot;What (&quot;;[.L186];&quot;, X) is the &quot;;[.C186];&quot;/&quot;;[.D186]; &quot; &quot;;[.E186];&quot; (&quot;;[.K186];&quot;,Y?) &quot;))" office:value-type="string" office:string-value="" calcext:value-type="error">
            <text:p>#NAME?</text:p>
          </table:table-cell>
          <table:table-cell table:style-name="ce5" table:formula="of:=ifs(AND([.G186]=&quot;domain&quot;;[.H186]=&quot;range&quot;); CONCATENATE(&quot;SELECT ?X WHERE { ?X &quot;;[.J186];&quot; Y.}&quot;);AND([.G186]=&quot;range&quot;;[.H186]=&quot;domain&quot;);CONCATENATE(&quot;SELECT ?X WHERE { Y &quot;;[.J186];&quot; ?X.}&quot;))" office:value-type="string" office:string-value="" calcext:value-type="error">
            <text:p>#NAME?</text:p>
          </table:table-cell>
          <table:table-cell table:style-name="ce54" table:formula="of:=ifs(AND([.G186]=&quot;domain&quot;;[.H186]=&quot;range&quot;); IF([.K186]=&quot;dbo:Person&quot;;CONCATENATE(&quot;Which person, Who ( &quot;;[.K186];&quot;,X) is,was the &quot;;[.C186]; &quot; &quot;;[.E186];&quot; (&quot;;[.L186];&quot;,Y)? (Y &quot;;[.J186];&quot; X)&quot;));AND([.G186]=&quot;range&quot;;[.H186]=&quot;domain&quot;);IF([.L186]=&quot;dbo:Person&quot;;CONCATENATE(&quot;Which person,Who (&quot;;[.L186];&quot;, X) is,was the &quot;;[.C186]; &quot; &quot;;[.E186];&quot; (&quot;;[.K186];&quot;,Y?) (X &quot;;[.J186];&quot; Y)&quot;)))" office:value-type="string" office:string-value="" calcext:value-type="error">
            <text:p>#NAME?</text:p>
          </table:table-cell>
          <table:table-cell table:style-name="ce54" table:formula="of:=ifs(AND([.G186]=&quot;domain&quot;;[.H186]=&quot;range&quot;); IF([.K186]=&quot;dbo:Person&quot;;CONCATENATE(&quot;SELECT ?X WHERE { ?X &quot;;[.J186];&quot; Y.}&quot;));AND([.G186]=&quot;range&quot;;[.H186]=&quot;domain&quot;); IF([.L186]=&quot;dbo:Person&quot;;CONCATENATE(&quot;SELECT ?X WHERE { Y &quot;;[.J186];&quot; ?X.}&quot;)))" office:value-type="string" office:string-value="" calcext:value-type="error">
            <text:p>#NAME?</text:p>
          </table:table-cell>
          <table:table-cell table:style-name="ce55" table:formula="of:=ifs(AND([.G186]=&quot;domain&quot;;[.H186]=&quot;range&quot;); CONCATENATE(&quot;List the ( &quot;;[.K186];&quot;,X)&quot;;[.D186]; &quot; &quot;;[.E186];&quot; (&quot;;[.L186];&quot;,Y)? &quot;);AND([.G186]=&quot;range&quot;;[.H186]=&quot;domain&quot;);CONCATENATE(&quot;List the (&quot;;[.L186];&quot;, X) &quot;;[.D186]; &quot; &quot;;[.E186];&quot; (&quot;;[.K186];&quot;,Y?) &quot;))" office:value-type="string" office:string-value="" calcext:value-type="error">
            <text:p>#NAME?</text:p>
          </table:table-cell>
          <table:table-cell table:style-name="ce55" table:formula="of:=ifs(AND([.G186]=&quot;domain&quot;;[.H186]=&quot;range&quot;); CONCATENATE(&quot;SELECT ?X WHERE { ?X &quot;;[.J186];&quot; Y.}&quot;);AND([.G186]=&quot;range&quot;;[.H186]=&quot;domain&quot;);CONCATENATE(&quot;SELECT ?X WHERE { Y &quot;;[.J186];&quot; ?X.}&quot;))" office:value-type="string" office:string-value="" calcext:value-type="error">
            <text:p>#NAME?</text:p>
          </table:table-cell>
          <table:table-cell table:style-name="ce55" table:formula="of:=ifs(AND([.G186]=&quot;domain&quot;;[.H186]=&quot;range&quot;); CONCATENATE(&quot;the &quot;;[.C186]; &quot; &quot;;[.E186];&quot; (&quot;;[.L186];&quot;,Y) &quot;);AND([.G186]=&quot;range&quot;;[.H186]=&quot;domain&quot;);CONCATENATE(&quot;the &quot;;[.C186]; &quot; &quot;;[.E186];&quot; (&quot;;[.K18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stingPlac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sting plac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stingPlac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7]=&quot;domain&quot;;[.H187]=&quot;range&quot;); CONCATENATE(&quot;What ( &quot;;[.K187];&quot;,X) is the &quot;;[.C187];&quot;/&quot;;[.D187]; &quot; &quot;;[.E187];&quot; (&quot;;[.L187];&quot;,Y)? &quot;);AND([.G187]=&quot;range&quot;;[.H187]=&quot;domain&quot;);CONCATENATE(&quot;What (&quot;;[.L187];&quot;, X) is the &quot;;[.C187];&quot;/&quot;;[.D187]; &quot; &quot;;[.E187];&quot; (&quot;;[.K187];&quot;,Y?) &quot;))" office:value-type="string" office:string-value="" calcext:value-type="error">
            <text:p>#NAME?</text:p>
          </table:table-cell>
          <table:table-cell table:style-name="ce5" table:formula="of:=ifs(AND([.G187]=&quot;domain&quot;;[.H187]=&quot;range&quot;); CONCATENATE(&quot;SELECT ?X WHERE { ?X &quot;;[.J187];&quot; Y.}&quot;);AND([.G187]=&quot;range&quot;;[.H187]=&quot;domain&quot;);CONCATENATE(&quot;SELECT ?X WHERE { Y &quot;;[.J187];&quot; ?X.}&quot;))" office:value-type="string" office:string-value="" calcext:value-type="error">
            <text:p>#NAME?</text:p>
          </table:table-cell>
          <table:table-cell table:style-name="ce54" table:formula="of:=ifs(AND([.G187]=&quot;domain&quot;;[.H187]=&quot;range&quot;); IF([.K187]=&quot;dbo:Person&quot;;CONCATENATE(&quot;Which person, Who ( &quot;;[.K187];&quot;,X) is,was the &quot;;[.C187]; &quot; &quot;;[.E187];&quot; (&quot;;[.L187];&quot;,Y)? (Y &quot;;[.J187];&quot; X)&quot;));AND([.G187]=&quot;range&quot;;[.H187]=&quot;domain&quot;);IF([.L187]=&quot;dbo:Person&quot;;CONCATENATE(&quot;Which person,Who (&quot;;[.L187];&quot;, X) is,was the &quot;;[.C187]; &quot; &quot;;[.E187];&quot; (&quot;;[.K187];&quot;,Y?) (X &quot;;[.J187];&quot; Y)&quot;)))" office:value-type="string" office:string-value="" calcext:value-type="error">
            <text:p>#NAME?</text:p>
          </table:table-cell>
          <table:table-cell table:style-name="ce54" table:formula="of:=ifs(AND([.G187]=&quot;domain&quot;;[.H187]=&quot;range&quot;); IF([.K187]=&quot;dbo:Person&quot;;CONCATENATE(&quot;SELECT ?X WHERE { ?X &quot;;[.J187];&quot; Y.}&quot;));AND([.G187]=&quot;range&quot;;[.H187]=&quot;domain&quot;); IF([.L187]=&quot;dbo:Person&quot;;CONCATENATE(&quot;SELECT ?X WHERE { Y &quot;;[.J187];&quot; ?X.}&quot;)))" office:value-type="string" office:string-value="" calcext:value-type="error">
            <text:p>#NAME?</text:p>
          </table:table-cell>
          <table:table-cell table:style-name="ce55" table:formula="of:=ifs(AND([.G187]=&quot;domain&quot;;[.H187]=&quot;range&quot;); CONCATENATE(&quot;List the ( &quot;;[.K187];&quot;,X)&quot;;[.D187]; &quot; &quot;;[.E187];&quot; (&quot;;[.L187];&quot;,Y)? &quot;);AND([.G187]=&quot;range&quot;;[.H187]=&quot;domain&quot;);CONCATENATE(&quot;List the (&quot;;[.L187];&quot;, X) &quot;;[.D187]; &quot; &quot;;[.E187];&quot; (&quot;;[.K187];&quot;,Y?) &quot;))" office:value-type="string" office:string-value="" calcext:value-type="error">
            <text:p>#NAME?</text:p>
          </table:table-cell>
          <table:table-cell table:style-name="ce55" table:formula="of:=ifs(AND([.G187]=&quot;domain&quot;;[.H187]=&quot;range&quot;); CONCATENATE(&quot;SELECT ?X WHERE { ?X &quot;;[.J187];&quot; Y.}&quot;);AND([.G187]=&quot;range&quot;;[.H187]=&quot;domain&quot;);CONCATENATE(&quot;SELECT ?X WHERE { Y &quot;;[.J187];&quot; ?X.}&quot;))" office:value-type="string" office:string-value="" calcext:value-type="error">
            <text:p>#NAME?</text:p>
          </table:table-cell>
          <table:table-cell table:style-name="ce55" table:formula="of:=ifs(AND([.G187]=&quot;domain&quot;;[.H187]=&quot;range&quot;); CONCATENATE(&quot;the &quot;;[.C187]; &quot; &quot;;[.E187];&quot; (&quot;;[.L187];&quot;,Y) &quot;);AND([.G187]=&quot;range&quot;;[.H187]=&quot;domain&quot;);CONCATENATE(&quot;the &quot;;[.C187]; &quot; &quot;;[.E187];&quot; (&quot;;[.K18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ompan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ompany </text:p>
          </table:table-cell>
          <table:table-cell table:style-name="ce7" office:value-type="string" calcext:value-type="string">
            <text:p>compan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ompany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88]=&quot;domain&quot;;[.H188]=&quot;range&quot;); CONCATENATE(&quot;What ( &quot;;[.K188];&quot;,X) is the &quot;;[.C188];&quot;/&quot;;[.D188]; &quot; &quot;;[.E188];&quot; (&quot;;[.L188];&quot;,Y)? &quot;);AND([.G188]=&quot;range&quot;;[.H188]=&quot;domain&quot;);CONCATENATE(&quot;What (&quot;;[.L188];&quot;, X) is the &quot;;[.C188];&quot;/&quot;;[.D188]; &quot; &quot;;[.E188];&quot; (&quot;;[.K188];&quot;,Y?) &quot;))" office:value-type="string" office:string-value="" calcext:value-type="error">
            <text:p>#NAME?</text:p>
          </table:table-cell>
          <table:table-cell table:style-name="ce5" table:formula="of:=ifs(AND([.G188]=&quot;domain&quot;;[.H188]=&quot;range&quot;); CONCATENATE(&quot;SELECT ?X WHERE { ?X &quot;;[.J188];&quot; Y.}&quot;);AND([.G188]=&quot;range&quot;;[.H188]=&quot;domain&quot;);CONCATENATE(&quot;SELECT ?X WHERE { Y &quot;;[.J188];&quot; ?X.}&quot;))" office:value-type="string" office:string-value="" calcext:value-type="error">
            <text:p>#NAME?</text:p>
          </table:table-cell>
          <table:table-cell table:style-name="ce54" table:formula="of:=ifs(AND([.G188]=&quot;domain&quot;;[.H188]=&quot;range&quot;); IF([.K188]=&quot;dbo:Person&quot;;CONCATENATE(&quot;Which person, Who ( &quot;;[.K188];&quot;,X) is,was the &quot;;[.C188]; &quot; &quot;;[.E188];&quot; (&quot;;[.L188];&quot;,Y)? (Y &quot;;[.J188];&quot; X)&quot;));AND([.G188]=&quot;range&quot;;[.H188]=&quot;domain&quot;);IF([.L188]=&quot;dbo:Person&quot;;CONCATENATE(&quot;Which person,Who (&quot;;[.L188];&quot;, X) is,was the &quot;;[.C188]; &quot; &quot;;[.E188];&quot; (&quot;;[.K188];&quot;,Y?) (X &quot;;[.J188];&quot; Y)&quot;)))" office:value-type="string" office:string-value="" calcext:value-type="error">
            <text:p>#NAME?</text:p>
          </table:table-cell>
          <table:table-cell table:style-name="ce54" table:formula="of:=ifs(AND([.G188]=&quot;domain&quot;;[.H188]=&quot;range&quot;); IF([.K188]=&quot;dbo:Person&quot;;CONCATENATE(&quot;SELECT ?X WHERE { ?X &quot;;[.J188];&quot; Y.}&quot;));AND([.G188]=&quot;range&quot;;[.H188]=&quot;domain&quot;); IF([.L188]=&quot;dbo:Person&quot;;CONCATENATE(&quot;SELECT ?X WHERE { Y &quot;;[.J188];&quot; ?X.}&quot;)))" office:value-type="string" office:string-value="" calcext:value-type="error">
            <text:p>#NAME?</text:p>
          </table:table-cell>
          <table:table-cell table:style-name="ce55" table:formula="of:=ifs(AND([.G188]=&quot;domain&quot;;[.H188]=&quot;range&quot;); CONCATENATE(&quot;List the ( &quot;;[.K188];&quot;,X)&quot;;[.D188]; &quot; &quot;;[.E188];&quot; (&quot;;[.L188];&quot;,Y)? &quot;);AND([.G188]=&quot;range&quot;;[.H188]=&quot;domain&quot;);CONCATENATE(&quot;List the (&quot;;[.L188];&quot;, X) &quot;;[.D188]; &quot; &quot;;[.E188];&quot; (&quot;;[.K188];&quot;,Y?) &quot;))" office:value-type="string" office:string-value="" calcext:value-type="error">
            <text:p>#NAME?</text:p>
          </table:table-cell>
          <table:table-cell table:style-name="ce55" table:formula="of:=ifs(AND([.G188]=&quot;domain&quot;;[.H188]=&quot;range&quot;); CONCATENATE(&quot;SELECT ?X WHERE { ?X &quot;;[.J188];&quot; Y.}&quot;);AND([.G188]=&quot;range&quot;;[.H188]=&quot;domain&quot;);CONCATENATE(&quot;SELECT ?X WHERE { Y &quot;;[.J188];&quot; ?X.}&quot;))" office:value-type="string" office:string-value="" calcext:value-type="error">
            <text:p>#NAME?</text:p>
          </table:table-cell>
          <table:table-cell table:style-name="ce55" table:formula="of:=ifs(AND([.G188]=&quot;domain&quot;;[.H188]=&quot;range&quot;); CONCATENATE(&quot;the &quot;;[.C188]; &quot; &quot;;[.E188];&quot; (&quot;;[.L188];&quot;,Y) &quot;);AND([.G188]=&quot;range&quot;;[.H188]=&quot;domain&quot;);CONCATENATE(&quot;the &quot;;[.C188]; &quot; &quot;;[.E188];&quot; (&quot;;[.K18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reato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reato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reator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189]=&quot;domain&quot;;[.H189]=&quot;range&quot;); CONCATENATE(&quot;What ( &quot;;[.K189];&quot;,X) is the &quot;;[.C189];&quot;/&quot;;[.D189]; &quot; &quot;;[.E189];&quot; (&quot;;[.L189];&quot;,Y)? &quot;);AND([.G189]=&quot;range&quot;;[.H189]=&quot;domain&quot;);CONCATENATE(&quot;What (&quot;;[.L189];&quot;, X) is the &quot;;[.C189];&quot;/&quot;;[.D189]; &quot; &quot;;[.E189];&quot; (&quot;;[.K189];&quot;,Y?) &quot;))" office:value-type="string" office:string-value="" calcext:value-type="error">
            <text:p>#NAME?</text:p>
          </table:table-cell>
          <table:table-cell table:style-name="ce5" table:formula="of:=ifs(AND([.G189]=&quot;domain&quot;;[.H189]=&quot;range&quot;); CONCATENATE(&quot;SELECT ?X WHERE { ?X &quot;;[.J189];&quot; Y.}&quot;);AND([.G189]=&quot;range&quot;;[.H189]=&quot;domain&quot;);CONCATENATE(&quot;SELECT ?X WHERE { Y &quot;;[.J189];&quot; ?X.}&quot;))" office:value-type="string" office:string-value="" calcext:value-type="error">
            <text:p>#NAME?</text:p>
          </table:table-cell>
          <table:table-cell table:style-name="ce54" table:formula="of:=ifs(AND([.G189]=&quot;domain&quot;;[.H189]=&quot;range&quot;); IF([.K189]=&quot;dbo:Person&quot;;CONCATENATE(&quot;Which person, Who ( &quot;;[.K189];&quot;,X) is,was the &quot;;[.C189]; &quot; &quot;;[.E189];&quot; (&quot;;[.L189];&quot;,Y)? (Y &quot;;[.J189];&quot; X)&quot;));AND([.G189]=&quot;range&quot;;[.H189]=&quot;domain&quot;);IF([.L189]=&quot;dbo:Person&quot;;CONCATENATE(&quot;Which person,Who (&quot;;[.L189];&quot;, X) is,was the &quot;;[.C189]; &quot; &quot;;[.E189];&quot; (&quot;;[.K189];&quot;,Y?) (X &quot;;[.J189];&quot; Y)&quot;)))" office:value-type="string" office:string-value="" calcext:value-type="error">
            <text:p>#NAME?</text:p>
          </table:table-cell>
          <table:table-cell table:style-name="ce54" table:formula="of:=ifs(AND([.G189]=&quot;domain&quot;;[.H189]=&quot;range&quot;); IF([.K189]=&quot;dbo:Person&quot;;CONCATENATE(&quot;SELECT ?X WHERE { ?X &quot;;[.J189];&quot; Y.}&quot;));AND([.G189]=&quot;range&quot;;[.H189]=&quot;domain&quot;); IF([.L189]=&quot;dbo:Person&quot;;CONCATENATE(&quot;SELECT ?X WHERE { Y &quot;;[.J189];&quot; ?X.}&quot;)))" office:value-type="string" office:string-value="" calcext:value-type="error">
            <text:p>#NAME?</text:p>
          </table:table-cell>
          <table:table-cell table:style-name="ce55" table:formula="of:=ifs(AND([.G189]=&quot;domain&quot;;[.H189]=&quot;range&quot;); CONCATENATE(&quot;List the ( &quot;;[.K189];&quot;,X)&quot;;[.D189]; &quot; &quot;;[.E189];&quot; (&quot;;[.L189];&quot;,Y)? &quot;);AND([.G189]=&quot;range&quot;;[.H189]=&quot;domain&quot;);CONCATENATE(&quot;List the (&quot;;[.L189];&quot;, X) &quot;;[.D189]; &quot; &quot;;[.E189];&quot; (&quot;;[.K189];&quot;,Y?) &quot;))" office:value-type="string" office:string-value="" calcext:value-type="error">
            <text:p>#NAME?</text:p>
          </table:table-cell>
          <table:table-cell table:style-name="ce55" table:formula="of:=ifs(AND([.G189]=&quot;domain&quot;;[.H189]=&quot;range&quot;); CONCATENATE(&quot;SELECT ?X WHERE { ?X &quot;;[.J189];&quot; Y.}&quot;);AND([.G189]=&quot;range&quot;;[.H189]=&quot;domain&quot;);CONCATENATE(&quot;SELECT ?X WHERE { Y &quot;;[.J189];&quot; ?X.}&quot;))" office:value-type="string" office:string-value="" calcext:value-type="error">
            <text:p>#NAME?</text:p>
          </table:table-cell>
          <table:table-cell table:style-name="ce55" table:formula="of:=ifs(AND([.G189]=&quot;domain&quot;;[.H189]=&quot;range&quot;); CONCATENATE(&quot;the &quot;;[.C189]; &quot; &quot;;[.E189];&quot; (&quot;;[.L189];&quot;,Y) &quot;);AND([.G189]=&quot;range&quot;;[.H189]=&quot;domain&quot;);CONCATENATE(&quot;the &quot;;[.C189]; &quot; &quot;;[.E189];&quot; (&quot;;[.K18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distributo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istributor</text:p>
          </table:table-cell>
          <table:table-cell table:style-name="ce7" office:value-type="string" calcext:value-type="string">
            <text:p>distribut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2" calcext:value-type="float">
            <text:p>2</text:p>
          </table:table-cell>
          <table:table-cell table:style-name="ce2" office:value-type="string" calcext:value-type="string">
            <text:p>dbo:distributor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90]=&quot;domain&quot;;[.H190]=&quot;range&quot;); CONCATENATE(&quot;What ( &quot;;[.K190];&quot;,X) is the &quot;;[.C190];&quot;/&quot;;[.D190]; &quot; &quot;;[.E190];&quot; (&quot;;[.L190];&quot;,Y)? &quot;);AND([.G190]=&quot;range&quot;;[.H190]=&quot;domain&quot;);CONCATENATE(&quot;What (&quot;;[.L190];&quot;, X) is the &quot;;[.C190];&quot;/&quot;;[.D190]; &quot; &quot;;[.E190];&quot; (&quot;;[.K190];&quot;,Y?) &quot;))" office:value-type="string" office:string-value="" calcext:value-type="error">
            <text:p>#NAME?</text:p>
          </table:table-cell>
          <table:table-cell table:style-name="ce5" table:formula="of:=ifs(AND([.G190]=&quot;domain&quot;;[.H190]=&quot;range&quot;); CONCATENATE(&quot;SELECT ?X WHERE { ?X &quot;;[.J190];&quot; Y.}&quot;);AND([.G190]=&quot;range&quot;;[.H190]=&quot;domain&quot;);CONCATENATE(&quot;SELECT ?X WHERE { Y &quot;;[.J190];&quot; ?X.}&quot;))" office:value-type="string" office:string-value="" calcext:value-type="error">
            <text:p>#NAME?</text:p>
          </table:table-cell>
          <table:table-cell table:style-name="ce54" table:formula="of:=ifs(AND([.G190]=&quot;domain&quot;;[.H190]=&quot;range&quot;); IF([.K190]=&quot;dbo:Person&quot;;CONCATENATE(&quot;Which person, Who ( &quot;;[.K190];&quot;,X) is,was the &quot;;[.C190]; &quot; &quot;;[.E190];&quot; (&quot;;[.L190];&quot;,Y)? (Y &quot;;[.J190];&quot; X)&quot;));AND([.G190]=&quot;range&quot;;[.H190]=&quot;domain&quot;);IF([.L190]=&quot;dbo:Person&quot;;CONCATENATE(&quot;Which person,Who (&quot;;[.L190];&quot;, X) is,was the &quot;;[.C190]; &quot; &quot;;[.E190];&quot; (&quot;;[.K190];&quot;,Y?) (X &quot;;[.J190];&quot; Y)&quot;)))" office:value-type="string" office:string-value="" calcext:value-type="error">
            <text:p>#NAME?</text:p>
          </table:table-cell>
          <table:table-cell table:style-name="ce54" table:formula="of:=ifs(AND([.G190]=&quot;domain&quot;;[.H190]=&quot;range&quot;); IF([.K190]=&quot;dbo:Person&quot;;CONCATENATE(&quot;SELECT ?X WHERE { ?X &quot;;[.J190];&quot; Y.}&quot;));AND([.G190]=&quot;range&quot;;[.H190]=&quot;domain&quot;); IF([.L190]=&quot;dbo:Person&quot;;CONCATENATE(&quot;SELECT ?X WHERE { Y &quot;;[.J190];&quot; ?X.}&quot;)))" office:value-type="string" office:string-value="" calcext:value-type="error">
            <text:p>#NAME?</text:p>
          </table:table-cell>
          <table:table-cell table:style-name="ce55" table:formula="of:=ifs(AND([.G190]=&quot;domain&quot;;[.H190]=&quot;range&quot;); CONCATENATE(&quot;List the ( &quot;;[.K190];&quot;,X)&quot;;[.D190]; &quot; &quot;;[.E190];&quot; (&quot;;[.L190];&quot;,Y)? &quot;);AND([.G190]=&quot;range&quot;;[.H190]=&quot;domain&quot;);CONCATENATE(&quot;List the (&quot;;[.L190];&quot;, X) &quot;;[.D190]; &quot; &quot;;[.E190];&quot; (&quot;;[.K190];&quot;,Y?) &quot;))" office:value-type="string" office:string-value="" calcext:value-type="error">
            <text:p>#NAME?</text:p>
          </table:table-cell>
          <table:table-cell table:style-name="ce55" table:formula="of:=ifs(AND([.G190]=&quot;domain&quot;;[.H190]=&quot;range&quot;); CONCATENATE(&quot;SELECT ?X WHERE { ?X &quot;;[.J190];&quot; Y.}&quot;);AND([.G190]=&quot;range&quot;;[.H190]=&quot;domain&quot;);CONCATENATE(&quot;SELECT ?X WHERE { Y &quot;;[.J190];&quot; ?X.}&quot;))" office:value-type="string" office:string-value="" calcext:value-type="error">
            <text:p>#NAME?</text:p>
          </table:table-cell>
          <table:table-cell table:style-name="ce55" table:formula="of:=ifs(AND([.G190]=&quot;domain&quot;;[.H190]=&quot;range&quot;); CONCATENATE(&quot;the &quot;;[.C190]; &quot; &quot;;[.E190];&quot; (&quot;;[.L190];&quot;,Y) &quot;);AND([.G190]=&quot;range&quot;;[.H190]=&quot;domain&quot;);CONCATENATE(&quot;the &quot;;[.C190]; &quot; &quot;;[.E190];&quot; (&quot;;[.K19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mdbld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mdbld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mdbld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Integer</text:p>
          </table:table-cell>
          <table:table-cell table:style-name="ce49" table:formula="of:=ifs(AND([.G191]=&quot;domain&quot;;[.H191]=&quot;range&quot;); CONCATENATE(&quot;What ( &quot;;[.K191];&quot;,X) is the &quot;;[.C191];&quot;/&quot;;[.D191]; &quot; &quot;;[.E191];&quot; (&quot;;[.L191];&quot;,Y)? &quot;);AND([.G191]=&quot;range&quot;;[.H191]=&quot;domain&quot;);CONCATENATE(&quot;What (&quot;;[.L191];&quot;, X) is the &quot;;[.C191];&quot;/&quot;;[.D191]; &quot; &quot;;[.E191];&quot; (&quot;;[.K191];&quot;,Y?) &quot;))" office:value-type="string" office:string-value="" calcext:value-type="error">
            <text:p>#NAME?</text:p>
          </table:table-cell>
          <table:table-cell table:style-name="ce5" table:formula="of:=ifs(AND([.G191]=&quot;domain&quot;;[.H191]=&quot;range&quot;); CONCATENATE(&quot;SELECT ?X WHERE { ?X &quot;;[.J191];&quot; Y.}&quot;);AND([.G191]=&quot;range&quot;;[.H191]=&quot;domain&quot;);CONCATENATE(&quot;SELECT ?X WHERE { Y &quot;;[.J191];&quot; ?X.}&quot;))" office:value-type="string" office:string-value="" calcext:value-type="error">
            <text:p>#NAME?</text:p>
          </table:table-cell>
          <table:table-cell table:style-name="ce54" table:formula="of:=ifs(AND([.G191]=&quot;domain&quot;;[.H191]=&quot;range&quot;); IF([.K191]=&quot;dbo:Person&quot;;CONCATENATE(&quot;Which person, Who ( &quot;;[.K191];&quot;,X) is,was the &quot;;[.C191]; &quot; &quot;;[.E191];&quot; (&quot;;[.L191];&quot;,Y)? (Y &quot;;[.J191];&quot; X)&quot;));AND([.G191]=&quot;range&quot;;[.H191]=&quot;domain&quot;);IF([.L191]=&quot;dbo:Person&quot;;CONCATENATE(&quot;Which person,Who (&quot;;[.L191];&quot;, X) is,was the &quot;;[.C191]; &quot; &quot;;[.E191];&quot; (&quot;;[.K191];&quot;,Y?) (X &quot;;[.J191];&quot; Y)&quot;)))" office:value-type="string" office:string-value="" calcext:value-type="error">
            <text:p>#NAME?</text:p>
          </table:table-cell>
          <table:table-cell table:style-name="ce54" table:formula="of:=ifs(AND([.G191]=&quot;domain&quot;;[.H191]=&quot;range&quot;); IF([.K191]=&quot;dbo:Person&quot;;CONCATENATE(&quot;SELECT ?X WHERE { ?X &quot;;[.J191];&quot; Y.}&quot;));AND([.G191]=&quot;range&quot;;[.H191]=&quot;domain&quot;); IF([.L191]=&quot;dbo:Person&quot;;CONCATENATE(&quot;SELECT ?X WHERE { Y &quot;;[.J191];&quot; ?X.}&quot;)))" office:value-type="string" office:string-value="" calcext:value-type="error">
            <text:p>#NAME?</text:p>
          </table:table-cell>
          <table:table-cell table:style-name="ce55" table:formula="of:=ifs(AND([.G191]=&quot;domain&quot;;[.H191]=&quot;range&quot;); CONCATENATE(&quot;List the ( &quot;;[.K191];&quot;,X)&quot;;[.D191]; &quot; &quot;;[.E191];&quot; (&quot;;[.L191];&quot;,Y)? &quot;);AND([.G191]=&quot;range&quot;;[.H191]=&quot;domain&quot;);CONCATENATE(&quot;List the (&quot;;[.L191];&quot;, X) &quot;;[.D191]; &quot; &quot;;[.E191];&quot; (&quot;;[.K191];&quot;,Y?) &quot;))" office:value-type="string" office:string-value="" calcext:value-type="error">
            <text:p>#NAME?</text:p>
          </table:table-cell>
          <table:table-cell table:style-name="ce55" table:formula="of:=ifs(AND([.G191]=&quot;domain&quot;;[.H191]=&quot;range&quot;); CONCATENATE(&quot;SELECT ?X WHERE { ?X &quot;;[.J191];&quot; Y.}&quot;);AND([.G191]=&quot;range&quot;;[.H191]=&quot;domain&quot;);CONCATENATE(&quot;SELECT ?X WHERE { Y &quot;;[.J191];&quot; ?X.}&quot;))" office:value-type="string" office:string-value="" calcext:value-type="error">
            <text:p>#NAME?</text:p>
          </table:table-cell>
          <table:table-cell table:style-name="ce55" table:formula="of:=ifs(AND([.G191]=&quot;domain&quot;;[.H191]=&quot;range&quot;); CONCATENATE(&quot;the &quot;;[.C191]; &quot; &quot;;[.E191];&quot; (&quot;;[.L191];&quot;,Y) &quot;);AND([.G191]=&quot;range&quot;;[.H191]=&quot;domain&quot;);CONCATENATE(&quot;the &quot;;[.C191]; &quot; &quot;;[.E191];&quot; (&quot;;[.K19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etwork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etwork</text:p>
          </table:table-cell>
          <table:table-cell table:style-name="ce7" office:value-type="string" calcext:value-type="string">
            <text:p>network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etwork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92]=&quot;domain&quot;;[.H192]=&quot;range&quot;); CONCATENATE(&quot;What ( &quot;;[.K192];&quot;,X) is the &quot;;[.C192];&quot;/&quot;;[.D192]; &quot; &quot;;[.E192];&quot; (&quot;;[.L192];&quot;,Y)? &quot;);AND([.G192]=&quot;range&quot;;[.H192]=&quot;domain&quot;);CONCATENATE(&quot;What (&quot;;[.L192];&quot;, X) is the &quot;;[.C192];&quot;/&quot;;[.D192]; &quot; &quot;;[.E192];&quot; (&quot;;[.K192];&quot;,Y?) &quot;))" office:value-type="string" office:string-value="" calcext:value-type="error">
            <text:p>#NAME?</text:p>
          </table:table-cell>
          <table:table-cell table:style-name="ce5" table:formula="of:=ifs(AND([.G192]=&quot;domain&quot;;[.H192]=&quot;range&quot;); CONCATENATE(&quot;SELECT ?X WHERE { ?X &quot;;[.J192];&quot; Y.}&quot;);AND([.G192]=&quot;range&quot;;[.H192]=&quot;domain&quot;);CONCATENATE(&quot;SELECT ?X WHERE { Y &quot;;[.J192];&quot; ?X.}&quot;))" office:value-type="string" office:string-value="" calcext:value-type="error">
            <text:p>#NAME?</text:p>
          </table:table-cell>
          <table:table-cell table:style-name="ce54" table:formula="of:=ifs(AND([.G192]=&quot;domain&quot;;[.H192]=&quot;range&quot;); IF([.K192]=&quot;dbo:Person&quot;;CONCATENATE(&quot;Which person, Who ( &quot;;[.K192];&quot;,X) is,was the &quot;;[.C192]; &quot; &quot;;[.E192];&quot; (&quot;;[.L192];&quot;,Y)? (Y &quot;;[.J192];&quot; X)&quot;));AND([.G192]=&quot;range&quot;;[.H192]=&quot;domain&quot;);IF([.L192]=&quot;dbo:Person&quot;;CONCATENATE(&quot;Which person,Who (&quot;;[.L192];&quot;, X) is,was the &quot;;[.C192]; &quot; &quot;;[.E192];&quot; (&quot;;[.K192];&quot;,Y?) (X &quot;;[.J192];&quot; Y)&quot;)))" office:value-type="string" office:string-value="" calcext:value-type="error">
            <text:p>#NAME?</text:p>
          </table:table-cell>
          <table:table-cell table:style-name="ce54" table:formula="of:=ifs(AND([.G192]=&quot;domain&quot;;[.H192]=&quot;range&quot;); IF([.K192]=&quot;dbo:Person&quot;;CONCATENATE(&quot;SELECT ?X WHERE { ?X &quot;;[.J192];&quot; Y.}&quot;));AND([.G192]=&quot;range&quot;;[.H192]=&quot;domain&quot;); IF([.L192]=&quot;dbo:Person&quot;;CONCATENATE(&quot;SELECT ?X WHERE { Y &quot;;[.J192];&quot; ?X.}&quot;)))" office:value-type="string" office:string-value="" calcext:value-type="error">
            <text:p>#NAME?</text:p>
          </table:table-cell>
          <table:table-cell table:style-name="ce55" table:formula="of:=ifs(AND([.G192]=&quot;domain&quot;;[.H192]=&quot;range&quot;); CONCATENATE(&quot;List the ( &quot;;[.K192];&quot;,X)&quot;;[.D192]; &quot; &quot;;[.E192];&quot; (&quot;;[.L192];&quot;,Y)? &quot;);AND([.G192]=&quot;range&quot;;[.H192]=&quot;domain&quot;);CONCATENATE(&quot;List the (&quot;;[.L192];&quot;, X) &quot;;[.D192]; &quot; &quot;;[.E192];&quot; (&quot;;[.K192];&quot;,Y?) &quot;))" office:value-type="string" office:string-value="" calcext:value-type="error">
            <text:p>#NAME?</text:p>
          </table:table-cell>
          <table:table-cell table:style-name="ce55" table:formula="of:=ifs(AND([.G192]=&quot;domain&quot;;[.H192]=&quot;range&quot;); CONCATENATE(&quot;SELECT ?X WHERE { ?X &quot;;[.J192];&quot; Y.}&quot;);AND([.G192]=&quot;range&quot;;[.H192]=&quot;domain&quot;);CONCATENATE(&quot;SELECT ?X WHERE { Y &quot;;[.J192];&quot; ?X.}&quot;))" office:value-type="string" office:string-value="" calcext:value-type="error">
            <text:p>#NAME?</text:p>
          </table:table-cell>
          <table:table-cell table:style-name="ce55" table:formula="of:=ifs(AND([.G192]=&quot;domain&quot;;[.H192]=&quot;range&quot;); CONCATENATE(&quot;the &quot;;[.C192]; &quot; &quot;;[.E192];&quot; (&quot;;[.L192];&quot;,Y) &quot;);AND([.G192]=&quot;range&quot;;[.H192]=&quot;domain&quot;);CONCATENATE(&quot;the &quot;;[.C192]; &quot; &quot;;[.E192];&quot; (&quot;;[.K19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Episode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episode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Episodes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integer</text:p>
          </table:table-cell>
          <table:table-cell table:style-name="ce49" table:formula="of:=ifs(AND([.G193]=&quot;domain&quot;;[.H193]=&quot;range&quot;); CONCATENATE(&quot;What ( &quot;;[.K193];&quot;,X) is the &quot;;[.C193];&quot;/&quot;;[.D193]; &quot; &quot;;[.E193];&quot; (&quot;;[.L193];&quot;,Y)? &quot;);AND([.G193]=&quot;range&quot;;[.H193]=&quot;domain&quot;);CONCATENATE(&quot;What (&quot;;[.L193];&quot;, X) is the &quot;;[.C193];&quot;/&quot;;[.D193]; &quot; &quot;;[.E193];&quot; (&quot;;[.K193];&quot;,Y?) &quot;))" office:value-type="string" office:string-value="" calcext:value-type="error">
            <text:p>#NAME?</text:p>
          </table:table-cell>
          <table:table-cell table:style-name="ce5" table:formula="of:=ifs(AND([.G193]=&quot;domain&quot;;[.H193]=&quot;range&quot;); CONCATENATE(&quot;SELECT ?X WHERE { ?X &quot;;[.J193];&quot; Y.}&quot;);AND([.G193]=&quot;range&quot;;[.H193]=&quot;domain&quot;);CONCATENATE(&quot;SELECT ?X WHERE { Y &quot;;[.J193];&quot; ?X.}&quot;))" office:value-type="string" office:string-value="" calcext:value-type="error">
            <text:p>#NAME?</text:p>
          </table:table-cell>
          <table:table-cell table:style-name="ce54" table:formula="of:=ifs(AND([.G193]=&quot;domain&quot;;[.H193]=&quot;range&quot;); IF([.K193]=&quot;dbo:Person&quot;;CONCATENATE(&quot;Which person, Who ( &quot;;[.K193];&quot;,X) is,was the &quot;;[.C193]; &quot; &quot;;[.E193];&quot; (&quot;;[.L193];&quot;,Y)? (Y &quot;;[.J193];&quot; X)&quot;));AND([.G193]=&quot;range&quot;;[.H193]=&quot;domain&quot;);IF([.L193]=&quot;dbo:Person&quot;;CONCATENATE(&quot;Which person,Who (&quot;;[.L193];&quot;, X) is,was the &quot;;[.C193]; &quot; &quot;;[.E193];&quot; (&quot;;[.K193];&quot;,Y?) (X &quot;;[.J193];&quot; Y)&quot;)))" office:value-type="string" office:string-value="" calcext:value-type="error">
            <text:p>#NAME?</text:p>
          </table:table-cell>
          <table:table-cell table:style-name="ce54" table:formula="of:=ifs(AND([.G193]=&quot;domain&quot;;[.H193]=&quot;range&quot;); IF([.K193]=&quot;dbo:Person&quot;;CONCATENATE(&quot;SELECT ?X WHERE { ?X &quot;;[.J193];&quot; Y.}&quot;));AND([.G193]=&quot;range&quot;;[.H193]=&quot;domain&quot;); IF([.L193]=&quot;dbo:Person&quot;;CONCATENATE(&quot;SELECT ?X WHERE { Y &quot;;[.J193];&quot; ?X.}&quot;)))" office:value-type="string" office:string-value="" calcext:value-type="error">
            <text:p>#NAME?</text:p>
          </table:table-cell>
          <table:table-cell table:style-name="ce55" table:formula="of:=ifs(AND([.G193]=&quot;domain&quot;;[.H193]=&quot;range&quot;); CONCATENATE(&quot;List the ( &quot;;[.K193];&quot;,X)&quot;;[.D193]; &quot; &quot;;[.E193];&quot; (&quot;;[.L193];&quot;,Y)? &quot;);AND([.G193]=&quot;range&quot;;[.H193]=&quot;domain&quot;);CONCATENATE(&quot;List the (&quot;;[.L193];&quot;, X) &quot;;[.D193]; &quot; &quot;;[.E193];&quot; (&quot;;[.K193];&quot;,Y?) &quot;))" office:value-type="string" office:string-value="" calcext:value-type="error">
            <text:p>#NAME?</text:p>
          </table:table-cell>
          <table:table-cell table:style-name="ce55" table:formula="of:=ifs(AND([.G193]=&quot;domain&quot;;[.H193]=&quot;range&quot;); CONCATENATE(&quot;SELECT ?X WHERE { ?X &quot;;[.J193];&quot; Y.}&quot;);AND([.G193]=&quot;range&quot;;[.H193]=&quot;domain&quot;);CONCATENATE(&quot;SELECT ?X WHERE { Y &quot;;[.J193];&quot; ?X.}&quot;))" office:value-type="string" office:string-value="" calcext:value-type="error">
            <text:p>#NAME?</text:p>
          </table:table-cell>
          <table:table-cell table:style-name="ce55" table:formula="of:=ifs(AND([.G193]=&quot;domain&quot;;[.H193]=&quot;range&quot;); CONCATENATE(&quot;the &quot;;[.C193]; &quot; &quot;;[.E193];&quot; (&quot;;[.L193];&quot;,Y) &quot;);AND([.G193]=&quot;range&quot;;[.H193]=&quot;domain&quot;);CONCATENATE(&quot;the &quot;;[.C193]; &quot; &quot;;[.E193];&quot; (&quot;;[.K19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numberOfSeason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number of seasons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numberOfSeasons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xsd:integer</text:p>
          </table:table-cell>
          <table:table-cell table:style-name="ce49" table:formula="of:=ifs(AND([.G194]=&quot;domain&quot;;[.H194]=&quot;range&quot;); CONCATENATE(&quot;What ( &quot;;[.K194];&quot;,X) is the &quot;;[.C194];&quot;/&quot;;[.D194]; &quot; &quot;;[.E194];&quot; (&quot;;[.L194];&quot;,Y)? &quot;);AND([.G194]=&quot;range&quot;;[.H194]=&quot;domain&quot;);CONCATENATE(&quot;What (&quot;;[.L194];&quot;, X) is the &quot;;[.C194];&quot;/&quot;;[.D194]; &quot; &quot;;[.E194];&quot; (&quot;;[.K194];&quot;,Y?) &quot;))" office:value-type="string" office:string-value="" calcext:value-type="error">
            <text:p>#NAME?</text:p>
          </table:table-cell>
          <table:table-cell table:style-name="ce5" table:formula="of:=ifs(AND([.G194]=&quot;domain&quot;;[.H194]=&quot;range&quot;); CONCATENATE(&quot;SELECT ?X WHERE { ?X &quot;;[.J194];&quot; Y.}&quot;);AND([.G194]=&quot;range&quot;;[.H194]=&quot;domain&quot;);CONCATENATE(&quot;SELECT ?X WHERE { Y &quot;;[.J194];&quot; ?X.}&quot;))" office:value-type="string" office:string-value="" calcext:value-type="error">
            <text:p>#NAME?</text:p>
          </table:table-cell>
          <table:table-cell table:style-name="ce54" table:formula="of:=ifs(AND([.G194]=&quot;domain&quot;;[.H194]=&quot;range&quot;); IF([.K194]=&quot;dbo:Person&quot;;CONCATENATE(&quot;Which person, Who ( &quot;;[.K194];&quot;,X) is,was the &quot;;[.C194]; &quot; &quot;;[.E194];&quot; (&quot;;[.L194];&quot;,Y)? (Y &quot;;[.J194];&quot; X)&quot;));AND([.G194]=&quot;range&quot;;[.H194]=&quot;domain&quot;);IF([.L194]=&quot;dbo:Person&quot;;CONCATENATE(&quot;Which person,Who (&quot;;[.L194];&quot;, X) is,was the &quot;;[.C194]; &quot; &quot;;[.E194];&quot; (&quot;;[.K194];&quot;,Y?) (X &quot;;[.J194];&quot; Y)&quot;)))" office:value-type="string" office:string-value="" calcext:value-type="error">
            <text:p>#NAME?</text:p>
          </table:table-cell>
          <table:table-cell table:style-name="ce54" table:formula="of:=ifs(AND([.G194]=&quot;domain&quot;;[.H194]=&quot;range&quot;); IF([.K194]=&quot;dbo:Person&quot;;CONCATENATE(&quot;SELECT ?X WHERE { ?X &quot;;[.J194];&quot; Y.}&quot;));AND([.G194]=&quot;range&quot;;[.H194]=&quot;domain&quot;); IF([.L194]=&quot;dbo:Person&quot;;CONCATENATE(&quot;SELECT ?X WHERE { Y &quot;;[.J194];&quot; ?X.}&quot;)))" office:value-type="string" office:string-value="" calcext:value-type="error">
            <text:p>#NAME?</text:p>
          </table:table-cell>
          <table:table-cell table:style-name="ce55" table:formula="of:=ifs(AND([.G194]=&quot;domain&quot;;[.H194]=&quot;range&quot;); CONCATENATE(&quot;List the ( &quot;;[.K194];&quot;,X)&quot;;[.D194]; &quot; &quot;;[.E194];&quot; (&quot;;[.L194];&quot;,Y)? &quot;);AND([.G194]=&quot;range&quot;;[.H194]=&quot;domain&quot;);CONCATENATE(&quot;List the (&quot;;[.L194];&quot;, X) &quot;;[.D194]; &quot; &quot;;[.E194];&quot; (&quot;;[.K194];&quot;,Y?) &quot;))" office:value-type="string" office:string-value="" calcext:value-type="error">
            <text:p>#NAME?</text:p>
          </table:table-cell>
          <table:table-cell table:style-name="ce55" table:formula="of:=ifs(AND([.G194]=&quot;domain&quot;;[.H194]=&quot;range&quot;); CONCATENATE(&quot;SELECT ?X WHERE { ?X &quot;;[.J194];&quot; Y.}&quot;);AND([.G194]=&quot;range&quot;;[.H194]=&quot;domain&quot;);CONCATENATE(&quot;SELECT ?X WHERE { Y &quot;;[.J194];&quot; ?X.}&quot;))" office:value-type="string" office:string-value="" calcext:value-type="error">
            <text:p>#NAME?</text:p>
          </table:table-cell>
          <table:table-cell table:style-name="ce55" table:formula="of:=ifs(AND([.G194]=&quot;domain&quot;;[.H194]=&quot;range&quot;); CONCATENATE(&quot;the &quot;;[.C194]; &quot; &quot;;[.E194];&quot; (&quot;;[.L194];&quot;,Y) &quot;);AND([.G194]=&quot;range&quot;;[.H194]=&quot;domain&quot;);CONCATENATE(&quot;the &quot;;[.C194]; &quot; &quot;;[.E194];&quot; (&quot;;[.K19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present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presenter</text:p>
          </table:table-cell>
          <table:table-cell table:style-name="ce7" office:value-type="string" calcext:value-type="string">
            <text:p>present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resenter</text:p>
          </table:table-cell>
          <table:table-cell table:style-name="ce18" office:value-type="string" calcext:value-type="string">
            <text:p>dbo:TelevisionShow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195]=&quot;domain&quot;;[.H195]=&quot;range&quot;); CONCATENATE(&quot;What ( &quot;;[.K195];&quot;,X) is the &quot;;[.C195];&quot;/&quot;;[.D195]; &quot; &quot;;[.E195];&quot; (&quot;;[.L195];&quot;,Y)? &quot;);AND([.G195]=&quot;range&quot;;[.H195]=&quot;domain&quot;);CONCATENATE(&quot;What (&quot;;[.L195];&quot;, X) is the &quot;;[.C195];&quot;/&quot;;[.D195]; &quot; &quot;;[.E195];&quot; (&quot;;[.K195];&quot;,Y?) &quot;))" office:value-type="string" office:string-value="" calcext:value-type="error">
            <text:p>#NAME?</text:p>
          </table:table-cell>
          <table:table-cell table:style-name="ce5" table:formula="of:=ifs(AND([.G195]=&quot;domain&quot;;[.H195]=&quot;range&quot;); CONCATENATE(&quot;SELECT ?X WHERE { ?X &quot;;[.J195];&quot; Y.}&quot;);AND([.G195]=&quot;range&quot;;[.H195]=&quot;domain&quot;);CONCATENATE(&quot;SELECT ?X WHERE { Y &quot;;[.J195];&quot; ?X.}&quot;))" office:value-type="string" office:string-value="" calcext:value-type="error">
            <text:p>#NAME?</text:p>
          </table:table-cell>
          <table:table-cell table:style-name="ce54" table:formula="of:=ifs(AND([.G195]=&quot;domain&quot;;[.H195]=&quot;range&quot;); IF([.K195]=&quot;dbo:Person&quot;;CONCATENATE(&quot;Which person, Who ( &quot;;[.K195];&quot;,X) is,was the &quot;;[.C195]; &quot; &quot;;[.E195];&quot; (&quot;;[.L195];&quot;,Y)? (Y &quot;;[.J195];&quot; X)&quot;));AND([.G195]=&quot;range&quot;;[.H195]=&quot;domain&quot;);IF([.L195]=&quot;dbo:Person&quot;;CONCATENATE(&quot;Which person,Who (&quot;;[.L195];&quot;, X) is,was the &quot;;[.C195]; &quot; &quot;;[.E195];&quot; (&quot;;[.K195];&quot;,Y?) (X &quot;;[.J195];&quot; Y)&quot;)))" office:value-type="string" office:string-value="" calcext:value-type="error">
            <text:p>#NAME?</text:p>
          </table:table-cell>
          <table:table-cell table:style-name="ce54" table:formula="of:=ifs(AND([.G195]=&quot;domain&quot;;[.H195]=&quot;range&quot;); IF([.K195]=&quot;dbo:Person&quot;;CONCATENATE(&quot;SELECT ?X WHERE { ?X &quot;;[.J195];&quot; Y.}&quot;));AND([.G195]=&quot;range&quot;;[.H195]=&quot;domain&quot;); IF([.L195]=&quot;dbo:Person&quot;;CONCATENATE(&quot;SELECT ?X WHERE { Y &quot;;[.J195];&quot; ?X.}&quot;)))" office:value-type="string" office:string-value="" calcext:value-type="error">
            <text:p>#NAME?</text:p>
          </table:table-cell>
          <table:table-cell table:style-name="ce55" table:formula="of:=ifs(AND([.G195]=&quot;domain&quot;;[.H195]=&quot;range&quot;); CONCATENATE(&quot;List the ( &quot;;[.K195];&quot;,X)&quot;;[.D195]; &quot; &quot;;[.E195];&quot; (&quot;;[.L195];&quot;,Y)? &quot;);AND([.G195]=&quot;range&quot;;[.H195]=&quot;domain&quot;);CONCATENATE(&quot;List the (&quot;;[.L195];&quot;, X) &quot;;[.D195]; &quot; &quot;;[.E195];&quot; (&quot;;[.K195];&quot;,Y?) &quot;))" office:value-type="string" office:string-value="" calcext:value-type="error">
            <text:p>#NAME?</text:p>
          </table:table-cell>
          <table:table-cell table:style-name="ce55" table:formula="of:=ifs(AND([.G195]=&quot;domain&quot;;[.H195]=&quot;range&quot;); CONCATENATE(&quot;SELECT ?X WHERE { ?X &quot;;[.J195];&quot; Y.}&quot;);AND([.G195]=&quot;range&quot;;[.H195]=&quot;domain&quot;);CONCATENATE(&quot;SELECT ?X WHERE { Y &quot;;[.J195];&quot; ?X.}&quot;))" office:value-type="string" office:string-value="" calcext:value-type="error">
            <text:p>#NAME?</text:p>
          </table:table-cell>
          <table:table-cell table:style-name="ce55" table:formula="of:=ifs(AND([.G195]=&quot;domain&quot;;[.H195]=&quot;range&quot;); CONCATENATE(&quot;the &quot;;[.C195]; &quot; &quot;;[.E195];&quot; (&quot;;[.L195];&quot;,Y) &quot;);AND([.G195]=&quot;range&quot;;[.H195]=&quot;domain&quot;);CONCATENATE(&quot;the &quot;;[.C195]; &quot; &quot;;[.E195];&quot; (&quot;;[.K19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iverMou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iver mou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iverMouth</text:p>
          </table:table-cell>
          <table:table-cell table:style-name="ce18" office:value-type="string" calcext:value-type="string">
            <text:p>dbo:River</text:p>
          </table:table-cell>
          <table:table-cell table:style-name="ce18" office:value-type="string" calcext:value-type="string">
            <text:p>dbo:Sea</text:p>
          </table:table-cell>
          <table:table-cell table:style-name="ce49" table:formula="of:=ifs(AND([.G196]=&quot;domain&quot;;[.H196]=&quot;range&quot;); CONCATENATE(&quot;What ( &quot;;[.K196];&quot;,X) is the &quot;;[.C196];&quot;/&quot;;[.D196]; &quot; &quot;;[.E196];&quot; (&quot;;[.L196];&quot;,Y)? &quot;);AND([.G196]=&quot;range&quot;;[.H196]=&quot;domain&quot;);CONCATENATE(&quot;What (&quot;;[.L196];&quot;, X) is the &quot;;[.C196];&quot;/&quot;;[.D196]; &quot; &quot;;[.E196];&quot; (&quot;;[.K196];&quot;,Y?) &quot;))" office:value-type="string" office:string-value="" calcext:value-type="error">
            <text:p>#NAME?</text:p>
          </table:table-cell>
          <table:table-cell table:style-name="ce5" table:formula="of:=ifs(AND([.G196]=&quot;domain&quot;;[.H196]=&quot;range&quot;); CONCATENATE(&quot;SELECT ?X WHERE { ?X &quot;;[.J196];&quot; Y.}&quot;);AND([.G196]=&quot;range&quot;;[.H196]=&quot;domain&quot;);CONCATENATE(&quot;SELECT ?X WHERE { Y &quot;;[.J196];&quot; ?X.}&quot;))" office:value-type="string" office:string-value="" calcext:value-type="error">
            <text:p>#NAME?</text:p>
          </table:table-cell>
          <table:table-cell table:style-name="ce54" table:formula="of:=ifs(AND([.G196]=&quot;domain&quot;;[.H196]=&quot;range&quot;); IF([.K196]=&quot;dbo:Person&quot;;CONCATENATE(&quot;Which person, Who ( &quot;;[.K196];&quot;,X) is,was the &quot;;[.C196]; &quot; &quot;;[.E196];&quot; (&quot;;[.L196];&quot;,Y)? (Y &quot;;[.J196];&quot; X)&quot;));AND([.G196]=&quot;range&quot;;[.H196]=&quot;domain&quot;);IF([.L196]=&quot;dbo:Person&quot;;CONCATENATE(&quot;Which person,Who (&quot;;[.L196];&quot;, X) is,was the &quot;;[.C196]; &quot; &quot;;[.E196];&quot; (&quot;;[.K196];&quot;,Y?) (X &quot;;[.J196];&quot; Y)&quot;)))" office:value-type="string" office:string-value="" calcext:value-type="error">
            <text:p>#NAME?</text:p>
          </table:table-cell>
          <table:table-cell table:style-name="ce54" table:formula="of:=ifs(AND([.G196]=&quot;domain&quot;;[.H196]=&quot;range&quot;); IF([.K196]=&quot;dbo:Person&quot;;CONCATENATE(&quot;SELECT ?X WHERE { ?X &quot;;[.J196];&quot; Y.}&quot;));AND([.G196]=&quot;range&quot;;[.H196]=&quot;domain&quot;); IF([.L196]=&quot;dbo:Person&quot;;CONCATENATE(&quot;SELECT ?X WHERE { Y &quot;;[.J196];&quot; ?X.}&quot;)))" office:value-type="string" office:string-value="" calcext:value-type="error">
            <text:p>#NAME?</text:p>
          </table:table-cell>
          <table:table-cell table:style-name="ce55" table:formula="of:=ifs(AND([.G196]=&quot;domain&quot;;[.H196]=&quot;range&quot;); CONCATENATE(&quot;List the ( &quot;;[.K196];&quot;,X)&quot;;[.D196]; &quot; &quot;;[.E196];&quot; (&quot;;[.L196];&quot;,Y)? &quot;);AND([.G196]=&quot;range&quot;;[.H196]=&quot;domain&quot;);CONCATENATE(&quot;List the (&quot;;[.L196];&quot;, X) &quot;;[.D196]; &quot; &quot;;[.E196];&quot; (&quot;;[.K196];&quot;,Y?) &quot;))" office:value-type="string" office:string-value="" calcext:value-type="error">
            <text:p>#NAME?</text:p>
          </table:table-cell>
          <table:table-cell table:style-name="ce55" table:formula="of:=ifs(AND([.G196]=&quot;domain&quot;;[.H196]=&quot;range&quot;); CONCATENATE(&quot;SELECT ?X WHERE { ?X &quot;;[.J196];&quot; Y.}&quot;);AND([.G196]=&quot;range&quot;;[.H196]=&quot;domain&quot;);CONCATENATE(&quot;SELECT ?X WHERE { Y &quot;;[.J196];&quot; ?X.}&quot;))" office:value-type="string" office:string-value="" calcext:value-type="error">
            <text:p>#NAME?</text:p>
          </table:table-cell>
          <table:table-cell table:style-name="ce55" table:formula="of:=ifs(AND([.G196]=&quot;domain&quot;;[.H196]=&quot;range&quot;); CONCATENATE(&quot;the &quot;;[.C196]; &quot; &quot;;[.E196];&quot; (&quot;;[.L196];&quot;,Y) &quot;);AND([.G196]=&quot;range&quot;;[.H196]=&quot;domain&quot;);CONCATENATE(&quot;the &quot;;[.C196]; &quot; &quot;;[.E196];&quot; (&quot;;[.K19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outhLevel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uth level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p:mouthLevel</text:p>
          </table:table-cell>
          <table:table-cell table:style-name="ce18" office:value-type="string" calcext:value-type="string">
            <text:p>dbo:River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97]=&quot;domain&quot;;[.H197]=&quot;range&quot;); CONCATENATE(&quot;What ( &quot;;[.K197];&quot;,X) is the &quot;;[.C197];&quot;/&quot;;[.D197]; &quot; &quot;;[.E197];&quot; (&quot;;[.L197];&quot;,Y)? &quot;);AND([.G197]=&quot;range&quot;;[.H197]=&quot;domain&quot;);CONCATENATE(&quot;What (&quot;;[.L197];&quot;, X) is the &quot;;[.C197];&quot;/&quot;;[.D197]; &quot; &quot;;[.E197];&quot; (&quot;;[.K197];&quot;,Y?) &quot;))" office:value-type="string" office:string-value="" calcext:value-type="error">
            <text:p>#NAME?</text:p>
          </table:table-cell>
          <table:table-cell table:style-name="ce5" table:formula="of:=ifs(AND([.G197]=&quot;domain&quot;;[.H197]=&quot;range&quot;); CONCATENATE(&quot;SELECT ?X WHERE { ?X &quot;;[.J197];&quot; Y.}&quot;);AND([.G197]=&quot;range&quot;;[.H197]=&quot;domain&quot;);CONCATENATE(&quot;SELECT ?X WHERE { Y &quot;;[.J197];&quot; ?X.}&quot;))" office:value-type="string" office:string-value="" calcext:value-type="error">
            <text:p>#NAME?</text:p>
          </table:table-cell>
          <table:table-cell table:style-name="ce54" table:formula="of:=ifs(AND([.G197]=&quot;domain&quot;;[.H197]=&quot;range&quot;); IF([.K197]=&quot;dbo:Person&quot;;CONCATENATE(&quot;Which person, Who ( &quot;;[.K197];&quot;,X) is,was the &quot;;[.C197]; &quot; &quot;;[.E197];&quot; (&quot;;[.L197];&quot;,Y)? (Y &quot;;[.J197];&quot; X)&quot;));AND([.G197]=&quot;range&quot;;[.H197]=&quot;domain&quot;);IF([.L197]=&quot;dbo:Person&quot;;CONCATENATE(&quot;Which person,Who (&quot;;[.L197];&quot;, X) is,was the &quot;;[.C197]; &quot; &quot;;[.E197];&quot; (&quot;;[.K197];&quot;,Y?) (X &quot;;[.J197];&quot; Y)&quot;)))" office:value-type="string" office:string-value="" calcext:value-type="error">
            <text:p>#NAME?</text:p>
          </table:table-cell>
          <table:table-cell table:style-name="ce54" table:formula="of:=ifs(AND([.G197]=&quot;domain&quot;;[.H197]=&quot;range&quot;); IF([.K197]=&quot;dbo:Person&quot;;CONCATENATE(&quot;SELECT ?X WHERE { ?X &quot;;[.J197];&quot; Y.}&quot;));AND([.G197]=&quot;range&quot;;[.H197]=&quot;domain&quot;); IF([.L197]=&quot;dbo:Person&quot;;CONCATENATE(&quot;SELECT ?X WHERE { Y &quot;;[.J197];&quot; ?X.}&quot;)))" office:value-type="string" office:string-value="" calcext:value-type="error">
            <text:p>#NAME?</text:p>
          </table:table-cell>
          <table:table-cell table:style-name="ce55" table:formula="of:=ifs(AND([.G197]=&quot;domain&quot;;[.H197]=&quot;range&quot;); CONCATENATE(&quot;List the ( &quot;;[.K197];&quot;,X)&quot;;[.D197]; &quot; &quot;;[.E197];&quot; (&quot;;[.L197];&quot;,Y)? &quot;);AND([.G197]=&quot;range&quot;;[.H197]=&quot;domain&quot;);CONCATENATE(&quot;List the (&quot;;[.L197];&quot;, X) &quot;;[.D197]; &quot; &quot;;[.E197];&quot; (&quot;;[.K197];&quot;,Y?) &quot;))" office:value-type="string" office:string-value="" calcext:value-type="error">
            <text:p>#NAME?</text:p>
          </table:table-cell>
          <table:table-cell table:style-name="ce55" table:formula="of:=ifs(AND([.G197]=&quot;domain&quot;;[.H197]=&quot;range&quot;); CONCATENATE(&quot;SELECT ?X WHERE { ?X &quot;;[.J197];&quot; Y.}&quot;);AND([.G197]=&quot;range&quot;;[.H197]=&quot;domain&quot;);CONCATENATE(&quot;SELECT ?X WHERE { Y &quot;;[.J197];&quot; ?X.}&quot;))" office:value-type="string" office:string-value="" calcext:value-type="error">
            <text:p>#NAME?</text:p>
          </table:table-cell>
          <table:table-cell table:style-name="ce55" table:formula="of:=ifs(AND([.G197]=&quot;domain&quot;;[.H197]=&quot;range&quot;); CONCATENATE(&quot;the &quot;;[.C197]; &quot; &quot;;[.E197];&quot; (&quot;;[.L197];&quot;,Y) &quot;);AND([.G197]=&quot;range&quot;;[.H197]=&quot;domain&quot;);CONCATENATE(&quot;the &quot;;[.C197]; &quot; &quot;;[.E197];&quot; (&quot;;[.K19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humanDevelopementIndex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human developement index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humanDevelopementIndex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float</text:p>
          </table:table-cell>
          <table:table-cell table:style-name="ce49" table:formula="of:=ifs(AND([.G198]=&quot;domain&quot;;[.H198]=&quot;range&quot;); CONCATENATE(&quot;What ( &quot;;[.K198];&quot;,X) is the &quot;;[.C198];&quot;/&quot;;[.D198]; &quot; &quot;;[.E198];&quot; (&quot;;[.L198];&quot;,Y)? &quot;);AND([.G198]=&quot;range&quot;;[.H198]=&quot;domain&quot;);CONCATENATE(&quot;What (&quot;;[.L198];&quot;, X) is the &quot;;[.C198];&quot;/&quot;;[.D198]; &quot; &quot;;[.E198];&quot; (&quot;;[.K198];&quot;,Y?) &quot;))" office:value-type="string" office:string-value="" calcext:value-type="error">
            <text:p>#NAME?</text:p>
          </table:table-cell>
          <table:table-cell table:style-name="ce5" table:formula="of:=ifs(AND([.G198]=&quot;domain&quot;;[.H198]=&quot;range&quot;); CONCATENATE(&quot;SELECT ?X WHERE { ?X &quot;;[.J198];&quot; Y.}&quot;);AND([.G198]=&quot;range&quot;;[.H198]=&quot;domain&quot;);CONCATENATE(&quot;SELECT ?X WHERE { Y &quot;;[.J198];&quot; ?X.}&quot;))" office:value-type="string" office:string-value="" calcext:value-type="error">
            <text:p>#NAME?</text:p>
          </table:table-cell>
          <table:table-cell table:style-name="ce54" table:formula="of:=ifs(AND([.G198]=&quot;domain&quot;;[.H198]=&quot;range&quot;); IF([.K198]=&quot;dbo:Person&quot;;CONCATENATE(&quot;Which person, Who ( &quot;;[.K198];&quot;,X) is,was the &quot;;[.C198]; &quot; &quot;;[.E198];&quot; (&quot;;[.L198];&quot;,Y)? (Y &quot;;[.J198];&quot; X)&quot;));AND([.G198]=&quot;range&quot;;[.H198]=&quot;domain&quot;);IF([.L198]=&quot;dbo:Person&quot;;CONCATENATE(&quot;Which person,Who (&quot;;[.L198];&quot;, X) is,was the &quot;;[.C198]; &quot; &quot;;[.E198];&quot; (&quot;;[.K198];&quot;,Y?) (X &quot;;[.J198];&quot; Y)&quot;)))" office:value-type="string" office:string-value="" calcext:value-type="error">
            <text:p>#NAME?</text:p>
          </table:table-cell>
          <table:table-cell table:style-name="ce54" table:formula="of:=ifs(AND([.G198]=&quot;domain&quot;;[.H198]=&quot;range&quot;); IF([.K198]=&quot;dbo:Person&quot;;CONCATENATE(&quot;SELECT ?X WHERE { ?X &quot;;[.J198];&quot; Y.}&quot;));AND([.G198]=&quot;range&quot;;[.H198]=&quot;domain&quot;); IF([.L198]=&quot;dbo:Person&quot;;CONCATENATE(&quot;SELECT ?X WHERE { Y &quot;;[.J198];&quot; ?X.}&quot;)))" office:value-type="string" office:string-value="" calcext:value-type="error">
            <text:p>#NAME?</text:p>
          </table:table-cell>
          <table:table-cell table:style-name="ce55" table:formula="of:=ifs(AND([.G198]=&quot;domain&quot;;[.H198]=&quot;range&quot;); CONCATENATE(&quot;List the ( &quot;;[.K198];&quot;,X)&quot;;[.D198]; &quot; &quot;;[.E198];&quot; (&quot;;[.L198];&quot;,Y)? &quot;);AND([.G198]=&quot;range&quot;;[.H198]=&quot;domain&quot;);CONCATENATE(&quot;List the (&quot;;[.L198];&quot;, X) &quot;;[.D198]; &quot; &quot;;[.E198];&quot; (&quot;;[.K198];&quot;,Y?) &quot;))" office:value-type="string" office:string-value="" calcext:value-type="error">
            <text:p>#NAME?</text:p>
          </table:table-cell>
          <table:table-cell table:style-name="ce55" table:formula="of:=ifs(AND([.G198]=&quot;domain&quot;;[.H198]=&quot;range&quot;); CONCATENATE(&quot;SELECT ?X WHERE { ?X &quot;;[.J198];&quot; Y.}&quot;);AND([.G198]=&quot;range&quot;;[.H198]=&quot;domain&quot;);CONCATENATE(&quot;SELECT ?X WHERE { Y &quot;;[.J198];&quot; ?X.}&quot;))" office:value-type="string" office:string-value="" calcext:value-type="error">
            <text:p>#NAME?</text:p>
          </table:table-cell>
          <table:table-cell table:style-name="ce55" table:formula="of:=ifs(AND([.G198]=&quot;domain&quot;;[.H198]=&quot;range&quot;); CONCATENATE(&quot;the &quot;;[.C198]; &quot; &quot;;[.E198];&quot; (&quot;;[.L198];&quot;,Y) &quot;);AND([.G198]=&quot;range&quot;;[.H198]=&quot;domain&quot;);CONCATENATE(&quot;the &quot;;[.C198]; &quot; &quot;;[.E198];&quot; (&quot;;[.K19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lig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ligion </text:p>
          </table:table-cell>
          <table:table-cell table:style-name="ce7" office:value-type="string" calcext:value-type="string">
            <text:p>relig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ligion</text:p>
          </table:table-cell>
          <table:table-cell table:style-name="ce18" office:value-type="string" calcext:value-type="string">
            <text:p>dbo:Country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199]=&quot;domain&quot;;[.H199]=&quot;range&quot;); CONCATENATE(&quot;What ( &quot;;[.K199];&quot;,X) is the &quot;;[.C199];&quot;/&quot;;[.D199]; &quot; &quot;;[.E199];&quot; (&quot;;[.L199];&quot;,Y)? &quot;);AND([.G199]=&quot;range&quot;;[.H199]=&quot;domain&quot;);CONCATENATE(&quot;What (&quot;;[.L199];&quot;, X) is the &quot;;[.C199];&quot;/&quot;;[.D199]; &quot; &quot;;[.E199];&quot; (&quot;;[.K199];&quot;,Y?) &quot;))" office:value-type="string" office:string-value="" calcext:value-type="error">
            <text:p>#NAME?</text:p>
          </table:table-cell>
          <table:table-cell table:style-name="ce5" table:formula="of:=ifs(AND([.G199]=&quot;domain&quot;;[.H199]=&quot;range&quot;); CONCATENATE(&quot;SELECT ?X WHERE { ?X &quot;;[.J199];&quot; Y.}&quot;);AND([.G199]=&quot;range&quot;;[.H199]=&quot;domain&quot;);CONCATENATE(&quot;SELECT ?X WHERE { Y &quot;;[.J199];&quot; ?X.}&quot;))" office:value-type="string" office:string-value="" calcext:value-type="error">
            <text:p>#NAME?</text:p>
          </table:table-cell>
          <table:table-cell table:style-name="ce54" table:formula="of:=ifs(AND([.G199]=&quot;domain&quot;;[.H199]=&quot;range&quot;); IF([.K199]=&quot;dbo:Person&quot;;CONCATENATE(&quot;Which person, Who ( &quot;;[.K199];&quot;,X) is,was the &quot;;[.C199]; &quot; &quot;;[.E199];&quot; (&quot;;[.L199];&quot;,Y)? (Y &quot;;[.J199];&quot; X)&quot;));AND([.G199]=&quot;range&quot;;[.H199]=&quot;domain&quot;);IF([.L199]=&quot;dbo:Person&quot;;CONCATENATE(&quot;Which person,Who (&quot;;[.L199];&quot;, X) is,was the &quot;;[.C199]; &quot; &quot;;[.E199];&quot; (&quot;;[.K199];&quot;,Y?) (X &quot;;[.J199];&quot; Y)&quot;)))" office:value-type="string" office:string-value="" calcext:value-type="error">
            <text:p>#NAME?</text:p>
          </table:table-cell>
          <table:table-cell table:style-name="ce54" table:formula="of:=ifs(AND([.G199]=&quot;domain&quot;;[.H199]=&quot;range&quot;); IF([.K199]=&quot;dbo:Person&quot;;CONCATENATE(&quot;SELECT ?X WHERE { ?X &quot;;[.J199];&quot; Y.}&quot;));AND([.G199]=&quot;range&quot;;[.H199]=&quot;domain&quot;); IF([.L199]=&quot;dbo:Person&quot;;CONCATENATE(&quot;SELECT ?X WHERE { Y &quot;;[.J199];&quot; ?X.}&quot;)))" office:value-type="string" office:string-value="" calcext:value-type="error">
            <text:p>#NAME?</text:p>
          </table:table-cell>
          <table:table-cell table:style-name="ce55" table:formula="of:=ifs(AND([.G199]=&quot;domain&quot;;[.H199]=&quot;range&quot;); CONCATENATE(&quot;List the ( &quot;;[.K199];&quot;,X)&quot;;[.D199]; &quot; &quot;;[.E199];&quot; (&quot;;[.L199];&quot;,Y)? &quot;);AND([.G199]=&quot;range&quot;;[.H199]=&quot;domain&quot;);CONCATENATE(&quot;List the (&quot;;[.L199];&quot;, X) &quot;;[.D199]; &quot; &quot;;[.E199];&quot; (&quot;;[.K199];&quot;,Y?) &quot;))" office:value-type="string" office:string-value="" calcext:value-type="error">
            <text:p>#NAME?</text:p>
          </table:table-cell>
          <table:table-cell table:style-name="ce55" table:formula="of:=ifs(AND([.G199]=&quot;domain&quot;;[.H199]=&quot;range&quot;); CONCATENATE(&quot;SELECT ?X WHERE { ?X &quot;;[.J199];&quot; Y.}&quot;);AND([.G199]=&quot;range&quot;;[.H199]=&quot;domain&quot;);CONCATENATE(&quot;SELECT ?X WHERE { Y &quot;;[.J199];&quot; ?X.}&quot;))" office:value-type="string" office:string-value="" calcext:value-type="error">
            <text:p>#NAME?</text:p>
          </table:table-cell>
          <table:table-cell table:style-name="ce55" table:formula="of:=ifs(AND([.G199]=&quot;domain&quot;;[.H199]=&quot;range&quot;); CONCATENATE(&quot;the &quot;;[.C199]; &quot; &quot;;[.E199];&quot; (&quot;;[.L199];&quot;,Y) &quot;);AND([.G199]=&quot;range&quot;;[.H199]=&quot;domain&quot;);CONCATENATE(&quot;the &quot;;[.C199]; &quot; &quot;;[.E199];&quot; (&quot;;[.K19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cinematography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cinematography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cinematography</text:p>
          </table:table-cell>
          <table:table-cell table:style-name="ce18" office:value-type="string" calcext:value-type="string">
            <text:p>dbo:Film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200]=&quot;domain&quot;;[.H200]=&quot;range&quot;); CONCATENATE(&quot;What ( &quot;;[.K200];&quot;,X) is the &quot;;[.C200];&quot;/&quot;;[.D200]; &quot; &quot;;[.E200];&quot; (&quot;;[.L200];&quot;,Y)? &quot;);AND([.G200]=&quot;range&quot;;[.H200]=&quot;domain&quot;);CONCATENATE(&quot;What (&quot;;[.L200];&quot;, X) is the &quot;;[.C200];&quot;/&quot;;[.D200]; &quot; &quot;;[.E200];&quot; (&quot;;[.K200];&quot;,Y?) &quot;))" office:value-type="string" office:string-value="" calcext:value-type="error">
            <text:p>#NAME?</text:p>
          </table:table-cell>
          <table:table-cell table:style-name="ce5" table:formula="of:=ifs(AND([.G200]=&quot;domain&quot;;[.H200]=&quot;range&quot;); CONCATENATE(&quot;SELECT ?X WHERE { ?X &quot;;[.J200];&quot; Y.}&quot;);AND([.G200]=&quot;range&quot;;[.H200]=&quot;domain&quot;);CONCATENATE(&quot;SELECT ?X WHERE { Y &quot;;[.J200];&quot; ?X.}&quot;))" office:value-type="string" office:string-value="" calcext:value-type="error">
            <text:p>#NAME?</text:p>
          </table:table-cell>
          <table:table-cell table:style-name="ce54" table:formula="of:=ifs(AND([.G200]=&quot;domain&quot;;[.H200]=&quot;range&quot;); IF([.K200]=&quot;dbo:Person&quot;;CONCATENATE(&quot;Which person, Who ( &quot;;[.K200];&quot;,X) is,was the &quot;;[.C200]; &quot; &quot;;[.E200];&quot; (&quot;;[.L200];&quot;,Y)? (Y &quot;;[.J200];&quot; X)&quot;));AND([.G200]=&quot;range&quot;;[.H200]=&quot;domain&quot;);IF([.L200]=&quot;dbo:Person&quot;;CONCATENATE(&quot;Which person,Who (&quot;;[.L200];&quot;, X) is,was the &quot;;[.C200]; &quot; &quot;;[.E200];&quot; (&quot;;[.K200];&quot;,Y?) (X &quot;;[.J200];&quot; Y)&quot;)))" office:value-type="string" office:string-value="" calcext:value-type="error">
            <text:p>#NAME?</text:p>
          </table:table-cell>
          <table:table-cell table:style-name="ce54" table:formula="of:=ifs(AND([.G200]=&quot;domain&quot;;[.H200]=&quot;range&quot;); IF([.K200]=&quot;dbo:Person&quot;;CONCATENATE(&quot;SELECT ?X WHERE { ?X &quot;;[.J200];&quot; Y.}&quot;));AND([.G200]=&quot;range&quot;;[.H200]=&quot;domain&quot;); IF([.L200]=&quot;dbo:Person&quot;;CONCATENATE(&quot;SELECT ?X WHERE { Y &quot;;[.J200];&quot; ?X.}&quot;)))" office:value-type="string" office:string-value="" calcext:value-type="error">
            <text:p>#NAME?</text:p>
          </table:table-cell>
          <table:table-cell table:style-name="ce55" table:formula="of:=ifs(AND([.G200]=&quot;domain&quot;;[.H200]=&quot;range&quot;); CONCATENATE(&quot;List the ( &quot;;[.K200];&quot;,X)&quot;;[.D200]; &quot; &quot;;[.E200];&quot; (&quot;;[.L200];&quot;,Y)? &quot;);AND([.G200]=&quot;range&quot;;[.H200]=&quot;domain&quot;);CONCATENATE(&quot;List the (&quot;;[.L200];&quot;, X) &quot;;[.D200]; &quot; &quot;;[.E200];&quot; (&quot;;[.K200];&quot;,Y?) &quot;))" office:value-type="string" office:string-value="" calcext:value-type="error">
            <text:p>#NAME?</text:p>
          </table:table-cell>
          <table:table-cell table:style-name="ce55" table:formula="of:=ifs(AND([.G200]=&quot;domain&quot;;[.H200]=&quot;range&quot;); CONCATENATE(&quot;SELECT ?X WHERE { ?X &quot;;[.J200];&quot; Y.}&quot;);AND([.G200]=&quot;range&quot;;[.H200]=&quot;domain&quot;);CONCATENATE(&quot;SELECT ?X WHERE { Y &quot;;[.J200];&quot; ?X.}&quot;))" office:value-type="string" office:string-value="" calcext:value-type="error">
            <text:p>#NAME?</text:p>
          </table:table-cell>
          <table:table-cell table:style-name="ce55" table:formula="of:=ifs(AND([.G200]=&quot;domain&quot;;[.H200]=&quot;range&quot;); CONCATENATE(&quot;the &quot;;[.C200]; &quot; &quot;;[.E200];&quot; (&quot;;[.L200];&quot;,Y) &quot;);AND([.G200]=&quot;range&quot;;[.H200]=&quot;domain&quot;);CONCATENATE(&quot;the &quot;;[.C200]; &quot; &quot;;[.E200];&quot; (&quot;;[.K20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design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sign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designer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201]=&quot;domain&quot;;[.H201]=&quot;range&quot;); CONCATENATE(&quot;What ( &quot;;[.K201];&quot;,X) is the &quot;;[.C201];&quot;/&quot;;[.D201]; &quot; &quot;;[.E201];&quot; (&quot;;[.L201];&quot;,Y)? &quot;);AND([.G201]=&quot;range&quot;;[.H201]=&quot;domain&quot;);CONCATENATE(&quot;What (&quot;;[.L201];&quot;, X) is the &quot;;[.C201];&quot;/&quot;;[.D201]; &quot; &quot;;[.E201];&quot; (&quot;;[.K201];&quot;,Y?) &quot;))" office:value-type="string" office:string-value="" calcext:value-type="error">
            <text:p>#NAME?</text:p>
          </table:table-cell>
          <table:table-cell table:style-name="ce5" table:formula="of:=ifs(AND([.G201]=&quot;domain&quot;;[.H201]=&quot;range&quot;); CONCATENATE(&quot;SELECT ?X WHERE { ?X &quot;;[.J201];&quot; Y.}&quot;);AND([.G201]=&quot;range&quot;;[.H201]=&quot;domain&quot;);CONCATENATE(&quot;SELECT ?X WHERE { Y &quot;;[.J201];&quot; ?X.}&quot;))" office:value-type="string" office:string-value="" calcext:value-type="error">
            <text:p>#NAME?</text:p>
          </table:table-cell>
          <table:table-cell table:style-name="ce54" table:formula="of:=ifs(AND([.G201]=&quot;domain&quot;;[.H201]=&quot;range&quot;); IF([.K201]=&quot;dbo:Person&quot;;CONCATENATE(&quot;Which person, Who ( &quot;;[.K201];&quot;,X) is,was the &quot;;[.C201]; &quot; &quot;;[.E201];&quot; (&quot;;[.L201];&quot;,Y)? (Y &quot;;[.J201];&quot; X)&quot;));AND([.G201]=&quot;range&quot;;[.H201]=&quot;domain&quot;);IF([.L201]=&quot;dbo:Person&quot;;CONCATENATE(&quot;Which person,Who (&quot;;[.L201];&quot;, X) is,was the &quot;;[.C201]; &quot; &quot;;[.E201];&quot; (&quot;;[.K201];&quot;,Y?) (X &quot;;[.J201];&quot; Y)&quot;)))" office:value-type="string" office:string-value="" calcext:value-type="error">
            <text:p>#NAME?</text:p>
          </table:table-cell>
          <table:table-cell table:style-name="ce54" table:formula="of:=ifs(AND([.G201]=&quot;domain&quot;;[.H201]=&quot;range&quot;); IF([.K201]=&quot;dbo:Person&quot;;CONCATENATE(&quot;SELECT ?X WHERE { ?X &quot;;[.J201];&quot; Y.}&quot;));AND([.G201]=&quot;range&quot;;[.H201]=&quot;domain&quot;); IF([.L201]=&quot;dbo:Person&quot;;CONCATENATE(&quot;SELECT ?X WHERE { Y &quot;;[.J201];&quot; ?X.}&quot;)))" office:value-type="string" office:string-value="" calcext:value-type="error">
            <text:p>#NAME?</text:p>
          </table:table-cell>
          <table:table-cell table:style-name="ce55" table:formula="of:=ifs(AND([.G201]=&quot;domain&quot;;[.H201]=&quot;range&quot;); CONCATENATE(&quot;List the ( &quot;;[.K201];&quot;,X)&quot;;[.D201]; &quot; &quot;;[.E201];&quot; (&quot;;[.L201];&quot;,Y)? &quot;);AND([.G201]=&quot;range&quot;;[.H201]=&quot;domain&quot;);CONCATENATE(&quot;List the (&quot;;[.L201];&quot;, X) &quot;;[.D201]; &quot; &quot;;[.E201];&quot; (&quot;;[.K201];&quot;,Y?) &quot;))" office:value-type="string" office:string-value="" calcext:value-type="error">
            <text:p>#NAME?</text:p>
          </table:table-cell>
          <table:table-cell table:style-name="ce55" table:formula="of:=ifs(AND([.G201]=&quot;domain&quot;;[.H201]=&quot;range&quot;); CONCATENATE(&quot;SELECT ?X WHERE { ?X &quot;;[.J201];&quot; Y.}&quot;);AND([.G201]=&quot;range&quot;;[.H201]=&quot;domain&quot;);CONCATENATE(&quot;SELECT ?X WHERE { Y &quot;;[.J201];&quot; ?X.}&quot;))" office:value-type="string" office:string-value="" calcext:value-type="error">
            <text:p>#NAME?</text:p>
          </table:table-cell>
          <table:table-cell table:style-name="ce55" table:formula="of:=ifs(AND([.G201]=&quot;domain&quot;;[.H201]=&quot;range&quot;); CONCATENATE(&quot;the &quot;;[.C201]; &quot; &quot;;[.E201];&quot; (&quot;;[.L201];&quot;,Y) &quot;);AND([.G201]=&quot;range&quot;;[.H201]=&quot;domain&quot;);CONCATENATE(&quot;the &quot;;[.C201]; &quot; &quot;;[.E201];&quot; (&quot;;[.K20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gameArtist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game artist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gameArtist</text:p>
          </table:table-cell>
          <table:table-cell table:style-name="ce18" office:value-type="string" calcext:value-type="string">
            <text:p>dbo:VideoGame</text:p>
          </table:table-cell>
          <table:table-cell table:style-name="ce18" office:value-type="string" calcext:value-type="string">
            <text:p>dbo:Person</text:p>
          </table:table-cell>
          <table:table-cell table:style-name="ce49" table:formula="of:=ifs(AND([.G202]=&quot;domain&quot;;[.H202]=&quot;range&quot;); CONCATENATE(&quot;What ( &quot;;[.K202];&quot;,X) is the &quot;;[.C202];&quot;/&quot;;[.D202]; &quot; &quot;;[.E202];&quot; (&quot;;[.L202];&quot;,Y)? &quot;);AND([.G202]=&quot;range&quot;;[.H202]=&quot;domain&quot;);CONCATENATE(&quot;What (&quot;;[.L202];&quot;, X) is the &quot;;[.C202];&quot;/&quot;;[.D202]; &quot; &quot;;[.E202];&quot; (&quot;;[.K202];&quot;,Y?) &quot;))" office:value-type="string" office:string-value="" calcext:value-type="error">
            <text:p>#NAME?</text:p>
          </table:table-cell>
          <table:table-cell table:style-name="ce5" table:formula="of:=ifs(AND([.G202]=&quot;domain&quot;;[.H202]=&quot;range&quot;); CONCATENATE(&quot;SELECT ?X WHERE { ?X &quot;;[.J202];&quot; Y.}&quot;);AND([.G202]=&quot;range&quot;;[.H202]=&quot;domain&quot;);CONCATENATE(&quot;SELECT ?X WHERE { Y &quot;;[.J202];&quot; ?X.}&quot;))" office:value-type="string" office:string-value="" calcext:value-type="error">
            <text:p>#NAME?</text:p>
          </table:table-cell>
          <table:table-cell table:style-name="ce54" table:formula="of:=ifs(AND([.G202]=&quot;domain&quot;;[.H202]=&quot;range&quot;); IF([.K202]=&quot;dbo:Person&quot;;CONCATENATE(&quot;Which person, Who ( &quot;;[.K202];&quot;,X) is,was the &quot;;[.C202]; &quot; &quot;;[.E202];&quot; (&quot;;[.L202];&quot;,Y)? (Y &quot;;[.J202];&quot; X)&quot;));AND([.G202]=&quot;range&quot;;[.H202]=&quot;domain&quot;);IF([.L202]=&quot;dbo:Person&quot;;CONCATENATE(&quot;Which person,Who (&quot;;[.L202];&quot;, X) is,was the &quot;;[.C202]; &quot; &quot;;[.E202];&quot; (&quot;;[.K202];&quot;,Y?) (X &quot;;[.J202];&quot; Y)&quot;)))" office:value-type="string" office:string-value="" calcext:value-type="error">
            <text:p>#NAME?</text:p>
          </table:table-cell>
          <table:table-cell table:style-name="ce54" table:formula="of:=ifs(AND([.G202]=&quot;domain&quot;;[.H202]=&quot;range&quot;); IF([.K202]=&quot;dbo:Person&quot;;CONCATENATE(&quot;SELECT ?X WHERE { ?X &quot;;[.J202];&quot; Y.}&quot;));AND([.G202]=&quot;range&quot;;[.H202]=&quot;domain&quot;); IF([.L202]=&quot;dbo:Person&quot;;CONCATENATE(&quot;SELECT ?X WHERE { Y &quot;;[.J202];&quot; ?X.}&quot;)))" office:value-type="string" office:string-value="" calcext:value-type="error">
            <text:p>#NAME?</text:p>
          </table:table-cell>
          <table:table-cell table:style-name="ce55" table:formula="of:=ifs(AND([.G202]=&quot;domain&quot;;[.H202]=&quot;range&quot;); CONCATENATE(&quot;List the ( &quot;;[.K202];&quot;,X)&quot;;[.D202]; &quot; &quot;;[.E202];&quot; (&quot;;[.L202];&quot;,Y)? &quot;);AND([.G202]=&quot;range&quot;;[.H202]=&quot;domain&quot;);CONCATENATE(&quot;List the (&quot;;[.L202];&quot;, X) &quot;;[.D202]; &quot; &quot;;[.E202];&quot; (&quot;;[.K202];&quot;,Y?) &quot;))" office:value-type="string" office:string-value="" calcext:value-type="error">
            <text:p>#NAME?</text:p>
          </table:table-cell>
          <table:table-cell table:style-name="ce55" table:formula="of:=ifs(AND([.G202]=&quot;domain&quot;;[.H202]=&quot;range&quot;); CONCATENATE(&quot;SELECT ?X WHERE { ?X &quot;;[.J202];&quot; Y.}&quot;);AND([.G202]=&quot;range&quot;;[.H202]=&quot;domain&quot;);CONCATENATE(&quot;SELECT ?X WHERE { Y &quot;;[.J202];&quot; ?X.}&quot;))" office:value-type="string" office:string-value="" calcext:value-type="error">
            <text:p>#NAME?</text:p>
          </table:table-cell>
          <table:table-cell table:style-name="ce55" table:formula="of:=ifs(AND([.G202]=&quot;domain&quot;;[.H202]=&quot;range&quot;); CONCATENATE(&quot;the &quot;;[.C202]; &quot; &quot;;[.E202];&quot; (&quot;;[.L202];&quot;,Y) &quot;);AND([.G202]=&quot;range&quot;;[.H202]=&quot;domain&quot;);CONCATENATE(&quot;the &quot;;[.C202]; &quot; &quot;;[.E202];&quot; (&quot;;[.K202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field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field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ield</text:p>
          </table:table-cell>
          <table:table-cell table:style-name="ce18" office:value-type="string" calcext:value-type="string">
            <text:p>dbo:Artist</text:p>
          </table:table-cell>
          <table:table-cell table:style-name="ce18" office:value-type="string" calcext:value-type="string">
            <text:p>dbo:PersonFunction</text:p>
          </table:table-cell>
          <table:table-cell table:style-name="ce49" table:formula="of:=ifs(AND([.G203]=&quot;domain&quot;;[.H203]=&quot;range&quot;); CONCATENATE(&quot;What ( &quot;;[.K203];&quot;,X) is the &quot;;[.C203];&quot;/&quot;;[.D203]; &quot; &quot;;[.E203];&quot; (&quot;;[.L203];&quot;,Y)? &quot;);AND([.G203]=&quot;range&quot;;[.H203]=&quot;domain&quot;);CONCATENATE(&quot;What (&quot;;[.L203];&quot;, X) is the &quot;;[.C203];&quot;/&quot;;[.D203]; &quot; &quot;;[.E203];&quot; (&quot;;[.K203];&quot;,Y?) &quot;))" office:value-type="string" office:string-value="" calcext:value-type="error">
            <text:p>#NAME?</text:p>
          </table:table-cell>
          <table:table-cell table:style-name="ce5" table:formula="of:=ifs(AND([.G203]=&quot;domain&quot;;[.H203]=&quot;range&quot;); CONCATENATE(&quot;SELECT ?X WHERE { ?X &quot;;[.J203];&quot; Y.}&quot;);AND([.G203]=&quot;range&quot;;[.H203]=&quot;domain&quot;);CONCATENATE(&quot;SELECT ?X WHERE { Y &quot;;[.J203];&quot; ?X.}&quot;))" office:value-type="string" office:string-value="" calcext:value-type="error">
            <text:p>#NAME?</text:p>
          </table:table-cell>
          <table:table-cell table:style-name="ce54" table:formula="of:=ifs(AND([.G203]=&quot;domain&quot;;[.H203]=&quot;range&quot;); IF([.K203]=&quot;dbo:Person&quot;;CONCATENATE(&quot;Which person, Who ( &quot;;[.K203];&quot;,X) is,was the &quot;;[.C203]; &quot; &quot;;[.E203];&quot; (&quot;;[.L203];&quot;,Y)? (Y &quot;;[.J203];&quot; X)&quot;));AND([.G203]=&quot;range&quot;;[.H203]=&quot;domain&quot;);IF([.L203]=&quot;dbo:Person&quot;;CONCATENATE(&quot;Which person,Who (&quot;;[.L203];&quot;, X) is,was the &quot;;[.C203]; &quot; &quot;;[.E203];&quot; (&quot;;[.K203];&quot;,Y?) (X &quot;;[.J203];&quot; Y)&quot;)))" office:value-type="string" office:string-value="" calcext:value-type="error">
            <text:p>#NAME?</text:p>
          </table:table-cell>
          <table:table-cell table:style-name="ce54" table:formula="of:=ifs(AND([.G203]=&quot;domain&quot;;[.H203]=&quot;range&quot;); IF([.K203]=&quot;dbo:Person&quot;;CONCATENATE(&quot;SELECT ?X WHERE { ?X &quot;;[.J203];&quot; Y.}&quot;));AND([.G203]=&quot;range&quot;;[.H203]=&quot;domain&quot;); IF([.L203]=&quot;dbo:Person&quot;;CONCATENATE(&quot;SELECT ?X WHERE { Y &quot;;[.J203];&quot; ?X.}&quot;)))" office:value-type="string" office:string-value="" calcext:value-type="error">
            <text:p>#NAME?</text:p>
          </table:table-cell>
          <table:table-cell table:style-name="ce55" table:formula="of:=ifs(AND([.G203]=&quot;domain&quot;;[.H203]=&quot;range&quot;); CONCATENATE(&quot;List the ( &quot;;[.K203];&quot;,X)&quot;;[.D203]; &quot; &quot;;[.E203];&quot; (&quot;;[.L203];&quot;,Y)? &quot;);AND([.G203]=&quot;range&quot;;[.H203]=&quot;domain&quot;);CONCATENATE(&quot;List the (&quot;;[.L203];&quot;, X) &quot;;[.D203]; &quot; &quot;;[.E203];&quot; (&quot;;[.K203];&quot;,Y?) &quot;))" office:value-type="string" office:string-value="" calcext:value-type="error">
            <text:p>#NAME?</text:p>
          </table:table-cell>
          <table:table-cell table:style-name="ce55" table:formula="of:=ifs(AND([.G203]=&quot;domain&quot;;[.H203]=&quot;range&quot;); CONCATENATE(&quot;SELECT ?X WHERE { ?X &quot;;[.J203];&quot; Y.}&quot;);AND([.G203]=&quot;range&quot;;[.H203]=&quot;domain&quot;);CONCATENATE(&quot;SELECT ?X WHERE { Y &quot;;[.J203];&quot; ?X.}&quot;))" office:value-type="string" office:string-value="" calcext:value-type="error">
            <text:p>#NAME?</text:p>
          </table:table-cell>
          <table:table-cell table:style-name="ce55" table:formula="of:=ifs(AND([.G203]=&quot;domain&quot;;[.H203]=&quot;range&quot;); CONCATENATE(&quot;the &quot;;[.C203]; &quot; &quot;;[.E203];&quot; (&quot;;[.L203];&quot;,Y) &quot;);AND([.G203]=&quot;range&quot;;[.H203]=&quot;domain&quot;);CONCATENATE(&quot;the &quot;;[.C203]; &quot; &quot;;[.E203];&quot; (&quot;;[.K20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birthNa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birth name </text:p>
          </table:table-cell>
          <table:table-cell table:style-name="ce7" office:value-type="string" calcext:value-type="string">
            <text:p>birth nam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birthName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rdf:langString</text:p>
          </table:table-cell>
          <table:table-cell table:style-name="ce49" table:formula="of:=ifs(AND([.G204]=&quot;domain&quot;;[.H204]=&quot;range&quot;); CONCATENATE(&quot;What ( &quot;;[.K204];&quot;,X) is the &quot;;[.C204];&quot;/&quot;;[.D204]; &quot; &quot;;[.E204];&quot; (&quot;;[.L204];&quot;,Y)? &quot;);AND([.G204]=&quot;range&quot;;[.H204]=&quot;domain&quot;);CONCATENATE(&quot;What (&quot;;[.L204];&quot;, X) is the &quot;;[.C204];&quot;/&quot;;[.D204]; &quot; &quot;;[.E204];&quot; (&quot;;[.K204];&quot;,Y?) &quot;))" office:value-type="string" office:string-value="" calcext:value-type="error">
            <text:p>#NAME?</text:p>
          </table:table-cell>
          <table:table-cell table:style-name="ce5" table:formula="of:=ifs(AND([.G204]=&quot;domain&quot;;[.H204]=&quot;range&quot;); CONCATENATE(&quot;SELECT ?X WHERE { ?X &quot;;[.J204];&quot; Y.}&quot;);AND([.G204]=&quot;range&quot;;[.H204]=&quot;domain&quot;);CONCATENATE(&quot;SELECT ?X WHERE { Y &quot;;[.J204];&quot; ?X.}&quot;))" office:value-type="string" office:string-value="" calcext:value-type="error">
            <text:p>#NAME?</text:p>
          </table:table-cell>
          <table:table-cell table:style-name="ce54" table:formula="of:=ifs(AND([.G204]=&quot;domain&quot;;[.H204]=&quot;range&quot;); IF([.K204]=&quot;dbo:Person&quot;;CONCATENATE(&quot;Which person, Who ( &quot;;[.K204];&quot;,X) is,was the &quot;;[.C204]; &quot; &quot;;[.E204];&quot; (&quot;;[.L204];&quot;,Y)? (Y &quot;;[.J204];&quot; X)&quot;));AND([.G204]=&quot;range&quot;;[.H204]=&quot;domain&quot;);IF([.L204]=&quot;dbo:Person&quot;;CONCATENATE(&quot;Which person,Who (&quot;;[.L204];&quot;, X) is,was the &quot;;[.C204]; &quot; &quot;;[.E204];&quot; (&quot;;[.K204];&quot;,Y?) (X &quot;;[.J204];&quot; Y)&quot;)))" office:value-type="string" office:string-value="" calcext:value-type="error">
            <text:p>#NAME?</text:p>
          </table:table-cell>
          <table:table-cell table:style-name="ce54" table:formula="of:=ifs(AND([.G204]=&quot;domain&quot;;[.H204]=&quot;range&quot;); IF([.K204]=&quot;dbo:Person&quot;;CONCATENATE(&quot;SELECT ?X WHERE { ?X &quot;;[.J204];&quot; Y.}&quot;));AND([.G204]=&quot;range&quot;;[.H204]=&quot;domain&quot;); IF([.L204]=&quot;dbo:Person&quot;;CONCATENATE(&quot;SELECT ?X WHERE { Y &quot;;[.J204];&quot; ?X.}&quot;)))" office:value-type="string" office:string-value="" calcext:value-type="error">
            <text:p>#NAME?</text:p>
          </table:table-cell>
          <table:table-cell table:style-name="ce55" table:formula="of:=ifs(AND([.G204]=&quot;domain&quot;;[.H204]=&quot;range&quot;); CONCATENATE(&quot;List the ( &quot;;[.K204];&quot;,X)&quot;;[.D204]; &quot; &quot;;[.E204];&quot; (&quot;;[.L204];&quot;,Y)? &quot;);AND([.G204]=&quot;range&quot;;[.H204]=&quot;domain&quot;);CONCATENATE(&quot;List the (&quot;;[.L204];&quot;, X) &quot;;[.D204]; &quot; &quot;;[.E204];&quot; (&quot;;[.K204];&quot;,Y?) &quot;))" office:value-type="string" office:string-value="" calcext:value-type="error">
            <text:p>#NAME?</text:p>
          </table:table-cell>
          <table:table-cell table:style-name="ce55" table:formula="of:=ifs(AND([.G204]=&quot;domain&quot;;[.H204]=&quot;range&quot;); CONCATENATE(&quot;SELECT ?X WHERE { ?X &quot;;[.J204];&quot; Y.}&quot;);AND([.G204]=&quot;range&quot;;[.H204]=&quot;domain&quot;);CONCATENATE(&quot;SELECT ?X WHERE { Y &quot;;[.J204];&quot; ?X.}&quot;))" office:value-type="string" office:string-value="" calcext:value-type="error">
            <text:p>#NAME?</text:p>
          </table:table-cell>
          <table:table-cell table:style-name="ce55" table:formula="of:=ifs(AND([.G204]=&quot;domain&quot;;[.H204]=&quot;range&quot;); CONCATENATE(&quot;the &quot;;[.C204]; &quot; &quot;;[.E204];&quot; (&quot;;[.L204];&quot;,Y) &quot;);AND([.G204]=&quot;range&quot;;[.H204]=&quot;domain&quot;);CONCATENATE(&quot;the &quot;;[.C204]; &quot; &quot;;[.E204];&quot; (&quot;;[.K20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loc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ocat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location</text:p>
          </table:table-cell>
          <table:table-cell table:style-name="ce18" office:value-type="string" calcext:value-type="string">
            <text:p>dbo:BodyOfWater</text:p>
          </table:table-cell>
          <table:table-cell table:style-name="ce18" office:value-type="string" calcext:value-type="string">
            <text:p>dbo:Place</text:p>
          </table:table-cell>
          <table:table-cell table:style-name="ce49" table:formula="of:=ifs(AND([.G205]=&quot;domain&quot;;[.H205]=&quot;range&quot;); CONCATENATE(&quot;What ( &quot;;[.K205];&quot;,X) is the &quot;;[.C205];&quot;/&quot;;[.D205]; &quot; &quot;;[.E205];&quot; (&quot;;[.L205];&quot;,Y)? &quot;);AND([.G205]=&quot;range&quot;;[.H205]=&quot;domain&quot;);CONCATENATE(&quot;What (&quot;;[.L205];&quot;, X) is the &quot;;[.C205];&quot;/&quot;;[.D205]; &quot; &quot;;[.E205];&quot; (&quot;;[.K205];&quot;,Y?) &quot;))" office:value-type="string" office:string-value="" calcext:value-type="error">
            <text:p>#NAME?</text:p>
          </table:table-cell>
          <table:table-cell table:style-name="ce5" table:formula="of:=ifs(AND([.G205]=&quot;domain&quot;;[.H205]=&quot;range&quot;); CONCATENATE(&quot;SELECT ?X WHERE { ?X &quot;;[.J205];&quot; Y.}&quot;);AND([.G205]=&quot;range&quot;;[.H205]=&quot;domain&quot;);CONCATENATE(&quot;SELECT ?X WHERE { Y &quot;;[.J205];&quot; ?X.}&quot;))" office:value-type="string" office:string-value="" calcext:value-type="error">
            <text:p>#NAME?</text:p>
          </table:table-cell>
          <table:table-cell table:style-name="ce54" table:formula="of:=ifs(AND([.G205]=&quot;domain&quot;;[.H205]=&quot;range&quot;); IF([.K205]=&quot;dbo:Person&quot;;CONCATENATE(&quot;Which person, Who ( &quot;;[.K205];&quot;,X) is,was the &quot;;[.C205]; &quot; &quot;;[.E205];&quot; (&quot;;[.L205];&quot;,Y)? (Y &quot;;[.J205];&quot; X)&quot;));AND([.G205]=&quot;range&quot;;[.H205]=&quot;domain&quot;);IF([.L205]=&quot;dbo:Person&quot;;CONCATENATE(&quot;Which person,Who (&quot;;[.L205];&quot;, X) is,was the &quot;;[.C205]; &quot; &quot;;[.E205];&quot; (&quot;;[.K205];&quot;,Y?) (X &quot;;[.J205];&quot; Y)&quot;)))" office:value-type="string" office:string-value="" calcext:value-type="error">
            <text:p>#NAME?</text:p>
          </table:table-cell>
          <table:table-cell table:style-name="ce54" table:formula="of:=ifs(AND([.G205]=&quot;domain&quot;;[.H205]=&quot;range&quot;); IF([.K205]=&quot;dbo:Person&quot;;CONCATENATE(&quot;SELECT ?X WHERE { ?X &quot;;[.J205];&quot; Y.}&quot;));AND([.G205]=&quot;range&quot;;[.H205]=&quot;domain&quot;); IF([.L205]=&quot;dbo:Person&quot;;CONCATENATE(&quot;SELECT ?X WHERE { Y &quot;;[.J205];&quot; ?X.}&quot;)))" office:value-type="string" office:string-value="" calcext:value-type="error">
            <text:p>#NAME?</text:p>
          </table:table-cell>
          <table:table-cell table:style-name="ce55" table:formula="of:=ifs(AND([.G205]=&quot;domain&quot;;[.H205]=&quot;range&quot;); CONCATENATE(&quot;List the ( &quot;;[.K205];&quot;,X)&quot;;[.D205]; &quot; &quot;;[.E205];&quot; (&quot;;[.L205];&quot;,Y)? &quot;);AND([.G205]=&quot;range&quot;;[.H205]=&quot;domain&quot;);CONCATENATE(&quot;List the (&quot;;[.L205];&quot;, X) &quot;;[.D205]; &quot; &quot;;[.E205];&quot; (&quot;;[.K205];&quot;,Y?) &quot;))" office:value-type="string" office:string-value="" calcext:value-type="error">
            <text:p>#NAME?</text:p>
          </table:table-cell>
          <table:table-cell table:style-name="ce55" table:formula="of:=ifs(AND([.G205]=&quot;domain&quot;;[.H205]=&quot;range&quot;); CONCATENATE(&quot;SELECT ?X WHERE { ?X &quot;;[.J205];&quot; Y.}&quot;);AND([.G205]=&quot;range&quot;;[.H205]=&quot;domain&quot;);CONCATENATE(&quot;SELECT ?X WHERE { Y &quot;;[.J205];&quot; ?X.}&quot;))" office:value-type="string" office:string-value="" calcext:value-type="error">
            <text:p>#NAME?</text:p>
          </table:table-cell>
          <table:table-cell table:style-name="ce55" table:formula="of:=ifs(AND([.G205]=&quot;domain&quot;;[.H205]=&quot;range&quot;); CONCATENATE(&quot;the &quot;;[.C205]; &quot; &quot;;[.E205];&quot; (&quot;;[.L205];&quot;,Y) &quot;);AND([.G205]=&quot;range&quot;;[.H205]=&quot;domain&quot;);CONCATENATE(&quot;the &quot;;[.C205]; &quot; &quot;;[.E205];&quot; (&quot;;[.K20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sland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sland</text:p>
          </table:table-cell>
          <table:table-cell table:style-name="ce7" office:value-type="string" calcext:value-type="string">
            <text:p>island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sland</text:p>
          </table:table-cell>
          <table:table-cell table:style-name="ce18" office:value-type="string" calcext:value-type="string">
            <text:p>dbo:BodyOfWater</text:p>
          </table:table-cell>
          <table:table-cell table:style-name="ce18" office:value-type="string" calcext:value-type="string">
            <text:p>dbo:Island</text:p>
          </table:table-cell>
          <table:table-cell table:style-name="ce49" table:formula="of:=ifs(AND([.G206]=&quot;domain&quot;;[.H206]=&quot;range&quot;); CONCATENATE(&quot;What ( &quot;;[.K206];&quot;,X) is the &quot;;[.C206];&quot;/&quot;;[.D206]; &quot; &quot;;[.E206];&quot; (&quot;;[.L206];&quot;,Y)? &quot;);AND([.G206]=&quot;range&quot;;[.H206]=&quot;domain&quot;);CONCATENATE(&quot;What (&quot;;[.L206];&quot;, X) is the &quot;;[.C206];&quot;/&quot;;[.D206]; &quot; &quot;;[.E206];&quot; (&quot;;[.K206];&quot;,Y?) &quot;))" office:value-type="string" office:string-value="" calcext:value-type="error">
            <text:p>#NAME?</text:p>
          </table:table-cell>
          <table:table-cell table:style-name="ce5" table:formula="of:=ifs(AND([.G206]=&quot;domain&quot;;[.H206]=&quot;range&quot;); CONCATENATE(&quot;SELECT ?X WHERE { ?X &quot;;[.J206];&quot; Y.}&quot;);AND([.G206]=&quot;range&quot;;[.H206]=&quot;domain&quot;);CONCATENATE(&quot;SELECT ?X WHERE { Y &quot;;[.J206];&quot; ?X.}&quot;))" office:value-type="string" office:string-value="" calcext:value-type="error">
            <text:p>#NAME?</text:p>
          </table:table-cell>
          <table:table-cell table:style-name="ce54" table:formula="of:=ifs(AND([.G206]=&quot;domain&quot;;[.H206]=&quot;range&quot;); IF([.K206]=&quot;dbo:Person&quot;;CONCATENATE(&quot;Which person, Who ( &quot;;[.K206];&quot;,X) is,was the &quot;;[.C206]; &quot; &quot;;[.E206];&quot; (&quot;;[.L206];&quot;,Y)? (Y &quot;;[.J206];&quot; X)&quot;));AND([.G206]=&quot;range&quot;;[.H206]=&quot;domain&quot;);IF([.L206]=&quot;dbo:Person&quot;;CONCATENATE(&quot;Which person,Who (&quot;;[.L206];&quot;, X) is,was the &quot;;[.C206]; &quot; &quot;;[.E206];&quot; (&quot;;[.K206];&quot;,Y?) (X &quot;;[.J206];&quot; Y)&quot;)))" office:value-type="string" office:string-value="" calcext:value-type="error">
            <text:p>#NAME?</text:p>
          </table:table-cell>
          <table:table-cell table:style-name="ce54" table:formula="of:=ifs(AND([.G206]=&quot;domain&quot;;[.H206]=&quot;range&quot;); IF([.K206]=&quot;dbo:Person&quot;;CONCATENATE(&quot;SELECT ?X WHERE { ?X &quot;;[.J206];&quot; Y.}&quot;));AND([.G206]=&quot;range&quot;;[.H206]=&quot;domain&quot;); IF([.L206]=&quot;dbo:Person&quot;;CONCATENATE(&quot;SELECT ?X WHERE { Y &quot;;[.J206];&quot; ?X.}&quot;)))" office:value-type="string" office:string-value="" calcext:value-type="error">
            <text:p>#NAME?</text:p>
          </table:table-cell>
          <table:table-cell table:style-name="ce55" table:formula="of:=ifs(AND([.G206]=&quot;domain&quot;;[.H206]=&quot;range&quot;); CONCATENATE(&quot;List the ( &quot;;[.K206];&quot;,X)&quot;;[.D206]; &quot; &quot;;[.E206];&quot; (&quot;;[.L206];&quot;,Y)? &quot;);AND([.G206]=&quot;range&quot;;[.H206]=&quot;domain&quot;);CONCATENATE(&quot;List the (&quot;;[.L206];&quot;, X) &quot;;[.D206]; &quot; &quot;;[.E206];&quot; (&quot;;[.K206];&quot;,Y?) &quot;))" office:value-type="string" office:string-value="" calcext:value-type="error">
            <text:p>#NAME?</text:p>
          </table:table-cell>
          <table:table-cell table:style-name="ce55" table:formula="of:=ifs(AND([.G206]=&quot;domain&quot;;[.H206]=&quot;range&quot;); CONCATENATE(&quot;SELECT ?X WHERE { ?X &quot;;[.J206];&quot; Y.}&quot;);AND([.G206]=&quot;range&quot;;[.H206]=&quot;domain&quot;);CONCATENATE(&quot;SELECT ?X WHERE { Y &quot;;[.J206];&quot; ?X.}&quot;))" office:value-type="string" office:string-value="" calcext:value-type="error">
            <text:p>#NAME?</text:p>
          </table:table-cell>
          <table:table-cell table:style-name="ce55" table:formula="of:=ifs(AND([.G206]=&quot;domain&quot;;[.H206]=&quot;range&quot;); CONCATENATE(&quot;the &quot;;[.C206]; &quot; &quot;;[.E206];&quot; (&quot;;[.L206];&quot;,Y) &quot;);AND([.G206]=&quot;range&quot;;[.H206]=&quot;domain&quot;);CONCATENATE(&quot;the &quot;;[.C206]; &quot; &quot;;[.E206];&quot; (&quot;;[.K20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originalNam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riginal nam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riginalName</text:p>
          </table:table-cell>
          <table:table-cell table:style-name="ce18" office:value-type="string" calcext:value-type="string">
            <text:p>dbo:Company</text:p>
          </table:table-cell>
          <table:table-cell table:style-name="ce45" office:value-type="string" calcext:value-type="string">
            <text:p>rdf:langString</text:p>
          </table:table-cell>
          <table:table-cell table:style-name="ce49" table:formula="of:=ifs(AND([.G207]=&quot;domain&quot;;[.H207]=&quot;range&quot;); CONCATENATE(&quot;What ( &quot;;[.K207];&quot;,X) is the &quot;;[.C207];&quot;/&quot;;[.D207]; &quot; &quot;;[.E207];&quot; (&quot;;[.L207];&quot;,Y)? &quot;);AND([.G207]=&quot;range&quot;;[.H207]=&quot;domain&quot;);CONCATENATE(&quot;What (&quot;;[.L207];&quot;, X) is the &quot;;[.C207];&quot;/&quot;;[.D207]; &quot; &quot;;[.E207];&quot; (&quot;;[.K207];&quot;,Y?) &quot;))" office:value-type="string" office:string-value="" calcext:value-type="error">
            <text:p>#NAME?</text:p>
          </table:table-cell>
          <table:table-cell table:style-name="ce5" table:formula="of:=ifs(AND([.G207]=&quot;domain&quot;;[.H207]=&quot;range&quot;); CONCATENATE(&quot;SELECT ?X WHERE { ?X &quot;;[.J207];&quot; Y.}&quot;);AND([.G207]=&quot;range&quot;;[.H207]=&quot;domain&quot;);CONCATENATE(&quot;SELECT ?X WHERE { Y &quot;;[.J207];&quot; ?X.}&quot;))" office:value-type="string" office:string-value="" calcext:value-type="error">
            <text:p>#NAME?</text:p>
          </table:table-cell>
          <table:table-cell table:style-name="ce54" table:formula="of:=ifs(AND([.G207]=&quot;domain&quot;;[.H207]=&quot;range&quot;); IF([.K207]=&quot;dbo:Person&quot;;CONCATENATE(&quot;Which person, Who ( &quot;;[.K207];&quot;,X) is,was the &quot;;[.C207]; &quot; &quot;;[.E207];&quot; (&quot;;[.L207];&quot;,Y)? (Y &quot;;[.J207];&quot; X)&quot;));AND([.G207]=&quot;range&quot;;[.H207]=&quot;domain&quot;);IF([.L207]=&quot;dbo:Person&quot;;CONCATENATE(&quot;Which person,Who (&quot;;[.L207];&quot;, X) is,was the &quot;;[.C207]; &quot; &quot;;[.E207];&quot; (&quot;;[.K207];&quot;,Y?) (X &quot;;[.J207];&quot; Y)&quot;)))" office:value-type="string" office:string-value="" calcext:value-type="error">
            <text:p>#NAME?</text:p>
          </table:table-cell>
          <table:table-cell table:style-name="ce54" table:formula="of:=ifs(AND([.G207]=&quot;domain&quot;;[.H207]=&quot;range&quot;); IF([.K207]=&quot;dbo:Person&quot;;CONCATENATE(&quot;SELECT ?X WHERE { ?X &quot;;[.J207];&quot; Y.}&quot;));AND([.G207]=&quot;range&quot;;[.H207]=&quot;domain&quot;); IF([.L207]=&quot;dbo:Person&quot;;CONCATENATE(&quot;SELECT ?X WHERE { Y &quot;;[.J207];&quot; ?X.}&quot;)))" office:value-type="string" office:string-value="" calcext:value-type="error">
            <text:p>#NAME?</text:p>
          </table:table-cell>
          <table:table-cell table:style-name="ce55" table:formula="of:=ifs(AND([.G207]=&quot;domain&quot;;[.H207]=&quot;range&quot;); CONCATENATE(&quot;List the ( &quot;;[.K207];&quot;,X)&quot;;[.D207]; &quot; &quot;;[.E207];&quot; (&quot;;[.L207];&quot;,Y)? &quot;);AND([.G207]=&quot;range&quot;;[.H207]=&quot;domain&quot;);CONCATENATE(&quot;List the (&quot;;[.L207];&quot;, X) &quot;;[.D207]; &quot; &quot;;[.E207];&quot; (&quot;;[.K207];&quot;,Y?) &quot;))" office:value-type="string" office:string-value="" calcext:value-type="error">
            <text:p>#NAME?</text:p>
          </table:table-cell>
          <table:table-cell table:style-name="ce55" table:formula="of:=ifs(AND([.G207]=&quot;domain&quot;;[.H207]=&quot;range&quot;); CONCATENATE(&quot;SELECT ?X WHERE { ?X &quot;;[.J207];&quot; Y.}&quot;);AND([.G207]=&quot;range&quot;;[.H207]=&quot;domain&quot;);CONCATENATE(&quot;SELECT ?X WHERE { Y &quot;;[.J207];&quot; ?X.}&quot;))" office:value-type="string" office:string-value="" calcext:value-type="error">
            <text:p>#NAME?</text:p>
          </table:table-cell>
          <table:table-cell table:style-name="ce55" table:formula="of:=ifs(AND([.G207]=&quot;domain&quot;;[.H207]=&quot;range&quot;); CONCATENATE(&quot;the &quot;;[.C207]; &quot; &quot;;[.E207];&quot; (&quot;;[.L207];&quot;,Y) &quot;);AND([.G207]=&quot;range&quot;;[.H207]=&quot;domain&quot;);CONCATENATE(&quot;the &quot;;[.C207]; &quot; &quot;;[.E207];&quot; (&quot;;[.K20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found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founder</text:p>
          </table:table-cell>
          <table:table-cell table:style-name="ce7" office:value-type="string" calcext:value-type="string">
            <text:p>found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foundedBy</text:p>
          </table:table-cell>
          <table:table-cell table:style-name="ce18" office:value-type="string" calcext:value-type="string">
            <text:p>dbo:Company</text:p>
          </table:table-cell>
          <table:table-cell table:style-name="ce18" office:value-type="string" calcext:value-type="string">
            <text:p>dbo:Agent</text:p>
          </table:table-cell>
          <table:table-cell table:style-name="ce49" table:formula="of:=ifs(AND([.G208]=&quot;domain&quot;;[.H208]=&quot;range&quot;); CONCATENATE(&quot;What ( &quot;;[.K208];&quot;,X) is the &quot;;[.C208];&quot;/&quot;;[.D208]; &quot; &quot;;[.E208];&quot; (&quot;;[.L208];&quot;,Y)? &quot;);AND([.G208]=&quot;range&quot;;[.H208]=&quot;domain&quot;);CONCATENATE(&quot;What (&quot;;[.L208];&quot;, X) is the &quot;;[.C208];&quot;/&quot;;[.D208]; &quot; &quot;;[.E208];&quot; (&quot;;[.K208];&quot;,Y?) &quot;))" office:value-type="string" office:string-value="" calcext:value-type="error">
            <text:p>#NAME?</text:p>
          </table:table-cell>
          <table:table-cell table:style-name="ce5" table:formula="of:=ifs(AND([.G208]=&quot;domain&quot;;[.H208]=&quot;range&quot;); CONCATENATE(&quot;SELECT ?X WHERE { ?X &quot;;[.J208];&quot; Y.}&quot;);AND([.G208]=&quot;range&quot;;[.H208]=&quot;domain&quot;);CONCATENATE(&quot;SELECT ?X WHERE { Y &quot;;[.J208];&quot; ?X.}&quot;))" office:value-type="string" office:string-value="" calcext:value-type="error">
            <text:p>#NAME?</text:p>
          </table:table-cell>
          <table:table-cell table:style-name="ce54" table:formula="of:=ifs(AND([.G208]=&quot;domain&quot;;[.H208]=&quot;range&quot;); IF([.K208]=&quot;dbo:Person&quot;;CONCATENATE(&quot;Which person, Who ( &quot;;[.K208];&quot;,X) is,was the &quot;;[.C208]; &quot; &quot;;[.E208];&quot; (&quot;;[.L208];&quot;,Y)? (Y &quot;;[.J208];&quot; X)&quot;));AND([.G208]=&quot;range&quot;;[.H208]=&quot;domain&quot;);IF([.L208]=&quot;dbo:Person&quot;;CONCATENATE(&quot;Which person,Who (&quot;;[.L208];&quot;, X) is,was the &quot;;[.C208]; &quot; &quot;;[.E208];&quot; (&quot;;[.K208];&quot;,Y?) (X &quot;;[.J208];&quot; Y)&quot;)))" office:value-type="string" office:string-value="" calcext:value-type="error">
            <text:p>#NAME?</text:p>
          </table:table-cell>
          <table:table-cell table:style-name="ce54" table:formula="of:=ifs(AND([.G208]=&quot;domain&quot;;[.H208]=&quot;range&quot;); IF([.K208]=&quot;dbo:Person&quot;;CONCATENATE(&quot;SELECT ?X WHERE { ?X &quot;;[.J208];&quot; Y.}&quot;));AND([.G208]=&quot;range&quot;;[.H208]=&quot;domain&quot;); IF([.L208]=&quot;dbo:Person&quot;;CONCATENATE(&quot;SELECT ?X WHERE { Y &quot;;[.J208];&quot; ?X.}&quot;)))" office:value-type="string" office:string-value="" calcext:value-type="error">
            <text:p>#NAME?</text:p>
          </table:table-cell>
          <table:table-cell table:style-name="ce55" table:formula="of:=ifs(AND([.G208]=&quot;domain&quot;;[.H208]=&quot;range&quot;); CONCATENATE(&quot;List the ( &quot;;[.K208];&quot;,X)&quot;;[.D208]; &quot; &quot;;[.E208];&quot; (&quot;;[.L208];&quot;,Y)? &quot;);AND([.G208]=&quot;range&quot;;[.H208]=&quot;domain&quot;);CONCATENATE(&quot;List the (&quot;;[.L208];&quot;, X) &quot;;[.D208]; &quot; &quot;;[.E208];&quot; (&quot;;[.K208];&quot;,Y?) &quot;))" office:value-type="string" office:string-value="" calcext:value-type="error">
            <text:p>#NAME?</text:p>
          </table:table-cell>
          <table:table-cell table:style-name="ce55" table:formula="of:=ifs(AND([.G208]=&quot;domain&quot;;[.H208]=&quot;range&quot;); CONCATENATE(&quot;SELECT ?X WHERE { ?X &quot;;[.J208];&quot; Y.}&quot;);AND([.G208]=&quot;range&quot;;[.H208]=&quot;domain&quot;);CONCATENATE(&quot;SELECT ?X WHERE { Y &quot;;[.J208];&quot; ?X.}&quot;))" office:value-type="string" office:string-value="" calcext:value-type="error">
            <text:p>#NAME?</text:p>
          </table:table-cell>
          <table:table-cell table:style-name="ce55" table:formula="of:=ifs(AND([.G208]=&quot;domain&quot;;[.H208]=&quot;range&quot;); CONCATENATE(&quot;the &quot;;[.C208]; &quot; &quot;;[.E208];&quot; (&quot;;[.L208];&quot;,Y) &quot;);AND([.G208]=&quot;range&quot;;[.H208]=&quot;domain&quot;);CONCATENATE(&quot;the &quot;;[.C208]; &quot; &quot;;[.E208];&quot; (&quot;;[.K208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discharge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discharge</text:p>
          </table:table-cell>
          <table:table-cell table:style-name="ce5" office:value-type="string" calcext:value-type="string">
            <text:p>discharg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5" office:value-type="string" calcext:value-type="string">
            <text:p>dbo:discharge</text:p>
          </table:table-cell>
          <table:table-cell table:style-name="ce5" office:value-type="string" calcext:value-type="string">
            <text:p>dbo:Stream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209]=&quot;domain&quot;;[.H209]=&quot;range&quot;); CONCATENATE(&quot;What ( &quot;;[.K209];&quot;,X) is the &quot;;[.C209];&quot;/&quot;;[.D209]; &quot; &quot;;[.E209];&quot; (&quot;;[.L209];&quot;,Y)? &quot;);AND([.G209]=&quot;range&quot;;[.H209]=&quot;domain&quot;);CONCATENATE(&quot;What (&quot;;[.L209];&quot;, X) is the &quot;;[.C209];&quot;/&quot;;[.D209]; &quot; &quot;;[.E209];&quot; (&quot;;[.K209];&quot;,Y?) &quot;))" office:value-type="string" office:string-value="" calcext:value-type="error">
            <text:p>#NAME?</text:p>
          </table:table-cell>
          <table:table-cell table:style-name="ce5" table:formula="of:=ifs(AND([.G209]=&quot;domain&quot;;[.H209]=&quot;range&quot;); CONCATENATE(&quot;SELECT ?X WHERE { ?X &quot;;[.J209];&quot; Y.}&quot;);AND([.G209]=&quot;range&quot;;[.H209]=&quot;domain&quot;);CONCATENATE(&quot;SELECT ?X WHERE { Y &quot;;[.J209];&quot; ?X.}&quot;))" office:value-type="string" office:string-value="" calcext:value-type="error">
            <text:p>#NAME?</text:p>
          </table:table-cell>
          <table:table-cell table:style-name="ce55" table:formula="of:=ifs(AND([.G209]=&quot;domain&quot;;[.H209]=&quot;range&quot;); IF([.K209]=&quot;dbo:Person&quot;;CONCATENATE(&quot;Who ( &quot;;[.K209];&quot;,X) is the &quot;;[.C209]; &quot; &quot;;[.E209];&quot; (&quot;;[.L209];&quot;,Y)? (Y &quot;;[.J209];&quot; X)&quot;));AND([.G209]=&quot;range&quot;;[.H209]=&quot;domain&quot;);IF([.L209]=&quot;dbo:Person&quot;;CONCATENATE(&quot;Who (&quot;;[.L209];&quot;, X) is the &quot;;[.C209]; &quot; &quot;;[.E209];&quot; (&quot;;[.K209];&quot;,Y?) (X &quot;;[.J209];&quot; Y)&quot;)))" office:value-type="string" office:string-value="" calcext:value-type="error">
            <text:p>#NAME?</text:p>
          </table:table-cell>
          <table:table-cell table:style-name="ce55" table:formula="of:=ifs(AND([.G209]=&quot;domain&quot;;[.H209]=&quot;range&quot;); IF([.K209]=&quot;dbo:Person&quot;;CONCATENATE(&quot;SELECT ?X WHERE { ?X &quot;;[.J209];&quot; Y.}&quot;));AND([.G209]=&quot;range&quot;;[.H209]=&quot;domain&quot;); IF([.L209]=&quot;dbo:Person&quot;;CONCATENATE(&quot;SELECT ?X WHERE { Y &quot;;[.J209];&quot; ?X.}&quot;)))" office:value-type="string" office:string-value="" calcext:value-type="error">
            <text:p>#NAME?</text:p>
          </table:table-cell>
          <table:table-cell table:style-name="ce55" table:formula="of:=ifs(AND([.G209]=&quot;domain&quot;;[.H209]=&quot;range&quot;); CONCATENATE(&quot;List the ( &quot;;[.K209];&quot;,X)&quot;;[.D209]; &quot; &quot;;[.E209];&quot; (&quot;;[.L209];&quot;,Y)? &quot;);AND([.G209]=&quot;range&quot;;[.H209]=&quot;domain&quot;);CONCATENATE(&quot;List the (&quot;;[.L209];&quot;, X) &quot;;[.D209]; &quot; &quot;;[.E209];&quot; (&quot;;[.K209];&quot;,Y?) &quot;))" office:value-type="string" office:string-value="" calcext:value-type="error">
            <text:p>#NAME?</text:p>
          </table:table-cell>
          <table:table-cell table:style-name="ce55" table:formula="of:=ifs(AND([.G209]=&quot;domain&quot;;[.H209]=&quot;range&quot;); CONCATENATE(&quot;SELECT ?X WHERE { ?X &quot;;[.J209];&quot; Y.}&quot;);AND([.G209]=&quot;range&quot;;[.H209]=&quot;domain&quot;);CONCATENATE(&quot;SELECT ?X WHERE { Y &quot;;[.J209];&quot; ?X.}&quot;))" office:value-type="string" office:string-value="" calcext:value-type="error">
            <text:p>#NAME?</text:p>
          </table:table-cell>
          <table:table-cell table:style-name="ce55" table:formula="of:=ifs(AND([.G209]=&quot;domain&quot;;[.H209]=&quot;range&quot;); CONCATENATE(&quot;the &quot;;[.C209]; &quot; &quot;;[.E209];&quot; (&quot;;[.L209];&quot;,Y) &quot;);AND([.G209]=&quot;range&quot;;[.H209]=&quot;domain&quot;);CONCATENATE(&quot;the &quot;;[.C209]; &quot; &quot;;[.E209];&quot; (&quot;;[.K209];&quot;,Y) &quot;))" office:value-type="string" office:string-value="" calcext:value-type="error">
            <text:p>#NAME?</text:p>
          </table:table-cell>
          <table:table-cell table:style-name="ce55"/>
          <table:table-cell table:style-name="ce38" office:value-type="string" calcext:value-type="string">
            <text:p>binding list</text:p>
          </table:table-cell>
          <table:table-cell table:style-name="ce55"/>
          <table:table-cell table:number-columns-repeated="1002"/>
        </table:table-row>
        <table:table-row table:style-name="ro1">
          <table:table-cell table:style-name="ce5" office:value-type="string" calcext:value-type="string">
            <text:p>hometown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hometow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hometown</text:p>
          </table:table-cell>
          <table:table-cell table:style-name="ce5" office:value-type="string" calcext:value-type="string">
            <text:p>dbo:Person</text:p>
          </table:table-cell>
          <table:table-cell table:style-name="ce5" office:value-type="string" calcext:value-type="string">
            <text:p>dbo:Settlement</text:p>
          </table:table-cell>
          <table:table-cell table:style-name="ce38" table:formula="of:=ifs(AND([.G210]=&quot;domain&quot;;[.H210]=&quot;range&quot;); CONCATENATE(&quot;What ( &quot;;[.K210];&quot;,X) is the &quot;;[.C210];&quot;/&quot;;[.D210]; &quot; &quot;;[.E210];&quot; (&quot;;[.L210];&quot;,Y)? &quot;);AND([.G210]=&quot;range&quot;;[.H210]=&quot;domain&quot;);CONCATENATE(&quot;What (&quot;;[.L210];&quot;, X) is the &quot;;[.C210];&quot;/&quot;;[.D210]; &quot; &quot;;[.E210];&quot; (&quot;;[.K210];&quot;,Y?) &quot;))" office:value-type="string" office:string-value="" calcext:value-type="error">
            <text:p>#NAME?</text:p>
          </table:table-cell>
          <table:table-cell table:style-name="ce5" table:formula="of:=ifs(AND([.G210]=&quot;domain&quot;;[.H210]=&quot;range&quot;); CONCATENATE(&quot;SELECT ?X WHERE { ?X &quot;;[.J210];&quot; Y.}&quot;);AND([.G210]=&quot;range&quot;;[.H210]=&quot;domain&quot;);CONCATENATE(&quot;SELECT ?X WHERE { Y &quot;;[.J210];&quot; ?X.}&quot;))" office:value-type="string" office:string-value="" calcext:value-type="error">
            <text:p>#NAME?</text:p>
          </table:table-cell>
          <table:table-cell table:style-name="ce55" table:formula="of:=ifs(AND([.G210]=&quot;domain&quot;;[.H210]=&quot;range&quot;); IF([.K210]=&quot;dbo:Person&quot;;CONCATENATE(&quot;Which person, Who ( &quot;;[.K210];&quot;,X) is,was the &quot;;[.C210]; &quot; &quot;;[.E210];&quot; (&quot;;[.L210];&quot;,Y)? (Y &quot;;[.J210];&quot; X)&quot;));AND([.G210]=&quot;range&quot;;[.H210]=&quot;domain&quot;);IF([.L210]=&quot;dbo:Person&quot;;CONCATENATE(&quot;Which person,Who (&quot;;[.L210];&quot;, X) is,was the &quot;;[.C210]; &quot; &quot;;[.E210];&quot; (&quot;;[.K210];&quot;,Y?) (X &quot;;[.J210];&quot; Y)&quot;)))" office:value-type="string" office:string-value="" calcext:value-type="error">
            <text:p>#NAME?</text:p>
          </table:table-cell>
          <table:table-cell table:style-name="ce55" table:formula="of:=ifs(AND([.G210]=&quot;domain&quot;;[.H210]=&quot;range&quot;); IF([.K210]=&quot;dbo:Person&quot;;CONCATENATE(&quot;SELECT ?X WHERE { ?X &quot;;[.J210];&quot; Y.}&quot;));AND([.G210]=&quot;range&quot;;[.H210]=&quot;domain&quot;); IF([.L210]=&quot;dbo:Person&quot;;CONCATENATE(&quot;SELECT ?X WHERE { Y &quot;;[.J210];&quot; ?X.}&quot;)))" office:value-type="string" office:string-value="" calcext:value-type="error">
            <text:p>#NAME?</text:p>
          </table:table-cell>
          <table:table-cell table:style-name="ce55" table:formula="of:=ifs(AND([.G210]=&quot;domain&quot;;[.H210]=&quot;range&quot;); CONCATENATE(&quot;List the ( &quot;;[.K210];&quot;,X)&quot;;[.D210]; &quot; &quot;;[.E210];&quot; (&quot;;[.L210];&quot;,Y)? &quot;);AND([.G210]=&quot;range&quot;;[.H210]=&quot;domain&quot;);CONCATENATE(&quot;List the (&quot;;[.L210];&quot;, X) &quot;;[.D210]; &quot; &quot;;[.E210];&quot; (&quot;;[.K210];&quot;,Y?) &quot;))" office:value-type="string" office:string-value="" calcext:value-type="error">
            <text:p>#NAME?</text:p>
          </table:table-cell>
          <table:table-cell table:style-name="ce55" table:formula="of:=ifs(AND([.G210]=&quot;domain&quot;;[.H210]=&quot;range&quot;); CONCATENATE(&quot;SELECT ?X WHERE { ?X &quot;;[.J210];&quot; Y.}&quot;);AND([.G210]=&quot;range&quot;;[.H210]=&quot;domain&quot;);CONCATENATE(&quot;SELECT ?X WHERE { Y &quot;;[.J210];&quot; ?X.}&quot;))" office:value-type="string" office:string-value="" calcext:value-type="error">
            <text:p>#NAME?</text:p>
          </table:table-cell>
          <table:table-cell table:style-name="ce55" table:formula="of:=ifs(AND([.G210]=&quot;domain&quot;;[.H210]=&quot;range&quot;); CONCATENATE(&quot;the &quot;;[.C210]; &quot; &quot;;[.E210];&quot; (&quot;;[.L210];&quot;,Y) &quot;);AND([.G210]=&quot;range&quot;;[.H210]=&quot;domain&quot;);CONCATENATE(&quot;the &quot;;[.C210]; &quot; &quot;;[.E210];&quot; (&quot;;[.K210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rightTributary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right tributary</text:p>
          </table:table-cell>
          <table:table-cell table:style-name="ce5" office:value-type="string" calcext:value-type="string">
            <text:p>right tributari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rightTributary</text:p>
          </table:table-cell>
          <table:table-cell table:number-columns-repeated="2" table:style-name="ce5" office:value-type="string" calcext:value-type="string">
            <text:p>dbo:River</text:p>
          </table:table-cell>
          <table:table-cell table:style-name="ce38" table:formula="of:=ifs(AND([.G211]=&quot;domain&quot;;[.H211]=&quot;range&quot;); CONCATENATE(&quot;What ( &quot;;[.K211];&quot;,X) is the &quot;;[.C211];&quot;/&quot;;[.D211]; &quot; &quot;;[.E211];&quot; (&quot;;[.L211];&quot;,Y)? &quot;);AND([.G211]=&quot;range&quot;;[.H211]=&quot;domain&quot;);CONCATENATE(&quot;What (&quot;;[.L211];&quot;, X) is the &quot;;[.C211];&quot;/&quot;;[.D211]; &quot; &quot;;[.E211];&quot; (&quot;;[.K211];&quot;,Y?) &quot;))" office:value-type="string" office:string-value="" calcext:value-type="error">
            <text:p>#NAME?</text:p>
          </table:table-cell>
          <table:table-cell table:style-name="ce5" table:formula="of:=ifs(AND([.G211]=&quot;domain&quot;;[.H211]=&quot;range&quot;); CONCATENATE(&quot;SELECT ?X WHERE { ?X &quot;;[.J211];&quot; Y.}&quot;);AND([.G211]=&quot;range&quot;;[.H211]=&quot;domain&quot;);CONCATENATE(&quot;SELECT ?X WHERE { Y &quot;;[.J211];&quot; ?X.}&quot;))" office:value-type="string" office:string-value="" calcext:value-type="error">
            <text:p>#NAME?</text:p>
          </table:table-cell>
          <table:table-cell table:style-name="ce55" table:formula="of:=ifs(AND([.G211]=&quot;domain&quot;;[.H211]=&quot;range&quot;); IF([.K211]=&quot;dbo:Person&quot;;CONCATENATE(&quot;Who ( &quot;;[.K211];&quot;,X) is the &quot;;[.C211]; &quot; &quot;;[.E211];&quot; (&quot;;[.L211];&quot;,Y)? (Y &quot;;[.J211];&quot; X)&quot;));AND([.G211]=&quot;range&quot;;[.H211]=&quot;domain&quot;);IF([.L211]=&quot;dbo:Person&quot;;CONCATENATE(&quot;Who (&quot;;[.L211];&quot;, X) is the &quot;;[.C211]; &quot; &quot;;[.E211];&quot; (&quot;;[.K211];&quot;,Y?) (X &quot;;[.J211];&quot; Y)&quot;)))" office:value-type="string" office:string-value="" calcext:value-type="error">
            <text:p>#NAME?</text:p>
          </table:table-cell>
          <table:table-cell table:style-name="ce55" table:formula="of:=ifs(AND([.G211]=&quot;domain&quot;;[.H211]=&quot;range&quot;); IF([.K211]=&quot;dbo:Person&quot;;CONCATENATE(&quot;SELECT ?X WHERE { ?X &quot;;[.J211];&quot; Y.}&quot;));AND([.G211]=&quot;range&quot;;[.H211]=&quot;domain&quot;); IF([.L211]=&quot;dbo:Person&quot;;CONCATENATE(&quot;SELECT ?X WHERE { Y &quot;;[.J211];&quot; ?X.}&quot;)))" office:value-type="string" office:string-value="" calcext:value-type="error">
            <text:p>#NAME?</text:p>
          </table:table-cell>
          <table:table-cell table:style-name="ce55" table:formula="of:=ifs(AND([.G211]=&quot;domain&quot;;[.H211]=&quot;range&quot;); CONCATENATE(&quot;List the ( &quot;;[.K211];&quot;,X)&quot;;[.D211]; &quot; &quot;;[.E211];&quot; (&quot;;[.L211];&quot;,Y)? &quot;);AND([.G211]=&quot;range&quot;;[.H211]=&quot;domain&quot;);CONCATENATE(&quot;List the (&quot;;[.L211];&quot;, X) &quot;;[.D211]; &quot; &quot;;[.E211];&quot; (&quot;;[.K211];&quot;,Y?) &quot;))" office:value-type="string" office:string-value="" calcext:value-type="error">
            <text:p>#NAME?</text:p>
          </table:table-cell>
          <table:table-cell table:style-name="ce55" table:formula="of:=ifs(AND([.G211]=&quot;domain&quot;;[.H211]=&quot;range&quot;); CONCATENATE(&quot;SELECT ?X WHERE { ?X &quot;;[.J211];&quot; Y.}&quot;);AND([.G211]=&quot;range&quot;;[.H211]=&quot;domain&quot;);CONCATENATE(&quot;SELECT ?X WHERE { Y &quot;;[.J211];&quot; ?X.}&quot;))" office:value-type="string" office:string-value="" calcext:value-type="error">
            <text:p>#NAME?</text:p>
          </table:table-cell>
          <table:table-cell table:style-name="ce55" table:formula="of:=ifs(AND([.G211]=&quot;domain&quot;;[.H211]=&quot;range&quot;); CONCATENATE(&quot;the &quot;;[.C211]; &quot; &quot;;[.E211];&quot; (&quot;;[.L211];&quot;,Y) &quot;);AND([.G211]=&quot;range&quot;;[.H211]=&quot;domain&quot;);CONCATENATE(&quot;the &quot;;[.C211]; &quot; &quot;;[.E211];&quot; (&quot;;[.K211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sourceCountry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source country</text:p>
          </table:table-cell>
          <table:table-cell table:style-name="ce5" office:value-type="string" calcext:value-type="string">
            <text:p>source countri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sourceCountry</text:p>
          </table:table-cell>
          <table:table-cell table:style-name="ce5" office:value-type="string" calcext:value-type="string">
            <text:p>dbo:Stream</text:p>
          </table:table-cell>
          <table:table-cell table:style-name="ce5" office:value-type="string" calcext:value-type="string">
            <text:p>dbo:Country</text:p>
          </table:table-cell>
          <table:table-cell table:style-name="ce38" table:formula="of:=ifs(AND([.G212]=&quot;domain&quot;;[.H212]=&quot;range&quot;); CONCATENATE(&quot;What ( &quot;;[.K212];&quot;,X) is the &quot;;[.C212];&quot;/&quot;;[.D212]; &quot; &quot;;[.E212];&quot; (&quot;;[.L212];&quot;,Y)? &quot;);AND([.G212]=&quot;range&quot;;[.H212]=&quot;domain&quot;);CONCATENATE(&quot;What (&quot;;[.L212];&quot;, X) is the &quot;;[.C212];&quot;/&quot;;[.D212]; &quot; &quot;;[.E212];&quot; (&quot;;[.K212];&quot;,Y?) &quot;))" office:value-type="string" office:string-value="" calcext:value-type="error">
            <text:p>#NAME?</text:p>
          </table:table-cell>
          <table:table-cell table:style-name="ce5" table:formula="of:=ifs(AND([.G212]=&quot;domain&quot;;[.H212]=&quot;range&quot;); CONCATENATE(&quot;SELECT ?X WHERE { ?X &quot;;[.J212];&quot; Y.}&quot;);AND([.G212]=&quot;range&quot;;[.H212]=&quot;domain&quot;);CONCATENATE(&quot;SELECT ?X WHERE { Y &quot;;[.J212];&quot; ?X.}&quot;))" office:value-type="string" office:string-value="" calcext:value-type="error">
            <text:p>#NAME?</text:p>
          </table:table-cell>
          <table:table-cell table:style-name="ce55" table:formula="of:=ifs(AND([.G212]=&quot;domain&quot;;[.H212]=&quot;range&quot;); IF([.K212]=&quot;dbo:Person&quot;;CONCATENATE(&quot;Who ( &quot;;[.K212];&quot;,X) is the &quot;;[.C212]; &quot; &quot;;[.E212];&quot; (&quot;;[.L212];&quot;,Y)? (Y &quot;;[.J212];&quot; X)&quot;));AND([.G212]=&quot;range&quot;;[.H212]=&quot;domain&quot;);IF([.L212]=&quot;dbo:Person&quot;;CONCATENATE(&quot;Who (&quot;;[.L212];&quot;, X) is the &quot;;[.C212]; &quot; &quot;;[.E212];&quot; (&quot;;[.K212];&quot;,Y?) (X &quot;;[.J212];&quot; Y)&quot;)))" office:value-type="string" office:string-value="" calcext:value-type="error">
            <text:p>#NAME?</text:p>
          </table:table-cell>
          <table:table-cell table:style-name="ce55" table:formula="of:=ifs(AND([.G212]=&quot;domain&quot;;[.H212]=&quot;range&quot;); IF([.K212]=&quot;dbo:Person&quot;;CONCATENATE(&quot;SELECT ?X WHERE { ?X &quot;;[.J212];&quot; Y.}&quot;));AND([.G212]=&quot;range&quot;;[.H212]=&quot;domain&quot;); IF([.L212]=&quot;dbo:Person&quot;;CONCATENATE(&quot;SELECT ?X WHERE { Y &quot;;[.J212];&quot; ?X.}&quot;)))" office:value-type="string" office:string-value="" calcext:value-type="error">
            <text:p>#NAME?</text:p>
          </table:table-cell>
          <table:table-cell table:style-name="ce55" table:formula="of:=ifs(AND([.G212]=&quot;domain&quot;;[.H212]=&quot;range&quot;); CONCATENATE(&quot;List the ( &quot;;[.K212];&quot;,X)&quot;;[.D212]; &quot; &quot;;[.E212];&quot; (&quot;;[.L212];&quot;,Y)? &quot;);AND([.G212]=&quot;range&quot;;[.H212]=&quot;domain&quot;);CONCATENATE(&quot;List the (&quot;;[.L212];&quot;, X) &quot;;[.D212]; &quot; &quot;;[.E212];&quot; (&quot;;[.K212];&quot;,Y?) &quot;))" office:value-type="string" office:string-value="" calcext:value-type="error">
            <text:p>#NAME?</text:p>
          </table:table-cell>
          <table:table-cell table:style-name="ce55" table:formula="of:=ifs(AND([.G212]=&quot;domain&quot;;[.H212]=&quot;range&quot;); CONCATENATE(&quot;SELECT ?X WHERE { ?X &quot;;[.J212];&quot; Y.}&quot;);AND([.G212]=&quot;range&quot;;[.H212]=&quot;domain&quot;);CONCATENATE(&quot;SELECT ?X WHERE { Y &quot;;[.J212];&quot; ?X.}&quot;))" office:value-type="string" office:string-value="" calcext:value-type="error">
            <text:p>#NAME?</text:p>
          </table:table-cell>
          <table:table-cell table:style-name="ce55" table:formula="of:=ifs(AND([.G212]=&quot;domain&quot;;[.H212]=&quot;range&quot;); CONCATENATE(&quot;the &quot;;[.C212]; &quot; &quot;;[.E212];&quot; (&quot;;[.L212];&quot;,Y) &quot;);AND([.G212]=&quot;range&quot;;[.H212]=&quot;domain&quot;);CONCATENATE(&quot;the &quot;;[.C212]; &quot; &quot;;[.E212];&quot; (&quot;;[.K212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mouthCountry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mouth country</text:p>
          </table:table-cell>
          <table:table-cell table:style-name="ce5" office:value-type="string" calcext:value-type="string">
            <text:p>mouth countri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mouthCountry</text:p>
          </table:table-cell>
          <table:table-cell table:style-name="ce5" office:value-type="string" calcext:value-type="string">
            <text:p>dbo:River</text:p>
          </table:table-cell>
          <table:table-cell table:style-name="ce5" office:value-type="string" calcext:value-type="string">
            <text:p>dbo:Country</text:p>
          </table:table-cell>
          <table:table-cell table:style-name="ce38" table:formula="of:=ifs(AND([.G213]=&quot;domain&quot;;[.H213]=&quot;range&quot;); CONCATENATE(&quot;What ( &quot;;[.K213];&quot;,X) is the &quot;;[.C213];&quot;/&quot;;[.D213]; &quot; &quot;;[.E213];&quot; (&quot;;[.L213];&quot;,Y)? &quot;);AND([.G213]=&quot;range&quot;;[.H213]=&quot;domain&quot;);CONCATENATE(&quot;What (&quot;;[.L213];&quot;, X) is the &quot;;[.C213];&quot;/&quot;;[.D213]; &quot; &quot;;[.E213];&quot; (&quot;;[.K213];&quot;,Y?) &quot;))" office:value-type="string" office:string-value="" calcext:value-type="error">
            <text:p>#NAME?</text:p>
          </table:table-cell>
          <table:table-cell table:style-name="ce5" table:formula="of:=ifs(AND([.G213]=&quot;domain&quot;;[.H213]=&quot;range&quot;); CONCATENATE(&quot;SELECT ?X WHERE { ?X &quot;;[.J213];&quot; Y.}&quot;);AND([.G213]=&quot;range&quot;;[.H213]=&quot;domain&quot;);CONCATENATE(&quot;SELECT ?X WHERE { Y &quot;;[.J213];&quot; ?X.}&quot;))" office:value-type="string" office:string-value="" calcext:value-type="error">
            <text:p>#NAME?</text:p>
          </table:table-cell>
          <table:table-cell table:style-name="ce55" table:formula="of:=ifs(AND([.G213]=&quot;domain&quot;;[.H213]=&quot;range&quot;); IF([.K213]=&quot;dbo:Person&quot;;CONCATENATE(&quot;Who ( &quot;;[.K213];&quot;,X) is the &quot;;[.C213]; &quot; &quot;;[.E213];&quot; (&quot;;[.L213];&quot;,Y)? (Y &quot;;[.J213];&quot; X)&quot;));AND([.G213]=&quot;range&quot;;[.H213]=&quot;domain&quot;);IF([.L213]=&quot;dbo:Person&quot;;CONCATENATE(&quot;Who (&quot;;[.L213];&quot;, X) is the &quot;;[.C213]; &quot; &quot;;[.E213];&quot; (&quot;;[.K213];&quot;,Y?) (X &quot;;[.J213];&quot; Y)&quot;)))" office:value-type="string" office:string-value="" calcext:value-type="error">
            <text:p>#NAME?</text:p>
          </table:table-cell>
          <table:table-cell table:style-name="ce55" table:formula="of:=ifs(AND([.G213]=&quot;domain&quot;;[.H213]=&quot;range&quot;); IF([.K213]=&quot;dbo:Person&quot;;CONCATENATE(&quot;SELECT ?X WHERE { ?X &quot;;[.J213];&quot; Y.}&quot;));AND([.G213]=&quot;range&quot;;[.H213]=&quot;domain&quot;); IF([.L213]=&quot;dbo:Person&quot;;CONCATENATE(&quot;SELECT ?X WHERE { Y &quot;;[.J213];&quot; ?X.}&quot;)))" office:value-type="string" office:string-value="" calcext:value-type="error">
            <text:p>#NAME?</text:p>
          </table:table-cell>
          <table:table-cell table:style-name="ce55" table:formula="of:=ifs(AND([.G213]=&quot;domain&quot;;[.H213]=&quot;range&quot;); CONCATENATE(&quot;List the ( &quot;;[.K213];&quot;,X)&quot;;[.D213]; &quot; &quot;;[.E213];&quot; (&quot;;[.L213];&quot;,Y)? &quot;);AND([.G213]=&quot;range&quot;;[.H213]=&quot;domain&quot;);CONCATENATE(&quot;List the (&quot;;[.L213];&quot;, X) &quot;;[.D213]; &quot; &quot;;[.E213];&quot; (&quot;;[.K213];&quot;,Y?) &quot;))" office:value-type="string" office:string-value="" calcext:value-type="error">
            <text:p>#NAME?</text:p>
          </table:table-cell>
          <table:table-cell table:style-name="ce55" table:formula="of:=ifs(AND([.G213]=&quot;domain&quot;;[.H213]=&quot;range&quot;); CONCATENATE(&quot;SELECT ?X WHERE { ?X &quot;;[.J213];&quot; Y.}&quot;);AND([.G213]=&quot;range&quot;;[.H213]=&quot;domain&quot;);CONCATENATE(&quot;SELECT ?X WHERE { Y &quot;;[.J213];&quot; ?X.}&quot;))" office:value-type="string" office:string-value="" calcext:value-type="error">
            <text:p>#NAME?</text:p>
          </table:table-cell>
          <table:table-cell table:style-name="ce55" table:formula="of:=ifs(AND([.G213]=&quot;domain&quot;;[.H213]=&quot;range&quot;); CONCATENATE(&quot;the &quot;;[.C213]; &quot; &quot;;[.E213];&quot; (&quot;;[.L213];&quot;,Y) &quot;);AND([.G213]=&quot;range&quot;;[.H213]=&quot;domain&quot;);CONCATENATE(&quot;the &quot;;[.C213]; &quot; &quot;;[.E213];&quot; (&quot;;[.K213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sourceElevation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source elevation</text:p>
          </table:table-cell>
          <table:table-cell table:style-name="ce5" office:value-type="string" calcext:value-type="string">
            <text:p>source elevation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sourceElevation</text:p>
          </table:table-cell>
          <table:table-cell table:style-name="ce5" office:value-type="string" calcext:value-type="string">
            <text:p>dbo:River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214]=&quot;domain&quot;;[.H214]=&quot;range&quot;); CONCATENATE(&quot;What ( &quot;;[.K214];&quot;,X) is the &quot;;[.C214];&quot;/&quot;;[.D214]; &quot; &quot;;[.E214];&quot; (&quot;;[.L214];&quot;,Y)? &quot;);AND([.G214]=&quot;range&quot;;[.H214]=&quot;domain&quot;);CONCATENATE(&quot;What (&quot;;[.L214];&quot;, X) is the &quot;;[.C214];&quot;/&quot;;[.D214]; &quot; &quot;;[.E214];&quot; (&quot;;[.K214];&quot;,Y?) &quot;))" office:value-type="string" office:string-value="" calcext:value-type="error">
            <text:p>#NAME?</text:p>
          </table:table-cell>
          <table:table-cell table:style-name="ce5" table:formula="of:=ifs(AND([.G214]=&quot;domain&quot;;[.H214]=&quot;range&quot;); CONCATENATE(&quot;SELECT ?X WHERE { ?X &quot;;[.J214];&quot; Y.}&quot;);AND([.G214]=&quot;range&quot;;[.H214]=&quot;domain&quot;);CONCATENATE(&quot;SELECT ?X WHERE { Y &quot;;[.J214];&quot; ?X.}&quot;))" office:value-type="string" office:string-value="" calcext:value-type="error">
            <text:p>#NAME?</text:p>
          </table:table-cell>
          <table:table-cell table:style-name="ce55" table:formula="of:=ifs(AND([.G214]=&quot;domain&quot;;[.H214]=&quot;range&quot;); IF([.K214]=&quot;dbo:Person&quot;;CONCATENATE(&quot;Who ( &quot;;[.K214];&quot;,X) is the &quot;;[.C214]; &quot; &quot;;[.E214];&quot; (&quot;;[.L214];&quot;,Y)? (Y &quot;;[.J214];&quot; X)&quot;));AND([.G214]=&quot;range&quot;;[.H214]=&quot;domain&quot;);IF([.L214]=&quot;dbo:Person&quot;;CONCATENATE(&quot;Who (&quot;;[.L214];&quot;, X) is the &quot;;[.C214]; &quot; &quot;;[.E214];&quot; (&quot;;[.K214];&quot;,Y?) (X &quot;;[.J214];&quot; Y)&quot;)))" office:value-type="string" office:string-value="" calcext:value-type="error">
            <text:p>#NAME?</text:p>
          </table:table-cell>
          <table:table-cell table:style-name="ce55" table:formula="of:=ifs(AND([.G214]=&quot;domain&quot;;[.H214]=&quot;range&quot;); IF([.K214]=&quot;dbo:Person&quot;;CONCATENATE(&quot;SELECT ?X WHERE { ?X &quot;;[.J214];&quot; Y.}&quot;));AND([.G214]=&quot;range&quot;;[.H214]=&quot;domain&quot;); IF([.L214]=&quot;dbo:Person&quot;;CONCATENATE(&quot;SELECT ?X WHERE { Y &quot;;[.J214];&quot; ?X.}&quot;)))" office:value-type="string" office:string-value="" calcext:value-type="error">
            <text:p>#NAME?</text:p>
          </table:table-cell>
          <table:table-cell table:style-name="ce55" table:formula="of:=ifs(AND([.G214]=&quot;domain&quot;;[.H214]=&quot;range&quot;); CONCATENATE(&quot;List the ( &quot;;[.K214];&quot;,X)&quot;;[.D214]; &quot; &quot;;[.E214];&quot; (&quot;;[.L214];&quot;,Y)? &quot;);AND([.G214]=&quot;range&quot;;[.H214]=&quot;domain&quot;);CONCATENATE(&quot;List the (&quot;;[.L214];&quot;, X) &quot;;[.D214]; &quot; &quot;;[.E214];&quot; (&quot;;[.K214];&quot;,Y?) &quot;))" office:value-type="string" office:string-value="" calcext:value-type="error">
            <text:p>#NAME?</text:p>
          </table:table-cell>
          <table:table-cell table:style-name="ce55" table:formula="of:=ifs(AND([.G214]=&quot;domain&quot;;[.H214]=&quot;range&quot;); CONCATENATE(&quot;SELECT ?X WHERE { ?X &quot;;[.J214];&quot; Y.}&quot;);AND([.G214]=&quot;range&quot;;[.H214]=&quot;domain&quot;);CONCATENATE(&quot;SELECT ?X WHERE { Y &quot;;[.J214];&quot; ?X.}&quot;))" office:value-type="string" office:string-value="" calcext:value-type="error">
            <text:p>#NAME?</text:p>
          </table:table-cell>
          <table:table-cell table:style-name="ce55" table:formula="of:=ifs(AND([.G214]=&quot;domain&quot;;[.H214]=&quot;range&quot;); CONCATENATE(&quot;the &quot;;[.C214]; &quot; &quot;;[.E214];&quot; (&quot;;[.L214];&quot;,Y) &quot;);AND([.G214]=&quot;range&quot;;[.H214]=&quot;domain&quot;);CONCATENATE(&quot;the &quot;;[.C214]; &quot; &quot;;[.E214];&quot; (&quot;;[.K214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mouthElevation_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mouth elevation</text:p>
          </table:table-cell>
          <table:table-cell table:style-name="ce5" office:value-type="string" calcext:value-type="string">
            <text:p>mouth elevation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mouthElevation</text:p>
          </table:table-cell>
          <table:table-cell table:style-name="ce5" office:value-type="string" calcext:value-type="string">
            <text:p>dbo:River</text:p>
          </table:table-cell>
          <table:table-cell table:style-name="ce5" office:value-type="string" calcext:value-type="string">
            <text:p>xsd:double</text:p>
          </table:table-cell>
          <table:table-cell table:style-name="ce38" table:formula="of:=ifs(AND([.G215]=&quot;domain&quot;;[.H215]=&quot;range&quot;); CONCATENATE(&quot;What ( &quot;;[.K215];&quot;,X) is the &quot;;[.C215];&quot;/&quot;;[.D215]; &quot; &quot;;[.E215];&quot; (&quot;;[.L215];&quot;,Y)? &quot;);AND([.G215]=&quot;range&quot;;[.H215]=&quot;domain&quot;);CONCATENATE(&quot;What (&quot;;[.L215];&quot;, X) is the &quot;;[.C215];&quot;/&quot;;[.D215]; &quot; &quot;;[.E215];&quot; (&quot;;[.K215];&quot;,Y?) &quot;))" office:value-type="string" office:string-value="" calcext:value-type="error">
            <text:p>#NAME?</text:p>
          </table:table-cell>
          <table:table-cell table:style-name="ce5" table:formula="of:=ifs(AND([.G215]=&quot;domain&quot;;[.H215]=&quot;range&quot;); CONCATENATE(&quot;SELECT ?X WHERE { ?X &quot;;[.J215];&quot; Y.}&quot;);AND([.G215]=&quot;range&quot;;[.H215]=&quot;domain&quot;);CONCATENATE(&quot;SELECT ?X WHERE { Y &quot;;[.J215];&quot; ?X.}&quot;))" office:value-type="string" office:string-value="" calcext:value-type="error">
            <text:p>#NAME?</text:p>
          </table:table-cell>
          <table:table-cell table:style-name="ce55" table:formula="of:=ifs(AND([.G215]=&quot;domain&quot;;[.H215]=&quot;range&quot;); IF([.K215]=&quot;dbo:Person&quot;;CONCATENATE(&quot;Who ( &quot;;[.K215];&quot;,X) is the &quot;;[.C215]; &quot; &quot;;[.E215];&quot; (&quot;;[.L215];&quot;,Y)? (Y &quot;;[.J215];&quot; X)&quot;));AND([.G215]=&quot;range&quot;;[.H215]=&quot;domain&quot;);IF([.L215]=&quot;dbo:Person&quot;;CONCATENATE(&quot;Who (&quot;;[.L215];&quot;, X) is the &quot;;[.C215]; &quot; &quot;;[.E215];&quot; (&quot;;[.K215];&quot;,Y?) (X &quot;;[.J215];&quot; Y)&quot;)))" office:value-type="string" office:string-value="" calcext:value-type="error">
            <text:p>#NAME?</text:p>
          </table:table-cell>
          <table:table-cell table:style-name="ce55" table:formula="of:=ifs(AND([.G215]=&quot;domain&quot;;[.H215]=&quot;range&quot;); IF([.K215]=&quot;dbo:Person&quot;;CONCATENATE(&quot;SELECT ?X WHERE { ?X &quot;;[.J215];&quot; Y.}&quot;));AND([.G215]=&quot;range&quot;;[.H215]=&quot;domain&quot;); IF([.L215]=&quot;dbo:Person&quot;;CONCATENATE(&quot;SELECT ?X WHERE { Y &quot;;[.J215];&quot; ?X.}&quot;)))" office:value-type="string" office:string-value="" calcext:value-type="error">
            <text:p>#NAME?</text:p>
          </table:table-cell>
          <table:table-cell table:style-name="ce55" table:formula="of:=ifs(AND([.G215]=&quot;domain&quot;;[.H215]=&quot;range&quot;); CONCATENATE(&quot;List the ( &quot;;[.K215];&quot;,X)&quot;;[.D215]; &quot; &quot;;[.E215];&quot; (&quot;;[.L215];&quot;,Y)? &quot;);AND([.G215]=&quot;range&quot;;[.H215]=&quot;domain&quot;);CONCATENATE(&quot;List the (&quot;;[.L215];&quot;, X) &quot;;[.D215]; &quot; &quot;;[.E215];&quot; (&quot;;[.K215];&quot;,Y?) &quot;))" office:value-type="string" office:string-value="" calcext:value-type="error">
            <text:p>#NAME?</text:p>
          </table:table-cell>
          <table:table-cell table:style-name="ce55" table:formula="of:=ifs(AND([.G215]=&quot;domain&quot;;[.H215]=&quot;range&quot;); CONCATENATE(&quot;SELECT ?X WHERE { ?X &quot;;[.J215];&quot; Y.}&quot;);AND([.G215]=&quot;range&quot;;[.H215]=&quot;domain&quot;);CONCATENATE(&quot;SELECT ?X WHERE { Y &quot;;[.J215];&quot; ?X.}&quot;))" office:value-type="string" office:string-value="" calcext:value-type="error">
            <text:p>#NAME?</text:p>
          </table:table-cell>
          <table:table-cell table:style-name="ce55" table:formula="of:=ifs(AND([.G215]=&quot;domain&quot;;[.H215]=&quot;range&quot;); CONCATENATE(&quot;the &quot;;[.C215]; &quot; &quot;;[.E215];&quot; (&quot;;[.L215];&quot;,Y) &quot;);AND([.G215]=&quot;range&quot;;[.H215]=&quot;domain&quot;);CONCATENATE(&quot;the &quot;;[.C215]; &quot; &quot;;[.E215];&quot; (&quot;;[.K215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isoCodeRegion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ISO code region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isoCodeRegion</text:p>
          </table:table-cell>
          <table:table-cell table:style-name="ce5" office:value-type="string" calcext:value-type="string">
            <text:p>dbo:Settlement</text:p>
          </table:table-cell>
          <table:table-cell table:style-name="ce5" office:value-type="string" calcext:value-type="string">
            <text:p>xsd:string</text:p>
          </table:table-cell>
          <table:table-cell table:style-name="ce38" table:formula="of:=ifs(AND([.G216]=&quot;domain&quot;;[.H216]=&quot;range&quot;); CONCATENATE(&quot;What ( &quot;;[.K216];&quot;,X) is the &quot;;[.C216];&quot;/&quot;;[.D216]; &quot; &quot;;[.E216];&quot; (&quot;;[.L216];&quot;,Y)? &quot;);AND([.G216]=&quot;range&quot;;[.H216]=&quot;domain&quot;);CONCATENATE(&quot;What (&quot;;[.L216];&quot;, X) is the &quot;;[.C216];&quot;/&quot;;[.D216]; &quot; &quot;;[.E216];&quot; (&quot;;[.K216];&quot;,Y?) &quot;))" office:value-type="string" office:string-value="" calcext:value-type="error">
            <text:p>#NAME?</text:p>
          </table:table-cell>
          <table:table-cell table:style-name="ce5" table:formula="of:=ifs(AND([.G216]=&quot;domain&quot;;[.H216]=&quot;range&quot;); CONCATENATE(&quot;SELECT ?X WHERE { ?X &quot;;[.J216];&quot; Y.}&quot;);AND([.G216]=&quot;range&quot;;[.H216]=&quot;domain&quot;);CONCATENATE(&quot;SELECT ?X WHERE { Y &quot;;[.J216];&quot; ?X.}&quot;))" office:value-type="string" office:string-value="" calcext:value-type="error">
            <text:p>#NAME?</text:p>
          </table:table-cell>
          <table:table-cell table:style-name="ce55" table:formula="of:=ifs(AND([.G216]=&quot;domain&quot;;[.H216]=&quot;range&quot;); IF([.K216]=&quot;dbo:Person&quot;;CONCATENATE(&quot;Which person, Who ( &quot;;[.K216];&quot;,X) is,was the &quot;;[.C216]; &quot; &quot;;[.E216];&quot; (&quot;;[.L216];&quot;,Y)? (Y &quot;;[.J216];&quot; X)&quot;));AND([.G216]=&quot;range&quot;;[.H216]=&quot;domain&quot;);IF([.L216]=&quot;dbo:Person&quot;;CONCATENATE(&quot;Which person,Who (&quot;;[.L216];&quot;, X) is,was the &quot;;[.C216]; &quot; &quot;;[.E216];&quot; (&quot;;[.K216];&quot;,Y?) (X &quot;;[.J216];&quot; Y)&quot;)))" office:value-type="string" office:string-value="" calcext:value-type="error">
            <text:p>#NAME?</text:p>
          </table:table-cell>
          <table:table-cell table:style-name="ce55" table:formula="of:=ifs(AND([.G216]=&quot;domain&quot;;[.H216]=&quot;range&quot;); IF([.K216]=&quot;dbo:Person&quot;;CONCATENATE(&quot;SELECT ?X WHERE { ?X &quot;;[.J216];&quot; Y.}&quot;));AND([.G216]=&quot;range&quot;;[.H216]=&quot;domain&quot;); IF([.L216]=&quot;dbo:Person&quot;;CONCATENATE(&quot;SELECT ?X WHERE { Y &quot;;[.J216];&quot; ?X.}&quot;)))" office:value-type="string" office:string-value="" calcext:value-type="error">
            <text:p>#NAME?</text:p>
          </table:table-cell>
          <table:table-cell table:style-name="ce55" table:formula="of:=ifs(AND([.G216]=&quot;domain&quot;;[.H216]=&quot;range&quot;); CONCATENATE(&quot;List the ( &quot;;[.K216];&quot;,X)&quot;;[.D216]; &quot; &quot;;[.E216];&quot; (&quot;;[.L216];&quot;,Y)? &quot;);AND([.G216]=&quot;range&quot;;[.H216]=&quot;domain&quot;);CONCATENATE(&quot;List the (&quot;;[.L216];&quot;, X) &quot;;[.D216]; &quot; &quot;;[.E216];&quot; (&quot;;[.K216];&quot;,Y?) &quot;))" office:value-type="string" office:string-value="" calcext:value-type="error">
            <text:p>#NAME?</text:p>
          </table:table-cell>
          <table:table-cell table:style-name="ce55" table:formula="of:=ifs(AND([.G216]=&quot;domain&quot;;[.H216]=&quot;range&quot;); CONCATENATE(&quot;SELECT ?X WHERE { ?X &quot;;[.J216];&quot; Y.}&quot;);AND([.G216]=&quot;range&quot;;[.H216]=&quot;domain&quot;);CONCATENATE(&quot;SELECT ?X WHERE { Y &quot;;[.J216];&quot; ?X.}&quot;))" office:value-type="string" office:string-value="" calcext:value-type="error">
            <text:p>#NAME?</text:p>
          </table:table-cell>
          <table:table-cell table:style-name="ce55" table:formula="of:=ifs(AND([.G216]=&quot;domain&quot;;[.H216]=&quot;range&quot;); CONCATENATE(&quot;the &quot;;[.C216]; &quot; &quot;;[.E216];&quot; (&quot;;[.L216];&quot;,Y) &quot;);AND([.G216]=&quot;range&quot;;[.H216]=&quot;domain&quot;);CONCATENATE(&quot;the &quot;;[.C216]; &quot; &quot;;[.E216];&quot; (&quot;;[.K216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bridgeCarrie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bridge carrier</text:p>
          </table:table-cell>
          <table:table-cell table:style-name="ce7" office:value-type="string" calcext:value-type="string">
            <text:p>bridge carr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bridgeCarries</text:p>
          </table:table-cell>
          <table:table-cell table:style-name="ce5" office:value-type="string" calcext:value-type="string">
            <text:p>dbo:Bridge</text:p>
          </table:table-cell>
          <table:table-cell table:style-name="ce18" office:value-type="string" calcext:value-type="string">
            <text:p>xsd:string</text:p>
          </table:table-cell>
          <table:table-cell table:style-name="ce38" table:formula="of:=ifs(AND([.G217]=&quot;domain&quot;;[.H217]=&quot;range&quot;); CONCATENATE(&quot;What ( &quot;;[.K217];&quot;,X) is the &quot;;[.C217];&quot;/&quot;;[.D217]; &quot; &quot;;[.E217];&quot; (&quot;;[.L217];&quot;,Y)? &quot;);AND([.G217]=&quot;range&quot;;[.H217]=&quot;domain&quot;);CONCATENATE(&quot;What (&quot;;[.L217];&quot;, X) is the &quot;;[.C217];&quot;/&quot;;[.D217]; &quot; &quot;;[.E217];&quot; (&quot;;[.K217];&quot;,Y?) &quot;))" office:value-type="string" office:string-value="" calcext:value-type="error">
            <text:p>#NAME?</text:p>
          </table:table-cell>
          <table:table-cell table:style-name="ce51" table:formula="of:=ifs(AND(#REF!=&quot;domain&quot;;#REF!=&quot;range&quot;); CONCATENATE(&quot;SELECT ?X WHERE { ?X &quot;;#REF!;&quot; Y.}&quot;);AND(#REF!=&quot;range&quot;;#REF!=&quot;domain&quot;);CONCATENATE(&quot;SELECT ?X WHERE { Y &quot;;#REF!;&quot; ?X.}&quot;))" office:value-type="string" office:string-value="" calcext:value-type="error">
            <text:p>#REF!</text:p>
          </table:table-cell>
          <table:table-cell table:style-name="ce55" table:formula="of:=ifs(AND([.G217]=&quot;domain&quot;;[.H217]=&quot;range&quot;); IF([.K217]=&quot;dbo:Person&quot;;CONCATENATE(&quot;Which person, Who ( &quot;;[.K217];&quot;,X) is,was the &quot;;[.C217]; &quot; &quot;;[.E217];&quot; (&quot;;[.L217];&quot;,Y)? (Y &quot;;[.J217];&quot; X)&quot;));AND([.G217]=&quot;range&quot;;[.H217]=&quot;domain&quot;);IF([.L217]=&quot;dbo:Person&quot;;CONCATENATE(&quot;Which person,Who (&quot;;[.L217];&quot;, X) is,was the &quot;;[.C217]; &quot; &quot;;[.E217];&quot; (&quot;;[.K217];&quot;,Y?) (X &quot;;[.J217];&quot; Y)&quot;)))" office:value-type="string" office:string-value="" calcext:value-type="error">
            <text:p>#NAME?</text:p>
          </table:table-cell>
          <table:table-cell table:style-name="ce56" table:number-columns-repeated="7"/>
          <table:table-cell table:number-columns-repeated="1002"/>
        </table:table-row>
        <table:table-row table:style-name="ro1">
          <table:table-cell table:style-name="ce7" office:value-type="string" calcext:value-type="string">
            <text:p>alias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lias</text:p>
          </table:table-cell>
          <table:table-cell table:style-name="ce7" office:value-type="string" calcext:value-type="string">
            <text:p>alias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lias</text:p>
          </table:table-cell>
          <table:table-cell table:style-name="ce18" office:value-type="string" calcext:value-type="string">
            <text:p>dbo:Person</text:p>
          </table:table-cell>
          <table:table-cell table:style-name="ce2" office:value-type="string" calcext:value-type="string">
            <text:p>rdf:langString</text:p>
          </table:table-cell>
          <table:table-cell table:style-name="ce38" table:formula="of:=ifs(AND([.G218]=&quot;domain&quot;;[.H218]=&quot;range&quot;); CONCATENATE(&quot;What ( &quot;;[.K218];&quot;,X) is the &quot;;[.C218];&quot;/&quot;;[.D218]; &quot; &quot;;[.E218];&quot; (&quot;;[.L218];&quot;,Y)? &quot;);AND([.G218]=&quot;range&quot;;[.H218]=&quot;domain&quot;);CONCATENATE(&quot;What (&quot;;[.L218];&quot;, X) is the &quot;;[.C218];&quot;/&quot;;[.D218]; &quot; &quot;;[.E218];&quot; (&quot;;[.K218];&quot;,Y?) &quot;))" office:value-type="string" office:string-value="" calcext:value-type="error">
            <text:p>#NAME?</text:p>
          </table:table-cell>
          <table:table-cell table:style-name="ce51" table:formula="of:=ifs(AND([.G218]=&quot;domain&quot;;[.H218]=&quot;range&quot;); CONCATENATE(&quot;SELECT ?X WHERE { ?X &quot;;[.J218];&quot; Y.}&quot;);AND([.G218]=&quot;range&quot;;[.H218]=&quot;domain&quot;);CONCATENATE(&quot;SELECT ?X WHERE { Y &quot;;[.J218];&quot; ?X.}&quot;))" office:value-type="string" office:string-value="" calcext:value-type="error">
            <text:p>#NAME?</text:p>
          </table:table-cell>
          <table:table-cell table:style-name="ce55" table:formula="of:=ifs(AND([.G218]=&quot;domain&quot;;[.H218]=&quot;range&quot;); IF([.K218]=&quot;dbo:Person&quot;;CONCATENATE(&quot;Which person, Who ( &quot;;[.K218];&quot;,X) is,was the &quot;;[.C218]; &quot; &quot;;[.E218];&quot; (&quot;;[.L218];&quot;,Y)? (Y &quot;;[.J218];&quot; X)&quot;));AND([.G218]=&quot;range&quot;;[.H218]=&quot;domain&quot;);IF([.L218]=&quot;dbo:Person&quot;;CONCATENATE(&quot;Which person,Who (&quot;;[.L218];&quot;, X) is,was the &quot;;[.C218]; &quot; &quot;;[.E218];&quot; (&quot;;[.K218];&quot;,Y?) (X &quot;;[.J218];&quot; Y)&quot;)))" office:value-type="string" office:string-value="" calcext:value-type="error">
            <text:p>#NAME?</text:p>
          </table:table-cell>
          <table:table-cell table:style-name="ce55" table:formula="of:=ifs(AND([.G218]=&quot;domain&quot;;[.H218]=&quot;range&quot;); IF([.K218]=&quot;dbo:Person&quot;;CONCATENATE(&quot;SELECT ?X WHERE { ?X &quot;;[.J218];&quot; Y.}&quot;));AND([.G218]=&quot;range&quot;;[.H218]=&quot;domain&quot;); IF([.L218]=&quot;dbo:Person&quot;;CONCATENATE(&quot;SELECT ?X WHERE { Y &quot;;[.J218];&quot; ?X.}&quot;)))" office:value-type="string" office:string-value="" calcext:value-type="error">
            <text:p>#NAME?</text:p>
          </table:table-cell>
          <table:table-cell table:style-name="ce55" table:formula="of:=ifs(AND([.G218]=&quot;domain&quot;;[.H218]=&quot;range&quot;); CONCATENATE(&quot;List the ( &quot;;[.K218];&quot;,X)&quot;;[.D218]; &quot; &quot;;[.E218];&quot; (&quot;;[.L218];&quot;,Y)? &quot;);AND([.G218]=&quot;range&quot;;[.H218]=&quot;domain&quot;);CONCATENATE(&quot;List the (&quot;;[.L218];&quot;, X) &quot;;[.D218]; &quot; &quot;;[.E218];&quot; (&quot;;[.K218];&quot;,Y?) &quot;))" office:value-type="string" office:string-value="" calcext:value-type="error">
            <text:p>#NAME?</text:p>
          </table:table-cell>
          <table:table-cell table:style-name="ce55" table:formula="of:=ifs(AND([.G218]=&quot;domain&quot;;[.H218]=&quot;range&quot;); CONCATENATE(&quot;SELECT ?X WHERE { ?X &quot;;[.J218];&quot; Y.}&quot;);AND([.G218]=&quot;range&quot;;[.H218]=&quot;domain&quot;);CONCATENATE(&quot;SELECT ?X WHERE { Y &quot;;[.J218];&quot; ?X.}&quot;))" office:value-type="string" office:string-value="" calcext:value-type="error">
            <text:p>#NAME?</text:p>
          </table:table-cell>
          <table:table-cell table:style-name="ce55" table:formula="of:=ifs(AND([.G218]=&quot;domain&quot;;[.H218]=&quot;range&quot;); CONCATENATE(&quot;the &quot;;[.C218]; &quot; &quot;;[.E218];&quot; (&quot;;[.L218];&quot;,Y) &quot;);AND([.G218]=&quot;range&quot;;[.H218]=&quot;domain&quot;);CONCATENATE(&quot;the &quot;;[.C218]; &quot; &quot;;[.E218];&quot; (&quot;;[.K218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unwayLength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unway length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unwayLength</text:p>
          </table:table-cell>
          <table:table-cell table:style-name="ce18" office:value-type="string" calcext:value-type="string">
            <text:p>dbo:Airport</text:p>
          </table:table-cell>
          <table:table-cell table:style-name="ce46" office:value-type="string" calcext:value-type="string">
            <text:p><text:a xlink:href="http://www.w3.org/2001/XMLSchema#double" xlink:type="simple">xsd:double</text:a></text:p>
          </table:table-cell>
          <table:table-cell table:style-name="ce38" table:formula="of:=ifs(AND([.G219]=&quot;domain&quot;;[.H219]=&quot;range&quot;); CONCATENATE(&quot;What ( &quot;;[.K219];&quot;,X) is the &quot;;[.C219];&quot;/&quot;;[.D219]; &quot; &quot;;[.E219];&quot; (&quot;;[.L219];&quot;,Y)? &quot;);AND([.G219]=&quot;range&quot;;[.H219]=&quot;domain&quot;);CONCATENATE(&quot;What (&quot;;[.L219];&quot;, X) is the &quot;;[.C219];&quot;/&quot;;[.D219]; &quot; &quot;;[.E219];&quot; (&quot;;[.K219];&quot;,Y?) &quot;))" office:value-type="string" office:string-value="" calcext:value-type="error">
            <text:p>#NAME?</text:p>
          </table:table-cell>
          <table:table-cell table:style-name="ce51" table:formula="of:=ifs(AND([.G219]=&quot;domain&quot;;[.H219]=&quot;range&quot;); CONCATENATE(&quot;SELECT ?X WHERE { ?X &quot;;[.J219];&quot; Y.}&quot;);AND([.G219]=&quot;range&quot;;[.H219]=&quot;domain&quot;);CONCATENATE(&quot;SELECT ?X WHERE { Y &quot;;[.J219];&quot; ?X.}&quot;))" office:value-type="string" office:string-value="" calcext:value-type="error">
            <text:p>#NAME?</text:p>
          </table:table-cell>
          <table:table-cell table:style-name="ce55" table:formula="of:=ifs(AND([.G219]=&quot;domain&quot;;[.H219]=&quot;range&quot;); IF([.K219]=&quot;dbo:Person&quot;;CONCATENATE(&quot;Which person, Who ( &quot;;[.K219];&quot;,X) is,was the &quot;;[.C219]; &quot; &quot;;[.E219];&quot; (&quot;;[.L219];&quot;,Y)? (Y &quot;;[.J219];&quot; X)&quot;));AND([.G219]=&quot;range&quot;;[.H219]=&quot;domain&quot;);IF([.L219]=&quot;dbo:Person&quot;;CONCATENATE(&quot;Which person,Who (&quot;;[.L219];&quot;, X) is,was the &quot;;[.C219]; &quot; &quot;;[.E219];&quot; (&quot;;[.K219];&quot;,Y?) (X &quot;;[.J219];&quot; Y)&quot;)))" office:value-type="string" office:string-value="" calcext:value-type="error">
            <text:p>#NAME?</text:p>
          </table:table-cell>
          <table:table-cell table:style-name="ce55" table:formula="of:=ifs(AND([.G219]=&quot;domain&quot;;[.H219]=&quot;range&quot;); IF([.K219]=&quot;dbo:Person&quot;;CONCATENATE(&quot;SELECT ?X WHERE { ?X &quot;;[.J219];&quot; Y.}&quot;));AND([.G219]=&quot;range&quot;;[.H219]=&quot;domain&quot;); IF([.L219]=&quot;dbo:Person&quot;;CONCATENATE(&quot;SELECT ?X WHERE { Y &quot;;[.J219];&quot; ?X.}&quot;)))" office:value-type="string" office:string-value="" calcext:value-type="error">
            <text:p>#NAME?</text:p>
          </table:table-cell>
          <table:table-cell table:style-name="ce55" table:formula="of:=ifs(AND([.G219]=&quot;domain&quot;;[.H219]=&quot;range&quot;); CONCATENATE(&quot;List the ( &quot;;[.K219];&quot;,X)&quot;;[.D219]; &quot; &quot;;[.E219];&quot; (&quot;;[.L219];&quot;,Y)? &quot;);AND([.G219]=&quot;range&quot;;[.H219]=&quot;domain&quot;);CONCATENATE(&quot;List the (&quot;;[.L219];&quot;, X) &quot;;[.D219]; &quot; &quot;;[.E219];&quot; (&quot;;[.K219];&quot;,Y?) &quot;))" office:value-type="string" office:string-value="" calcext:value-type="error">
            <text:p>#NAME?</text:p>
          </table:table-cell>
          <table:table-cell table:style-name="ce55" table:formula="of:=ifs(AND([.G219]=&quot;domain&quot;;[.H219]=&quot;range&quot;); CONCATENATE(&quot;SELECT ?X WHERE { ?X &quot;;[.J219];&quot; Y.}&quot;);AND([.G219]=&quot;range&quot;;[.H219]=&quot;domain&quot;);CONCATENATE(&quot;SELECT ?X WHERE { Y &quot;;[.J219];&quot; ?X.}&quot;))" office:value-type="string" office:string-value="" calcext:value-type="error">
            <text:p>#NAME?</text:p>
          </table:table-cell>
          <table:table-cell table:style-name="ce55" table:formula="of:=ifs(AND([.G219]=&quot;domain&quot;;[.H219]=&quot;range&quot;); CONCATENATE(&quot;the &quot;;[.C219]; &quot; &quot;;[.E219];&quot; (&quot;;[.L219];&quot;,Y) &quot;);AND([.G219]=&quot;range&quot;;[.H219]=&quot;domain&quot;);CONCATENATE(&quot;the &quot;;[.C219]; &quot; &quot;;[.E219];&quot; (&quot;;[.K219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unwayDesign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designation runway</text:p>
          </table:table-cell>
          <table:table-cell table:style-name="ce7" office:value-type="string" calcext:value-type="string">
            <text:p>designation runways</text:p>
          </table:table-cell>
          <table:table-cell table:style-name="ce7" office:value-type="string" calcext:value-type="string">
            <text:p>of 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unwayDesignation</text:p>
          </table:table-cell>
          <table:table-cell table:style-name="ce18" office:value-type="string" calcext:value-type="string">
            <text:p>dbo:Airport</text:p>
          </table:table-cell>
          <table:table-cell table:style-name="ce46" office:value-type="string" calcext:value-type="string">
            <text:p><text:a xlink:href="http://www.w3.org/2001/XMLSchema#string" xlink:type="simple">xsd:string</text:a></text:p>
          </table:table-cell>
          <table:table-cell table:style-name="ce38" table:formula="of:=ifs(AND([.G220]=&quot;domain&quot;;[.H220]=&quot;range&quot;); CONCATENATE(&quot;What ( &quot;;[.K220];&quot;,X) is the &quot;;[.C220];&quot;/&quot;;[.D220]; &quot; &quot;;[.E220];&quot; (&quot;;[.L220];&quot;,Y)? &quot;);AND([.G220]=&quot;range&quot;;[.H220]=&quot;domain&quot;);CONCATENATE(&quot;What (&quot;;[.L220];&quot;, X) is the &quot;;[.C220];&quot;/&quot;;[.D220]; &quot; &quot;;[.E220];&quot; (&quot;;[.K220];&quot;,Y?) &quot;))" office:value-type="string" office:string-value="" calcext:value-type="error">
            <text:p>#NAME?</text:p>
          </table:table-cell>
          <table:table-cell table:style-name="ce51" table:formula="of:=ifs(AND([.G220]=&quot;domain&quot;;[.H220]=&quot;range&quot;); CONCATENATE(&quot;SELECT ?X WHERE { ?X &quot;;[.J220];&quot; Y.}&quot;);AND([.G220]=&quot;range&quot;;[.H220]=&quot;domain&quot;);CONCATENATE(&quot;SELECT ?X WHERE { Y &quot;;[.J220];&quot; ?X.}&quot;))" office:value-type="string" office:string-value="" calcext:value-type="error">
            <text:p>#NAME?</text:p>
          </table:table-cell>
          <table:table-cell table:style-name="ce55" table:formula="of:=ifs(AND([.G220]=&quot;domain&quot;;[.H220]=&quot;range&quot;); IF([.K220]=&quot;dbo:Person&quot;;CONCATENATE(&quot;Which person, Who ( &quot;;[.K220];&quot;,X) is,was the &quot;;[.C220]; &quot; &quot;;[.E220];&quot; (&quot;;[.L220];&quot;,Y)? (Y &quot;;[.J220];&quot; X)&quot;));AND([.G220]=&quot;range&quot;;[.H220]=&quot;domain&quot;);IF([.L220]=&quot;dbo:Person&quot;;CONCATENATE(&quot;Which person,Who (&quot;;[.L220];&quot;, X) is,was the &quot;;[.C220]; &quot; &quot;;[.E220];&quot; (&quot;;[.K220];&quot;,Y?) (X &quot;;[.J220];&quot; Y)&quot;)))" office:value-type="string" office:string-value="" calcext:value-type="error">
            <text:p>#NAME?</text:p>
          </table:table-cell>
          <table:table-cell table:style-name="ce55" table:formula="of:=ifs(AND([.G220]=&quot;domain&quot;;[.H220]=&quot;range&quot;); IF([.K220]=&quot;dbo:Person&quot;;CONCATENATE(&quot;SELECT ?X WHERE { ?X &quot;;[.J220];&quot; Y.}&quot;));AND([.G220]=&quot;range&quot;;[.H220]=&quot;domain&quot;); IF([.L220]=&quot;dbo:Person&quot;;CONCATENATE(&quot;SELECT ?X WHERE { Y &quot;;[.J220];&quot; ?X.}&quot;)))" office:value-type="string" office:string-value="" calcext:value-type="error">
            <text:p>#NAME?</text:p>
          </table:table-cell>
          <table:table-cell table:style-name="ce55" table:formula="of:=ifs(AND([.G220]=&quot;domain&quot;;[.H220]=&quot;range&quot;); CONCATENATE(&quot;List the ( &quot;;[.K220];&quot;,X)&quot;;[.D220]; &quot; &quot;;[.E220];&quot; (&quot;;[.L220];&quot;,Y)? &quot;);AND([.G220]=&quot;range&quot;;[.H220]=&quot;domain&quot;);CONCATENATE(&quot;List the (&quot;;[.L220];&quot;, X) &quot;;[.D220]; &quot; &quot;;[.E220];&quot; (&quot;;[.K220];&quot;,Y?) &quot;))" office:value-type="string" office:string-value="" calcext:value-type="error">
            <text:p>#NAME?</text:p>
          </table:table-cell>
          <table:table-cell table:style-name="ce55" table:formula="of:=ifs(AND([.G220]=&quot;domain&quot;;[.H220]=&quot;range&quot;); CONCATENATE(&quot;SELECT ?X WHERE { ?X &quot;;[.J220];&quot; Y.}&quot;);AND([.G220]=&quot;range&quot;;[.H220]=&quot;domain&quot;);CONCATENATE(&quot;SELECT ?X WHERE { Y &quot;;[.J220];&quot; ?X.}&quot;))" office:value-type="string" office:string-value="" calcext:value-type="error">
            <text:p>#NAME?</text:p>
          </table:table-cell>
          <table:table-cell table:style-name="ce55" table:formula="of:=ifs(AND([.G220]=&quot;domain&quot;;[.H220]=&quot;range&quot;); CONCATENATE(&quot;the &quot;;[.C220]; &quot; &quot;;[.E220];&quot; (&quot;;[.L220];&quot;,Y) &quot;);AND([.G220]=&quot;range&quot;;[.H220]=&quot;domain&quot;);CONCATENATE(&quot;the &quot;;[.C220]; &quot; &quot;;[.E220];&quot; (&quot;;[.K220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unwaySurfac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urface runway</text:p>
          </table:table-cell>
          <table:table-cell table:style-name="ce7" office:value-type="string" calcext:value-type="string">
            <text:p>surface runway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unwaySurface</text:p>
          </table:table-cell>
          <table:table-cell table:style-name="ce18" office:value-type="string" calcext:value-type="string">
            <text:p>dbo:Airport</text:p>
          </table:table-cell>
          <table:table-cell table:style-name="ce18" office:value-type="string" calcext:value-type="string">
            <text:p>xsd:string</text:p>
          </table:table-cell>
          <table:table-cell table:style-name="ce38" table:formula="of:=ifs(AND([.G221]=&quot;domain&quot;;[.H221]=&quot;range&quot;); CONCATENATE(&quot;What ( &quot;;[.K221];&quot;,X) is the &quot;;[.C221];&quot;/&quot;;[.D221]; &quot; &quot;;[.E221];&quot; (&quot;;[.L221];&quot;,Y)? &quot;);AND([.G221]=&quot;range&quot;;[.H221]=&quot;domain&quot;);CONCATENATE(&quot;What (&quot;;[.L221];&quot;, X) is the &quot;;[.C221];&quot;/&quot;;[.D221]; &quot; &quot;;[.E221];&quot; (&quot;;[.K221];&quot;,Y?) &quot;))" office:value-type="string" office:string-value="" calcext:value-type="error">
            <text:p>#NAME?</text:p>
          </table:table-cell>
          <table:table-cell table:style-name="ce51" table:formula="of:=ifs(AND([.G221]=&quot;domain&quot;;[.H221]=&quot;range&quot;); CONCATENATE(&quot;SELECT ?X WHERE { ?X &quot;;[.J221];&quot; Y.}&quot;);AND([.G221]=&quot;range&quot;;[.H221]=&quot;domain&quot;);CONCATENATE(&quot;SELECT ?X WHERE { Y &quot;;[.J221];&quot; ?X.}&quot;))" office:value-type="string" office:string-value="" calcext:value-type="error">
            <text:p>#NAME?</text:p>
          </table:table-cell>
          <table:table-cell table:style-name="ce55" table:formula="of:=ifs(AND([.G221]=&quot;domain&quot;;[.H221]=&quot;range&quot;); IF([.K221]=&quot;dbo:Person&quot;;CONCATENATE(&quot;Which person, Who ( &quot;;[.K221];&quot;,X) is,was the &quot;;[.C221]; &quot; &quot;;[.E221];&quot; (&quot;;[.L221];&quot;,Y)? (Y &quot;;[.J221];&quot; X)&quot;));AND([.G221]=&quot;range&quot;;[.H221]=&quot;domain&quot;);IF([.L221]=&quot;dbo:Person&quot;;CONCATENATE(&quot;Which person,Who (&quot;;[.L221];&quot;, X) is,was the &quot;;[.C221]; &quot; &quot;;[.E221];&quot; (&quot;;[.K221];&quot;,Y?) (X &quot;;[.J221];&quot; Y)&quot;)))" office:value-type="string" office:string-value="" calcext:value-type="error">
            <text:p>#NAME?</text:p>
          </table:table-cell>
          <table:table-cell table:style-name="ce55" table:formula="of:=ifs(AND([.G221]=&quot;domain&quot;;[.H221]=&quot;range&quot;); IF([.K221]=&quot;dbo:Person&quot;;CONCATENATE(&quot;SELECT ?X WHERE { ?X &quot;;[.J221];&quot; Y.}&quot;));AND([.G221]=&quot;range&quot;;[.H221]=&quot;domain&quot;); IF([.L221]=&quot;dbo:Person&quot;;CONCATENATE(&quot;SELECT ?X WHERE { Y &quot;;[.J221];&quot; ?X.}&quot;)))" office:value-type="string" office:string-value="" calcext:value-type="error">
            <text:p>#NAME?</text:p>
          </table:table-cell>
          <table:table-cell table:style-name="ce55" table:formula="of:=ifs(AND([.G221]=&quot;domain&quot;;[.H221]=&quot;range&quot;); CONCATENATE(&quot;List the ( &quot;;[.K221];&quot;,X)&quot;;[.D221]; &quot; &quot;;[.E221];&quot; (&quot;;[.L221];&quot;,Y)? &quot;);AND([.G221]=&quot;range&quot;;[.H221]=&quot;domain&quot;);CONCATENATE(&quot;List the (&quot;;[.L221];&quot;, X) &quot;;[.D221]; &quot; &quot;;[.E221];&quot; (&quot;;[.K221];&quot;,Y?) &quot;))" office:value-type="string" office:string-value="" calcext:value-type="error">
            <text:p>#NAME?</text:p>
          </table:table-cell>
          <table:table-cell table:style-name="ce55" table:formula="of:=ifs(AND([.G221]=&quot;domain&quot;;[.H221]=&quot;range&quot;); CONCATENATE(&quot;SELECT ?X WHERE { ?X &quot;;[.J221];&quot; Y.}&quot;);AND([.G221]=&quot;range&quot;;[.H221]=&quot;domain&quot;);CONCATENATE(&quot;SELECT ?X WHERE { Y &quot;;[.J221];&quot; ?X.}&quot;))" office:value-type="string" office:string-value="" calcext:value-type="error">
            <text:p>#NAME?</text:p>
          </table:table-cell>
          <table:table-cell table:style-name="ce55" table:formula="of:=ifs(AND([.G221]=&quot;domain&quot;;[.H221]=&quot;range&quot;); CONCATENATE(&quot;the &quot;;[.C221]; &quot; &quot;;[.E221];&quot; (&quot;;[.L221];&quot;,Y) &quot;);AND([.G221]=&quot;range&quot;;[.H221]=&quot;domain&quot;);CONCATENATE(&quot;the &quot;;[.C221]; &quot; &quot;;[.E221];&quot; (&quot;;[.K221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ataLocationIdentif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ATA Location Identifi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ataLocationIdentifier</text:p>
          </table:table-cell>
          <table:table-cell table:style-name="ce18" office:value-type="string" calcext:value-type="string">
            <text:p>dbo:Infrastructure</text:p>
          </table:table-cell>
          <table:table-cell table:style-name="ce18" office:value-type="string" calcext:value-type="string">
            <text:p>xsd:string</text:p>
          </table:table-cell>
          <table:table-cell table:style-name="ce38" table:formula="of:=ifs(AND([.G222]=&quot;domain&quot;;[.H222]=&quot;range&quot;); CONCATENATE(&quot;What ( &quot;;[.K222];&quot;,X) is the &quot;;[.C222];&quot;/&quot;;[.D222]; &quot; &quot;;[.E222];&quot; (&quot;;[.L222];&quot;,Y)? &quot;);AND([.G222]=&quot;range&quot;;[.H222]=&quot;domain&quot;);CONCATENATE(&quot;What (&quot;;[.L222];&quot;, X) is the &quot;;[.C222];&quot;/&quot;;[.D222]; &quot; &quot;;[.E222];&quot; (&quot;;[.K222];&quot;,Y?) &quot;))" office:value-type="string" office:string-value="" calcext:value-type="error">
            <text:p>#NAME?</text:p>
          </table:table-cell>
          <table:table-cell table:style-name="ce51" table:formula="of:=ifs(AND([.G222]=&quot;domain&quot;;[.H222]=&quot;range&quot;); CONCATENATE(&quot;SELECT ?X WHERE { ?X &quot;;[.J222];&quot; Y.}&quot;);AND([.G222]=&quot;range&quot;;[.H222]=&quot;domain&quot;);CONCATENATE(&quot;SELECT ?X WHERE { Y &quot;;[.J222];&quot; ?X.}&quot;))" office:value-type="string" office:string-value="" calcext:value-type="error">
            <text:p>#NAME?</text:p>
          </table:table-cell>
          <table:table-cell table:style-name="ce55" table:formula="of:=ifs(AND([.G222]=&quot;domain&quot;;[.H222]=&quot;range&quot;); IF([.K222]=&quot;dbo:Person&quot;;CONCATENATE(&quot;Which person, Who ( &quot;;[.K222];&quot;,X) is,was the &quot;;[.C222]; &quot; &quot;;[.E222];&quot; (&quot;;[.L222];&quot;,Y)? (Y &quot;;[.J222];&quot; X)&quot;));AND([.G222]=&quot;range&quot;;[.H222]=&quot;domain&quot;);IF([.L222]=&quot;dbo:Person&quot;;CONCATENATE(&quot;Which person,Who (&quot;;[.L222];&quot;, X) is,was the &quot;;[.C222]; &quot; &quot;;[.E222];&quot; (&quot;;[.K222];&quot;,Y?) (X &quot;;[.J222];&quot; Y)&quot;)))" office:value-type="string" office:string-value="" calcext:value-type="error">
            <text:p>#NAME?</text:p>
          </table:table-cell>
          <table:table-cell table:style-name="ce55" table:formula="of:=ifs(AND([.G222]=&quot;domain&quot;;[.H222]=&quot;range&quot;); IF([.K222]=&quot;dbo:Person&quot;;CONCATENATE(&quot;SELECT ?X WHERE { ?X &quot;;[.J222];&quot; Y.}&quot;));AND([.G222]=&quot;range&quot;;[.H222]=&quot;domain&quot;); IF([.L222]=&quot;dbo:Person&quot;;CONCATENATE(&quot;SELECT ?X WHERE { Y &quot;;[.J222];&quot; ?X.}&quot;)))" office:value-type="string" office:string-value="" calcext:value-type="error">
            <text:p>#NAME?</text:p>
          </table:table-cell>
          <table:table-cell table:style-name="ce55" table:formula="of:=ifs(AND([.G222]=&quot;domain&quot;;[.H222]=&quot;range&quot;); CONCATENATE(&quot;List the ( &quot;;[.K222];&quot;,X)&quot;;[.D222]; &quot; &quot;;[.E222];&quot; (&quot;;[.L222];&quot;,Y)? &quot;);AND([.G222]=&quot;range&quot;;[.H222]=&quot;domain&quot;);CONCATENATE(&quot;List the (&quot;;[.L222];&quot;, X) &quot;;[.D222]; &quot; &quot;;[.E222];&quot; (&quot;;[.K222];&quot;,Y?) &quot;))" office:value-type="string" office:string-value="" calcext:value-type="error">
            <text:p>#NAME?</text:p>
          </table:table-cell>
          <table:table-cell table:style-name="ce55" table:formula="of:=ifs(AND([.G222]=&quot;domain&quot;;[.H222]=&quot;range&quot;); CONCATENATE(&quot;SELECT ?X WHERE { ?X &quot;;[.J222];&quot; Y.}&quot;);AND([.G222]=&quot;range&quot;;[.H222]=&quot;domain&quot;);CONCATENATE(&quot;SELECT ?X WHERE { Y &quot;;[.J222];&quot; ?X.}&quot;))" office:value-type="string" office:string-value="" calcext:value-type="error">
            <text:p>#NAME?</text:p>
          </table:table-cell>
          <table:table-cell table:style-name="ce55" table:formula="of:=ifs(AND([.G222]=&quot;domain&quot;;[.H222]=&quot;range&quot;); CONCATENATE(&quot;the &quot;;[.C222]; &quot; &quot;;[.E222];&quot; (&quot;;[.L222];&quot;,Y) &quot;);AND([.G222]=&quot;range&quot;;[.H222]=&quot;domain&quot;);CONCATENATE(&quot;the &quot;;[.C222]; &quot; &quot;;[.E222];&quot; (&quot;;[.K222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caoLocationIdentifi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CAO Location Identifi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caoLocationIdentifier</text:p>
          </table:table-cell>
          <table:table-cell table:style-name="ce18" office:value-type="string" calcext:value-type="string">
            <text:p>dbo:Airport</text:p>
          </table:table-cell>
          <table:table-cell table:style-name="ce18" office:value-type="string" calcext:value-type="string">
            <text:p>xsd:string</text:p>
          </table:table-cell>
          <table:table-cell table:style-name="ce38" table:formula="of:=ifs(AND([.G223]=&quot;domain&quot;;[.H223]=&quot;range&quot;); CONCATENATE(&quot;What ( &quot;;[.K223];&quot;,X) is the &quot;;[.C223];&quot;/&quot;;[.D223]; &quot; &quot;;[.E223];&quot; (&quot;;[.L223];&quot;,Y)? &quot;);AND([.G223]=&quot;range&quot;;[.H223]=&quot;domain&quot;);CONCATENATE(&quot;What (&quot;;[.L223];&quot;, X) is the &quot;;[.C223];&quot;/&quot;;[.D223]; &quot; &quot;;[.E223];&quot; (&quot;;[.K223];&quot;,Y?) &quot;))" office:value-type="string" office:string-value="" calcext:value-type="error">
            <text:p>#NAME?</text:p>
          </table:table-cell>
          <table:table-cell table:style-name="ce51" table:formula="of:=ifs(AND([.G223]=&quot;domain&quot;;[.H223]=&quot;range&quot;); CONCATENATE(&quot;SELECT ?X WHERE { ?X &quot;;[.J223];&quot; Y.}&quot;);AND([.G223]=&quot;range&quot;;[.H223]=&quot;domain&quot;);CONCATENATE(&quot;SELECT ?X WHERE { Y &quot;;[.J223];&quot; ?X.}&quot;))" office:value-type="string" office:string-value="" calcext:value-type="error">
            <text:p>#NAME?</text:p>
          </table:table-cell>
          <table:table-cell table:style-name="ce55" table:formula="of:=ifs(AND([.G223]=&quot;domain&quot;;[.H223]=&quot;range&quot;); IF([.K223]=&quot;dbo:Person&quot;;CONCATENATE(&quot;Which person, Who ( &quot;;[.K223];&quot;,X) is,was the &quot;;[.C223]; &quot; &quot;;[.E223];&quot; (&quot;;[.L223];&quot;,Y)? (Y &quot;;[.J223];&quot; X)&quot;));AND([.G223]=&quot;range&quot;;[.H223]=&quot;domain&quot;);IF([.L223]=&quot;dbo:Person&quot;;CONCATENATE(&quot;Which person,Who (&quot;;[.L223];&quot;, X) is,was the &quot;;[.C223]; &quot; &quot;;[.E223];&quot; (&quot;;[.K223];&quot;,Y?) (X &quot;;[.J223];&quot; Y)&quot;)))" office:value-type="string" office:string-value="" calcext:value-type="error">
            <text:p>#NAME?</text:p>
          </table:table-cell>
          <table:table-cell table:style-name="ce55" table:formula="of:=ifs(AND([.G223]=&quot;domain&quot;;[.H223]=&quot;range&quot;); IF([.K223]=&quot;dbo:Person&quot;;CONCATENATE(&quot;SELECT ?X WHERE { ?X &quot;;[.J223];&quot; Y.}&quot;));AND([.G223]=&quot;range&quot;;[.H223]=&quot;domain&quot;); IF([.L223]=&quot;dbo:Person&quot;;CONCATENATE(&quot;SELECT ?X WHERE { Y &quot;;[.J223];&quot; ?X.}&quot;)))" office:value-type="string" office:string-value="" calcext:value-type="error">
            <text:p>#NAME?</text:p>
          </table:table-cell>
          <table:table-cell table:style-name="ce55" table:formula="of:=ifs(AND([.G223]=&quot;domain&quot;;[.H223]=&quot;range&quot;); CONCATENATE(&quot;List the ( &quot;;[.K223];&quot;,X)&quot;;[.D223]; &quot; &quot;;[.E223];&quot; (&quot;;[.L223];&quot;,Y)? &quot;);AND([.G223]=&quot;range&quot;;[.H223]=&quot;domain&quot;);CONCATENATE(&quot;List the (&quot;;[.L223];&quot;, X) &quot;;[.D223]; &quot; &quot;;[.E223];&quot; (&quot;;[.K223];&quot;,Y?) &quot;))" office:value-type="string" office:string-value="" calcext:value-type="error">
            <text:p>#NAME?</text:p>
          </table:table-cell>
          <table:table-cell table:style-name="ce55" table:formula="of:=ifs(AND([.G223]=&quot;domain&quot;;[.H223]=&quot;range&quot;); CONCATENATE(&quot;SELECT ?X WHERE { ?X &quot;;[.J223];&quot; Y.}&quot;);AND([.G223]=&quot;range&quot;;[.H223]=&quot;domain&quot;);CONCATENATE(&quot;SELECT ?X WHERE { Y &quot;;[.J223];&quot; ?X.}&quot;))" office:value-type="string" office:string-value="" calcext:value-type="error">
            <text:p>#NAME?</text:p>
          </table:table-cell>
          <table:table-cell table:style-name="ce55" table:formula="of:=ifs(AND([.G223]=&quot;domain&quot;;[.H223]=&quot;range&quot;); CONCATENATE(&quot;the &quot;;[.C223]; &quot; &quot;;[.E223];&quot; (&quot;;[.L223];&quot;,Y) &quot;);AND([.G223]=&quot;range&quot;;[.H223]=&quot;domain&quot;);CONCATENATE(&quot;the &quot;;[.C223]; &quot; &quot;;[.E223];&quot; (&quot;;[.K223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lbum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lbum</text:p>
          </table:table-cell>
          <table:table-cell table:style-name="ce7" office:value-type="string" calcext:value-type="string">
            <text:p>album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lbum</text:p>
          </table:table-cell>
          <table:table-cell table:style-name="ce18" office:value-type="string" calcext:value-type="string">
            <text:p>dbo:Work</text:p>
          </table:table-cell>
          <table:table-cell table:style-name="ce18" office:value-type="string" calcext:value-type="string">
            <text:p>dbo:Album</text:p>
          </table:table-cell>
          <table:table-cell table:style-name="ce49" table:formula="of:=ifs(AND([.G224]=&quot;domain&quot;;[.H224]=&quot;range&quot;); CONCATENATE(&quot;What ( &quot;;[.K224];&quot;,X) is the &quot;;[.C224];&quot;/&quot;;[.D224]; &quot; &quot;;[.E224];&quot; (&quot;;[.L224];&quot;,Y)? &quot;);AND([.G224]=&quot;range&quot;;[.H224]=&quot;domain&quot;);CONCATENATE(&quot;What (&quot;;[.L224];&quot;, X) is the &quot;;[.C224];&quot;/&quot;;[.D224]; &quot; &quot;;[.E224];&quot; (&quot;;[.K224];&quot;,Y?) &quot;))" office:value-type="string" office:string-value="" calcext:value-type="error">
            <text:p>#NAME?</text:p>
          </table:table-cell>
          <table:table-cell table:style-name="ce51" table:formula="of:=ifs(AND([.G224]=&quot;domain&quot;;[.H224]=&quot;range&quot;); CONCATENATE(&quot;SELECT ?X WHERE { ?X &quot;;[.J224];&quot; Y.}&quot;);AND([.G224]=&quot;range&quot;;[.H224]=&quot;domain&quot;);CONCATENATE(&quot;SELECT ?X WHERE { Y &quot;;[.J224];&quot; ?X.}&quot;))" office:value-type="string" office:string-value="" calcext:value-type="error">
            <text:p>#NAME?</text:p>
          </table:table-cell>
          <table:table-cell table:style-name="ce54" table:formula="of:=ifs(AND([.G224]=&quot;domain&quot;;[.H224]=&quot;range&quot;); IF([.K224]=&quot;dbo:Person&quot;;CONCATENATE(&quot;Which person, Who ( &quot;;[.K224];&quot;,X) is,was the &quot;;[.C224]; &quot; &quot;;[.E224];&quot; (&quot;;[.L224];&quot;,Y)? (Y &quot;;[.J224];&quot; X)&quot;));AND([.G224]=&quot;range&quot;;[.H224]=&quot;domain&quot;);IF([.L224]=&quot;dbo:Person&quot;;CONCATENATE(&quot;Which person,Who (&quot;;[.L224];&quot;, X) is,was the &quot;;[.C224]; &quot; &quot;;[.E224];&quot; (&quot;;[.K224];&quot;,Y?) (X &quot;;[.J224];&quot; Y)&quot;)))" office:value-type="string" office:string-value="" calcext:value-type="error">
            <text:p>#NAME?</text:p>
          </table:table-cell>
          <table:table-cell table:style-name="ce54" table:formula="of:=ifs(AND([.G224]=&quot;domain&quot;;[.H224]=&quot;range&quot;); IF([.K224]=&quot;dbo:Person&quot;;CONCATENATE(&quot;SELECT ?X WHERE { ?X &quot;;[.J224];&quot; Y.}&quot;));AND([.G224]=&quot;range&quot;;[.H224]=&quot;domain&quot;); IF([.L224]=&quot;dbo:Person&quot;;CONCATENATE(&quot;SELECT ?X WHERE { Y &quot;;[.J224];&quot; ?X.}&quot;)))" office:value-type="string" office:string-value="" calcext:value-type="error">
            <text:p>#NAME?</text:p>
          </table:table-cell>
          <table:table-cell table:style-name="ce54" table:formula="of:=ifs(AND([.G224]=&quot;domain&quot;;[.H224]=&quot;range&quot;); CONCATENATE(&quot;List the ( &quot;;[.K224];&quot;,X)&quot;;[.D224]; &quot; &quot;;[.E224];&quot; (&quot;;[.L224];&quot;,Y)? &quot;);AND([.G224]=&quot;range&quot;;[.H224]=&quot;domain&quot;);CONCATENATE(&quot;List the (&quot;;[.L224];&quot;, X) &quot;;[.D224]; &quot; &quot;;[.E224];&quot; (&quot;;[.K224];&quot;,Y?) &quot;))" office:value-type="string" office:string-value="" calcext:value-type="error">
            <text:p>#NAME?</text:p>
          </table:table-cell>
          <table:table-cell table:style-name="ce55" table:formula="of:=ifs(AND([.G224]=&quot;domain&quot;;[.H224]=&quot;range&quot;); CONCATENATE(&quot;SELECT ?X WHERE { ?X &quot;;[.J224];&quot; Y.}&quot;);AND([.G224]=&quot;range&quot;;[.H224]=&quot;domain&quot;);CONCATENATE(&quot;SELECT ?X WHERE { Y &quot;;[.J224];&quot; ?X.}&quot;))" office:value-type="string" office:string-value="" calcext:value-type="error">
            <text:p>#NAME?</text:p>
          </table:table-cell>
          <table:table-cell table:style-name="ce54" table:formula="of:=ifs(AND([.G224]=&quot;domain&quot;;[.H224]=&quot;range&quot;); CONCATENATE(&quot;the &quot;;[.C224]; &quot; &quot;;[.E224];&quot; (&quot;;[.L224];&quot;,Y) &quot;);AND([.G224]=&quot;range&quot;;[.H224]=&quot;domain&quot;);CONCATENATE(&quot;the &quot;;[.C224]; &quot; &quot;;[.E224];&quot; (&quot;;[.K22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publisher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publisher</text:p>
          </table:table-cell>
          <table:table-cell table:style-name="ce8" office:value-type="string" calcext:value-type="string">
            <text:p>publishers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Publisher</text:p>
          </table:table-cell>
          <table:table-cell table:style-name="ce8" office:value-type="string" calcext:value-type="string">
            <text:p>dbo:Work</text:p>
          </table:table-cell>
          <table:table-cell table:style-name="ce8" office:value-type="string" calcext:value-type="string">
            <text:p>dbo:Agent</text:p>
          </table:table-cell>
          <table:table-cell table:style-name="ce49" table:formula="of:=ifs(AND([.G225]=&quot;domain&quot;;[.H225]=&quot;range&quot;); CONCATENATE(&quot;What ( &quot;;[.K225];&quot;,X) is the &quot;;[.C225];&quot;/&quot;;[.D225]; &quot; &quot;;[.E225];&quot; (&quot;;[.L225];&quot;,Y)? &quot;);AND([.G225]=&quot;range&quot;;[.H225]=&quot;domain&quot;);CONCATENATE(&quot;What (&quot;;[.L225];&quot;, X) is the &quot;;[.C225];&quot;/&quot;;[.D225]; &quot; &quot;;[.E225];&quot; (&quot;;[.K225];&quot;,Y?) &quot;))" office:value-type="string" office:string-value="" calcext:value-type="error">
            <text:p>#NAME?</text:p>
          </table:table-cell>
          <table:table-cell table:style-name="ce51" table:formula="of:=ifs(AND([.G225]=&quot;domain&quot;;[.H225]=&quot;range&quot;); CONCATENATE(&quot;SELECT ?X WHERE { ?X &quot;;[.J225];&quot; Y.}&quot;);AND([.G225]=&quot;range&quot;;[.H225]=&quot;domain&quot;);CONCATENATE(&quot;SELECT ?X WHERE { Y &quot;;[.J225];&quot; ?X.}&quot;))" office:value-type="string" office:string-value="" calcext:value-type="error">
            <text:p>#NAME?</text:p>
          </table:table-cell>
          <table:table-cell table:style-name="ce54" table:formula="of:=ifs(AND([.G225]=&quot;domain&quot;;[.H225]=&quot;range&quot;); IF([.K225]=&quot;dbo:Person&quot;;CONCATENATE(&quot;Which person, Who ( &quot;;[.K225];&quot;,X) is,was the &quot;;[.C225]; &quot; &quot;;[.E225];&quot; (&quot;;[.L225];&quot;,Y)? (Y &quot;;[.J225];&quot; X)&quot;));AND([.G225]=&quot;range&quot;;[.H225]=&quot;domain&quot;);IF([.L225]=&quot;dbo:Person&quot;;CONCATENATE(&quot;Which person,Who (&quot;;[.L225];&quot;, X) is,was the &quot;;[.C225]; &quot; &quot;;[.E225];&quot; (&quot;;[.K225];&quot;,Y?) (X &quot;;[.J225];&quot; Y)&quot;)))" office:value-type="string" office:string-value="" calcext:value-type="error">
            <text:p>#NAME?</text:p>
          </table:table-cell>
          <table:table-cell table:style-name="ce54" table:formula="of:=ifs(AND([.G225]=&quot;domain&quot;;[.H225]=&quot;range&quot;); IF([.K225]=&quot;dbo:Person&quot;;CONCATENATE(&quot;SELECT ?X WHERE { ?X &quot;;[.J225];&quot; Y.}&quot;));AND([.G225]=&quot;range&quot;;[.H225]=&quot;domain&quot;); IF([.L225]=&quot;dbo:Person&quot;;CONCATENATE(&quot;SELECT ?X WHERE { Y &quot;;[.J225];&quot; ?X.}&quot;)))" office:value-type="string" office:string-value="" calcext:value-type="error">
            <text:p>#NAME?</text:p>
          </table:table-cell>
          <table:table-cell table:style-name="ce54" table:formula="of:=ifs(AND([.G225]=&quot;domain&quot;;[.H225]=&quot;range&quot;); CONCATENATE(&quot;List the ( &quot;;[.K225];&quot;,X)&quot;;[.D225]; &quot; &quot;;[.E225];&quot; (&quot;;[.L225];&quot;,Y)? &quot;);AND([.G225]=&quot;range&quot;;[.H225]=&quot;domain&quot;);CONCATENATE(&quot;List the (&quot;;[.L225];&quot;, X) &quot;;[.D225]; &quot; &quot;;[.E225];&quot; (&quot;;[.K225];&quot;,Y?) &quot;))" office:value-type="string" office:string-value="" calcext:value-type="error">
            <text:p>#NAME?</text:p>
          </table:table-cell>
          <table:table-cell table:style-name="ce55" table:formula="of:=ifs(AND([.G225]=&quot;domain&quot;;[.H225]=&quot;range&quot;); CONCATENATE(&quot;SELECT ?X WHERE { ?X &quot;;[.J225];&quot; Y.}&quot;);AND([.G225]=&quot;range&quot;;[.H225]=&quot;domain&quot;);CONCATENATE(&quot;SELECT ?X WHERE { Y &quot;;[.J225];&quot; ?X.}&quot;))" office:value-type="string" office:string-value="" calcext:value-type="error">
            <text:p>#NAME?</text:p>
          </table:table-cell>
          <table:table-cell table:style-name="ce54" table:formula="of:=ifs(AND([.G225]=&quot;domain&quot;;[.H225]=&quot;range&quot;); CONCATENATE(&quot;the &quot;;[.C225]; &quot; &quot;;[.E225];&quot; (&quot;;[.L225];&quot;,Y) &quot;);AND([.G225]=&quot;range&quot;;[.H225]=&quot;domain&quot;);CONCATENATE(&quot;the &quot;;[.C225]; &quot; &quot;;[.E225];&quot; (&quot;;[.K22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deweyDecimalClassification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Dewey Decimal Classification</text:p>
          </table:table-cell>
          <table:table-cell table:style-name="ce8" office:value-type="string" calcext:value-type="string">
            <text:p>Dewey Decimal Classifications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Dcc</text:p>
          </table:table-cell>
          <table:table-cell table:style-name="ce8" office:value-type="string" calcext:value-type="string">
            <text:p>dbo:Work</text:p>
          </table:table-cell>
          <table:table-cell table:style-name="ce8" office:value-type="string" calcext:value-type="string">
            <text:p>xsd:string</text:p>
          </table:table-cell>
          <table:table-cell table:style-name="ce49" table:formula="of:=ifs(AND([.G226]=&quot;domain&quot;;[.H226]=&quot;range&quot;); CONCATENATE(&quot;What ( &quot;;[.K226];&quot;,X) is the &quot;;[.C226];&quot;/&quot;;[.D226]; &quot; &quot;;[.E226];&quot; (&quot;;[.L226];&quot;,Y)? &quot;);AND([.G226]=&quot;range&quot;;[.H226]=&quot;domain&quot;);CONCATENATE(&quot;What (&quot;;[.L226];&quot;, X) is the &quot;;[.C226];&quot;/&quot;;[.D226]; &quot; &quot;;[.E226];&quot; (&quot;;[.K226];&quot;,Y?) &quot;))" office:value-type="string" office:string-value="" calcext:value-type="error">
            <text:p>#NAME?</text:p>
          </table:table-cell>
          <table:table-cell table:style-name="ce51" table:formula="of:=ifs(AND([.G226]=&quot;domain&quot;;[.H226]=&quot;range&quot;); CONCATENATE(&quot;SELECT ?X WHERE { ?X &quot;;[.J226];&quot; Y.}&quot;);AND([.G226]=&quot;range&quot;;[.H226]=&quot;domain&quot;);CONCATENATE(&quot;SELECT ?X WHERE { Y &quot;;[.J226];&quot; ?X.}&quot;))" office:value-type="string" office:string-value="" calcext:value-type="error">
            <text:p>#NAME?</text:p>
          </table:table-cell>
          <table:table-cell table:style-name="ce54" table:formula="of:=ifs(AND([.G226]=&quot;domain&quot;;[.H226]=&quot;range&quot;); IF([.K226]=&quot;dbo:Person&quot;;CONCATENATE(&quot;Which person, Who ( &quot;;[.K226];&quot;,X) is,was the &quot;;[.C226]; &quot; &quot;;[.E226];&quot; (&quot;;[.L226];&quot;,Y)? (Y &quot;;[.J226];&quot; X)&quot;));AND([.G226]=&quot;range&quot;;[.H226]=&quot;domain&quot;);IF([.L226]=&quot;dbo:Person&quot;;CONCATENATE(&quot;Which person,Who (&quot;;[.L226];&quot;, X) is,was the &quot;;[.C226]; &quot; &quot;;[.E226];&quot; (&quot;;[.K226];&quot;,Y?) (X &quot;;[.J226];&quot; Y)&quot;)))" office:value-type="string" office:string-value="" calcext:value-type="error">
            <text:p>#NAME?</text:p>
          </table:table-cell>
          <table:table-cell table:style-name="ce54" table:formula="of:=ifs(AND([.G226]=&quot;domain&quot;;[.H226]=&quot;range&quot;); IF([.K226]=&quot;dbo:Person&quot;;CONCATENATE(&quot;SELECT ?X WHERE { ?X &quot;;[.J226];&quot; Y.}&quot;));AND([.G226]=&quot;range&quot;;[.H226]=&quot;domain&quot;); IF([.L226]=&quot;dbo:Person&quot;;CONCATENATE(&quot;SELECT ?X WHERE { Y &quot;;[.J226];&quot; ?X.}&quot;)))" office:value-type="string" office:string-value="" calcext:value-type="error">
            <text:p>#NAME?</text:p>
          </table:table-cell>
          <table:table-cell table:style-name="ce54" table:formula="of:=ifs(AND([.G226]=&quot;domain&quot;;[.H226]=&quot;range&quot;); CONCATENATE(&quot;List the ( &quot;;[.K226];&quot;,X)&quot;;[.D226]; &quot; &quot;;[.E226];&quot; (&quot;;[.L226];&quot;,Y)? &quot;);AND([.G226]=&quot;range&quot;;[.H226]=&quot;domain&quot;);CONCATENATE(&quot;List the (&quot;;[.L226];&quot;, X) &quot;;[.D226]; &quot; &quot;;[.E226];&quot; (&quot;;[.K226];&quot;,Y?) &quot;))" office:value-type="string" office:string-value="" calcext:value-type="error">
            <text:p>#NAME?</text:p>
          </table:table-cell>
          <table:table-cell table:style-name="ce55" table:formula="of:=ifs(AND([.G226]=&quot;domain&quot;;[.H226]=&quot;range&quot;); CONCATENATE(&quot;SELECT ?X WHERE { ?X &quot;;[.J226];&quot; Y.}&quot;);AND([.G226]=&quot;range&quot;;[.H226]=&quot;domain&quot;);CONCATENATE(&quot;SELECT ?X WHERE { Y &quot;;[.J226];&quot; ?X.}&quot;))" office:value-type="string" office:string-value="" calcext:value-type="error">
            <text:p>#NAME?</text:p>
          </table:table-cell>
          <table:table-cell table:style-name="ce54" table:formula="of:=ifs(AND([.G226]=&quot;domain&quot;;[.H226]=&quot;range&quot;); CONCATENATE(&quot;the &quot;;[.C226]; &quot; &quot;;[.E226];&quot; (&quot;;[.L226];&quot;,Y) &quot;);AND([.G226]=&quot;range&quot;;[.H226]=&quot;domain&quot;);CONCATENATE(&quot;the &quot;;[.C226]; &quot; &quot;;[.E226];&quot; (&quot;;[.K226];&quot;,Y) &quot;))" office:value-type="string" office:string-value="" calcext:value-type="error">
            <text:p>#NAME?</text:p>
          </table:table-cell>
          <table:table-cell table:style-name="ce61"/>
          <table:table-cell table:style-name="ce4"/>
          <table:table-cell table:style-name="ce61"/>
          <table:table-cell table:number-columns-repeated="1002"/>
        </table:table-row>
        <table:table-row table:style-name="ro1">
          <table:table-cell table:style-name="ce8" office:value-type="string" calcext:value-type="string">
            <text:p>lcc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LCC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Lcc</text:p>
          </table:table-cell>
          <table:table-cell table:style-name="ce8" office:value-type="string" calcext:value-type="string">
            <text:p>dbo:WrittenWork</text:p>
          </table:table-cell>
          <table:table-cell table:style-name="ce8" office:value-type="string" calcext:value-type="string">
            <text:p>xsd:string</text:p>
          </table:table-cell>
          <table:table-cell table:style-name="ce49" table:formula="of:=ifs(AND([.G227]=&quot;domain&quot;;[.H227]=&quot;range&quot;); CONCATENATE(&quot;What ( &quot;;[.K227];&quot;,X) is the &quot;;[.C227];&quot;/&quot;;[.D227]; &quot; &quot;;[.E227];&quot; (&quot;;[.L227];&quot;,Y)? &quot;);AND([.G227]=&quot;range&quot;;[.H227]=&quot;domain&quot;);CONCATENATE(&quot;What (&quot;;[.L227];&quot;, X) is the &quot;;[.C227];&quot;/&quot;;[.D227]; &quot; &quot;;[.E227];&quot; (&quot;;[.K227];&quot;,Y?) &quot;))" office:value-type="string" office:string-value="" calcext:value-type="error">
            <text:p>#NAME?</text:p>
          </table:table-cell>
          <table:table-cell table:style-name="ce51" table:formula="of:=ifs(AND([.G227]=&quot;domain&quot;;[.H227]=&quot;range&quot;); CONCATENATE(&quot;SELECT ?X WHERE { ?X &quot;;[.J227];&quot; Y.}&quot;);AND([.G227]=&quot;range&quot;;[.H227]=&quot;domain&quot;);CONCATENATE(&quot;SELECT ?X WHERE { Y &quot;;[.J227];&quot; ?X.}&quot;))" office:value-type="string" office:string-value="" calcext:value-type="error">
            <text:p>#NAME?</text:p>
          </table:table-cell>
          <table:table-cell table:style-name="ce54" table:formula="of:=ifs(AND([.G227]=&quot;domain&quot;;[.H227]=&quot;range&quot;); IF([.K227]=&quot;dbo:Person&quot;;CONCATENATE(&quot;Which person, Who ( &quot;;[.K227];&quot;,X) is,was the &quot;;[.C227]; &quot; &quot;;[.E227];&quot; (&quot;;[.L227];&quot;,Y)? (Y &quot;;[.J227];&quot; X)&quot;));AND([.G227]=&quot;range&quot;;[.H227]=&quot;domain&quot;);IF([.L227]=&quot;dbo:Person&quot;;CONCATENATE(&quot;Which person,Who (&quot;;[.L227];&quot;, X) is,was the &quot;;[.C227]; &quot; &quot;;[.E227];&quot; (&quot;;[.K227];&quot;,Y?) (X &quot;;[.J227];&quot; Y)&quot;)))" office:value-type="string" office:string-value="" calcext:value-type="error">
            <text:p>#NAME?</text:p>
          </table:table-cell>
          <table:table-cell table:style-name="ce54" table:formula="of:=ifs(AND([.G227]=&quot;domain&quot;;[.H227]=&quot;range&quot;); IF([.K227]=&quot;dbo:Person&quot;;CONCATENATE(&quot;SELECT ?X WHERE { ?X &quot;;[.J227];&quot; Y.}&quot;));AND([.G227]=&quot;range&quot;;[.H227]=&quot;domain&quot;); IF([.L227]=&quot;dbo:Person&quot;;CONCATENATE(&quot;SELECT ?X WHERE { Y &quot;;[.J227];&quot; ?X.}&quot;)))" office:value-type="string" office:string-value="" calcext:value-type="error">
            <text:p>#NAME?</text:p>
          </table:table-cell>
          <table:table-cell table:style-name="ce54" table:formula="of:=ifs(AND([.G227]=&quot;domain&quot;;[.H227]=&quot;range&quot;); CONCATENATE(&quot;List the ( &quot;;[.K227];&quot;,X)&quot;;[.D227]; &quot; &quot;;[.E227];&quot; (&quot;;[.L227];&quot;,Y)? &quot;);AND([.G227]=&quot;range&quot;;[.H227]=&quot;domain&quot;);CONCATENATE(&quot;List the (&quot;;[.L227];&quot;, X) &quot;;[.D227]; &quot; &quot;;[.E227];&quot; (&quot;;[.K227];&quot;,Y?) &quot;))" office:value-type="string" office:string-value="" calcext:value-type="error">
            <text:p>#NAME?</text:p>
          </table:table-cell>
          <table:table-cell table:style-name="ce55" table:formula="of:=ifs(AND([.G227]=&quot;domain&quot;;[.H227]=&quot;range&quot;); CONCATENATE(&quot;SELECT ?X WHERE { ?X &quot;;[.J227];&quot; Y.}&quot;);AND([.G227]=&quot;range&quot;;[.H227]=&quot;domain&quot;);CONCATENATE(&quot;SELECT ?X WHERE { Y &quot;;[.J227];&quot; ?X.}&quot;))" office:value-type="string" office:string-value="" calcext:value-type="error">
            <text:p>#NAME?</text:p>
          </table:table-cell>
          <table:table-cell table:style-name="ce54" table:formula="of:=ifs(AND([.G227]=&quot;domain&quot;;[.H227]=&quot;range&quot;); CONCATENATE(&quot;the &quot;;[.C227]; &quot; &quot;;[.E227];&quot; (&quot;;[.L227];&quot;,Y) &quot;);AND([.G227]=&quot;range&quot;;[.H227]=&quot;domain&quot;);CONCATENATE(&quot;the &quot;;[.C227]; &quot; &quot;;[.E227];&quot; (&quot;;[.K227];&quot;,Y) &quot;))" office:value-type="string" office:string-value="" calcext:value-type="error">
            <text:p>#NAME?</text:p>
          </table:table-cell>
          <table:table-cell table:style-name="ce61"/>
          <table:table-cell table:style-name="ce4"/>
          <table:table-cell table:style-name="ce61"/>
          <table:table-cell table:number-columns-repeated="1002"/>
        </table:table-row>
        <table:table-row table:style-name="ro1">
          <table:table-cell table:style-name="ce8" office:value-type="string" calcext:value-type="string">
            <text:p>oclc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OCLC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Oclc</text:p>
          </table:table-cell>
          <table:table-cell table:style-name="ce8" office:value-type="string" calcext:value-type="string">
            <text:p>dbo:WrittenWork</text:p>
          </table:table-cell>
          <table:table-cell table:style-name="ce8" office:value-type="string" calcext:value-type="string">
            <text:p>xsd:string</text:p>
          </table:table-cell>
          <table:table-cell table:style-name="ce49" table:formula="of:=ifs(AND([.G228]=&quot;domain&quot;;[.H228]=&quot;range&quot;); CONCATENATE(&quot;What ( &quot;;[.K228];&quot;,X) is the &quot;;[.C228];&quot;/&quot;;[.D228]; &quot; &quot;;[.E228];&quot; (&quot;;[.L228];&quot;,Y)? &quot;);AND([.G228]=&quot;range&quot;;[.H228]=&quot;domain&quot;);CONCATENATE(&quot;What (&quot;;[.L228];&quot;, X) is the &quot;;[.C228];&quot;/&quot;;[.D228]; &quot; &quot;;[.E228];&quot; (&quot;;[.K228];&quot;,Y?) &quot;))" office:value-type="string" office:string-value="" calcext:value-type="error">
            <text:p>#NAME?</text:p>
          </table:table-cell>
          <table:table-cell table:style-name="ce51" table:formula="of:=ifs(AND([.G228]=&quot;domain&quot;;[.H228]=&quot;range&quot;); CONCATENATE(&quot;SELECT ?X WHERE { ?X &quot;;[.J228];&quot; Y.}&quot;);AND([.G228]=&quot;range&quot;;[.H228]=&quot;domain&quot;);CONCATENATE(&quot;SELECT ?X WHERE { Y &quot;;[.J228];&quot; ?X.}&quot;))" office:value-type="string" office:string-value="" calcext:value-type="error">
            <text:p>#NAME?</text:p>
          </table:table-cell>
          <table:table-cell table:style-name="ce54" table:formula="of:=ifs(AND([.G228]=&quot;domain&quot;;[.H228]=&quot;range&quot;); IF([.K228]=&quot;dbo:Person&quot;;CONCATENATE(&quot;Which person, Who ( &quot;;[.K228];&quot;,X) is,was the &quot;;[.C228]; &quot; &quot;;[.E228];&quot; (&quot;;[.L228];&quot;,Y)? (Y &quot;;[.J228];&quot; X)&quot;));AND([.G228]=&quot;range&quot;;[.H228]=&quot;domain&quot;);IF([.L228]=&quot;dbo:Person&quot;;CONCATENATE(&quot;Which person,Who (&quot;;[.L228];&quot;, X) is,was the &quot;;[.C228]; &quot; &quot;;[.E228];&quot; (&quot;;[.K228];&quot;,Y?) (X &quot;;[.J228];&quot; Y)&quot;)))" office:value-type="string" office:string-value="" calcext:value-type="error">
            <text:p>#NAME?</text:p>
          </table:table-cell>
          <table:table-cell table:style-name="ce54" table:formula="of:=ifs(AND([.G228]=&quot;domain&quot;;[.H228]=&quot;range&quot;); IF([.K228]=&quot;dbo:Person&quot;;CONCATENATE(&quot;SELECT ?X WHERE { ?X &quot;;[.J228];&quot; Y.}&quot;));AND([.G228]=&quot;range&quot;;[.H228]=&quot;domain&quot;); IF([.L228]=&quot;dbo:Person&quot;;CONCATENATE(&quot;SELECT ?X WHERE { Y &quot;;[.J228];&quot; ?X.}&quot;)))" office:value-type="string" office:string-value="" calcext:value-type="error">
            <text:p>#NAME?</text:p>
          </table:table-cell>
          <table:table-cell table:style-name="ce54" table:formula="of:=ifs(AND([.G228]=&quot;domain&quot;;[.H228]=&quot;range&quot;); CONCATENATE(&quot;List the ( &quot;;[.K228];&quot;,X)&quot;;[.D228]; &quot; &quot;;[.E228];&quot; (&quot;;[.L228];&quot;,Y)? &quot;);AND([.G228]=&quot;range&quot;;[.H228]=&quot;domain&quot;);CONCATENATE(&quot;List the (&quot;;[.L228];&quot;, X) &quot;;[.D228]; &quot; &quot;;[.E228];&quot; (&quot;;[.K228];&quot;,Y?) &quot;))" office:value-type="string" office:string-value="" calcext:value-type="error">
            <text:p>#NAME?</text:p>
          </table:table-cell>
          <table:table-cell table:style-name="ce55" table:formula="of:=ifs(AND([.G228]=&quot;domain&quot;;[.H228]=&quot;range&quot;); CONCATENATE(&quot;SELECT ?X WHERE { ?X &quot;;[.J228];&quot; Y.}&quot;);AND([.G228]=&quot;range&quot;;[.H228]=&quot;domain&quot;);CONCATENATE(&quot;SELECT ?X WHERE { Y &quot;;[.J228];&quot; ?X.}&quot;))" office:value-type="string" office:string-value="" calcext:value-type="error">
            <text:p>#NAME?</text:p>
          </table:table-cell>
          <table:table-cell table:style-name="ce54" table:formula="of:=ifs(AND([.G228]=&quot;domain&quot;;[.H228]=&quot;range&quot;); CONCATENATE(&quot;the &quot;;[.C228]; &quot; &quot;;[.E228];&quot; (&quot;;[.L228];&quot;,Y) &quot;);AND([.G228]=&quot;range&quot;;[.H228]=&quot;domain&quot;);CONCATENATE(&quot;the &quot;;[.C228]; &quot; &quot;;[.E228];&quot; (&quot;;[.K228];&quot;,Y) &quot;))" office:value-type="string" office:string-value="" calcext:value-type="error">
            <text:p>#NAME?</text:p>
          </table:table-cell>
          <table:table-cell table:style-name="ce61"/>
          <table:table-cell table:style-name="ce4"/>
          <table:table-cell table:style-name="ce61"/>
          <table:table-cell table:number-columns-repeated="1002"/>
        </table:table-row>
        <table:table-row table:style-name="ro1">
          <table:table-cell table:style-name="ce8" office:value-type="string" calcext:value-type="string">
            <text:p>headquarter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headquart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Headquarter</text:p>
          </table:table-cell>
          <table:table-cell table:style-name="ce8" office:value-type="string" calcext:value-type="string">
            <text:p>dbo:Organisation</text:p>
          </table:table-cell>
          <table:table-cell table:style-name="ce8" office:value-type="string" calcext:value-type="string">
            <text:p>dbo:PopulatedPlace</text:p>
          </table:table-cell>
          <table:table-cell table:style-name="ce49" table:formula="of:=ifs(AND([.G229]=&quot;domain&quot;;[.H229]=&quot;range&quot;); CONCATENATE(&quot;What ( &quot;;[.K229];&quot;,X) is the &quot;;[.C229];&quot;/&quot;;[.D229]; &quot; &quot;;[.E229];&quot; (&quot;;[.L229];&quot;,Y)? &quot;);AND([.G229]=&quot;range&quot;;[.H229]=&quot;domain&quot;);CONCATENATE(&quot;What (&quot;;[.L229];&quot;, X) is the &quot;;[.C229];&quot;/&quot;;[.D229]; &quot; &quot;;[.E229];&quot; (&quot;;[.K229];&quot;,Y?) &quot;))" office:value-type="string" office:string-value="" calcext:value-type="error">
            <text:p>#NAME?</text:p>
          </table:table-cell>
          <table:table-cell table:style-name="ce51" table:formula="of:=ifs(AND([.G229]=&quot;domain&quot;;[.H229]=&quot;range&quot;); CONCATENATE(&quot;SELECT ?X WHERE { ?X &quot;;[.J229];&quot; Y.}&quot;);AND([.G229]=&quot;range&quot;;[.H229]=&quot;domain&quot;);CONCATENATE(&quot;SELECT ?X WHERE { Y &quot;;[.J229];&quot; ?X.}&quot;))" office:value-type="string" office:string-value="" calcext:value-type="error">
            <text:p>#NAME?</text:p>
          </table:table-cell>
          <table:table-cell table:style-name="ce54" table:formula="of:=ifs(AND([.G229]=&quot;domain&quot;;[.H229]=&quot;range&quot;); IF([.K229]=&quot;dbo:Person&quot;;CONCATENATE(&quot;Which person, Who ( &quot;;[.K229];&quot;,X) is,was the &quot;;[.C229]; &quot; &quot;;[.E229];&quot; (&quot;;[.L229];&quot;,Y)? (Y &quot;;[.J229];&quot; X)&quot;));AND([.G229]=&quot;range&quot;;[.H229]=&quot;domain&quot;);IF([.L229]=&quot;dbo:Person&quot;;CONCATENATE(&quot;Which person,Who (&quot;;[.L229];&quot;, X) is,was the &quot;;[.C229]; &quot; &quot;;[.E229];&quot; (&quot;;[.K229];&quot;,Y?) (X &quot;;[.J229];&quot; Y)&quot;)))" office:value-type="string" office:string-value="" calcext:value-type="error">
            <text:p>#NAME?</text:p>
          </table:table-cell>
          <table:table-cell table:style-name="ce54" table:formula="of:=ifs(AND([.G229]=&quot;domain&quot;;[.H229]=&quot;range&quot;); IF([.K229]=&quot;dbo:Person&quot;;CONCATENATE(&quot;SELECT ?X WHERE { ?X &quot;;[.J229];&quot; Y.}&quot;));AND([.G229]=&quot;range&quot;;[.H229]=&quot;domain&quot;); IF([.L229]=&quot;dbo:Person&quot;;CONCATENATE(&quot;SELECT ?X WHERE { Y &quot;;[.J229];&quot; ?X.}&quot;)))" office:value-type="string" office:string-value="" calcext:value-type="error">
            <text:p>#NAME?</text:p>
          </table:table-cell>
          <table:table-cell table:style-name="ce54" table:formula="of:=ifs(AND([.G229]=&quot;domain&quot;;[.H229]=&quot;range&quot;); CONCATENATE(&quot;List the ( &quot;;[.K229];&quot;,X)&quot;;[.D229]; &quot; &quot;;[.E229];&quot; (&quot;;[.L229];&quot;,Y)? &quot;);AND([.G229]=&quot;range&quot;;[.H229]=&quot;domain&quot;);CONCATENATE(&quot;List the (&quot;;[.L229];&quot;, X) &quot;;[.D229]; &quot; &quot;;[.E229];&quot; (&quot;;[.K229];&quot;,Y?) &quot;))" office:value-type="string" office:string-value="" calcext:value-type="error">
            <text:p>#NAME?</text:p>
          </table:table-cell>
          <table:table-cell table:style-name="ce55" table:formula="of:=ifs(AND([.G229]=&quot;domain&quot;;[.H229]=&quot;range&quot;); CONCATENATE(&quot;SELECT ?X WHERE { ?X &quot;;[.J229];&quot; Y.}&quot;);AND([.G229]=&quot;range&quot;;[.H229]=&quot;domain&quot;);CONCATENATE(&quot;SELECT ?X WHERE { Y &quot;;[.J229];&quot; ?X.}&quot;))" office:value-type="string" office:string-value="" calcext:value-type="error">
            <text:p>#NAME?</text:p>
          </table:table-cell>
          <table:table-cell table:style-name="ce54" table:formula="of:=ifs(AND([.G229]=&quot;domain&quot;;[.H229]=&quot;range&quot;); CONCATENATE(&quot;the &quot;;[.C229]; &quot; &quot;;[.E229];&quot; (&quot;;[.L229];&quot;,Y) &quot;);AND([.G229]=&quot;range&quot;;[.H229]=&quot;domain&quot;);CONCATENATE(&quot;the &quot;;[.C229]; &quot; &quot;;[.E229];&quot; (&quot;;[.K229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ideology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ideology</text:p>
          </table:table-cell>
          <table:table-cell table:style-name="ce8" office:value-type="string" calcext:value-type="string">
            <text:p>ideologies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Ideology</text:p>
          </table:table-cell>
          <table:table-cell table:style-name="ce8" office:value-type="string" calcext:value-type="string">
            <text:p>dbo:Agent</text:p>
          </table:table-cell>
          <table:table-cell table:style-name="ce8" office:value-type="string" calcext:value-type="string">
            <text:p>dbo:Ideology</text:p>
          </table:table-cell>
          <table:table-cell table:style-name="ce49" table:formula="of:=ifs(AND([.G230]=&quot;domain&quot;;[.H230]=&quot;range&quot;); CONCATENATE(&quot;What ( &quot;;[.K230];&quot;,X) is the &quot;;[.C230];&quot;/&quot;;[.D230]; &quot; &quot;;[.E230];&quot; (&quot;;[.L230];&quot;,Y)? &quot;);AND([.G230]=&quot;range&quot;;[.H230]=&quot;domain&quot;);CONCATENATE(&quot;What (&quot;;[.L230];&quot;, X) is the &quot;;[.C230];&quot;/&quot;;[.D230]; &quot; &quot;;[.E230];&quot; (&quot;;[.K230];&quot;,Y?) &quot;))" office:value-type="string" office:string-value="" calcext:value-type="error">
            <text:p>#NAME?</text:p>
          </table:table-cell>
          <table:table-cell table:style-name="ce51" table:formula="of:=ifs(AND([.G230]=&quot;domain&quot;;[.H230]=&quot;range&quot;); CONCATENATE(&quot;SELECT ?X WHERE { ?X &quot;;[.J230];&quot; Y.}&quot;);AND([.G230]=&quot;range&quot;;[.H230]=&quot;domain&quot;);CONCATENATE(&quot;SELECT ?X WHERE { Y &quot;;[.J230];&quot; ?X.}&quot;))" office:value-type="string" office:string-value="" calcext:value-type="error">
            <text:p>#NAME?</text:p>
          </table:table-cell>
          <table:table-cell table:style-name="ce54" table:formula="of:=ifs(AND([.G230]=&quot;domain&quot;;[.H230]=&quot;range&quot;); IF([.K230]=&quot;dbo:Person&quot;;CONCATENATE(&quot;Which person, Who ( &quot;;[.K230];&quot;,X) is,was the &quot;;[.C230]; &quot; &quot;;[.E230];&quot; (&quot;;[.L230];&quot;,Y)? (Y &quot;;[.J230];&quot; X)&quot;));AND([.G230]=&quot;range&quot;;[.H230]=&quot;domain&quot;);IF([.L230]=&quot;dbo:Person&quot;;CONCATENATE(&quot;Which person,Who (&quot;;[.L230];&quot;, X) is,was the &quot;;[.C230]; &quot; &quot;;[.E230];&quot; (&quot;;[.K230];&quot;,Y?) (X &quot;;[.J230];&quot; Y)&quot;)))" office:value-type="string" office:string-value="" calcext:value-type="error">
            <text:p>#NAME?</text:p>
          </table:table-cell>
          <table:table-cell table:style-name="ce54" table:formula="of:=ifs(AND([.G230]=&quot;domain&quot;;[.H230]=&quot;range&quot;); IF([.K230]=&quot;dbo:Person&quot;;CONCATENATE(&quot;SELECT ?X WHERE { ?X &quot;;[.J230];&quot; Y.}&quot;));AND([.G230]=&quot;range&quot;;[.H230]=&quot;domain&quot;); IF([.L230]=&quot;dbo:Person&quot;;CONCATENATE(&quot;SELECT ?X WHERE { Y &quot;;[.J230];&quot; ?X.}&quot;)))" office:value-type="string" office:string-value="" calcext:value-type="error">
            <text:p>#NAME?</text:p>
          </table:table-cell>
          <table:table-cell table:style-name="ce54" table:formula="of:=ifs(AND([.G230]=&quot;domain&quot;;[.H230]=&quot;range&quot;); CONCATENATE(&quot;List the ( &quot;;[.K230];&quot;,X)&quot;;[.D230]; &quot; &quot;;[.E230];&quot; (&quot;;[.L230];&quot;,Y)? &quot;);AND([.G230]=&quot;range&quot;;[.H230]=&quot;domain&quot;);CONCATENATE(&quot;List the (&quot;;[.L230];&quot;, X) &quot;;[.D230]; &quot; &quot;;[.E230];&quot; (&quot;;[.K230];&quot;,Y?) &quot;))" office:value-type="string" office:string-value="" calcext:value-type="error">
            <text:p>#NAME?</text:p>
          </table:table-cell>
          <table:table-cell table:style-name="ce55" table:formula="of:=ifs(AND([.G230]=&quot;domain&quot;;[.H230]=&quot;range&quot;); CONCATENATE(&quot;SELECT ?X WHERE { ?X &quot;;[.J230];&quot; Y.}&quot;);AND([.G230]=&quot;range&quot;;[.H230]=&quot;domain&quot;);CONCATENATE(&quot;SELECT ?X WHERE { Y &quot;;[.J230];&quot; ?X.}&quot;))" office:value-type="string" office:string-value="" calcext:value-type="error">
            <text:p>#NAME?</text:p>
          </table:table-cell>
          <table:table-cell table:style-name="ce54" table:formula="of:=ifs(AND([.G230]=&quot;domain&quot;;[.H230]=&quot;range&quot;); CONCATENATE(&quot;the &quot;;[.C230]; &quot; &quot;;[.E230];&quot; (&quot;;[.L230];&quot;,Y) &quot;);AND([.G230]=&quot;range&quot;;[.H230]=&quot;domain&quot;);CONCATENATE(&quot;the &quot;;[.C230]; &quot; &quot;;[.E230];&quot; (&quot;;[.K230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recordLocation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record location</text:p>
          </table:table-cell>
          <table:table-cell table:style-name="ce8" office:value-type="string" calcext:value-type="string">
            <text:p>record locations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RecordedIn</text:p>
          </table:table-cell>
          <table:table-cell table:style-name="ce8" office:value-type="string" calcext:value-type="string">
            <text:p>dbo:MusicalWork</text:p>
          </table:table-cell>
          <table:table-cell table:style-name="ce8" office:value-type="string" calcext:value-type="string">
            <text:p>dbo:PopulatedPlace</text:p>
          </table:table-cell>
          <table:table-cell table:style-name="ce49" table:formula="of:=ifs(AND([.G231]=&quot;domain&quot;;[.H231]=&quot;range&quot;); CONCATENATE(&quot;What ( &quot;;[.K231];&quot;,X) is the &quot;;[.C231];&quot;/&quot;;[.D231]; &quot; &quot;;[.E231];&quot; (&quot;;[.L231];&quot;,Y)? &quot;);AND([.G231]=&quot;range&quot;;[.H231]=&quot;domain&quot;);CONCATENATE(&quot;What (&quot;;[.L231];&quot;, X) is the &quot;;[.C231];&quot;/&quot;;[.D231]; &quot; &quot;;[.E231];&quot; (&quot;;[.K231];&quot;,Y?) &quot;))" office:value-type="string" office:string-value="" calcext:value-type="error">
            <text:p>#NAME?</text:p>
          </table:table-cell>
          <table:table-cell table:style-name="ce51" table:formula="of:=ifs(AND([.G231]=&quot;domain&quot;;[.H231]=&quot;range&quot;); CONCATENATE(&quot;SELECT ?X WHERE { ?X &quot;;[.J231];&quot; Y.}&quot;);AND([.G231]=&quot;range&quot;;[.H231]=&quot;domain&quot;);CONCATENATE(&quot;SELECT ?X WHERE { Y &quot;;[.J231];&quot; ?X.}&quot;))" office:value-type="string" office:string-value="" calcext:value-type="error">
            <text:p>#NAME?</text:p>
          </table:table-cell>
          <table:table-cell table:style-name="ce54" table:formula="of:=ifs(AND([.G231]=&quot;domain&quot;;[.H231]=&quot;range&quot;); IF([.K231]=&quot;dbo:Person&quot;;CONCATENATE(&quot;Which person, Who ( &quot;;[.K231];&quot;,X) is,was the &quot;;[.C231]; &quot; &quot;;[.E231];&quot; (&quot;;[.L231];&quot;,Y)? (Y &quot;;[.J231];&quot; X)&quot;));AND([.G231]=&quot;range&quot;;[.H231]=&quot;domain&quot;);IF([.L231]=&quot;dbo:Person&quot;;CONCATENATE(&quot;Which person,Who (&quot;;[.L231];&quot;, X) is,was the &quot;;[.C231]; &quot; &quot;;[.E231];&quot; (&quot;;[.K231];&quot;,Y?) (X &quot;;[.J231];&quot; Y)&quot;)))" office:value-type="string" office:string-value="" calcext:value-type="error">
            <text:p>#NAME?</text:p>
          </table:table-cell>
          <table:table-cell table:style-name="ce54" table:formula="of:=ifs(AND([.G231]=&quot;domain&quot;;[.H231]=&quot;range&quot;); IF([.K231]=&quot;dbo:Person&quot;;CONCATENATE(&quot;SELECT ?X WHERE { ?X &quot;;[.J231];&quot; Y.}&quot;));AND([.G231]=&quot;range&quot;;[.H231]=&quot;domain&quot;); IF([.L231]=&quot;dbo:Person&quot;;CONCATENATE(&quot;SELECT ?X WHERE { Y &quot;;[.J231];&quot; ?X.}&quot;)))" office:value-type="string" office:string-value="" calcext:value-type="error">
            <text:p>#NAME?</text:p>
          </table:table-cell>
          <table:table-cell table:style-name="ce54" table:formula="of:=ifs(AND([.G231]=&quot;domain&quot;;[.H231]=&quot;range&quot;); CONCATENATE(&quot;List the ( &quot;;[.K231];&quot;,X)&quot;;[.D231]; &quot; &quot;;[.E231];&quot; (&quot;;[.L231];&quot;,Y)? &quot;);AND([.G231]=&quot;range&quot;;[.H231]=&quot;domain&quot;);CONCATENATE(&quot;List the (&quot;;[.L231];&quot;, X) &quot;;[.D231]; &quot; &quot;;[.E231];&quot; (&quot;;[.K231];&quot;,Y?) &quot;))" office:value-type="string" office:string-value="" calcext:value-type="error">
            <text:p>#NAME?</text:p>
          </table:table-cell>
          <table:table-cell table:style-name="ce55" table:formula="of:=ifs(AND([.G231]=&quot;domain&quot;;[.H231]=&quot;range&quot;); CONCATENATE(&quot;SELECT ?X WHERE { ?X &quot;;[.J231];&quot; Y.}&quot;);AND([.G231]=&quot;range&quot;;[.H231]=&quot;domain&quot;);CONCATENATE(&quot;SELECT ?X WHERE { Y &quot;;[.J231];&quot; ?X.}&quot;))" office:value-type="string" office:string-value="" calcext:value-type="error">
            <text:p>#NAME?</text:p>
          </table:table-cell>
          <table:table-cell table:style-name="ce54" table:formula="of:=ifs(AND([.G231]=&quot;domain&quot;;[.H231]=&quot;range&quot;); CONCATENATE(&quot;the &quot;;[.C231]; &quot; &quot;;[.E231];&quot; (&quot;;[.L231];&quot;,Y) &quot;);AND([.G231]=&quot;range&quot;;[.H231]=&quot;domain&quot;);CONCATENATE(&quot;the &quot;;[.C231]; &quot; &quot;;[.E231];&quot; (&quot;;[.K231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l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lation</text:p>
          </table:table-cell>
          <table:table-cell table:style-name="ce7" office:value-type="string" calcext:value-type="string">
            <text:p>relat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lation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1" table:formula="of:=ifs(AND([.G232]=&quot;domain&quot;;[.H232]=&quot;range&quot;); CONCATENATE(&quot;SELECT ?X WHERE { ?X &quot;;[.J232];&quot; Y.}&quot;);AND([.G232]=&quot;range&quot;;[.H232]=&quot;domain&quot;);CONCATENATE(&quot;SELECT ?X WHERE { Y &quot;;[.J232];&quot; ?X.}&quot;))" office:value-type="string" office:string-value="" calcext:value-type="error">
            <text:p>#NAME?</text:p>
          </table:table-cell>
          <table:table-cell table:style-name="ce55" table:formula="of:=ifs(AND([.G232]=&quot;domain&quot;;[.H232]=&quot;range&quot;); IF([.K232]=&quot;dbo:Person&quot;;CONCATENATE(&quot;Which person, Who ( &quot;;[.K232];&quot;,X) is,was the &quot;;[.C232]; &quot; &quot;;[.E232];&quot; (&quot;;[.L232];&quot;,Y)? (Y &quot;;[.J232];&quot; X)&quot;));AND([.G232]=&quot;range&quot;;[.H232]=&quot;domain&quot;);IF([.L232]=&quot;dbo:Person&quot;;CONCATENATE(&quot;Which person,Who (&quot;;[.L232];&quot;, X) is,was the &quot;;[.C232]; &quot; &quot;;[.E232];&quot; (&quot;;[.K232];&quot;,Y?) (X &quot;;[.J232];&quot; Y)&quot;)))" office:value-type="string" office:string-value="" calcext:value-type="error">
            <text:p>#NAME?</text:p>
          </table:table-cell>
          <table:table-cell table:style-name="ce55" table:formula="of:=ifs(AND([.G232]=&quot;domain&quot;;[.H232]=&quot;range&quot;); IF([.K232]=&quot;dbo:Person&quot;;CONCATENATE(&quot;SELECT ?X WHERE { ?X &quot;;[.J232];&quot; Y.}&quot;));AND([.G232]=&quot;range&quot;;[.H232]=&quot;domain&quot;); IF([.L232]=&quot;dbo:Person&quot;;CONCATENATE(&quot;SELECT ?X WHERE { Y &quot;;[.J232];&quot; ?X.}&quot;)))" office:value-type="string" office:string-value="" calcext:value-type="error">
            <text:p>#NAME?</text:p>
          </table:table-cell>
          <table:table-cell table:style-name="ce55" table:formula="of:=ifs(AND([.G232]=&quot;domain&quot;;[.H232]=&quot;range&quot;); CONCATENATE(&quot;List the ( &quot;;[.K232];&quot;,X)&quot;;[.D232]; &quot; &quot;;[.E232];&quot; (&quot;;[.L232];&quot;,Y)? &quot;);AND([.G232]=&quot;range&quot;;[.H232]=&quot;domain&quot;);CONCATENATE(&quot;List the (&quot;;[.L232];&quot;, X) &quot;;[.D232]; &quot; &quot;;[.E232];&quot; (&quot;;[.K232];&quot;,Y?) &quot;))" office:value-type="string" office:string-value="" calcext:value-type="error">
            <text:p>#NAME?</text:p>
          </table:table-cell>
          <table:table-cell table:style-name="ce55" table:formula="of:=ifs(AND([.G232]=&quot;domain&quot;;[.H232]=&quot;range&quot;); CONCATENATE(&quot;SELECT ?X WHERE { ?X &quot;;[.J232];&quot; Y.}&quot;);AND([.G232]=&quot;range&quot;;[.H232]=&quot;domain&quot;);CONCATENATE(&quot;SELECT ?X WHERE { Y &quot;;[.J232];&quot; ?X.}&quot;))" office:value-type="string" office:string-value="" calcext:value-type="error">
            <text:p>#NAME?</text:p>
          </table:table-cell>
          <table:table-cell table:style-name="ce55" table:formula="of:=ifs(AND([.G232]=&quot;domain&quot;;[.H232]=&quot;range&quot;); CONCATENATE(&quot;the &quot;;[.C232]; &quot; &quot;;[.E232];&quot; (&quot;;[.L232];&quot;,Y) &quot;);AND([.G232]=&quot;range&quot;;[.H232]=&quot;domain&quot;);CONCATENATE(&quot;the &quot;;[.C232]; &quot; &quot;;[.E232];&quot; (&quot;;[.K232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governmentType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government type</text:p>
          </table:table-cell>
          <table:table-cell table:style-name="ce5" office:value-type="string" calcext:value-type="string">
            <text:p>government typ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governmentType</text:p>
          </table:table-cell>
          <table:table-cell table:style-name="ce5" office:value-type="string" calcext:value-type="string">
            <text:p>dbo:City</text:p>
          </table:table-cell>
          <table:table-cell table:style-name="ce5" office:value-type="string" calcext:value-type="string">
            <text:p>dbo:GovernmentType</text:p>
          </table:table-cell>
          <table:table-cell table:style-name="ce38" table:formula="of:=ifs(AND([.G233]=&quot;domain&quot;;[.H233]=&quot;range&quot;); CONCATENATE(&quot;What ( &quot;;[.K233];&quot;,X) is the &quot;;[.C233];&quot;/&quot;;[.D233]; &quot; &quot;;[.E233];&quot; (&quot;;[.L233];&quot;,Y)? &quot;);AND([.G233]=&quot;range&quot;;[.H233]=&quot;domain&quot;);CONCATENATE(&quot;What (&quot;;[.L233];&quot;, X) is the &quot;;[.C233];&quot;/&quot;;[.D233]; &quot; &quot;;[.E233];&quot; (&quot;;[.K233];&quot;,Y?) &quot;))" office:value-type="string" office:string-value="" calcext:value-type="error">
            <text:p>#NAME?</text:p>
          </table:table-cell>
          <table:table-cell table:style-name="ce5" table:formula="of:=ifs(AND([.G233]=&quot;domain&quot;;[.H233]=&quot;range&quot;); CONCATENATE(&quot;SELECT ?X WHERE { ?X &quot;;[.J233];&quot; Y.}&quot;);AND([.G233]=&quot;range&quot;;[.H233]=&quot;domain&quot;);CONCATENATE(&quot;SELECT ?X WHERE { Y &quot;;[.J233];&quot; ?X.}&quot;))" office:value-type="string" office:string-value="" calcext:value-type="error">
            <text:p>#NAME?</text:p>
          </table:table-cell>
          <table:table-cell table:style-name="ce55" table:formula="of:=ifs(AND([.G233]=&quot;domain&quot;;[.H233]=&quot;range&quot;); IF([.K233]=&quot;dbo:Person&quot;;CONCATENATE(&quot;Which person, Who ( &quot;;[.K233];&quot;,X) is,was the &quot;;[.C233]; &quot; &quot;;[.E233];&quot; (&quot;;[.L233];&quot;,Y)? (Y &quot;;[.J233];&quot; X)&quot;));AND([.G233]=&quot;range&quot;;[.H233]=&quot;domain&quot;);IF([.L233]=&quot;dbo:Person&quot;;CONCATENATE(&quot;Which person,Who (&quot;;[.L233];&quot;, X) is,was the &quot;;[.C233]; &quot; &quot;;[.E233];&quot; (&quot;;[.K233];&quot;,Y?) (X &quot;;[.J233];&quot; Y)&quot;)))" office:value-type="string" office:string-value="" calcext:value-type="error">
            <text:p>#NAME?</text:p>
          </table:table-cell>
          <table:table-cell table:style-name="ce55" table:formula="of:=ifs(AND([.G233]=&quot;domain&quot;;[.H233]=&quot;range&quot;); IF([.K233]=&quot;dbo:Person&quot;;CONCATENATE(&quot;SELECT ?X WHERE { ?X &quot;;[.J233];&quot; Y.}&quot;));AND([.G233]=&quot;range&quot;;[.H233]=&quot;domain&quot;); IF([.L233]=&quot;dbo:Person&quot;;CONCATENATE(&quot;SELECT ?X WHERE { Y &quot;;[.J233];&quot; ?X.}&quot;)))" office:value-type="string" office:string-value="" calcext:value-type="error">
            <text:p>#NAME?</text:p>
          </table:table-cell>
          <table:table-cell table:style-name="ce55" table:formula="of:=ifs(AND([.G233]=&quot;domain&quot;;[.H233]=&quot;range&quot;); CONCATENATE(&quot;List the ( &quot;;[.K233];&quot;,X)&quot;;[.D233]; &quot; &quot;;[.E233];&quot; (&quot;;[.L233];&quot;,Y)? &quot;);AND([.G233]=&quot;range&quot;;[.H233]=&quot;domain&quot;);CONCATENATE(&quot;List the (&quot;;[.L233];&quot;, X) &quot;;[.D233]; &quot; &quot;;[.E233];&quot; (&quot;;[.K233];&quot;,Y?) &quot;))" office:value-type="string" office:string-value="" calcext:value-type="error">
            <text:p>#NAME?</text:p>
          </table:table-cell>
          <table:table-cell table:style-name="ce55" table:formula="of:=ifs(AND([.G233]=&quot;domain&quot;;[.H233]=&quot;range&quot;); CONCATENATE(&quot;SELECT ?X WHERE { ?X &quot;;[.J233];&quot; Y.}&quot;);AND([.G233]=&quot;range&quot;;[.H233]=&quot;domain&quot;);CONCATENATE(&quot;SELECT ?X WHERE { Y &quot;;[.J233];&quot; ?X.}&quot;))" office:value-type="string" office:string-value="" calcext:value-type="error">
            <text:p>#NAME?</text:p>
          </table:table-cell>
          <table:table-cell table:style-name="ce55" table:formula="of:=ifs(AND([.G233]=&quot;domain&quot;;[.H233]=&quot;range&quot;); CONCATENATE(&quot;the &quot;;[.C233]; &quot; &quot;;[.E233];&quot; (&quot;;[.L233];&quot;,Y) &quot;);AND([.G233]=&quot;range&quot;;[.H233]=&quot;domain&quot;);CONCATENATE(&quot;the &quot;;[.C233]; &quot; &quot;;[.E233];&quot; (&quot;;[.K233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llustrato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llustrator</text:p>
          </table:table-cell>
          <table:table-cell table:style-name="ce7" office:value-type="string" calcext:value-type="string">
            <text:p>illustrato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llustrator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dbo:Person</text:p>
          </table:table-cell>
          <table:table-cell table:style-name="ce38" table:formula="of:=ifs(AND([.G234]=&quot;domain&quot;;[.H234]=&quot;range&quot;); CONCATENATE(&quot;What ( &quot;;[.K234];&quot;,X) is the &quot;;[.C234];&quot;/&quot;;[.D234]; &quot; &quot;;[.E234];&quot; (&quot;;[.L234];&quot;,Y)? &quot;);AND([.G234]=&quot;range&quot;;[.H234]=&quot;domain&quot;);CONCATENATE(&quot;What (&quot;;[.L234];&quot;, X) is the &quot;;[.C234];&quot;/&quot;;[.D234]; &quot; &quot;;[.E234];&quot; (&quot;;[.K234];&quot;,Y?) &quot;))" office:value-type="string" office:string-value="" calcext:value-type="error">
            <text:p>#NAME?</text:p>
          </table:table-cell>
          <table:table-cell table:style-name="ce51" table:formula="of:=ifs(AND([.G234]=&quot;domain&quot;;[.H234]=&quot;range&quot;); CONCATENATE(&quot;SELECT ?X WHERE { ?X &quot;;[.J234];&quot; Y.}&quot;);AND([.G234]=&quot;range&quot;;[.H234]=&quot;domain&quot;);CONCATENATE(&quot;SELECT ?X WHERE { Y &quot;;[.J234];&quot; ?X.}&quot;))" office:value-type="string" office:string-value="" calcext:value-type="error">
            <text:p>#NAME?</text:p>
          </table:table-cell>
          <table:table-cell table:style-name="ce55" table:formula="of:=ifs(AND([.G234]=&quot;domain&quot;;[.H234]=&quot;range&quot;); IF([.K234]=&quot;dbo:Person&quot;;CONCATENATE(&quot;Which person, Who ( &quot;;[.K234];&quot;,X) is,was the &quot;;[.C234]; &quot; &quot;;[.E234];&quot; (&quot;;[.L234];&quot;,Y)? (Y &quot;;[.J234];&quot; X)&quot;));AND([.G234]=&quot;range&quot;;[.H234]=&quot;domain&quot;);IF([.L234]=&quot;dbo:Person&quot;;CONCATENATE(&quot;Which person,Who (&quot;;[.L234];&quot;, X) is,was the &quot;;[.C234]; &quot; &quot;;[.E234];&quot; (&quot;;[.K234];&quot;,Y?) (X &quot;;[.J234];&quot; Y)&quot;)))" office:value-type="string" office:string-value="" calcext:value-type="error">
            <text:p>#NAME?</text:p>
          </table:table-cell>
          <table:table-cell table:style-name="ce55" table:formula="of:=ifs(AND([.G234]=&quot;domain&quot;;[.H234]=&quot;range&quot;); IF([.K234]=&quot;dbo:Person&quot;;CONCATENATE(&quot;SELECT ?X WHERE { ?X &quot;;[.J234];&quot; Y.}&quot;));AND([.G234]=&quot;range&quot;;[.H234]=&quot;domain&quot;); IF([.L234]=&quot;dbo:Person&quot;;CONCATENATE(&quot;SELECT ?X WHERE { Y &quot;;[.J234];&quot; ?X.}&quot;)))" office:value-type="string" office:string-value="" calcext:value-type="error">
            <text:p>#NAME?</text:p>
          </table:table-cell>
          <table:table-cell table:style-name="ce55" table:formula="of:=ifs(AND([.G234]=&quot;domain&quot;;[.H234]=&quot;range&quot;); CONCATENATE(&quot;List the ( &quot;;[.K234];&quot;,X)&quot;;[.D234]; &quot; &quot;;[.E234];&quot; (&quot;;[.L234];&quot;,Y)? &quot;);AND([.G234]=&quot;range&quot;;[.H234]=&quot;domain&quot;);CONCATENATE(&quot;List the (&quot;;[.L234];&quot;, X) &quot;;[.D234]; &quot; &quot;;[.E234];&quot; (&quot;;[.K234];&quot;,Y?) &quot;))" office:value-type="string" office:string-value="" calcext:value-type="error">
            <text:p>#NAME?</text:p>
          </table:table-cell>
          <table:table-cell table:style-name="ce55" table:formula="of:=ifs(AND([.G234]=&quot;domain&quot;;[.H234]=&quot;range&quot;); CONCATENATE(&quot;SELECT ?X WHERE { ?X &quot;;[.J234];&quot; Y.}&quot;);AND([.G234]=&quot;range&quot;;[.H234]=&quot;domain&quot;);CONCATENATE(&quot;SELECT ?X WHERE { Y &quot;;[.J234];&quot; ?X.}&quot;))" office:value-type="string" office:string-value="" calcext:value-type="error">
            <text:p>#NAME?</text:p>
          </table:table-cell>
          <table:table-cell table:style-name="ce55" table:formula="of:=ifs(AND([.G234]=&quot;domain&quot;;[.H234]=&quot;range&quot;); CONCATENATE(&quot;the &quot;;[.C234]; &quot; &quot;;[.E234];&quot; (&quot;;[.L234];&quot;,Y) &quot;);AND([.G234]=&quot;range&quot;;[.H234]=&quot;domain&quot;);CONCATENATE(&quot;the &quot;;[.C234]; &quot; &quot;;[.E234];&quot; (&quot;;[.K234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isb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ISB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Isbn</text:p>
          </table:table-cell>
          <table:table-cell table:style-name="ce18" office:value-type="string" calcext:value-type="string">
            <text:p>dbo:WrittenWork</text:p>
          </table:table-cell>
          <table:table-cell table:style-name="ce18" office:value-type="string" calcext:value-type="string">
            <text:p>xsd:string</text:p>
          </table:table-cell>
          <table:table-cell table:style-name="ce49" table:formula="of:=ifs(AND([.G235]=&quot;domain&quot;;[.H235]=&quot;range&quot;); CONCATENATE(&quot;What ( &quot;;[.K235];&quot;,X) is the &quot;;[.C235];&quot;/&quot;;[.D235]; &quot; &quot;;[.E235];&quot; (&quot;;[.L235];&quot;,Y)? &quot;);AND([.G235]=&quot;range&quot;;[.H235]=&quot;domain&quot;);CONCATENATE(&quot;What (&quot;;[.L235];&quot;, X) is the &quot;;[.C235];&quot;/&quot;;[.D235]; &quot; &quot;;[.E235];&quot; (&quot;;[.K235];&quot;,Y?) &quot;))" office:value-type="string" office:string-value="" calcext:value-type="error">
            <text:p>#NAME?</text:p>
          </table:table-cell>
          <table:table-cell table:style-name="ce51" table:formula="of:=ifs(AND([.G235]=&quot;domain&quot;;[.H235]=&quot;range&quot;); CONCATENATE(&quot;SELECT ?X WHERE { ?X &quot;;[.J235];&quot; Y.}&quot;);AND([.G235]=&quot;range&quot;;[.H235]=&quot;domain&quot;);CONCATENATE(&quot;SELECT ?X WHERE { Y &quot;;[.J235];&quot; ?X.}&quot;))" office:value-type="string" office:string-value="" calcext:value-type="error">
            <text:p>#NAME?</text:p>
          </table:table-cell>
          <table:table-cell table:style-name="ce54" table:formula="of:=ifs(AND([.G235]=&quot;domain&quot;;[.H235]=&quot;range&quot;); IF([.K235]=&quot;dbo:Person&quot;;CONCATENATE(&quot;Which person, Who ( &quot;;[.K235];&quot;,X) is,was the &quot;;[.C235]; &quot; &quot;;[.E235];&quot; (&quot;;[.L235];&quot;,Y)? (Y &quot;;[.J235];&quot; X)&quot;));AND([.G235]=&quot;range&quot;;[.H235]=&quot;domain&quot;);IF([.L235]=&quot;dbo:Person&quot;;CONCATENATE(&quot;Which person,Who (&quot;;[.L235];&quot;, X) is,was the &quot;;[.C235]; &quot; &quot;;[.E235];&quot; (&quot;;[.K235];&quot;,Y?) (X &quot;;[.J235];&quot; Y)&quot;)))" office:value-type="string" office:string-value="" calcext:value-type="error">
            <text:p>#NAME?</text:p>
          </table:table-cell>
          <table:table-cell table:style-name="ce54" table:formula="of:=ifs(AND([.G235]=&quot;domain&quot;;[.H235]=&quot;range&quot;); IF([.K235]=&quot;dbo:Person&quot;;CONCATENATE(&quot;SELECT ?X WHERE { ?X &quot;;[.J235];&quot; Y.}&quot;));AND([.G235]=&quot;range&quot;;[.H235]=&quot;domain&quot;); IF([.L235]=&quot;dbo:Person&quot;;CONCATENATE(&quot;SELECT ?X WHERE { Y &quot;;[.J235];&quot; ?X.}&quot;)))" office:value-type="string" office:string-value="" calcext:value-type="error">
            <text:p>#NAME?</text:p>
          </table:table-cell>
          <table:table-cell table:style-name="ce54" table:formula="of:=ifs(AND([.G235]=&quot;domain&quot;;[.H235]=&quot;range&quot;); CONCATENATE(&quot;List the ( &quot;;[.K235];&quot;,X)&quot;;[.D235]; &quot; &quot;;[.E235];&quot; (&quot;;[.L235];&quot;,Y)? &quot;);AND([.G235]=&quot;range&quot;;[.H235]=&quot;domain&quot;);CONCATENATE(&quot;List the (&quot;;[.L235];&quot;, X) &quot;;[.D235]; &quot; &quot;;[.E235];&quot; (&quot;;[.K235];&quot;,Y?) &quot;))" office:value-type="string" office:string-value="" calcext:value-type="error">
            <text:p>#NAME?</text:p>
          </table:table-cell>
          <table:table-cell table:style-name="ce55" table:formula="of:=ifs(AND([.G235]=&quot;domain&quot;;[.H235]=&quot;range&quot;); CONCATENATE(&quot;SELECT ?X WHERE { ?X &quot;;[.J235];&quot; Y.}&quot;);AND([.G235]=&quot;range&quot;;[.H235]=&quot;domain&quot;);CONCATENATE(&quot;SELECT ?X WHERE { Y &quot;;[.J235];&quot; ?X.}&quot;))" office:value-type="string" office:string-value="" calcext:value-type="error">
            <text:p>#NAME?</text:p>
          </table:table-cell>
          <table:table-cell table:style-name="ce54" table:formula="of:=ifs(AND([.G235]=&quot;domain&quot;;[.H235]=&quot;range&quot;); CONCATENATE(&quot;the &quot;;[.C235]; &quot; &quot;;[.E235];&quot; (&quot;;[.L235];&quot;,Y) &quot;);AND([.G235]=&quot;range&quot;;[.H235]=&quot;domain&quot;);CONCATENATE(&quot;the &quot;;[.C235]; &quot; &quot;;[.E235];&quot; (&quot;;[.K23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formationYear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formation y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FormationYear</text:p>
          </table:table-cell>
          <table:table-cell table:style-name="ce8" office:value-type="string" calcext:value-type="string">
            <text:p>dbo:Organisation</text:p>
          </table:table-cell>
          <table:table-cell table:style-name="ce8" office:value-type="string" calcext:value-type="string">
            <text:p>xsd:gYear</text:p>
          </table:table-cell>
          <table:table-cell table:style-name="ce49" table:formula="of:=ifs(AND([.G236]=&quot;domain&quot;;[.H236]=&quot;range&quot;); CONCATENATE(&quot;What ( &quot;;[.K236];&quot;,X) is the &quot;;[.C236];&quot;/&quot;;[.D236]; &quot; &quot;;[.E236];&quot; (&quot;;[.L236];&quot;,Y)? &quot;);AND([.G236]=&quot;range&quot;;[.H236]=&quot;domain&quot;);CONCATENATE(&quot;What (&quot;;[.L236];&quot;, X) is the &quot;;[.C236];&quot;/&quot;;[.D236]; &quot; &quot;;[.E236];&quot; (&quot;;[.K236];&quot;,Y?) &quot;))" office:value-type="string" office:string-value="" calcext:value-type="error">
            <text:p>#NAME?</text:p>
          </table:table-cell>
          <table:table-cell table:style-name="ce51" table:formula="of:=ifs(AND([.G236]=&quot;domain&quot;;[.H236]=&quot;range&quot;); CONCATENATE(&quot;SELECT ?X WHERE { ?X &quot;;[.J236];&quot; Y.}&quot;);AND([.G236]=&quot;range&quot;;[.H236]=&quot;domain&quot;);CONCATENATE(&quot;SELECT ?X WHERE { Y &quot;;[.J236];&quot; ?X.}&quot;))" office:value-type="string" office:string-value="" calcext:value-type="error">
            <text:p>#NAME?</text:p>
          </table:table-cell>
          <table:table-cell table:style-name="ce54" table:formula="of:=ifs(AND([.G236]=&quot;domain&quot;;[.H236]=&quot;range&quot;); IF([.K236]=&quot;dbo:Person&quot;;CONCATENATE(&quot;Which person, Who ( &quot;;[.K236];&quot;,X) is,was the &quot;;[.C236]; &quot; &quot;;[.E236];&quot; (&quot;;[.L236];&quot;,Y)? (Y &quot;;[.J236];&quot; X)&quot;));AND([.G236]=&quot;range&quot;;[.H236]=&quot;domain&quot;);IF([.L236]=&quot;dbo:Person&quot;;CONCATENATE(&quot;Which person,Who (&quot;;[.L236];&quot;, X) is,was the &quot;;[.C236]; &quot; &quot;;[.E236];&quot; (&quot;;[.K236];&quot;,Y?) (X &quot;;[.J236];&quot; Y)&quot;)))" office:value-type="string" office:string-value="" calcext:value-type="error">
            <text:p>#NAME?</text:p>
          </table:table-cell>
          <table:table-cell table:style-name="ce54" table:formula="of:=ifs(AND([.G236]=&quot;domain&quot;;[.H236]=&quot;range&quot;); IF([.K236]=&quot;dbo:Person&quot;;CONCATENATE(&quot;SELECT ?X WHERE { ?X &quot;;[.J236];&quot; Y.}&quot;));AND([.G236]=&quot;range&quot;;[.H236]=&quot;domain&quot;); IF([.L236]=&quot;dbo:Person&quot;;CONCATENATE(&quot;SELECT ?X WHERE { Y &quot;;[.J236];&quot; ?X.}&quot;)))" office:value-type="string" office:string-value="" calcext:value-type="error">
            <text:p>#NAME?</text:p>
          </table:table-cell>
          <table:table-cell table:style-name="ce54" table:formula="of:=ifs(AND([.G236]=&quot;domain&quot;;[.H236]=&quot;range&quot;); CONCATENATE(&quot;List the ( &quot;;[.K236];&quot;,X)&quot;;[.D236]; &quot; &quot;;[.E236];&quot; (&quot;;[.L236];&quot;,Y)? &quot;);AND([.G236]=&quot;range&quot;;[.H236]=&quot;domain&quot;);CONCATENATE(&quot;List the (&quot;;[.L236];&quot;, X) &quot;;[.D236]; &quot; &quot;;[.E236];&quot; (&quot;;[.K236];&quot;,Y?) &quot;))" office:value-type="string" office:string-value="" calcext:value-type="error">
            <text:p>#NAME?</text:p>
          </table:table-cell>
          <table:table-cell table:style-name="ce55" table:formula="of:=ifs(AND([.G236]=&quot;domain&quot;;[.H236]=&quot;range&quot;); CONCATENATE(&quot;SELECT ?X WHERE { ?X &quot;;[.J236];&quot; Y.}&quot;);AND([.G236]=&quot;range&quot;;[.H236]=&quot;domain&quot;);CONCATENATE(&quot;SELECT ?X WHERE { Y &quot;;[.J236];&quot; ?X.}&quot;))" office:value-type="string" office:string-value="" calcext:value-type="error">
            <text:p>#NAME?</text:p>
          </table:table-cell>
          <table:table-cell table:style-name="ce54" table:formula="of:=ifs(AND([.G236]=&quot;domain&quot;;[.H236]=&quot;range&quot;); CONCATENATE(&quot;the &quot;;[.C236]; &quot; &quot;;[.E236];&quot; (&quot;;[.L236];&quot;,Y) &quot;);AND([.G236]=&quot;range&quot;;[.H236]=&quot;domain&quot;);CONCATENATE(&quot;the &quot;;[.C236]; &quot; &quot;;[.E236];&quot; (&quot;;[.K236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8" office:value-type="string" calcext:value-type="string">
            <text:p>dissolutionYear-of</text:p>
          </table:table-cell>
          <table:table-cell table:style-name="ce8" office:value-type="string" calcext:value-type="string">
            <text:p>noun</text:p>
          </table:table-cell>
          <table:table-cell table:style-name="ce8" office:value-type="string" calcext:value-type="string">
            <text:p>dissolution y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of</text:p>
          </table:table-cell>
          <table:table-cell table:style-name="ce8" office:value-type="string" calcext:value-type="string">
            <text:p>NounPPFrame</text:p>
          </table:table-cell>
          <table:table-cell table:style-name="ce8" office:value-type="string" calcext:value-type="string">
            <text:p>range</text:p>
          </table:table-cell>
          <table:table-cell table:style-name="ce28" office:value-type="string" calcext:value-type="string">
            <text:p>domain</text:p>
          </table:table-cell>
          <table:table-cell table:style-name="ce36" office:value-type="float" office:value="1" calcext:value-type="float">
            <text:p>1</text:p>
          </table:table-cell>
          <table:table-cell table:style-name="ce4" office:value-type="string" calcext:value-type="string">
            <text:p>dbo:DissolutionYear</text:p>
          </table:table-cell>
          <table:table-cell table:style-name="ce8" office:value-type="string" calcext:value-type="string">
            <text:p>dbo:Organisation,_PopulatedPlace</text:p>
          </table:table-cell>
          <table:table-cell table:style-name="ce8" office:value-type="string" calcext:value-type="string">
            <text:p>xsd:year</text:p>
          </table:table-cell>
          <table:table-cell table:style-name="ce49" table:formula="of:=ifs(AND([.G237]=&quot;domain&quot;;[.H237]=&quot;range&quot;); CONCATENATE(&quot;What ( &quot;;[.K237];&quot;,X) is the &quot;;[.C237];&quot;/&quot;;[.D237]; &quot; &quot;;[.E237];&quot; (&quot;;[.L237];&quot;,Y)? &quot;);AND([.G237]=&quot;range&quot;;[.H237]=&quot;domain&quot;);CONCATENATE(&quot;What (&quot;;[.L237];&quot;, X) is the &quot;;[.C237];&quot;/&quot;;[.D237]; &quot; &quot;;[.E237];&quot; (&quot;;[.K237];&quot;,Y?) &quot;))" office:value-type="string" office:string-value="" calcext:value-type="error">
            <text:p>#NAME?</text:p>
          </table:table-cell>
          <table:table-cell table:style-name="ce51" table:formula="of:=ifs(AND([.G237]=&quot;domain&quot;;[.H237]=&quot;range&quot;); CONCATENATE(&quot;SELECT ?X WHERE { ?X &quot;;[.J237];&quot; Y.}&quot;);AND([.G237]=&quot;range&quot;;[.H237]=&quot;domain&quot;);CONCATENATE(&quot;SELECT ?X WHERE { Y &quot;;[.J237];&quot; ?X.}&quot;))" office:value-type="string" office:string-value="" calcext:value-type="error">
            <text:p>#NAME?</text:p>
          </table:table-cell>
          <table:table-cell table:style-name="ce54" table:formula="of:=ifs(AND([.G237]=&quot;domain&quot;;[.H237]=&quot;range&quot;); IF([.K237]=&quot;dbo:Person&quot;;CONCATENATE(&quot;Which person, Who ( &quot;;[.K237];&quot;,X) is,was the &quot;;[.C237]; &quot; &quot;;[.E237];&quot; (&quot;;[.L237];&quot;,Y)? (Y &quot;;[.J237];&quot; X)&quot;));AND([.G237]=&quot;range&quot;;[.H237]=&quot;domain&quot;);IF([.L237]=&quot;dbo:Person&quot;;CONCATENATE(&quot;Which person,Who (&quot;;[.L237];&quot;, X) is,was the &quot;;[.C237]; &quot; &quot;;[.E237];&quot; (&quot;;[.K237];&quot;,Y?) (X &quot;;[.J237];&quot; Y)&quot;)))" office:value-type="string" office:string-value="" calcext:value-type="error">
            <text:p>#NAME?</text:p>
          </table:table-cell>
          <table:table-cell table:style-name="ce54" table:formula="of:=ifs(AND([.G237]=&quot;domain&quot;;[.H237]=&quot;range&quot;); IF([.K237]=&quot;dbo:Person&quot;;CONCATENATE(&quot;SELECT ?X WHERE { ?X &quot;;[.J237];&quot; Y.}&quot;));AND([.G237]=&quot;range&quot;;[.H237]=&quot;domain&quot;); IF([.L237]=&quot;dbo:Person&quot;;CONCATENATE(&quot;SELECT ?X WHERE { Y &quot;;[.J237];&quot; ?X.}&quot;)))" office:value-type="string" office:string-value="" calcext:value-type="error">
            <text:p>#NAME?</text:p>
          </table:table-cell>
          <table:table-cell table:style-name="ce54" table:formula="of:=ifs(AND([.G237]=&quot;domain&quot;;[.H237]=&quot;range&quot;); CONCATENATE(&quot;List the ( &quot;;[.K237];&quot;,X)&quot;;[.D237]; &quot; &quot;;[.E237];&quot; (&quot;;[.L237];&quot;,Y)? &quot;);AND([.G237]=&quot;range&quot;;[.H237]=&quot;domain&quot;);CONCATENATE(&quot;List the (&quot;;[.L237];&quot;, X) &quot;;[.D237]; &quot; &quot;;[.E237];&quot; (&quot;;[.K237];&quot;,Y?) &quot;))" office:value-type="string" office:string-value="" calcext:value-type="error">
            <text:p>#NAME?</text:p>
          </table:table-cell>
          <table:table-cell table:style-name="ce55" table:formula="of:=ifs(AND([.G237]=&quot;domain&quot;;[.H237]=&quot;range&quot;); CONCATENATE(&quot;SELECT ?X WHERE { ?X &quot;;[.J237];&quot; Y.}&quot;);AND([.G237]=&quot;range&quot;;[.H237]=&quot;domain&quot;);CONCATENATE(&quot;SELECT ?X WHERE { Y &quot;;[.J237];&quot; ?X.}&quot;))" office:value-type="string" office:string-value="" calcext:value-type="error">
            <text:p>#NAME?</text:p>
          </table:table-cell>
          <table:table-cell table:style-name="ce54" table:formula="of:=ifs(AND([.G237]=&quot;domain&quot;;[.H237]=&quot;range&quot;); CONCATENATE(&quot;the &quot;;[.C237]; &quot; &quot;;[.E237];&quot; (&quot;;[.L237];&quot;,Y) &quot;);AND([.G237]=&quot;range&quot;;[.H237]=&quot;domain&quot;);CONCATENATE(&quot;the &quot;;[.C237]; &quot; &quot;;[.E237];&quot; (&quot;;[.K237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actor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actor</text:p>
          </table:table-cell>
          <table:table-cell table:style-name="ce5" office:value-type="string" calcext:value-type="string">
            <text:p>actor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actor</text:p>
          </table:table-cell>
          <table:table-cell table:style-name="ce5" office:value-type="string" calcext:value-type="string">
            <text:p>dbo:Film</text:p>
          </table:table-cell>
          <table:table-cell table:style-name="ce5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" table:formula="of:=ifs(AND([.G238]=&quot;domain&quot;;[.H238]=&quot;range&quot;); CONCATENATE(&quot;SELECT ?X WHERE { ?X &quot;;[.J238];&quot; Y.}&quot;);AND([.G238]=&quot;range&quot;;[.H238]=&quot;domain&quot;);CONCATENATE(&quot;SELECT ?X WHERE { Y &quot;;[.J238];&quot; ?X.}&quot;))" office:value-type="string" office:string-value="" calcext:value-type="error">
            <text:p>#NAME?</text:p>
          </table:table-cell>
          <table:table-cell table:style-name="ce55" table:formula="of:=ifs(AND([.G238]=&quot;domain&quot;;[.H238]=&quot;range&quot;); IF([.K238]=&quot;dbo:Person&quot;;CONCATENATE(&quot;Which person, Who ( &quot;;[.K238];&quot;,X) is,was the &quot;;[.C238]; &quot; &quot;;[.E238];&quot; (&quot;;[.L238];&quot;,Y)? (Y &quot;;[.J238];&quot; X)&quot;));AND([.G238]=&quot;range&quot;;[.H238]=&quot;domain&quot;);IF([.L238]=&quot;dbo:Person&quot;;CONCATENATE(&quot;Which person,Who (&quot;;[.L238];&quot;, X) is,was the &quot;;[.C238]; &quot; &quot;;[.E238];&quot; (&quot;;[.K238];&quot;,Y?) (X &quot;;[.J238];&quot; Y)&quot;)))" office:value-type="string" office:string-value="" calcext:value-type="error">
            <text:p>#NAME?</text:p>
          </table:table-cell>
          <table:table-cell table:style-name="ce55" table:formula="of:=ifs(AND([.G238]=&quot;domain&quot;;[.H238]=&quot;range&quot;); IF([.K238]=&quot;dbo:Person&quot;;CONCATENATE(&quot;SELECT ?X WHERE { ?X &quot;;[.J238];&quot; Y.}&quot;));AND([.G238]=&quot;range&quot;;[.H238]=&quot;domain&quot;); IF([.L238]=&quot;dbo:Person&quot;;CONCATENATE(&quot;SELECT ?X WHERE { Y &quot;;[.J238];&quot; ?X.}&quot;)))" office:value-type="string" office:string-value="" calcext:value-type="error">
            <text:p>#NAME?</text:p>
          </table:table-cell>
          <table:table-cell table:style-name="ce55" table:formula="of:=ifs(AND([.G238]=&quot;domain&quot;;[.H238]=&quot;range&quot;); CONCATENATE(&quot;List the ( &quot;;[.K238];&quot;,X)&quot;;[.D238]; &quot; &quot;;[.E238];&quot; (&quot;;[.L238];&quot;,Y)? &quot;);AND([.G238]=&quot;range&quot;;[.H238]=&quot;domain&quot;);CONCATENATE(&quot;List the (&quot;;[.L238];&quot;, X) &quot;;[.D238]; &quot; &quot;;[.E238];&quot; (&quot;;[.K238];&quot;,Y?) &quot;))" office:value-type="string" office:string-value="" calcext:value-type="error">
            <text:p>#NAME?</text:p>
          </table:table-cell>
          <table:table-cell table:style-name="ce55" table:formula="of:=ifs(AND([.G238]=&quot;domain&quot;;[.H238]=&quot;range&quot;); CONCATENATE(&quot;SELECT ?X WHERE { ?X &quot;;[.J238];&quot; Y.}&quot;);AND([.G238]=&quot;range&quot;;[.H238]=&quot;domain&quot;);CONCATENATE(&quot;SELECT ?X WHERE { Y &quot;;[.J238];&quot; ?X.}&quot;))" office:value-type="string" office:string-value="" calcext:value-type="error">
            <text:p>#NAME?</text:p>
          </table:table-cell>
          <table:table-cell table:style-name="ce55" table:formula="of:=ifs(AND([.G238]=&quot;domain&quot;;[.H238]=&quot;range&quot;); CONCATENATE(&quot;the &quot;;[.C238]; &quot; &quot;;[.E238];&quot; (&quot;;[.L238];&quot;,Y) &quot;);AND([.G238]=&quot;range&quot;;[.H238]=&quot;domain&quot;);CONCATENATE(&quot;the &quot;;[.C238]; &quot; &quot;;[.E238];&quot; (&quot;;[.K238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relation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relation</text:p>
          </table:table-cell>
          <table:table-cell table:style-name="ce7" office:value-type="string" calcext:value-type="string">
            <text:p>relation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relation</text:p>
          </table:table-cell>
          <table:table-cell table:number-columns-repeated="2" table:style-name="ce18" office:value-type="string" calcext:value-type="string">
            <text:p>dbo:Person</text:p>
          </table:table-cell>
          <table:table-cell table:style-name="ce38" office:value-type="string" calcext:value-type="string">
            <text:p>-</text:p>
          </table:table-cell>
          <table:table-cell table:style-name="ce51" table:formula="of:=ifs(AND([.G239]=&quot;domain&quot;;[.H239]=&quot;range&quot;); CONCATENATE(&quot;SELECT ?X WHERE { ?X &quot;;[.J239];&quot; Y.}&quot;);AND([.G239]=&quot;range&quot;;[.H239]=&quot;domain&quot;);CONCATENATE(&quot;SELECT ?X WHERE { Y &quot;;[.J239];&quot; ?X.}&quot;))" office:value-type="string" office:string-value="" calcext:value-type="error">
            <text:p>#NAME?</text:p>
          </table:table-cell>
          <table:table-cell table:style-name="ce55" table:formula="of:=ifs(AND([.G239]=&quot;domain&quot;;[.H239]=&quot;range&quot;); IF([.K239]=&quot;dbo:Person&quot;;CONCATENATE(&quot;Which person, Who ( &quot;;[.K239];&quot;,X) is,was the &quot;;[.C239]; &quot; &quot;;[.E239];&quot; (&quot;;[.L239];&quot;,Y)? (Y &quot;;[.J239];&quot; X)&quot;));AND([.G239]=&quot;range&quot;;[.H239]=&quot;domain&quot;);IF([.L239]=&quot;dbo:Person&quot;;CONCATENATE(&quot;Which person,Who (&quot;;[.L239];&quot;, X) is,was the &quot;;[.C239]; &quot; &quot;;[.E239];&quot; (&quot;;[.K239];&quot;,Y?) (X &quot;;[.J239];&quot; Y)&quot;)))" office:value-type="string" office:string-value="" calcext:value-type="error">
            <text:p>#NAME?</text:p>
          </table:table-cell>
          <table:table-cell table:style-name="ce55" table:formula="of:=ifs(AND([.G239]=&quot;domain&quot;;[.H239]=&quot;range&quot;); IF([.K239]=&quot;dbo:Person&quot;;CONCATENATE(&quot;SELECT ?X WHERE { ?X &quot;;[.J239];&quot; Y.}&quot;));AND([.G239]=&quot;range&quot;;[.H239]=&quot;domain&quot;); IF([.L239]=&quot;dbo:Person&quot;;CONCATENATE(&quot;SELECT ?X WHERE { Y &quot;;[.J239];&quot; ?X.}&quot;)))" office:value-type="string" office:string-value="" calcext:value-type="error">
            <text:p>#NAME?</text:p>
          </table:table-cell>
          <table:table-cell table:style-name="ce55" table:formula="of:=ifs(AND([.G239]=&quot;domain&quot;;[.H239]=&quot;range&quot;); CONCATENATE(&quot;List the ( &quot;;[.K239];&quot;,X)&quot;;[.D239]; &quot; &quot;;[.E239];&quot; (&quot;;[.L239];&quot;,Y)? &quot;);AND([.G239]=&quot;range&quot;;[.H239]=&quot;domain&quot;);CONCATENATE(&quot;List the (&quot;;[.L239];&quot;, X) &quot;;[.D239]; &quot; &quot;;[.E239];&quot; (&quot;;[.K239];&quot;,Y?) &quot;))" office:value-type="string" office:string-value="" calcext:value-type="error">
            <text:p>#NAME?</text:p>
          </table:table-cell>
          <table:table-cell table:style-name="ce55" table:formula="of:=ifs(AND([.G239]=&quot;domain&quot;;[.H239]=&quot;range&quot;); CONCATENATE(&quot;SELECT ?X WHERE { ?X &quot;;[.J239];&quot; Y.}&quot;);AND([.G239]=&quot;range&quot;;[.H239]=&quot;domain&quot;);CONCATENATE(&quot;SELECT ?X WHERE { Y &quot;;[.J239];&quot; ?X.}&quot;))" office:value-type="string" office:string-value="" calcext:value-type="error">
            <text:p>#NAME?</text:p>
          </table:table-cell>
          <table:table-cell table:style-name="ce55" table:formula="of:=ifs(AND([.G239]=&quot;domain&quot;;[.H239]=&quot;range&quot;); CONCATENATE(&quot;the &quot;;[.C239]; &quot; &quot;;[.E239];&quot; (&quot;;[.L239];&quot;,Y) &quot;);AND([.G239]=&quot;range&quot;;[.H239]=&quot;domain&quot;);CONCATENATE(&quot;the &quot;;[.C239]; &quot; &quot;;[.E239];&quot; (&quot;;[.K239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owne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owner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owner</text:p>
          </table:table-cell>
          <table:table-cell table:style-name="ce18" office:value-type="string" calcext:value-type="string">
            <text:p>dbo:Location</text:p>
          </table:table-cell>
          <table:table-cell table:style-name="ce18" office:value-type="string" calcext:value-type="string">
            <text:p>dbo:Agent</text:p>
          </table:table-cell>
          <table:table-cell table:style-name="ce38" office:value-type="string" calcext:value-type="string">
            <text:p>-</text:p>
          </table:table-cell>
          <table:table-cell table:style-name="ce51" table:formula="of:=ifs(AND([.G240]=&quot;domain&quot;;[.H240]=&quot;range&quot;); CONCATENATE(&quot;SELECT ?X WHERE { ?X &quot;;[.J240];&quot; Y.}&quot;);AND([.G240]=&quot;range&quot;;[.H240]=&quot;domain&quot;);CONCATENATE(&quot;SELECT ?X WHERE { Y &quot;;[.J240];&quot; ?X.}&quot;))" office:value-type="string" office:string-value="" calcext:value-type="error">
            <text:p>#NAME?</text:p>
          </table:table-cell>
          <table:table-cell table:style-name="ce55" table:formula="of:=ifs(AND([.G240]=&quot;domain&quot;;[.H240]=&quot;range&quot;); IF([.K240]=&quot;dbo:Person&quot;;CONCATENATE(&quot;Which person, Who ( &quot;;[.K240];&quot;,X) is,was the &quot;;[.C240]; &quot; &quot;;[.E240];&quot; (&quot;;[.L240];&quot;,Y)? (Y &quot;;[.J240];&quot; X)&quot;));AND([.G240]=&quot;range&quot;;[.H240]=&quot;domain&quot;);IF([.L240]=&quot;dbo:Person&quot;;CONCATENATE(&quot;Which person,Who (&quot;;[.L240];&quot;, X) is,was the &quot;;[.C240]; &quot; &quot;;[.E240];&quot; (&quot;;[.K240];&quot;,Y?) (X &quot;;[.J240];&quot; Y)&quot;)))" office:value-type="string" office:string-value="" calcext:value-type="error">
            <text:p>#NAME?</text:p>
          </table:table-cell>
          <table:table-cell table:style-name="ce55" table:formula="of:=ifs(AND([.G240]=&quot;domain&quot;;[.H240]=&quot;range&quot;); IF([.K240]=&quot;dbo:Person&quot;;CONCATENATE(&quot;SELECT ?X WHERE { ?X &quot;;[.J240];&quot; Y.}&quot;));AND([.G240]=&quot;range&quot;;[.H240]=&quot;domain&quot;); IF([.L240]=&quot;dbo:Person&quot;;CONCATENATE(&quot;SELECT ?X WHERE { Y &quot;;[.J240];&quot; ?X.}&quot;)))" office:value-type="string" office:string-value="" calcext:value-type="error">
            <text:p>#NAME?</text:p>
          </table:table-cell>
          <table:table-cell table:style-name="ce55" table:formula="of:=ifs(AND([.G240]=&quot;domain&quot;;[.H240]=&quot;range&quot;); CONCATENATE(&quot;List the ( &quot;;[.K240];&quot;,X)&quot;;[.D240]; &quot; &quot;;[.E240];&quot; (&quot;;[.L240];&quot;,Y)? &quot;);AND([.G240]=&quot;range&quot;;[.H240]=&quot;domain&quot;);CONCATENATE(&quot;List the (&quot;;[.L240];&quot;, X) &quot;;[.D240]; &quot; &quot;;[.E240];&quot; (&quot;;[.K240];&quot;,Y?) &quot;))" office:value-type="string" office:string-value="" calcext:value-type="error">
            <text:p>#NAME?</text:p>
          </table:table-cell>
          <table:table-cell table:style-name="ce55" table:formula="of:=ifs(AND([.G240]=&quot;domain&quot;;[.H240]=&quot;range&quot;); CONCATENATE(&quot;SELECT ?X WHERE { ?X &quot;;[.J240];&quot; Y.}&quot;);AND([.G240]=&quot;range&quot;;[.H240]=&quot;domain&quot;);CONCATENATE(&quot;SELECT ?X WHERE { Y &quot;;[.J240];&quot; ?X.}&quot;))" office:value-type="string" office:string-value="" calcext:value-type="error">
            <text:p>#NAME?</text:p>
          </table:table-cell>
          <table:table-cell table:style-name="ce55" table:formula="of:=ifs(AND([.G240]=&quot;domain&quot;;[.H240]=&quot;range&quot;); CONCATENATE(&quot;the &quot;;[.C240]; &quot; &quot;;[.E240];&quot; (&quot;;[.L240];&quot;,Y) &quot;);AND([.G240]=&quot;range&quot;;[.H240]=&quot;domain&quot;);CONCATENATE(&quot;the &quot;;[.C240]; &quot; &quot;;[.E240];&quot; (&quot;;[.K240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politicalLeader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olitical leader</text:p>
          </table:table-cell>
          <table:table-cell table:style-name="ce5" office:value-type="string" calcext:value-type="string">
            <text:p>political leader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oliticalLeader</text:p>
          </table:table-cell>
          <table:table-cell table:style-name="ce5" office:value-type="string" calcext:value-type="string">
            <text:p>dbo:Place</text:p>
          </table:table-cell>
          <table:table-cell table:style-name="ce5" office:value-type="string" calcext:value-type="string">
            <text:p>dbo:PersonFunction</text:p>
          </table:table-cell>
          <table:table-cell table:style-name="ce38" table:formula="of:=ifs(AND([.G241]=&quot;domain&quot;;[.H241]=&quot;range&quot;); CONCATENATE(&quot;What ( &quot;;[.K241];&quot;,X) is the &quot;;[.C241];&quot;/&quot;;[.D241]; &quot; &quot;;[.E241];&quot; (&quot;;[.L241];&quot;,Y)? &quot;);AND([.G241]=&quot;range&quot;;[.H241]=&quot;domain&quot;);CONCATENATE(&quot;What (&quot;;[.L241];&quot;, X) is the &quot;;[.C241];&quot;/&quot;;[.D241]; &quot; &quot;;[.E241];&quot; (&quot;;[.K241];&quot;,Y?) &quot;))" office:value-type="string" office:string-value="" calcext:value-type="error">
            <text:p>#NAME?</text:p>
          </table:table-cell>
          <table:table-cell table:style-name="ce5" table:formula="of:=ifs(AND([.G241]=&quot;domain&quot;;[.H241]=&quot;range&quot;); CONCATENATE(&quot;SELECT ?X WHERE { ?X &quot;;[.J241];&quot; Y.}&quot;);AND([.G241]=&quot;range&quot;;[.H241]=&quot;domain&quot;);CONCATENATE(&quot;SELECT ?X WHERE { Y &quot;;[.J241];&quot; ?X.}&quot;))" office:value-type="string" office:string-value="" calcext:value-type="error">
            <text:p>#NAME?</text:p>
          </table:table-cell>
          <table:table-cell table:style-name="ce55" table:formula="of:=ifs(AND([.G241]=&quot;domain&quot;;[.H241]=&quot;range&quot;); IF([.K241]=&quot;dbo:Person&quot;;CONCATENATE(&quot;Which person, Who ( &quot;;[.K241];&quot;,X) is,was the &quot;;[.C241]; &quot; &quot;;[.E241];&quot; (&quot;;[.L241];&quot;,Y)? (Y &quot;;[.J241];&quot; X)&quot;));AND([.G241]=&quot;range&quot;;[.H241]=&quot;domain&quot;);IF([.L241]=&quot;dbo:Person&quot;;CONCATENATE(&quot;Which person,Who (&quot;;[.L241];&quot;, X) is,was the &quot;;[.C241]; &quot; &quot;;[.E241];&quot; (&quot;;[.K241];&quot;,Y?) (X &quot;;[.J241];&quot; Y)&quot;)))" office:value-type="string" office:string-value="" calcext:value-type="error">
            <text:p>#NAME?</text:p>
          </table:table-cell>
          <table:table-cell table:style-name="ce55" table:formula="of:=ifs(AND([.G241]=&quot;domain&quot;;[.H241]=&quot;range&quot;); IF([.K241]=&quot;dbo:Person&quot;;CONCATENATE(&quot;SELECT ?X WHERE { ?X &quot;;[.J241];&quot; Y.}&quot;));AND([.G241]=&quot;range&quot;;[.H241]=&quot;domain&quot;); IF([.L241]=&quot;dbo:Person&quot;;CONCATENATE(&quot;SELECT ?X WHERE { Y &quot;;[.J241];&quot; ?X.}&quot;)))" office:value-type="string" office:string-value="" calcext:value-type="error">
            <text:p>#NAME?</text:p>
          </table:table-cell>
          <table:table-cell table:style-name="ce55" table:formula="of:=ifs(AND([.G241]=&quot;domain&quot;;[.H241]=&quot;range&quot;); CONCATENATE(&quot;List the ( &quot;;[.K241];&quot;,X)&quot;;[.D241]; &quot; &quot;;[.E241];&quot; (&quot;;[.L241];&quot;,Y)? &quot;);AND([.G241]=&quot;range&quot;;[.H241]=&quot;domain&quot;);CONCATENATE(&quot;List the (&quot;;[.L241];&quot;, X) &quot;;[.D241]; &quot; &quot;;[.E241];&quot; (&quot;;[.K241];&quot;,Y?) &quot;))" office:value-type="string" office:string-value="" calcext:value-type="error">
            <text:p>#NAME?</text:p>
          </table:table-cell>
          <table:table-cell table:style-name="ce55" table:formula="of:=ifs(AND([.G241]=&quot;domain&quot;;[.H241]=&quot;range&quot;); CONCATENATE(&quot;SELECT ?X WHERE { ?X &quot;;[.J241];&quot; Y.}&quot;);AND([.G241]=&quot;range&quot;;[.H241]=&quot;domain&quot;);CONCATENATE(&quot;SELECT ?X WHERE { Y &quot;;[.J241];&quot; ?X.}&quot;))" office:value-type="string" office:string-value="" calcext:value-type="error">
            <text:p>#NAME?</text:p>
          </table:table-cell>
          <table:table-cell table:style-name="ce55" table:formula="of:=ifs(AND([.G241]=&quot;domain&quot;;[.H241]=&quot;range&quot;); CONCATENATE(&quot;the &quot;;[.C241]; &quot; &quot;;[.E241];&quot; (&quot;;[.L241];&quot;,Y) &quot;);AND([.G241]=&quot;range&quot;;[.H241]=&quot;domain&quot;);CONCATENATE(&quot;the &quot;;[.C241]; &quot; &quot;;[.E241];&quot; (&quot;;[.K241];&quot;,Y) &quot;))" office:value-type="string" office:string-value="" calcext:value-type="error">
            <text:p>#NAME?</text:p>
          </table:table-cell>
          <table:table-cell table:style-name="ce55" table:number-columns-repeated="3"/>
          <table:table-cell table:number-columns-repeated="1002"/>
        </table:table-row>
        <table:table-row table:style-name="ro1">
          <table:table-cell table:style-name="ce5" office:value-type="string" calcext:value-type="string">
            <text:p>picture-of</text:p>
          </table:table-cell>
          <table:table-cell table:style-name="ce5" office:value-type="string" calcext:value-type="string">
            <text:p>noun</text:p>
          </table:table-cell>
          <table:table-cell table:style-name="ce5" office:value-type="string" calcext:value-type="string">
            <text:p>picture</text:p>
          </table:table-cell>
          <table:table-cell table:style-name="ce5" office:value-type="string" calcext:value-type="string">
            <text:p>pictures</text:p>
          </table:table-cell>
          <table:table-cell table:style-name="ce5" office:value-type="string" calcext:value-type="string">
            <text:p>of</text:p>
          </table:table-cell>
          <table:table-cell table:style-name="ce5" office:value-type="string" calcext:value-type="string">
            <text:p>NounPPFrame</text:p>
          </table:table-cell>
          <table:table-cell table:style-name="ce5" office:value-type="string" calcext:value-type="string">
            <text:p>range</text:p>
          </table:table-cell>
          <table:table-cell table:style-name="ce22" office:value-type="string" calcext:value-type="string">
            <text:p>domain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dbo:picture</text:p>
          </table:table-cell>
          <table:table-cell table:number-columns-repeated="2" table:style-name="ce5" office:value-type="string" calcext:value-type="string">
            <text:p>dbo:Thing</text:p>
          </table:table-cell>
          <table:table-cell table:style-name="ce49" table:formula="of:=ifs(AND([.G242]=&quot;domain&quot;;[.H242]=&quot;range&quot;); CONCATENATE(&quot;What ( &quot;;[.K242];&quot;,X) is the &quot;;[.C242];&quot;/&quot;;[.D242]; &quot; &quot;;[.E242];&quot; (&quot;;[.L242];&quot;,Y)? &quot;);AND([.G242]=&quot;range&quot;;[.H242]=&quot;domain&quot;);CONCATENATE(&quot;What (&quot;;[.L242];&quot;, X) is the &quot;;[.C242];&quot;/&quot;;[.D242]; &quot; &quot;;[.E242];&quot; (&quot;;[.K242];&quot;,Y?) &quot;))" office:value-type="string" office:string-value="" calcext:value-type="error">
            <text:p>#NAME?</text:p>
          </table:table-cell>
          <table:table-cell table:style-name="ce5" table:formula="of:=ifs(AND([.G242]=&quot;domain&quot;;[.H242]=&quot;range&quot;); CONCATENATE(&quot;SELECT ?X WHERE { ?X &quot;;[.J242];&quot; Y.}&quot;);AND([.G242]=&quot;range&quot;;[.H242]=&quot;domain&quot;);CONCATENATE(&quot;SELECT ?X WHERE { Y &quot;;[.J242];&quot; ?X.}&quot;))" office:value-type="string" office:string-value="" calcext:value-type="error">
            <text:p>#NAME?</text:p>
          </table:table-cell>
          <table:table-cell table:style-name="ce54" table:formula="of:=ifs(AND([.G242]=&quot;domain&quot;;[.H242]=&quot;range&quot;); IF([.K242]=&quot;dbo:Person&quot;;CONCATENATE(&quot;Which person, Who ( &quot;;[.K242];&quot;,X) is,was the &quot;;[.C242]; &quot; &quot;;[.E242];&quot; (&quot;;[.L242];&quot;,Y)? (Y &quot;;[.J242];&quot; X)&quot;));AND([.G242]=&quot;range&quot;;[.H242]=&quot;domain&quot;);IF([.L242]=&quot;dbo:Person&quot;;CONCATENATE(&quot;Which person,Who (&quot;;[.L242];&quot;, X) is,was the &quot;;[.C242]; &quot; &quot;;[.E242];&quot; (&quot;;[.K242];&quot;,Y?) (X &quot;;[.J242];&quot; Y)&quot;)))" office:value-type="string" office:string-value="" calcext:value-type="error">
            <text:p>#NAME?</text:p>
          </table:table-cell>
          <table:table-cell table:style-name="ce54" table:formula="of:=ifs(AND([.G242]=&quot;domain&quot;;[.H242]=&quot;range&quot;); IF([.K242]=&quot;dbo:Person&quot;;CONCATENATE(&quot;SELECT ?X WHERE { ?X &quot;;[.J242];&quot; Y.}&quot;));AND([.G242]=&quot;range&quot;;[.H242]=&quot;domain&quot;); IF([.L242]=&quot;dbo:Person&quot;;CONCATENATE(&quot;SELECT ?X WHERE { Y &quot;;[.J242];&quot; ?X.}&quot;)))" office:value-type="string" office:string-value="" calcext:value-type="error">
            <text:p>#NAME?</text:p>
          </table:table-cell>
          <table:table-cell table:style-name="ce54" table:formula="of:=ifs(AND([.G242]=&quot;domain&quot;;[.H242]=&quot;range&quot;); CONCATENATE(&quot;List the ( &quot;;[.K242];&quot;,X)&quot;;[.D242]; &quot; &quot;;[.E242];&quot; (&quot;;[.L242];&quot;,Y)? &quot;);AND([.G242]=&quot;range&quot;;[.H242]=&quot;domain&quot;);CONCATENATE(&quot;List the (&quot;;[.L242];&quot;, X) &quot;;[.D242]; &quot; &quot;;[.E242];&quot; (&quot;;[.K242];&quot;,Y?) &quot;))" office:value-type="string" office:string-value="" calcext:value-type="error">
            <text:p>#NAME?</text:p>
          </table:table-cell>
          <table:table-cell table:style-name="ce55" table:formula="of:=ifs(AND([.G242]=&quot;domain&quot;;[.H242]=&quot;range&quot;); CONCATENATE(&quot;SELECT ?X WHERE { ?X &quot;;[.J242];&quot; Y.}&quot;);AND([.G242]=&quot;range&quot;;[.H242]=&quot;domain&quot;);CONCATENATE(&quot;SELECT ?X WHERE { Y &quot;;[.J242];&quot; ?X.}&quot;))" office:value-type="string" office:string-value="" calcext:value-type="error">
            <text:p>#NAME?</text:p>
          </table:table-cell>
          <table:table-cell table:style-name="ce54" table:formula="of:=ifs(AND([.G242]=&quot;domain&quot;;[.H242]=&quot;range&quot;); CONCATENATE(&quot;the &quot;;[.C242]; &quot; &quot;;[.E242];&quot; (&quot;;[.L242];&quot;,Y) &quot;);AND([.G242]=&quot;range&quot;;[.H242]=&quot;domain&quot;);CONCATENATE(&quot;the &quot;;[.C242]; &quot; &quot;;[.E242];&quot; (&quot;;[.K242];&quot;,Y) &quot;))" office:value-type="string" office:string-value="" calcext:value-type="error">
            <text:p>#NAME?</text:p>
          </table:table-cell>
          <table:table-cell table:style-name="ce54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movi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movie</text:p>
          </table:table-cell>
          <table:table-cell table:style-name="ce7" office:value-type="string" calcext:value-type="string">
            <text:p>movies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Person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dbo:Work</text:p>
          </table:table-cell>
          <table:table-cell table:style-name="ce49" table:formula="of:=ifs(AND([.G243]=&quot;domain&quot;;[.H243]=&quot;range&quot;); CONCATENATE(&quot;What ( &quot;;[.K243];&quot;,X) is the &quot;;[.C243];&quot;/&quot;;[.D243]; &quot; &quot;;[.E243];&quot; (&quot;;[.L243];&quot;,Y)? &quot;);AND([.G243]=&quot;range&quot;;[.H243]=&quot;domain&quot;);CONCATENATE(&quot;What (&quot;;[.L243];&quot;, X) is the &quot;;[.C243];&quot;/&quot;;[.D243]; &quot; &quot;;[.E243];&quot; (&quot;;[.K243];&quot;,Y?) &quot;))" office:value-type="string" office:string-value="" calcext:value-type="error">
            <text:p>#NAME?</text:p>
          </table:table-cell>
          <table:table-cell table:style-name="ce5" table:formula="of:=ifs(AND([.G243]=&quot;domain&quot;;[.H243]=&quot;range&quot;); CONCATENATE(&quot;SELECT ?X WHERE { ?X &quot;;[.J243];&quot; Y.}&quot;);AND([.G243]=&quot;range&quot;;[.H243]=&quot;domain&quot;);CONCATENATE(&quot;SELECT ?X WHERE { Y &quot;;[.J243];&quot; ?X.}&quot;))" office:value-type="string" office:string-value="" calcext:value-type="error">
            <text:p>#NAME?</text:p>
          </table:table-cell>
          <table:table-cell table:style-name="ce54" table:formula="of:=ifs(AND([.G243]=&quot;domain&quot;;[.H243]=&quot;range&quot;); IF([.K243]=&quot;dbo:Person&quot;;CONCATENATE(&quot;Which person, Who ( &quot;;[.K243];&quot;,X) is,was the &quot;;[.C243]; &quot; &quot;;[.E243];&quot; (&quot;;[.L243];&quot;,Y)? (Y &quot;;[.J243];&quot; X)&quot;));AND([.G243]=&quot;range&quot;;[.H243]=&quot;domain&quot;);IF([.L243]=&quot;dbo:Person&quot;;CONCATENATE(&quot;Which person,Who (&quot;;[.L243];&quot;, X) is,was the &quot;;[.C243]; &quot; &quot;;[.E243];&quot; (&quot;;[.K243];&quot;,Y?) (X &quot;;[.J243];&quot; Y)&quot;)))" office:value-type="string" office:string-value="" calcext:value-type="error">
            <text:p>#NAME?</text:p>
          </table:table-cell>
          <table:table-cell table:style-name="ce54" table:formula="of:=ifs(AND([.G243]=&quot;domain&quot;;[.H243]=&quot;range&quot;); IF([.K243]=&quot;dbo:Person&quot;;CONCATENATE(&quot;SELECT ?X WHERE { ?X &quot;;[.J243];&quot; Y.}&quot;));AND([.G243]=&quot;range&quot;;[.H243]=&quot;domain&quot;); IF([.L243]=&quot;dbo:Person&quot;;CONCATENATE(&quot;SELECT ?X WHERE { Y &quot;;[.J243];&quot; ?X.}&quot;)))" office:value-type="string" office:string-value="" calcext:value-type="error">
            <text:p>#NAME?</text:p>
          </table:table-cell>
          <table:table-cell table:style-name="ce55" table:formula="of:=ifs(AND([.G243]=&quot;domain&quot;;[.H243]=&quot;range&quot;); CONCATENATE(&quot;List the ( &quot;;[.K243];&quot;,X)&quot;;[.D243]; &quot; &quot;;[.E243];&quot; (&quot;;[.L243];&quot;,Y)? &quot;);AND([.G243]=&quot;range&quot;;[.H243]=&quot;domain&quot;);CONCATENATE(&quot;List the (&quot;;[.L243];&quot;, X) &quot;;[.D243]; &quot; &quot;;[.E243];&quot; (&quot;;[.K243];&quot;,Y?) &quot;))" office:value-type="string" office:string-value="" calcext:value-type="error">
            <text:p>#NAME?</text:p>
          </table:table-cell>
          <table:table-cell table:style-name="ce55" table:formula="of:=ifs(AND([.G243]=&quot;domain&quot;;[.H243]=&quot;range&quot;); CONCATENATE(&quot;SELECT ?X WHERE { ?X &quot;;[.J243];&quot; Y.}&quot;);AND([.G243]=&quot;range&quot;;[.H243]=&quot;domain&quot;);CONCATENATE(&quot;SELECT ?X WHERE { Y &quot;;[.J243];&quot; ?X.}&quot;))" office:value-type="string" office:string-value="" calcext:value-type="error">
            <text:p>#NAME?</text:p>
          </table:table-cell>
          <table:table-cell table:style-name="ce55" table:formula="of:=ifs(AND([.G243]=&quot;domain&quot;;[.H243]=&quot;range&quot;); CONCATENATE(&quot;the &quot;;[.C243]; &quot; &quot;;[.E243];&quot; (&quot;;[.L243];&quot;,Y) &quot;);AND([.G243]=&quot;range&quot;;[.H243]=&quot;domain&quot;);CONCATENATE(&quot;the &quot;;[.C243]; &quot; &quot;;[.E243];&quot; (&quot;;[.K243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termStart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starting ter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termStart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integer</text:p>
          </table:table-cell>
          <table:table-cell table:style-name="ce49" table:formula="of:=ifs(AND([.G244]=&quot;domain&quot;;[.H244]=&quot;range&quot;); CONCATENATE(&quot;What ( &quot;;[.K244];&quot;,X) is the &quot;;[.C244];&quot;/&quot;;[.D244]; &quot; &quot;;[.E244];&quot; (&quot;;[.L244];&quot;,Y)? &quot;);AND([.G244]=&quot;range&quot;;[.H244]=&quot;domain&quot;);CONCATENATE(&quot;What (&quot;;[.L244];&quot;, X) is the &quot;;[.C244];&quot;/&quot;;[.D244]; &quot; &quot;;[.E244];&quot; (&quot;;[.K244];&quot;,Y?) &quot;))" office:value-type="string" office:string-value="" calcext:value-type="error">
            <text:p>#NAME?</text:p>
          </table:table-cell>
          <table:table-cell table:style-name="ce5" table:formula="of:=ifs(AND([.G244]=&quot;domain&quot;;[.H244]=&quot;range&quot;); CONCATENATE(&quot;SELECT ?X WHERE { ?X &quot;;[.J244];&quot; Y.}&quot;);AND([.G244]=&quot;range&quot;;[.H244]=&quot;domain&quot;);CONCATENATE(&quot;SELECT ?X WHERE { Y &quot;;[.J244];&quot; ?X.}&quot;))" office:value-type="string" office:string-value="" calcext:value-type="error">
            <text:p>#NAME?</text:p>
          </table:table-cell>
          <table:table-cell table:style-name="ce54" table:formula="of:=ifs(AND([.G244]=&quot;domain&quot;;[.H244]=&quot;range&quot;); IF([.K244]=&quot;dbo:Person&quot;;CONCATENATE(&quot;Which person, Who ( &quot;;[.K244];&quot;,X) is,was the &quot;;[.C244]; &quot; &quot;;[.E244];&quot; (&quot;;[.L244];&quot;,Y)? (Y &quot;;[.J244];&quot; X)&quot;));AND([.G244]=&quot;range&quot;;[.H244]=&quot;domain&quot;);IF([.L244]=&quot;dbo:Person&quot;;CONCATENATE(&quot;Which person,Who (&quot;;[.L244];&quot;, X) is,was the &quot;;[.C244]; &quot; &quot;;[.E244];&quot; (&quot;;[.K244];&quot;,Y?) (X &quot;;[.J244];&quot; Y)&quot;)))" office:value-type="string" office:string-value="" calcext:value-type="error">
            <text:p>#NAME?</text:p>
          </table:table-cell>
          <table:table-cell table:style-name="ce54" table:formula="of:=ifs(AND([.G244]=&quot;domain&quot;;[.H244]=&quot;range&quot;); IF([.K244]=&quot;dbo:Person&quot;;CONCATENATE(&quot;SELECT ?X WHERE { ?X &quot;;[.J244];&quot; Y.}&quot;));AND([.G244]=&quot;range&quot;;[.H244]=&quot;domain&quot;); IF([.L244]=&quot;dbo:Person&quot;;CONCATENATE(&quot;SELECT ?X WHERE { Y &quot;;[.J244];&quot; ?X.}&quot;)))" office:value-type="string" office:string-value="" calcext:value-type="error">
            <text:p>#NAME?</text:p>
          </table:table-cell>
          <table:table-cell table:style-name="ce55" table:formula="of:=ifs(AND([.G244]=&quot;domain&quot;;[.H244]=&quot;range&quot;); CONCATENATE(&quot;List the ( &quot;;[.K244];&quot;,X)&quot;;[.D244]; &quot; &quot;;[.E244];&quot; (&quot;;[.L244];&quot;,Y)? &quot;);AND([.G244]=&quot;range&quot;;[.H244]=&quot;domain&quot;);CONCATENATE(&quot;List the (&quot;;[.L244];&quot;, X) &quot;;[.D244]; &quot; &quot;;[.E244];&quot; (&quot;;[.K244];&quot;,Y?) &quot;))" office:value-type="string" office:string-value="" calcext:value-type="error">
            <text:p>#NAME?</text:p>
          </table:table-cell>
          <table:table-cell table:style-name="ce55" table:formula="of:=ifs(AND([.G244]=&quot;domain&quot;;[.H244]=&quot;range&quot;); CONCATENATE(&quot;SELECT ?X WHERE { ?X &quot;;[.J244];&quot; Y.}&quot;);AND([.G244]=&quot;range&quot;;[.H244]=&quot;domain&quot;);CONCATENATE(&quot;SELECT ?X WHERE { Y &quot;;[.J244];&quot; ?X.}&quot;))" office:value-type="string" office:string-value="" calcext:value-type="error">
            <text:p>#NAME?</text:p>
          </table:table-cell>
          <table:table-cell table:style-name="ce55" table:formula="of:=ifs(AND([.G244]=&quot;domain&quot;;[.H244]=&quot;range&quot;); CONCATENATE(&quot;the &quot;;[.C244]; &quot; &quot;;[.E244];&quot; (&quot;;[.L244];&quot;,Y) &quot;);AND([.G244]=&quot;range&quot;;[.H244]=&quot;domain&quot;);CONCATENATE(&quot;the &quot;;[.C244]; &quot; &quot;;[.E244];&quot; (&quot;;[.K244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termEnd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ending term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termEnd</text:p>
          </table:table-cell>
          <table:table-cell table:style-name="ce18" office:value-type="string" calcext:value-type="string">
            <text:p>dbo:Person</text:p>
          </table:table-cell>
          <table:table-cell table:style-name="ce18" office:value-type="string" calcext:value-type="string">
            <text:p>xsd:integer</text:p>
          </table:table-cell>
          <table:table-cell table:style-name="ce49" table:formula="of:=ifs(AND([.G245]=&quot;domain&quot;;[.H245]=&quot;range&quot;); CONCATENATE(&quot;What ( &quot;;[.K245];&quot;,X) is the &quot;;[.C245];&quot;/&quot;;[.D245]; &quot; &quot;;[.E245];&quot; (&quot;;[.L245];&quot;,Y)? &quot;);AND([.G245]=&quot;range&quot;;[.H245]=&quot;domain&quot;);CONCATENATE(&quot;What (&quot;;[.L245];&quot;, X) is the &quot;;[.C245];&quot;/&quot;;[.D245]; &quot; &quot;;[.E245];&quot; (&quot;;[.K245];&quot;,Y?) &quot;))" office:value-type="string" office:string-value="" calcext:value-type="error">
            <text:p>#NAME?</text:p>
          </table:table-cell>
          <table:table-cell table:style-name="ce5" table:formula="of:=ifs(AND([.G245]=&quot;domain&quot;;[.H245]=&quot;range&quot;); CONCATENATE(&quot;SELECT ?X WHERE { ?X &quot;;[.J245];&quot; Y.}&quot;);AND([.G245]=&quot;range&quot;;[.H245]=&quot;domain&quot;);CONCATENATE(&quot;SELECT ?X WHERE { Y &quot;;[.J245];&quot; ?X.}&quot;))" office:value-type="string" office:string-value="" calcext:value-type="error">
            <text:p>#NAME?</text:p>
          </table:table-cell>
          <table:table-cell table:style-name="ce54" table:formula="of:=ifs(AND([.G245]=&quot;domain&quot;;[.H245]=&quot;range&quot;); IF([.K245]=&quot;dbo:Person&quot;;CONCATENATE(&quot;Which person, Who ( &quot;;[.K245];&quot;,X) is,was the &quot;;[.C245]; &quot; &quot;;[.E245];&quot; (&quot;;[.L245];&quot;,Y)? (Y &quot;;[.J245];&quot; X)&quot;));AND([.G245]=&quot;range&quot;;[.H245]=&quot;domain&quot;);IF([.L245]=&quot;dbo:Person&quot;;CONCATENATE(&quot;Which person,Who (&quot;;[.L245];&quot;, X) is,was the &quot;;[.C245]; &quot; &quot;;[.E245];&quot; (&quot;;[.K245];&quot;,Y?) (X &quot;;[.J245];&quot; Y)&quot;)))" office:value-type="string" office:string-value="" calcext:value-type="error">
            <text:p>#NAME?</text:p>
          </table:table-cell>
          <table:table-cell table:style-name="ce54" table:formula="of:=ifs(AND([.G245]=&quot;domain&quot;;[.H245]=&quot;range&quot;); IF([.K245]=&quot;dbo:Person&quot;;CONCATENATE(&quot;SELECT ?X WHERE { ?X &quot;;[.J245];&quot; Y.}&quot;));AND([.G245]=&quot;range&quot;;[.H245]=&quot;domain&quot;); IF([.L245]=&quot;dbo:Person&quot;;CONCATENATE(&quot;SELECT ?X WHERE { Y &quot;;[.J245];&quot; ?X.}&quot;)))" office:value-type="string" office:string-value="" calcext:value-type="error">
            <text:p>#NAME?</text:p>
          </table:table-cell>
          <table:table-cell table:style-name="ce55" table:formula="of:=ifs(AND([.G245]=&quot;domain&quot;;[.H245]=&quot;range&quot;); CONCATENATE(&quot;List the ( &quot;;[.K245];&quot;,X)&quot;;[.D245]; &quot; &quot;;[.E245];&quot; (&quot;;[.L245];&quot;,Y)? &quot;);AND([.G245]=&quot;range&quot;;[.H245]=&quot;domain&quot;);CONCATENATE(&quot;List the (&quot;;[.L245];&quot;, X) &quot;;[.D245]; &quot; &quot;;[.E245];&quot; (&quot;;[.K245];&quot;,Y?) &quot;))" office:value-type="string" office:string-value="" calcext:value-type="error">
            <text:p>#NAME?</text:p>
          </table:table-cell>
          <table:table-cell table:style-name="ce55" table:formula="of:=ifs(AND([.G245]=&quot;domain&quot;;[.H245]=&quot;range&quot;); CONCATENATE(&quot;SELECT ?X WHERE { ?X &quot;;[.J245];&quot; Y.}&quot;);AND([.G245]=&quot;range&quot;;[.H245]=&quot;domain&quot;);CONCATENATE(&quot;SELECT ?X WHERE { Y &quot;;[.J245];&quot; ?X.}&quot;))" office:value-type="string" office:string-value="" calcext:value-type="error">
            <text:p>#NAME?</text:p>
          </table:table-cell>
          <table:table-cell table:style-name="ce55" table:formula="of:=ifs(AND([.G245]=&quot;domain&quot;;[.H245]=&quot;range&quot;); CONCATENATE(&quot;the &quot;;[.C245]; &quot; &quot;;[.E245];&quot; (&quot;;[.L245];&quot;,Y) &quot;);AND([.G245]=&quot;range&quot;;[.H245]=&quot;domain&quot;);CONCATENATE(&quot;the &quot;;[.C245]; &quot; &quot;;[.E245];&quot; (&quot;;[.K245];&quot;,Y) &quot;))" office:value-type="string" office:string-value="" calcext:value-type="error">
            <text:p>#NAME?</text:p>
          </table:table-cell>
          <table:table-cell table:style-name="ce61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ctiveYearsStartYea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ctive years start yea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ctiveYearsStartYear</text:p>
          </table:table-cell>
          <table:table-cell table:style-name="ce18" office:value-type="string" calcext:value-type="string">
            <text:p>dbo:Person</text:p>
          </table:table-cell>
          <table:table-cell table:style-name="ce46" office:value-type="string" calcext:value-type="string">
            <text:p><text:a xlink:href="http://www.w3.org/2001/XMLSchema#gYear" xlink:type="simple">xsd:gYear</text:a></text:p>
          </table:table-cell>
          <table:table-cell table:style-name="ce38" table:formula="of:=ifs(AND([.G246]=&quot;domain&quot;;[.H246]=&quot;range&quot;); CONCATENATE(&quot;What ( &quot;;[.K246];&quot;,X) is the &quot;;[.C246];&quot;/&quot;;[.D246]; &quot; &quot;;[.E246];&quot; (&quot;;[.L246];&quot;,Y)? &quot;);AND([.G246]=&quot;range&quot;;[.H246]=&quot;domain&quot;);CONCATENATE(&quot;What (&quot;;[.L246];&quot;, X) is the &quot;;[.C246];&quot;/&quot;;[.D246]; &quot; &quot;;[.E246];&quot; (&quot;;[.K246];&quot;,Y?) &quot;))" office:value-type="string" office:string-value="" calcext:value-type="error">
            <text:p>#NAME?</text:p>
          </table:table-cell>
          <table:table-cell table:style-name="ce51" table:formula="of:=ifs(AND([.G246]=&quot;domain&quot;;[.H246]=&quot;range&quot;); CONCATENATE(&quot;SELECT ?X WHERE { ?X &quot;;[.J246];&quot; Y.}&quot;);AND([.G246]=&quot;range&quot;;[.H246]=&quot;domain&quot;);CONCATENATE(&quot;SELECT ?X WHERE { Y &quot;;[.J246];&quot; ?X.}&quot;))" office:value-type="string" office:string-value="" calcext:value-type="error">
            <text:p>#NAME?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55" table:formula="of:=ifs(AND([.G246]=&quot;domain&quot;;[.H246]=&quot;range&quot;); CONCATENATE(&quot;List the ( &quot;;[.K246];&quot;,X)&quot;;[.D246]; &quot; &quot;;[.E246];&quot; (&quot;;[.L246];&quot;,Y)? &quot;);AND([.G246]=&quot;range&quot;;[.H246]=&quot;domain&quot;);CONCATENATE(&quot;List the (&quot;;[.L246];&quot;, X) &quot;;[.D246]; &quot; &quot;;[.E246];&quot; (&quot;;[.K246];&quot;,Y?) &quot;))" office:value-type="string" office:string-value="" calcext:value-type="error">
            <text:p>#NAME?</text:p>
          </table:table-cell>
          <table:table-cell table:style-name="ce55" table:formula="of:=ifs(AND([.G246]=&quot;domain&quot;;[.H246]=&quot;range&quot;); CONCATENATE(&quot;SELECT ?X WHERE { ?X &quot;;[.J246];&quot; Y.}&quot;);AND([.G246]=&quot;range&quot;;[.H246]=&quot;domain&quot;);CONCATENATE(&quot;SELECT ?X WHERE { Y &quot;;[.J246];&quot; ?X.}&quot;))" office:value-type="string" office:string-value="" calcext:value-type="error">
            <text:p>#NAME?</text:p>
          </table:table-cell>
          <table:table-cell table:style-name="ce55" table:formula="of:=ifs(AND([.G246]=&quot;domain&quot;;[.H246]=&quot;range&quot;); CONCATENATE(&quot;the &quot;;[.C246]; &quot; &quot;;[.E246];&quot; (&quot;;[.L246];&quot;,Y) &quot;);AND([.G246]=&quot;range&quot;;[.H246]=&quot;domain&quot;);CONCATENATE(&quot;the &quot;;[.C246]; &quot; &quot;;[.E246];&quot; (&quot;;[.K246];&quot;,Y) &quot;))" office:value-type="string" office:string-value="" calcext:value-type="error">
            <text:p>#NAME?</text:p>
          </table:table-cell>
          <table:table-cell table:style-name="ce56"/>
          <table:table-cell table:style-name="ce2"/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activeYearsEndYear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ctive years end yea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ctiveYearsEndYear</text:p>
          </table:table-cell>
          <table:table-cell table:style-name="ce18" office:value-type="string" calcext:value-type="string">
            <text:p>dbo:Person</text:p>
          </table:table-cell>
          <table:table-cell table:style-name="ce46" office:value-type="string" calcext:value-type="string">
            <text:p><text:a xlink:href="http://www.w3.org/2001/XMLSchema#gYear" xlink:type="simple">xsd:gYear</text:a></text:p>
          </table:table-cell>
          <table:table-cell table:style-name="ce38" table:formula="of:=ifs(AND([.G247]=&quot;domain&quot;;[.H247]=&quot;range&quot;); CONCATENATE(&quot;What ( &quot;;[.K247];&quot;,X) is the &quot;;[.C247];&quot;/&quot;;[.D247]; &quot; &quot;;[.E247];&quot; (&quot;;[.L247];&quot;,Y)? &quot;);AND([.G247]=&quot;range&quot;;[.H247]=&quot;domain&quot;);CONCATENATE(&quot;What (&quot;;[.L247];&quot;, X) is the &quot;;[.C247];&quot;/&quot;;[.D247]; &quot; &quot;;[.E247];&quot; (&quot;;[.K247];&quot;,Y?) &quot;))" office:value-type="string" office:string-value="" calcext:value-type="error">
            <text:p>#NAME?</text:p>
          </table:table-cell>
          <table:table-cell table:style-name="ce51" table:formula="of:=ifs(AND([.G247]=&quot;domain&quot;;[.H247]=&quot;range&quot;); CONCATENATE(&quot;SELECT ?X WHERE { ?X &quot;;[.J247];&quot; Y.}&quot;);AND([.G247]=&quot;range&quot;;[.H247]=&quot;domain&quot;);CONCATENATE(&quot;SELECT ?X WHERE { Y &quot;;[.J247];&quot; ?X.}&quot;))" office:value-type="string" office:string-value="" calcext:value-type="error">
            <text:p>#NAME?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55" table:formula="of:=ifs(AND([.G247]=&quot;domain&quot;;[.H247]=&quot;range&quot;); CONCATENATE(&quot;List the ( &quot;;[.K247];&quot;,X)&quot;;[.D247]; &quot; &quot;;[.E247];&quot; (&quot;;[.L247];&quot;,Y)? &quot;);AND([.G247]=&quot;range&quot;;[.H247]=&quot;domain&quot;);CONCATENATE(&quot;List the (&quot;;[.L247];&quot;, X) &quot;;[.D247]; &quot; &quot;;[.E247];&quot; (&quot;;[.K247];&quot;,Y?) &quot;))" office:value-type="string" office:string-value="" calcext:value-type="error">
            <text:p>#NAME?</text:p>
          </table:table-cell>
          <table:table-cell table:style-name="ce55" table:formula="of:=ifs(AND([.G247]=&quot;domain&quot;;[.H247]=&quot;range&quot;); CONCATENATE(&quot;SELECT ?X WHERE { ?X &quot;;[.J247];&quot; Y.}&quot;);AND([.G247]=&quot;range&quot;;[.H247]=&quot;domain&quot;);CONCATENATE(&quot;SELECT ?X WHERE { Y &quot;;[.J247];&quot; ?X.}&quot;))" office:value-type="string" office:string-value="" calcext:value-type="error">
            <text:p>#NAME?</text:p>
          </table:table-cell>
          <table:table-cell table:style-name="ce55" table:formula="of:=ifs(AND([.G247]=&quot;domain&quot;;[.H247]=&quot;range&quot;); CONCATENATE(&quot;the &quot;;[.C247]; &quot; &quot;;[.E247];&quot; (&quot;;[.L247];&quot;,Y) &quot;);AND([.G247]=&quot;range&quot;;[.H247]=&quot;domain&quot;);CONCATENATE(&quot;the &quot;;[.C247]; &quot; &quot;;[.E247];&quot; (&quot;;[.K247];&quot;,Y) &quot;))" office:value-type="string" office:string-value="" calcext:value-type="error">
            <text:p>#NAME?</text:p>
          </table:table-cell>
          <table:table-cell table:style-name="ce56" table:number-columns-repeated="3"/>
          <table:table-cell table:number-columns-repeated="1002"/>
        </table:table-row>
        <table:table-row table:style-name="ro1">
          <table:table-cell table:style-name="ce7" office:value-type="string" calcext:value-type="string">
            <text:p>activeYearsEndDat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ctive years end 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ctiveYearsEndDate</text:p>
          </table:table-cell>
          <table:table-cell table:style-name="ce18" office:value-type="string" calcext:value-type="string">
            <text:p>dbo:Politician</text:p>
          </table:table-cell>
          <table:table-cell table:style-name="ce46" office:value-type="string" calcext:value-type="string">
            <text:p><text:a xlink:href="http://www.w3.org/2001/XMLSchema#date" xlink:type="simple">xsd:date</text:a></text:p>
          </table:table-cell>
          <table:table-cell table:style-name="ce38" table:formula="of:=ifs(AND([.G248]=&quot;domain&quot;;[.H248]=&quot;range&quot;); CONCATENATE(&quot;What ( &quot;;[.K248];&quot;,X) is the &quot;;[.C248];&quot;/&quot;;[.D248]; &quot; &quot;;[.E248];&quot; (&quot;;[.L248];&quot;,Y)? &quot;);AND([.G248]=&quot;range&quot;;[.H248]=&quot;domain&quot;);CONCATENATE(&quot;What (&quot;;[.L248];&quot;, X) is the &quot;;[.C248];&quot;/&quot;;[.D248]; &quot; &quot;;[.E248];&quot; (&quot;;[.K248];&quot;,Y?) &quot;))" office:value-type="string" office:string-value="" calcext:value-type="error">
            <text:p>#NAME?</text:p>
          </table:table-cell>
          <table:table-cell table:style-name="ce51" table:formula="of:=ifs(AND([.G248]=&quot;domain&quot;;[.H248]=&quot;range&quot;); CONCATENATE(&quot;SELECT ?X WHERE { ?X &quot;;[.J248];&quot; Y.}&quot;);AND([.G248]=&quot;range&quot;;[.H248]=&quot;domain&quot;);CONCATENATE(&quot;SELECT ?X WHERE { Y &quot;;[.J248];&quot; ?X.}&quot;))" office:value-type="string" office:string-value="" calcext:value-type="error">
            <text:p>#NAME?</text:p>
          </table:table-cell>
          <table:table-cell table:style-name="ce55" table:formula="of:=ifs(AND([.G248]=&quot;domain&quot;;[.H248]=&quot;range&quot;); IF([.K248]=&quot;dbo:Person&quot;;CONCATENATE(&quot;Which person, Who ( &quot;;[.K248];&quot;,X) is,was the &quot;;[.C248]; &quot; &quot;;[.E248];&quot; (&quot;;[.L248];&quot;,Y)? (Y &quot;;[.J248];&quot; X)&quot;));AND([.G248]=&quot;range&quot;;[.H248]=&quot;domain&quot;);IF([.L248]=&quot;dbo:Person&quot;;CONCATENATE(&quot;Which person,Who (&quot;;[.L248];&quot;, X) is,was the &quot;;[.C248]; &quot; &quot;;[.E248];&quot; (&quot;;[.K248];&quot;,Y?) (X &quot;;[.J248];&quot; Y)&quot;)))" office:value-type="string" office:string-value="" calcext:value-type="error">
            <text:p>#NAME?</text:p>
          </table:table-cell>
          <table:table-cell table:style-name="ce55" table:formula="of:=ifs(AND([.G248]=&quot;domain&quot;;[.H248]=&quot;range&quot;); IF([.K248]=&quot;dbo:Person&quot;;CONCATENATE(&quot;SELECT ?X WHERE { ?X &quot;;[.J248];&quot; Y.}&quot;));AND([.G248]=&quot;range&quot;;[.H248]=&quot;domain&quot;); IF([.L248]=&quot;dbo:Person&quot;;CONCATENATE(&quot;SELECT ?X WHERE { Y &quot;;[.J248];&quot; ?X.}&quot;)))" office:value-type="string" office:string-value="" calcext:value-type="error">
            <text:p>#NAME?</text:p>
          </table:table-cell>
          <table:table-cell table:style-name="ce55" table:formula="of:=ifs(AND([.G248]=&quot;domain&quot;;[.H248]=&quot;range&quot;); CONCATENATE(&quot;List the ( &quot;;[.K248];&quot;,X)&quot;;[.D248]; &quot; &quot;;[.E248];&quot; (&quot;;[.L248];&quot;,Y)? &quot;);AND([.G248]=&quot;range&quot;;[.H248]=&quot;domain&quot;);CONCATENATE(&quot;List the (&quot;;[.L248];&quot;, X) &quot;;[.D248]; &quot; &quot;;[.E248];&quot; (&quot;;[.K248];&quot;,Y?) &quot;))" office:value-type="string" office:string-value="" calcext:value-type="error">
            <text:p>#NAME?</text:p>
          </table:table-cell>
          <table:table-cell table:style-name="ce55" table:formula="of:=ifs(AND([.G248]=&quot;domain&quot;;[.H248]=&quot;range&quot;); CONCATENATE(&quot;SELECT ?X WHERE { ?X &quot;;[.J248];&quot; Y.}&quot;);AND([.G248]=&quot;range&quot;;[.H248]=&quot;domain&quot;);CONCATENATE(&quot;SELECT ?X WHERE { Y &quot;;[.J248];&quot; ?X.}&quot;))" office:value-type="string" office:string-value="" calcext:value-type="error">
            <text:p>#NAME?</text:p>
          </table:table-cell>
          <table:table-cell table:style-name="ce55" table:formula="of:=ifs(AND([.G248]=&quot;domain&quot;;[.H248]=&quot;range&quot;); CONCATENATE(&quot;the &quot;;[.C248]; &quot; &quot;;[.E248];&quot; (&quot;;[.L248];&quot;,Y) &quot;);AND([.G248]=&quot;range&quot;;[.H248]=&quot;domain&quot;);CONCATENATE(&quot;the &quot;;[.C248]; &quot; &quot;;[.E248];&quot; (&quot;;[.K248];&quot;,Y) &quot;))" office:value-type="string" office:string-value="" calcext:value-type="error">
            <text:p>#NAME?</text:p>
          </table:table-cell>
          <table:table-cell table:style-name="ce56"/>
          <table:table-cell table:style-name="ce2"/>
          <table:table-cell table:style-name="ce56"/>
          <table:table-cell table:number-columns-repeated="1002"/>
        </table:table-row>
        <table:table-row table:style-name="ro1">
          <table:table-cell table:style-name="ce7" office:value-type="string" calcext:value-type="string">
            <text:p>activeYearsStartDate-of</text:p>
          </table:table-cell>
          <table:table-cell table:style-name="ce7" office:value-type="string" calcext:value-type="string">
            <text:p>noun</text:p>
          </table:table-cell>
          <table:table-cell table:style-name="ce7" office:value-type="string" calcext:value-type="string">
            <text:p>active years start 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f</text:p>
          </table:table-cell>
          <table:table-cell table:style-name="ce7" office:value-type="string" calcext:value-type="string">
            <text:p>NounPPFrame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>
            <text:p>domain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>
            <text:p>dbo:activeYearsStartDate</text:p>
          </table:table-cell>
          <table:table-cell table:style-name="ce18" office:value-type="string" calcext:value-type="string">
            <text:p>dbo:Politician</text:p>
          </table:table-cell>
          <table:table-cell table:style-name="ce46" office:value-type="string" calcext:value-type="string">
            <text:p><text:a xlink:href="http://www.w3.org/2001/XMLSchema#date" xlink:type="simple">xsd:date</text:a></text:p>
          </table:table-cell>
          <table:table-cell table:style-name="ce38" table:formula="of:=ifs(AND([.G249]=&quot;domain&quot;;[.H249]=&quot;range&quot;); CONCATENATE(&quot;What ( &quot;;[.K249];&quot;,X) is the &quot;;[.C249];&quot;/&quot;;[.D249]; &quot; &quot;;[.E249];&quot; (&quot;;[.L249];&quot;,Y)? &quot;);AND([.G249]=&quot;range&quot;;[.H249]=&quot;domain&quot;);CONCATENATE(&quot;What (&quot;;[.L249];&quot;, X) is the &quot;;[.C249];&quot;/&quot;;[.D249]; &quot; &quot;;[.E249];&quot; (&quot;;[.K249];&quot;,Y?) &quot;))" office:value-type="string" office:string-value="" calcext:value-type="error">
            <text:p>#NAME?</text:p>
          </table:table-cell>
          <table:table-cell table:style-name="ce51" table:formula="of:=ifs(AND([.G249]=&quot;domain&quot;;[.H249]=&quot;range&quot;); CONCATENATE(&quot;SELECT ?X WHERE { ?X &quot;;[.J249];&quot; Y.}&quot;);AND([.G249]=&quot;range&quot;;[.H249]=&quot;domain&quot;);CONCATENATE(&quot;SELECT ?X WHERE { Y &quot;;[.J249];&quot; ?X.}&quot;))" office:value-type="string" office:string-value="" calcext:value-type="error">
            <text:p>#NAME?</text:p>
          </table:table-cell>
          <table:table-cell table:style-name="ce55" table:formula="of:=ifs(AND([.G249]=&quot;domain&quot;;[.H249]=&quot;range&quot;); IF([.K249]=&quot;dbo:Person&quot;;CONCATENATE(&quot;Which person, Who ( &quot;;[.K249];&quot;,X) is,was the &quot;;[.C249]; &quot; &quot;;[.E249];&quot; (&quot;;[.L249];&quot;,Y)? (Y &quot;;[.J249];&quot; X)&quot;));AND([.G249]=&quot;range&quot;;[.H249]=&quot;domain&quot;);IF([.L249]=&quot;dbo:Person&quot;;CONCATENATE(&quot;Which person,Who (&quot;;[.L249];&quot;, X) is,was the &quot;;[.C249]; &quot; &quot;;[.E249];&quot; (&quot;;[.K249];&quot;,Y?) (X &quot;;[.J249];&quot; Y)&quot;)))" office:value-type="string" office:string-value="" calcext:value-type="error">
            <text:p>#NAME?</text:p>
          </table:table-cell>
          <table:table-cell table:style-name="ce55" table:formula="of:=ifs(AND([.G249]=&quot;domain&quot;;[.H249]=&quot;range&quot;); IF([.K249]=&quot;dbo:Person&quot;;CONCATENATE(&quot;SELECT ?X WHERE { ?X &quot;;[.J249];&quot; Y.}&quot;));AND([.G249]=&quot;range&quot;;[.H249]=&quot;domain&quot;); IF([.L249]=&quot;dbo:Person&quot;;CONCATENATE(&quot;SELECT ?X WHERE { Y &quot;;[.J249];&quot; ?X.}&quot;)))" office:value-type="string" office:string-value="" calcext:value-type="error">
            <text:p>#NAME?</text:p>
          </table:table-cell>
          <table:table-cell table:style-name="ce55" table:formula="of:=ifs(AND([.G249]=&quot;domain&quot;;[.H249]=&quot;range&quot;); CONCATENATE(&quot;List the ( &quot;;[.K249];&quot;,X)&quot;;[.D249]; &quot; &quot;;[.E249];&quot; (&quot;;[.L249];&quot;,Y)? &quot;);AND([.G249]=&quot;range&quot;;[.H249]=&quot;domain&quot;);CONCATENATE(&quot;List the (&quot;;[.L249];&quot;, X) &quot;;[.D249]; &quot; &quot;;[.E249];&quot; (&quot;;[.K249];&quot;,Y?) &quot;))" office:value-type="string" office:string-value="" calcext:value-type="error">
            <text:p>#NAME?</text:p>
          </table:table-cell>
          <table:table-cell table:style-name="ce55" table:formula="of:=ifs(AND([.G249]=&quot;domain&quot;;[.H249]=&quot;range&quot;); CONCATENATE(&quot;SELECT ?X WHERE { ?X &quot;;[.J249];&quot; Y.}&quot;);AND([.G249]=&quot;range&quot;;[.H249]=&quot;domain&quot;);CONCATENATE(&quot;SELECT ?X WHERE { Y &quot;;[.J249];&quot; ?X.}&quot;))" office:value-type="string" office:string-value="" calcext:value-type="error">
            <text:p>#NAME?</text:p>
          </table:table-cell>
          <table:table-cell table:style-name="ce55" table:formula="of:=ifs(AND([.G249]=&quot;domain&quot;;[.H249]=&quot;range&quot;); CONCATENATE(&quot;the &quot;;[.C249]; &quot; &quot;;[.E249];&quot; (&quot;;[.L249];&quot;,Y) &quot;);AND([.G249]=&quot;range&quot;;[.H249]=&quot;domain&quot;);CONCATENATE(&quot;the &quot;;[.C249]; &quot; &quot;;[.E249];&quot; (&quot;;[.K249];&quot;,Y) &quot;))" office:value-type="string" office:string-value="" calcext:value-type="error">
            <text:p>#NAME?</text:p>
          </table:table-cell>
          <table:table-cell table:style-name="ce56"/>
          <table:table-cell table:style-name="ce2"/>
          <table:table-cell table:style-name="ce56"/>
          <table:table-cell table:number-columns-repeated="1002"/>
        </table:table-row>
        <table:table-row table:style-name="ro1" table:number-rows-repeated="430">
          <table:table-cell table:style-name="ce9" table:number-columns-repeated="7"/>
          <table:table-cell table:style-name="ce29"/>
          <table:table-cell table:style-name="ce37"/>
          <table:table-cell/>
          <table:table-cell table:style-name="ce9" table:number-columns-repeated="2"/>
          <table:table-cell table:number-columns-repeated="101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ALD_20_Train_20_-_20_not_20_solved" style:display-name="PageStyle_QALD Train - not solv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66" meta:object-count="0"/>
    <meta:generator>LibreOffice/6.0.7.3$Linux_X86_64 LibreOffice_project/00m0$Build-3</meta:generator>
  </office:meta>
</office:document-meta>
</file>